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IC 1433410</text:p>
      <text:p text:style-name="Standard">SearchResult containing 0 data products.</text:p>
      <text:p text:style-name="Standard">########################################</text:p>
      <text:p text:style-name="Standard">KIC 1433980</text:p>
      <text:p text:style-name="Standard">SearchResult containing 0 data products.</text:p>
      <text:p text:style-name="Standard">########################################</text:p>
      <text:p text:style-name="Standard">KIC 157235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7098129 <text:s text:c="5"/>0.0</text:p>
      <text:p text:style-name="Standard"><text:s text:c="2"/>1 TESS Sector 14 2019 <text:s/>TASOC <text:s text:c="3"/>1800 <text:s text:c="2"/>137098129 <text:s text:c="5"/>0.0</text:p>
      <text:p text:style-name="Standard">########################################</text:p>
      <text:p text:style-name="Standard">KIC 2012362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681460 <text:s text:c="5"/>0.0</text:p>
      <text:p text:style-name="Standard"><text:s text:c="2"/>1 TESS Sector 14 2019 <text:s/>TASOC <text:s text:c="3"/>1800 <text:s text:c="2"/>122681460 <text:s text:c="5"/>0.0</text:p>
      <text:p text:style-name="Standard">########################################</text:p>
      <text:p text:style-name="Standard">KIC 2141697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825332 <text:s text:c="5"/>0.0</text:p>
      <text:p text:style-name="Standard"><text:s text:c="2"/>1 TESS Sector 14 2019 <text:s/>TASOC <text:s text:c="3"/>1800 <text:s text:c="2"/>120825332 <text:s text:c="5"/>0.0</text:p>
      <text:p text:style-name="Standard"><text:s text:c="2"/>2 TESS Sector 14 2019 <text:s/>TASOC <text:s text:c="3"/>1800 <text:s text:c="2"/>120825332 <text:s text:c="5"/>0.0</text:p>
      <text:p text:style-name="Standard"><text:s text:c="2"/>3 TESS Sector 40 2021 <text:s text:c="3"/>QLP <text:s text:c="4"/>600 <text:s text:c="2"/>120825332 <text:s text:c="5"/>0.0</text:p>
      <text:p text:style-name="Standard"><text:s text:c="2"/>4 TESS Sector 41 2021 <text:s text:c="3"/>QLP <text:s text:c="4"/>600 <text:s text:c="2"/>120825332 <text:s text:c="5"/>0.0</text:p>
      <text:p text:style-name="Standard"><text:s text:c="2"/>5 TESS Sector 53 2022 <text:s text:c="3"/>QLP <text:s text:c="4"/>600 <text:s text:c="2"/>120825332 <text:s text:c="5"/>0.0</text:p>
      <text:p text:style-name="Standard"><text:s text:c="2"/>6 TESS Sector 54 2022 <text:s text:c="3"/>QLP <text:s text:c="4"/>600 <text:s text:c="2"/>120825332 <text:s text:c="5"/>0.0</text:p>
      <text:p text:style-name="Standard">########################################</text:p>
      <text:p text:style-name="Standard">KIC 2159783</text:p>
      <text:p text:style-name="Standard">SearchResult containing 0 data products.</text:p>
      <text:p text:style-name="Standard">########################################</text:p>
      <text:p text:style-name="Standard">KIC 2161623</text:p>
      <text:p text:style-name="Standard">SearchResult containing 0 data products.</text:p>
      <text:p text:style-name="Standard">########################################</text:p>
      <text:p text:style-name="Standard">KIC 2302092</text:p>
      <text:p text:style-name="Standard">SearchResult containing 0 data products.</text:p>
      <text:p text:style-name="Standard">########################################</text:p>
      <text:p text:style-name="Standard">KIC 2305277</text:p>
      <text:p text:style-name="Standard">SearchResult containing 2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7347812 <text:s text:c="5"/>0.0</text:p>
      <text:p text:style-name="Standard"><text:s text:c="2"/>1 TESS Sector 14 2019 <text:s/>TASOC <text:s text:c="3"/>1800 <text:s text:c="2"/>137347812 <text:s text:c="5"/>0.0</text:p>
      <text:p text:style-name="Standard">########################################</text:p>
      <text:p text:style-name="Standard">KIC 2305372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347875 <text:s text:c="5"/>0.0</text:p>
      <text:p text:style-name="Standard"><text:s text:c="2"/>1 TESS Sector 14 2019 <text:s/>TASOC <text:s text:c="3"/>1800 <text:s text:c="2"/>137347875 <text:s text:c="5"/>0.0</text:p>
      <text:p text:style-name="Standard"><text:s text:c="2"/>2 TESS Sector 14 2019 <text:s/>TASOC <text:s text:c="3"/>1800 <text:s text:c="2"/>137347875 <text:s text:c="5"/>0.0</text:p>
      <text:p text:style-name="Standard"><text:s text:c="2"/>3 TESS Sector 40 2021 <text:s text:c="3"/>QLP <text:s text:c="4"/>600 <text:s text:c="2"/>137347875 <text:s text:c="5"/>0.0</text:p>
      <text:p text:style-name="Standard"><text:s text:c="2"/>4 TESS Sector 41 2021 <text:s text:c="3"/>QLP <text:s text:c="4"/>600 <text:s text:c="2"/>137347875 <text:s text:c="5"/>0.0</text:p>
      <text:p text:style-name="Standard"><text:s text:c="2"/>5 TESS Sector 54 2022 <text:s text:c="3"/>QLP <text:s text:c="4"/>600 <text:s text:c="2"/>137347875 <text:s text:c="5"/>0.0</text:p>
      <text:p text:style-name="Standard"><text:s text:c="2"/>6 TESS Sector 55 2022 <text:s text:c="3"/>QLP <text:s text:c="4"/>600 <text:s text:c="2"/>137347875 <text:s text:c="5"/>0.0</text:p>
      <text:p text:style-name="Standard">########################################</text:p>
      <text:p text:style-name="Standard">KIC 2308957</text:p>
      <text:p text:style-name="Standard">SearchResult containing 0 data products.</text:p>
      <text:p text:style-name="Standard">########################################</text:p>
      <text:p text:style-name="Standard">KIC 2435971</text:p>
      <text:p text:style-name="Standard">SearchResult containing 0 data products.</text:p>
      <text:p text:style-name="Standard">########################################</text:p>
      <text:p text:style-name="Standard">KIC 2437038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PATHOS <text:s text:c="3"/>1800 <text:s text:c="2"/>122364922 <text:s text:c="5"/>0.0</text:p>
      <text:p text:style-name="Standard"><text:s text:c="2"/>1 TESS Sector 14 2019 PATHOS <text:s text:c="3"/>1800 <text:s text:c="2"/>122364936 <text:s text:c="5"/>0.0</text:p>
      <text:p text:style-name="Standard">########################################</text:p>
      <text:p text:style-name="Standard">KIC 2444187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315989 <text:s text:c="5"/>0.0</text:p>
      <text:p text:style-name="Standard"><text:s text:c="2"/>1 TESS Sector 14 2019 <text:s/>TASOC <text:s text:c="3"/>1800 <text:s text:c="2"/>137315989 <text:s text:c="5"/>0.0</text:p>
      <text:p text:style-name="Standard"><text:s text:c="2"/>2 TESS Sector 14 2019 <text:s/>TASOC <text:s text:c="3"/>1800 <text:s text:c="2"/>137315989 <text:s text:c="5"/>0.0</text:p>
      <text:p text:style-name="Standard"><text:s text:c="2"/>3 TESS Sector 40 2021 <text:s text:c="3"/>QLP <text:s text:c="4"/>600 <text:s text:c="2"/>137315989 <text:s text:c="5"/>0.0</text:p>
      <text:p text:style-name="Standard"><text:s text:c="2"/>4 TESS Sector 41 2021 <text:s text:c="3"/>QLP <text:s text:c="4"/>600 <text:s text:c="2"/>137315989 <text:s text:c="5"/>0.0</text:p>
      <text:p text:style-name="Standard"><text:s text:c="2"/>5 TESS Sector 54 2022 <text:s text:c="3"/>QLP <text:s text:c="4"/>600 <text:s text:c="2"/>137315989 <text:s text:c="5"/>0.0</text:p>
      <text:p text:style-name="Standard"><text:s text:c="2"/>6 TESS Sector 55 2022 <text:s text:c="3"/>QLP <text:s text:c="4"/>600 <text:s text:c="2"/>137315989 <text:s text:c="5"/>0.0</text:p>
      <text:p text:style-name="Standard"><text:soft-page-break/>########################################</text:p>
      <text:p text:style-name="Standard">KIC 2447893</text:p>
      <text:p text:style-name="Standard">SearchResult containing 0 data products.</text:p>
      <text:p text:style-name="Standard">########################################</text:p>
      <text:p text:style-name="Standard">KIC 2448320</text:p>
      <text:p text:style-name="Standard">SearchResult containing 0 data products.</text:p>
      <text:p text:style-name="Standard">########################################</text:p>
      <text:p text:style-name="Standard">KIC 2449084</text:p>
      <text:p text:style-name="Standard">SearchResult containing 0 data products.</text:p>
      <text:p text:style-name="Standard">########################################</text:p>
      <text:p text:style-name="Standard">KIC 2453212</text:p>
      <text:p text:style-name="Standard">SearchResult containing 0 data products.</text:p>
      <text:p text:style-name="Standard">########################################</text:p>
      <text:p text:style-name="Standard">KIC 2556127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891017 <text:s text:c="5"/>0.0</text:p>
      <text:p text:style-name="Standard"><text:s text:c="2"/>1 TESS Sector 14 2019 <text:s/>TASOC <text:s text:c="3"/>1800 <text:s text:c="2"/>120891017 <text:s text:c="5"/>0.0</text:p>
      <text:p text:style-name="Standard"><text:s text:c="2"/>2 TESS Sector 14 2019 <text:s/>TASOC <text:s text:c="3"/>1800 <text:s text:c="2"/>120891017 <text:s text:c="5"/>0.0</text:p>
      <text:p text:style-name="Standard"><text:s text:c="2"/>3 TESS Sector 40 2021 <text:s text:c="3"/>QLP <text:s text:c="4"/>600 <text:s text:c="2"/>120891017 <text:s text:c="5"/>0.0</text:p>
      <text:p text:style-name="Standard"><text:s text:c="2"/>4 TESS Sector 53 2022 <text:s text:c="3"/>QLP <text:s text:c="4"/>600 <text:s text:c="2"/>120891017 <text:s text:c="5"/>0.0</text:p>
      <text:p text:style-name="Standard"><text:s text:c="2"/>5 TESS Sector 54 2022 <text:s text:c="3"/>QLP <text:s text:c="4"/>600 <text:s text:c="2"/>120891017 <text:s text:c="5"/>0.0</text:p>
      <text:p text:style-name="Standard">########################################</text:p>
      <text:p text:style-name="Standard">KIC 2558370</text:p>
      <text:p text:style-name="Standard">SearchResult containing 0 data products.</text:p>
      <text:p text:style-name="Standard">########################################</text:p>
      <text:p text:style-name="Standard">KIC 2569494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CDIPS <text:s text:c="3"/>1800 <text:s text:c="2"/>122306080 <text:s text:c="5"/>0.0</text:p>
      <text:p text:style-name="Standard"><text:s text:c="2"/>1 TESS Sector 14 2019 PATHOS <text:s text:c="3"/>1800 <text:s text:c="2"/>122306080 <text:s text:c="5"/>0.0</text:p>
      <text:p text:style-name="Standard"><text:s text:c="2"/>2 TESS Sector 14 2019 PATHOS <text:s text:c="3"/>1800 <text:s text:c="2"/>122306094 <text:s text:c="5"/>0.0</text:p>
      <text:p text:style-name="Standard"><text:s text:c="2"/>3 TESS Sector 40 2021 <text:s/>CDIPS <text:s text:c="3"/>1800 <text:s text:c="2"/>122306080 <text:s text:c="5"/>0.0</text:p>
      <text:p text:style-name="Standard"><text:s text:c="2"/>4 TESS Sector 41 2021 <text:s/>CDIPS <text:s text:c="3"/>1800 <text:s text:c="2"/>122306080 <text:s text:c="5"/>0.0</text:p>
      <text:p text:style-name="Standard"><text:s text:c="2"/>5 TESS Sector 54 2022 <text:s/>CDIPS <text:s text:c="3"/>1800 <text:s text:c="2"/>122306080 <text:s text:c="5"/>0.0</text:p>
      <text:p text:style-name="Standard"><text:s text:c="2"/>6 TESS Sector 55 2022 <text:s/>CDIPS <text:s text:c="3"/>1800 <text:s text:c="2"/>122306080 <text:s text:c="5"/>0.0</text:p>
      <text:p text:style-name="Standard">########################################</text:p>
      <text:p text:style-name="Standard">KIC 257028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/>CDIPS <text:s text:c="3"/>1800 <text:s text:c="2"/>122364134 <text:s text:c="5"/>0.0</text:p>
      <text:p text:style-name="Standard"><text:s text:c="2"/>1 TESS Sector 14 2019 PATHOS <text:s text:c="3"/>1800 <text:s text:c="2"/>122364134 <text:s text:c="5"/>0.0</text:p>
      <text:p text:style-name="Standard"><text:s text:c="2"/>2 TESS Sector 40 2021 <text:s/>CDIPS <text:s text:c="3"/>1800 <text:s text:c="2"/>122364134 <text:s text:c="5"/>0.0</text:p>
      <text:p text:style-name="Standard"><text:s text:c="2"/>3 TESS Sector 41 2021 <text:s/>CDIPS <text:s text:c="3"/>1800 <text:s text:c="2"/>122364134 <text:s text:c="5"/>0.0</text:p>
      <text:p text:style-name="Standard"><text:s text:c="2"/>4 TESS Sector 54 2022 <text:s/>CDIPS <text:s text:c="3"/>1800 <text:s text:c="2"/>122364134 <text:s text:c="5"/>0.0</text:p>
      <text:p text:style-name="Standard"><text:s text:c="2"/>5 TESS Sector 55 2022 <text:s/>CDIPS <text:s text:c="3"/>1800 <text:s text:c="2"/>122364134 <text:s text:c="5"/>0.0</text:p>
      <text:p text:style-name="Standard">########################################</text:p>
      <text:p text:style-name="Standard">KIC 2571439</text:p>
      <text:p text:style-name="Standard">SearchResult containing 0 data products.</text:p>
      <text:p text:style-name="Standard">########################################</text:p>
      <text:p text:style-name="Standard">KIC 2577756</text:p>
      <text:p text:style-name="Standard">SearchResult containing 0 data products.</text:p>
      <text:p text:style-name="Standard">########################################</text:p>
      <text:p text:style-name="Standard">KIC 2695740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970994 <text:s text:c="5"/>0.0</text:p>
      <text:p text:style-name="Standard"><text:s text:c="2"/>1 TESS Sector 14 2019 <text:s/>TASOC <text:s text:c="3"/>1800 <text:s text:c="2"/>120970994 <text:s text:c="5"/>0.0</text:p>
      <text:p text:style-name="Standard"><text:s text:c="2"/>2 TESS Sector 14 2019 <text:s/>TASOC <text:s text:c="3"/>1800 <text:s text:c="2"/>120970994 <text:s text:c="5"/>0.0</text:p>
      <text:p text:style-name="Standard"><text:s text:c="2"/>3 TESS Sector 40 2021 <text:s text:c="3"/>QLP <text:s text:c="4"/>600 <text:s text:c="2"/>120970994 <text:s text:c="5"/>0.0</text:p>
      <text:p text:style-name="Standard"><text:s text:c="2"/>4 TESS Sector 53 2022 <text:s text:c="3"/>QLP <text:s text:c="4"/>600 <text:s text:c="2"/>120970994 <text:s text:c="5"/>0.0</text:p>
      <text:p text:style-name="Standard"><text:s text:c="2"/>5 TESS Sector 54 2022 <text:s text:c="3"/>QLP <text:s text:c="4"/>600 <text:s text:c="2"/>120970994 <text:s text:c="5"/>0.0</text:p>
      <text:p text:style-name="Standard">########################################</text:p>
      <text:p text:style-name="Standard">KIC 2715007</text:p>
      <text:p text:style-name="Standard">SearchResult containing 0 data products.</text:p>
      <text:p text:style-name="Standard">########################################</text:p>
      <text:p text:style-name="Standard">KIC 2715417</text:p>
      <text:p text:style-name="Standard">SearchResult containing 0 data products.</text:p>
      <text:p text:style-name="Standard">########################################</text:p>
      <text:p text:style-name="Standard">KIC 2717141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548243 <text:s text:c="5"/>0.0</text:p>
      <text:p text:style-name="Standard"><text:s text:c="2"/>1 TESS Sector 14 2019 <text:s/>TASOC <text:s text:c="3"/>1800 <text:s text:c="2"/>137548243 <text:s text:c="5"/>0.0</text:p>
      <text:p text:style-name="Standard"><text:s text:c="2"/>2 TESS Sector 14 2019 <text:s/>TASOC <text:s text:c="3"/>1800 <text:s text:c="2"/>137548243 <text:s text:c="5"/>0.0</text:p>
      <text:p text:style-name="Standard"><text:s text:c="2"/>3 TESS Sector 40 2021 <text:s text:c="3"/>QLP <text:s text:c="4"/>600 <text:s text:c="2"/>137548243 <text:s text:c="5"/>0.0</text:p>
      <text:p text:style-name="Standard"><text:s text:c="2"/>4 TESS Sector 41 2021 <text:s text:c="3"/>QLP <text:s text:c="4"/>600 <text:s text:c="2"/>137548243 <text:s text:c="5"/>0.0</text:p>
      <text:p text:style-name="Standard"><text:s text:c="2"/>5 TESS Sector 54 2022 <text:s text:c="3"/>QLP <text:s text:c="4"/>600 <text:s text:c="2"/>137548243 <text:s text:c="5"/>0.0</text:p>
      <text:p text:style-name="Standard"><text:s text:c="2"/>6 TESS Sector 55 2022 <text:s text:c="3"/>QLP <text:s text:c="4"/>600 <text:s text:c="2"/>137548243 <text:s text:c="5"/>0.0</text:p>
      <text:p text:style-name="Standard">########################################</text:p>
      <text:p text:style-name="Standard">KIC 2720096</text:p>
      <text:p text:style-name="Standard">SearchResult containing 7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977326 <text:s text:c="5"/>0.0</text:p>
      <text:p text:style-name="Standard"><text:s text:c="2"/>1 TESS Sector 14 2019 <text:s/>TASOC <text:s text:c="3"/>1800 <text:s text:c="2"/>137977326 <text:s text:c="5"/>0.0</text:p>
      <text:p text:style-name="Standard"><text:s text:c="2"/>2 TESS Sector 14 2019 <text:s/>TASOC <text:s text:c="3"/>1800 <text:s text:c="2"/>137977326 <text:s text:c="5"/>0.0</text:p>
      <text:p text:style-name="Standard"><text:s text:c="2"/>3 TESS Sector 40 2021 <text:s text:c="3"/>QLP <text:s text:c="4"/>600 <text:s text:c="2"/>137977326 <text:s text:c="5"/>0.0</text:p>
      <text:p text:style-name="Standard"><text:s text:c="2"/>4 TESS Sector 41 2021 <text:s text:c="3"/>QLP <text:s text:c="4"/>600 <text:s text:c="2"/>137977326 <text:s text:c="5"/>0.0</text:p>
      <text:p text:style-name="Standard"><text:s text:c="2"/>5 TESS Sector 54 2022 <text:s text:c="3"/>QLP <text:s text:c="4"/>600 <text:s text:c="2"/>137977326 <text:s text:c="5"/>0.0</text:p>
      <text:p text:style-name="Standard"><text:s text:c="2"/>6 TESS Sector 55 2022 <text:s text:c="3"/>QLP <text:s text:c="4"/>600 <text:s text:c="2"/>137977326 <text:s text:c="5"/>0.0</text:p>
      <text:p text:style-name="Standard">########################################</text:p>
      <text:p text:style-name="Standard">KIC 2831632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629587 <text:s text:c="5"/>0.0</text:p>
      <text:p text:style-name="Standard"><text:s text:c="2"/>1 TESS Sector 14 2019 <text:s/>TASOC <text:s text:c="3"/>1800 <text:s text:c="2"/>120629587 <text:s text:c="5"/>0.0</text:p>
      <text:p text:style-name="Standard"><text:s text:c="2"/>2 TESS Sector 14 2019 <text:s/>TASOC <text:s text:c="3"/>1800 <text:s text:c="2"/>120629587 <text:s text:c="5"/>0.0</text:p>
      <text:p text:style-name="Standard"><text:s text:c="2"/>3 TESS Sector 40 2021 <text:s text:c="3"/>QLP <text:s text:c="4"/>600 <text:s text:c="2"/>120629587 <text:s text:c="5"/>0.0</text:p>
      <text:p text:style-name="Standard"><text:s text:c="2"/>4 TESS Sector 41 2021 <text:s text:c="3"/>QLP <text:s text:c="4"/>600 <text:s text:c="2"/>120629587 <text:s text:c="5"/>0.0</text:p>
      <text:p text:style-name="Standard"><text:s text:c="2"/>5 TESS Sector 53 2022 <text:s text:c="3"/>QLP <text:s text:c="4"/>600 <text:s text:c="2"/>120629587 <text:s text:c="5"/>0.0</text:p>
      <text:p text:style-name="Standard"><text:s text:c="2"/>6 TESS Sector 54 2022 <text:s text:c="3"/>QLP <text:s text:c="4"/>600 <text:s text:c="2"/>120629587 <text:s text:c="5"/>0.0</text:p>
      <text:p text:style-name="Standard">########################################</text:p>
      <text:p text:style-name="Standard">KIC 283528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022170 <text:s text:c="5"/>0.0</text:p>
      <text:p text:style-name="Standard"><text:s text:c="2"/>1 TESS Sector 14 2019 <text:s/>TASOC <text:s text:c="3"/>1800 <text:s text:c="2"/>121022170 <text:s text:c="5"/>0.0</text:p>
      <text:p text:style-name="Standard"><text:s text:c="2"/>2 TESS Sector 14 2019 <text:s/>TASOC <text:s text:c="3"/>1800 <text:s text:c="2"/>121022170 <text:s text:c="5"/>0.0</text:p>
      <text:p text:style-name="Standard"><text:s text:c="2"/>3 TESS Sector 40 2021 <text:s text:c="3"/>QLP <text:s text:c="4"/>600 <text:s text:c="2"/>121022170 <text:s text:c="5"/>0.0</text:p>
      <text:p text:style-name="Standard"><text:s text:c="2"/>4 TESS Sector 53 2022 <text:s text:c="3"/>QLP <text:s text:c="4"/>600 <text:s text:c="2"/>121022170 <text:s text:c="5"/>0.0</text:p>
      <text:p text:style-name="Standard"><text:s text:c="2"/>5 TESS Sector 54 2022 <text:s text:c="3"/>QLP <text:s text:c="4"/>600 <text:s text:c="2"/>121022170 <text:s text:c="5"/>0.0</text:p>
      <text:p text:style-name="Standard">########################################</text:p>
      <text:p text:style-name="Standard">KIC 2851474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095908 <text:s text:c="5"/>0.0</text:p>
      <text:p text:style-name="Standard"><text:s text:c="2"/>1 TESS Sector 14 2019 <text:s/>TASOC <text:s text:c="3"/>1800 <text:s text:c="2"/>137095908 <text:s text:c="5"/>0.0</text:p>
      <text:p text:style-name="Standard"><text:s text:c="2"/>2 TESS Sector 14 2019 <text:s/>TASOC <text:s text:c="3"/>1800 <text:s text:c="2"/>137095908 <text:s text:c="5"/>0.0</text:p>
      <text:p text:style-name="Standard"><text:s text:c="2"/>3 TESS Sector 40 2021 <text:s text:c="3"/>QLP <text:s text:c="4"/>600 <text:s text:c="2"/>137095908 <text:s text:c="5"/>0.0</text:p>
      <text:p text:style-name="Standard"><text:s text:c="2"/>4 TESS Sector 41 2021 <text:s text:c="3"/>QLP <text:s text:c="4"/>600 <text:s text:c="2"/>137095908 <text:s text:c="5"/>0.0</text:p>
      <text:p text:style-name="Standard"><text:soft-page-break/><text:s text:c="2"/>5 TESS Sector 54 2022 <text:s text:c="3"/>QLP <text:s text:c="4"/>600 <text:s text:c="2"/>137095908 <text:s text:c="5"/>0.0</text:p>
      <text:p text:style-name="Standard"><text:s text:c="2"/>6 TESS Sector 55 2022 <text:s text:c="3"/>QLP <text:s text:c="4"/>600 <text:s text:c="2"/>137095908 <text:s text:c="5"/>0.0</text:p>
      <text:p text:style-name="Standard">########################################</text:p>
      <text:p text:style-name="Standard">KIC 2854432</text:p>
      <text:p text:style-name="Standard">SearchResult containing 0 data products.</text:p>
      <text:p text:style-name="Standard">########################################</text:p>
      <text:p text:style-name="Standard">KIC 2854752</text:p>
      <text:p text:style-name="Standard">SearchResult containing 0 data products.</text:p>
      <text:p text:style-name="Standard">########################################</text:p>
      <text:p text:style-name="Standard">KIC 2854948</text:p>
      <text:p text:style-name="Standard">SearchResult containing 0 data products.</text:p>
      <text:p text:style-name="Standard">########################################</text:p>
      <text:p text:style-name="Standard">KIC 2856960</text:p>
      <text:p text:style-name="Standard">SearchResult containing 0 data products.</text:p>
      <text:p text:style-name="Standard">########################################</text:p>
      <text:p text:style-name="Standard">KIC 2858322</text:p>
      <text:p text:style-name="Standard">SearchResult containing 0 data products.</text:p>
      <text:p text:style-name="Standard">########################################</text:p>
      <text:p text:style-name="Standard">KIC 2860594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8037268 <text:s text:c="5"/>0.0</text:p>
      <text:p text:style-name="Standard"><text:s text:c="2"/>1 TESS Sector 14 2019 <text:s/>TASOC <text:s text:c="3"/>1800 <text:s text:c="2"/>138037268 <text:s text:c="5"/>0.0</text:p>
      <text:p text:style-name="Standard"><text:s text:c="2"/>2 TESS Sector 14 2019 <text:s/>TASOC <text:s text:c="3"/>1800 <text:s text:c="2"/>138037268 <text:s text:c="5"/>0.0</text:p>
      <text:p text:style-name="Standard"><text:s text:c="2"/>3 TESS Sector 40 2021 <text:s text:c="3"/>QLP <text:s text:c="4"/>600 <text:s text:c="2"/>138037268 <text:s text:c="5"/>0.0</text:p>
      <text:p text:style-name="Standard"><text:s text:c="2"/>4 TESS Sector 41 2021 <text:s text:c="3"/>QLP <text:s text:c="4"/>600 <text:s text:c="2"/>138037268 <text:s text:c="5"/>0.0</text:p>
      <text:p text:style-name="Standard"><text:s text:c="2"/>5 TESS Sector 54 2022 <text:s text:c="3"/>QLP <text:s text:c="4"/>600 <text:s text:c="2"/>138037268 <text:s text:c="5"/>0.0</text:p>
      <text:p text:style-name="Standard"><text:s text:c="2"/>6 TESS Sector 55 2022 <text:s text:c="3"/>QLP <text:s text:c="4"/>600 <text:s text:c="2"/>138037268 <text:s text:c="5"/>0.0</text:p>
      <text:p text:style-name="Standard">########################################</text:p>
      <text:p text:style-name="Standard">KIC 2972514</text:p>
      <text:p text:style-name="Standard">SearchResult containing 0 data products.</text:p>
      <text:p text:style-name="Standard">########################################</text:p>
      <text:p text:style-name="Standard">KIC 298311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213211 <text:s text:c="5"/>0.0</text:p>
      <text:p text:style-name="Standard"><text:s text:c="2"/>1 TESS Sector 14 2019 <text:s/>TASOC <text:s text:c="3"/>1800 <text:s text:c="2"/>122213211 <text:s text:c="5"/>0.0</text:p>
      <text:p text:style-name="Standard">########################################</text:p>
      <text:p text:style-name="Standard">KIC 2988984</text:p>
      <text:p text:style-name="Standard">SearchResult containing 0 data products.</text:p>
      <text:p text:style-name="Standard">########################################</text:p>
      <text:p text:style-name="Standard">KIC 2996347</text:p>
      <text:p text:style-name="Standard">SearchResult containing 0 data products.</text:p>
      <text:p text:style-name="Standard"><text:soft-page-break/>########################################</text:p>
      <text:p text:style-name="Standard">KIC 3104113</text:p>
      <text:p text:style-name="Standard">SearchResult containing 3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535933 <text:s text:c="5"/>0.0</text:p>
      <text:p text:style-name="Standard"><text:s text:c="2"/>1 TESS Sector 40 2021 <text:s text:c="3"/>QLP <text:s text:c="4"/>600 <text:s text:c="2"/>121535933 <text:s text:c="5"/>0.0</text:p>
      <text:p text:style-name="Standard"><text:s text:c="2"/>2 TESS Sector 41 2021 <text:s text:c="3"/>QLP <text:s text:c="4"/>600 <text:s text:c="2"/>121535933 <text:s text:c="5"/>0.0</text:p>
      <text:p text:style-name="Standard">########################################</text:p>
      <text:p text:style-name="P1">KIC 3114667</text:p>
      <text:p text:style-name="Standard">SearchResult containing 8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40 2021 <text:s text:c="5"/>SPOC <text:s text:c="4"/>120 <text:s text:c="2"/>122683575 <text:s text:c="5"/>0.0</text:p>
      <text:p text:style-name="Standard"><text:s text:c="2"/>1 TESS Sector 40 2021 TESS-SPOC <text:s text:c="4"/>600 <text:s text:c="2"/>122683575 <text:s text:c="5"/>0.0</text:p>
      <text:p text:style-name="Standard"><text:s text:c="2"/>2 TESS Sector 41 2021 <text:s text:c="5"/>SPOC <text:s text:c="4"/>120 <text:s text:c="2"/>122683575 <text:s text:c="5"/>0.0</text:p>
      <text:p text:style-name="Standard"><text:s text:c="2"/>3 TESS Sector 41 2021 TESS-SPOC <text:s text:c="4"/>600 <text:s text:c="2"/>122683575 <text:s text:c="5"/>0.0</text:p>
      <text:p text:style-name="Standard"><text:s text:c="2"/>4 TESS Sector 54 2022 <text:s text:c="5"/>SPOC <text:s text:c="4"/>120 <text:s text:c="2"/>122683575 <text:s text:c="5"/>0.0</text:p>
      <text:p text:style-name="Standard"><text:s text:c="2"/>5 TESS Sector 54 2022 TESS-SPOC <text:s text:c="4"/>600 <text:s text:c="2"/>122683575 <text:s text:c="5"/>0.0</text:p>
      <text:p text:style-name="Standard"><text:s text:c="2"/>6 TESS Sector 55 2022 <text:s text:c="5"/>SPOC <text:s text:c="4"/>120 <text:s text:c="2"/>122683575 <text:s text:c="5"/>0.0</text:p>
      <text:p text:style-name="Standard"><text:s text:c="2"/>7 TESS Sector 55 2022 TESS-SPOC <text:s text:c="4"/>600 <text:s text:c="2"/>122683575 <text:s text:c="5"/>0.0</text:p>
      <text:p text:style-name="Standard">########################################</text:p>
      <text:p text:style-name="Standard">KIC 3119295</text:p>
      <text:p text:style-name="Standard">SearchResult containing 0 data products.</text:p>
      <text:p text:style-name="Standard">########################################</text:p>
      <text:p text:style-name="Standard">KIC 3124420</text:p>
      <text:p text:style-name="Standard">SearchResult containing 0 data products.</text:p>
      <text:p text:style-name="Standard">########################################</text:p>
      <text:p text:style-name="Standard">KIC 3127873</text:p>
      <text:p text:style-name="Standard">SearchResult containing 0 data products.</text:p>
      <text:p text:style-name="Standard">########################################</text:p>
      <text:p text:style-name="Standard">KIC 3128793</text:p>
      <text:p text:style-name="Standard">SearchResult containing 0 data products.</text:p>
      <text:p text:style-name="Standard">########################################</text:p>
      <text:p text:style-name="Standard">KIC 3218683</text:p>
      <text:p text:style-name="Standard">SearchResult containing 0 data products.</text:p>
      <text:p text:style-name="Standard">########################################</text:p>
      <text:p text:style-name="Standard">KIC 3228824</text:p>
      <text:p text:style-name="Standard">SearchResult containing 0 data products.</text:p>
      <text:p text:style-name="Standard">########################################</text:p>
      <text:p text:style-name="Standard">KIC 3232823</text:p>
      <text:p text:style-name="Standard">SearchResult containing 0 data products.</text:p>
      <text:p text:style-name="Standard">########################################</text:p>
      <text:p text:style-name="Standard">KIC 3240976</text:p>
      <text:p text:style-name="Standard">SearchResult containing 2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7892508 <text:s text:c="5"/>0.0</text:p>
      <text:p text:style-name="Standard"><text:s text:c="2"/>1 TESS Sector 14 2019 <text:s/>TASOC <text:s text:c="3"/>1800 <text:s text:c="2"/>137892508 <text:s text:c="5"/>0.0</text:p>
      <text:p text:style-name="Standard">########################################</text:p>
      <text:p text:style-name="Standard">KIC 3245776</text:p>
      <text:p text:style-name="Standard">SearchResult containing 0 data products.</text:p>
      <text:p text:style-name="Standard">########################################</text:p>
      <text:p text:style-name="Standard">KIC 3338660</text:p>
      <text:p text:style-name="Standard">SearchResult containing 0 data products.</text:p>
      <text:p text:style-name="Standard">########################################</text:p>
      <text:p text:style-name="Standard">KIC 3339563</text:p>
      <text:p text:style-name="Standard">SearchResult containing 0 data products.</text:p>
      <text:p text:style-name="Standard">########################################</text:p>
      <text:p text:style-name="Standard">KIC 3342425</text:p>
      <text:p text:style-name="Standard">SearchResult containing 0 data products.</text:p>
      <text:p text:style-name="Standard">########################################</text:p>
      <text:p text:style-name="Standard">KIC 3344427</text:p>
      <text:p text:style-name="Standard">SearchResult containing 0 data products.</text:p>
      <text:p text:style-name="Standard">########################################</text:p>
      <text:p text:style-name="Standard">KIC 3353233</text:p>
      <text:p text:style-name="Standard">SearchResult containing 0 data products.</text:p>
      <text:p text:style-name="Standard">########################################</text:p>
      <text:p text:style-name="Standard">KIC 3354616</text:p>
      <text:p text:style-name="Standard">SearchResult containing 0 data products.</text:p>
      <text:p text:style-name="Standard">########################################</text:p>
      <text:p text:style-name="Standard">KIC 3437800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94178845 <text:s text:c="5"/>0.0</text:p>
      <text:p text:style-name="Standard"><text:s text:c="2"/>1 TESS Sector 40 2021 <text:s text:c="3"/>QLP <text:s text:c="4"/>600 <text:s text:c="2"/>394178845 <text:s text:c="5"/>0.0</text:p>
      <text:p text:style-name="Standard"><text:s text:c="2"/>2 TESS Sector 41 2021 <text:s text:c="3"/>QLP <text:s text:c="4"/>600 <text:s text:c="2"/>394178845 <text:s text:c="5"/>0.0</text:p>
      <text:p text:style-name="Standard"><text:s text:c="2"/>3 TESS Sector 54 2022 <text:s text:c="3"/>QLP <text:s text:c="4"/>600 <text:s text:c="2"/>394178845 <text:s text:c="5"/>0.0</text:p>
      <text:p text:style-name="Standard"><text:s text:c="2"/>4 TESS Sector 55 2022 <text:s text:c="3"/>QLP <text:s text:c="4"/>600 <text:s text:c="2"/>394178845 <text:s text:c="5"/>0.0</text:p>
      <text:p text:style-name="Standard">########################################</text:p>
      <text:p text:style-name="Standard">KIC 3439180</text:p>
      <text:p text:style-name="Standard">SearchResult containing 0 data products.</text:p>
      <text:p text:style-name="Standard">########################################</text:p>
      <text:p text:style-name="Standard">KIC 3440230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2"/>122450680 <text:s text:c="5"/>0.0</text:p>
      <text:p text:style-name="Standard"><text:s text:c="2"/>1 TESS Sector 40 2021 <text:s text:c="3"/>QLP <text:s text:c="4"/>600 <text:s text:c="2"/>122450680 <text:s text:c="5"/>0.0</text:p>
      <text:p text:style-name="Standard"><text:s text:c="2"/>2 TESS Sector 41 2021 <text:s text:c="3"/>QLP <text:s text:c="4"/>600 <text:s text:c="2"/>122450680 <text:s text:c="5"/>0.0</text:p>
      <text:p text:style-name="Standard"><text:s text:c="2"/>3 TESS Sector 54 2022 <text:s text:c="3"/>QLP <text:s text:c="4"/>600 <text:s text:c="2"/>122450680 <text:s text:c="5"/>0.0</text:p>
      <text:p text:style-name="Standard"><text:s text:c="2"/>4 TESS Sector 55 2022 <text:s text:c="3"/>QLP <text:s text:c="4"/>600 <text:s text:c="2"/>122450680 <text:s text:c="5"/>0.0</text:p>
      <text:p text:style-name="Standard">########################################</text:p>
      <text:p text:style-name="Standard">KIC 3454864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8647605 <text:s text:c="5"/>0.0</text:p>
      <text:p text:style-name="Standard"><text:s text:c="2"/>1 TESS Sector 41 2021 <text:s text:c="3"/>QLP <text:s text:c="4"/>600 <text:s text:c="2"/>138647605 <text:s text:c="5"/>0.0</text:p>
      <text:p text:style-name="Standard"><text:s text:c="2"/>2 TESS Sector 54 2022 <text:s text:c="3"/>QLP <text:s text:c="4"/>600 <text:s text:c="2"/>138647605 <text:s text:c="5"/>0.0</text:p>
      <text:p text:style-name="Standard"><text:s text:c="2"/>3 TESS Sector 55 2022 <text:s text:c="3"/>QLP <text:s text:c="4"/>600 <text:s text:c="2"/>138647605 <text:s text:c="5"/>0.0</text:p>
      <text:p text:style-name="Standard">########################################</text:p>
      <text:p text:style-name="Standard">KIC 3458919</text:p>
      <text:p text:style-name="Standard">SearchResult containing 1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9036757 <text:s text:c="5"/>0.0</text:p>
      <text:p text:style-name="Standard"><text:s text:c="2"/>1 TESS Sector 14 2019 <text:s text:c="3"/>QLP <text:s text:c="3"/>1800 <text:s/>1877081181 <text:s text:c="5"/>0.0</text:p>
      <text:p text:style-name="Standard"><text:s text:c="2"/>2 TESS Sector 14 2019 <text:s text:c="3"/>QLP <text:s text:c="3"/>1800 <text:s/>1877081182 <text:s text:c="5"/>0.0</text:p>
      <text:p text:style-name="Standard"><text:s text:c="2"/>3 TESS Sector 14 2019 <text:s/>TASOC <text:s text:c="3"/>1800 <text:s text:c="2"/>139036757 <text:s text:c="5"/>0.0</text:p>
      <text:p text:style-name="Standard"><text:s text:c="2"/>4 TESS Sector 14 2019 <text:s/>TASOC <text:s text:c="3"/>1800 <text:s text:c="2"/>139036757 <text:s text:c="5"/>0.0</text:p>
      <text:p text:style-name="Standard"><text:s text:c="2"/>5 TESS Sector 40 2021 <text:s text:c="3"/>QLP <text:s text:c="4"/>600 <text:s/>1877081182 <text:s text:c="5"/>0.0</text:p>
      <text:p text:style-name="Standard"><text:s text:c="2"/>6 TESS Sector 40 2021 <text:s text:c="3"/>QLP <text:s text:c="4"/>600 <text:s text:c="2"/>139036757 <text:s text:c="5"/>0.0</text:p>
      <text:p text:style-name="Standard"><text:s text:c="2"/>7 TESS Sector 40 2021 <text:s text:c="3"/>QLP <text:s text:c="4"/>600 <text:s/>1877081181 <text:s text:c="5"/>0.0</text:p>
      <text:p text:style-name="Standard"><text:s text:c="2"/>8 TESS Sector 41 2021 <text:s text:c="3"/>QLP <text:s text:c="4"/>600 <text:s text:c="2"/>139036757 <text:s text:c="5"/>0.0</text:p>
      <text:p text:style-name="Standard"><text:s text:c="2"/>9 TESS Sector 41 2021 <text:s text:c="3"/>QLP <text:s text:c="4"/>600 <text:s/>1877081181 <text:s text:c="5"/>0.0</text:p>
      <text:p text:style-name="Standard"><text:s/>10 TESS Sector 41 2021 <text:s text:c="3"/>QLP <text:s text:c="4"/>600 <text:s/>1877081182 <text:s text:c="5"/>0.0</text:p>
      <text:p text:style-name="Standard"><text:s/>11 TESS Sector 54 2022 <text:s text:c="3"/>QLP <text:s text:c="4"/>600 <text:s text:c="2"/>139036757 <text:s text:c="5"/>0.0</text:p>
      <text:p text:style-name="Standard"><text:s/>12 TESS Sector 54 2022 <text:s text:c="3"/>QLP <text:s text:c="4"/>600 <text:s/>1877081181 <text:s text:c="5"/>0.0</text:p>
      <text:p text:style-name="Standard"><text:s/>13 TESS Sector 54 2022 <text:s text:c="3"/>QLP <text:s text:c="4"/>600 <text:s/>1877081182 <text:s text:c="5"/>0.0</text:p>
      <text:p text:style-name="Standard"><text:s/>14 TESS Sector 55 2022 <text:s text:c="3"/>QLP <text:s text:c="4"/>600 <text:s text:c="2"/>139036757 <text:s text:c="5"/>0.0</text:p>
      <text:p text:style-name="Standard"><text:s/>15 TESS Sector 55 2022 <text:s text:c="3"/>QLP <text:s text:c="4"/>600 <text:s/>1877081181 <text:s text:c="5"/>0.0</text:p>
      <text:p text:style-name="Standard"><text:s/>16 TESS Sector 55 2022 <text:s text:c="3"/>QLP <text:s text:c="4"/>600 <text:s/>1877081182 <text:s text:c="5"/>0.0</text:p>
      <text:p text:style-name="Standard">########################################</text:p>
      <text:p text:style-name="Standard">KIC 3545476</text:p>
      <text:p text:style-name="Standard">SearchResult containing 0 data products.</text:p>
      <text:p text:style-name="Standard">########################################</text:p>
      <text:p text:style-name="Standard">KIC 3547111</text:p>
      <text:p text:style-name="Standard">SearchResult containing 0 data products.</text:p>
      <text:p text:style-name="Standard">########################################</text:p>
      <text:p text:style-name="Standard">KIC 3549994</text:p>
      <text:p text:style-name="Standard">SearchResult containing 0 data products.</text:p>
      <text:p text:style-name="Standard"><text:soft-page-break/>########################################</text:p>
      <text:p text:style-name="Standard">KIC 3556229</text:p>
      <text:p text:style-name="Standard">SearchResult containing 0 data products.</text:p>
      <text:p text:style-name="Standard">########################################</text:p>
      <text:p text:style-name="Standard">KIC 3557421</text:p>
      <text:p text:style-name="Standard">SearchResult containing 8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40 2021 TESS-SPOC <text:s text:c="4"/>600 <text:s text:c="2"/>378083763 <text:s text:c="5"/>0.0</text:p>
      <text:p text:style-name="Standard"><text:s text:c="2"/>1 TESS Sector 40 2021 <text:s text:c="6"/>QLP <text:s text:c="4"/>600 <text:s text:c="2"/>378083763 <text:s text:c="5"/>0.0</text:p>
      <text:p text:style-name="Standard"><text:s text:c="2"/>2 TESS Sector 41 2021 TESS-SPOC <text:s text:c="4"/>600 <text:s text:c="2"/>378083763 <text:s text:c="5"/>0.0</text:p>
      <text:p text:style-name="Standard"><text:s text:c="2"/>3 TESS Sector 41 2021 <text:s text:c="6"/>QLP <text:s text:c="4"/>600 <text:s text:c="2"/>378083763 <text:s text:c="5"/>0.0</text:p>
      <text:p text:style-name="Standard"><text:s text:c="2"/>4 TESS Sector 54 2022 TESS-SPOC <text:s text:c="4"/>600 <text:s text:c="2"/>378083763 <text:s text:c="5"/>0.0</text:p>
      <text:p text:style-name="Standard"><text:s text:c="2"/>5 TESS Sector 54 2022 <text:s text:c="6"/>QLP <text:s text:c="4"/>600 <text:s text:c="2"/>378083763 <text:s text:c="5"/>0.0</text:p>
      <text:p text:style-name="Standard"><text:s text:c="2"/>6 TESS Sector 55 2022 TESS-SPOC <text:s text:c="4"/>600 <text:s text:c="2"/>378083763 <text:s text:c="5"/>0.0</text:p>
      <text:p text:style-name="Standard"><text:s text:c="2"/>7 TESS Sector 55 2022 <text:s text:c="6"/>QLP <text:s text:c="4"/>600 <text:s text:c="2"/>378083763 <text:s text:c="5"/>0.0</text:p>
      <text:p text:style-name="Standard">########################################</text:p>
      <text:p text:style-name="Standard">KIC 3560212</text:p>
      <text:p text:style-name="Standard">SearchResult containing 0 data products.</text:p>
      <text:p text:style-name="Standard">########################################</text:p>
      <text:p text:style-name="Standard">KIC 3633901</text:p>
      <text:p text:style-name="Standard">SearchResult containing 0 data products.</text:p>
      <text:p text:style-name="Standard">########################################</text:p>
      <text:p text:style-name="Standard">KIC 3659940</text:p>
      <text:p text:style-name="Standard">SearchResult containing 0 data products.</text:p>
      <text:p text:style-name="Standard">########################################</text:p>
      <text:p text:style-name="Standard">KIC 3662635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84085896 <text:s text:c="5"/>0.0</text:p>
      <text:p text:style-name="Standard"><text:s text:c="2"/>1 TESS Sector 14 2019 <text:s/>TASOC <text:s text:c="3"/>1800 <text:s text:c="2"/>184085896 <text:s text:c="5"/>0.0</text:p>
      <text:p text:style-name="Standard">########################################</text:p>
      <text:p text:style-name="Standard">KIC 3730067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0683426 <text:s text:c="5"/>0.0</text:p>
      <text:p text:style-name="Standard"><text:s text:c="2"/>1 TESS Sector 14 2019 <text:s/>TASOC <text:s text:c="3"/>1800 <text:s text:c="2"/>120683426 <text:s text:c="5"/>0.0</text:p>
      <text:p text:style-name="Standard">########################################</text:p>
      <text:p text:style-name="Standard">KIC 3732732</text:p>
      <text:p text:style-name="Standard">SearchResult containing 7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020683 <text:s text:c="5"/>0.0</text:p>
      <text:p text:style-name="Standard"><text:s text:c="2"/>1 TESS Sector 14 2019 <text:s/>TASOC <text:s text:c="3"/>1800 <text:s text:c="2"/>121020683 <text:s text:c="5"/>0.0</text:p>
      <text:p text:style-name="Standard"><text:s text:c="2"/>2 TESS Sector 14 2019 <text:s/>TASOC <text:s text:c="3"/>1800 <text:s text:c="2"/>121020683 <text:s text:c="5"/>0.0</text:p>
      <text:p text:style-name="Standard"><text:s text:c="2"/>3 TESS Sector 40 2021 <text:s text:c="3"/>QLP <text:s text:c="4"/>600 <text:s text:c="2"/>121020683 <text:s text:c="5"/>0.0</text:p>
      <text:p text:style-name="Standard"><text:s text:c="2"/>4 TESS Sector 41 2021 <text:s text:c="3"/>QLP <text:s text:c="4"/>600 <text:s text:c="2"/>121020683 <text:s text:c="5"/>0.0</text:p>
      <text:p text:style-name="Standard"><text:s text:c="2"/>5 TESS Sector 53 2022 <text:s text:c="3"/>QLP <text:s text:c="4"/>600 <text:s text:c="2"/>121020683 <text:s text:c="5"/>0.0</text:p>
      <text:p text:style-name="Standard"><text:s text:c="2"/>6 TESS Sector 54 2022 <text:s text:c="3"/>QLP <text:s text:c="4"/>600 <text:s text:c="2"/>121020683 <text:s text:c="5"/>0.0</text:p>
      <text:p text:style-name="Standard">########################################</text:p>
      <text:p text:style-name="Standard">KIC 3734660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326539 <text:s text:c="5"/>0.0</text:p>
      <text:p text:style-name="Standard"><text:s text:c="2"/>1 TESS Sector 14 2019 <text:s/>TASOC <text:s text:c="3"/>1800 <text:s text:c="2"/>121326539 <text:s text:c="5"/>0.0</text:p>
      <text:p text:style-name="Standard"><text:s text:c="2"/>2 TESS Sector 14 2019 <text:s/>TASOC <text:s text:c="3"/>1800 <text:s text:c="2"/>121326539 <text:s text:c="5"/>0.0</text:p>
      <text:p text:style-name="Standard"><text:s text:c="2"/>3 TESS Sector 40 2021 <text:s text:c="3"/>QLP <text:s text:c="4"/>600 <text:s text:c="2"/>121326539 <text:s text:c="5"/>0.0</text:p>
      <text:p text:style-name="Standard"><text:s text:c="2"/>4 TESS Sector 41 2021 <text:s text:c="3"/>QLP <text:s text:c="4"/>600 <text:s text:c="2"/>121326539 <text:s text:c="5"/>0.0</text:p>
      <text:p text:style-name="Standard"><text:s text:c="2"/>5 TESS Sector 53 2022 <text:s text:c="3"/>QLP <text:s text:c="4"/>600 <text:s text:c="2"/>121326539 <text:s text:c="5"/>0.0</text:p>
      <text:p text:style-name="Standard"><text:s text:c="2"/>6 TESS Sector 54 2022 <text:s text:c="3"/>QLP <text:s text:c="4"/>600 <text:s text:c="2"/>121326539 <text:s text:c="5"/>0.0</text:p>
      <text:p text:style-name="Standard">########################################</text:p>
      <text:p text:style-name="Standard">KIC 374383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449912 <text:s text:c="5"/>0.0</text:p>
      <text:p text:style-name="Standard"><text:s text:c="2"/>1 TESS Sector 14 2019 <text:s/>TASOC <text:s text:c="3"/>1800 <text:s text:c="2"/>122449912 <text:s text:c="5"/>0.0</text:p>
      <text:p text:style-name="Standard">########################################</text:p>
      <text:p text:style-name="Standard">KIC 3745184</text:p>
      <text:p text:style-name="Standard">SearchResult containing 0 data products.</text:p>
      <text:p text:style-name="Standard">########################################</text:p>
      <text:p text:style-name="Standard">KIC 3749508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483610 <text:s text:c="5"/>0.0</text:p>
      <text:p text:style-name="Standard"><text:s text:c="2"/>1 TESS Sector 40 2021 <text:s text:c="3"/>QLP <text:s text:c="4"/>600 <text:s text:c="2"/>137483610 <text:s text:c="5"/>0.0</text:p>
      <text:p text:style-name="Standard"><text:s text:c="2"/>2 TESS Sector 41 2021 <text:s text:c="3"/>QLP <text:s text:c="4"/>600 <text:s text:c="2"/>137483610 <text:s text:c="5"/>0.0</text:p>
      <text:p text:style-name="Standard"><text:s text:c="2"/>3 TESS Sector 54 2022 <text:s text:c="3"/>QLP <text:s text:c="4"/>600 <text:s text:c="2"/>137483610 <text:s text:c="5"/>0.0</text:p>
      <text:p text:style-name="Standard"><text:s text:c="2"/>4 TESS Sector 55 2022 <text:s text:c="3"/>QLP <text:s text:c="4"/>600 <text:s text:c="2"/>137483610 <text:s text:c="5"/>0.0</text:p>
      <text:p text:style-name="Standard">########################################</text:p>
      <text:p text:style-name="Standard"><text:soft-page-break/>KIC 3756730</text:p>
      <text:p text:style-name="Standard">SearchResult containing 0 data products.</text:p>
      <text:p text:style-name="Standard">########################################</text:p>
      <text:p text:style-name="Standard">KIC 3765708</text:p>
      <text:p text:style-name="Standard">SearchResult containing 0 data products.</text:p>
      <text:p text:style-name="Standard">########################################</text:p>
      <text:p text:style-name="Standard">KIC 3766353</text:p>
      <text:p text:style-name="Standard">SearchResult containing 0 data products.</text:p>
      <text:p text:style-name="Standard">########################################</text:p>
      <text:p text:style-name="Standard">KIC 3832382</text:p>
      <text:p text:style-name="Standard">SearchResult containing 0 data products.</text:p>
      <text:p text:style-name="Standard">########################################</text:p>
      <text:p text:style-name="Standard">KIC 3832716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499724 <text:s text:c="5"/>0.0</text:p>
      <text:p text:style-name="Standard"><text:s text:c="2"/>1 TESS Sector 14 2019 <text:s/>TASOC <text:s text:c="3"/>1800 <text:s text:c="2"/>120499724 <text:s text:c="5"/>0.0</text:p>
      <text:p text:style-name="Standard"><text:s text:c="2"/>2 TESS Sector 14 2019 <text:s/>TASOC <text:s text:c="3"/>1800 <text:s text:c="2"/>120499724 <text:s text:c="5"/>0.0</text:p>
      <text:p text:style-name="Standard"><text:s text:c="2"/>3 TESS Sector 26 2020 <text:s text:c="3"/>QLP <text:s text:c="3"/>1800 <text:s text:c="2"/>120499724 <text:s text:c="5"/>0.0</text:p>
      <text:p text:style-name="Standard"><text:s text:c="2"/>4 TESS Sector 26 2020 <text:s/>TASOC <text:s text:c="3"/>1800 <text:s text:c="2"/>120499724 <text:s text:c="5"/>0.0</text:p>
      <text:p text:style-name="Standard"><text:s text:c="2"/>5 TESS Sector 26 2020 <text:s/>TASOC <text:s text:c="3"/>1800 <text:s text:c="2"/>120499724 <text:s text:c="5"/>0.0</text:p>
      <text:p text:style-name="Standard"><text:s text:c="2"/>6 TESS Sector 40 2021 <text:s text:c="3"/>QLP <text:s text:c="4"/>600 <text:s text:c="2"/>120499724 <text:s text:c="5"/>0.0</text:p>
      <text:p text:style-name="Standard"><text:s text:c="2"/>7 TESS Sector 41 2021 <text:s text:c="3"/>QLP <text:s text:c="4"/>600 <text:s text:c="2"/>120499724 <text:s text:c="5"/>0.0</text:p>
      <text:p text:style-name="Standard"><text:s text:c="2"/>8 TESS Sector 53 2022 <text:s text:c="3"/>QLP <text:s text:c="4"/>600 <text:s text:c="2"/>120499724 <text:s text:c="5"/>0.0</text:p>
      <text:p text:style-name="Standard"><text:s text:c="2"/>9 TESS Sector 54 2022 <text:s text:c="3"/>QLP <text:s text:c="4"/>600 <text:s text:c="2"/>120499724 <text:s text:c="5"/>0.0</text:p>
      <text:p text:style-name="Standard">########################################</text:p>
      <text:p text:style-name="Standard">KIC 3833859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683441 <text:s text:c="5"/>0.0</text:p>
      <text:p text:style-name="Standard"><text:s text:c="2"/>1 TESS Sector 14 2019 <text:s/>TASOC <text:s text:c="3"/>1800 <text:s text:c="2"/>120683441 <text:s text:c="5"/>0.0</text:p>
      <text:p text:style-name="Standard"><text:s text:c="2"/>2 TESS Sector 14 2019 <text:s/>TASOC <text:s text:c="3"/>1800 <text:s text:c="2"/>120683441 <text:s text:c="5"/>0.0</text:p>
      <text:p text:style-name="Standard"><text:s text:c="2"/>3 TESS Sector 40 2021 <text:s text:c="3"/>QLP <text:s text:c="4"/>600 <text:s text:c="2"/>120683441 <text:s text:c="5"/>0.0</text:p>
      <text:p text:style-name="Standard"><text:s text:c="2"/>4 TESS Sector 41 2021 <text:s text:c="3"/>QLP <text:s text:c="4"/>600 <text:s text:c="2"/>120683441 <text:s text:c="5"/>0.0</text:p>
      <text:p text:style-name="Standard"><text:s text:c="2"/>5 TESS Sector 53 2022 <text:s text:c="3"/>QLP <text:s text:c="4"/>600 <text:s text:c="2"/>120683441 <text:s text:c="5"/>0.0</text:p>
      <text:p text:style-name="Standard"><text:s text:c="2"/>6 TESS Sector 54 2022 <text:s text:c="3"/>QLP <text:s text:c="4"/>600 <text:s text:c="2"/>120683441 <text:s text:c="5"/>0.0</text:p>
      <text:p text:style-name="Standard">########################################</text:p>
      <text:p text:style-name="Standard">KIC 3837677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/>TASOC <text:s text:c="3"/>1800 <text:s text:c="2"/>121275447 <text:s text:c="5"/>0.0</text:p>
      <text:p text:style-name="Standard"><text:s text:c="2"/>1 TESS Sector 14 2019 <text:s/>TASOC <text:s text:c="3"/>1800 <text:s text:c="2"/>121275447 <text:s text:c="5"/>0.0</text:p>
      <text:p text:style-name="Standard">########################################</text:p>
      <text:p text:style-name="Standard">KIC 3839964</text:p>
      <text:p text:style-name="Standard">SearchResult containing 0 data products.</text:p>
      <text:p text:style-name="Standard">########################################</text:p>
      <text:p text:style-name="Standard">KIC 3846515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2377381 <text:s text:c="5"/>0.0</text:p>
      <text:p text:style-name="Standard"><text:s text:c="2"/>1 TESS Sector 14 2019 <text:s/>TASOC <text:s text:c="3"/>1800 <text:s text:c="2"/>122377381 <text:s text:c="5"/>0.0</text:p>
      <text:p text:style-name="Standard"><text:s text:c="2"/>2 TESS Sector 14 2019 <text:s/>TASOC <text:s text:c="3"/>1800 <text:s text:c="2"/>122377381 <text:s text:c="5"/>0.0</text:p>
      <text:p text:style-name="Standard"><text:s text:c="2"/>3 TESS Sector 40 2021 <text:s text:c="3"/>QLP <text:s text:c="4"/>600 <text:s text:c="2"/>122377381 <text:s text:c="5"/>0.0</text:p>
      <text:p text:style-name="Standard"><text:s text:c="2"/>4 TESS Sector 41 2021 <text:s text:c="3"/>QLP <text:s text:c="4"/>600 <text:s text:c="2"/>122377381 <text:s text:c="5"/>0.0</text:p>
      <text:p text:style-name="Standard"><text:s text:c="2"/>5 TESS Sector 54 2022 <text:s text:c="3"/>QLP <text:s text:c="4"/>600 <text:s text:c="2"/>122377381 <text:s text:c="5"/>0.0</text:p>
      <text:p text:style-name="Standard"><text:s text:c="2"/>6 TESS Sector 55 2022 <text:s text:c="3"/>QLP <text:s text:c="4"/>600 <text:s text:c="2"/>122377381 <text:s text:c="5"/>0.0</text:p>
      <text:p text:style-name="Standard">########################################</text:p>
      <text:p text:style-name="Standard">KIC 3848042</text:p>
      <text:p text:style-name="Standard">SearchResult containing 0 data products.</text:p>
      <text:p text:style-name="Standard">########################################</text:p>
      <text:p text:style-name="Standard">KIC 3848919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2716563 <text:s text:c="5"/>0.0</text:p>
      <text:p text:style-name="Standard"><text:s text:c="2"/>1 TESS Sector 40 2021 <text:s text:c="3"/>QLP <text:s text:c="4"/>600 <text:s text:c="2"/>122716563 <text:s text:c="5"/>0.0</text:p>
      <text:p text:style-name="Standard"><text:s text:c="2"/>2 TESS Sector 41 2021 <text:s text:c="3"/>QLP <text:s text:c="4"/>600 <text:s text:c="2"/>122716563 <text:s text:c="5"/>0.0</text:p>
      <text:p text:style-name="Standard"><text:s text:c="2"/>3 TESS Sector 54 2022 <text:s text:c="3"/>QLP <text:s text:c="4"/>600 <text:s text:c="2"/>122716563 <text:s text:c="5"/>0.0</text:p>
      <text:p text:style-name="Standard"><text:s text:c="2"/>4 TESS Sector 55 2022 <text:s text:c="3"/>QLP <text:s text:c="4"/>600 <text:s text:c="2"/>122716563 <text:s text:c="5"/>0.0</text:p>
      <text:p text:style-name="Standard">########################################</text:p>
      <text:p text:style-name="Standard">KIC 385119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319204 <text:s text:c="5"/>0.0</text:p>
      <text:p text:style-name="Standard"><text:s text:c="2"/>1 TESS Sector 41 2021 <text:s text:c="3"/>QLP <text:s text:c="4"/>600 <text:s text:c="2"/>137319204 <text:s text:c="5"/>0.0</text:p>
      <text:p text:style-name="Standard"><text:s text:c="2"/>2 TESS Sector 54 2022 <text:s text:c="3"/>QLP <text:s text:c="4"/>600 <text:s text:c="2"/>137319204 <text:s text:c="5"/>0.0</text:p>
      <text:p text:style-name="Standard"><text:s text:c="2"/>3 TESS Sector 55 2022 <text:s text:c="3"/>QLP <text:s text:c="4"/>600 <text:s text:c="2"/>137319204 <text:s text:c="5"/>0.0</text:p>
      <text:p text:style-name="Standard">########################################</text:p>
      <text:p text:style-name="Standard">KIC 3851320</text:p>
      <text:p text:style-name="Standard">SearchResult containing 2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7319383 <text:s text:c="5"/>0.0</text:p>
      <text:p text:style-name="Standard"><text:s text:c="2"/>1 TESS Sector 14 2019 <text:s/>TASOC <text:s text:c="3"/>1800 <text:s text:c="2"/>137319383 <text:s text:c="5"/>0.0</text:p>
      <text:p text:style-name="Standard">########################################</text:p>
      <text:p text:style-name="Standard">KIC 385325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551014 <text:s text:c="5"/>0.0</text:p>
      <text:p text:style-name="Standard"><text:s text:c="2"/>1 TESS Sector 14 2019 <text:s/>TASOC <text:s text:c="3"/>1800 <text:s text:c="2"/>137551014 <text:s text:c="5"/>0.0</text:p>
      <text:p text:style-name="Standard"><text:s text:c="2"/>2 TESS Sector 14 2019 <text:s/>TASOC <text:s text:c="3"/>1800 <text:s text:c="2"/>137551014 <text:s text:c="5"/>0.0</text:p>
      <text:p text:style-name="Standard"><text:s text:c="2"/>3 TESS Sector 41 2021 <text:s text:c="3"/>QLP <text:s text:c="4"/>600 <text:s text:c="2"/>137551014 <text:s text:c="5"/>0.0</text:p>
      <text:p text:style-name="Standard"><text:s text:c="2"/>4 TESS Sector 54 2022 <text:s text:c="3"/>QLP <text:s text:c="4"/>600 <text:s text:c="2"/>137551014 <text:s text:c="5"/>0.0</text:p>
      <text:p text:style-name="Standard"><text:s text:c="2"/>5 TESS Sector 55 2022 <text:s text:c="3"/>QLP <text:s text:c="4"/>600 <text:s text:c="2"/>137551014 <text:s text:c="5"/>0.0</text:p>
      <text:p text:style-name="Standard">########################################</text:p>
      <text:p text:style-name="Standard">KIC 3853673</text:p>
      <text:p text:style-name="Standard">SearchResult containing 0 data products.</text:p>
      <text:p text:style-name="Standard">########################################</text:p>
      <text:p text:style-name="Standard">KIC 3862171</text:p>
      <text:p text:style-name="Standard">SearchResult containing 3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1 2021 <text:s text:c="3"/>QLP <text:s text:c="4"/>600 <text:s text:c="2"/>378012248 <text:s text:c="5"/>0.0</text:p>
      <text:p text:style-name="Standard"><text:s text:c="2"/>1 TESS Sector 54 2022 <text:s text:c="3"/>QLP <text:s text:c="4"/>600 <text:s text:c="2"/>378012248 <text:s text:c="5"/>0.0</text:p>
      <text:p text:style-name="Standard"><text:s text:c="2"/>2 TESS Sector 55 2022 <text:s text:c="3"/>QLP <text:s text:c="4"/>600 <text:s text:c="2"/>378012248 <text:s text:c="5"/>0.0</text:p>
      <text:p text:style-name="Standard">########################################</text:p>
      <text:p text:style-name="Standard">KIC 3869825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416220 <text:s text:c="5"/>0.0</text:p>
      <text:p text:style-name="Standard"><text:s text:c="2"/>1 TESS Sector 14 2019 <text:s/>TASOC <text:s text:c="3"/>1800 <text:s text:c="2"/>184416220 <text:s text:c="5"/>0.0</text:p>
      <text:p text:style-name="Standard"><text:s text:c="2"/>2 TESS Sector 14 2019 <text:s/>TASOC <text:s text:c="3"/>1800 <text:s text:c="2"/>184416220 <text:s text:c="5"/>0.0</text:p>
      <text:p text:style-name="Standard"><text:s text:c="2"/>3 TESS Sector 41 2021 <text:s text:c="3"/>QLP <text:s text:c="4"/>600 <text:s text:c="2"/>184416220 <text:s text:c="5"/>0.0</text:p>
      <text:p text:style-name="Standard"><text:s text:c="2"/>4 TESS Sector 54 2022 <text:s text:c="3"/>QLP <text:s text:c="4"/>600 <text:s text:c="2"/>184416220 <text:s text:c="5"/>0.0</text:p>
      <text:p text:style-name="Standard"><text:s text:c="2"/>5 TESS Sector 55 2022 <text:s text:c="3"/>QLP <text:s text:c="4"/>600 <text:s text:c="2"/>184416220 <text:s text:c="5"/>0.0</text:p>
      <text:p text:style-name="Standard">########################################</text:p>
      <text:p text:style-name="Standard">KIC 3935319</text:p>
      <text:p text:style-name="Standard">SearchResult containing 0 data products.</text:p>
      <text:p text:style-name="Standard">########################################</text:p>
      <text:p text:style-name="Standard">KIC 3954227</text:p>
      <text:p text:style-name="Standard"><text:soft-page-break/>SearchResult containing 0 data products.</text:p>
      <text:p text:style-name="Standard">########################################</text:p>
      <text:p text:style-name="Standard">KIC 3954798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319503 <text:s text:c="5"/>0.0</text:p>
      <text:p text:style-name="Standard"><text:s text:c="2"/>1 TESS Sector 14 2019 <text:s/>TASOC <text:s text:c="3"/>1800 <text:s text:c="2"/>137319503 <text:s text:c="5"/>0.0</text:p>
      <text:p text:style-name="Standard"><text:s text:c="2"/>2 TESS Sector 14 2019 <text:s/>TASOC <text:s text:c="3"/>1800 <text:s text:c="2"/>137319503 <text:s text:c="5"/>0.0</text:p>
      <text:p text:style-name="Standard"><text:s text:c="2"/>3 TESS Sector 40 2021 <text:s text:c="3"/>QLP <text:s text:c="4"/>600 <text:s text:c="2"/>137319503 <text:s text:c="5"/>0.0</text:p>
      <text:p text:style-name="Standard"><text:s text:c="2"/>4 TESS Sector 41 2021 <text:s text:c="3"/>QLP <text:s text:c="4"/>600 <text:s text:c="2"/>137319503 <text:s text:c="5"/>0.0</text:p>
      <text:p text:style-name="Standard"><text:s text:c="2"/>5 TESS Sector 54 2022 <text:s text:c="3"/>QLP <text:s text:c="4"/>600 <text:s text:c="2"/>137319503 <text:s text:c="5"/>0.0</text:p>
      <text:p text:style-name="Standard"><text:s text:c="2"/>6 TESS Sector 55 2022 <text:s text:c="3"/>QLP <text:s text:c="4"/>600 <text:s text:c="2"/>137319503 <text:s text:c="5"/>0.0</text:p>
      <text:p text:style-name="Standard">########################################</text:p>
      <text:p text:style-name="Standard">KIC 3956545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483077 <text:s text:c="5"/>0.0</text:p>
      <text:p text:style-name="Standard"><text:s text:c="2"/>1 TESS Sector 14 2019 <text:s/>TASOC <text:s text:c="4"/>120 <text:s text:c="2"/>137483077 <text:s text:c="5"/>0.0</text:p>
      <text:p text:style-name="Standard"><text:s text:c="2"/>2 TESS Sector 14 2019 <text:s/>TASOC <text:s text:c="3"/>1800 <text:s text:c="2"/>137483077 <text:s text:c="5"/>0.0</text:p>
      <text:p text:style-name="Standard"><text:s text:c="2"/>3 TESS Sector 14 2019 <text:s/>TASOC <text:s text:c="3"/>1800 <text:s text:c="2"/>137483077 <text:s text:c="5"/>0.0</text:p>
      <text:p text:style-name="Standard"><text:s text:c="2"/>4 TESS Sector 40 2021 <text:s text:c="3"/>QLP <text:s text:c="4"/>600 <text:s text:c="2"/>137483077 <text:s text:c="5"/>0.0</text:p>
      <text:p text:style-name="Standard"><text:s text:c="2"/>5 TESS Sector 41 2021 <text:s text:c="3"/>QLP <text:s text:c="4"/>600 <text:s text:c="2"/>137483077 <text:s text:c="5"/>0.0</text:p>
      <text:p text:style-name="Standard"><text:s text:c="2"/>6 TESS Sector 54 2022 <text:s text:c="3"/>QLP <text:s text:c="4"/>600 <text:s text:c="2"/>137483077 <text:s text:c="5"/>0.0</text:p>
      <text:p text:style-name="Standard"><text:s text:c="2"/>7 TESS Sector 55 2022 <text:s text:c="3"/>QLP <text:s text:c="4"/>600 <text:s text:c="2"/>137483077 <text:s text:c="5"/>0.0</text:p>
      <text:p text:style-name="Standard">########################################</text:p>
      <text:p text:style-name="Standard">KIC 3956881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7483004 <text:s text:c="5"/>0.0</text:p>
      <text:p text:style-name="Standard"><text:s text:c="2"/>1 TESS Sector 14 2019 <text:s/>TASOC <text:s text:c="3"/>1800 <text:s text:c="2"/>137483004 <text:s text:c="5"/>0.0</text:p>
      <text:p text:style-name="Standard">########################################</text:p>
      <text:p text:style-name="Standard">KIC 3958488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689084 <text:s text:c="5"/>0.0</text:p>
      <text:p text:style-name="Standard"><text:s text:c="2"/>1 TESS Sector 40 2021 <text:s text:c="3"/>QLP <text:s text:c="4"/>600 <text:s text:c="2"/>137689084 <text:s text:c="5"/>0.0</text:p>
      <text:p text:style-name="Standard"><text:s text:c="2"/>2 TESS Sector 41 2021 <text:s text:c="3"/>QLP <text:s text:c="4"/>600 <text:s text:c="2"/>137689084 <text:s text:c="5"/>0.0</text:p>
      <text:p text:style-name="Standard"><text:soft-page-break/><text:s text:c="2"/>3 TESS Sector 54 2022 <text:s text:c="3"/>QLP <text:s text:c="4"/>600 <text:s text:c="2"/>137689084 <text:s text:c="5"/>0.0</text:p>
      <text:p text:style-name="Standard"><text:s text:c="2"/>4 TESS Sector 55 2022 <text:s text:c="3"/>QLP <text:s text:c="4"/>600 <text:s text:c="2"/>137689084 <text:s text:c="5"/>0.0</text:p>
      <text:p text:style-name="Standard">########################################</text:p>
      <text:p text:style-name="Standard">KIC 3969362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9105595 <text:s text:c="5"/>0.0</text:p>
      <text:p text:style-name="Standard"><text:s text:c="2"/>1 TESS Sector 14 2019 <text:s/>TASOC <text:s text:c="3"/>1800 <text:s text:c="2"/>139105595 <text:s text:c="5"/>0.0</text:p>
      <text:p text:style-name="Standard">########################################</text:p>
      <text:p text:style-name="Standard">KIC 3972629</text:p>
      <text:p text:style-name="Standard">SearchResult containing 0 data products.</text:p>
      <text:p text:style-name="Standard">########################################</text:p>
      <text:p text:style-name="Standard">KIC 4036687</text:p>
      <text:p text:style-name="Standard">SearchResult containing 0 data products.</text:p>
      <text:p text:style-name="Standard">########################################</text:p>
      <text:p text:style-name="Standard">KIC 4037163</text:p>
      <text:p text:style-name="Standard">SearchResult containing 0 data products.</text:p>
      <text:p text:style-name="Standard">########################################</text:p>
      <text:p text:style-name="Standard">KIC 4066203</text:p>
      <text:p text:style-name="Standard">SearchResult containing 0 data products.</text:p>
      <text:p text:style-name="Standard">########################################</text:p>
      <text:p text:style-name="Standard">KIC 4069063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78011846 <text:s text:c="5"/>0.0</text:p>
      <text:p text:style-name="Standard"><text:s text:c="2"/>1 TESS Sector 14 2019 <text:s/>TASOC <text:s text:c="3"/>1800 <text:s text:c="2"/>378011846 <text:s text:c="5"/>0.0</text:p>
      <text:p text:style-name="Standard"><text:s text:c="2"/>2 TESS Sector 14 2019 <text:s/>TASOC <text:s text:c="3"/>1800 <text:s text:c="2"/>378011846 <text:s text:c="5"/>0.0</text:p>
      <text:p text:style-name="Standard"><text:s text:c="2"/>3 TESS Sector 40 2021 <text:s text:c="3"/>QLP <text:s text:c="4"/>600 <text:s text:c="2"/>378011846 <text:s text:c="5"/>0.0</text:p>
      <text:p text:style-name="Standard"><text:s text:c="2"/>4 TESS Sector 41 2021 <text:s text:c="3"/>QLP <text:s text:c="4"/>600 <text:s text:c="2"/>378011846 <text:s text:c="5"/>0.0</text:p>
      <text:p text:style-name="Standard"><text:s text:c="2"/>5 TESS Sector 54 2022 <text:s text:c="3"/>QLP <text:s text:c="4"/>600 <text:s text:c="2"/>378011846 <text:s text:c="5"/>0.0</text:p>
      <text:p text:style-name="Standard"><text:s text:c="2"/>6 TESS Sector 55 2022 <text:s text:c="3"/>QLP <text:s text:c="4"/>600 <text:s text:c="2"/>378011846 <text:s text:c="5"/>0.0</text:p>
      <text:p text:style-name="Standard">########################################</text:p>
      <text:p text:style-name="Standard">KIC 4070376</text:p>
      <text:p text:style-name="Standard">SearchResult containing 0 data products.</text:p>
      <text:p text:style-name="Standard">########################################</text:p>
      <text:p text:style-name="Standard">KIC 4071600</text:p>
      <text:p text:style-name="Standard">SearchResult containing 0 data products.</text:p>
      <text:p text:style-name="Standard">########################################</text:p>
      <text:p text:style-name="Standard">KIC 4073678</text:p>
      <text:p text:style-name="Standard">SearchResult containing 0 data products.</text:p>
      <text:p text:style-name="Standard">########################################</text:p>
      <text:p text:style-name="Standard">KIC 4074532</text:p>
      <text:p text:style-name="Standard">SearchResult containing 6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166857 <text:s text:c="5"/>0.0</text:p>
      <text:p text:style-name="Standard"><text:s text:c="2"/>1 TESS Sector 14 2019 <text:s/>TASOC <text:s text:c="3"/>1800 <text:s text:c="2"/>184166857 <text:s text:c="5"/>0.0</text:p>
      <text:p text:style-name="Standard"><text:s text:c="2"/>2 TESS Sector 14 2019 <text:s/>TASOC <text:s text:c="3"/>1800 <text:s text:c="2"/>184166857 <text:s text:c="5"/>0.0</text:p>
      <text:p text:style-name="Standard"><text:s text:c="2"/>3 TESS Sector 41 2021 <text:s text:c="3"/>QLP <text:s text:c="4"/>600 <text:s text:c="2"/>184166857 <text:s text:c="5"/>0.0</text:p>
      <text:p text:style-name="Standard"><text:s text:c="2"/>4 TESS Sector 54 2022 <text:s text:c="3"/>QLP <text:s text:c="4"/>600 <text:s text:c="2"/>184166857 <text:s text:c="5"/>0.0</text:p>
      <text:p text:style-name="Standard"><text:s text:c="2"/>5 TESS Sector 55 2022 <text:s text:c="3"/>QLP <text:s text:c="4"/>600 <text:s text:c="2"/>184166857 <text:s text:c="5"/>0.0</text:p>
      <text:p text:style-name="Standard">########################################</text:p>
      <text:p text:style-name="Standard">KIC 4074708</text:p>
      <text:p text:style-name="Standard">SearchResult containing 0 data products.</text:p>
      <text:p text:style-name="Standard">########################################</text:p>
      <text:p text:style-name="Standard">KIC 4077442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471151 <text:s text:c="5"/>0.0</text:p>
      <text:p text:style-name="Standard"><text:s text:c="2"/>1 TESS Sector 14 2019 <text:s/>TASOC <text:s text:c="3"/>1800 <text:s text:c="2"/>184471151 <text:s text:c="5"/>0.0</text:p>
      <text:p text:style-name="Standard"><text:s text:c="2"/>2 TESS Sector 14 2019 <text:s/>TASOC <text:s text:c="3"/>1800 <text:s text:c="2"/>184471151 <text:s text:c="5"/>0.0</text:p>
      <text:p text:style-name="Standard"><text:s text:c="2"/>3 TESS Sector 41 2021 <text:s text:c="3"/>QLP <text:s text:c="4"/>600 <text:s text:c="2"/>184471151 <text:s text:c="5"/>0.0</text:p>
      <text:p text:style-name="Standard"><text:s text:c="2"/>4 TESS Sector 54 2022 <text:s text:c="3"/>QLP <text:s text:c="4"/>600 <text:s text:c="2"/>184471151 <text:s text:c="5"/>0.0</text:p>
      <text:p text:style-name="Standard"><text:s text:c="2"/>5 TESS Sector 55 2022 <text:s text:c="3"/>QLP <text:s text:c="4"/>600 <text:s text:c="2"/>184471151 <text:s text:c="5"/>0.0</text:p>
      <text:p text:style-name="Standard">########################################</text:p>
      <text:p text:style-name="Standard">KIC 413830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0573257 <text:s text:c="5"/>0.0</text:p>
      <text:p text:style-name="Standard"><text:s text:c="2"/>1 TESS Sector 14 2019 <text:s/>TASOC <text:s text:c="3"/>1800 <text:s text:c="2"/>120573257 <text:s text:c="5"/>0.0</text:p>
      <text:p text:style-name="Standard"><text:s text:c="2"/>2 TESS Sector 26 2020 <text:s/>TASOC <text:s text:c="3"/>1800 <text:s text:c="2"/>120573257 <text:s text:c="5"/>0.0</text:p>
      <text:p text:style-name="Standard"><text:s text:c="2"/>3 TESS Sector 26 2020 <text:s/>TASOC <text:s text:c="3"/>1800 <text:s text:c="2"/>120573257 <text:s text:c="5"/>0.0</text:p>
      <text:p text:style-name="Standard">########################################</text:p>
      <text:p text:style-name="Standard">KIC 4160006</text:p>
      <text:p text:style-name="Standard">SearchResult containing 0 data products.</text:p>
      <text:p text:style-name="Standard">########################################</text:p>
      <text:p text:style-name="Standard">KIC 4168013</text:p>
      <text:p text:style-name="Standard">SearchResult containing 0 data products.</text:p>
      <text:p text:style-name="Standard">########################################</text:p>
      <text:p text:style-name="Standard">KIC 416952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<text:soft-page-break/>--- -------------- ---- ------ ------- ----------- --------</text:p>
      <text:p text:style-name="Standard"><text:s text:c="2"/>0 TESS Sector 40 2021 <text:s text:c="3"/>QLP <text:s text:c="4"/>600 <text:s text:c="2"/>377874546 <text:s text:c="5"/>0.0</text:p>
      <text:p text:style-name="Standard"><text:s text:c="2"/>1 TESS Sector 41 2021 <text:s text:c="3"/>QLP <text:s text:c="4"/>600 <text:s text:c="2"/>377874546 <text:s text:c="5"/>0.0</text:p>
      <text:p text:style-name="Standard"><text:s text:c="2"/>2 TESS Sector 54 2022 <text:s text:c="3"/>QLP <text:s text:c="4"/>600 <text:s text:c="2"/>377874546 <text:s text:c="5"/>0.0</text:p>
      <text:p text:style-name="Standard"><text:s text:c="2"/>3 TESS Sector 55 2022 <text:s text:c="3"/>QLP <text:s text:c="4"/>600 <text:s text:c="2"/>377874546 <text:s text:c="5"/>0.0</text:p>
      <text:p text:style-name="Standard">########################################</text:p>
      <text:p text:style-name="Standard">KIC 4241946</text:p>
      <text:p text:style-name="Standard">SearchResult containing 0 data products.</text:p>
      <text:p text:style-name="Standard">########################################</text:p>
      <text:p text:style-name="Standard">KIC 4244929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0691726 <text:s text:c="5"/>0.0</text:p>
      <text:p text:style-name="Standard"><text:s text:c="2"/>1 TESS Sector 14 2019 <text:s/>TASOC <text:s text:c="3"/>1800 <text:s text:c="2"/>120691726 <text:s text:c="5"/>0.0</text:p>
      <text:p text:style-name="Standard">########################################</text:p>
      <text:p text:style-name="Standard">KIC 4249218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1327308 <text:s text:c="5"/>0.0</text:p>
      <text:p text:style-name="Standard"><text:s text:c="2"/>1 TESS Sector 14 2019 <text:s/>TASOC <text:s text:c="3"/>1800 <text:s text:c="2"/>121327308 <text:s text:c="5"/>0.0</text:p>
      <text:p text:style-name="Standard">########################################</text:p>
      <text:p text:style-name="Standard">KIC 427341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8645172 <text:s text:c="5"/>0.0</text:p>
      <text:p text:style-name="Standard"><text:s text:c="2"/>1 TESS Sector 41 2021 <text:s text:c="3"/>QLP <text:s text:c="4"/>600 <text:s text:c="2"/>138645172 <text:s text:c="5"/>0.0</text:p>
      <text:p text:style-name="Standard"><text:s text:c="2"/>2 TESS Sector 54 2022 <text:s text:c="3"/>QLP <text:s text:c="4"/>600 <text:s text:c="2"/>138645172 <text:s text:c="5"/>0.0</text:p>
      <text:p text:style-name="Standard"><text:s text:c="2"/>3 TESS Sector 55 2022 <text:s text:c="3"/>QLP <text:s text:c="4"/>600 <text:s text:c="2"/>138645172 <text:s text:c="5"/>0.0</text:p>
      <text:p text:style-name="Standard">########################################</text:p>
      <text:p text:style-name="Standard">KIC 4281068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244577 <text:s text:c="5"/>0.0</text:p>
      <text:p text:style-name="Standard"><text:s text:c="2"/>1 TESS Sector 14 2019 <text:s/>TASOC <text:s text:c="3"/>1800 <text:s text:c="2"/>184244577 <text:s text:c="5"/>0.0</text:p>
      <text:p text:style-name="Standard"><text:s text:c="2"/>2 TESS Sector 14 2019 <text:s/>TASOC <text:s text:c="3"/>1800 <text:s text:c="2"/>184244577 <text:s text:c="5"/>0.0</text:p>
      <text:p text:style-name="Standard"><text:s text:c="2"/>3 TESS Sector 41 2021 <text:s text:c="3"/>QLP <text:s text:c="4"/>600 <text:s text:c="2"/>184244577 <text:s text:c="5"/>0.0</text:p>
      <text:p text:style-name="Standard"><text:s text:c="2"/>4 TESS Sector 54 2022 <text:s text:c="3"/>QLP <text:s text:c="4"/>600 <text:s text:c="2"/>184244577 <text:s text:c="5"/>0.0</text:p>
      <text:p text:style-name="Standard"><text:soft-page-break/><text:s text:c="2"/>5 TESS Sector 55 2022 <text:s text:c="3"/>QLP <text:s text:c="4"/>600 <text:s text:c="2"/>184244577 <text:s text:c="5"/>0.0</text:p>
      <text:p text:style-name="Standard">########################################</text:p>
      <text:p text:style-name="Standard">KIC 4349483</text:p>
      <text:p text:style-name="Standard">SearchResult containing 0 data products.</text:p>
      <text:p text:style-name="Standard">########################################</text:p>
      <text:p text:style-name="Standard">KIC 4350454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086421 <text:s text:c="5"/>0.0</text:p>
      <text:p text:style-name="Standard"><text:s text:c="2"/>1 TESS Sector 14 2019 <text:s/>TASOC <text:s text:c="3"/>1800 <text:s text:c="2"/>121086421 <text:s text:c="5"/>0.0</text:p>
      <text:p text:style-name="Standard"><text:s text:c="2"/>2 TESS Sector 14 2019 <text:s/>TASOC <text:s text:c="3"/>1800 <text:s text:c="2"/>121086421 <text:s text:c="5"/>0.0</text:p>
      <text:p text:style-name="Standard"><text:s text:c="2"/>3 TESS Sector 40 2021 <text:s text:c="3"/>QLP <text:s text:c="4"/>600 <text:s text:c="2"/>121086421 <text:s text:c="5"/>0.0</text:p>
      <text:p text:style-name="Standard"><text:s text:c="2"/>4 TESS Sector 41 2021 <text:s text:c="3"/>QLP <text:s text:c="4"/>600 <text:s text:c="2"/>121086421 <text:s text:c="5"/>0.0</text:p>
      <text:p text:style-name="Standard"><text:s text:c="2"/>5 TESS Sector 53 2022 <text:s text:c="3"/>QLP <text:s text:c="4"/>600 <text:s text:c="2"/>121086421 <text:s text:c="5"/>0.0</text:p>
      <text:p text:style-name="Standard"><text:s text:c="2"/>6 TESS Sector 54 2022 <text:s text:c="3"/>QLP <text:s text:c="4"/>600 <text:s text:c="2"/>121086421 <text:s text:c="5"/>0.0</text:p>
      <text:p text:style-name="Standard">########################################</text:p>
      <text:p text:style-name="Standard">KIC 4357272</text:p>
      <text:p text:style-name="Standard">SearchResult containing 0 data products.</text:p>
      <text:p text:style-name="Standard">########################################</text:p>
      <text:p text:style-name="Standard">KIC 4358206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2071591 <text:s text:c="5"/>0.0</text:p>
      <text:p text:style-name="Standard"><text:s text:c="2"/>1 TESS Sector 14 2019 <text:s/>TASOC <text:s text:c="3"/>1800 <text:s text:c="2"/>122071591 <text:s text:c="5"/>0.0</text:p>
      <text:p text:style-name="Standard"><text:s text:c="2"/>2 TESS Sector 14 2019 <text:s/>TASOC <text:s text:c="3"/>1800 <text:s text:c="2"/>122071591 <text:s text:c="5"/>0.0</text:p>
      <text:p text:style-name="Standard"><text:s text:c="2"/>3 TESS Sector 40 2021 <text:s text:c="3"/>QLP <text:s text:c="4"/>600 <text:s text:c="2"/>122071591 <text:s text:c="5"/>0.0</text:p>
      <text:p text:style-name="Standard"><text:s text:c="2"/>4 TESS Sector 41 2021 <text:s text:c="3"/>QLP <text:s text:c="4"/>600 <text:s text:c="2"/>122071591 <text:s text:c="5"/>0.0</text:p>
      <text:p text:style-name="Standard"><text:s text:c="2"/>5 TESS Sector 54 2022 <text:s text:c="3"/>QLP <text:s text:c="4"/>600 <text:s text:c="2"/>122071591 <text:s text:c="5"/>0.0</text:p>
      <text:p text:style-name="Standard"><text:s text:c="2"/>6 TESS Sector 55 2022 <text:s text:c="3"/>QLP <text:s text:c="4"/>600 <text:s text:c="2"/>122071591 <text:s text:c="5"/>0.0</text:p>
      <text:p text:style-name="Standard">########################################</text:p>
      <text:p text:style-name="Standard">KIC 4359851</text:p>
      <text:p text:style-name="Standard">SearchResult containing 8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122226647 <text:s text:c="5"/>0.0</text:p>
      <text:p text:style-name="Standard"><text:s text:c="2"/>1 TESS Sector 14 2019 <text:s text:c="6"/>QLP <text:s text:c="3"/>1800 <text:s text:c="2"/>122226647 <text:s text:c="5"/>0.0</text:p>
      <text:p text:style-name="Standard"><text:s text:c="2"/>2 TESS Sector 14 2019 <text:s text:c="4"/>TASOC <text:s text:c="3"/>1800 <text:s text:c="2"/>122226647 <text:s text:c="5"/>0.0</text:p>
      <text:p text:style-name="Standard"><text:s text:c="2"/>3 TESS Sector 14 2019 <text:s text:c="4"/>TASOC <text:s text:c="3"/>1800 <text:s text:c="2"/>122226647 <text:s text:c="5"/>0.0</text:p>
      <text:p text:style-name="Standard"><text:s text:c="2"/>4 TESS Sector 40 2021 <text:s text:c="6"/>QLP <text:s text:c="4"/>600 <text:s text:c="2"/>122226647 <text:s text:c="5"/>0.0</text:p>
      <text:p text:style-name="Standard"><text:s text:c="2"/>5 TESS Sector 41 2021 <text:s text:c="6"/>QLP <text:s text:c="4"/>600 <text:s text:c="2"/>122226647 <text:s text:c="5"/>0.0</text:p>
      <text:p text:style-name="Standard"><text:s text:c="2"/>6 TESS Sector 54 2022 <text:s text:c="6"/>QLP <text:s text:c="4"/>600 <text:s text:c="2"/>122226647 <text:s text:c="5"/>0.0</text:p>
      <text:p text:style-name="Standard"><text:soft-page-break/><text:s text:c="2"/>7 TESS Sector 55 2022 <text:s text:c="6"/>QLP <text:s text:c="4"/>600 <text:s text:c="2"/>122226647 <text:s text:c="5"/>0.0</text:p>
      <text:p text:style-name="Standard">########################################</text:p>
      <text:p text:style-name="Standard">KIC 437237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8214751 <text:s text:c="5"/>0.0</text:p>
      <text:p text:style-name="Standard"><text:s text:c="2"/>1 TESS Sector 41 2021 <text:s text:c="3"/>QLP <text:s text:c="4"/>600 <text:s text:c="2"/>138214751 <text:s text:c="5"/>0.0</text:p>
      <text:p text:style-name="Standard"><text:s text:c="2"/>2 TESS Sector 54 2022 <text:s text:c="3"/>QLP <text:s text:c="4"/>600 <text:s text:c="2"/>138214751 <text:s text:c="5"/>0.0</text:p>
      <text:p text:style-name="Standard"><text:s text:c="2"/>3 TESS Sector 55 2022 <text:s text:c="3"/>QLP <text:s text:c="4"/>600 <text:s text:c="2"/>138214751 <text:s text:c="5"/>0.0</text:p>
      <text:p text:style-name="Standard">########################################</text:p>
      <text:p text:style-name="Standard">KIC 4372705</text:p>
      <text:p text:style-name="Standard">SearchResult containing 0 data products.</text:p>
      <text:p text:style-name="Standard">########################################</text:p>
      <text:p text:style-name="Standard">KIC 4385109</text:p>
      <text:p text:style-name="Standard">SearchResult containing 0 data products.</text:p>
      <text:p text:style-name="Standard">########################################</text:p>
      <text:p text:style-name="Standard">KIC 4455763</text:p>
      <text:p text:style-name="Standard">SearchResult containing 0 data products.</text:p>
      <text:p text:style-name="Standard">########################################</text:p>
      <text:p text:style-name="Standard">KIC 445898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2226932 <text:s text:c="5"/>0.0</text:p>
      <text:p text:style-name="Standard"><text:s text:c="2"/>1 TESS Sector 14 2019 <text:s/>TASOC <text:s text:c="4"/>120 <text:s text:c="2"/>122226932 <text:s text:c="5"/>0.0</text:p>
      <text:p text:style-name="Standard"><text:s text:c="2"/>2 TESS Sector 40 2021 <text:s text:c="3"/>QLP <text:s text:c="4"/>600 <text:s text:c="2"/>122226932 <text:s text:c="5"/>0.0</text:p>
      <text:p text:style-name="Standard"><text:s text:c="2"/>3 TESS Sector 41 2021 <text:s text:c="3"/>QLP <text:s text:c="4"/>600 <text:s text:c="2"/>122226932 <text:s text:c="5"/>0.0</text:p>
      <text:p text:style-name="Standard"><text:s text:c="2"/>4 TESS Sector 54 2022 <text:s text:c="3"/>QLP <text:s text:c="4"/>600 <text:s text:c="2"/>122226932 <text:s text:c="5"/>0.0</text:p>
      <text:p text:style-name="Standard"><text:s text:c="2"/>5 TESS Sector 55 2022 <text:s text:c="3"/>QLP <text:s text:c="4"/>600 <text:s text:c="2"/>122226932 <text:s text:c="5"/>0.0</text:p>
      <text:p text:style-name="Standard">########################################</text:p>
      <text:p text:style-name="Standard">KIC 4464999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1064473 <text:s text:c="5"/>0.0</text:p>
      <text:p text:style-name="Standard"><text:s text:c="2"/>1 TESS Sector 40 2021 <text:s text:c="3"/>QLP <text:s text:c="4"/>600 <text:s text:c="2"/>351064473 <text:s text:c="5"/>0.0</text:p>
      <text:p text:style-name="Standard"><text:s text:c="2"/>2 TESS Sector 41 2021 <text:s text:c="3"/>QLP <text:s text:c="4"/>600 <text:s text:c="2"/>351064473 <text:s text:c="5"/>0.0</text:p>
      <text:p text:style-name="Standard"><text:s text:c="2"/>3 TESS Sector 54 2022 <text:s text:c="3"/>QLP <text:s text:c="4"/>600 <text:s text:c="2"/>351064473 <text:s text:c="5"/>0.0</text:p>
      <text:p text:style-name="Standard"><text:s text:c="2"/>4 TESS Sector 55 2022 <text:s text:c="3"/>QLP <text:s text:c="4"/>600 <text:s text:c="2"/>351064473 <text:s text:c="5"/>0.0</text:p>
      <text:p text:style-name="Standard">########################################</text:p>
      <text:p text:style-name="Standard">KIC 4466691</text:p>
      <text:p text:style-name="Standard">SearchResult containing 0 data products.</text:p>
      <text:p text:style-name="Standard"><text:soft-page-break/>########################################</text:p>
      <text:p text:style-name="Standard">KIC 4474193</text:p>
      <text:p text:style-name="Standard">SearchResult containing 0 data products.</text:p>
      <text:p text:style-name="Standard">########################################</text:p>
      <text:p text:style-name="Standard">KIC 4474637</text:p>
      <text:p text:style-name="Standard">SearchResult containing 0 data products.</text:p>
      <text:p text:style-name="Standard">########################################</text:p>
      <text:p text:style-name="Standard">KIC 4476900</text:p>
      <text:p text:style-name="Standard">SearchResult containing 0 data products.</text:p>
      <text:p text:style-name="Standard">########################################</text:p>
      <text:p text:style-name="Standard">KIC 4545729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894113 <text:s text:c="5"/>0.0</text:p>
      <text:p text:style-name="Standard"><text:s text:c="2"/>1 TESS Sector 14 2019 <text:s/>TASOC <text:s text:c="3"/>1800 <text:s text:c="2"/>120894113 <text:s text:c="5"/>0.0</text:p>
      <text:p text:style-name="Standard"><text:s text:c="2"/>2 TESS Sector 14 2019 <text:s/>TASOC <text:s text:c="3"/>1800 <text:s text:c="2"/>120894113 <text:s text:c="5"/>0.0</text:p>
      <text:p text:style-name="Standard"><text:s text:c="2"/>3 TESS Sector 40 2021 <text:s text:c="3"/>QLP <text:s text:c="4"/>600 <text:s text:c="2"/>120894113 <text:s text:c="5"/>0.0</text:p>
      <text:p text:style-name="Standard"><text:s text:c="2"/>4 TESS Sector 41 2021 <text:s text:c="3"/>QLP <text:s text:c="4"/>600 <text:s text:c="2"/>120894113 <text:s text:c="5"/>0.0</text:p>
      <text:p text:style-name="Standard"><text:s text:c="2"/>5 TESS Sector 53 2022 <text:s text:c="3"/>QLP <text:s text:c="4"/>600 <text:s text:c="2"/>120894113 <text:s text:c="5"/>0.0</text:p>
      <text:p text:style-name="Standard"><text:s text:c="2"/>6 TESS Sector 54 2022 <text:s text:c="3"/>QLP <text:s text:c="4"/>600 <text:s text:c="2"/>120894113 <text:s text:c="5"/>0.0</text:p>
      <text:p text:style-name="Standard">########################################</text:p>
      <text:p text:style-name="Standard">KIC 4547067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1019462 <text:s text:c="5"/>0.0</text:p>
      <text:p text:style-name="Standard"><text:s text:c="2"/>1 TESS Sector 14 2019 <text:s/>TASOC <text:s text:c="3"/>1800 <text:s text:c="2"/>121019462 <text:s text:c="5"/>0.0</text:p>
      <text:p text:style-name="Standard">########################################</text:p>
      <text:p text:style-name="Standard">KIC 4547308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107304 <text:s text:c="5"/>0.0</text:p>
      <text:p text:style-name="Standard"><text:s text:c="2"/>1 TESS Sector 14 2019 <text:s/>TASOC <text:s text:c="3"/>1800 <text:s text:c="2"/>121107304 <text:s text:c="5"/>0.0</text:p>
      <text:p text:style-name="Standard"><text:s text:c="2"/>2 TESS Sector 14 2019 <text:s/>TASOC <text:s text:c="3"/>1800 <text:s text:c="2"/>121107304 <text:s text:c="5"/>0.0</text:p>
      <text:p text:style-name="Standard"><text:s text:c="2"/>3 TESS Sector 40 2021 <text:s text:c="3"/>QLP <text:s text:c="4"/>600 <text:s text:c="2"/>121107304 <text:s text:c="5"/>0.0</text:p>
      <text:p text:style-name="Standard"><text:s text:c="2"/>4 TESS Sector 41 2021 <text:s text:c="3"/>QLP <text:s text:c="4"/>600 <text:s text:c="2"/>121107304 <text:s text:c="5"/>0.0</text:p>
      <text:p text:style-name="Standard"><text:s text:c="2"/>5 TESS Sector 53 2022 <text:s text:c="3"/>QLP <text:s text:c="4"/>600 <text:s text:c="2"/>121107304 <text:s text:c="5"/>0.0</text:p>
      <text:p text:style-name="Standard"><text:s text:c="2"/>6 TESS Sector 54 2022 <text:s text:c="3"/>QLP <text:s text:c="4"/>600 <text:s text:c="2"/>121107304 <text:s text:c="5"/>0.0</text:p>
      <text:p text:style-name="Standard">########################################</text:p>
      <text:p text:style-name="Standard">KIC 4550750</text:p>
      <text:p text:style-name="Standard">SearchResult containing 5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604772 <text:s text:c="5"/>0.0</text:p>
      <text:p text:style-name="Standard"><text:s text:c="2"/>1 TESS Sector 40 2021 <text:s text:c="3"/>QLP <text:s text:c="4"/>600 <text:s text:c="2"/>121604772 <text:s text:c="5"/>0.0</text:p>
      <text:p text:style-name="Standard"><text:s text:c="2"/>2 TESS Sector 41 2021 <text:s text:c="3"/>QLP <text:s text:c="4"/>600 <text:s text:c="2"/>121604772 <text:s text:c="5"/>0.0</text:p>
      <text:p text:style-name="Standard"><text:s text:c="2"/>3 TESS Sector 54 2022 <text:s text:c="3"/>QLP <text:s text:c="4"/>600 <text:s text:c="2"/>121604772 <text:s text:c="5"/>0.0</text:p>
      <text:p text:style-name="Standard"><text:s text:c="2"/>4 TESS Sector 55 2022 <text:s text:c="3"/>QLP <text:s text:c="4"/>600 <text:s text:c="2"/>121604772 <text:s text:c="5"/>0.0</text:p>
      <text:p text:style-name="Standard">########################################</text:p>
      <text:p text:style-name="Standard">KIC 455400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063404 <text:s text:c="5"/>0.0</text:p>
      <text:p text:style-name="Standard"><text:s text:c="2"/>1 TESS Sector 14 2019 <text:s/>TASOC <text:s text:c="3"/>1800 <text:s text:c="2"/>122063404 <text:s text:c="5"/>0.0</text:p>
      <text:p text:style-name="Standard">########################################</text:p>
      <text:p text:style-name="Standard">KIC 4563150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414238 <text:s text:c="5"/>0.0</text:p>
      <text:p text:style-name="Standard"><text:s text:c="2"/>1 TESS Sector 14 2019 <text:s/>TASOC <text:s text:c="3"/>1800 <text:s text:c="2"/>137414238 <text:s text:c="5"/>0.0</text:p>
      <text:p text:style-name="Standard"><text:s text:c="2"/>2 TESS Sector 14 2019 <text:s/>TASOC <text:s text:c="3"/>1800 <text:s text:c="2"/>137414238 <text:s text:c="5"/>0.0</text:p>
      <text:p text:style-name="Standard"><text:s text:c="2"/>3 TESS Sector 40 2021 <text:s text:c="3"/>QLP <text:s text:c="4"/>600 <text:s text:c="2"/>137414238 <text:s text:c="5"/>0.0</text:p>
      <text:p text:style-name="Standard"><text:s text:c="2"/>4 TESS Sector 41 2021 <text:s text:c="3"/>QLP <text:s text:c="4"/>600 <text:s text:c="2"/>137414238 <text:s text:c="5"/>0.0</text:p>
      <text:p text:style-name="Standard"><text:s text:c="2"/>5 TESS Sector 54 2022 <text:s text:c="3"/>QLP <text:s text:c="4"/>600 <text:s text:c="2"/>137414238 <text:s text:c="5"/>0.0</text:p>
      <text:p text:style-name="Standard"><text:s text:c="2"/>6 TESS Sector 55 2022 <text:s text:c="3"/>QLP <text:s text:c="4"/>600 <text:s text:c="2"/>137414238 <text:s text:c="5"/>0.0</text:p>
      <text:p text:style-name="Standard">########################################</text:p>
      <text:p text:style-name="Standard">KIC 456992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8436275 <text:s text:c="5"/>0.0</text:p>
      <text:p text:style-name="Standard"><text:s text:c="2"/>1 TESS Sector 41 2021 <text:s text:c="3"/>QLP <text:s text:c="4"/>600 <text:s text:c="2"/>138436275 <text:s text:c="5"/>0.0</text:p>
      <text:p text:style-name="Standard"><text:s text:c="2"/>2 TESS Sector 54 2022 <text:s text:c="3"/>QLP <text:s text:c="4"/>600 <text:s text:c="2"/>138436275 <text:s text:c="5"/>0.0</text:p>
      <text:p text:style-name="Standard"><text:s text:c="2"/>3 TESS Sector 55 2022 <text:s text:c="3"/>QLP <text:s text:c="4"/>600 <text:s text:c="2"/>138436275 <text:s text:c="5"/>0.0</text:p>
      <text:p text:style-name="Standard">########################################</text:p>
      <text:p text:style-name="Standard">KIC 4570326</text:p>
      <text:p text:style-name="Standard">SearchResult containing 8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<text:soft-page-break/>--- -------------- ---- --------- ------- ----------- --------</text:p>
      <text:p text:style-name="Standard"><text:s text:c="2"/>0 TESS Sector 40 2021 TESS-SPOC <text:s text:c="4"/>600 <text:s text:c="2"/>138572901 <text:s text:c="5"/>0.0</text:p>
      <text:p text:style-name="Standard"><text:s text:c="2"/>1 TESS Sector 40 2021 <text:s text:c="6"/>QLP <text:s text:c="4"/>600 <text:s text:c="2"/>138572901 <text:s text:c="5"/>0.0</text:p>
      <text:p text:style-name="Standard"><text:s text:c="2"/>2 TESS Sector 41 2021 TESS-SPOC <text:s text:c="4"/>600 <text:s text:c="2"/>138572901 <text:s text:c="5"/>0.0</text:p>
      <text:p text:style-name="Standard"><text:s text:c="2"/>3 TESS Sector 41 2021 <text:s text:c="6"/>QLP <text:s text:c="4"/>600 <text:s text:c="2"/>138572901 <text:s text:c="5"/>0.0</text:p>
      <text:p text:style-name="Standard"><text:s text:c="2"/>4 TESS Sector 54 2022 TESS-SPOC <text:s text:c="4"/>600 <text:s text:c="2"/>138572901 <text:s text:c="5"/>0.0</text:p>
      <text:p text:style-name="Standard"><text:s text:c="2"/>5 TESS Sector 54 2022 <text:s text:c="6"/>QLP <text:s text:c="4"/>600 <text:s text:c="2"/>138572901 <text:s text:c="5"/>0.0</text:p>
      <text:p text:style-name="Standard"><text:s text:c="2"/>6 TESS Sector 55 2022 TESS-SPOC <text:s text:c="4"/>600 <text:s text:c="2"/>138572901 <text:s text:c="5"/>0.0</text:p>
      <text:p text:style-name="Standard"><text:s text:c="2"/>7 TESS Sector 55 2022 <text:s text:c="6"/>QLP <text:s text:c="4"/>600 <text:s text:c="2"/>138572901 <text:s text:c="5"/>0.0</text:p>
      <text:p text:style-name="Standard">########################################</text:p>
      <text:p text:style-name="Standard">KIC 4574310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8892474 <text:s text:c="5"/>0.0</text:p>
      <text:p text:style-name="Standard"><text:s text:c="2"/>1 TESS Sector 14 2019 <text:s/>TASOC <text:s text:c="3"/>1800 <text:s text:c="2"/>138892474 <text:s text:c="5"/>0.0</text:p>
      <text:p text:style-name="Standard"><text:s text:c="2"/>2 TESS Sector 14 2019 <text:s/>TASOC <text:s text:c="3"/>1800 <text:s text:c="2"/>138892474 <text:s text:c="5"/>0.0</text:p>
      <text:p text:style-name="Standard"><text:s text:c="2"/>3 TESS Sector 40 2021 <text:s text:c="3"/>QLP <text:s text:c="4"/>600 <text:s text:c="2"/>138892474 <text:s text:c="5"/>0.0</text:p>
      <text:p text:style-name="Standard"><text:s text:c="2"/>4 TESS Sector 41 2021 <text:s text:c="3"/>QLP <text:s text:c="4"/>600 <text:s text:c="2"/>138892474 <text:s text:c="5"/>0.0</text:p>
      <text:p text:style-name="Standard"><text:s text:c="2"/>5 TESS Sector 54 2022 <text:s text:c="3"/>QLP <text:s text:c="4"/>600 <text:s text:c="2"/>138892474 <text:s text:c="5"/>0.0</text:p>
      <text:p text:style-name="Standard"><text:s text:c="2"/>6 TESS Sector 55 2022 <text:s text:c="3"/>QLP <text:s text:c="4"/>600 <text:s text:c="2"/>138892474 <text:s text:c="5"/>0.0</text:p>
      <text:p text:style-name="Standard">########################################</text:p>
      <text:p text:style-name="Standard">KIC 4649324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293424 <text:s text:c="5"/>0.0</text:p>
      <text:p text:style-name="Standard"><text:s text:c="2"/>1 TESS Sector 14 2019 <text:s/>TASOC <text:s text:c="3"/>1800 <text:s text:c="2"/>122293424 <text:s text:c="5"/>0.0</text:p>
      <text:p text:style-name="Standard"><text:s text:c="2"/>2 TESS Sector 14 2019 <text:s/>TASOC <text:s text:c="3"/>1800 <text:s text:c="2"/>122293424 <text:s text:c="5"/>0.0</text:p>
      <text:p text:style-name="Standard"><text:s text:c="2"/>3 TESS Sector 14 2019 <text:s/>TASOC <text:s text:c="3"/>1800 <text:s text:c="2"/>122293424 <text:s text:c="5"/>0.0</text:p>
      <text:p text:style-name="Standard">########################################</text:p>
      <text:p text:style-name="Standard">KIC 465152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603796 <text:s text:c="5"/>0.0</text:p>
      <text:p text:style-name="Standard"><text:s text:c="2"/>1 TESS Sector 14 2019 <text:s/>TASOC <text:s text:c="3"/>1800 <text:s text:c="2"/>122603796 <text:s text:c="5"/>0.0</text:p>
      <text:p text:style-name="Standard">########################################</text:p>
      <text:p text:style-name="Standard">KIC 4659476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<text:soft-page-break/>--- -------------- ---- ------ ------- ----------- --------</text:p>
      <text:p text:style-name="Standard"><text:s text:c="2"/>0 TESS Sector 14 2019 <text:s text:c="3"/>QLP <text:s text:c="3"/>1800 <text:s text:c="2"/>137971944 <text:s text:c="5"/>0.0</text:p>
      <text:p text:style-name="Standard"><text:s text:c="2"/>1 TESS Sector 14 2019 <text:s/>TASOC <text:s text:c="3"/>1800 <text:s text:c="2"/>137971944 <text:s text:c="5"/>0.0</text:p>
      <text:p text:style-name="Standard"><text:s text:c="2"/>2 TESS Sector 14 2019 <text:s/>TASOC <text:s text:c="3"/>1800 <text:s text:c="2"/>137971944 <text:s text:c="5"/>0.0</text:p>
      <text:p text:style-name="Standard"><text:s text:c="2"/>3 TESS Sector 40 2021 <text:s text:c="3"/>QLP <text:s text:c="4"/>600 <text:s text:c="2"/>137971944 <text:s text:c="5"/>0.0</text:p>
      <text:p text:style-name="Standard"><text:s text:c="2"/>4 TESS Sector 41 2021 <text:s text:c="3"/>QLP <text:s text:c="4"/>600 <text:s text:c="2"/>137971944 <text:s text:c="5"/>0.0</text:p>
      <text:p text:style-name="Standard"><text:s text:c="2"/>5 TESS Sector 54 2022 <text:s text:c="3"/>QLP <text:s text:c="4"/>600 <text:s text:c="2"/>137971944 <text:s text:c="5"/>0.0</text:p>
      <text:p text:style-name="Standard"><text:s text:c="2"/>6 TESS Sector 55 2022 <text:s text:c="3"/>QLP <text:s text:c="4"/>600 <text:s text:c="2"/>137971944 <text:s text:c="5"/>0.0</text:p>
      <text:p text:style-name="Standard">########################################</text:p>
      <text:p text:style-name="Standard">KIC 4660997</text:p>
      <text:p text:style-name="Standard">SearchResult containing 5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40 2021 TESS-SPOC <text:s text:c="4"/>600 <text:s text:c="2"/>138215524 <text:s text:c="5"/>0.0</text:p>
      <text:p text:style-name="Standard"><text:s text:c="2"/>1 TESS Sector 40 2021 <text:s text:c="6"/>QLP <text:s text:c="4"/>600 <text:s text:c="2"/>138215524 <text:s text:c="5"/>0.0</text:p>
      <text:p text:style-name="Standard"><text:s text:c="2"/>2 TESS Sector 41 2021 <text:s text:c="6"/>QLP <text:s text:c="4"/>600 <text:s text:c="2"/>138215524 <text:s text:c="5"/>0.0</text:p>
      <text:p text:style-name="Standard"><text:s text:c="2"/>3 TESS Sector 54 2022 <text:s text:c="6"/>QLP <text:s text:c="4"/>600 <text:s text:c="2"/>138215524 <text:s text:c="5"/>0.0</text:p>
      <text:p text:style-name="Standard"><text:s text:c="2"/>4 TESS Sector 55 2022 <text:s text:c="6"/>QLP <text:s text:c="4"/>600 <text:s text:c="2"/>138215524 <text:s text:c="5"/>0.0</text:p>
      <text:p text:style-name="Standard">########################################</text:p>
      <text:p text:style-name="Standard">KIC 4661397</text:p>
      <text:p text:style-name="Standard">SearchResult containing 0 data products.</text:p>
      <text:p text:style-name="Standard">########################################</text:p>
      <text:p text:style-name="Standard">KIC 4665989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78087071 <text:s text:c="5"/>0.0</text:p>
      <text:p text:style-name="Standard"><text:s text:c="2"/>1 TESS Sector 14 2019 <text:s/>TASOC <text:s text:c="3"/>1800 <text:s text:c="2"/>378087071 <text:s text:c="5"/>0.0</text:p>
      <text:p text:style-name="Standard"><text:s text:c="2"/>2 TESS Sector 14 2019 <text:s/>TASOC <text:s text:c="3"/>1800 <text:s text:c="2"/>378087071 <text:s text:c="5"/>0.0</text:p>
      <text:p text:style-name="Standard"><text:s text:c="2"/>3 TESS Sector 40 2021 <text:s text:c="3"/>QLP <text:s text:c="4"/>600 <text:s text:c="2"/>378087071 <text:s text:c="5"/>0.0</text:p>
      <text:p text:style-name="Standard"><text:s text:c="2"/>4 TESS Sector 41 2021 <text:s text:c="3"/>QLP <text:s text:c="4"/>600 <text:s text:c="2"/>378087071 <text:s text:c="5"/>0.0</text:p>
      <text:p text:style-name="Standard"><text:s text:c="2"/>5 TESS Sector 54 2022 <text:s text:c="3"/>QLP <text:s text:c="4"/>600 <text:s text:c="2"/>378087071 <text:s text:c="5"/>0.0</text:p>
      <text:p text:style-name="Standard"><text:s text:c="2"/>6 TESS Sector 55 2022 <text:s text:c="3"/>QLP <text:s text:c="4"/>600 <text:s text:c="2"/>378087071 <text:s text:c="5"/>0.0</text:p>
      <text:p text:style-name="Standard">########################################</text:p>
      <text:p text:style-name="Standard">KIC 4669592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089092 <text:s text:c="5"/>0.0</text:p>
      <text:p text:style-name="Standard"><text:s text:c="2"/>1 TESS Sector 41 2021 <text:s text:c="3"/>QLP <text:s text:c="4"/>600 <text:s text:c="2"/>184089092 <text:s text:c="5"/>0.0</text:p>
      <text:p text:style-name="Standard"><text:s text:c="2"/>2 TESS Sector 54 2022 <text:s text:c="3"/>QLP <text:s text:c="4"/>600 <text:s text:c="2"/>184089092 <text:s text:c="5"/>0.0</text:p>
      <text:p text:style-name="Standard"><text:s text:c="2"/>3 TESS Sector 55 2022 <text:s text:c="3"/>QLP <text:s text:c="4"/>600 <text:s text:c="2"/>184089092 <text:s text:c="5"/>0.0</text:p>
      <text:p text:style-name="Standard">########################################</text:p>
      <text:p text:style-name="Standard"><text:soft-page-break/>KIC 4670267</text:p>
      <text:p text:style-name="Standard">SearchResult containing 0 data products.</text:p>
      <text:p text:style-name="Standard">########################################</text:p>
      <text:p text:style-name="Standard">KIC 4672934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419083 <text:s text:c="5"/>0.0</text:p>
      <text:p text:style-name="Standard"><text:s text:c="2"/>1 TESS Sector 14 2019 <text:s/>TASOC <text:s text:c="3"/>1800 <text:s text:c="2"/>184419083 <text:s text:c="5"/>0.0</text:p>
      <text:p text:style-name="Standard"><text:s text:c="2"/>2 TESS Sector 14 2019 <text:s/>TASOC <text:s text:c="3"/>1800 <text:s text:c="2"/>184419083 <text:s text:c="5"/>0.0</text:p>
      <text:p text:style-name="Standard"><text:s text:c="2"/>3 TESS Sector 15 2019 <text:s text:c="3"/>QLP <text:s text:c="3"/>1800 <text:s text:c="2"/>184419083 <text:s text:c="5"/>0.0</text:p>
      <text:p text:style-name="Standard"><text:s text:c="2"/>4 TESS Sector 15 2019 <text:s/>TASOC <text:s text:c="3"/>1800 <text:s text:c="2"/>184419083 <text:s text:c="5"/>0.0</text:p>
      <text:p text:style-name="Standard"><text:s text:c="2"/>5 TESS Sector 15 2019 <text:s/>TASOC <text:s text:c="3"/>1800 <text:s text:c="2"/>184419083 <text:s text:c="5"/>0.0</text:p>
      <text:p text:style-name="Standard"><text:s text:c="2"/>6 TESS Sector 41 2021 <text:s text:c="3"/>QLP <text:s text:c="4"/>600 <text:s text:c="2"/>184419083 <text:s text:c="5"/>0.0</text:p>
      <text:p text:style-name="Standard"><text:s text:c="2"/>7 TESS Sector 54 2022 <text:s text:c="3"/>QLP <text:s text:c="4"/>600 <text:s text:c="2"/>184419083 <text:s text:c="5"/>0.0</text:p>
      <text:p text:style-name="Standard"><text:s text:c="2"/>8 TESS Sector 55 2022 <text:s text:c="3"/>QLP <text:s text:c="4"/>600 <text:s text:c="2"/>184419083 <text:s text:c="5"/>0.0</text:p>
      <text:p text:style-name="Standard">########################################</text:p>
      <text:p text:style-name="Standard">KIC 467732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078070 <text:s text:c="5"/>0.0</text:p>
      <text:p text:style-name="Standard"><text:s text:c="2"/>1 TESS Sector 41 2021 <text:s text:c="3"/>QLP <text:s text:c="4"/>600 <text:s text:c="2"/>169078070 <text:s text:c="5"/>0.0</text:p>
      <text:p text:style-name="Standard"><text:s text:c="2"/>2 TESS Sector 54 2022 <text:s text:c="3"/>QLP <text:s text:c="4"/>600 <text:s text:c="2"/>169078070 <text:s text:c="5"/>0.0</text:p>
      <text:p text:style-name="Standard"><text:s text:c="2"/>3 TESS Sector 55 2022 <text:s text:c="3"/>QLP <text:s text:c="4"/>600 <text:s text:c="2"/>169078070 <text:s text:c="5"/>0.0</text:p>
      <text:p text:style-name="Standard">########################################</text:p>
      <text:p text:style-name="Standard">KIC 4681152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933118 <text:s text:c="5"/>0.0</text:p>
      <text:p text:style-name="Standard"><text:s text:c="2"/>1 TESS Sector 14 2019 <text:s/>TASOC <text:s text:c="3"/>1800 <text:s text:c="2"/>169933118 <text:s text:c="5"/>0.0</text:p>
      <text:p text:style-name="Standard"><text:s text:c="2"/>2 TESS Sector 14 2019 <text:s/>TASOC <text:s text:c="3"/>1800 <text:s text:c="2"/>169933118 <text:s text:c="5"/>0.0</text:p>
      <text:p text:style-name="Standard"><text:s text:c="2"/>3 TESS Sector 15 2019 <text:s text:c="3"/>QLP <text:s text:c="3"/>1800 <text:s text:c="2"/>169933118 <text:s text:c="5"/>0.0</text:p>
      <text:p text:style-name="Standard"><text:s text:c="2"/>4 TESS Sector 15 2019 <text:s/>TASOC <text:s text:c="3"/>1800 <text:s text:c="2"/>169933118 <text:s text:c="5"/>0.0</text:p>
      <text:p text:style-name="Standard"><text:s text:c="2"/>5 TESS Sector 15 2019 <text:s/>TASOC <text:s text:c="3"/>1800 <text:s text:c="2"/>169933118 <text:s text:c="5"/>0.0</text:p>
      <text:p text:style-name="Standard"><text:s text:c="2"/>6 TESS Sector 54 2022 <text:s text:c="3"/>QLP <text:s text:c="4"/>600 <text:s text:c="2"/>169933118 <text:s text:c="5"/>0.0</text:p>
      <text:p text:style-name="Standard"><text:s text:c="2"/>7 TESS Sector 55 2022 <text:s text:c="3"/>QLP <text:s text:c="4"/>600 <text:s text:c="2"/>169933118 <text:s text:c="5"/>0.0</text:p>
      <text:p text:style-name="Standard">########################################</text:p>
      <text:p text:style-name="Standard">KIC 4738426</text:p>
      <text:p text:style-name="Standard">SearchResult containing 0 data products.</text:p>
      <text:p text:style-name="Standard">########################################</text:p>
      <text:p text:style-name="Standard">KIC 4739194</text:p>
      <text:p text:style-name="Standard"><text:soft-page-break/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063712 <text:s text:c="5"/>0.0</text:p>
      <text:p text:style-name="Standard"><text:s text:c="2"/>1 TESS Sector 14 2019 <text:s/>TASOC <text:s text:c="3"/>1800 <text:s text:c="2"/>122063712 <text:s text:c="5"/>0.0</text:p>
      <text:p text:style-name="Standard">########################################</text:p>
      <text:p text:style-name="Standard">KIC 4739791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394176180 <text:s text:c="5"/>0.0</text:p>
      <text:p text:style-name="Standard"><text:s text:c="2"/>1 TESS Sector 14 2019 <text:s/>TASOC <text:s text:c="3"/>1800 <text:s text:c="2"/>394176180 <text:s text:c="5"/>0.0</text:p>
      <text:p text:style-name="Standard">########################################</text:p>
      <text:p text:style-name="Standard">KIC 4758092</text:p>
      <text:p text:style-name="Standard">SearchResult containing 0 data products.</text:p>
      <text:p text:style-name="Standard">########################################</text:p>
      <text:p text:style-name="Standard">KIC 476288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84246232 <text:s text:c="5"/>0.0</text:p>
      <text:p text:style-name="Standard"><text:s text:c="2"/>1 TESS Sector 14 2019 <text:s/>TASOC <text:s text:c="3"/>1800 <text:s text:c="2"/>184246232 <text:s text:c="5"/>0.0</text:p>
      <text:p text:style-name="Standard"><text:s text:c="2"/>2 TESS Sector 15 2019 <text:s/>TASOC <text:s text:c="3"/>1800 <text:s text:c="2"/>184246232 <text:s text:c="5"/>0.0</text:p>
      <text:p text:style-name="Standard"><text:s text:c="2"/>3 TESS Sector 15 2019 <text:s/>TASOC <text:s text:c="3"/>1800 <text:s text:c="2"/>184246232 <text:s text:c="5"/>0.0</text:p>
      <text:p text:style-name="Standard">########################################</text:p>
      <text:p text:style-name="Standard">KIC 4768846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078864 <text:s text:c="5"/>0.0</text:p>
      <text:p text:style-name="Standard"><text:s text:c="2"/>1 TESS Sector 14 2019 <text:s/>TASOC <text:s text:c="3"/>1800 <text:s text:c="2"/>169078864 <text:s text:c="5"/>0.0</text:p>
      <text:p text:style-name="Standard"><text:s text:c="2"/>2 TESS Sector 14 2019 <text:s/>TASOC <text:s text:c="3"/>1800 <text:s text:c="2"/>169078864 <text:s text:c="5"/>0.0</text:p>
      <text:p text:style-name="Standard"><text:s text:c="2"/>3 TESS Sector 15 2019 <text:s text:c="3"/>QLP <text:s text:c="3"/>1800 <text:s text:c="2"/>169078864 <text:s text:c="5"/>0.0</text:p>
      <text:p text:style-name="Standard"><text:s text:c="2"/>4 TESS Sector 15 2019 <text:s/>TASOC <text:s text:c="3"/>1800 <text:s text:c="2"/>169078864 <text:s text:c="5"/>0.0</text:p>
      <text:p text:style-name="Standard"><text:s text:c="2"/>5 TESS Sector 15 2019 <text:s/>TASOC <text:s text:c="3"/>1800 <text:s text:c="2"/>169078864 <text:s text:c="5"/>0.0</text:p>
      <text:p text:style-name="Standard"><text:s text:c="2"/>6 TESS Sector 41 2021 <text:s text:c="3"/>QLP <text:s text:c="4"/>600 <text:s text:c="2"/>169078864 <text:s text:c="5"/>0.0</text:p>
      <text:p text:style-name="Standard"><text:s text:c="2"/>7 TESS Sector 54 2022 <text:s text:c="3"/>QLP <text:s text:c="4"/>600 <text:s text:c="2"/>169078864 <text:s text:c="5"/>0.0</text:p>
      <text:p text:style-name="Standard"><text:s text:c="2"/>8 TESS Sector 55 2022 <text:s text:c="3"/>QLP <text:s text:c="4"/>600 <text:s text:c="2"/>169078864 <text:s text:c="5"/>0.0</text:p>
      <text:p text:style-name="Standard">########################################</text:p>
      <text:p text:style-name="Standard">KIC 4826439</text:p>
      <text:p text:style-name="Standard">SearchResult containing 7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865891 <text:s text:c="5"/>0.0</text:p>
      <text:p text:style-name="Standard"><text:s text:c="2"/>1 TESS Sector 14 2019 <text:s/>TASOC <text:s text:c="3"/>1800 <text:s text:c="2"/>121865891 <text:s text:c="5"/>0.0</text:p>
      <text:p text:style-name="Standard"><text:s text:c="2"/>2 TESS Sector 14 2019 <text:s/>TASOC <text:s text:c="3"/>1800 <text:s text:c="2"/>121865891 <text:s text:c="5"/>0.0</text:p>
      <text:p text:style-name="Standard"><text:s text:c="2"/>3 TESS Sector 40 2021 <text:s text:c="3"/>QLP <text:s text:c="4"/>600 <text:s text:c="2"/>121865891 <text:s text:c="5"/>0.0</text:p>
      <text:p text:style-name="Standard"><text:s text:c="2"/>4 TESS Sector 41 2021 <text:s text:c="3"/>QLP <text:s text:c="4"/>600 <text:s text:c="2"/>121865891 <text:s text:c="5"/>0.0</text:p>
      <text:p text:style-name="Standard"><text:s text:c="2"/>5 TESS Sector 54 2022 <text:s text:c="3"/>QLP <text:s text:c="4"/>600 <text:s text:c="2"/>121865891 <text:s text:c="5"/>0.0</text:p>
      <text:p text:style-name="Standard"><text:s text:c="2"/>6 TESS Sector 55 2022 <text:s text:c="3"/>QLP <text:s text:c="4"/>600 <text:s text:c="2"/>121865891 <text:s text:c="5"/>0.0</text:p>
      <text:p text:style-name="Standard">########################################</text:p>
      <text:p text:style-name="Standard">KIC 4843222</text:p>
      <text:p text:style-name="Standard">SearchResult containing 0 data products.</text:p>
      <text:p text:style-name="Standard">########################################</text:p>
      <text:p text:style-name="Standard">KIC 4843592</text:p>
      <text:p text:style-name="Standard">SearchResult containing 0 data products.</text:p>
      <text:p text:style-name="Standard">########################################</text:p>
      <text:p text:style-name="Standard">KIC 4847343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8959430 <text:s text:c="5"/>0.0</text:p>
      <text:p text:style-name="Standard"><text:s text:c="2"/>1 TESS Sector 40 2021 <text:s text:c="3"/>QLP <text:s text:c="4"/>600 <text:s text:c="2"/>138959430 <text:s text:c="5"/>0.0</text:p>
      <text:p text:style-name="Standard"><text:s text:c="2"/>2 TESS Sector 41 2021 <text:s text:c="3"/>QLP <text:s text:c="4"/>600 <text:s text:c="2"/>138959430 <text:s text:c="5"/>0.0</text:p>
      <text:p text:style-name="Standard"><text:s text:c="2"/>3 TESS Sector 54 2022 <text:s text:c="3"/>QLP <text:s text:c="4"/>600 <text:s text:c="2"/>138959430 <text:s text:c="5"/>0.0</text:p>
      <text:p text:style-name="Standard"><text:s text:c="2"/>4 TESS Sector 55 2022 <text:s text:c="3"/>QLP <text:s text:c="4"/>600 <text:s text:c="2"/>138959430 <text:s text:c="5"/>0.0</text:p>
      <text:p text:style-name="Standard">########################################</text:p>
      <text:p text:style-name="Standard">KIC 4853067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419527 <text:s text:c="5"/>0.0</text:p>
      <text:p text:style-name="Standard"><text:s text:c="2"/>1 TESS Sector 14 2019 <text:s/>TASOC <text:s text:c="3"/>1800 <text:s text:c="2"/>184419527 <text:s text:c="5"/>0.0</text:p>
      <text:p text:style-name="Standard"><text:s text:c="2"/>2 TESS Sector 14 2019 <text:s/>TASOC <text:s text:c="3"/>1800 <text:s text:c="2"/>184419527 <text:s text:c="5"/>0.0</text:p>
      <text:p text:style-name="Standard"><text:s text:c="2"/>3 TESS Sector 15 2019 <text:s text:c="3"/>QLP <text:s text:c="3"/>1800 <text:s text:c="2"/>184419527 <text:s text:c="5"/>0.0</text:p>
      <text:p text:style-name="Standard"><text:s text:c="2"/>4 TESS Sector 15 2019 <text:s/>TASOC <text:s text:c="3"/>1800 <text:s text:c="2"/>184419527 <text:s text:c="5"/>0.0</text:p>
      <text:p text:style-name="Standard"><text:s text:c="2"/>5 TESS Sector 15 2019 <text:s/>TASOC <text:s text:c="3"/>1800 <text:s text:c="2"/>184419527 <text:s text:c="5"/>0.0</text:p>
      <text:p text:style-name="Standard"><text:s text:c="2"/>6 TESS Sector 41 2021 <text:s text:c="3"/>QLP <text:s text:c="4"/>600 <text:s text:c="2"/>184419527 <text:s text:c="5"/>0.0</text:p>
      <text:p text:style-name="Standard"><text:s text:c="2"/>7 TESS Sector 54 2022 <text:s text:c="3"/>QLP <text:s text:c="4"/>600 <text:s text:c="2"/>184419527 <text:s text:c="5"/>0.0</text:p>
      <text:p text:style-name="Standard"><text:s text:c="2"/>8 TESS Sector 55 2022 <text:s text:c="3"/>QLP <text:s text:c="4"/>600 <text:s text:c="2"/>184419527 <text:s text:c="5"/>0.0</text:p>
      <text:p text:style-name="Standard">########################################</text:p>
      <text:p text:style-name="Standard">KIC 4857282</text:p>
      <text:p text:style-name="Standard">SearchResult containing 0 data products.</text:p>
      <text:p text:style-name="Standard">########################################</text:p>
      <text:p text:style-name="Standard"><text:soft-page-break/>KIC 4859432</text:p>
      <text:p text:style-name="Standard">SearchResult containing 0 data products.</text:p>
      <text:p text:style-name="Standard">########################################</text:p>
      <text:p text:style-name="Standard">KIC 4904304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316262 <text:s text:c="5"/>0.0</text:p>
      <text:p text:style-name="Standard"><text:s text:c="2"/>1 TESS Sector 14 2019 <text:s/>TASOC <text:s text:c="3"/>1800 <text:s text:c="2"/>120316262 <text:s text:c="5"/>0.0</text:p>
      <text:p text:style-name="Standard"><text:s text:c="2"/>2 TESS Sector 14 2019 <text:s/>TASOC <text:s text:c="3"/>1800 <text:s text:c="2"/>120316262 <text:s text:c="5"/>0.0</text:p>
      <text:p text:style-name="Standard"><text:s text:c="2"/>3 TESS Sector 26 2020 <text:s text:c="3"/>QLP <text:s text:c="3"/>1800 <text:s text:c="2"/>120316262 <text:s text:c="5"/>0.0</text:p>
      <text:p text:style-name="Standard"><text:s text:c="2"/>4 TESS Sector 26 2020 <text:s/>TASOC <text:s text:c="3"/>1800 <text:s text:c="2"/>120316262 <text:s text:c="5"/>0.0</text:p>
      <text:p text:style-name="Standard"><text:s text:c="2"/>5 TESS Sector 26 2020 <text:s/>TASOC <text:s text:c="3"/>1800 <text:s text:c="2"/>120316262 <text:s text:c="5"/>0.0</text:p>
      <text:p text:style-name="Standard"><text:s text:c="2"/>6 TESS Sector 40 2021 <text:s text:c="3"/>QLP <text:s text:c="4"/>600 <text:s text:c="2"/>120316262 <text:s text:c="5"/>0.0</text:p>
      <text:p text:style-name="Standard"><text:s text:c="2"/>7 TESS Sector 41 2021 <text:s text:c="3"/>QLP <text:s text:c="4"/>600 <text:s text:c="2"/>120316262 <text:s text:c="5"/>0.0</text:p>
      <text:p text:style-name="Standard"><text:s text:c="2"/>8 TESS Sector 53 2022 <text:s text:c="3"/>QLP <text:s text:c="4"/>600 <text:s text:c="2"/>120316262 <text:s text:c="5"/>0.0</text:p>
      <text:p text:style-name="Standard"><text:s text:c="2"/>9 TESS Sector 54 2022 <text:s text:c="3"/>QLP <text:s text:c="4"/>600 <text:s text:c="2"/>120316262 <text:s text:c="5"/>0.0</text:p>
      <text:p text:style-name="Standard">########################################</text:p>
      <text:p text:style-name="Standard">KIC 492190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7091233 <text:s text:c="5"/>0.0</text:p>
      <text:p text:style-name="Standard"><text:s text:c="2"/>1 TESS Sector 14 2019 <text:s/>TASOC <text:s text:c="3"/>1800 <text:s text:c="2"/>137091233 <text:s text:c="5"/>0.0</text:p>
      <text:p text:style-name="Standard">########################################</text:p>
      <text:p text:style-name="Standard">KIC 493633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8971179 <text:s text:c="5"/>0.0</text:p>
      <text:p text:style-name="Standard"><text:s text:c="2"/>1 TESS Sector 14 2019 <text:s/>TASOC <text:s text:c="3"/>1800 <text:s text:c="2"/>138971179 <text:s text:c="5"/>0.0</text:p>
      <text:p text:style-name="Standard">########################################</text:p>
      <text:p text:style-name="Standard">KIC 4936680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CDIPS <text:s text:c="3"/>1800 <text:s text:c="2"/>139109118 <text:s text:c="5"/>0.0</text:p>
      <text:p text:style-name="Standard"><text:s text:c="2"/>1 TESS Sector 14 2019 PATHOS <text:s text:c="3"/>1800 <text:s text:c="2"/>139109118 <text:s text:c="5"/>0.0</text:p>
      <text:p text:style-name="Standard"><text:s text:c="2"/>2 TESS Sector 40 2021 <text:s/>CDIPS <text:s text:c="3"/>1800 <text:s text:c="2"/>139109118 <text:s text:c="5"/>0.0</text:p>
      <text:p text:style-name="Standard"><text:s text:c="2"/>3 TESS Sector 41 2021 <text:s/>CDIPS <text:s text:c="3"/>1800 <text:s text:c="2"/>139109118 <text:s text:c="5"/>0.0</text:p>
      <text:p text:style-name="Standard"><text:s text:c="2"/>4 TESS Sector 54 2022 <text:s/>CDIPS <text:s text:c="3"/>1800 <text:s text:c="2"/>139109118 <text:s text:c="5"/>0.0</text:p>
      <text:p text:style-name="Standard"><text:soft-page-break/><text:s text:c="2"/>5 TESS Sector 55 2022 <text:s/>CDIPS <text:s text:c="3"/>1800 <text:s text:c="2"/>139109118 <text:s text:c="5"/>0.0</text:p>
      <text:p text:style-name="Standard">########################################</text:p>
      <text:p text:style-name="Standard">KIC 493721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CDIPS <text:s text:c="3"/>1800 <text:s text:c="2"/>139108796 <text:s text:c="5"/>0.0</text:p>
      <text:p text:style-name="Standard"><text:s text:c="2"/>1 TESS Sector 14 2019 PATHOS <text:s text:c="3"/>1800 <text:s text:c="2"/>139108796 <text:s text:c="5"/>0.0</text:p>
      <text:p text:style-name="Standard"><text:s text:c="2"/>2 TESS Sector 41 2021 <text:s/>CDIPS <text:s text:c="3"/>1800 <text:s text:c="2"/>139108796 <text:s text:c="5"/>0.0</text:p>
      <text:p text:style-name="Standard"><text:s text:c="2"/>3 TESS Sector 54 2022 <text:s/>CDIPS <text:s text:c="3"/>1800 <text:s text:c="2"/>139108796 <text:s text:c="5"/>0.0</text:p>
      <text:p text:style-name="Standard"><text:s text:c="2"/>4 TESS Sector 55 2022 <text:s/>CDIPS <text:s text:c="3"/>1800 <text:s text:c="2"/>139108796 <text:s text:c="5"/>0.0</text:p>
      <text:p text:style-name="Standard">########################################</text:p>
      <text:p text:style-name="Standard">KIC 494106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84420049 <text:s text:c="5"/>0.0</text:p>
      <text:p text:style-name="Standard"><text:s text:c="2"/>1 TESS Sector 14 2019 <text:s/>TASOC <text:s text:c="3"/>1800 <text:s text:c="2"/>184420049 <text:s text:c="5"/>0.0</text:p>
      <text:p text:style-name="Standard"><text:s text:c="2"/>2 TESS Sector 15 2019 <text:s/>TASOC <text:s text:c="3"/>1800 <text:s text:c="2"/>184420049 <text:s text:c="5"/>0.0</text:p>
      <text:p text:style-name="Standard"><text:s text:c="2"/>3 TESS Sector 15 2019 <text:s/>TASOC <text:s text:c="3"/>1800 <text:s text:c="2"/>184420049 <text:s text:c="5"/>0.0</text:p>
      <text:p text:style-name="Standard">########################################</text:p>
      <text:p text:style-name="Standard">KIC 494585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182654 <text:s text:c="5"/>0.0</text:p>
      <text:p text:style-name="Standard"><text:s text:c="2"/>1 TESS Sector 15 2019 <text:s text:c="3"/>QLP <text:s text:c="3"/>1800 <text:s text:c="2"/>169182654 <text:s text:c="5"/>0.0</text:p>
      <text:p text:style-name="Standard"><text:s text:c="2"/>2 TESS Sector 41 2021 <text:s text:c="3"/>QLP <text:s text:c="4"/>600 <text:s text:c="2"/>169182654 <text:s text:c="5"/>0.0</text:p>
      <text:p text:style-name="Standard"><text:s text:c="2"/>3 TESS Sector 54 2022 <text:s text:c="3"/>QLP <text:s text:c="4"/>600 <text:s text:c="2"/>169182654 <text:s text:c="5"/>0.0</text:p>
      <text:p text:style-name="Standard"><text:s text:c="2"/>4 TESS Sector 55 2022 <text:s text:c="3"/>QLP <text:s text:c="4"/>600 <text:s text:c="2"/>169182654 <text:s text:c="5"/>0.0</text:p>
      <text:p text:style-name="Standard">########################################</text:p>
      <text:p text:style-name="Standard">KIC 4946584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458092 <text:s text:c="5"/>0.0</text:p>
      <text:p text:style-name="Standard"><text:s text:c="2"/>1 TESS Sector 14 2019 <text:s/>TASOC <text:s text:c="3"/>1800 <text:s text:c="2"/>169458092 <text:s text:c="5"/>0.0</text:p>
      <text:p text:style-name="Standard"><text:s text:c="2"/>2 TESS Sector 14 2019 <text:s/>TASOC <text:s text:c="3"/>1800 <text:s text:c="2"/>169458092 <text:s text:c="5"/>0.0</text:p>
      <text:p text:style-name="Standard"><text:s text:c="2"/>3 TESS Sector 15 2019 <text:s text:c="3"/>QLP <text:s text:c="3"/>1800 <text:s text:c="2"/>169458092 <text:s text:c="5"/>0.0</text:p>
      <text:p text:style-name="Standard"><text:s text:c="2"/>4 TESS Sector 15 2019 <text:s/>TASOC <text:s text:c="3"/>1800 <text:s text:c="2"/>169458092 <text:s text:c="5"/>0.0</text:p>
      <text:p text:style-name="Standard"><text:s text:c="2"/>5 TESS Sector 15 2019 <text:s/>TASOC <text:s text:c="3"/>1800 <text:s text:c="2"/>169458092 <text:s text:c="5"/>0.0</text:p>
      <text:p text:style-name="Standard"><text:soft-page-break/><text:s text:c="2"/>6 TESS Sector 54 2022 <text:s text:c="3"/>QLP <text:s text:c="4"/>600 <text:s text:c="2"/>169458092 <text:s text:c="5"/>0.0</text:p>
      <text:p text:style-name="Standard"><text:s text:c="2"/>7 TESS Sector 55 2022 <text:s text:c="3"/>QLP <text:s text:c="4"/>600 <text:s text:c="2"/>169458092 <text:s text:c="5"/>0.0</text:p>
      <text:p text:style-name="Standard">########################################</text:p>
      <text:p text:style-name="Standard">KIC 4947528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560376 <text:s text:c="5"/>0.0</text:p>
      <text:p text:style-name="Standard"><text:s text:c="2"/>1 TESS Sector 14 2019 <text:s/>TASOC <text:s text:c="3"/>1800 <text:s text:c="2"/>169560376 <text:s text:c="5"/>0.0</text:p>
      <text:p text:style-name="Standard"><text:s text:c="2"/>2 TESS Sector 14 2019 <text:s/>TASOC <text:s text:c="3"/>1800 <text:s text:c="2"/>169560376 <text:s text:c="5"/>0.0</text:p>
      <text:p text:style-name="Standard"><text:s text:c="2"/>3 TESS Sector 54 2022 <text:s text:c="3"/>QLP <text:s text:c="4"/>600 <text:s text:c="2"/>169560376 <text:s text:c="5"/>0.0</text:p>
      <text:p text:style-name="Standard"><text:s text:c="2"/>4 TESS Sector 55 2022 <text:s text:c="3"/>QLP <text:s text:c="4"/>600 <text:s text:c="2"/>169560376 <text:s text:c="5"/>0.0</text:p>
      <text:p text:style-name="Standard">########################################</text:p>
      <text:p text:style-name="Standard">KIC 4949770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0234261 <text:s text:c="5"/>0.0</text:p>
      <text:p text:style-name="Standard"><text:s text:c="2"/>1 TESS Sector 14 2019 <text:s/>TASOC <text:s text:c="4"/>120 <text:s text:c="2"/>170234261 <text:s text:c="5"/>0.0</text:p>
      <text:p text:style-name="Standard"><text:s text:c="2"/>2 TESS Sector 14 2019 <text:s/>TASOC <text:s text:c="3"/>1800 <text:s text:c="2"/>170234261 <text:s text:c="5"/>0.0</text:p>
      <text:p text:style-name="Standard"><text:s text:c="2"/>3 TESS Sector 14 2019 <text:s/>TASOC <text:s text:c="3"/>1800 <text:s text:c="2"/>170234261 <text:s text:c="5"/>0.0</text:p>
      <text:p text:style-name="Standard"><text:s text:c="2"/>4 TESS Sector 15 2019 <text:s text:c="3"/>QLP <text:s text:c="3"/>1800 <text:s text:c="2"/>170234261 <text:s text:c="5"/>0.0</text:p>
      <text:p text:style-name="Standard"><text:s text:c="2"/>5 TESS Sector 15 2019 <text:s/>TASOC <text:s text:c="3"/>1800 <text:s text:c="2"/>170234261 <text:s text:c="5"/>0.0</text:p>
      <text:p text:style-name="Standard"><text:s text:c="2"/>6 TESS Sector 15 2019 <text:s/>TASOC <text:s text:c="3"/>1800 <text:s text:c="2"/>170234261 <text:s text:c="5"/>0.0</text:p>
      <text:p text:style-name="Standard"><text:s text:c="2"/>7 TESS Sector 54 2022 <text:s text:c="3"/>QLP <text:s text:c="4"/>600 <text:s text:c="2"/>170234261 <text:s text:c="5"/>0.0</text:p>
      <text:p text:style-name="Standard"><text:s text:c="2"/>8 TESS Sector 55 2022 <text:s text:c="3"/>QLP <text:s text:c="4"/>600 <text:s text:c="2"/>170234261 <text:s text:c="5"/>0.0</text:p>
      <text:p text:style-name="Standard">########################################</text:p>
      <text:p text:style-name="Standard">KIC 4950505</text:p>
      <text:p text:style-name="Standard">SearchResult containing 0 data products.</text:p>
      <text:p text:style-name="Standard">########################################</text:p>
      <text:p text:style-name="Standard">KIC 499195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0354108 <text:s text:c="5"/>0.0</text:p>
      <text:p text:style-name="Standard"><text:s text:c="2"/>1 TESS Sector 14 2019 <text:s/>TASOC <text:s text:c="3"/>1800 <text:s text:c="2"/>120354108 <text:s text:c="5"/>0.0</text:p>
      <text:p text:style-name="Standard"><text:s text:c="2"/>2 TESS Sector 26 2020 <text:s/>TASOC <text:s text:c="3"/>1800 <text:s text:c="2"/>120354108 <text:s text:c="5"/>0.0</text:p>
      <text:p text:style-name="Standard"><text:s text:c="2"/>3 TESS Sector 26 2020 <text:s/>TASOC <text:s text:c="3"/>1800 <text:s text:c="2"/>120354108 <text:s text:c="5"/>0.0</text:p>
      <text:p text:style-name="Standard">########################################</text:p>
      <text:p text:style-name="Standard">KIC 4999357</text:p>
      <text:p text:style-name="Standard">SearchResult containing 11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oft-page-break/><text:s text:c="37"/>s <text:s text:c="16"/>arcsec </text:p>
      <text:p text:style-name="Standard">--- -------------- ---- --------- ------- ----------- --------</text:p>
      <text:p text:style-name="Standard"><text:s text:c="2"/>0 TESS Sector 14 2019 <text:s text:c="6"/>QLP <text:s text:c="3"/>1800 <text:s text:c="2"/>121465794 <text:s text:c="5"/>0.0</text:p>
      <text:p text:style-name="Standard"><text:s text:c="2"/>1 TESS Sector 14 2019 <text:s text:c="4"/>TASOC <text:s text:c="4"/>120 <text:s text:c="2"/>121465794 <text:s text:c="5"/>0.0</text:p>
      <text:p text:style-name="Standard"><text:s text:c="2"/>2 TESS Sector 14 2019 <text:s text:c="4"/>TASOC <text:s text:c="3"/>1800 <text:s text:c="2"/>121465794 <text:s text:c="5"/>0.0</text:p>
      <text:p text:style-name="Standard"><text:s text:c="2"/>3 TESS Sector 14 2019 <text:s text:c="4"/>TASOC <text:s text:c="3"/>1800 <text:s text:c="2"/>121465794 <text:s text:c="5"/>0.0</text:p>
      <text:p text:style-name="Standard"><text:s text:c="2"/>4 TESS Sector 40 2021 TESS-SPOC <text:s text:c="4"/>600 <text:s text:c="2"/>121465794 <text:s text:c="5"/>0.0</text:p>
      <text:p text:style-name="Standard"><text:s text:c="2"/>5 TESS Sector 40 2021 <text:s text:c="6"/>QLP <text:s text:c="4"/>600 <text:s text:c="2"/>121465794 <text:s text:c="5"/>0.0</text:p>
      <text:p text:style-name="Standard"><text:s text:c="2"/>6 TESS Sector 41 2021 TESS-SPOC <text:s text:c="4"/>600 <text:s text:c="2"/>121465794 <text:s text:c="5"/>0.0</text:p>
      <text:p text:style-name="Standard"><text:s text:c="2"/>7 TESS Sector 41 2021 <text:s text:c="6"/>QLP <text:s text:c="4"/>600 <text:s text:c="2"/>121465794 <text:s text:c="5"/>0.0</text:p>
      <text:p text:style-name="Standard"><text:s text:c="2"/>8 TESS Sector 53 2022 <text:s text:c="6"/>QLP <text:s text:c="4"/>600 <text:s text:c="2"/>121465794 <text:s text:c="5"/>0.0</text:p>
      <text:p text:style-name="Standard"><text:s text:c="2"/>9 TESS Sector 55 2022 TESS-SPOC <text:s text:c="4"/>600 <text:s text:c="2"/>121465794 <text:s text:c="5"/>0.0</text:p>
      <text:p text:style-name="Standard"><text:s/>10 TESS Sector 55 2022 <text:s text:c="6"/>QLP <text:s text:c="4"/>600 <text:s text:c="2"/>121465794 <text:s text:c="5"/>0.0</text:p>
      <text:p text:style-name="Standard">########################################</text:p>
      <text:p text:style-name="Standard">KIC 5005570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2294246 <text:s text:c="5"/>0.0</text:p>
      <text:p text:style-name="Standard"><text:s text:c="2"/>1 TESS Sector 14 2019 <text:s/>TASOC <text:s text:c="3"/>1800 <text:s text:c="2"/>122294246 <text:s text:c="5"/>0.0</text:p>
      <text:p text:style-name="Standard"><text:s text:c="2"/>2 TESS Sector 14 2019 <text:s/>TASOC <text:s text:c="3"/>1800 <text:s text:c="2"/>122294246 <text:s text:c="5"/>0.0</text:p>
      <text:p text:style-name="Standard"><text:s text:c="2"/>3 TESS Sector 40 2021 <text:s text:c="3"/>QLP <text:s text:c="4"/>600 <text:s text:c="2"/>122294246 <text:s text:c="5"/>0.0</text:p>
      <text:p text:style-name="Standard"><text:s text:c="2"/>4 TESS Sector 41 2021 <text:s text:c="3"/>QLP <text:s text:c="4"/>600 <text:s text:c="2"/>122294246 <text:s text:c="5"/>0.0</text:p>
      <text:p text:style-name="Standard"><text:s text:c="2"/>5 TESS Sector 54 2022 <text:s text:c="3"/>QLP <text:s text:c="4"/>600 <text:s text:c="2"/>122294246 <text:s text:c="5"/>0.0</text:p>
      <text:p text:style-name="Standard"><text:s text:c="2"/>6 TESS Sector 55 2022 <text:s text:c="3"/>QLP <text:s text:c="4"/>600 <text:s text:c="2"/>122294246 <text:s text:c="5"/>0.0</text:p>
      <text:p text:style-name="Standard">########################################</text:p>
      <text:p text:style-name="Standard">KIC 5008287</text:p>
      <text:p text:style-name="Standard">SearchResult containing 0 data products.</text:p>
      <text:p text:style-name="Standard">########################################</text:p>
      <text:p text:style-name="Standard">KIC 501592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8093918 <text:s text:c="5"/>0.0</text:p>
      <text:p text:style-name="Standard"><text:s text:c="2"/>1 TESS Sector 41 2021 <text:s text:c="3"/>QLP <text:s text:c="4"/>600 <text:s text:c="2"/>138093918 <text:s text:c="5"/>0.0</text:p>
      <text:p text:style-name="Standard"><text:s text:c="2"/>2 TESS Sector 54 2022 <text:s text:c="3"/>QLP <text:s text:c="4"/>600 <text:s text:c="2"/>138093918 <text:s text:c="5"/>0.0</text:p>
      <text:p text:style-name="Standard"><text:s text:c="2"/>3 TESS Sector 55 2022 <text:s text:c="3"/>QLP <text:s text:c="4"/>600 <text:s text:c="2"/>138093918 <text:s text:c="5"/>0.0</text:p>
      <text:p text:style-name="Standard">########################################</text:p>
      <text:p text:style-name="Standard">KIC 501712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8216652 <text:s text:c="5"/>0.0</text:p>
      <text:p text:style-name="Standard"><text:soft-page-break/><text:s text:c="2"/>1 TESS Sector 41 2021 <text:s text:c="3"/>QLP <text:s text:c="4"/>600 <text:s text:c="2"/>138216652 <text:s text:c="5"/>0.0</text:p>
      <text:p text:style-name="Standard"><text:s text:c="2"/>2 TESS Sector 54 2022 <text:s text:c="3"/>QLP <text:s text:c="4"/>600 <text:s text:c="2"/>138216652 <text:s text:c="5"/>0.0</text:p>
      <text:p text:style-name="Standard"><text:s text:c="2"/>3 TESS Sector 55 2022 <text:s text:c="3"/>QLP <text:s text:c="4"/>600 <text:s text:c="2"/>138216652 <text:s text:c="5"/>0.0</text:p>
      <text:p text:style-name="Standard">########################################</text:p>
      <text:p text:style-name="Standard">KIC 5020034</text:p>
      <text:p text:style-name="Standard">SearchResult containing 0 data products.</text:p>
      <text:p text:style-name="Standard">########################################</text:p>
      <text:p text:style-name="Standard">KIC 5022908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8960221 <text:s text:c="5"/>0.0</text:p>
      <text:p text:style-name="Standard"><text:s text:c="2"/>1 TESS Sector 14 2019 <text:s/>TASOC <text:s text:c="3"/>1800 <text:s text:c="2"/>138960221 <text:s text:c="5"/>0.0</text:p>
      <text:p text:style-name="Standard">########################################</text:p>
      <text:p text:style-name="Standard">KIC 502526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010953 <text:s text:c="5"/>0.0</text:p>
      <text:p text:style-name="Standard"><text:s text:c="2"/>1 TESS Sector 14 2019 <text:s/>TASOC <text:s text:c="3"/>1800 <text:s text:c="2"/>184010953 <text:s text:c="5"/>0.0</text:p>
      <text:p text:style-name="Standard"><text:s text:c="2"/>2 TESS Sector 14 2019 <text:s/>TASOC <text:s text:c="3"/>1800 <text:s text:c="2"/>184010953 <text:s text:c="5"/>0.0</text:p>
      <text:p text:style-name="Standard"><text:s text:c="2"/>3 TESS Sector 15 2019 <text:s text:c="3"/>QLP <text:s text:c="3"/>1800 <text:s text:c="2"/>184010953 <text:s text:c="5"/>0.0</text:p>
      <text:p text:style-name="Standard"><text:s text:c="2"/>4 TESS Sector 15 2019 <text:s/>TASOC <text:s text:c="3"/>1800 <text:s text:c="2"/>184010953 <text:s text:c="5"/>0.0</text:p>
      <text:p text:style-name="Standard"><text:s text:c="2"/>5 TESS Sector 15 2019 <text:s/>TASOC <text:s text:c="3"/>1800 <text:s text:c="2"/>184010953 <text:s text:c="5"/>0.0</text:p>
      <text:p text:style-name="Standard"><text:s text:c="2"/>6 TESS Sector 41 2021 <text:s text:c="3"/>QLP <text:s text:c="4"/>600 <text:s text:c="2"/>184010953 <text:s text:c="5"/>0.0</text:p>
      <text:p text:style-name="Standard"><text:s text:c="2"/>7 TESS Sector 54 2022 <text:s text:c="3"/>QLP <text:s text:c="4"/>600 <text:s text:c="2"/>184010953 <text:s text:c="5"/>0.0</text:p>
      <text:p text:style-name="Standard"><text:s text:c="2"/>8 TESS Sector 55 2022 <text:s text:c="3"/>QLP <text:s text:c="4"/>600 <text:s text:c="2"/>184010953 <text:s text:c="5"/>0.0</text:p>
      <text:p text:style-name="Standard">########################################</text:p>
      <text:p text:style-name="Standard">KIC 5033682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182190 <text:s text:c="5"/>0.0</text:p>
      <text:p text:style-name="Standard"><text:s text:c="2"/>1 TESS Sector 14 2019 <text:s/>TASOC <text:s text:c="3"/>1800 <text:s text:c="2"/>169182190 <text:s text:c="5"/>0.0</text:p>
      <text:p text:style-name="Standard"><text:s text:c="2"/>2 TESS Sector 14 2019 <text:s/>TASOC <text:s text:c="3"/>1800 <text:s text:c="2"/>169182190 <text:s text:c="5"/>0.0</text:p>
      <text:p text:style-name="Standard"><text:s text:c="2"/>3 TESS Sector 15 2019 <text:s text:c="3"/>QLP <text:s text:c="3"/>1800 <text:s text:c="2"/>169182190 <text:s text:c="5"/>0.0</text:p>
      <text:p text:style-name="Standard"><text:s text:c="2"/>4 TESS Sector 15 2019 <text:s/>TASOC <text:s text:c="3"/>1800 <text:s text:c="2"/>169182190 <text:s text:c="5"/>0.0</text:p>
      <text:p text:style-name="Standard"><text:s text:c="2"/>5 TESS Sector 15 2019 <text:s/>TASOC <text:s text:c="3"/>1800 <text:s text:c="2"/>169182190 <text:s text:c="5"/>0.0</text:p>
      <text:p text:style-name="Standard"><text:s text:c="2"/>6 TESS Sector 54 2022 <text:s text:c="3"/>QLP <text:s text:c="4"/>600 <text:s text:c="2"/>169182190 <text:s text:c="5"/>0.0</text:p>
      <text:p text:style-name="Standard"><text:s text:c="2"/>7 TESS Sector 55 2022 <text:s text:c="3"/>QLP <text:s text:c="4"/>600 <text:s text:c="2"/>169182190 <text:s text:c="5"/>0.0</text:p>
      <text:p text:style-name="Standard">########################################</text:p>
      <text:p text:style-name="Standard">KIC 5041843</text:p>
      <text:p text:style-name="Standard">SearchResult containing 0 data products.</text:p>
      <text:p text:style-name="Standard"><text:soft-page-break/>########################################</text:p>
      <text:p text:style-name="Standard">KIC 5041975</text:p>
      <text:p text:style-name="Standard">SearchResult containing 0 data products.</text:p>
      <text:p text:style-name="Standard">########################################</text:p>
      <text:p text:style-name="Standard">KIC 5077994</text:p>
      <text:p text:style-name="Standard">SearchResult containing 12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350988670 <text:s text:c="5"/>0.0</text:p>
      <text:p text:style-name="Standard"><text:s text:c="2"/>1 TESS Sector 14 2019 <text:s text:c="6"/>QLP <text:s text:c="3"/>1800 <text:s text:c="2"/>350988670 <text:s text:c="5"/>0.0</text:p>
      <text:p text:style-name="Standard"><text:s text:c="2"/>2 TESS Sector 14 2019 <text:s text:c="4"/>TASOC <text:s text:c="3"/>1800 <text:s text:c="2"/>350988670 <text:s text:c="5"/>0.0</text:p>
      <text:p text:style-name="Standard"><text:s text:c="2"/>3 TESS Sector 14 2019 <text:s text:c="4"/>TASOC <text:s text:c="3"/>1800 <text:s text:c="2"/>350988670 <text:s text:c="5"/>0.0</text:p>
      <text:p text:style-name="Standard"><text:s text:c="2"/>4 TESS Sector 26 2020 TESS-SPOC <text:s text:c="3"/>1800 <text:s text:c="2"/>350988670 <text:s text:c="5"/>0.0</text:p>
      <text:p text:style-name="Standard"><text:s text:c="2"/>5 TESS Sector 26 2020 <text:s text:c="6"/>QLP <text:s text:c="3"/>1800 <text:s text:c="2"/>350988670 <text:s text:c="5"/>0.0</text:p>
      <text:p text:style-name="Standard"><text:s text:c="2"/>6 TESS Sector 26 2020 <text:s text:c="4"/>TASOC <text:s text:c="3"/>1800 <text:s text:c="2"/>350988670 <text:s text:c="5"/>0.0</text:p>
      <text:p text:style-name="Standard"><text:s text:c="2"/>7 TESS Sector 26 2020 <text:s text:c="4"/>TASOC <text:s text:c="3"/>1800 <text:s text:c="2"/>350988670 <text:s text:c="5"/>0.0</text:p>
      <text:p text:style-name="Standard"><text:s text:c="2"/>8 TESS Sector 40 2021 <text:s text:c="6"/>QLP <text:s text:c="4"/>600 <text:s text:c="2"/>350988670 <text:s text:c="5"/>0.0</text:p>
      <text:p text:style-name="Standard"><text:s text:c="2"/>9 TESS Sector 41 2021 <text:s text:c="6"/>QLP <text:s text:c="4"/>600 <text:s text:c="2"/>350988670 <text:s text:c="5"/>0.0</text:p>
      <text:p text:style-name="Standard"><text:s/>10 TESS Sector 53 2022 <text:s text:c="6"/>QLP <text:s text:c="4"/>600 <text:s text:c="2"/>350988670 <text:s text:c="5"/>0.0</text:p>
      <text:p text:style-name="Standard"><text:s/>11 TESS Sector 54 2022 <text:s text:c="6"/>QLP <text:s text:c="4"/>600 <text:s text:c="2"/>350988670 <text:s text:c="5"/>0.0</text:p>
      <text:p text:style-name="Standard">########################################</text:p>
      <text:p text:style-name="Standard">KIC 5097446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090953 <text:s text:c="5"/>0.0</text:p>
      <text:p text:style-name="Standard"><text:s text:c="2"/>1 TESS Sector 14 2019 <text:s/>TASOC <text:s text:c="3"/>1800 <text:s text:c="2"/>137090953 <text:s text:c="5"/>0.0</text:p>
      <text:p text:style-name="Standard"><text:s text:c="2"/>2 TESS Sector 14 2019 <text:s/>TASOC <text:s text:c="3"/>1800 <text:s text:c="2"/>137090953 <text:s text:c="5"/>0.0</text:p>
      <text:p text:style-name="Standard"><text:s text:c="2"/>3 TESS Sector 40 2021 <text:s text:c="3"/>QLP <text:s text:c="4"/>600 <text:s text:c="2"/>137090953 <text:s text:c="5"/>0.0</text:p>
      <text:p text:style-name="Standard"><text:s text:c="2"/>4 TESS Sector 41 2021 <text:s text:c="3"/>QLP <text:s text:c="4"/>600 <text:s text:c="2"/>137090953 <text:s text:c="5"/>0.0</text:p>
      <text:p text:style-name="Standard"><text:s text:c="2"/>5 TESS Sector 54 2022 <text:s text:c="3"/>QLP <text:s text:c="4"/>600 <text:s text:c="2"/>137090953 <text:s text:c="5"/>0.0</text:p>
      <text:p text:style-name="Standard"><text:s text:c="2"/>6 TESS Sector 55 2022 <text:s text:c="3"/>QLP <text:s text:c="4"/>600 <text:s text:c="2"/>137090953 <text:s text:c="5"/>0.0</text:p>
      <text:p text:style-name="Standard">########################################</text:p>
      <text:p text:style-name="Standard">KIC 5104097</text:p>
      <text:p text:style-name="Standard">SearchResult containing 0 data products.</text:p>
      <text:p text:style-name="Standard">########################################</text:p>
      <text:p text:style-name="Standard">KIC 512700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0739834 <text:s text:c="5"/>0.0</text:p>
      <text:p text:style-name="Standard"><text:s text:c="2"/>1 TESS Sector 14 2019 <text:s/>TASOC <text:s text:c="3"/>1800 <text:s text:c="2"/>170739834 <text:s text:c="5"/>0.0</text:p>
      <text:p text:style-name="Standard"><text:s text:c="2"/>2 TESS Sector 14 2019 <text:s/>TASOC <text:s text:c="3"/>1800 <text:s text:c="2"/>170739834 <text:s text:c="5"/>0.0</text:p>
      <text:p text:style-name="Standard"><text:soft-page-break/><text:s text:c="2"/>3 TESS Sector 15 2019 <text:s text:c="3"/>QLP <text:s text:c="3"/>1800 <text:s text:c="2"/>170739834 <text:s text:c="5"/>0.0</text:p>
      <text:p text:style-name="Standard"><text:s text:c="2"/>4 TESS Sector 15 2019 <text:s/>TASOC <text:s text:c="3"/>1800 <text:s text:c="2"/>170739834 <text:s text:c="5"/>0.0</text:p>
      <text:p text:style-name="Standard"><text:s text:c="2"/>5 TESS Sector 15 2019 <text:s/>TASOC <text:s text:c="3"/>1800 <text:s text:c="2"/>170739834 <text:s text:c="5"/>0.0</text:p>
      <text:p text:style-name="Standard"><text:s text:c="2"/>6 TESS Sector 41 2021 <text:s text:c="3"/>QLP <text:s text:c="4"/>600 <text:s text:c="2"/>170739834 <text:s text:c="5"/>0.0</text:p>
      <text:p text:style-name="Standard"><text:s text:c="2"/>7 TESS Sector 54 2022 <text:s text:c="3"/>QLP <text:s text:c="4"/>600 <text:s text:c="2"/>170739834 <text:s text:c="5"/>0.0</text:p>
      <text:p text:style-name="Standard"><text:s text:c="2"/>8 TESS Sector 55 2022 <text:s text:c="3"/>QLP <text:s text:c="4"/>600 <text:s text:c="2"/>170739834 <text:s text:c="5"/>0.0</text:p>
      <text:p text:style-name="Standard">########################################</text:p>
      <text:p text:style-name="Standard">KIC 5128972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1502208 <text:s text:c="5"/>0.0</text:p>
      <text:p text:style-name="Standard"><text:s text:c="2"/>1 TESS Sector 15 2019 <text:s text:c="3"/>QLP <text:s text:c="3"/>1800 <text:s text:c="2"/>171502208 <text:s text:c="5"/>0.0</text:p>
      <text:p text:style-name="Standard"><text:s text:c="2"/>2 TESS Sector 41 2021 <text:s text:c="3"/>QLP <text:s text:c="4"/>600 <text:s text:c="2"/>171502208 <text:s text:c="5"/>0.0</text:p>
      <text:p text:style-name="Standard"><text:s text:c="2"/>3 TESS Sector 54 2022 <text:s text:c="3"/>QLP <text:s text:c="4"/>600 <text:s text:c="2"/>171502208 <text:s text:c="5"/>0.0</text:p>
      <text:p text:style-name="Standard"><text:s text:c="2"/>4 TESS Sector 55 2022 <text:s text:c="3"/>QLP <text:s text:c="4"/>600 <text:s text:c="2"/>171502208 <text:s text:c="5"/>0.0</text:p>
      <text:p text:style-name="Standard">########################################</text:p>
      <text:p text:style-name="Standard">KIC 512977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1584878 <text:s text:c="5"/>0.0</text:p>
      <text:p text:style-name="Standard"><text:s text:c="2"/>1 TESS Sector 15 2019 <text:s text:c="3"/>QLP <text:s text:c="3"/>1800 <text:s text:c="2"/>171584878 <text:s text:c="5"/>0.0</text:p>
      <text:p text:style-name="Standard"><text:s text:c="2"/>2 TESS Sector 41 2021 <text:s text:c="3"/>QLP <text:s text:c="4"/>600 <text:s text:c="2"/>171584878 <text:s text:c="5"/>0.0</text:p>
      <text:p text:style-name="Standard"><text:s text:c="2"/>3 TESS Sector 54 2022 <text:s text:c="3"/>QLP <text:s text:c="4"/>600 <text:s text:c="2"/>171584878 <text:s text:c="5"/>0.0</text:p>
      <text:p text:style-name="Standard"><text:s text:c="2"/>4 TESS Sector 55 2022 <text:s text:c="3"/>QLP <text:s text:c="4"/>600 <text:s text:c="2"/>171584878 <text:s text:c="5"/>0.0</text:p>
      <text:p text:style-name="Standard">########################################</text:p>
      <text:p text:style-name="Standard">KIC 516613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26 2020 <text:s/>TASOC <text:s text:c="3"/>1800 <text:s text:c="2"/>120104038 <text:s text:c="5"/>0.0</text:p>
      <text:p text:style-name="Standard"><text:s text:c="2"/>1 TESS Sector 26 2020 <text:s/>TASOC <text:s text:c="3"/>1800 <text:s text:c="2"/>120104038 <text:s text:c="5"/>0.0</text:p>
      <text:p text:style-name="Standard">########################################</text:p>
      <text:p text:style-name="Standard">KIC 5174346</text:p>
      <text:p text:style-name="Standard">SearchResult containing 0 data products.</text:p>
      <text:p text:style-name="Standard">########################################</text:p>
      <text:p text:style-name="Standard">KIC 519513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2"/>138574970 <text:s text:c="5"/>0.0</text:p>
      <text:p text:style-name="Standard"><text:s text:c="2"/>1 TESS Sector 40 2021 <text:s text:c="3"/>QLP <text:s text:c="4"/>600 <text:s text:c="2"/>138574970 <text:s text:c="5"/>0.0</text:p>
      <text:p text:style-name="Standard"><text:s text:c="2"/>2 TESS Sector 41 2021 <text:s text:c="3"/>QLP <text:s text:c="4"/>600 <text:s text:c="2"/>138574970 <text:s text:c="5"/>0.0</text:p>
      <text:p text:style-name="Standard"><text:s text:c="2"/>3 TESS Sector 54 2022 <text:s text:c="3"/>QLP <text:s text:c="4"/>600 <text:s text:c="2"/>138574970 <text:s text:c="5"/>0.0</text:p>
      <text:p text:style-name="Standard"><text:s text:c="2"/>4 TESS Sector 55 2022 <text:s text:c="3"/>QLP <text:s text:c="4"/>600 <text:s text:c="2"/>138574970 <text:s text:c="5"/>0.0</text:p>
      <text:p text:style-name="Standard">########################################</text:p>
      <text:p text:style-name="Standard">KIC 5196301</text:p>
      <text:p text:style-name="Standard">SearchResult containing 10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377909142 <text:s text:c="5"/>0.0</text:p>
      <text:p text:style-name="Standard"><text:s text:c="2"/>1 TESS Sector 14 2019 <text:s text:c="6"/>QLP <text:s text:c="3"/>1800 <text:s text:c="2"/>377909142 <text:s text:c="5"/>0.0</text:p>
      <text:p text:style-name="Standard"><text:s text:c="2"/>2 TESS Sector 14 2019 <text:s text:c="4"/>TASOC <text:s text:c="3"/>1800 <text:s text:c="2"/>377909142 <text:s text:c="5"/>0.0</text:p>
      <text:p text:style-name="Standard"><text:s text:c="2"/>3 TESS Sector 14 2019 <text:s text:c="4"/>TASOC <text:s text:c="3"/>1800 <text:s text:c="2"/>377909142 <text:s text:c="5"/>0.0</text:p>
      <text:p text:style-name="Standard"><text:s text:c="2"/>4 TESS Sector 40 2021 <text:s text:c="6"/>QLP <text:s text:c="4"/>600 <text:s text:c="2"/>377909142 <text:s text:c="5"/>0.0</text:p>
      <text:p text:style-name="Standard"><text:s text:c="2"/>5 TESS Sector 41 2021 TESS-SPOC <text:s text:c="4"/>600 <text:s text:c="2"/>377909142 <text:s text:c="5"/>0.0</text:p>
      <text:p text:style-name="Standard"><text:s text:c="2"/>6 TESS Sector 41 2021 <text:s text:c="6"/>QLP <text:s text:c="4"/>600 <text:s text:c="2"/>377909142 <text:s text:c="5"/>0.0</text:p>
      <text:p text:style-name="Standard"><text:s text:c="2"/>7 TESS Sector 54 2022 TESS-SPOC <text:s text:c="4"/>600 <text:s text:c="2"/>377909142 <text:s text:c="5"/>0.0</text:p>
      <text:p text:style-name="Standard"><text:s text:c="2"/>8 TESS Sector 54 2022 <text:s text:c="6"/>QLP <text:s text:c="4"/>600 <text:s text:c="2"/>377909142 <text:s text:c="5"/>0.0</text:p>
      <text:p text:style-name="Standard"><text:s text:c="2"/>9 TESS Sector 55 2022 <text:s text:c="6"/>QLP <text:s text:c="4"/>600 <text:s text:c="2"/>377909142 <text:s text:c="5"/>0.0</text:p>
      <text:p text:style-name="Standard">########################################</text:p>
      <text:p text:style-name="Standard">KIC 519893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38960757 <text:s text:c="5"/>0.0</text:p>
      <text:p text:style-name="Standard"><text:s text:c="2"/>1 TESS Sector 15 2019 <text:s/>TASOC <text:s text:c="3"/>1800 <text:s text:c="2"/>138960757 <text:s text:c="5"/>0.0</text:p>
      <text:p text:style-name="Standard">########################################</text:p>
      <text:p text:style-name="Standard">KIC 5199489</text:p>
      <text:p text:style-name="Standard">SearchResult containing 0 data products.</text:p>
      <text:p text:style-name="Standard">########################################</text:p>
      <text:p text:style-name="Standard">KIC 5201619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091186 <text:s text:c="5"/>0.0</text:p>
      <text:p text:style-name="Standard"><text:s text:c="2"/>1 TESS Sector 15 2019 <text:s text:c="3"/>QLP <text:s text:c="3"/>1800 <text:s text:c="2"/>184091186 <text:s text:c="5"/>0.0</text:p>
      <text:p text:style-name="Standard"><text:s text:c="2"/>2 TESS Sector 41 2021 <text:s text:c="3"/>QLP <text:s text:c="4"/>600 <text:s text:c="2"/>184091186 <text:s text:c="5"/>0.0</text:p>
      <text:p text:style-name="Standard"><text:s text:c="2"/>3 TESS Sector 54 2022 <text:s text:c="3"/>QLP <text:s text:c="4"/>600 <text:s text:c="2"/>184091186 <text:s text:c="5"/>0.0</text:p>
      <text:p text:style-name="Standard"><text:s text:c="2"/>4 TESS Sector 55 2022 <text:s text:c="3"/>QLP <text:s text:c="4"/>600 <text:s text:c="2"/>184091186 <text:s text:c="5"/>0.0</text:p>
      <text:p text:style-name="Standard">########################################</text:p>
      <text:p text:style-name="Standard">KIC 5211385</text:p>
      <text:p text:style-name="Standard">SearchResult containing 8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814740 <text:s text:c="5"/>0.0</text:p>
      <text:p text:style-name="Standard"><text:s text:c="2"/>1 TESS Sector 14 2019 <text:s/>TASOC <text:s text:c="3"/>1800 <text:s text:c="2"/>169814740 <text:s text:c="5"/>0.0</text:p>
      <text:p text:style-name="Standard"><text:s text:c="2"/>2 TESS Sector 14 2019 <text:s/>TASOC <text:s text:c="3"/>1800 <text:s text:c="2"/>169814740 <text:s text:c="5"/>0.0</text:p>
      <text:p text:style-name="Standard"><text:s text:c="2"/>3 TESS Sector 15 2019 <text:s text:c="3"/>QLP <text:s text:c="3"/>1800 <text:s text:c="2"/>169814740 <text:s text:c="5"/>0.0</text:p>
      <text:p text:style-name="Standard"><text:s text:c="2"/>4 TESS Sector 15 2019 <text:s/>TASOC <text:s text:c="3"/>1800 <text:s text:c="2"/>169814740 <text:s text:c="5"/>0.0</text:p>
      <text:p text:style-name="Standard"><text:s text:c="2"/>5 TESS Sector 15 2019 <text:s/>TASOC <text:s text:c="3"/>1800 <text:s text:c="2"/>169814740 <text:s text:c="5"/>0.0</text:p>
      <text:p text:style-name="Standard"><text:s text:c="2"/>6 TESS Sector 54 2022 <text:s text:c="3"/>QLP <text:s text:c="4"/>600 <text:s text:c="2"/>169814740 <text:s text:c="5"/>0.0</text:p>
      <text:p text:style-name="Standard"><text:s text:c="2"/>7 TESS Sector 55 2022 <text:s text:c="3"/>QLP <text:s text:c="4"/>600 <text:s text:c="2"/>169814740 <text:s text:c="5"/>0.0</text:p>
      <text:p text:style-name="Standard">########################################</text:p>
      <text:p text:style-name="Standard">KIC 5215700</text:p>
      <text:p text:style-name="Standard">SearchResult containing 0 data products.</text:p>
      <text:p text:style-name="Standard">########################################</text:p>
      <text:p text:style-name="Standard">KIC 5215999</text:p>
      <text:p text:style-name="Standard">SearchResult containing 0 data products.</text:p>
      <text:p text:style-name="Standard">########################################</text:p>
      <text:p text:style-name="Standard">KIC 5218385</text:p>
      <text:p text:style-name="Standard">SearchResult containing 0 data products.</text:p>
      <text:p text:style-name="Standard">########################################</text:p>
      <text:p text:style-name="Standard">KIC 525992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0901853 <text:s text:c="5"/>0.0</text:p>
      <text:p text:style-name="Standard"><text:s text:c="2"/>1 TESS Sector 14 2019 <text:s/>TASOC <text:s text:c="3"/>1800 <text:s text:c="2"/>120901853 <text:s text:c="5"/>0.0</text:p>
      <text:p text:style-name="Standard">########################################</text:p>
      <text:p text:style-name="Standard">KIC 5266937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1946741 <text:s text:c="5"/>0.0</text:p>
      <text:p text:style-name="Standard"><text:s text:c="2"/>1 TESS Sector 14 2019 <text:s/>TASOC <text:s text:c="3"/>1800 <text:s text:c="2"/>121946741 <text:s text:c="5"/>0.0</text:p>
      <text:p text:style-name="Standard">########################################</text:p>
      <text:p text:style-name="Standard">KIC 5269407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294928 <text:s text:c="5"/>0.0</text:p>
      <text:p text:style-name="Standard"><text:s text:c="2"/>1 TESS Sector 14 2019 <text:s/>TASOC <text:s text:c="3"/>1800 <text:s text:c="2"/>122294928 <text:s text:c="5"/>0.0</text:p>
      <text:p text:style-name="Standard">########################################</text:p>
      <text:p text:style-name="Standard"><text:soft-page-break/>KIC 5282464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8433995 <text:s text:c="5"/>0.0</text:p>
      <text:p text:style-name="Standard"><text:s text:c="2"/>1 TESS Sector 14 2019 <text:s/>TASOC <text:s text:c="3"/>1800 <text:s text:c="2"/>138433995 <text:s text:c="5"/>0.0</text:p>
      <text:p text:style-name="Standard"><text:s text:c="2"/>2 TESS Sector 14 2019 <text:s/>TASOC <text:s text:c="3"/>1800 <text:s text:c="2"/>138433995 <text:s text:c="5"/>0.0</text:p>
      <text:p text:style-name="Standard"><text:s text:c="2"/>3 TESS Sector 40 2021 <text:s text:c="3"/>QLP <text:s text:c="4"/>600 <text:s text:c="2"/>138433995 <text:s text:c="5"/>0.0</text:p>
      <text:p text:style-name="Standard"><text:s text:c="2"/>4 TESS Sector 41 2021 <text:s text:c="3"/>QLP <text:s text:c="4"/>600 <text:s text:c="2"/>138433995 <text:s text:c="5"/>0.0</text:p>
      <text:p text:style-name="Standard"><text:s text:c="2"/>5 TESS Sector 54 2022 <text:s text:c="3"/>QLP <text:s text:c="4"/>600 <text:s text:c="2"/>138433995 <text:s text:c="5"/>0.0</text:p>
      <text:p text:style-name="Standard"><text:s text:c="2"/>6 TESS Sector 55 2022 <text:s text:c="3"/>QLP <text:s text:c="4"/>600 <text:s text:c="2"/>138433995 <text:s text:c="5"/>0.0</text:p>
      <text:p text:style-name="Standard">########################################</text:p>
      <text:p text:style-name="Standard">KIC 528326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8575246 <text:s text:c="5"/>0.0</text:p>
      <text:p text:style-name="Standard"><text:s text:c="2"/>1 TESS Sector 14 2019 <text:s/>TASOC <text:s text:c="3"/>1800 <text:s text:c="2"/>138575246 <text:s text:c="5"/>0.0</text:p>
      <text:p text:style-name="Standard">########################################</text:p>
      <text:p text:style-name="Standard">KIC 5283839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8641826 <text:s text:c="5"/>0.0</text:p>
      <text:p text:style-name="Standard"><text:s text:c="2"/>1 TESS Sector 14 2019 <text:s/>TASOC <text:s text:c="3"/>1800 <text:s text:c="2"/>138641826 <text:s text:c="5"/>0.0</text:p>
      <text:p text:style-name="Standard">########################################</text:p>
      <text:p text:style-name="Standard">KIC 5284262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77909532 <text:s text:c="5"/>0.0</text:p>
      <text:p text:style-name="Standard"><text:s text:c="2"/>1 TESS Sector 14 2019 <text:s/>TASOC <text:s text:c="3"/>1800 <text:s text:c="2"/>377909532 <text:s text:c="5"/>0.0</text:p>
      <text:p text:style-name="Standard"><text:s text:c="2"/>2 TESS Sector 14 2019 <text:s/>TASOC <text:s text:c="3"/>1800 <text:s text:c="2"/>377909532 <text:s text:c="5"/>0.0</text:p>
      <text:p text:style-name="Standard"><text:s text:c="2"/>3 TESS Sector 40 2021 <text:s text:c="3"/>QLP <text:s text:c="4"/>600 <text:s text:c="2"/>377909532 <text:s text:c="5"/>0.0</text:p>
      <text:p text:style-name="Standard"><text:s text:c="2"/>4 TESS Sector 41 2021 <text:s text:c="3"/>QLP <text:s text:c="4"/>600 <text:s text:c="2"/>377909532 <text:s text:c="5"/>0.0</text:p>
      <text:p text:style-name="Standard"><text:s text:c="2"/>5 TESS Sector 54 2022 <text:s text:c="3"/>QLP <text:s text:c="4"/>600 <text:s text:c="2"/>377909532 <text:s text:c="5"/>0.0</text:p>
      <text:p text:style-name="Standard"><text:s text:c="2"/>6 TESS Sector 55 2022 <text:s text:c="3"/>QLP <text:s text:c="4"/>600 <text:s text:c="2"/>377909532 <text:s text:c="5"/>0.0</text:p>
      <text:p text:style-name="Standard">########################################</text:p>
      <text:p text:style-name="Standard">KIC 5290305</text:p>
      <text:p text:style-name="Standard">SearchResult containing 4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84247986 <text:s text:c="5"/>0.0</text:p>
      <text:p text:style-name="Standard"><text:s text:c="2"/>1 TESS Sector 14 2019 <text:s/>TASOC <text:s text:c="3"/>1800 <text:s text:c="2"/>184247986 <text:s text:c="5"/>0.0</text:p>
      <text:p text:style-name="Standard"><text:s text:c="2"/>2 TESS Sector 15 2019 <text:s/>TASOC <text:s text:c="3"/>1800 <text:s text:c="2"/>184247986 <text:s text:c="5"/>0.0</text:p>
      <text:p text:style-name="Standard"><text:s text:c="2"/>3 TESS Sector 15 2019 <text:s/>TASOC <text:s text:c="3"/>1800 <text:s text:c="2"/>184247986 <text:s text:c="5"/>0.0</text:p>
      <text:p text:style-name="Standard">########################################</text:p>
      <text:p text:style-name="Standard">KIC 5294739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26034 <text:s text:c="5"/>0.0</text:p>
      <text:p text:style-name="Standard"><text:s text:c="2"/>1 TESS Sector 14 2019 <text:s/>TASOC <text:s text:c="3"/>1800 <text:s text:c="2"/>239226034 <text:s text:c="5"/>0.0</text:p>
      <text:p text:style-name="Standard"><text:s text:c="2"/>2 TESS Sector 14 2019 <text:s/>TASOC <text:s text:c="3"/>1800 <text:s text:c="2"/>239226034 <text:s text:c="5"/>0.0</text:p>
      <text:p text:style-name="Standard"><text:s text:c="2"/>3 TESS Sector 15 2019 <text:s text:c="3"/>QLP <text:s text:c="3"/>1800 <text:s text:c="2"/>239226034 <text:s text:c="5"/>0.0</text:p>
      <text:p text:style-name="Standard"><text:s text:c="2"/>4 TESS Sector 41 2021 <text:s text:c="3"/>QLP <text:s text:c="4"/>600 <text:s text:c="2"/>239226034 <text:s text:c="5"/>0.0</text:p>
      <text:p text:style-name="Standard"><text:s text:c="2"/>5 TESS Sector 54 2022 <text:s text:c="3"/>QLP <text:s text:c="4"/>600 <text:s text:c="2"/>239226034 <text:s text:c="5"/>0.0</text:p>
      <text:p text:style-name="Standard"><text:s text:c="2"/>6 TESS Sector 55 2022 <text:s text:c="3"/>QLP <text:s text:c="4"/>600 <text:s text:c="2"/>239226034 <text:s text:c="5"/>0.0</text:p>
      <text:p text:style-name="Standard">########################################</text:p>
      <text:p text:style-name="Standard">KIC 529627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081194 <text:s text:c="5"/>0.0</text:p>
      <text:p text:style-name="Standard"><text:s text:c="2"/>1 TESS Sector 15 2019 <text:s text:c="3"/>QLP <text:s text:c="3"/>1800 <text:s text:c="2"/>169081194 <text:s text:c="5"/>0.0</text:p>
      <text:p text:style-name="Standard"><text:s text:c="2"/>2 TESS Sector 54 2022 <text:s text:c="3"/>QLP <text:s text:c="4"/>600 <text:s text:c="2"/>169081194 <text:s text:c="5"/>0.0</text:p>
      <text:p text:style-name="Standard"><text:s text:c="2"/>3 TESS Sector 55 2022 <text:s text:c="3"/>QLP <text:s text:c="4"/>600 <text:s text:c="2"/>169081194 <text:s text:c="5"/>0.0</text:p>
      <text:p text:style-name="Standard">########################################</text:p>
      <text:p text:style-name="Standard">KIC 5306862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1879604 <text:s text:c="5"/>0.0</text:p>
      <text:p text:style-name="Standard"><text:s text:c="2"/>1 TESS Sector 14 2019 <text:s/>TASOC <text:s text:c="3"/>1800 <text:s text:c="2"/>171879604 <text:s text:c="5"/>0.0</text:p>
      <text:p text:style-name="Standard"><text:s text:c="2"/>2 TESS Sector 14 2019 <text:s/>TASOC <text:s text:c="3"/>1800 <text:s text:c="2"/>171879604 <text:s text:c="5"/>0.0</text:p>
      <text:p text:style-name="Standard"><text:s text:c="2"/>3 TESS Sector 15 2019 <text:s text:c="3"/>QLP <text:s text:c="3"/>1800 <text:s text:c="2"/>171879604 <text:s text:c="5"/>0.0</text:p>
      <text:p text:style-name="Standard"><text:s text:c="2"/>4 TESS Sector 15 2019 <text:s/>TASOC <text:s text:c="3"/>1800 <text:s text:c="2"/>171879604 <text:s text:c="5"/>0.0</text:p>
      <text:p text:style-name="Standard"><text:s text:c="2"/>5 TESS Sector 15 2019 <text:s/>TASOC <text:s text:c="3"/>1800 <text:s text:c="2"/>171879604 <text:s text:c="5"/>0.0</text:p>
      <text:p text:style-name="Standard"><text:s text:c="2"/>6 TESS Sector 41 2021 <text:s text:c="3"/>QLP <text:s text:c="4"/>600 <text:s text:c="2"/>171879604 <text:s text:c="5"/>0.0</text:p>
      <text:p text:style-name="Standard"><text:s text:c="2"/>7 TESS Sector 54 2022 <text:s text:c="3"/>QLP <text:s text:c="4"/>600 <text:s text:c="2"/>171879604 <text:s text:c="5"/>0.0</text:p>
      <text:p text:style-name="Standard"><text:s text:c="2"/>8 TESS Sector 55 2022 <text:s text:c="3"/>QLP <text:s text:c="4"/>600 <text:s text:c="2"/>171879604 <text:s text:c="5"/>0.0</text:p>
      <text:p text:style-name="Standard">########################################</text:p>
      <text:p text:style-name="Standard"><text:soft-page-break/>KIC 5307780</text:p>
      <text:p text:style-name="Standard">SearchResult containing 0 data products.</text:p>
      <text:p text:style-name="Standard">########################################</text:p>
      <text:p text:style-name="Standard">KIC 5310387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2877929 <text:s text:c="5"/>0.0</text:p>
      <text:p text:style-name="Standard"><text:s text:c="2"/>1 TESS Sector 14 2019 <text:s/>TASOC <text:s text:c="3"/>1800 <text:s text:c="2"/>172877929 <text:s text:c="5"/>0.0</text:p>
      <text:p text:style-name="Standard"><text:s text:c="2"/>2 TESS Sector 14 2019 <text:s/>TASOC <text:s text:c="3"/>1800 <text:s text:c="2"/>172877929 <text:s text:c="5"/>0.0</text:p>
      <text:p text:style-name="Standard"><text:s text:c="2"/>3 TESS Sector 15 2019 <text:s text:c="3"/>QLP <text:s text:c="3"/>1800 <text:s text:c="2"/>172877929 <text:s text:c="5"/>0.0</text:p>
      <text:p text:style-name="Standard"><text:s text:c="2"/>4 TESS Sector 15 2019 <text:s/>TASOC <text:s text:c="3"/>1800 <text:s text:c="2"/>172877929 <text:s text:c="5"/>0.0</text:p>
      <text:p text:style-name="Standard"><text:s text:c="2"/>5 TESS Sector 15 2019 <text:s/>TASOC <text:s text:c="3"/>1800 <text:s text:c="2"/>172877929 <text:s text:c="5"/>0.0</text:p>
      <text:p text:style-name="Standard"><text:s text:c="2"/>6 TESS Sector 41 2021 <text:s text:c="3"/>QLP <text:s text:c="4"/>600 <text:s text:c="2"/>172877929 <text:s text:c="5"/>0.0</text:p>
      <text:p text:style-name="Standard"><text:s text:c="2"/>7 TESS Sector 54 2022 <text:s text:c="3"/>QLP <text:s text:c="4"/>600 <text:s text:c="2"/>172877929 <text:s text:c="5"/>0.0</text:p>
      <text:p text:style-name="Standard"><text:s text:c="2"/>8 TESS Sector 55 2022 <text:s text:c="3"/>QLP <text:s text:c="4"/>600 <text:s text:c="2"/>172877929 <text:s text:c="5"/>0.0</text:p>
      <text:p text:style-name="Standard">########################################</text:p>
      <text:p text:style-name="Standard">KIC 5310435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2877901 <text:s text:c="5"/>0.0</text:p>
      <text:p text:style-name="Standard"><text:s text:c="2"/>1 TESS Sector 15 2019 <text:s text:c="3"/>QLP <text:s text:c="3"/>1800 <text:s text:c="2"/>172877901 <text:s text:c="5"/>0.0</text:p>
      <text:p text:style-name="Standard"><text:s text:c="2"/>2 TESS Sector 41 2021 <text:s text:c="3"/>QLP <text:s text:c="4"/>600 <text:s text:c="2"/>172877901 <text:s text:c="5"/>0.0</text:p>
      <text:p text:style-name="Standard"><text:s text:c="2"/>3 TESS Sector 54 2022 <text:s text:c="3"/>QLP <text:s text:c="4"/>600 <text:s text:c="2"/>172877901 <text:s text:c="5"/>0.0</text:p>
      <text:p text:style-name="Standard"><text:s text:c="2"/>4 TESS Sector 55 2022 <text:s text:c="3"/>QLP <text:s text:c="4"/>600 <text:s text:c="2"/>172877901 <text:s text:c="5"/>0.0</text:p>
      <text:p text:style-name="Standard">########################################</text:p>
      <text:p text:style-name="Standard">KIC 5353374</text:p>
      <text:p text:style-name="Standard">SearchResult containing 0 data products.</text:p>
      <text:p text:style-name="Standard">########################################</text:p>
      <text:p text:style-name="Standard">KIC 535365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1864797 <text:s text:c="5"/>0.0</text:p>
      <text:p text:style-name="Standard"><text:s text:c="2"/>1 TESS Sector 14 2019 <text:s/>TASOC <text:s text:c="3"/>1800 <text:s text:c="2"/>121864797 <text:s text:c="5"/>0.0</text:p>
      <text:p text:style-name="Standard">########################################</text:p>
      <text:p text:style-name="Standard">KIC 5357682</text:p>
      <text:p text:style-name="Standard">SearchResult containing 0 data products.</text:p>
      <text:p text:style-name="Standard">########################################</text:p>
      <text:p text:style-name="Standard">KIC 5357882</text:p>
      <text:p text:style-name="Standard">SearchResult containing 0 data products.</text:p>
      <text:p text:style-name="Standard">########################################</text:p>
      <text:p text:style-name="Standard"><text:soft-page-break/>KIC 5358200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446411 <text:s text:c="5"/>0.0</text:p>
      <text:p text:style-name="Standard"><text:s text:c="2"/>1 TESS Sector 14 2019 <text:s/>TASOC <text:s text:c="3"/>1800 <text:s text:c="2"/>122446411 <text:s text:c="5"/>0.0</text:p>
      <text:p text:style-name="Standard">########################################</text:p>
      <text:p text:style-name="Standard">KIC 536941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8426682 <text:s text:c="5"/>0.0</text:p>
      <text:p text:style-name="Standard"><text:s text:c="2"/>1 TESS Sector 41 2021 <text:s text:c="3"/>QLP <text:s text:c="4"/>600 <text:s text:c="2"/>138426682 <text:s text:c="5"/>0.0</text:p>
      <text:p text:style-name="Standard"><text:s text:c="2"/>2 TESS Sector 54 2022 <text:s text:c="3"/>QLP <text:s text:c="4"/>600 <text:s text:c="2"/>138426682 <text:s text:c="5"/>0.0</text:p>
      <text:p text:style-name="Standard"><text:s text:c="2"/>3 TESS Sector 55 2022 <text:s text:c="3"/>QLP <text:s text:c="4"/>600 <text:s text:c="2"/>138426682 <text:s text:c="5"/>0.0</text:p>
      <text:p text:style-name="Standard">########################################</text:p>
      <text:p text:style-name="Standard">KIC 5371109</text:p>
      <text:p text:style-name="Standard">SearchResult containing 0 data products.</text:p>
      <text:p text:style-name="Standard">########################################</text:p>
      <text:p text:style-name="Standard">KIC 537488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39155425 <text:s text:c="5"/>0.0</text:p>
      <text:p text:style-name="Standard"><text:s text:c="2"/>1 TESS Sector 15 2019 <text:s/>TASOC <text:s text:c="3"/>1800 <text:s text:c="2"/>139155425 <text:s text:c="5"/>0.0</text:p>
      <text:p text:style-name="Standard">########################################</text:p>
      <text:p text:style-name="Standard">KIC 5374999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39155503 <text:s text:c="5"/>0.0</text:p>
      <text:p text:style-name="Standard"><text:s text:c="2"/>1 TESS Sector 15 2019 <text:s/>TASOC <text:s text:c="3"/>1800 <text:s text:c="2"/>139155503 <text:s text:c="5"/>0.0</text:p>
      <text:p text:style-name="Standard">########################################</text:p>
      <text:p text:style-name="Standard">KIC 5376552</text:p>
      <text:p text:style-name="Standard">SearchResult containing 10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6"/>QLP <text:s text:c="3"/>1800 <text:s text:c="2"/>184091842 <text:s text:c="5"/>0.0</text:p>
      <text:p text:style-name="Standard"><text:s text:c="2"/>1 TESS Sector 14 2019 <text:s text:c="4"/>TASOC <text:s text:c="3"/>1800 <text:s text:c="2"/>184091842 <text:s text:c="5"/>0.0</text:p>
      <text:p text:style-name="Standard"><text:soft-page-break/><text:s text:c="2"/>2 TESS Sector 14 2019 <text:s text:c="4"/>TASOC <text:s text:c="3"/>1800 <text:s text:c="2"/>184091842 <text:s text:c="5"/>0.0</text:p>
      <text:p text:style-name="Standard"><text:s text:c="2"/>3 TESS Sector 15 2019 <text:s text:c="6"/>QLP <text:s text:c="3"/>1800 <text:s text:c="2"/>184091842 <text:s text:c="5"/>0.0</text:p>
      <text:p text:style-name="Standard"><text:s text:c="2"/>4 TESS Sector 15 2019 <text:s text:c="4"/>TASOC <text:s text:c="3"/>1800 <text:s text:c="2"/>184091842 <text:s text:c="5"/>0.0</text:p>
      <text:p text:style-name="Standard"><text:s text:c="2"/>5 TESS Sector 15 2019 <text:s text:c="4"/>TASOC <text:s text:c="3"/>1800 <text:s text:c="2"/>184091842 <text:s text:c="5"/>0.0</text:p>
      <text:p text:style-name="Standard"><text:s text:c="2"/>6 TESS Sector 41 2021 <text:s text:c="6"/>QLP <text:s text:c="4"/>600 <text:s text:c="2"/>184091842 <text:s text:c="5"/>0.0</text:p>
      <text:p text:style-name="Standard"><text:s text:c="2"/>7 TESS Sector 54 2022 TESS-SPOC <text:s text:c="4"/>600 <text:s text:c="2"/>184091842 <text:s text:c="5"/>0.0</text:p>
      <text:p text:style-name="Standard"><text:s text:c="2"/>8 TESS Sector 54 2022 <text:s text:c="6"/>QLP <text:s text:c="4"/>600 <text:s text:c="2"/>184091842 <text:s text:c="5"/>0.0</text:p>
      <text:p text:style-name="Standard"><text:s text:c="2"/>9 TESS Sector 55 2022 <text:s text:c="6"/>QLP <text:s text:c="4"/>600 <text:s text:c="2"/>184091842 <text:s text:c="5"/>0.0</text:p>
      <text:p text:style-name="Standard">########################################</text:p>
      <text:p text:style-name="Standard">KIC 5377349</text:p>
      <text:p text:style-name="Standard">SearchResult containing 0 data products.</text:p>
      <text:p text:style-name="Standard">########################################</text:p>
      <text:p text:style-name="Standard">KIC 5385471</text:p>
      <text:p text:style-name="Standard">SearchResult containing 0 data products.</text:p>
      <text:p text:style-name="Standard">########################################</text:p>
      <text:p text:style-name="Standard">KIC 5389616</text:p>
      <text:p text:style-name="Standard">SearchResult containing 0 data products.</text:p>
      <text:p text:style-name="Standard">########################################</text:p>
      <text:p text:style-name="Standard">KIC 5390351</text:p>
      <text:p text:style-name="Standard">SearchResult containing 0 data products.</text:p>
      <text:p text:style-name="Standard">########################################</text:p>
      <text:p text:style-name="Standard">KIC 5394544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1976052 <text:s text:c="5"/>0.0</text:p>
      <text:p text:style-name="Standard"><text:s text:c="2"/>1 TESS Sector 15 2019 <text:s text:c="3"/>QLP <text:s text:c="3"/>1800 <text:s text:c="2"/>171976052 <text:s text:c="5"/>0.0</text:p>
      <text:p text:style-name="Standard"><text:s text:c="2"/>2 TESS Sector 41 2021 <text:s text:c="3"/>QLP <text:s text:c="4"/>600 <text:s text:c="2"/>171976052 <text:s text:c="5"/>0.0</text:p>
      <text:p text:style-name="Standard"><text:s text:c="2"/>3 TESS Sector 54 2022 <text:s text:c="3"/>QLP <text:s text:c="4"/>600 <text:s text:c="2"/>171976052 <text:s text:c="5"/>0.0</text:p>
      <text:p text:style-name="Standard"><text:s text:c="2"/>4 TESS Sector 55 2022 <text:s text:c="3"/>QLP <text:s text:c="4"/>600 <text:s text:c="2"/>171976052 <text:s text:c="5"/>0.0</text:p>
      <text:p text:style-name="Standard">########################################</text:p>
      <text:p text:style-name="Standard">KIC 542595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58203416 <text:s text:c="5"/>0.0</text:p>
      <text:p text:style-name="Standard"><text:s text:c="2"/>1 TESS Sector 14 2019 <text:s/>TASOC <text:s text:c="3"/>1800 <text:s text:c="2"/>258203416 <text:s text:c="5"/>0.0</text:p>
      <text:p text:style-name="Standard"><text:s text:c="2"/>2 TESS Sector 26 2020 <text:s/>TASOC <text:s text:c="3"/>1800 <text:s text:c="2"/>258203416 <text:s text:c="5"/>0.0</text:p>
      <text:p text:style-name="Standard"><text:s text:c="2"/>3 TESS Sector 26 2020 <text:s/>TASOC <text:s text:c="3"/>1800 <text:s text:c="2"/>258203416 <text:s text:c="5"/>0.0</text:p>
      <text:p text:style-name="Standard">########################################</text:p>
      <text:p text:style-name="Standard">KIC 5428668</text:p>
      <text:p text:style-name="Standard">SearchResult containing 0 data products.</text:p>
      <text:p text:style-name="Standard">########################################</text:p>
      <text:p text:style-name="Standard">KIC 5439790</text:p>
      <text:p text:style-name="Standard">SearchResult containing 7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942248 <text:s text:c="5"/>0.0</text:p>
      <text:p text:style-name="Standard"><text:s text:c="2"/>1 TESS Sector 14 2019 <text:s/>TASOC <text:s text:c="3"/>1800 <text:s text:c="2"/>121942248 <text:s text:c="5"/>0.0</text:p>
      <text:p text:style-name="Standard"><text:s text:c="2"/>2 TESS Sector 14 2019 <text:s/>TASOC <text:s text:c="3"/>1800 <text:s text:c="2"/>121942248 <text:s text:c="5"/>0.0</text:p>
      <text:p text:style-name="Standard"><text:s text:c="2"/>3 TESS Sector 40 2021 <text:s text:c="3"/>QLP <text:s text:c="4"/>600 <text:s text:c="2"/>121942248 <text:s text:c="5"/>0.0</text:p>
      <text:p text:style-name="Standard"><text:s text:c="2"/>4 TESS Sector 41 2021 <text:s text:c="3"/>QLP <text:s text:c="4"/>600 <text:s text:c="2"/>121942248 <text:s text:c="5"/>0.0</text:p>
      <text:p text:style-name="Standard"><text:s text:c="2"/>5 TESS Sector 54 2022 <text:s text:c="3"/>QLP <text:s text:c="4"/>600 <text:s text:c="2"/>121942248 <text:s text:c="5"/>0.0</text:p>
      <text:p text:style-name="Standard"><text:s text:c="2"/>6 TESS Sector 55 2022 <text:s text:c="3"/>QLP <text:s text:c="4"/>600 <text:s text:c="2"/>121942248 <text:s text:c="5"/>0.0</text:p>
      <text:p text:style-name="Standard">########################################</text:p>
      <text:p text:style-name="Standard">KIC 544074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065027 <text:s text:c="5"/>0.0</text:p>
      <text:p text:style-name="Standard"><text:s text:c="2"/>1 TESS Sector 14 2019 <text:s/>TASOC <text:s text:c="3"/>1800 <text:s text:c="2"/>122065027 <text:s text:c="5"/>0.0</text:p>
      <text:p text:style-name="Standard">########################################</text:p>
      <text:p text:style-name="Standard">KIC 5450322</text:p>
      <text:p text:style-name="Standard">SearchResult containing 0 data products.</text:p>
      <text:p text:style-name="Standard">########################################</text:p>
      <text:p text:style-name="Standard">KIC 5459373</text:p>
      <text:p text:style-name="Standard">SearchResult containing 0 data products.</text:p>
      <text:p text:style-name="Standard">########################################</text:p>
      <text:p text:style-name="Standard">KIC 5461570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84009317 <text:s text:c="5"/>0.0</text:p>
      <text:p text:style-name="Standard"><text:s text:c="2"/>1 TESS Sector 15 2019 <text:s/>TASOC <text:s text:c="3"/>1800 <text:s text:c="2"/>184009317 <text:s text:c="5"/>0.0</text:p>
      <text:p text:style-name="Standard">########################################</text:p>
      <text:p text:style-name="Standard">KIC 5467113</text:p>
      <text:p text:style-name="Standard">SearchResult containing 0 data products.</text:p>
      <text:p text:style-name="Standard">########################################</text:p>
      <text:p text:style-name="Standard">KIC 5468295</text:p>
      <text:p text:style-name="Standard">SearchResult containing 0 data products.</text:p>
      <text:p text:style-name="Standard">########################################</text:p>
      <text:p text:style-name="Standard">KIC 5474733</text:p>
      <text:p text:style-name="Standard">SearchResult containing 0 data products.</text:p>
      <text:p text:style-name="Standard">########################################</text:p>
      <text:p text:style-name="Standard">KIC 5475624</text:p>
      <text:p text:style-name="Standard">SearchResult containing 0 data products.</text:p>
      <text:p text:style-name="Standard">########################################</text:p>
      <text:p text:style-name="Standard">KIC 5475712</text:p>
      <text:p text:style-name="Standard"><text:soft-page-break/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1029186 <text:s text:c="5"/>0.0</text:p>
      <text:p text:style-name="Standard"><text:s text:c="2"/>1 TESS Sector 14 2019 <text:s/>TASOC <text:s text:c="3"/>1800 <text:s text:c="2"/>171029186 <text:s text:c="5"/>0.0</text:p>
      <text:p text:style-name="Standard"><text:s text:c="2"/>2 TESS Sector 14 2019 <text:s/>TASOC <text:s text:c="3"/>1800 <text:s text:c="2"/>171029186 <text:s text:c="5"/>0.0</text:p>
      <text:p text:style-name="Standard"><text:s text:c="2"/>3 TESS Sector 41 2021 <text:s text:c="3"/>QLP <text:s text:c="4"/>600 <text:s text:c="2"/>171029186 <text:s text:c="5"/>0.0</text:p>
      <text:p text:style-name="Standard"><text:s text:c="2"/>4 TESS Sector 54 2022 <text:s text:c="3"/>QLP <text:s text:c="4"/>600 <text:s text:c="2"/>171029186 <text:s text:c="5"/>0.0</text:p>
      <text:p text:style-name="Standard"><text:s text:c="2"/>5 TESS Sector 55 2022 <text:s text:c="3"/>QLP <text:s text:c="4"/>600 <text:s text:c="2"/>171029186 <text:s text:c="5"/>0.0</text:p>
      <text:p text:style-name="Standard">########################################</text:p>
      <text:p text:style-name="Standard">KIC 5477524</text:p>
      <text:p text:style-name="Standard">SearchResult containing 0 data products.</text:p>
      <text:p text:style-name="Standard">########################################</text:p>
      <text:p text:style-name="Standard">KIC 547846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71582297 <text:s text:c="5"/>0.0</text:p>
      <text:p text:style-name="Standard"><text:s text:c="2"/>1 TESS Sector 15 2019 <text:s/>TASOC <text:s text:c="3"/>1800 <text:s text:c="2"/>171582297 <text:s text:c="5"/>0.0</text:p>
      <text:p text:style-name="Standard">########################################</text:p>
      <text:p text:style-name="Standard">KIC 547997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71975435 <text:s text:c="5"/>0.0</text:p>
      <text:p text:style-name="Standard"><text:s text:c="2"/>1 TESS Sector 15 2019 <text:s/>TASOC <text:s text:c="3"/>1800 <text:s text:c="2"/>171975435 <text:s text:c="5"/>0.0</text:p>
      <text:p text:style-name="Standard">########################################</text:p>
      <text:p text:style-name="Standard">KIC 5529643</text:p>
      <text:p text:style-name="Standard">SearchResult containing 0 data products.</text:p>
      <text:p text:style-name="Standard">########################################</text:p>
      <text:p text:style-name="Standard">KIC 5534702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411725 <text:s text:c="5"/>0.0</text:p>
      <text:p text:style-name="Standard"><text:s text:c="2"/>1 TESS Sector 14 2019 <text:s/>TASOC <text:s text:c="3"/>1800 <text:s text:c="2"/>137411725 <text:s text:c="5"/>0.0</text:p>
      <text:p text:style-name="Standard"><text:s text:c="2"/>2 TESS Sector 14 2019 <text:s/>TASOC <text:s text:c="3"/>1800 <text:s text:c="2"/>137411725 <text:s text:c="5"/>0.0</text:p>
      <text:p text:style-name="Standard"><text:s text:c="2"/>3 TESS Sector 40 2021 <text:s text:c="3"/>QLP <text:s text:c="4"/>600 <text:s text:c="2"/>137411725 <text:s text:c="5"/>0.0</text:p>
      <text:p text:style-name="Standard"><text:s text:c="2"/>4 TESS Sector 41 2021 <text:s text:c="3"/>QLP <text:s text:c="4"/>600 <text:s text:c="2"/>137411725 <text:s text:c="5"/>0.0</text:p>
      <text:p text:style-name="Standard"><text:s text:c="2"/>5 TESS Sector 54 2022 <text:s text:c="3"/>QLP <text:s text:c="4"/>600 <text:s text:c="2"/>137411725 <text:s text:c="5"/>0.0</text:p>
      <text:p text:style-name="Standard"><text:s text:c="2"/>6 TESS Sector 55 2022 <text:s text:c="3"/>QLP <text:s text:c="4"/>600 <text:s text:c="2"/>137411725 <text:s text:c="5"/>0.0</text:p>
      <text:p text:style-name="Standard"><text:soft-page-break/>########################################</text:p>
      <text:p text:style-name="Standard">KIC 5535061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555821 <text:s text:c="5"/>0.0</text:p>
      <text:p text:style-name="Standard"><text:s text:c="2"/>1 TESS Sector 40 2021 <text:s text:c="3"/>QLP <text:s text:c="4"/>600 <text:s text:c="2"/>137555821 <text:s text:c="5"/>0.0</text:p>
      <text:p text:style-name="Standard"><text:s text:c="2"/>2 TESS Sector 41 2021 <text:s text:c="3"/>QLP <text:s text:c="4"/>600 <text:s text:c="2"/>137555821 <text:s text:c="5"/>0.0</text:p>
      <text:p text:style-name="Standard"><text:s text:c="2"/>3 TESS Sector 54 2022 <text:s text:c="3"/>QLP <text:s text:c="4"/>600 <text:s text:c="2"/>137555821 <text:s text:c="5"/>0.0</text:p>
      <text:p text:style-name="Standard"><text:s text:c="2"/>4 TESS Sector 55 2022 <text:s text:c="3"/>QLP <text:s text:c="4"/>600 <text:s text:c="2"/>137555821 <text:s text:c="5"/>0.0</text:p>
      <text:p text:style-name="Standard">########################################</text:p>
      <text:p text:style-name="Standard">KIC 5543482</text:p>
      <text:p text:style-name="Standard">SearchResult containing 0 data products.</text:p>
      <text:p text:style-name="Standard">########################################</text:p>
      <text:p text:style-name="Standard">KIC 5557368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816446 <text:s text:c="5"/>0.0</text:p>
      <text:p text:style-name="Standard"><text:s text:c="2"/>1 TESS Sector 14 2019 <text:s/>TASOC <text:s text:c="3"/>1800 <text:s text:c="2"/>169816446 <text:s text:c="5"/>0.0</text:p>
      <text:p text:style-name="Standard"><text:s text:c="2"/>2 TESS Sector 14 2019 <text:s/>TASOC <text:s text:c="3"/>1800 <text:s text:c="2"/>169816446 <text:s text:c="5"/>0.0</text:p>
      <text:p text:style-name="Standard"><text:s text:c="2"/>3 TESS Sector 15 2019 <text:s text:c="3"/>QLP <text:s text:c="3"/>1800 <text:s text:c="2"/>169816446 <text:s text:c="5"/>0.0</text:p>
      <text:p text:style-name="Standard"><text:s text:c="2"/>4 TESS Sector 15 2019 <text:s/>TASOC <text:s text:c="3"/>1800 <text:s text:c="2"/>169816446 <text:s text:c="5"/>0.0</text:p>
      <text:p text:style-name="Standard"><text:s text:c="2"/>5 TESS Sector 15 2019 <text:s/>TASOC <text:s text:c="3"/>1800 <text:s text:c="2"/>169816446 <text:s text:c="5"/>0.0</text:p>
      <text:p text:style-name="Standard"><text:s text:c="2"/>6 TESS Sector 54 2022 <text:s text:c="3"/>QLP <text:s text:c="4"/>600 <text:s text:c="2"/>169816446 <text:s text:c="5"/>0.0</text:p>
      <text:p text:style-name="Standard"><text:s text:c="2"/>7 TESS Sector 55 2022 <text:s text:c="3"/>QLP <text:s text:c="4"/>600 <text:s text:c="2"/>169816446 <text:s text:c="5"/>0.0</text:p>
      <text:p text:style-name="Standard">########################################</text:p>
      <text:p text:style-name="Standard">KIC 5560831</text:p>
      <text:p text:style-name="Standard">SearchResult containing 0 data products.</text:p>
      <text:p text:style-name="Standard">########################################</text:p>
      <text:p text:style-name="Standard">KIC 556381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71582162 <text:s text:c="5"/>0.0</text:p>
      <text:p text:style-name="Standard"><text:s text:c="2"/>1 TESS Sector 15 2019 <text:s/>TASOC <text:s text:c="3"/>1800 <text:s text:c="2"/>171582162 <text:s text:c="5"/>0.0</text:p>
      <text:p text:style-name="Standard">########################################</text:p>
      <text:p text:style-name="Standard">KIC 5567438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2"/>172770592 <text:s text:c="5"/>0.0</text:p>
      <text:p text:style-name="Standard"><text:s text:c="2"/>1 TESS Sector 15 2019 <text:s text:c="3"/>QLP <text:s text:c="3"/>1800 <text:s text:c="2"/>172770592 <text:s text:c="5"/>0.0</text:p>
      <text:p text:style-name="Standard"><text:s text:c="2"/>2 TESS Sector 15 2019 <text:s/>TASOC <text:s text:c="3"/>1800 <text:s text:c="2"/>172770592 <text:s text:c="5"/>0.0</text:p>
      <text:p text:style-name="Standard"><text:s text:c="2"/>3 TESS Sector 15 2019 <text:s/>TASOC <text:s text:c="3"/>1800 <text:s text:c="2"/>172770592 <text:s text:c="5"/>0.0</text:p>
      <text:p text:style-name="Standard"><text:s text:c="2"/>4 TESS Sector 41 2021 <text:s text:c="3"/>QLP <text:s text:c="4"/>600 <text:s text:c="2"/>172770592 <text:s text:c="5"/>0.0</text:p>
      <text:p text:style-name="Standard"><text:s text:c="2"/>5 TESS Sector 54 2022 <text:s text:c="3"/>QLP <text:s text:c="4"/>600 <text:s text:c="2"/>172770592 <text:s text:c="5"/>0.0</text:p>
      <text:p text:style-name="Standard"><text:s text:c="2"/>6 TESS Sector 55 2022 <text:s text:c="3"/>QLP <text:s text:c="4"/>600 <text:s text:c="2"/>172770592 <text:s text:c="5"/>0.0</text:p>
      <text:p text:style-name="Standard">########################################</text:p>
      <text:p text:style-name="Standard">KIC 5606644</text:p>
      <text:p text:style-name="Standard">SearchResult containing 0 data products.</text:p>
      <text:p text:style-name="Standard">########################################</text:p>
      <text:p text:style-name="Standard">KIC 5610698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790872 <text:s text:c="5"/>0.0</text:p>
      <text:p text:style-name="Standard"><text:s text:c="2"/>1 TESS Sector 14 2019 <text:s/>TASOC <text:s text:c="3"/>1800 <text:s text:c="2"/>121790872 <text:s text:c="5"/>0.0</text:p>
      <text:p text:style-name="Standard"><text:s text:c="2"/>2 TESS Sector 14 2019 <text:s/>TASOC <text:s text:c="3"/>1800 <text:s text:c="2"/>121790872 <text:s text:c="5"/>0.0</text:p>
      <text:p text:style-name="Standard"><text:s text:c="2"/>3 TESS Sector 40 2021 <text:s text:c="3"/>QLP <text:s text:c="4"/>600 <text:s text:c="2"/>121790872 <text:s text:c="5"/>0.0</text:p>
      <text:p text:style-name="Standard"><text:s text:c="2"/>4 TESS Sector 41 2021 <text:s text:c="3"/>QLP <text:s text:c="4"/>600 <text:s text:c="2"/>121790872 <text:s text:c="5"/>0.0</text:p>
      <text:p text:style-name="Standard"><text:s text:c="2"/>5 TESS Sector 54 2022 <text:s text:c="3"/>QLP <text:s text:c="4"/>600 <text:s text:c="2"/>121790872 <text:s text:c="5"/>0.0</text:p>
      <text:p text:style-name="Standard"><text:s text:c="2"/>6 TESS Sector 55 2022 <text:s text:c="3"/>QLP <text:s text:c="4"/>600 <text:s text:c="2"/>121790872 <text:s text:c="5"/>0.0</text:p>
      <text:p text:style-name="Standard">########################################</text:p>
      <text:p text:style-name="Standard">KIC 5611561</text:p>
      <text:p text:style-name="Standard">SearchResult containing 0 data products.</text:p>
      <text:p text:style-name="Standard">########################################</text:p>
      <text:p text:style-name="Standard">KIC 561176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1946155 <text:s text:c="5"/>0.0</text:p>
      <text:p text:style-name="Standard"><text:s text:c="2"/>1 TESS Sector 14 2019 <text:s/>TASOC <text:s text:c="3"/>1800 <text:s text:c="2"/>121946155 <text:s text:c="5"/>0.0</text:p>
      <text:p text:style-name="Standard">########################################</text:p>
      <text:p text:style-name="Standard">KIC 5615528</text:p>
      <text:p text:style-name="Standard">SearchResult containing 0 data products.</text:p>
      <text:p text:style-name="Standard">########################################</text:p>
      <text:p text:style-name="Standard">KIC 5615815</text:p>
      <text:p text:style-name="Standard">SearchResult containing 0 data products.</text:p>
      <text:p text:style-name="Standard">########################################</text:p>
      <text:p text:style-name="Standard">KIC 5617953</text:p>
      <text:p text:style-name="Standard">SearchResult containing 0 data products.</text:p>
      <text:p text:style-name="Standard">########################################</text:p>
      <text:p text:style-name="Standard">KIC 5620981</text:p>
      <text:p text:style-name="Standard">SearchResult containing 0 data products.</text:p>
      <text:p text:style-name="Standard">########################################</text:p>
      <text:p text:style-name="Standard"><text:soft-page-break/>KIC 5621294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411280 <text:s text:c="5"/>0.0</text:p>
      <text:p text:style-name="Standard"><text:s text:c="2"/>1 TESS Sector 14 2019 <text:s/>TASOC <text:s text:c="3"/>1800 <text:s text:c="2"/>137411280 <text:s text:c="5"/>0.0</text:p>
      <text:p text:style-name="Standard"><text:s text:c="2"/>2 TESS Sector 14 2019 <text:s/>TASOC <text:s text:c="3"/>1800 <text:s text:c="2"/>137411280 <text:s text:c="5"/>0.0</text:p>
      <text:p text:style-name="Standard"><text:s text:c="2"/>3 TESS Sector 40 2021 <text:s text:c="3"/>QLP <text:s text:c="4"/>600 <text:s text:c="2"/>137411280 <text:s text:c="5"/>0.0</text:p>
      <text:p text:style-name="Standard"><text:s text:c="2"/>4 TESS Sector 41 2021 <text:s text:c="3"/>QLP <text:s text:c="4"/>600 <text:s text:c="2"/>137411280 <text:s text:c="5"/>0.0</text:p>
      <text:p text:style-name="Standard"><text:s text:c="2"/>5 TESS Sector 54 2022 <text:s text:c="3"/>QLP <text:s text:c="4"/>600 <text:s text:c="2"/>137411280 <text:s text:c="5"/>0.0</text:p>
      <text:p text:style-name="Standard"><text:s text:c="2"/>6 TESS Sector 55 2022 <text:s text:c="3"/>QLP <text:s text:c="4"/>600 <text:s text:c="2"/>137411280 <text:s text:c="5"/>0.0</text:p>
      <text:p text:style-name="Standard">########################################</text:p>
      <text:p text:style-name="Standard">KIC 5647008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CDIPS <text:s text:c="3"/>1800 <text:s text:c="2"/>171030138 <text:s text:c="5"/>0.0</text:p>
      <text:p text:style-name="Standard"><text:s text:c="2"/>1 TESS Sector 15 2019 <text:s/>CDIPS <text:s text:c="3"/>1800 <text:s text:c="2"/>171030138 <text:s text:c="5"/>0.0</text:p>
      <text:p text:style-name="Standard"><text:s text:c="2"/>2 TESS Sector 41 2021 <text:s/>CDIPS <text:s text:c="3"/>1800 <text:s text:c="2"/>171030138 <text:s text:c="5"/>0.0</text:p>
      <text:p text:style-name="Standard"><text:s text:c="2"/>3 TESS Sector 54 2022 <text:s/>CDIPS <text:s text:c="3"/>1800 <text:s text:c="2"/>171030138 <text:s text:c="5"/>0.0</text:p>
      <text:p text:style-name="Standard"><text:s text:c="2"/>4 TESS Sector 55 2022 <text:s/>CDIPS <text:s text:c="3"/>1800 <text:s text:c="2"/>171030138 <text:s text:c="5"/>0.0</text:p>
      <text:p text:style-name="Standard">########################################</text:p>
      <text:p text:style-name="Standard">KIC 5685072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043351 <text:s text:c="5"/>0.0</text:p>
      <text:p text:style-name="Standard"><text:s text:c="2"/>1 TESS Sector 14 2019 <text:s/>TASOC <text:s text:c="3"/>1800 <text:s text:c="2"/>120043351 <text:s text:c="5"/>0.0</text:p>
      <text:p text:style-name="Standard"><text:s text:c="2"/>2 TESS Sector 14 2019 <text:s/>TASOC <text:s text:c="3"/>1800 <text:s text:c="2"/>120043351 <text:s text:c="5"/>0.0</text:p>
      <text:p text:style-name="Standard"><text:s text:c="2"/>3 TESS Sector 26 2020 <text:s text:c="3"/>QLP <text:s text:c="3"/>1800 <text:s text:c="2"/>120043351 <text:s text:c="5"/>0.0</text:p>
      <text:p text:style-name="Standard"><text:s text:c="2"/>4 TESS Sector 26 2020 <text:s/>TASOC <text:s text:c="3"/>1800 <text:s text:c="2"/>120043351 <text:s text:c="5"/>0.0</text:p>
      <text:p text:style-name="Standard"><text:s text:c="2"/>5 TESS Sector 26 2020 <text:s/>TASOC <text:s text:c="3"/>1800 <text:s text:c="2"/>120043351 <text:s text:c="5"/>0.0</text:p>
      <text:p text:style-name="Standard"><text:s text:c="2"/>6 TESS Sector 40 2021 <text:s text:c="3"/>QLP <text:s text:c="4"/>600 <text:s text:c="2"/>120043351 <text:s text:c="5"/>0.0</text:p>
      <text:p text:style-name="Standard"><text:s text:c="2"/>7 TESS Sector 41 2021 <text:s text:c="3"/>QLP <text:s text:c="4"/>600 <text:s text:c="2"/>120043351 <text:s text:c="5"/>0.0</text:p>
      <text:p text:style-name="Standard"><text:s text:c="2"/>8 TESS Sector 53 2022 <text:s text:c="3"/>QLP <text:s text:c="4"/>600 <text:s text:c="2"/>120043351 <text:s text:c="5"/>0.0</text:p>
      <text:p text:style-name="Standard"><text:s text:c="2"/>9 TESS Sector 54 2022 <text:s text:c="3"/>QLP <text:s text:c="4"/>600 <text:s text:c="2"/>120043351 <text:s text:c="5"/>0.0</text:p>
      <text:p text:style-name="Standard">########################################</text:p>
      <text:p text:style-name="Standard">KIC 5699617</text:p>
      <text:p text:style-name="Standard">SearchResult containing 0 data products.</text:p>
      <text:p text:style-name="Standard">########################################</text:p>
      <text:p text:style-name="Standard">KIC 5716244</text:p>
      <text:p text:style-name="Standard">SearchResult containing 0 data products.</text:p>
      <text:p text:style-name="Standard">########################################</text:p>
      <text:p text:style-name="Standard"><text:soft-page-break/>KIC 5733154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1030617 <text:s text:c="5"/>0.0</text:p>
      <text:p text:style-name="Standard"><text:s text:c="2"/>1 TESS Sector 14 2019 <text:s/>TASOC <text:s text:c="3"/>1800 <text:s text:c="2"/>171030617 <text:s text:c="5"/>0.0</text:p>
      <text:p text:style-name="Standard"><text:s text:c="2"/>2 TESS Sector 14 2019 <text:s/>TASOC <text:s text:c="3"/>1800 <text:s text:c="2"/>171030617 <text:s text:c="5"/>0.0</text:p>
      <text:p text:style-name="Standard"><text:s text:c="2"/>3 TESS Sector 15 2019 <text:s text:c="3"/>QLP <text:s text:c="3"/>1800 <text:s text:c="2"/>171030617 <text:s text:c="5"/>0.0</text:p>
      <text:p text:style-name="Standard"><text:s text:c="2"/>4 TESS Sector 15 2019 <text:s/>TASOC <text:s text:c="3"/>1800 <text:s text:c="2"/>171030617 <text:s text:c="5"/>0.0</text:p>
      <text:p text:style-name="Standard"><text:s text:c="2"/>5 TESS Sector 15 2019 <text:s/>TASOC <text:s text:c="3"/>1800 <text:s text:c="2"/>171030617 <text:s text:c="5"/>0.0</text:p>
      <text:p text:style-name="Standard"><text:s text:c="2"/>6 TESS Sector 41 2021 <text:s text:c="3"/>QLP <text:s text:c="4"/>600 <text:s text:c="2"/>171030617 <text:s text:c="5"/>0.0</text:p>
      <text:p text:style-name="Standard"><text:s text:c="2"/>7 TESS Sector 54 2022 <text:s text:c="3"/>QLP <text:s text:c="4"/>600 <text:s text:c="2"/>171030617 <text:s text:c="5"/>0.0</text:p>
      <text:p text:style-name="Standard"><text:s text:c="2"/>8 TESS Sector 55 2022 <text:s text:c="3"/>QLP <text:s text:c="4"/>600 <text:s text:c="2"/>171030617 <text:s text:c="5"/>0.0</text:p>
      <text:p text:style-name="Standard">########################################</text:p>
      <text:p text:style-name="Standard">KIC 5737474</text:p>
      <text:p text:style-name="Standard">SearchResult containing 0 data products.</text:p>
      <text:p text:style-name="Standard">########################################</text:p>
      <text:p text:style-name="Standard">KIC 5770431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043233 <text:s text:c="5"/>0.0</text:p>
      <text:p text:style-name="Standard"><text:s text:c="2"/>1 TESS Sector 40 2021 <text:s text:c="3"/>QLP <text:s text:c="4"/>600 <text:s text:c="2"/>120043233 <text:s text:c="5"/>0.0</text:p>
      <text:p text:style-name="Standard"><text:s text:c="2"/>2 TESS Sector 41 2021 <text:s text:c="3"/>QLP <text:s text:c="4"/>600 <text:s text:c="2"/>120043233 <text:s text:c="5"/>0.0</text:p>
      <text:p text:style-name="Standard"><text:s text:c="2"/>3 TESS Sector 53 2022 <text:s text:c="3"/>QLP <text:s text:c="4"/>600 <text:s text:c="2"/>120043233 <text:s text:c="5"/>0.0</text:p>
      <text:p text:style-name="Standard"><text:s text:c="2"/>4 TESS Sector 54 2022 <text:s text:c="3"/>QLP <text:s text:c="4"/>600 <text:s text:c="2"/>120043233 <text:s text:c="5"/>0.0</text:p>
      <text:p text:style-name="Standard">########################################</text:p>
      <text:p text:style-name="Standard">KIC 5770860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107063 <text:s text:c="5"/>0.0</text:p>
      <text:p text:style-name="Standard"><text:s text:c="2"/>1 TESS Sector 40 2021 <text:s text:c="3"/>QLP <text:s text:c="4"/>600 <text:s text:c="2"/>120107063 <text:s text:c="5"/>0.0</text:p>
      <text:p text:style-name="Standard"><text:s text:c="2"/>2 TESS Sector 41 2021 <text:s text:c="3"/>QLP <text:s text:c="4"/>600 <text:s text:c="2"/>120107063 <text:s text:c="5"/>0.0</text:p>
      <text:p text:style-name="Standard"><text:s text:c="2"/>3 TESS Sector 53 2022 <text:s text:c="3"/>QLP <text:s text:c="4"/>600 <text:s text:c="2"/>120107063 <text:s text:c="5"/>0.0</text:p>
      <text:p text:style-name="Standard"><text:s text:c="2"/>4 TESS Sector 54 2022 <text:s text:c="3"/>QLP <text:s text:c="4"/>600 <text:s text:c="2"/>120107063 <text:s text:c="5"/>0.0</text:p>
      <text:p text:style-name="Standard">########################################</text:p>
      <text:p text:style-name="P1">KIC 5773205</text:p>
      <text:p text:style-name="Standard">SearchResult containing 4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oft-page-break/><text:s text:c="2"/>0 TESS Sector 53 2022 <text:s text:c="5"/>SPOC <text:s text:c="4"/>120 <text:s text:c="2"/>120496415 <text:s text:c="5"/>0.0</text:p>
      <text:p text:style-name="Standard"><text:s text:c="2"/>1 TESS Sector 53 2022 TESS-SPOC <text:s text:c="4"/>600 <text:s text:c="2"/>120496415 <text:s text:c="5"/>0.0</text:p>
      <text:p text:style-name="Standard"><text:s text:c="2"/>2 TESS Sector 54 2022 <text:s text:c="5"/>SPOC <text:s text:c="4"/>120 <text:s text:c="2"/>120496415 <text:s text:c="5"/>0.0</text:p>
      <text:p text:style-name="Standard"><text:s text:c="2"/>3 TESS Sector 54 2022 TESS-SPOC <text:s text:c="4"/>600 <text:s text:c="2"/>120496415 <text:s text:c="5"/>0.0</text:p>
      <text:p text:style-name="Standard">########################################</text:p>
      <text:p text:style-name="Standard">KIC 577437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686652 <text:s text:c="5"/>0.0</text:p>
      <text:p text:style-name="Standard"><text:s text:c="2"/>1 TESS Sector 14 2019 <text:s/>TASOC <text:s text:c="3"/>1800 <text:s text:c="2"/>120686652 <text:s text:c="5"/>0.0</text:p>
      <text:p text:style-name="Standard"><text:s text:c="2"/>2 TESS Sector 14 2019 <text:s/>TASOC <text:s text:c="3"/>1800 <text:s text:c="2"/>120686652 <text:s text:c="5"/>0.0</text:p>
      <text:p text:style-name="Standard"><text:s text:c="2"/>3 TESS Sector 26 2020 <text:s/>TASOC <text:s text:c="3"/>1800 <text:s text:c="2"/>120686652 <text:s text:c="5"/>0.0</text:p>
      <text:p text:style-name="Standard"><text:s text:c="2"/>4 TESS Sector 26 2020 <text:s/>TASOC <text:s text:c="3"/>1800 <text:s text:c="2"/>120686652 <text:s text:c="5"/>0.0</text:p>
      <text:p text:style-name="Standard"><text:s text:c="2"/>5 TESS Sector 40 2021 <text:s text:c="3"/>QLP <text:s text:c="4"/>600 <text:s text:c="2"/>120686652 <text:s text:c="5"/>0.0</text:p>
      <text:p text:style-name="Standard"><text:s text:c="2"/>6 TESS Sector 41 2021 <text:s text:c="3"/>QLP <text:s text:c="4"/>600 <text:s text:c="2"/>120686652 <text:s text:c="5"/>0.0</text:p>
      <text:p text:style-name="Standard"><text:s text:c="2"/>7 TESS Sector 53 2022 <text:s text:c="3"/>QLP <text:s text:c="4"/>600 <text:s text:c="2"/>120686652 <text:s text:c="5"/>0.0</text:p>
      <text:p text:style-name="Standard"><text:s text:c="2"/>8 TESS Sector 54 2022 <text:s text:c="3"/>QLP <text:s text:c="4"/>600 <text:s text:c="2"/>120686652 <text:s text:c="5"/>0.0</text:p>
      <text:p text:style-name="Standard">########################################</text:p>
      <text:p text:style-name="Standard">KIC 5783368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065656 <text:s text:c="5"/>0.0</text:p>
      <text:p text:style-name="Standard"><text:s text:c="2"/>1 TESS Sector 14 2019 <text:s/>TASOC <text:s text:c="3"/>1800 <text:s text:c="2"/>122065656 <text:s text:c="5"/>0.0</text:p>
      <text:p text:style-name="Standard">########################################</text:p>
      <text:p text:style-name="Standard">KIC 5783676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2068559 <text:s text:c="5"/>0.0</text:p>
      <text:p text:style-name="Standard"><text:s text:c="2"/>1 TESS Sector 40 2021 <text:s text:c="3"/>QLP <text:s text:c="4"/>600 <text:s text:c="2"/>122068559 <text:s text:c="5"/>0.0</text:p>
      <text:p text:style-name="Standard"><text:s text:c="2"/>2 TESS Sector 41 2021 <text:s text:c="3"/>QLP <text:s text:c="4"/>600 <text:s text:c="2"/>122068559 <text:s text:c="5"/>0.0</text:p>
      <text:p text:style-name="Standard"><text:s text:c="2"/>3 TESS Sector 54 2022 <text:s text:c="3"/>QLP <text:s text:c="4"/>600 <text:s text:c="2"/>122068559 <text:s text:c="5"/>0.0</text:p>
      <text:p text:style-name="Standard"><text:s text:c="2"/>4 TESS Sector 55 2022 <text:s text:c="3"/>QLP <text:s text:c="4"/>600 <text:s text:c="2"/>122068559 <text:s text:c="5"/>0.0</text:p>
      <text:p text:style-name="Standard">########################################</text:p>
      <text:p text:style-name="Standard">KIC 5785551</text:p>
      <text:p text:style-name="Standard">SearchResult containing 0 data products.</text:p>
      <text:p text:style-name="Standard">########################################</text:p>
      <text:p text:style-name="Standard">KIC 5785586</text:p>
      <text:p text:style-name="Standard">SearchResult containing 0 data products.</text:p>
      <text:p text:style-name="Standard">########################################</text:p>
      <text:p text:style-name="Standard">KIC 5786545</text:p>
      <text:p text:style-name="Standard"><text:soft-page-break/>SearchResult containing 0 data products.</text:p>
      <text:p text:style-name="Standard">########################################</text:p>
      <text:p text:style-name="Standard">KIC 5790912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351070263 <text:s text:c="5"/>0.0</text:p>
      <text:p text:style-name="Standard"><text:s text:c="2"/>1 TESS Sector 14 2019 <text:s/>TASOC <text:s text:c="3"/>1800 <text:s text:c="2"/>351070263 <text:s text:c="5"/>0.0</text:p>
      <text:p text:style-name="Standard">########################################</text:p>
      <text:p text:style-name="Standard">KIC 5791886</text:p>
      <text:p text:style-name="Standard">SearchResult containing 0 data products.</text:p>
      <text:p text:style-name="Standard">########################################</text:p>
      <text:p text:style-name="Standard">KIC 5792093</text:p>
      <text:p text:style-name="Standard">SearchResult containing 0 data products.</text:p>
      <text:p text:style-name="Standard">########################################</text:p>
      <text:p text:style-name="Standard">KIC 580982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27462 <text:s text:c="5"/>0.0</text:p>
      <text:p text:style-name="Standard"><text:s text:c="2"/>1 TESS Sector 15 2019 <text:s text:c="3"/>QLP <text:s text:c="3"/>1800 <text:s text:c="2"/>239227462 <text:s text:c="5"/>0.0</text:p>
      <text:p text:style-name="Standard"><text:s text:c="2"/>2 TESS Sector 54 2022 <text:s text:c="3"/>QLP <text:s text:c="4"/>600 <text:s text:c="2"/>239227462 <text:s text:c="5"/>0.0</text:p>
      <text:p text:style-name="Standard"><text:s text:c="2"/>3 TESS Sector 55 2022 <text:s text:c="3"/>QLP <text:s text:c="4"/>600 <text:s text:c="2"/>239227462 <text:s text:c="5"/>0.0</text:p>
      <text:p text:style-name="Standard">########################################</text:p>
      <text:p text:style-name="Standard">KIC 5809868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27581 <text:s text:c="5"/>0.0</text:p>
      <text:p text:style-name="Standard"><text:s text:c="2"/>1 TESS Sector 14 2019 <text:s/>TASOC <text:s text:c="3"/>1800 <text:s text:c="2"/>239227581 <text:s text:c="5"/>0.0</text:p>
      <text:p text:style-name="Standard"><text:s text:c="2"/>2 TESS Sector 14 2019 <text:s/>TASOC <text:s text:c="3"/>1800 <text:s text:c="2"/>239227581 <text:s text:c="5"/>0.0</text:p>
      <text:p text:style-name="Standard"><text:s text:c="2"/>3 TESS Sector 15 2019 <text:s text:c="3"/>QLP <text:s text:c="3"/>1800 <text:s text:c="2"/>239227581 <text:s text:c="5"/>0.0</text:p>
      <text:p text:style-name="Standard"><text:s text:c="2"/>4 TESS Sector 15 2019 <text:s/>TASOC <text:s text:c="3"/>1800 <text:s text:c="2"/>239227581 <text:s text:c="5"/>0.0</text:p>
      <text:p text:style-name="Standard"><text:s text:c="2"/>5 TESS Sector 15 2019 <text:s/>TASOC <text:s text:c="3"/>1800 <text:s text:c="2"/>239227581 <text:s text:c="5"/>0.0</text:p>
      <text:p text:style-name="Standard"><text:s text:c="2"/>6 TESS Sector 54 2022 <text:s text:c="3"/>QLP <text:s text:c="4"/>600 <text:s text:c="2"/>239227581 <text:s text:c="5"/>0.0</text:p>
      <text:p text:style-name="Standard"><text:s text:c="2"/>7 TESS Sector 55 2022 <text:s text:c="3"/>QLP <text:s text:c="4"/>600 <text:s text:c="2"/>239227581 <text:s text:c="5"/>0.0</text:p>
      <text:p text:style-name="Standard">########################################</text:p>
      <text:p text:style-name="Standard">KIC 5820209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2"/>171514594 <text:s text:c="5"/>0.0</text:p>
      <text:p text:style-name="Standard"><text:s text:c="2"/>1 TESS Sector 15 2019 <text:s text:c="3"/>QLP <text:s text:c="3"/>1800 <text:s text:c="2"/>171514594 <text:s text:c="5"/>0.0</text:p>
      <text:p text:style-name="Standard"><text:s text:c="2"/>2 TESS Sector 41 2021 <text:s text:c="3"/>QLP <text:s text:c="4"/>600 <text:s text:c="2"/>171514594 <text:s text:c="5"/>0.0</text:p>
      <text:p text:style-name="Standard"><text:s text:c="2"/>3 TESS Sector 54 2022 <text:s text:c="3"/>QLP <text:s text:c="4"/>600 <text:s text:c="2"/>171514594 <text:s text:c="5"/>0.0</text:p>
      <text:p text:style-name="Standard"><text:s text:c="2"/>4 TESS Sector 55 2022 <text:s text:c="3"/>QLP <text:s text:c="4"/>600 <text:s text:c="2"/>171514594 <text:s text:c="5"/>0.0</text:p>
      <text:p text:style-name="Standard">########################################</text:p>
      <text:p text:style-name="Standard">KIC 582312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2375718 <text:s text:c="5"/>0.0</text:p>
      <text:p text:style-name="Standard"><text:s text:c="2"/>1 TESS Sector 14 2019 <text:s/>TASOC <text:s text:c="3"/>1800 <text:s text:c="2"/>172375718 <text:s text:c="5"/>0.0</text:p>
      <text:p text:style-name="Standard"><text:s text:c="2"/>2 TESS Sector 14 2019 <text:s/>TASOC <text:s text:c="3"/>1800 <text:s text:c="2"/>172375718 <text:s text:c="5"/>0.0</text:p>
      <text:p text:style-name="Standard"><text:s text:c="2"/>3 TESS Sector 15 2019 <text:s text:c="3"/>QLP <text:s text:c="3"/>1800 <text:s text:c="2"/>172375718 <text:s text:c="5"/>0.0</text:p>
      <text:p text:style-name="Standard"><text:s text:c="2"/>4 TESS Sector 15 2019 <text:s/>TASOC <text:s text:c="3"/>1800 <text:s text:c="2"/>172375718 <text:s text:c="5"/>0.0</text:p>
      <text:p text:style-name="Standard"><text:s text:c="2"/>5 TESS Sector 15 2019 <text:s/>TASOC <text:s text:c="3"/>1800 <text:s text:c="2"/>172375718 <text:s text:c="5"/>0.0</text:p>
      <text:p text:style-name="Standard"><text:s text:c="2"/>6 TESS Sector 41 2021 <text:s text:c="3"/>QLP <text:s text:c="4"/>600 <text:s text:c="2"/>172375718 <text:s text:c="5"/>0.0</text:p>
      <text:p text:style-name="Standard"><text:s text:c="2"/>7 TESS Sector 54 2022 <text:s text:c="3"/>QLP <text:s text:c="4"/>600 <text:s text:c="2"/>172375718 <text:s text:c="5"/>0.0</text:p>
      <text:p text:style-name="Standard"><text:s text:c="2"/>8 TESS Sector 55 2022 <text:s text:c="3"/>QLP <text:s text:c="4"/>600 <text:s text:c="2"/>172375718 <text:s text:c="5"/>0.0</text:p>
      <text:p text:style-name="Standard">########################################</text:p>
      <text:p text:style-name="Standard">KIC 5872506</text:p>
      <text:p text:style-name="Standard">SearchResult containing 0 data products.</text:p>
      <text:p text:style-name="Standard">########################################</text:p>
      <text:p text:style-name="Standard">KIC 5877364</text:p>
      <text:p text:style-name="Standard">SearchResult containing 16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137410647 <text:s text:c="5"/>0.0</text:p>
      <text:p text:style-name="Standard"><text:s text:c="2"/>1 TESS Sector 14 2019 <text:s text:c="6"/>QLP <text:s text:c="3"/>1800 <text:s text:c="2"/>137410647 <text:s text:c="5"/>0.0</text:p>
      <text:p text:style-name="Standard"><text:s text:c="2"/>2 TESS Sector 14 2019 <text:s text:c="4"/>TASOC <text:s text:c="3"/>1800 <text:s text:c="2"/>137410647 <text:s text:c="5"/>0.0</text:p>
      <text:p text:style-name="Standard"><text:s text:c="2"/>3 TESS Sector 14 2019 <text:s text:c="4"/>TASOC <text:s text:c="3"/>1800 <text:s text:c="2"/>137410647 <text:s text:c="5"/>0.0</text:p>
      <text:p text:style-name="Standard"><text:s text:c="2"/>4 TESS Sector 40 2021 TESS-SPOC <text:s text:c="4"/>600 <text:s text:c="2"/>137410647 <text:s text:c="5"/>0.0</text:p>
      <text:p text:style-name="Standard"><text:s text:c="2"/>5 TESS Sector 40 2021 <text:s text:c="6"/>QLP <text:s text:c="4"/>600 <text:s text:c="2"/>137410647 <text:s text:c="5"/>0.0</text:p>
      <text:p text:style-name="Standard"><text:s text:c="2"/>6 TESS Sector 40 2021 <text:s text:c="4"/>CDIPS <text:s text:c="3"/>1800 <text:s text:c="2"/>137410647 <text:s text:c="5"/>0.0</text:p>
      <text:p text:style-name="Standard"><text:s text:c="2"/>7 TESS Sector 41 2021 TESS-SPOC <text:s text:c="4"/>600 <text:s text:c="2"/>137410647 <text:s text:c="5"/>0.0</text:p>
      <text:p text:style-name="Standard"><text:s text:c="2"/>8 TESS Sector 41 2021 <text:s text:c="6"/>QLP <text:s text:c="4"/>600 <text:s text:c="2"/>137410647 <text:s text:c="5"/>0.0</text:p>
      <text:p text:style-name="Standard"><text:s text:c="2"/>9 TESS Sector 41 2021 <text:s text:c="4"/>CDIPS <text:s text:c="3"/>1800 <text:s text:c="2"/>137410647 <text:s text:c="5"/>0.0</text:p>
      <text:p text:style-name="Standard"><text:s/>10 TESS Sector 54 2022 TESS-SPOC <text:s text:c="4"/>600 <text:s text:c="2"/>137410647 <text:s text:c="5"/>0.0</text:p>
      <text:p text:style-name="Standard"><text:s/>11 TESS Sector 54 2022 <text:s text:c="6"/>QLP <text:s text:c="4"/>600 <text:s text:c="2"/>137410647 <text:s text:c="5"/>0.0</text:p>
      <text:p text:style-name="Standard"><text:s/>12 TESS Sector 54 2022 <text:s text:c="4"/>CDIPS <text:s text:c="3"/>1800 <text:s text:c="2"/>137410647 <text:s text:c="5"/>0.0</text:p>
      <text:p text:style-name="Standard"><text:s/>13 TESS Sector 55 2022 TESS-SPOC <text:s text:c="4"/>600 <text:s text:c="2"/>137410647 <text:s text:c="5"/>0.0</text:p>
      <text:p text:style-name="Standard"><text:s/>14 TESS Sector 55 2022 <text:s text:c="6"/>QLP <text:s text:c="4"/>600 <text:s text:c="2"/>137410647 <text:s text:c="5"/>0.0</text:p>
      <text:p text:style-name="Standard"><text:s/>15 TESS Sector 55 2022 <text:s text:c="4"/>CDIPS <text:s text:c="3"/>1800 <text:s text:c="2"/>137410647 <text:s text:c="5"/>0.0</text:p>
      <text:p text:style-name="Standard">########################################</text:p>
      <text:p text:style-name="Standard">KIC 5878081</text:p>
      <text:p text:style-name="Standard"><text:soft-page-break/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7627606 <text:s text:c="5"/>0.0</text:p>
      <text:p text:style-name="Standard"><text:s text:c="2"/>1 TESS Sector 14 2019 <text:s/>TASOC <text:s text:c="3"/>1800 <text:s text:c="2"/>137627606 <text:s text:c="5"/>0.0</text:p>
      <text:p text:style-name="Standard">########################################</text:p>
      <text:p text:style-name="Standard">KIC 5878836</text:p>
      <text:p text:style-name="Standard">SearchResult containing 0 data products.</text:p>
      <text:p text:style-name="Standard">########################################</text:p>
      <text:p text:style-name="Standard">KIC 5881838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8219442 <text:s text:c="5"/>0.0</text:p>
      <text:p text:style-name="Standard"><text:s text:c="2"/>1 TESS Sector 14 2019 <text:s/>TASOC <text:s text:c="3"/>1800 <text:s text:c="2"/>138219442 <text:s text:c="5"/>0.0</text:p>
      <text:p text:style-name="Standard">########################################</text:p>
      <text:p text:style-name="Standard">KIC 5887316</text:p>
      <text:p text:style-name="Standard">SearchResult containing 0 data products.</text:p>
      <text:p text:style-name="Standard">########################################</text:p>
      <text:p text:style-name="Standard">KIC 5891963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423239 <text:s text:c="5"/>0.0</text:p>
      <text:p text:style-name="Standard"><text:s text:c="2"/>1 TESS Sector 14 2019 <text:s/>TASOC <text:s text:c="3"/>1800 <text:s text:c="2"/>184423239 <text:s text:c="5"/>0.0</text:p>
      <text:p text:style-name="Standard"><text:s text:c="2"/>2 TESS Sector 14 2019 <text:s/>TASOC <text:s text:c="3"/>1800 <text:s text:c="2"/>184423239 <text:s text:c="5"/>0.0</text:p>
      <text:p text:style-name="Standard"><text:s text:c="2"/>3 TESS Sector 15 2019 <text:s text:c="3"/>QLP <text:s text:c="3"/>1800 <text:s text:c="2"/>184423239 <text:s text:c="5"/>0.0</text:p>
      <text:p text:style-name="Standard"><text:s text:c="2"/>4 TESS Sector 15 2019 <text:s/>TASOC <text:s text:c="3"/>1800 <text:s text:c="2"/>184423239 <text:s text:c="5"/>0.0</text:p>
      <text:p text:style-name="Standard"><text:s text:c="2"/>5 TESS Sector 15 2019 <text:s/>TASOC <text:s text:c="3"/>1800 <text:s text:c="2"/>184423239 <text:s text:c="5"/>0.0</text:p>
      <text:p text:style-name="Standard"><text:s text:c="2"/>6 TESS Sector 41 2021 <text:s text:c="3"/>QLP <text:s text:c="4"/>600 <text:s text:c="2"/>184423239 <text:s text:c="5"/>0.0</text:p>
      <text:p text:style-name="Standard"><text:s text:c="2"/>7 TESS Sector 54 2022 <text:s text:c="3"/>QLP <text:s text:c="4"/>600 <text:s text:c="2"/>184423239 <text:s text:c="5"/>0.0</text:p>
      <text:p text:style-name="Standard"><text:s text:c="2"/>8 TESS Sector 55 2022 <text:s text:c="3"/>QLP <text:s text:c="4"/>600 <text:s text:c="2"/>184423239 <text:s text:c="5"/>0.0</text:p>
      <text:p text:style-name="Standard">########################################</text:p>
      <text:p text:style-name="Standard">KIC 5944240</text:p>
      <text:p text:style-name="Standard">SearchResult containing 0 data products.</text:p>
      <text:p text:style-name="Standard">########################################</text:p>
      <text:p text:style-name="Standard">KIC 595155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1796548 <text:s text:c="5"/>0.0</text:p>
      <text:p text:style-name="Standard"><text:soft-page-break/><text:s text:c="2"/>1 TESS Sector 14 2019 <text:s/>TASOC <text:s text:c="3"/>1800 <text:s text:c="2"/>121796548 <text:s text:c="5"/>0.0</text:p>
      <text:p text:style-name="Standard">########################################</text:p>
      <text:p text:style-name="Standard">KIC 5955731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2442654 <text:s text:c="5"/>0.0</text:p>
      <text:p text:style-name="Standard"><text:s text:c="2"/>1 TESS Sector 14 2019 <text:s/>TASOC <text:s text:c="3"/>1800 <text:s text:c="2"/>122442654 <text:s text:c="5"/>0.0</text:p>
      <text:p text:style-name="Standard"><text:s text:c="2"/>2 TESS Sector 14 2019 <text:s/>TASOC <text:s text:c="3"/>1800 <text:s text:c="2"/>122442654 <text:s text:c="5"/>0.0</text:p>
      <text:p text:style-name="Standard"><text:s text:c="2"/>3 TESS Sector 40 2021 <text:s text:c="3"/>QLP <text:s text:c="4"/>600 <text:s text:c="2"/>122442654 <text:s text:c="5"/>0.0</text:p>
      <text:p text:style-name="Standard"><text:s text:c="2"/>4 TESS Sector 41 2021 <text:s text:c="3"/>QLP <text:s text:c="4"/>600 <text:s text:c="2"/>122442654 <text:s text:c="5"/>0.0</text:p>
      <text:p text:style-name="Standard"><text:s text:c="2"/>5 TESS Sector 54 2022 <text:s text:c="3"/>QLP <text:s text:c="4"/>600 <text:s text:c="2"/>122442654 <text:s text:c="5"/>0.0</text:p>
      <text:p text:style-name="Standard"><text:s text:c="2"/>6 TESS Sector 55 2022 <text:s text:c="3"/>QLP <text:s text:c="4"/>600 <text:s text:c="2"/>122442654 <text:s text:c="5"/>0.0</text:p>
      <text:p text:style-name="Standard">########################################</text:p>
      <text:p text:style-name="Standard">KIC 5956588</text:p>
      <text:p text:style-name="Standard">SearchResult containing 0 data products.</text:p>
      <text:p text:style-name="Standard">########################################</text:p>
      <text:p text:style-name="Standard">KIC 5956776</text:p>
      <text:p text:style-name="Standard">SearchResult containing 0 data products.</text:p>
      <text:p text:style-name="Standard">########################################</text:p>
      <text:p text:style-name="Standard">KIC 595712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600609 <text:s text:c="5"/>0.0</text:p>
      <text:p text:style-name="Standard"><text:s text:c="2"/>1 TESS Sector 14 2019 <text:s/>TASOC <text:s text:c="3"/>1800 <text:s text:c="2"/>122600609 <text:s text:c="5"/>0.0</text:p>
      <text:p text:style-name="Standard">########################################</text:p>
      <text:p text:style-name="Standard">KIC 5960283</text:p>
      <text:p text:style-name="Standard">SearchResult containing 0 data products.</text:p>
      <text:p text:style-name="Standard">########################################</text:p>
      <text:p text:style-name="Standard">KIC 5960989</text:p>
      <text:p text:style-name="Standard">SearchResult containing 11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137407690 <text:s text:c="5"/>0.0</text:p>
      <text:p text:style-name="Standard"><text:s text:c="2"/>1 TESS Sector 14 2019 <text:s text:c="6"/>QLP <text:s text:c="3"/>1800 <text:s text:c="2"/>137407690 <text:s text:c="5"/>0.0</text:p>
      <text:p text:style-name="Standard"><text:s text:c="2"/>2 TESS Sector 14 2019 <text:s text:c="4"/>TASOC <text:s text:c="3"/>1800 <text:s text:c="2"/>137407690 <text:s text:c="5"/>0.0</text:p>
      <text:p text:style-name="Standard"><text:s text:c="2"/>3 TESS Sector 14 2019 <text:s text:c="4"/>TASOC <text:s text:c="3"/>1800 <text:s text:c="2"/>137407690 <text:s text:c="5"/>0.0</text:p>
      <text:p text:style-name="Standard"><text:s text:c="2"/>4 TESS Sector 40 2021 <text:s text:c="6"/>QLP <text:s text:c="4"/>600 <text:s text:c="2"/>137407690 <text:s text:c="5"/>0.0</text:p>
      <text:p text:style-name="Standard"><text:s text:c="2"/>5 TESS Sector 41 2021 TESS-SPOC <text:s text:c="4"/>600 <text:s text:c="2"/>137407690 <text:s text:c="5"/>0.0</text:p>
      <text:p text:style-name="Standard"><text:s text:c="2"/>6 TESS Sector 41 2021 <text:s text:c="6"/>QLP <text:s text:c="4"/>600 <text:s text:c="2"/>137407690 <text:s text:c="5"/>0.0</text:p>
      <text:p text:style-name="Standard"><text:s text:c="2"/>7 TESS Sector 54 2022 TESS-SPOC <text:s text:c="4"/>600 <text:s text:c="2"/>137407690 <text:s text:c="5"/>0.0</text:p>
      <text:p text:style-name="Standard"><text:s text:c="2"/>8 TESS Sector 54 2022 <text:s text:c="6"/>QLP <text:s text:c="4"/>600 <text:s text:c="2"/>137407690 <text:s text:c="5"/>0.0</text:p>
      <text:p text:style-name="Standard"><text:soft-page-break/><text:s text:c="2"/>9 TESS Sector 55 2022 TESS-SPOC <text:s text:c="4"/>600 <text:s text:c="2"/>137407690 <text:s text:c="5"/>0.0</text:p>
      <text:p text:style-name="Standard"><text:s/>10 TESS Sector 55 2022 <text:s text:c="6"/>QLP <text:s text:c="4"/>600 <text:s text:c="2"/>137407690 <text:s text:c="5"/>0.0</text:p>
      <text:p text:style-name="Standard">########################################</text:p>
      <text:p text:style-name="Standard">KIC 5961327</text:p>
      <text:p text:style-name="Standard">SearchResult containing 0 data products.</text:p>
      <text:p text:style-name="Standard">########################################</text:p>
      <text:p text:style-name="Standard">KIC 5966237</text:p>
      <text:p text:style-name="Standard">SearchResult containing 0 data products.</text:p>
      <text:p text:style-name="Standard">########################################</text:p>
      <text:p text:style-name="Standard">KIC 5977736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561514 <text:s text:c="5"/>0.0</text:p>
      <text:p text:style-name="Standard"><text:s text:c="2"/>1 TESS Sector 14 2019 <text:s/>TASOC <text:s text:c="3"/>1800 <text:s text:c="2"/>184561514 <text:s text:c="5"/>0.0</text:p>
      <text:p text:style-name="Standard"><text:s text:c="2"/>2 TESS Sector 14 2019 <text:s/>TASOC <text:s text:c="3"/>1800 <text:s text:c="2"/>184561514 <text:s text:c="5"/>0.0</text:p>
      <text:p text:style-name="Standard"><text:s text:c="2"/>3 TESS Sector 15 2019 <text:s text:c="3"/>QLP <text:s text:c="3"/>1800 <text:s text:c="2"/>184561514 <text:s text:c="5"/>0.0</text:p>
      <text:p text:style-name="Standard"><text:s text:c="2"/>4 TESS Sector 15 2019 <text:s/>TASOC <text:s text:c="3"/>1800 <text:s text:c="2"/>184561514 <text:s text:c="5"/>0.0</text:p>
      <text:p text:style-name="Standard"><text:s text:c="2"/>5 TESS Sector 15 2019 <text:s/>TASOC <text:s text:c="3"/>1800 <text:s text:c="2"/>184561514 <text:s text:c="5"/>0.0</text:p>
      <text:p text:style-name="Standard"><text:s text:c="2"/>6 TESS Sector 41 2021 <text:s text:c="3"/>QLP <text:s text:c="4"/>600 <text:s text:c="2"/>184561514 <text:s text:c="5"/>0.0</text:p>
      <text:p text:style-name="Standard"><text:s text:c="2"/>7 TESS Sector 54 2022 <text:s text:c="3"/>QLP <text:s text:c="4"/>600 <text:s text:c="2"/>184561514 <text:s text:c="5"/>0.0</text:p>
      <text:p text:style-name="Standard"><text:s text:c="2"/>8 TESS Sector 55 2022 <text:s text:c="3"/>QLP <text:s text:c="4"/>600 <text:s text:c="2"/>184561514 <text:s text:c="5"/>0.0</text:p>
      <text:p text:style-name="Standard">########################################</text:p>
      <text:p text:style-name="Standard">KIC 597852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60023118 <text:s text:c="5"/>0.0</text:p>
      <text:p text:style-name="Standard"><text:s text:c="2"/>1 TESS Sector 15 2019 <text:s text:c="3"/>QLP <text:s text:c="3"/>1800 <text:s text:c="2"/>360023118 <text:s text:c="5"/>0.0</text:p>
      <text:p text:style-name="Standard"><text:s text:c="2"/>2 TESS Sector 54 2022 <text:s text:c="3"/>QLP <text:s text:c="4"/>600 <text:s text:c="2"/>360023118 <text:s text:c="5"/>0.0</text:p>
      <text:p text:style-name="Standard"><text:s text:c="2"/>3 TESS Sector 55 2022 <text:s text:c="3"/>QLP <text:s text:c="4"/>600 <text:s text:c="2"/>360023118 <text:s text:c="5"/>0.0</text:p>
      <text:p text:style-name="Standard">########################################</text:p>
      <text:p text:style-name="Standard">KIC 5980800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9178153 <text:s text:c="5"/>0.0</text:p>
      <text:p text:style-name="Standard"><text:s text:c="2"/>1 TESS Sector 14 2019 <text:s/>TASOC <text:s text:c="3"/>1800 <text:s text:c="2"/>169178153 <text:s text:c="5"/>0.0</text:p>
      <text:p text:style-name="Standard">########################################</text:p>
      <text:p text:style-name="Standard">KIC 5984000</text:p>
      <text:p text:style-name="Standard">SearchResult containing 0 data products.</text:p>
      <text:p text:style-name="Standard">########################################</text:p>
      <text:p text:style-name="Standard">KIC 6024572</text:p>
      <text:p text:style-name="Standard"><text:soft-page-break/>SearchResult containing 0 data products.</text:p>
      <text:p text:style-name="Standard">########################################</text:p>
      <text:p text:style-name="Standard">KIC 6029214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112313 <text:s text:c="5"/>0.0</text:p>
      <text:p text:style-name="Standard"><text:s text:c="2"/>1 TESS Sector 40 2021 <text:s text:c="3"/>QLP <text:s text:c="4"/>600 <text:s text:c="2"/>121112313 <text:s text:c="5"/>0.0</text:p>
      <text:p text:style-name="Standard"><text:s text:c="2"/>2 TESS Sector 41 2021 <text:s text:c="3"/>QLP <text:s text:c="4"/>600 <text:s text:c="2"/>121112313 <text:s text:c="5"/>0.0</text:p>
      <text:p text:style-name="Standard"><text:s text:c="2"/>3 TESS Sector 53 2022 <text:s text:c="3"/>QLP <text:s text:c="4"/>600 <text:s text:c="2"/>121112313 <text:s text:c="5"/>0.0</text:p>
      <text:p text:style-name="Standard"><text:s text:c="2"/>4 TESS Sector 55 2022 <text:s text:c="3"/>QLP <text:s text:c="4"/>600 <text:s text:c="2"/>121112313 <text:s text:c="5"/>0.0</text:p>
      <text:p text:style-name="Standard">########################################</text:p>
      <text:p text:style-name="Standard">KIC 6034812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945314 <text:s text:c="5"/>0.0</text:p>
      <text:p text:style-name="Standard"><text:s text:c="2"/>1 TESS Sector 14 2019 <text:s/>TASOC <text:s text:c="3"/>1800 <text:s text:c="2"/>121945314 <text:s text:c="5"/>0.0</text:p>
      <text:p text:style-name="Standard"><text:s text:c="2"/>2 TESS Sector 14 2019 <text:s/>TASOC <text:s text:c="3"/>1800 <text:s text:c="2"/>121945314 <text:s text:c="5"/>0.0</text:p>
      <text:p text:style-name="Standard"><text:s text:c="2"/>3 TESS Sector 40 2021 <text:s text:c="3"/>QLP <text:s text:c="4"/>600 <text:s text:c="2"/>121945314 <text:s text:c="5"/>0.0</text:p>
      <text:p text:style-name="Standard"><text:s text:c="2"/>4 TESS Sector 41 2021 <text:s text:c="3"/>QLP <text:s text:c="4"/>600 <text:s text:c="2"/>121945314 <text:s text:c="5"/>0.0</text:p>
      <text:p text:style-name="Standard"><text:s text:c="2"/>5 TESS Sector 54 2022 <text:s text:c="3"/>QLP <text:s text:c="4"/>600 <text:s text:c="2"/>121945314 <text:s text:c="5"/>0.0</text:p>
      <text:p text:style-name="Standard"><text:s text:c="2"/>6 TESS Sector 55 2022 <text:s text:c="3"/>QLP <text:s text:c="4"/>600 <text:s text:c="2"/>121945314 <text:s text:c="5"/>0.0</text:p>
      <text:p text:style-name="Standard">########################################</text:p>
      <text:p text:style-name="Standard">KIC 6044064</text:p>
      <text:p text:style-name="Standard">SearchResult containing 0 data products.</text:p>
      <text:p text:style-name="Standard">########################################</text:p>
      <text:p text:style-name="Standard">KIC 604454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7627151 <text:s text:c="5"/>0.0</text:p>
      <text:p text:style-name="Standard"><text:s text:c="2"/>1 TESS Sector 41 2021 <text:s text:c="3"/>QLP <text:s text:c="4"/>600 <text:s text:c="2"/>137627151 <text:s text:c="5"/>0.0</text:p>
      <text:p text:style-name="Standard"><text:s text:c="2"/>2 TESS Sector 54 2022 <text:s text:c="3"/>QLP <text:s text:c="4"/>600 <text:s text:c="2"/>137627151 <text:s text:c="5"/>0.0</text:p>
      <text:p text:style-name="Standard"><text:s text:c="2"/>3 TESS Sector 55 2022 <text:s text:c="3"/>QLP <text:s text:c="4"/>600 <text:s text:c="2"/>137627151 <text:s text:c="5"/>0.0</text:p>
      <text:p text:style-name="Standard">########################################</text:p>
      <text:p text:style-name="Standard">KIC 6045264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7759068 <text:s text:c="5"/>0.0</text:p>
      <text:p text:style-name="Standard"><text:soft-page-break/><text:s text:c="2"/>1 TESS Sector 41 2021 <text:s text:c="3"/>QLP <text:s text:c="4"/>600 <text:s text:c="2"/>137759068 <text:s text:c="5"/>0.0</text:p>
      <text:p text:style-name="Standard"><text:s text:c="2"/>2 TESS Sector 54 2022 <text:s text:c="3"/>QLP <text:s text:c="4"/>600 <text:s text:c="2"/>137759068 <text:s text:c="5"/>0.0</text:p>
      <text:p text:style-name="Standard"><text:s text:c="2"/>3 TESS Sector 55 2022 <text:s text:c="3"/>QLP <text:s text:c="4"/>600 <text:s text:c="2"/>137759068 <text:s text:c="5"/>0.0</text:p>
      <text:p text:style-name="Standard">########################################</text:p>
      <text:p text:style-name="Standard">KIC 6046061</text:p>
      <text:p text:style-name="Standard">SearchResult containing 0 data products.</text:p>
      <text:p text:style-name="Standard">########################################</text:p>
      <text:p text:style-name="Standard">KIC 6050116</text:p>
      <text:p text:style-name="Standard">SearchResult containing 0 data products.</text:p>
      <text:p text:style-name="Standard">########################################</text:p>
      <text:p text:style-name="Standard">KIC 6057829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423924 <text:s text:c="5"/>0.0</text:p>
      <text:p text:style-name="Standard"><text:s text:c="2"/>1 TESS Sector 15 2019 <text:s text:c="3"/>QLP <text:s text:c="3"/>1800 <text:s text:c="2"/>184423924 <text:s text:c="5"/>0.0</text:p>
      <text:p text:style-name="Standard"><text:s text:c="2"/>2 TESS Sector 41 2021 <text:s text:c="3"/>QLP <text:s text:c="4"/>600 <text:s text:c="2"/>184423924 <text:s text:c="5"/>0.0</text:p>
      <text:p text:style-name="Standard"><text:s text:c="2"/>3 TESS Sector 54 2022 <text:s text:c="3"/>QLP <text:s text:c="4"/>600 <text:s text:c="2"/>184423924 <text:s text:c="5"/>0.0</text:p>
      <text:p text:style-name="Standard"><text:s text:c="2"/>4 TESS Sector 55 2022 <text:s text:c="3"/>QLP <text:s text:c="4"/>600 <text:s text:c="2"/>184423924 <text:s text:c="5"/>0.0</text:p>
      <text:p text:style-name="Standard">########################################</text:p>
      <text:p text:style-name="Standard">KIC 6058875</text:p>
      <text:p text:style-name="Standard">SearchResult containing 0 data products.</text:p>
      <text:p text:style-name="Standard">########################################</text:p>
      <text:p text:style-name="Standard">KIC 6061139</text:p>
      <text:p text:style-name="Standard">SearchResult containing 0 data products.</text:p>
      <text:p text:style-name="Standard">########################################</text:p>
      <text:p text:style-name="Standard">KIC 6066379</text:p>
      <text:p text:style-name="Standard">SearchResult containing 0 data products.</text:p>
      <text:p text:style-name="Standard">########################################</text:p>
      <text:p text:style-name="Standard">KIC 6067735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0734457 <text:s text:c="5"/>0.0</text:p>
      <text:p text:style-name="Standard"><text:s text:c="2"/>1 TESS Sector 15 2019 <text:s text:c="3"/>QLP <text:s text:c="3"/>1800 <text:s text:c="2"/>170734457 <text:s text:c="5"/>0.0</text:p>
      <text:p text:style-name="Standard"><text:s text:c="2"/>2 TESS Sector 41 2021 <text:s text:c="3"/>QLP <text:s text:c="4"/>600 <text:s text:c="2"/>170734457 <text:s text:c="5"/>0.0</text:p>
      <text:p text:style-name="Standard"><text:s text:c="2"/>3 TESS Sector 54 2022 <text:s text:c="3"/>QLP <text:s text:c="4"/>600 <text:s text:c="2"/>170734457 <text:s text:c="5"/>0.0</text:p>
      <text:p text:style-name="Standard"><text:s text:c="2"/>4 TESS Sector 55 2022 <text:s text:c="3"/>QLP <text:s text:c="4"/>600 <text:s text:c="2"/>170734457 <text:s text:c="5"/>0.0</text:p>
      <text:p text:style-name="Standard">########################################</text:p>
      <text:p text:style-name="Standard">KIC 607257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/>TASOC <text:s text:c="3"/>1800 <text:s text:c="2"/>172377244 <text:s text:c="5"/>0.0</text:p>
      <text:p text:style-name="Standard"><text:s text:c="2"/>1 TESS Sector 14 2019 <text:s/>TASOC <text:s text:c="3"/>1800 <text:s text:c="2"/>172377244 <text:s text:c="5"/>0.0</text:p>
      <text:p text:style-name="Standard"><text:s text:c="2"/>2 TESS Sector 15 2019 <text:s/>TASOC <text:s text:c="3"/>1800 <text:s text:c="2"/>172377244 <text:s text:c="5"/>0.0</text:p>
      <text:p text:style-name="Standard"><text:s text:c="2"/>3 TESS Sector 15 2019 <text:s/>TASOC <text:s text:c="3"/>1800 <text:s text:c="2"/>172377244 <text:s text:c="5"/>0.0</text:p>
      <text:p text:style-name="Standard">########################################</text:p>
      <text:p text:style-name="Standard">KIC 6103049</text:p>
      <text:p text:style-name="Standard">SearchResult containing 0 data products.</text:p>
      <text:p text:style-name="Standard">########################################</text:p>
      <text:p text:style-name="Standard">KIC 6106771</text:p>
      <text:p text:style-name="Standard">SearchResult containing 0 data products.</text:p>
      <text:p text:style-name="Standard">########################################</text:p>
      <text:p text:style-name="Standard">KIC 6118779</text:p>
      <text:p text:style-name="Standard">SearchResult containing 0 data products.</text:p>
      <text:p text:style-name="Standard">########################################</text:p>
      <text:p text:style-name="Standard">KIC 6128248</text:p>
      <text:p text:style-name="Standard">SearchResult containing 0 data products.</text:p>
      <text:p text:style-name="Standard">########################################</text:p>
      <text:p text:style-name="Standard">KIC 6137885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250764 <text:s text:c="5"/>0.0</text:p>
      <text:p text:style-name="Standard"><text:s text:c="2"/>1 TESS Sector 15 2019 <text:s text:c="3"/>QLP <text:s text:c="3"/>1800 <text:s text:c="2"/>184250764 <text:s text:c="5"/>0.0</text:p>
      <text:p text:style-name="Standard"><text:s text:c="2"/>2 TESS Sector 15 2019 <text:s/>TASOC <text:s text:c="3"/>1800 <text:s text:c="2"/>184250764 <text:s text:c="5"/>0.0</text:p>
      <text:p text:style-name="Standard"><text:s text:c="2"/>3 TESS Sector 15 2019 <text:s/>TASOC <text:s text:c="3"/>1800 <text:s text:c="2"/>184250764 <text:s text:c="5"/>0.0</text:p>
      <text:p text:style-name="Standard"><text:s text:c="2"/>4 TESS Sector 41 2021 <text:s text:c="3"/>QLP <text:s text:c="4"/>600 <text:s text:c="2"/>184250764 <text:s text:c="5"/>0.0</text:p>
      <text:p text:style-name="Standard"><text:s text:c="2"/>5 TESS Sector 54 2022 <text:s text:c="3"/>QLP <text:s text:c="4"/>600 <text:s text:c="2"/>184250764 <text:s text:c="5"/>0.0</text:p>
      <text:p text:style-name="Standard"><text:s text:c="2"/>6 TESS Sector 55 2022 <text:s text:c="3"/>QLP <text:s text:c="4"/>600 <text:s text:c="2"/>184250764 <text:s text:c="5"/>0.0</text:p>
      <text:p text:style-name="Standard">########################################</text:p>
      <text:p text:style-name="Standard">KIC 6141791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28597 <text:s text:c="5"/>0.0</text:p>
      <text:p text:style-name="Standard"><text:s text:c="2"/>1 TESS Sector 14 2019 <text:s/>TASOC <text:s text:c="3"/>1800 <text:s text:c="2"/>239228597 <text:s text:c="5"/>0.0</text:p>
      <text:p text:style-name="Standard"><text:s text:c="2"/>2 TESS Sector 14 2019 <text:s/>TASOC <text:s text:c="3"/>1800 <text:s text:c="2"/>239228597 <text:s text:c="5"/>0.0</text:p>
      <text:p text:style-name="Standard"><text:s text:c="2"/>3 TESS Sector 15 2019 <text:s text:c="3"/>QLP <text:s text:c="3"/>1800 <text:s text:c="2"/>239228597 <text:s text:c="5"/>0.0</text:p>
      <text:p text:style-name="Standard"><text:s text:c="2"/>4 TESS Sector 54 2022 <text:s text:c="3"/>QLP <text:s text:c="4"/>600 <text:s text:c="2"/>239228597 <text:s text:c="5"/>0.0</text:p>
      <text:p text:style-name="Standard"><text:s text:c="2"/>5 TESS Sector 55 2022 <text:s text:c="3"/>QLP <text:s text:c="4"/>600 <text:s text:c="2"/>239228597 <text:s text:c="5"/>0.0</text:p>
      <text:p text:style-name="Standard">########################################</text:p>
      <text:p text:style-name="Standard">KIC 6143826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<text:soft-page-break/>--- -------------- ---- ------ ------- ----------- --------</text:p>
      <text:p text:style-name="Standard"><text:s text:c="2"/>0 TESS Sector 14 2019 <text:s text:c="3"/>QLP <text:s text:c="3"/>1800 <text:s text:c="2"/>169177291 <text:s text:c="5"/>0.0</text:p>
      <text:p text:style-name="Standard"><text:s text:c="2"/>1 TESS Sector 14 2019 <text:s/>TASOC <text:s text:c="3"/>1800 <text:s text:c="2"/>169177291 <text:s text:c="5"/>0.0</text:p>
      <text:p text:style-name="Standard"><text:s text:c="2"/>2 TESS Sector 14 2019 <text:s/>TASOC <text:s text:c="3"/>1800 <text:s text:c="2"/>169177291 <text:s text:c="5"/>0.0</text:p>
      <text:p text:style-name="Standard"><text:s text:c="2"/>3 TESS Sector 15 2019 <text:s text:c="3"/>QLP <text:s text:c="3"/>1800 <text:s text:c="2"/>169177291 <text:s text:c="5"/>0.0</text:p>
      <text:p text:style-name="Standard"><text:s text:c="2"/>4 TESS Sector 15 2019 <text:s/>TASOC <text:s text:c="3"/>1800 <text:s text:c="2"/>169177291 <text:s text:c="5"/>0.0</text:p>
      <text:p text:style-name="Standard"><text:s text:c="2"/>5 TESS Sector 15 2019 <text:s/>TASOC <text:s text:c="3"/>1800 <text:s text:c="2"/>169177291 <text:s text:c="5"/>0.0</text:p>
      <text:p text:style-name="Standard"><text:s text:c="2"/>6 TESS Sector 54 2022 <text:s text:c="3"/>QLP <text:s text:c="4"/>600 <text:s text:c="2"/>169177291 <text:s text:c="5"/>0.0</text:p>
      <text:p text:style-name="Standard"><text:s text:c="2"/>7 TESS Sector 55 2022 <text:s text:c="3"/>QLP <text:s text:c="4"/>600 <text:s text:c="2"/>169177291 <text:s text:c="5"/>0.0</text:p>
      <text:p text:style-name="Standard">########################################</text:p>
      <text:p text:style-name="Standard">KIC 6144827</text:p>
      <text:p text:style-name="Standard">SearchResult containing 0 data products.</text:p>
      <text:p text:style-name="Standard">########################################</text:p>
      <text:p text:style-name="Standard">KIC 6153219</text:p>
      <text:p text:style-name="Standard">SearchResult containing 0 data products.</text:p>
      <text:p text:style-name="Standard">########################################</text:p>
      <text:p text:style-name="Standard">KIC 6197319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2066578 <text:s text:c="5"/>0.0</text:p>
      <text:p text:style-name="Standard"><text:s text:c="2"/>1 TESS Sector 40 2021 <text:s text:c="3"/>QLP <text:s text:c="4"/>600 <text:s text:c="2"/>122066578 <text:s text:c="5"/>0.0</text:p>
      <text:p text:style-name="Standard"><text:s text:c="2"/>2 TESS Sector 41 2021 <text:s text:c="3"/>QLP <text:s text:c="4"/>600 <text:s text:c="2"/>122066578 <text:s text:c="5"/>0.0</text:p>
      <text:p text:style-name="Standard"><text:s text:c="2"/>3 TESS Sector 54 2022 <text:s text:c="3"/>QLP <text:s text:c="4"/>600 <text:s text:c="2"/>122066578 <text:s text:c="5"/>0.0</text:p>
      <text:p text:style-name="Standard"><text:s text:c="2"/>4 TESS Sector 55 2022 <text:s text:c="3"/>QLP <text:s text:c="4"/>600 <text:s text:c="2"/>122066578 <text:s text:c="5"/>0.0</text:p>
      <text:p text:style-name="Standard">########################################</text:p>
      <text:p text:style-name="Standard">KIC 6206751</text:p>
      <text:p text:style-name="Standard">SearchResult containing 8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40 2021 TESS-SPOC <text:s text:c="4"/>600 <text:s text:c="2"/>137626636 <text:s text:c="5"/>0.0</text:p>
      <text:p text:style-name="Standard"><text:s text:c="2"/>1 TESS Sector 40 2021 <text:s text:c="6"/>QLP <text:s text:c="4"/>600 <text:s text:c="2"/>137626636 <text:s text:c="5"/>0.0</text:p>
      <text:p text:style-name="Standard"><text:s text:c="2"/>2 TESS Sector 41 2021 TESS-SPOC <text:s text:c="4"/>600 <text:s text:c="2"/>137626636 <text:s text:c="5"/>0.0</text:p>
      <text:p text:style-name="Standard"><text:s text:c="2"/>3 TESS Sector 41 2021 <text:s text:c="6"/>QLP <text:s text:c="4"/>600 <text:s text:c="2"/>137626636 <text:s text:c="5"/>0.0</text:p>
      <text:p text:style-name="Standard"><text:s text:c="2"/>4 TESS Sector 54 2022 TESS-SPOC <text:s text:c="4"/>600 <text:s text:c="2"/>137626636 <text:s text:c="5"/>0.0</text:p>
      <text:p text:style-name="Standard"><text:s text:c="2"/>5 TESS Sector 54 2022 <text:s text:c="6"/>QLP <text:s text:c="4"/>600 <text:s text:c="2"/>137626636 <text:s text:c="5"/>0.0</text:p>
      <text:p text:style-name="Standard"><text:s text:c="2"/>6 TESS Sector 55 2022 TESS-SPOC <text:s text:c="4"/>600 <text:s text:c="2"/>137626636 <text:s text:c="5"/>0.0</text:p>
      <text:p text:style-name="Standard"><text:s text:c="2"/>7 TESS Sector 55 2022 <text:s text:c="6"/>QLP <text:s text:c="4"/>600 <text:s text:c="2"/>137626636 <text:s text:c="5"/>0.0</text:p>
      <text:p text:style-name="Standard">########################################</text:p>
      <text:p text:style-name="Standard">KIC 620963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40 2021 <text:s text:c="3"/>QLP <text:s text:c="4"/>600 <text:s text:c="2"/>138099174 <text:s text:c="5"/>0.0</text:p>
      <text:p text:style-name="Standard"><text:s text:c="2"/>1 TESS Sector 41 2021 <text:s text:c="3"/>QLP <text:s text:c="4"/>600 <text:s text:c="2"/>138099174 <text:s text:c="5"/>0.0</text:p>
      <text:p text:style-name="Standard"><text:s text:c="2"/>2 TESS Sector 54 2022 <text:s text:c="3"/>QLP <text:s text:c="4"/>600 <text:s text:c="2"/>138099174 <text:s text:c="5"/>0.0</text:p>
      <text:p text:style-name="Standard"><text:s text:c="2"/>3 TESS Sector 55 2022 <text:s text:c="3"/>QLP <text:s text:c="4"/>600 <text:s text:c="2"/>138099174 <text:s text:c="5"/>0.0</text:p>
      <text:p text:style-name="Standard">########################################</text:p>
      <text:p text:style-name="Standard">KIC 6209824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8099207 <text:s text:c="5"/>0.0</text:p>
      <text:p text:style-name="Standard"><text:s text:c="2"/>1 TESS Sector 14 2019 <text:s/>TASOC <text:s text:c="3"/>1800 <text:s text:c="2"/>138099207 <text:s text:c="5"/>0.0</text:p>
      <text:p text:style-name="Standard"><text:s text:c="2"/>2 TESS Sector 14 2019 <text:s/>TASOC <text:s text:c="3"/>1800 <text:s text:c="2"/>138099207 <text:s text:c="5"/>0.0</text:p>
      <text:p text:style-name="Standard"><text:s text:c="2"/>3 TESS Sector 15 2019 <text:s text:c="3"/>QLP <text:s text:c="3"/>1800 <text:s text:c="2"/>138099207 <text:s text:c="5"/>0.0</text:p>
      <text:p text:style-name="Standard"><text:s text:c="2"/>4 TESS Sector 15 2019 <text:s/>TASOC <text:s text:c="3"/>1800 <text:s text:c="2"/>138099207 <text:s text:c="5"/>0.0</text:p>
      <text:p text:style-name="Standard"><text:s text:c="2"/>5 TESS Sector 15 2019 <text:s/>TASOC <text:s text:c="3"/>1800 <text:s text:c="2"/>138099207 <text:s text:c="5"/>0.0</text:p>
      <text:p text:style-name="Standard"><text:s text:c="2"/>6 TESS Sector 40 2021 <text:s text:c="3"/>QLP <text:s text:c="4"/>600 <text:s text:c="2"/>138099207 <text:s text:c="5"/>0.0</text:p>
      <text:p text:style-name="Standard"><text:s text:c="2"/>7 TESS Sector 41 2021 <text:s text:c="3"/>QLP <text:s text:c="4"/>600 <text:s text:c="2"/>138099207 <text:s text:c="5"/>0.0</text:p>
      <text:p text:style-name="Standard"><text:s text:c="2"/>8 TESS Sector 54 2022 <text:s text:c="3"/>QLP <text:s text:c="4"/>600 <text:s text:c="2"/>138099207 <text:s text:c="5"/>0.0</text:p>
      <text:p text:style-name="Standard"><text:s text:c="2"/>9 TESS Sector 55 2022 <text:s text:c="3"/>QLP <text:s text:c="4"/>600 <text:s text:c="2"/>138099207 <text:s text:c="5"/>0.0</text:p>
      <text:p text:style-name="Standard">########################################</text:p>
      <text:p text:style-name="Standard">KIC 6213131</text:p>
      <text:p text:style-name="Standard">SearchResult containing 0 data products.</text:p>
      <text:p text:style-name="Standard">########################################</text:p>
      <text:p text:style-name="Standard">KIC 6223646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8811267 <text:s text:c="5"/>0.0</text:p>
      <text:p text:style-name="Standard"><text:s text:c="2"/>1 TESS Sector 14 2019 <text:s/>TASOC <text:s text:c="3"/>1800 <text:s text:c="2"/>168811267 <text:s text:c="5"/>0.0</text:p>
      <text:p text:style-name="Standard"><text:s text:c="2"/>2 TESS Sector 14 2019 <text:s/>TASOC <text:s text:c="3"/>1800 <text:s text:c="2"/>168811267 <text:s text:c="5"/>0.0</text:p>
      <text:p text:style-name="Standard"><text:s text:c="2"/>3 TESS Sector 14 2019 <text:s/>TASOC <text:s text:c="3"/>1800 <text:s text:c="2"/>168811267 <text:s text:c="5"/>0.0</text:p>
      <text:p text:style-name="Standard"><text:s text:c="2"/>4 TESS Sector 14 2019 <text:s/>TASOC <text:s text:c="3"/>1800 <text:s text:c="2"/>168811267 <text:s text:c="5"/>0.0</text:p>
      <text:p text:style-name="Standard"><text:s text:c="2"/>5 TESS Sector 15 2019 <text:s text:c="3"/>QLP <text:s text:c="3"/>1800 <text:s text:c="2"/>168811267 <text:s text:c="5"/>0.0</text:p>
      <text:p text:style-name="Standard"><text:s text:c="2"/>6 TESS Sector 15 2019 <text:s/>TASOC <text:s text:c="3"/>1800 <text:s text:c="2"/>168811267 <text:s text:c="5"/>0.0</text:p>
      <text:p text:style-name="Standard"><text:s text:c="2"/>7 TESS Sector 15 2019 <text:s/>TASOC <text:s text:c="3"/>1800 <text:s text:c="2"/>168811267 <text:s text:c="5"/>0.0</text:p>
      <text:p text:style-name="Standard"><text:s text:c="2"/>8 TESS Sector 54 2022 <text:s text:c="3"/>QLP <text:s text:c="4"/>600 <text:s text:c="2"/>168811267 <text:s text:c="5"/>0.0</text:p>
      <text:p text:style-name="Standard"><text:s text:c="2"/>9 TESS Sector 55 2022 <text:s text:c="3"/>QLP <text:s text:c="4"/>600 <text:s text:c="2"/>168811267 <text:s text:c="5"/>0.0</text:p>
      <text:p text:style-name="Standard">########################################</text:p>
      <text:p text:style-name="Standard">KIC 6262882</text:p>
      <text:p text:style-name="Standard">SearchResult containing 0 data products.</text:p>
      <text:p text:style-name="Standard">########################################</text:p>
      <text:p text:style-name="Standard">KIC 6264091</text:p>
      <text:p text:style-name="Standard">SearchResult containing 0 data products.</text:p>
      <text:p text:style-name="Standard">########################################</text:p>
      <text:p text:style-name="Standard">KIC 6265720</text:p>
      <text:p text:style-name="Standard"><text:soft-page-break/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26 2020 <text:s/>TASOC <text:s text:c="3"/>1800 <text:s text:c="2"/>120105586 <text:s text:c="5"/>0.0</text:p>
      <text:p text:style-name="Standard"><text:s text:c="2"/>1 TESS Sector 26 2020 <text:s/>TASOC <text:s text:c="3"/>1800 <text:s text:c="2"/>120105586 <text:s text:c="5"/>0.0</text:p>
      <text:p text:style-name="Standard">########################################</text:p>
      <text:p text:style-name="Standard">KIC 6267702</text:p>
      <text:p text:style-name="Standard">SearchResult containing 0 data products.</text:p>
      <text:p text:style-name="Standard">########################################</text:p>
      <text:p text:style-name="Standard">KIC 628110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2444345 <text:s text:c="5"/>0.0</text:p>
      <text:p text:style-name="Standard"><text:s text:c="2"/>1 TESS Sector 14 2019 <text:s/>TASOC <text:s text:c="3"/>1800 <text:s text:c="2"/>122444345 <text:s text:c="5"/>0.0</text:p>
      <text:p text:style-name="Standard">########################################</text:p>
      <text:p text:style-name="Standard">KIC 628322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7088171 <text:s text:c="5"/>0.0</text:p>
      <text:p text:style-name="Standard"><text:s text:c="2"/>1 TESS Sector 14 2019 <text:s/>TASOC <text:s text:c="3"/>1800 <text:s text:c="2"/>137088171 <text:s text:c="5"/>0.0</text:p>
      <text:p text:style-name="Standard">########################################</text:p>
      <text:p text:style-name="Standard">KIC 6286402</text:p>
      <text:p text:style-name="Standard">SearchResult containing 0 data products.</text:p>
      <text:p text:style-name="Standard">########################################</text:p>
      <text:p text:style-name="Standard">KIC 6287172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7559238 <text:s text:c="5"/>0.0</text:p>
      <text:p text:style-name="Standard"><text:s text:c="2"/>1 TESS Sector 41 2021 <text:s text:c="3"/>QLP <text:s text:c="4"/>600 <text:s text:c="2"/>137559238 <text:s text:c="5"/>0.0</text:p>
      <text:p text:style-name="Standard"><text:s text:c="2"/>2 TESS Sector 54 2022 <text:s text:c="3"/>QLP <text:s text:c="4"/>600 <text:s text:c="2"/>137559238 <text:s text:c="5"/>0.0</text:p>
      <text:p text:style-name="Standard"><text:s text:c="2"/>3 TESS Sector 55 2022 <text:s text:c="3"/>QLP <text:s text:c="4"/>600 <text:s text:c="2"/>137559238 <text:s text:c="5"/>0.0</text:p>
      <text:p text:style-name="Standard">########################################</text:p>
      <text:p text:style-name="Standard">KIC 6302051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2"/>184562770 <text:s text:c="5"/>0.0</text:p>
      <text:p text:style-name="Standard"><text:s text:c="2"/>1 TESS Sector 14 2019 <text:s/>TASOC <text:s text:c="3"/>1800 <text:s text:c="2"/>184562770 <text:s text:c="5"/>0.0</text:p>
      <text:p text:style-name="Standard"><text:s text:c="2"/>2 TESS Sector 14 2019 <text:s/>TASOC <text:s text:c="3"/>1800 <text:s text:c="2"/>184562770 <text:s text:c="5"/>0.0</text:p>
      <text:p text:style-name="Standard"><text:s text:c="2"/>3 TESS Sector 15 2019 <text:s text:c="3"/>QLP <text:s text:c="3"/>1800 <text:s text:c="2"/>184562770 <text:s text:c="5"/>0.0</text:p>
      <text:p text:style-name="Standard"><text:s text:c="2"/>4 TESS Sector 15 2019 <text:s/>TASOC <text:s text:c="3"/>1800 <text:s text:c="2"/>184562770 <text:s text:c="5"/>0.0</text:p>
      <text:p text:style-name="Standard"><text:s text:c="2"/>5 TESS Sector 15 2019 <text:s/>TASOC <text:s text:c="3"/>1800 <text:s text:c="2"/>184562770 <text:s text:c="5"/>0.0</text:p>
      <text:p text:style-name="Standard"><text:s text:c="2"/>6 TESS Sector 54 2022 <text:s text:c="3"/>QLP <text:s text:c="4"/>600 <text:s text:c="2"/>184562770 <text:s text:c="5"/>0.0</text:p>
      <text:p text:style-name="Standard"><text:s text:c="2"/>7 TESS Sector 55 2022 <text:s text:c="3"/>QLP <text:s text:c="4"/>600 <text:s text:c="2"/>184562770 <text:s text:c="5"/>0.0</text:p>
      <text:p text:style-name="Standard">########################################</text:p>
      <text:p text:style-name="Standard">KIC 6302592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60022203 <text:s text:c="5"/>0.0</text:p>
      <text:p text:style-name="Standard"><text:s text:c="2"/>1 TESS Sector 14 2019 <text:s/>TASOC <text:s text:c="3"/>1800 <text:s text:c="2"/>360022203 <text:s text:c="5"/>0.0</text:p>
      <text:p text:style-name="Standard"><text:s text:c="2"/>2 TESS Sector 14 2019 <text:s/>TASOC <text:s text:c="3"/>1800 <text:s text:c="2"/>360022203 <text:s text:c="5"/>0.0</text:p>
      <text:p text:style-name="Standard"><text:s text:c="2"/>3 TESS Sector 15 2019 <text:s text:c="3"/>QLP <text:s text:c="3"/>1800 <text:s text:c="2"/>360022203 <text:s text:c="5"/>0.0</text:p>
      <text:p text:style-name="Standard"><text:s text:c="2"/>4 TESS Sector 15 2019 <text:s/>TASOC <text:s text:c="3"/>1800 <text:s text:c="2"/>360022203 <text:s text:c="5"/>0.0</text:p>
      <text:p text:style-name="Standard"><text:s text:c="2"/>5 TESS Sector 15 2019 <text:s/>TASOC <text:s text:c="3"/>1800 <text:s text:c="2"/>360022203 <text:s text:c="5"/>0.0</text:p>
      <text:p text:style-name="Standard"><text:s text:c="2"/>6 TESS Sector 54 2022 <text:s text:c="3"/>QLP <text:s text:c="4"/>600 <text:s text:c="2"/>360022203 <text:s text:c="5"/>0.0</text:p>
      <text:p text:style-name="Standard"><text:s text:c="2"/>7 TESS Sector 55 2022 <text:s text:c="3"/>QLP <text:s text:c="4"/>600 <text:s text:c="2"/>360022203 <text:s text:c="5"/>0.0</text:p>
      <text:p text:style-name="Standard">########################################</text:p>
      <text:p text:style-name="Standard">KIC 631163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1094123 <text:s text:c="5"/>0.0</text:p>
      <text:p text:style-name="Standard"><text:s text:c="2"/>1 TESS Sector 15 2019 <text:s text:c="3"/>QLP <text:s text:c="3"/>1800 <text:s text:c="2"/>171094123 <text:s text:c="5"/>0.0</text:p>
      <text:p text:style-name="Standard"><text:s text:c="2"/>2 TESS Sector 41 2021 <text:s text:c="3"/>QLP <text:s text:c="4"/>600 <text:s text:c="2"/>171094123 <text:s text:c="5"/>0.0</text:p>
      <text:p text:style-name="Standard"><text:s text:c="2"/>3 TESS Sector 54 2022 <text:s text:c="3"/>QLP <text:s text:c="4"/>600 <text:s text:c="2"/>171094123 <text:s text:c="5"/>0.0</text:p>
      <text:p text:style-name="Standard"><text:s text:c="2"/>4 TESS Sector 55 2022 <text:s text:c="3"/>QLP <text:s text:c="4"/>600 <text:s text:c="2"/>171094123 <text:s text:c="5"/>0.0</text:p>
      <text:p text:style-name="Standard">########################################</text:p>
      <text:p text:style-name="Standard">KIC 6314173</text:p>
      <text:p text:style-name="Standard">SearchResult containing 0 data products.</text:p>
      <text:p text:style-name="Standard">########################################</text:p>
      <text:p text:style-name="Standard">KIC 6350020</text:p>
      <text:p text:style-name="Standard">SearchResult containing 0 data products.</text:p>
      <text:p text:style-name="Standard">########################################</text:p>
      <text:p text:style-name="Standard">KIC 6359771</text:p>
      <text:p text:style-name="Standard">SearchResult containing 0 data products.</text:p>
      <text:p text:style-name="Standard">########################################</text:p>
      <text:p text:style-name="Standard">KIC 636762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oft-page-break/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2"/>137902569 <text:s text:c="5"/>0.0</text:p>
      <text:p text:style-name="Standard"><text:s text:c="2"/>1 TESS Sector 41 2021 <text:s text:c="3"/>QLP <text:s text:c="4"/>600 <text:s text:c="2"/>137902569 <text:s text:c="5"/>0.0</text:p>
      <text:p text:style-name="Standard"><text:s text:c="2"/>2 TESS Sector 54 2022 <text:s text:c="3"/>QLP <text:s text:c="4"/>600 <text:s text:c="2"/>137902569 <text:s text:c="5"/>0.0</text:p>
      <text:p text:style-name="Standard"><text:s text:c="2"/>3 TESS Sector 55 2022 <text:s text:c="3"/>QLP <text:s text:c="4"/>600 <text:s text:c="2"/>137902569 <text:s text:c="5"/>0.0</text:p>
      <text:p text:style-name="Standard">########################################</text:p>
      <text:p text:style-name="Standard">KIC 636831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38097783 <text:s text:c="5"/>0.0</text:p>
      <text:p text:style-name="Standard"><text:s text:c="2"/>1 TESS Sector 15 2019 <text:s/>TASOC <text:s text:c="3"/>1800 <text:s text:c="2"/>138097783 <text:s text:c="5"/>0.0</text:p>
      <text:p text:style-name="Standard">########################################</text:p>
      <text:p text:style-name="Standard">KIC 6370361</text:p>
      <text:p text:style-name="Standard">SearchResult containing 1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8429773 <text:s text:c="5"/>0.0</text:p>
      <text:p text:style-name="Standard"><text:s text:c="2"/>1 TESS Sector 14 2019 <text:s/>TASOC <text:s text:c="4"/>120 <text:s text:c="2"/>138429773 <text:s text:c="5"/>0.0</text:p>
      <text:p text:style-name="Standard"><text:s text:c="2"/>2 TESS Sector 14 2019 <text:s/>TASOC <text:s text:c="3"/>1800 <text:s text:c="2"/>138429773 <text:s text:c="5"/>0.0</text:p>
      <text:p text:style-name="Standard"><text:s text:c="2"/>3 TESS Sector 14 2019 <text:s/>TASOC <text:s text:c="3"/>1800 <text:s text:c="2"/>138429773 <text:s text:c="5"/>0.0</text:p>
      <text:p text:style-name="Standard"><text:s text:c="2"/>4 TESS Sector 15 2019 <text:s text:c="3"/>QLP <text:s text:c="3"/>1800 <text:s text:c="2"/>138429773 <text:s text:c="5"/>0.0</text:p>
      <text:p text:style-name="Standard"><text:s text:c="2"/>5 TESS Sector 15 2019 <text:s/>TASOC <text:s text:c="4"/>120 <text:s text:c="2"/>138429773 <text:s text:c="5"/>0.0</text:p>
      <text:p text:style-name="Standard"><text:s text:c="2"/>6 TESS Sector 15 2019 <text:s/>TASOC <text:s text:c="3"/>1800 <text:s text:c="2"/>138429773 <text:s text:c="5"/>0.0</text:p>
      <text:p text:style-name="Standard"><text:s text:c="2"/>7 TESS Sector 15 2019 <text:s/>TASOC <text:s text:c="3"/>1800 <text:s text:c="2"/>138429773 <text:s text:c="5"/>0.0</text:p>
      <text:p text:style-name="Standard"><text:s text:c="2"/>8 TESS Sector 40 2021 <text:s text:c="3"/>QLP <text:s text:c="4"/>600 <text:s text:c="2"/>138429773 <text:s text:c="5"/>0.0</text:p>
      <text:p text:style-name="Standard"><text:s text:c="2"/>9 TESS Sector 41 2021 <text:s text:c="3"/>QLP <text:s text:c="4"/>600 <text:s text:c="2"/>138429773 <text:s text:c="5"/>0.0</text:p>
      <text:p text:style-name="Standard"><text:s/>10 TESS Sector 54 2022 <text:s text:c="3"/>QLP <text:s text:c="4"/>600 <text:s text:c="2"/>138429773 <text:s text:c="5"/>0.0</text:p>
      <text:p text:style-name="Standard"><text:s/>11 TESS Sector 55 2022 <text:s text:c="3"/>QLP <text:s text:c="4"/>600 <text:s text:c="2"/>138429773 <text:s text:c="5"/>0.0</text:p>
      <text:p text:style-name="Standard">########################################</text:p>
      <text:p text:style-name="Standard">KIC 637066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38430610 <text:s text:c="5"/>0.0</text:p>
      <text:p text:style-name="Standard"><text:s text:c="2"/>1 TESS Sector 14 2019 <text:s/>TASOC <text:s text:c="3"/>1800 <text:s text:c="2"/>138430610 <text:s text:c="5"/>0.0</text:p>
      <text:p text:style-name="Standard"><text:s text:c="2"/>2 TESS Sector 15 2019 <text:s/>TASOC <text:s text:c="3"/>1800 <text:s text:c="2"/>138430610 <text:s text:c="5"/>0.0</text:p>
      <text:p text:style-name="Standard"><text:s text:c="2"/>3 TESS Sector 15 2019 <text:s/>TASOC <text:s text:c="3"/>1800 <text:s text:c="2"/>138430610 <text:s text:c="5"/>0.0</text:p>
      <text:p text:style-name="Standard">########################################</text:p>
      <text:p text:style-name="Standard">KIC 6390205</text:p>
      <text:p text:style-name="Standard">SearchResult containing 5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1092024 <text:s text:c="5"/>0.0</text:p>
      <text:p text:style-name="Standard"><text:s text:c="2"/>1 TESS Sector 15 2019 <text:s text:c="3"/>QLP <text:s text:c="3"/>1800 <text:s text:c="2"/>171092024 <text:s text:c="5"/>0.0</text:p>
      <text:p text:style-name="Standard"><text:s text:c="2"/>2 TESS Sector 41 2021 <text:s text:c="3"/>QLP <text:s text:c="4"/>600 <text:s text:c="2"/>171092024 <text:s text:c="5"/>0.0</text:p>
      <text:p text:style-name="Standard"><text:s text:c="2"/>3 TESS Sector 54 2022 <text:s text:c="3"/>QLP <text:s text:c="4"/>600 <text:s text:c="2"/>171092024 <text:s text:c="5"/>0.0</text:p>
      <text:p text:style-name="Standard"><text:s text:c="2"/>4 TESS Sector 55 2022 <text:s text:c="3"/>QLP <text:s text:c="4"/>600 <text:s text:c="2"/>171092024 <text:s text:c="5"/>0.0</text:p>
      <text:p text:style-name="Standard">########################################</text:p>
      <text:p text:style-name="Standard">KIC 6421483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58202132 <text:s text:c="5"/>0.0</text:p>
      <text:p text:style-name="Standard"><text:s text:c="2"/>1 TESS Sector 14 2019 <text:s/>TASOC <text:s text:c="3"/>1800 <text:s text:c="2"/>258202132 <text:s text:c="5"/>0.0</text:p>
      <text:p text:style-name="Standard"><text:s text:c="2"/>2 TESS Sector 14 2019 <text:s/>TASOC <text:s text:c="3"/>1800 <text:s text:c="2"/>258202132 <text:s text:c="5"/>0.0</text:p>
      <text:p text:style-name="Standard"><text:s text:c="2"/>3 TESS Sector 26 2020 <text:s text:c="3"/>QLP <text:s text:c="3"/>1800 <text:s text:c="2"/>258202132 <text:s text:c="5"/>0.0</text:p>
      <text:p text:style-name="Standard"><text:s text:c="2"/>4 TESS Sector 26 2020 <text:s/>TASOC <text:s text:c="3"/>1800 <text:s text:c="2"/>258202132 <text:s text:c="5"/>0.0</text:p>
      <text:p text:style-name="Standard"><text:s text:c="2"/>5 TESS Sector 26 2020 <text:s/>TASOC <text:s text:c="3"/>1800 <text:s text:c="2"/>258202132 <text:s text:c="5"/>0.0</text:p>
      <text:p text:style-name="Standard"><text:s text:c="2"/>6 TESS Sector 40 2021 <text:s text:c="3"/>QLP <text:s text:c="4"/>600 <text:s text:c="2"/>258202132 <text:s text:c="5"/>0.0</text:p>
      <text:p text:style-name="Standard"><text:s text:c="2"/>7 TESS Sector 41 2021 <text:s text:c="3"/>QLP <text:s text:c="4"/>600 <text:s text:c="2"/>258202132 <text:s text:c="5"/>0.0</text:p>
      <text:p text:style-name="Standard"><text:s text:c="2"/>8 TESS Sector 53 2022 <text:s text:c="3"/>QLP <text:s text:c="4"/>600 <text:s text:c="2"/>258202132 <text:s text:c="5"/>0.0</text:p>
      <text:p text:style-name="Standard"><text:s text:c="2"/>9 TESS Sector 54 2022 <text:s text:c="3"/>QLP <text:s text:c="4"/>600 <text:s text:c="2"/>258202132 <text:s text:c="5"/>0.0</text:p>
      <text:p text:style-name="Standard">########################################</text:p>
      <text:p text:style-name="Standard">KIC 6424124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0253228 <text:s text:c="5"/>0.0</text:p>
      <text:p text:style-name="Standard"><text:s text:c="2"/>1 TESS Sector 14 2019 <text:s/>TASOC <text:s text:c="3"/>1800 <text:s text:c="2"/>120253228 <text:s text:c="5"/>0.0</text:p>
      <text:p text:style-name="Standard"><text:s text:c="2"/>2 TESS Sector 14 2019 <text:s/>TASOC <text:s text:c="3"/>1800 <text:s text:c="2"/>120253228 <text:s text:c="5"/>0.0</text:p>
      <text:p text:style-name="Standard"><text:s text:c="2"/>3 TESS Sector 26 2020 <text:s/>TASOC <text:s text:c="3"/>1800 <text:s text:c="2"/>120253228 <text:s text:c="5"/>0.0</text:p>
      <text:p text:style-name="Standard"><text:s text:c="2"/>4 TESS Sector 26 2020 <text:s/>TASOC <text:s text:c="3"/>1800 <text:s text:c="2"/>120253228 <text:s text:c="5"/>0.0</text:p>
      <text:p text:style-name="Standard"><text:s text:c="2"/>5 TESS Sector 40 2021 <text:s text:c="3"/>QLP <text:s text:c="4"/>600 <text:s text:c="2"/>120253228 <text:s text:c="5"/>0.0</text:p>
      <text:p text:style-name="Standard"><text:s text:c="2"/>6 TESS Sector 41 2021 <text:s text:c="3"/>QLP <text:s text:c="4"/>600 <text:s text:c="2"/>120253228 <text:s text:c="5"/>0.0</text:p>
      <text:p text:style-name="Standard"><text:s text:c="2"/>7 TESS Sector 53 2022 <text:s text:c="3"/>QLP <text:s text:c="4"/>600 <text:s text:c="2"/>120253228 <text:s text:c="5"/>0.0</text:p>
      <text:p text:style-name="Standard"><text:s text:c="2"/>8 TESS Sector 54 2022 <text:s text:c="3"/>QLP <text:s text:c="4"/>600 <text:s text:c="2"/>120253228 <text:s text:c="5"/>0.0</text:p>
      <text:p text:style-name="Standard">########################################</text:p>
      <text:p text:style-name="Standard">KIC 6431545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1331633 <text:s text:c="5"/>0.0</text:p>
      <text:p text:style-name="Standard"><text:soft-page-break/><text:s text:c="2"/>1 TESS Sector 14 2019 <text:s/>TASOC <text:s text:c="3"/>1800 <text:s text:c="2"/>121331633 <text:s text:c="5"/>0.0</text:p>
      <text:p text:style-name="Standard"><text:s text:c="2"/>2 TESS Sector 14 2019 <text:s/>TASOC <text:s text:c="3"/>1800 <text:s text:c="2"/>121331633 <text:s text:c="5"/>0.0</text:p>
      <text:p text:style-name="Standard"><text:s text:c="2"/>3 TESS Sector 40 2021 <text:s text:c="3"/>QLP <text:s text:c="4"/>600 <text:s text:c="2"/>121331633 <text:s text:c="5"/>0.0</text:p>
      <text:p text:style-name="Standard"><text:s text:c="2"/>4 TESS Sector 41 2021 <text:s text:c="3"/>QLP <text:s text:c="4"/>600 <text:s text:c="2"/>121331633 <text:s text:c="5"/>0.0</text:p>
      <text:p text:style-name="Standard"><text:s text:c="2"/>5 TESS Sector 53 2022 <text:s text:c="3"/>QLP <text:s text:c="4"/>600 <text:s text:c="2"/>121331633 <text:s text:c="5"/>0.0</text:p>
      <text:p text:style-name="Standard"><text:s text:c="2"/>6 TESS Sector 54 2022 <text:s text:c="3"/>QLP <text:s text:c="4"/>600 <text:s text:c="2"/>121331633 <text:s text:c="5"/>0.0</text:p>
      <text:p text:style-name="Standard"><text:s text:c="2"/>7 TESS Sector 55 2022 <text:s text:c="3"/>QLP <text:s text:c="4"/>600 <text:s text:c="2"/>121331633 <text:s text:c="5"/>0.0</text:p>
      <text:p text:style-name="Standard">########################################</text:p>
      <text:p text:style-name="Standard">KIC 6432059</text:p>
      <text:p text:style-name="Standard">SearchResult containing 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4"/>120 <text:s text:c="2"/>121463088 <text:s text:c="5"/>0.0</text:p>
      <text:p text:style-name="Standard">########################################</text:p>
      <text:p text:style-name="Standard">KIC 643603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/>CDIPS <text:s text:c="3"/>1800 <text:s text:c="2"/>159102744 <text:s text:c="5"/>0.0</text:p>
      <text:p text:style-name="Standard"><text:s text:c="2"/>1 TESS Sector 41 2021 <text:s/>CDIPS <text:s text:c="3"/>1800 <text:s text:c="2"/>159102744 <text:s text:c="5"/>0.0</text:p>
      <text:p text:style-name="Standard"><text:s text:c="2"/>2 TESS Sector 54 2022 <text:s/>CDIPS <text:s text:c="3"/>1800 <text:s text:c="2"/>159102744 <text:s text:c="5"/>0.0</text:p>
      <text:p text:style-name="Standard"><text:s text:c="2"/>3 TESS Sector 55 2022 <text:s/>CDIPS <text:s text:c="3"/>1800 <text:s text:c="2"/>159102744 <text:s text:c="5"/>0.0</text:p>
      <text:p text:style-name="Standard">########################################</text:p>
      <text:p text:style-name="Standard">KIC 6443538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37408871 <text:s text:c="5"/>0.0</text:p>
      <text:p text:style-name="Standard"><text:s text:c="2"/>1 TESS Sector 14 2019 <text:s/>TASOC <text:s text:c="3"/>1800 <text:s text:c="2"/>137408871 <text:s text:c="5"/>0.0</text:p>
      <text:p text:style-name="Standard"><text:s text:c="2"/>2 TESS Sector 14 2019 <text:s/>TASOC <text:s text:c="3"/>1800 <text:s text:c="2"/>137408871 <text:s text:c="5"/>0.0</text:p>
      <text:p text:style-name="Standard"><text:s text:c="2"/>3 TESS Sector 40 2021 <text:s text:c="3"/>QLP <text:s text:c="4"/>600 <text:s text:c="2"/>137408871 <text:s text:c="5"/>0.0</text:p>
      <text:p text:style-name="Standard"><text:s text:c="2"/>4 TESS Sector 41 2021 <text:s text:c="3"/>QLP <text:s text:c="4"/>600 <text:s text:c="2"/>137408871 <text:s text:c="5"/>0.0</text:p>
      <text:p text:style-name="Standard"><text:s text:c="2"/>5 TESS Sector 54 2022 <text:s text:c="3"/>QLP <text:s text:c="4"/>600 <text:s text:c="2"/>137408871 <text:s text:c="5"/>0.0</text:p>
      <text:p text:style-name="Standard"><text:s text:c="2"/>6 TESS Sector 55 2022 <text:s text:c="3"/>QLP <text:s text:c="4"/>600 <text:s text:c="2"/>137408871 <text:s text:c="5"/>0.0</text:p>
      <text:p text:style-name="Standard">########################################</text:p>
      <text:p text:style-name="Standard">KIC 6446219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37901936 <text:s text:c="5"/>0.0</text:p>
      <text:p text:style-name="Standard"><text:s text:c="2"/>1 TESS Sector 15 2019 <text:s/>TASOC <text:s text:c="3"/>1800 <text:s text:c="2"/>137901936 <text:s text:c="5"/>0.0</text:p>
      <text:p text:style-name="Standard"><text:soft-page-break/>########################################</text:p>
      <text:p text:style-name="Standard">KIC 6464285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9820711 <text:s text:c="5"/>0.0</text:p>
      <text:p text:style-name="Standard"><text:s text:c="2"/>1 TESS Sector 15 2019 <text:s text:c="3"/>QLP <text:s text:c="3"/>1800 <text:s text:c="2"/>169820711 <text:s text:c="5"/>0.0</text:p>
      <text:p text:style-name="Standard"><text:s text:c="2"/>2 TESS Sector 41 2021 <text:s text:c="3"/>QLP <text:s text:c="4"/>600 <text:s text:c="2"/>169820711 <text:s text:c="5"/>0.0</text:p>
      <text:p text:style-name="Standard"><text:s text:c="2"/>3 TESS Sector 54 2022 <text:s text:c="3"/>QLP <text:s text:c="4"/>600 <text:s text:c="2"/>169820711 <text:s text:c="5"/>0.0</text:p>
      <text:p text:style-name="Standard"><text:s text:c="2"/>4 TESS Sector 55 2022 <text:s text:c="3"/>QLP <text:s text:c="4"/>600 <text:s text:c="2"/>169820711 <text:s text:c="5"/>0.0</text:p>
      <text:p text:style-name="Standard">########################################</text:p>
      <text:p text:style-name="Standard">KIC 6467389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4033125 <text:s text:c="5"/>0.0</text:p>
      <text:p text:style-name="Standard"><text:s text:c="2"/>1 TESS Sector 14 2019 <text:s/>TASOC <text:s text:c="3"/>1800 <text:s text:c="2"/>274033125 <text:s text:c="5"/>0.0</text:p>
      <text:p text:style-name="Standard"><text:s text:c="2"/>2 TESS Sector 14 2019 <text:s/>TASOC <text:s text:c="3"/>1800 <text:s text:c="2"/>274033125 <text:s text:c="5"/>0.0</text:p>
      <text:p text:style-name="Standard"><text:s text:c="2"/>3 TESS Sector 15 2019 <text:s text:c="3"/>QLP <text:s text:c="3"/>1800 <text:s text:c="2"/>274033125 <text:s text:c="5"/>0.0</text:p>
      <text:p text:style-name="Standard"><text:s text:c="2"/>4 TESS Sector 15 2019 <text:s/>TASOC <text:s text:c="3"/>1800 <text:s text:c="2"/>274033125 <text:s text:c="5"/>0.0</text:p>
      <text:p text:style-name="Standard"><text:s text:c="2"/>5 TESS Sector 15 2019 <text:s/>TASOC <text:s text:c="3"/>1800 <text:s text:c="2"/>274033125 <text:s text:c="5"/>0.0</text:p>
      <text:p text:style-name="Standard"><text:s text:c="2"/>6 TESS Sector 41 2021 <text:s text:c="3"/>QLP <text:s text:c="4"/>600 <text:s text:c="2"/>274033125 <text:s text:c="5"/>0.0</text:p>
      <text:p text:style-name="Standard"><text:s text:c="2"/>7 TESS Sector 54 2022 <text:s text:c="3"/>QLP <text:s text:c="4"/>600 <text:s text:c="2"/>274033125 <text:s text:c="5"/>0.0</text:p>
      <text:p text:style-name="Standard"><text:s text:c="2"/>8 TESS Sector 55 2022 <text:s text:c="3"/>QLP <text:s text:c="4"/>600 <text:s text:c="2"/>274033125 <text:s text:c="5"/>0.0</text:p>
      <text:p text:style-name="Standard">########################################</text:p>
      <text:p text:style-name="Standard">KIC 6469946</text:p>
      <text:p text:style-name="Standard">SearchResult containing 0 data products.</text:p>
      <text:p text:style-name="Standard">########################################</text:p>
      <text:p text:style-name="Standard">KIC 6470516</text:p>
      <text:p text:style-name="Standard">SearchResult containing 0 data products.</text:p>
      <text:p text:style-name="Standard">########################################</text:p>
      <text:p text:style-name="Standard">KIC 6471048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71968838 <text:s text:c="5"/>0.0</text:p>
      <text:p text:style-name="Standard"><text:s text:c="2"/>1 TESS Sector 14 2019 <text:s/>TASOC <text:s text:c="3"/>1800 <text:s text:c="2"/>171968838 <text:s text:c="5"/>0.0</text:p>
      <text:p text:style-name="Standard"><text:s text:c="2"/>2 TESS Sector 14 2019 <text:s/>TASOC <text:s text:c="3"/>1800 <text:s text:c="2"/>171968838 <text:s text:c="5"/>0.0</text:p>
      <text:p text:style-name="Standard"><text:s text:c="2"/>3 TESS Sector 15 2019 <text:s text:c="3"/>QLP <text:s text:c="3"/>1800 <text:s text:c="2"/>171968838 <text:s text:c="5"/>0.0</text:p>
      <text:p text:style-name="Standard"><text:s text:c="2"/>4 TESS Sector 15 2019 <text:s/>TASOC <text:s text:c="3"/>1800 <text:s text:c="2"/>171968838 <text:s text:c="5"/>0.0</text:p>
      <text:p text:style-name="Standard"><text:s text:c="2"/>5 TESS Sector 15 2019 <text:s/>TASOC <text:s text:c="3"/>1800 <text:s text:c="2"/>171968838 <text:s text:c="5"/>0.0</text:p>
      <text:p text:style-name="Standard"><text:s text:c="2"/>6 TESS Sector 41 2021 <text:s text:c="3"/>QLP <text:s text:c="4"/>600 <text:s text:c="2"/>171968838 <text:s text:c="5"/>0.0</text:p>
      <text:p text:style-name="Standard"><text:s text:c="2"/>7 TESS Sector 54 2022 <text:s text:c="3"/>QLP <text:s text:c="4"/>600 <text:s text:c="2"/>171968838 <text:s text:c="5"/>0.0</text:p>
      <text:p text:style-name="Standard"><text:soft-page-break/><text:s text:c="2"/>8 TESS Sector 55 2022 <text:s text:c="3"/>QLP <text:s text:c="4"/>600 <text:s text:c="2"/>171968838 <text:s text:c="5"/>0.0</text:p>
      <text:p text:style-name="Standard">########################################</text:p>
      <text:p text:style-name="Standard">KIC 650409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0421035 <text:s text:c="5"/>0.0</text:p>
      <text:p text:style-name="Standard"><text:s text:c="2"/>1 TESS Sector 14 2019 <text:s/>TASOC <text:s text:c="3"/>1800 <text:s text:c="2"/>120421035 <text:s text:c="5"/>0.0</text:p>
      <text:p text:style-name="Standard"><text:s text:c="2"/>2 TESS Sector 26 2020 <text:s/>TASOC <text:s text:c="3"/>1800 <text:s text:c="2"/>120421035 <text:s text:c="5"/>0.0</text:p>
      <text:p text:style-name="Standard"><text:s text:c="2"/>3 TESS Sector 26 2020 <text:s/>TASOC <text:s text:c="3"/>1800 <text:s text:c="2"/>120421035 <text:s text:c="5"/>0.0</text:p>
      <text:p text:style-name="Standard">########################################</text:p>
      <text:p text:style-name="Standard">KIC 6507541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278732 <text:s text:c="5"/>0.0</text:p>
      <text:p text:style-name="Standard"><text:s text:c="2"/>1 TESS Sector 14 2019 <text:s/>TASOC <text:s text:c="3"/>1800 <text:s text:c="2"/>158278732 <text:s text:c="5"/>0.0</text:p>
      <text:p text:style-name="Standard">########################################</text:p>
      <text:p text:style-name="Standard">KIC 6516874</text:p>
      <text:p text:style-name="Standard">SearchResult containing 0 data products.</text:p>
      <text:p text:style-name="Standard">########################################</text:p>
      <text:p text:style-name="Standard">KIC 6531485</text:p>
      <text:p text:style-name="Standard">SearchResult containing 0 data products.</text:p>
      <text:p text:style-name="Standard">########################################</text:p>
      <text:p text:style-name="Standard">KIC 6543674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231378 <text:s text:c="5"/>0.0</text:p>
      <text:p text:style-name="Standard"><text:s text:c="2"/>1 TESS Sector 15 2019 <text:s text:c="3"/>QLP <text:s text:c="3"/>1800 <text:s text:c="2"/>273231378 <text:s text:c="5"/>0.0</text:p>
      <text:p text:style-name="Standard"><text:s text:c="2"/>2 TESS Sector 41 2021 <text:s text:c="3"/>QLP <text:s text:c="4"/>600 <text:s text:c="2"/>273231378 <text:s text:c="5"/>0.0</text:p>
      <text:p text:style-name="Standard"><text:s text:c="2"/>3 TESS Sector 54 2022 <text:s text:c="3"/>QLP <text:s text:c="4"/>600 <text:s text:c="2"/>273231378 <text:s text:c="5"/>0.0</text:p>
      <text:p text:style-name="Standard"><text:s text:c="2"/>4 TESS Sector 55 2022 <text:s text:c="3"/>QLP <text:s text:c="4"/>600 <text:s text:c="2"/>273231378 <text:s text:c="5"/>0.0</text:p>
      <text:p text:style-name="Standard">########################################</text:p>
      <text:p text:style-name="Standard">KIC 654949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71092765 <text:s text:c="5"/>0.0</text:p>
      <text:p text:style-name="Standard"><text:s text:c="2"/>1 TESS Sector 14 2019 <text:s/>TASOC <text:s text:c="3"/>1800 <text:s text:c="2"/>171092765 <text:s text:c="5"/>0.0</text:p>
      <text:p text:style-name="Standard"><text:s text:c="2"/>2 TESS Sector 15 2019 <text:s/>TASOC <text:s text:c="3"/>1800 <text:s text:c="2"/>171092765 <text:s text:c="5"/>0.0</text:p>
      <text:p text:style-name="Standard"><text:soft-page-break/><text:s text:c="2"/>3 TESS Sector 15 2019 <text:s/>TASOC <text:s text:c="3"/>1800 <text:s text:c="2"/>171092765 <text:s text:c="5"/>0.0</text:p>
      <text:p text:style-name="Standard">########################################</text:p>
      <text:p text:style-name="Standard">KIC 6593575</text:p>
      <text:p text:style-name="Standard">SearchResult containing 0 data products.</text:p>
      <text:p text:style-name="Standard">########################################</text:p>
      <text:p text:style-name="Standard">KIC 6606653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121703 <text:s text:c="5"/>0.0</text:p>
      <text:p text:style-name="Standard"><text:s text:c="2"/>1 TESS Sector 40 2021 <text:s text:c="3"/>QLP <text:s text:c="4"/>600 <text:s text:c="3"/>63121703 <text:s text:c="5"/>0.0</text:p>
      <text:p text:style-name="Standard"><text:s text:c="2"/>2 TESS Sector 41 2021 <text:s text:c="3"/>QLP <text:s text:c="4"/>600 <text:s text:c="3"/>63121703 <text:s text:c="5"/>0.0</text:p>
      <text:p text:style-name="Standard"><text:s text:c="2"/>3 TESS Sector 54 2022 <text:s text:c="3"/>QLP <text:s text:c="4"/>600 <text:s text:c="3"/>63121703 <text:s text:c="5"/>0.0</text:p>
      <text:p text:style-name="Standard"><text:s text:c="2"/>4 TESS Sector 55 2022 <text:s text:c="3"/>QLP <text:s text:c="4"/>600 <text:s text:c="3"/>63121703 <text:s text:c="5"/>0.0</text:p>
      <text:p text:style-name="Standard">########################################</text:p>
      <text:p text:style-name="Standard">KIC 6615041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051433 <text:s text:c="5"/>0.0</text:p>
      <text:p text:style-name="Standard"><text:s text:c="2"/>1 TESS Sector 14 2019 <text:s/>TASOC <text:s text:c="3"/>1800 <text:s text:c="2"/>271051433 <text:s text:c="5"/>0.0</text:p>
      <text:p text:style-name="Standard"><text:s text:c="2"/>2 TESS Sector 14 2019 <text:s/>TASOC <text:s text:c="3"/>1800 <text:s text:c="2"/>271051433 <text:s text:c="5"/>0.0</text:p>
      <text:p text:style-name="Standard"><text:s text:c="2"/>3 TESS Sector 15 2019 <text:s text:c="3"/>QLP <text:s text:c="3"/>1800 <text:s text:c="2"/>271051433 <text:s text:c="5"/>0.0</text:p>
      <text:p text:style-name="Standard"><text:s text:c="2"/>4 TESS Sector 15 2019 <text:s/>TASOC <text:s text:c="3"/>1800 <text:s text:c="2"/>271051433 <text:s text:c="5"/>0.0</text:p>
      <text:p text:style-name="Standard"><text:s text:c="2"/>5 TESS Sector 15 2019 <text:s/>TASOC <text:s text:c="3"/>1800 <text:s text:c="2"/>271051433 <text:s text:c="5"/>0.0</text:p>
      <text:p text:style-name="Standard"><text:s text:c="2"/>6 TESS Sector 40 2021 <text:s text:c="3"/>QLP <text:s text:c="4"/>600 <text:s text:c="2"/>271051433 <text:s text:c="5"/>0.0</text:p>
      <text:p text:style-name="Standard"><text:s text:c="2"/>7 TESS Sector 41 2021 <text:s text:c="3"/>QLP <text:s text:c="4"/>600 <text:s text:c="2"/>271051433 <text:s text:c="5"/>0.0</text:p>
      <text:p text:style-name="Standard"><text:s text:c="2"/>8 TESS Sector 54 2022 <text:s text:c="3"/>QLP <text:s text:c="4"/>600 <text:s text:c="2"/>271051433 <text:s text:c="5"/>0.0</text:p>
      <text:p text:style-name="Standard"><text:s text:c="2"/>9 TESS Sector 55 2022 <text:s text:c="3"/>QLP <text:s text:c="4"/>600 <text:s text:c="2"/>271051433 <text:s text:c="5"/>0.0</text:p>
      <text:p text:style-name="Standard">########################################</text:p>
      <text:p text:style-name="Standard">KIC 662958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3505616 <text:s text:c="5"/>0.0</text:p>
      <text:p text:style-name="Standard"><text:s text:c="2"/>1 TESS Sector 14 2019 <text:s/>TASOC <text:s text:c="3"/>1800 <text:s text:c="2"/>273505616 <text:s text:c="5"/>0.0</text:p>
      <text:p text:style-name="Standard"><text:s text:c="2"/>2 TESS Sector 15 2019 <text:s/>TASOC <text:s text:c="3"/>1800 <text:s text:c="2"/>273505616 <text:s text:c="5"/>0.0</text:p>
      <text:p text:style-name="Standard"><text:s text:c="2"/>3 TESS Sector 15 2019 <text:s/>TASOC <text:s text:c="3"/>1800 <text:s text:c="2"/>273505616 <text:s text:c="5"/>0.0</text:p>
      <text:p text:style-name="Standard">########################################</text:p>
      <text:p text:style-name="Standard">KIC 6633929</text:p>
      <text:p text:style-name="Standard">SearchResult containing 0 data products.</text:p>
      <text:p text:style-name="Standard">########################################</text:p>
      <text:p text:style-name="Standard">KIC 6671698</text:p>
      <text:p text:style-name="Standard"><text:soft-page-break/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730180 <text:s text:c="5"/>0.0</text:p>
      <text:p text:style-name="Standard"><text:s text:c="2"/>1 TESS Sector 14 2019 <text:s/>TASOC <text:s text:c="3"/>1800 <text:s text:c="2"/>164730180 <text:s text:c="5"/>0.0</text:p>
      <text:p text:style-name="Standard"><text:s text:c="2"/>2 TESS Sector 14 2019 <text:s/>TASOC <text:s text:c="3"/>1800 <text:s text:c="2"/>164730180 <text:s text:c="5"/>0.0</text:p>
      <text:p text:style-name="Standard"><text:s text:c="2"/>3 TESS Sector 26 2020 <text:s/>TASOC <text:s text:c="3"/>1800 <text:s text:c="2"/>164730180 <text:s text:c="5"/>0.0</text:p>
      <text:p text:style-name="Standard"><text:s text:c="2"/>4 TESS Sector 26 2020 <text:s/>TASOC <text:s text:c="3"/>1800 <text:s text:c="2"/>164730180 <text:s text:c="5"/>0.0</text:p>
      <text:p text:style-name="Standard"><text:s text:c="2"/>5 TESS Sector 40 2021 <text:s text:c="3"/>QLP <text:s text:c="4"/>600 <text:s text:c="2"/>164730180 <text:s text:c="5"/>0.0</text:p>
      <text:p text:style-name="Standard"><text:s text:c="2"/>6 TESS Sector 41 2021 <text:s text:c="3"/>QLP <text:s text:c="4"/>600 <text:s text:c="2"/>164730180 <text:s text:c="5"/>0.0</text:p>
      <text:p text:style-name="Standard"><text:s text:c="2"/>7 TESS Sector 53 2022 <text:s text:c="3"/>QLP <text:s text:c="4"/>600 <text:s text:c="2"/>164730180 <text:s text:c="5"/>0.0</text:p>
      <text:p text:style-name="Standard"><text:s text:c="2"/>8 TESS Sector 54 2022 <text:s text:c="3"/>QLP <text:s text:c="4"/>600 <text:s text:c="2"/>164730180 <text:s text:c="5"/>0.0</text:p>
      <text:p text:style-name="Standard">########################################</text:p>
      <text:p text:style-name="Standard">KIC 6677225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387865 <text:s text:c="5"/>0.0</text:p>
      <text:p text:style-name="Standard"><text:s text:c="2"/>1 TESS Sector 14 2019 <text:s/>TASOC <text:s text:c="3"/>1800 <text:s text:c="2"/>158387865 <text:s text:c="5"/>0.0</text:p>
      <text:p text:style-name="Standard"><text:s text:c="2"/>2 TESS Sector 14 2019 <text:s/>TASOC <text:s text:c="3"/>1800 <text:s text:c="2"/>158387865 <text:s text:c="5"/>0.0</text:p>
      <text:p text:style-name="Standard"><text:s text:c="2"/>3 TESS Sector 40 2021 <text:s text:c="3"/>QLP <text:s text:c="4"/>600 <text:s text:c="2"/>158387865 <text:s text:c="5"/>0.0</text:p>
      <text:p text:style-name="Standard"><text:s text:c="2"/>4 TESS Sector 41 2021 <text:s text:c="3"/>QLP <text:s text:c="4"/>600 <text:s text:c="2"/>158387865 <text:s text:c="5"/>0.0</text:p>
      <text:p text:style-name="Standard"><text:s text:c="2"/>5 TESS Sector 53 2022 <text:s text:c="3"/>QLP <text:s text:c="4"/>600 <text:s text:c="2"/>158387865 <text:s text:c="5"/>0.0</text:p>
      <text:p text:style-name="Standard">########################################</text:p>
      <text:p text:style-name="Standard">KIC 6689368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653259 <text:s text:c="5"/>0.0</text:p>
      <text:p text:style-name="Standard"><text:s text:c="2"/>1 TESS Sector 14 2019 <text:s/>TASOC <text:s text:c="3"/>1800 <text:s text:c="2"/>159653259 <text:s text:c="5"/>0.0</text:p>
      <text:p text:style-name="Standard"><text:s text:c="2"/>2 TESS Sector 14 2019 <text:s/>TASOC <text:s text:c="3"/>1800 <text:s text:c="2"/>159653259 <text:s text:c="5"/>0.0</text:p>
      <text:p text:style-name="Standard"><text:s text:c="2"/>3 TESS Sector 40 2021 <text:s text:c="3"/>QLP <text:s text:c="4"/>600 <text:s text:c="2"/>159653259 <text:s text:c="5"/>0.0</text:p>
      <text:p text:style-name="Standard"><text:s text:c="2"/>4 TESS Sector 41 2021 <text:s text:c="3"/>QLP <text:s text:c="4"/>600 <text:s text:c="2"/>159653259 <text:s text:c="5"/>0.0</text:p>
      <text:p text:style-name="Standard"><text:s text:c="2"/>5 TESS Sector 54 2022 <text:s text:c="3"/>QLP <text:s text:c="4"/>600 <text:s text:c="2"/>159653259 <text:s text:c="5"/>0.0</text:p>
      <text:p text:style-name="Standard"><text:s text:c="2"/>6 TESS Sector 55 2022 <text:s text:c="3"/>QLP <text:s text:c="4"/>600 <text:s text:c="2"/>159653259 <text:s text:c="5"/>0.0</text:p>
      <text:p text:style-name="Standard">########################################</text:p>
      <text:p text:style-name="Standard">KIC 669234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40 2021 <text:s text:c="3"/>QLP <text:s text:c="4"/>600 <text:s text:c="3"/>63122369 <text:s text:c="5"/>0.0</text:p>
      <text:p text:style-name="Standard"><text:soft-page-break/><text:s text:c="2"/>1 TESS Sector 41 2021 <text:s text:c="3"/>QLP <text:s text:c="4"/>600 <text:s text:c="3"/>63122369 <text:s text:c="5"/>0.0</text:p>
      <text:p text:style-name="Standard"><text:s text:c="2"/>2 TESS Sector 54 2022 <text:s text:c="3"/>QLP <text:s text:c="4"/>600 <text:s text:c="3"/>63122369 <text:s text:c="5"/>0.0</text:p>
      <text:p text:style-name="Standard"><text:s text:c="2"/>3 TESS Sector 55 2022 <text:s text:c="3"/>QLP <text:s text:c="4"/>600 <text:s text:c="3"/>63122369 <text:s text:c="5"/>0.0</text:p>
      <text:p text:style-name="Standard">########################################</text:p>
      <text:p text:style-name="Standard">KIC 6766325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722360 <text:s text:c="5"/>0.0</text:p>
      <text:p text:style-name="Standard"><text:s text:c="2"/>1 TESS Sector 14 2019 <text:s/>TASOC <text:s text:c="3"/>1800 <text:s text:c="2"/>158722360 <text:s text:c="5"/>0.0</text:p>
      <text:p text:style-name="Standard"><text:s text:c="2"/>2 TESS Sector 14 2019 <text:s/>TASOC <text:s text:c="3"/>1800 <text:s text:c="2"/>158722360 <text:s text:c="5"/>0.0</text:p>
      <text:p text:style-name="Standard"><text:s text:c="2"/>3 TESS Sector 40 2021 <text:s text:c="3"/>QLP <text:s text:c="4"/>600 <text:s text:c="2"/>158722360 <text:s text:c="5"/>0.0</text:p>
      <text:p text:style-name="Standard"><text:s text:c="2"/>4 TESS Sector 41 2021 <text:s text:c="3"/>QLP <text:s text:c="4"/>600 <text:s text:c="2"/>158722360 <text:s text:c="5"/>0.0</text:p>
      <text:p text:style-name="Standard"><text:s text:c="2"/>5 TESS Sector 53 2022 <text:s text:c="3"/>QLP <text:s text:c="4"/>600 <text:s text:c="2"/>158722360 <text:s text:c="5"/>0.0</text:p>
      <text:p text:style-name="Standard"><text:s text:c="2"/>6 TESS Sector 54 2022 <text:s text:c="3"/>QLP <text:s text:c="4"/>600 <text:s text:c="2"/>158722360 <text:s text:c="5"/>0.0</text:p>
      <text:p text:style-name="Standard">########################################</text:p>
      <text:p text:style-name="Standard">KIC 6775034</text:p>
      <text:p text:style-name="Standard">SearchResult containing 0 data products.</text:p>
      <text:p text:style-name="Standard">########################################</text:p>
      <text:p text:style-name="Standard">KIC 6778050</text:p>
      <text:p text:style-name="Standard">SearchResult containing 0 data products.</text:p>
      <text:p text:style-name="Standard">########################################</text:p>
      <text:p text:style-name="Standard">KIC 679160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961107 <text:s text:c="5"/>0.0</text:p>
      <text:p text:style-name="Standard"><text:s text:c="2"/>1 TESS Sector 14 2019 <text:s/>TASOC <text:s text:c="3"/>1800 <text:s text:c="2"/>271961107 <text:s text:c="5"/>0.0</text:p>
      <text:p text:style-name="Standard">########################################</text:p>
      <text:p text:style-name="Standard">KIC 6794131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182717 <text:s text:c="5"/>0.0</text:p>
      <text:p text:style-name="Standard"><text:s text:c="2"/>1 TESS Sector 14 2019 <text:s/>TASOC <text:s text:c="3"/>1800 <text:s text:c="2"/>272182717 <text:s text:c="5"/>0.0</text:p>
      <text:p text:style-name="Standard"><text:s text:c="2"/>2 TESS Sector 14 2019 <text:s/>TASOC <text:s text:c="3"/>1800 <text:s text:c="2"/>272182717 <text:s text:c="5"/>0.0</text:p>
      <text:p text:style-name="Standard"><text:s text:c="2"/>3 TESS Sector 15 2019 <text:s text:c="3"/>QLP <text:s text:c="3"/>1800 <text:s text:c="2"/>272182717 <text:s text:c="5"/>0.0</text:p>
      <text:p text:style-name="Standard"><text:s text:c="2"/>4 TESS Sector 15 2019 <text:s/>TASOC <text:s text:c="3"/>1800 <text:s text:c="2"/>272182717 <text:s text:c="5"/>0.0</text:p>
      <text:p text:style-name="Standard"><text:s text:c="2"/>5 TESS Sector 15 2019 <text:s/>TASOC <text:s text:c="3"/>1800 <text:s text:c="2"/>272182717 <text:s text:c="5"/>0.0</text:p>
      <text:p text:style-name="Standard"><text:s text:c="2"/>6 TESS Sector 54 2022 <text:s text:c="3"/>QLP <text:s text:c="4"/>600 <text:s text:c="2"/>272182717 <text:s text:c="5"/>0.0</text:p>
      <text:p text:style-name="Standard"><text:s text:c="2"/>7 TESS Sector 55 2022 <text:s text:c="3"/>QLP <text:s text:c="4"/>600 <text:s text:c="2"/>272182717 <text:s text:c="5"/>0.0</text:p>
      <text:p text:style-name="Standard">########################################</text:p>
      <text:p text:style-name="Standard">KIC 6805779</text:p>
      <text:p text:style-name="Standard"><text:soft-page-break/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165975 <text:s text:c="5"/>0.0</text:p>
      <text:p text:style-name="Standard"><text:s text:c="2"/>1 TESS Sector 15 2019 <text:s text:c="3"/>QLP <text:s text:c="3"/>1800 <text:s text:c="2"/>268165975 <text:s text:c="5"/>0.0</text:p>
      <text:p text:style-name="Standard"><text:s text:c="2"/>2 TESS Sector 41 2021 <text:s text:c="3"/>QLP <text:s text:c="4"/>600 <text:s text:c="2"/>268165975 <text:s text:c="5"/>0.0</text:p>
      <text:p text:style-name="Standard"><text:s text:c="2"/>3 TESS Sector 54 2022 <text:s text:c="3"/>QLP <text:s text:c="4"/>600 <text:s text:c="2"/>268165975 <text:s text:c="5"/>0.0</text:p>
      <text:p text:style-name="Standard"><text:s text:c="2"/>4 TESS Sector 55 2022 <text:s text:c="3"/>QLP <text:s text:c="4"/>600 <text:s text:c="2"/>268165975 <text:s text:c="5"/>0.0</text:p>
      <text:p text:style-name="Standard">########################################</text:p>
      <text:p text:style-name="Standard">KIC 683614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3231981 <text:s text:c="5"/>0.0</text:p>
      <text:p text:style-name="Standard"><text:s text:c="2"/>1 TESS Sector 14 2019 <text:s/>TASOC <text:s text:c="3"/>1800 <text:s text:c="2"/>123231981 <text:s text:c="5"/>0.0</text:p>
      <text:p text:style-name="Standard"><text:s text:c="2"/>2 TESS Sector 26 2020 <text:s/>TASOC <text:s text:c="3"/>1800 <text:s text:c="2"/>123231981 <text:s text:c="5"/>0.0</text:p>
      <text:p text:style-name="Standard"><text:s text:c="2"/>3 TESS Sector 26 2020 <text:s/>TASOC <text:s text:c="3"/>1800 <text:s text:c="2"/>123231981 <text:s text:c="5"/>0.0</text:p>
      <text:p text:style-name="Standard">########################################</text:p>
      <text:p text:style-name="Standard">KIC 684350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730504 <text:s text:c="5"/>0.0</text:p>
      <text:p text:style-name="Standard"><text:s text:c="2"/>1 TESS Sector 14 2019 <text:s/>TASOC <text:s text:c="3"/>1800 <text:s text:c="2"/>164730504 <text:s text:c="5"/>0.0</text:p>
      <text:p text:style-name="Standard"><text:s text:c="2"/>2 TESS Sector 26 2020 <text:s/>TASOC <text:s text:c="3"/>1800 <text:s text:c="2"/>164730504 <text:s text:c="5"/>0.0</text:p>
      <text:p text:style-name="Standard"><text:s text:c="2"/>3 TESS Sector 26 2020 <text:s/>TASOC <text:s text:c="3"/>1800 <text:s text:c="2"/>164730504 <text:s text:c="5"/>0.0</text:p>
      <text:p text:style-name="Standard">########################################</text:p>
      <text:p text:style-name="Standard">KIC 6844489</text:p>
      <text:p text:style-name="Standard">SearchResult containing 0 data products.</text:p>
      <text:p text:style-name="Standard">########################################</text:p>
      <text:p text:style-name="Standard">KIC 6852488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723781 <text:s text:c="5"/>0.0</text:p>
      <text:p text:style-name="Standard"><text:s text:c="2"/>1 TESS Sector 14 2019 <text:s/>TASOC <text:s text:c="3"/>1800 <text:s text:c="2"/>158723781 <text:s text:c="5"/>0.0</text:p>
      <text:p text:style-name="Standard">########################################</text:p>
      <text:p text:style-name="Standard">KIC 6853229</text:p>
      <text:p text:style-name="Standard">SearchResult containing 0 data products.</text:p>
      <text:p text:style-name="Standard">########################################</text:p>
      <text:p text:style-name="Standard">KIC 6863161</text:p>
      <text:p text:style-name="Standard"><text:soft-page-break/>SearchResult containing 3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4"/>120 <text:s text:c="3"/>63006597 <text:s text:c="5"/>0.0</text:p>
      <text:p text:style-name="Standard"><text:s text:c="2"/>1 TESS Sector 14 2019 <text:s/>TASOC <text:s text:c="3"/>1800 <text:s text:c="3"/>63006597 <text:s text:c="5"/>0.0</text:p>
      <text:p text:style-name="Standard"><text:s text:c="2"/>2 TESS Sector 14 2019 <text:s/>TASOC <text:s text:c="3"/>1800 <text:s text:c="3"/>63006597 <text:s text:c="5"/>0.0</text:p>
      <text:p text:style-name="Standard">########################################</text:p>
      <text:p text:style-name="Standard">KIC 6865626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3"/>63369720 <text:s text:c="5"/>0.0</text:p>
      <text:p text:style-name="Standard"><text:s text:c="2"/>1 TESS Sector 40 2021 <text:s text:c="3"/>QLP <text:s text:c="4"/>600 <text:s text:c="3"/>63369720 <text:s text:c="5"/>0.0</text:p>
      <text:p text:style-name="Standard"><text:s text:c="2"/>2 TESS Sector 41 2021 <text:s text:c="3"/>QLP <text:s text:c="4"/>600 <text:s text:c="3"/>63369720 <text:s text:c="5"/>0.0</text:p>
      <text:p text:style-name="Standard"><text:s text:c="2"/>3 TESS Sector 54 2022 <text:s text:c="3"/>QLP <text:s text:c="4"/>600 <text:s text:c="3"/>63369720 <text:s text:c="5"/>0.0</text:p>
      <text:p text:style-name="Standard"><text:s text:c="2"/>4 TESS Sector 55 2022 <text:s text:c="3"/>QLP <text:s text:c="4"/>600 <text:s text:c="3"/>63369720 <text:s text:c="5"/>0.0</text:p>
      <text:p text:style-name="Standard">########################################</text:p>
      <text:p text:style-name="Standard">KIC 6871716</text:p>
      <text:p text:style-name="Standard">SearchResult containing 0 data products.</text:p>
      <text:p text:style-name="Standard">########################################</text:p>
      <text:p text:style-name="Standard">KIC 688072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376068 <text:s text:c="5"/>0.0</text:p>
      <text:p text:style-name="Standard"><text:s text:c="2"/>1 TESS Sector 15 2019 <text:s text:c="3"/>QLP <text:s text:c="3"/>1800 <text:s text:c="2"/>272376068 <text:s text:c="5"/>0.0</text:p>
      <text:p text:style-name="Standard"><text:s text:c="2"/>2 TESS Sector 54 2022 <text:s text:c="3"/>QLP <text:s text:c="4"/>600 <text:s text:c="2"/>272376068 <text:s text:c="5"/>0.0</text:p>
      <text:p text:style-name="Standard"><text:s text:c="2"/>3 TESS Sector 55 2022 <text:s text:c="3"/>QLP <text:s text:c="4"/>600 <text:s text:c="2"/>272376068 <text:s text:c="5"/>0.0</text:p>
      <text:p text:style-name="Standard">########################################</text:p>
      <text:p text:style-name="Standard">KIC 688170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2709670 <text:s text:c="5"/>0.0</text:p>
      <text:p text:style-name="Standard"><text:s text:c="2"/>1 TESS Sector 14 2019 <text:s/>TASOC <text:s text:c="3"/>1800 <text:s text:c="2"/>272709670 <text:s text:c="5"/>0.0</text:p>
      <text:p text:style-name="Standard"><text:s text:c="2"/>2 TESS Sector 15 2019 <text:s/>TASOC <text:s text:c="3"/>1800 <text:s text:c="2"/>272709670 <text:s text:c="5"/>0.0</text:p>
      <text:p text:style-name="Standard"><text:s text:c="2"/>3 TESS Sector 15 2019 <text:s/>TASOC <text:s text:c="3"/>1800 <text:s text:c="2"/>272709670 <text:s text:c="5"/>0.0</text:p>
      <text:p text:style-name="Standard">########################################</text:p>
      <text:p text:style-name="Standard">KIC 6929869</text:p>
      <text:p text:style-name="Standard">SearchResult containing 2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828441 <text:s text:c="5"/>0.0</text:p>
      <text:p text:style-name="Standard"><text:s text:c="2"/>1 TESS Sector 14 2019 <text:s/>TASOC <text:s text:c="3"/>1800 <text:s text:c="2"/>164828441 <text:s text:c="5"/>0.0</text:p>
      <text:p text:style-name="Standard">########################################</text:p>
      <text:p text:style-name="Standard">KIC 6964796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183404 <text:s text:c="5"/>0.0</text:p>
      <text:p text:style-name="Standard"><text:s text:c="2"/>1 TESS Sector 14 2019 <text:s/>TASOC <text:s text:c="3"/>1800 <text:s text:c="2"/>272183404 <text:s text:c="5"/>0.0</text:p>
      <text:p text:style-name="Standard"><text:s text:c="2"/>2 TESS Sector 14 2019 <text:s/>TASOC <text:s text:c="3"/>1800 <text:s text:c="2"/>272183404 <text:s text:c="5"/>0.0</text:p>
      <text:p text:style-name="Standard"><text:s text:c="2"/>3 TESS Sector 15 2019 <text:s text:c="3"/>QLP <text:s text:c="3"/>1800 <text:s text:c="2"/>272183404 <text:s text:c="5"/>0.0</text:p>
      <text:p text:style-name="Standard"><text:s text:c="2"/>4 TESS Sector 15 2019 <text:s/>TASOC <text:s text:c="3"/>1800 <text:s text:c="2"/>272183404 <text:s text:c="5"/>0.0</text:p>
      <text:p text:style-name="Standard"><text:s text:c="2"/>5 TESS Sector 15 2019 <text:s/>TASOC <text:s text:c="3"/>1800 <text:s text:c="2"/>272183404 <text:s text:c="5"/>0.0</text:p>
      <text:p text:style-name="Standard"><text:s text:c="2"/>6 TESS Sector 54 2022 <text:s text:c="3"/>QLP <text:s text:c="4"/>600 <text:s text:c="2"/>272183404 <text:s text:c="5"/>0.0</text:p>
      <text:p text:style-name="Standard"><text:s text:c="2"/>7 TESS Sector 55 2022 <text:s text:c="3"/>QLP <text:s text:c="4"/>600 <text:s text:c="2"/>272183404 <text:s text:c="5"/>0.0</text:p>
      <text:p text:style-name="Standard">########################################</text:p>
      <text:p text:style-name="Standard">KIC 6966265</text:p>
      <text:p text:style-name="Standard">SearchResult containing 0 data products.</text:p>
      <text:p text:style-name="Standard">########################################</text:p>
      <text:p text:style-name="Standard">KIC 7013934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674914 <text:s text:c="5"/>0.0</text:p>
      <text:p text:style-name="Standard"><text:s text:c="2"/>1 TESS Sector 26 2020 <text:s text:c="3"/>QLP <text:s text:c="3"/>1800 <text:s text:c="2"/>164674914 <text:s text:c="5"/>0.0</text:p>
      <text:p text:style-name="Standard"><text:s text:c="2"/>2 TESS Sector 26 2020 <text:s/>TASOC <text:s text:c="3"/>1800 <text:s text:c="2"/>164674914 <text:s text:c="5"/>0.0</text:p>
      <text:p text:style-name="Standard"><text:s text:c="2"/>3 TESS Sector 26 2020 <text:s/>TASOC <text:s text:c="3"/>1800 <text:s text:c="2"/>164674914 <text:s text:c="5"/>0.0</text:p>
      <text:p text:style-name="Standard"><text:s text:c="2"/>4 TESS Sector 40 2021 <text:s text:c="3"/>QLP <text:s text:c="4"/>600 <text:s text:c="2"/>164674914 <text:s text:c="5"/>0.0</text:p>
      <text:p text:style-name="Standard"><text:s text:c="2"/>5 TESS Sector 41 2021 <text:s text:c="3"/>QLP <text:s text:c="4"/>600 <text:s text:c="2"/>164674914 <text:s text:c="5"/>0.0</text:p>
      <text:p text:style-name="Standard"><text:s text:c="2"/>6 TESS Sector 53 2022 <text:s text:c="3"/>QLP <text:s text:c="4"/>600 <text:s text:c="2"/>164674914 <text:s text:c="5"/>0.0</text:p>
      <text:p text:style-name="Standard"><text:s text:c="2"/>7 TESS Sector 54 2022 <text:s text:c="3"/>QLP <text:s text:c="4"/>600 <text:s text:c="2"/>164674914 <text:s text:c="5"/>0.0</text:p>
      <text:p text:style-name="Standard">########################################</text:p>
      <text:p text:style-name="Standard">KIC 7035139</text:p>
      <text:p text:style-name="Standard">SearchResult containing 0 data products.</text:p>
      <text:p text:style-name="Standard">########################################</text:p>
      <text:p text:style-name="Standard">KIC 7037319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40184878 <text:s text:c="5"/>0.0</text:p>
      <text:p text:style-name="Standard"><text:soft-page-break/><text:s text:c="2"/>1 TESS Sector 15 2019 <text:s text:c="3"/>QLP <text:s text:c="3"/>1800 <text:s text:c="2"/>240184878 <text:s text:c="5"/>0.0</text:p>
      <text:p text:style-name="Standard"><text:s text:c="2"/>2 TESS Sector 15 2019 <text:s/>TASOC <text:s text:c="3"/>1800 <text:s text:c="2"/>240184878 <text:s text:c="5"/>0.0</text:p>
      <text:p text:style-name="Standard"><text:s text:c="2"/>3 TESS Sector 15 2019 <text:s/>TASOC <text:s text:c="3"/>1800 <text:s text:c="2"/>240184878 <text:s text:c="5"/>0.0</text:p>
      <text:p text:style-name="Standard"><text:s text:c="2"/>4 TESS Sector 40 2021 <text:s text:c="3"/>QLP <text:s text:c="4"/>600 <text:s text:c="2"/>240184878 <text:s text:c="5"/>0.0</text:p>
      <text:p text:style-name="Standard"><text:s text:c="2"/>5 TESS Sector 41 2021 <text:s text:c="3"/>QLP <text:s text:c="4"/>600 <text:s text:c="2"/>240184878 <text:s text:c="5"/>0.0</text:p>
      <text:p text:style-name="Standard"><text:s text:c="2"/>6 TESS Sector 54 2022 <text:s text:c="3"/>QLP <text:s text:c="4"/>600 <text:s text:c="2"/>240184878 <text:s text:c="5"/>0.0</text:p>
      <text:p text:style-name="Standard"><text:s text:c="2"/>7 TESS Sector 55 2022 <text:s text:c="3"/>QLP <text:s text:c="4"/>600 <text:s text:c="2"/>240184878 <text:s text:c="5"/>0.0</text:p>
      <text:p text:style-name="Standard">########################################</text:p>
      <text:p text:style-name="Standard">KIC 703883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0607482 <text:s text:c="5"/>0.0</text:p>
      <text:p text:style-name="Standard"><text:s text:c="2"/>1 TESS Sector 14 2019 <text:s/>TASOC <text:s text:c="3"/>1800 <text:s text:c="2"/>270607482 <text:s text:c="5"/>0.0</text:p>
      <text:p text:style-name="Standard"><text:s text:c="2"/>2 TESS Sector 15 2019 <text:s/>TASOC <text:s text:c="3"/>1800 <text:s text:c="2"/>270607482 <text:s text:c="5"/>0.0</text:p>
      <text:p text:style-name="Standard"><text:s text:c="2"/>3 TESS Sector 15 2019 <text:s/>TASOC <text:s text:c="3"/>1800 <text:s text:c="2"/>270607482 <text:s text:c="5"/>0.0</text:p>
      <text:p text:style-name="Standard">########################################</text:p>
      <text:p text:style-name="Standard">KIC 7091476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3314858 <text:s text:c="5"/>0.0</text:p>
      <text:p text:style-name="Standard"><text:s text:c="2"/>1 TESS Sector 14 2019 <text:s/>TASOC <text:s text:c="3"/>1800 <text:s text:c="2"/>123314858 <text:s text:c="5"/>0.0</text:p>
      <text:p text:style-name="Standard"><text:s text:c="2"/>2 TESS Sector 14 2019 <text:s/>TASOC <text:s text:c="3"/>1800 <text:s text:c="2"/>123314858 <text:s text:c="5"/>0.0</text:p>
      <text:p text:style-name="Standard"><text:s text:c="2"/>3 TESS Sector 26 2020 <text:s text:c="3"/>QLP <text:s text:c="3"/>1800 <text:s text:c="2"/>123314858 <text:s text:c="5"/>0.0</text:p>
      <text:p text:style-name="Standard"><text:s text:c="2"/>4 TESS Sector 26 2020 <text:s/>TASOC <text:s text:c="3"/>1800 <text:s text:c="2"/>123314858 <text:s text:c="5"/>0.0</text:p>
      <text:p text:style-name="Standard"><text:s text:c="2"/>5 TESS Sector 26 2020 <text:s/>TASOC <text:s text:c="3"/>1800 <text:s text:c="2"/>123314858 <text:s text:c="5"/>0.0</text:p>
      <text:p text:style-name="Standard"><text:s text:c="2"/>6 TESS Sector 40 2021 <text:s text:c="3"/>QLP <text:s text:c="4"/>600 <text:s text:c="2"/>123314858 <text:s text:c="5"/>0.0</text:p>
      <text:p text:style-name="Standard"><text:s text:c="2"/>7 TESS Sector 41 2021 <text:s text:c="3"/>QLP <text:s text:c="4"/>600 <text:s text:c="2"/>123314858 <text:s text:c="5"/>0.0</text:p>
      <text:p text:style-name="Standard"><text:s text:c="2"/>8 TESS Sector 53 2022 <text:s text:c="3"/>QLP <text:s text:c="4"/>600 <text:s text:c="2"/>123314858 <text:s text:c="5"/>0.0</text:p>
      <text:p text:style-name="Standard"><text:s text:c="2"/>9 TESS Sector 54 2022 <text:s text:c="3"/>QLP <text:s text:c="4"/>600 <text:s text:c="2"/>123314858 <text:s text:c="5"/>0.0</text:p>
      <text:p text:style-name="Standard">########################################</text:p>
      <text:p text:style-name="Standard">KIC 7117153</text:p>
      <text:p text:style-name="Standard">SearchResult containing 0 data products.</text:p>
      <text:p text:style-name="Standard">########################################</text:p>
      <text:p text:style-name="Standard">KIC 7118621</text:p>
      <text:p text:style-name="Standard">SearchResult containing 0 data products.</text:p>
      <text:p text:style-name="Standard">########################################</text:p>
      <text:p text:style-name="Standard">KIC 711865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3"/>63120579 <text:s text:c="5"/>0.0</text:p>
      <text:p text:style-name="Standard"><text:soft-page-break/><text:s text:c="2"/>1 TESS Sector 15 2019 <text:s/>TASOC <text:s text:c="3"/>1800 <text:s text:c="3"/>63120579 <text:s text:c="5"/>0.0</text:p>
      <text:p text:style-name="Standard">########################################</text:p>
      <text:p text:style-name="Standard">KIC 7119757</text:p>
      <text:p text:style-name="Standard">SearchResult containing 0 data products.</text:p>
      <text:p text:style-name="Standard">########################################</text:p>
      <text:p text:style-name="Standard">KIC 7119876</text:p>
      <text:p text:style-name="Standard">SearchResult containing 0 data products.</text:p>
      <text:p text:style-name="Standard">########################################</text:p>
      <text:p text:style-name="Standard">KIC 7130044</text:p>
      <text:p text:style-name="Standard">SearchResult containing 0 data products.</text:p>
      <text:p text:style-name="Standard">########################################</text:p>
      <text:p text:style-name="Standard">KIC 7137798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950261 <text:s text:c="5"/>0.0</text:p>
      <text:p text:style-name="Standard"><text:s text:c="2"/>1 TESS Sector 15 2019 <text:s text:c="3"/>QLP <text:s text:c="3"/>1800 <text:s text:c="2"/>272950261 <text:s text:c="5"/>0.0</text:p>
      <text:p text:style-name="Standard"><text:s text:c="2"/>2 TESS Sector 41 2021 <text:s text:c="3"/>QLP <text:s text:c="4"/>600 <text:s text:c="2"/>272950261 <text:s text:c="5"/>0.0</text:p>
      <text:p text:style-name="Standard"><text:s text:c="2"/>3 TESS Sector 54 2022 <text:s text:c="3"/>QLP <text:s text:c="4"/>600 <text:s text:c="2"/>272950261 <text:s text:c="5"/>0.0</text:p>
      <text:p text:style-name="Standard"><text:s text:c="2"/>4 TESS Sector 55 2022 <text:s text:c="3"/>QLP <text:s text:c="4"/>600 <text:s text:c="2"/>272950261 <text:s text:c="5"/>0.0</text:p>
      <text:p text:style-name="Standard">########################################</text:p>
      <text:p text:style-name="Standard">KIC 717391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3233353 <text:s text:c="5"/>0.0</text:p>
      <text:p text:style-name="Standard"><text:s text:c="2"/>1 TESS Sector 14 2019 <text:s/>TASOC <text:s text:c="3"/>1800 <text:s text:c="2"/>123233353 <text:s text:c="5"/>0.0</text:p>
      <text:p text:style-name="Standard"><text:s text:c="2"/>2 TESS Sector 26 2020 <text:s/>TASOC <text:s text:c="3"/>1800 <text:s text:c="2"/>123233353 <text:s text:c="5"/>0.0</text:p>
      <text:p text:style-name="Standard"><text:s text:c="2"/>3 TESS Sector 26 2020 <text:s/>TASOC <text:s text:c="3"/>1800 <text:s text:c="2"/>123233353 <text:s text:c="5"/>0.0</text:p>
      <text:p text:style-name="Standard">########################################</text:p>
      <text:p text:style-name="Standard">KIC 717644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3453345 <text:s text:c="5"/>0.0</text:p>
      <text:p text:style-name="Standard"><text:s text:c="2"/>1 TESS Sector 14 2019 <text:s/>TASOC <text:s text:c="3"/>1800 <text:s text:c="2"/>123453345 <text:s text:c="5"/>0.0</text:p>
      <text:p text:style-name="Standard"><text:s text:c="2"/>2 TESS Sector 26 2020 <text:s/>TASOC <text:s text:c="3"/>1800 <text:s text:c="2"/>123453345 <text:s text:c="5"/>0.0</text:p>
      <text:p text:style-name="Standard"><text:s text:c="2"/>3 TESS Sector 26 2020 <text:s/>TASOC <text:s text:c="3"/>1800 <text:s text:c="2"/>123453345 <text:s text:c="5"/>0.0</text:p>
      <text:p text:style-name="Standard">########################################</text:p>
      <text:p text:style-name="Standard">KIC 7198474</text:p>
      <text:p text:style-name="Standard">SearchResult containing 0 data products.</text:p>
      <text:p text:style-name="Standard">########################################</text:p>
      <text:p text:style-name="Standard">KIC 7199183</text:p>
      <text:p text:style-name="Standard"><text:soft-page-break/>SearchResult containing 0 data products.</text:p>
      <text:p text:style-name="Standard">########################################</text:p>
      <text:p text:style-name="Standard">KIC 7199353</text:p>
      <text:p text:style-name="Standard">SearchResult containing 0 data products.</text:p>
      <text:p text:style-name="Standard">########################################</text:p>
      <text:p text:style-name="Standard">KIC 7203179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3"/>63368922 <text:s text:c="5"/>0.0</text:p>
      <text:p text:style-name="Standard"><text:s text:c="2"/>1 TESS Sector 15 2019 <text:s/>TASOC <text:s text:c="3"/>1800 <text:s text:c="3"/>63368922 <text:s text:c="5"/>0.0</text:p>
      <text:p text:style-name="Standard"><text:s text:c="2"/>2 TESS Sector 15 2019 <text:s/>TASOC <text:s text:c="3"/>1800 <text:s text:c="3"/>63368922 <text:s text:c="5"/>0.0</text:p>
      <text:p text:style-name="Standard"><text:s text:c="2"/>3 TESS Sector 40 2021 <text:s text:c="3"/>QLP <text:s text:c="4"/>600 <text:s text:c="3"/>63368922 <text:s text:c="5"/>0.0</text:p>
      <text:p text:style-name="Standard"><text:s text:c="2"/>4 TESS Sector 41 2021 <text:s text:c="3"/>QLP <text:s text:c="4"/>600 <text:s text:c="3"/>63368922 <text:s text:c="5"/>0.0</text:p>
      <text:p text:style-name="Standard"><text:s text:c="2"/>5 TESS Sector 54 2022 <text:s text:c="3"/>QLP <text:s text:c="4"/>600 <text:s text:c="3"/>63368922 <text:s text:c="5"/>0.0</text:p>
      <text:p text:style-name="Standard"><text:s text:c="2"/>6 TESS Sector 55 2022 <text:s text:c="3"/>QLP <text:s text:c="4"/>600 <text:s text:c="3"/>63368922 <text:s text:c="5"/>0.0</text:p>
      <text:p text:style-name="Standard">########################################</text:p>
      <text:p text:style-name="Standard">KIC 7204041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40184492 <text:s text:c="5"/>0.0</text:p>
      <text:p text:style-name="Standard"><text:s text:c="2"/>1 TESS Sector 15 2019 <text:s text:c="3"/>QLP <text:s text:c="3"/>1800 <text:s text:c="2"/>240184492 <text:s text:c="5"/>0.0</text:p>
      <text:p text:style-name="Standard"><text:s text:c="2"/>2 TESS Sector 40 2021 <text:s text:c="3"/>QLP <text:s text:c="4"/>600 <text:s text:c="2"/>240184492 <text:s text:c="5"/>0.0</text:p>
      <text:p text:style-name="Standard"><text:s text:c="2"/>3 TESS Sector 41 2021 <text:s text:c="3"/>QLP <text:s text:c="4"/>600 <text:s text:c="2"/>240184492 <text:s text:c="5"/>0.0</text:p>
      <text:p text:style-name="Standard"><text:s text:c="2"/>4 TESS Sector 54 2022 <text:s text:c="3"/>QLP <text:s text:c="4"/>600 <text:s text:c="2"/>240184492 <text:s text:c="5"/>0.0</text:p>
      <text:p text:style-name="Standard"><text:s text:c="2"/>5 TESS Sector 55 2022 <text:s text:c="3"/>QLP <text:s text:c="4"/>600 <text:s text:c="2"/>240184492 <text:s text:c="5"/>0.0</text:p>
      <text:p text:style-name="Standard">########################################</text:p>
      <text:p text:style-name="Standard">KIC 7217866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485319 <text:s text:c="5"/>0.0</text:p>
      <text:p text:style-name="Standard"><text:s text:c="2"/>1 TESS Sector 15 2019 <text:s text:c="3"/>QLP <text:s text:c="3"/>1800 <text:s text:c="2"/>272485319 <text:s text:c="5"/>0.0</text:p>
      <text:p text:style-name="Standard"><text:s text:c="2"/>2 TESS Sector 15 2019 <text:s/>TASOC <text:s text:c="3"/>1800 <text:s text:c="2"/>272485319 <text:s text:c="5"/>0.0</text:p>
      <text:p text:style-name="Standard"><text:s text:c="2"/>3 TESS Sector 15 2019 <text:s/>TASOC <text:s text:c="3"/>1800 <text:s text:c="2"/>272485319 <text:s text:c="5"/>0.0</text:p>
      <text:p text:style-name="Standard"><text:s text:c="2"/>4 TESS Sector 54 2022 <text:s text:c="3"/>QLP <text:s text:c="4"/>600 <text:s text:c="2"/>272485319 <text:s text:c="5"/>0.0</text:p>
      <text:p text:style-name="Standard"><text:s text:c="2"/>5 TESS Sector 55 2022 <text:s text:c="3"/>QLP <text:s text:c="4"/>600 <text:s text:c="2"/>272485319 <text:s text:c="5"/>0.0</text:p>
      <text:p text:style-name="Standard">########################################</text:p>
      <text:p text:style-name="Standard">KIC 7220320</text:p>
      <text:p text:style-name="Standard">SearchResult containing 0 data products.</text:p>
      <text:p text:style-name="Standard">########################################</text:p>
      <text:p text:style-name="Standard">KIC 7258889</text:p>
      <text:p text:style-name="Standard"><text:soft-page-break/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411305 <text:s text:c="5"/>0.0</text:p>
      <text:p text:style-name="Standard"><text:s text:c="2"/>1 TESS Sector 14 2019 <text:s/>TASOC <text:s text:c="3"/>1800 <text:s text:c="2"/>164411305 <text:s text:c="5"/>0.0</text:p>
      <text:p text:style-name="Standard"><text:s text:c="2"/>2 TESS Sector 14 2019 <text:s/>TASOC <text:s text:c="3"/>1800 <text:s text:c="2"/>164411305 <text:s text:c="5"/>0.0</text:p>
      <text:p text:style-name="Standard"><text:s text:c="2"/>3 TESS Sector 26 2020 <text:s/>TASOC <text:s text:c="3"/>1800 <text:s text:c="2"/>164411305 <text:s text:c="5"/>0.0</text:p>
      <text:p text:style-name="Standard"><text:s text:c="2"/>4 TESS Sector 26 2020 <text:s/>TASOC <text:s text:c="3"/>1800 <text:s text:c="2"/>164411305 <text:s text:c="5"/>0.0</text:p>
      <text:p text:style-name="Standard"><text:s text:c="2"/>5 TESS Sector 40 2021 <text:s text:c="3"/>QLP <text:s text:c="4"/>600 <text:s text:c="2"/>164411305 <text:s text:c="5"/>0.0</text:p>
      <text:p text:style-name="Standard"><text:s text:c="2"/>6 TESS Sector 41 2021 <text:s text:c="3"/>QLP <text:s text:c="4"/>600 <text:s text:c="2"/>164411305 <text:s text:c="5"/>0.0</text:p>
      <text:p text:style-name="Standard"><text:s text:c="2"/>7 TESS Sector 53 2022 <text:s text:c="3"/>QLP <text:s text:c="4"/>600 <text:s text:c="2"/>164411305 <text:s text:c="5"/>0.0</text:p>
      <text:p text:style-name="Standard"><text:s text:c="2"/>8 TESS Sector 54 2022 <text:s text:c="3"/>QLP <text:s text:c="4"/>600 <text:s text:c="2"/>164411305 <text:s text:c="5"/>0.0</text:p>
      <text:p text:style-name="Standard">########################################</text:p>
      <text:p text:style-name="Standard">KIC 7259722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461011 <text:s text:c="5"/>0.0</text:p>
      <text:p text:style-name="Standard"><text:s text:c="2"/>1 TESS Sector 14 2019 <text:s/>TASOC <text:s text:c="3"/>1800 <text:s text:c="2"/>164461011 <text:s text:c="5"/>0.0</text:p>
      <text:p text:style-name="Standard"><text:s text:c="2"/>2 TESS Sector 14 2019 <text:s/>TASOC <text:s text:c="3"/>1800 <text:s text:c="2"/>164461011 <text:s text:c="5"/>0.0</text:p>
      <text:p text:style-name="Standard"><text:s text:c="2"/>3 TESS Sector 26 2020 <text:s text:c="3"/>QLP <text:s text:c="3"/>1800 <text:s text:c="2"/>164461011 <text:s text:c="5"/>0.0</text:p>
      <text:p text:style-name="Standard"><text:s text:c="2"/>4 TESS Sector 26 2020 <text:s/>TASOC <text:s text:c="3"/>1800 <text:s text:c="2"/>164461011 <text:s text:c="5"/>0.0</text:p>
      <text:p text:style-name="Standard"><text:s text:c="2"/>5 TESS Sector 26 2020 <text:s/>TASOC <text:s text:c="3"/>1800 <text:s text:c="2"/>164461011 <text:s text:c="5"/>0.0</text:p>
      <text:p text:style-name="Standard"><text:s text:c="2"/>6 TESS Sector 40 2021 <text:s text:c="3"/>QLP <text:s text:c="4"/>600 <text:s text:c="2"/>164461011 <text:s text:c="5"/>0.0</text:p>
      <text:p text:style-name="Standard"><text:s text:c="2"/>7 TESS Sector 41 2021 <text:s text:c="3"/>QLP <text:s text:c="4"/>600 <text:s text:c="2"/>164461011 <text:s text:c="5"/>0.0</text:p>
      <text:p text:style-name="Standard"><text:s text:c="2"/>8 TESS Sector 53 2022 <text:s text:c="3"/>QLP <text:s text:c="4"/>600 <text:s text:c="2"/>164461011 <text:s text:c="5"/>0.0</text:p>
      <text:p text:style-name="Standard"><text:s text:c="2"/>9 TESS Sector 54 2022 <text:s text:c="3"/>QLP <text:s text:c="4"/>600 <text:s text:c="2"/>164461011 <text:s text:c="5"/>0.0</text:p>
      <text:p text:style-name="Standard">########################################</text:p>
      <text:p text:style-name="Standard">KIC 7269797</text:p>
      <text:p text:style-name="Standard">SearchResult containing 0 data products.</text:p>
      <text:p text:style-name="Standard">########################################</text:p>
      <text:p text:style-name="Standard">KIC 7269843</text:p>
      <text:p text:style-name="Standard">SearchResult containing 0 data products.</text:p>
      <text:p text:style-name="Standard">########################################</text:p>
      <text:p text:style-name="Standard">KIC 727273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921487 <text:s text:c="5"/>0.0</text:p>
      <text:p text:style-name="Standard"><text:s text:c="2"/>1 TESS Sector 14 2019 <text:s/>TASOC <text:s text:c="3"/>1800 <text:s text:c="2"/>158921487 <text:s text:c="5"/>0.0</text:p>
      <text:p text:style-name="Standard"><text:s text:c="2"/>2 TESS Sector 14 2019 <text:s/>TASOC <text:s text:c="3"/>1800 <text:s text:c="2"/>158921487 <text:s text:c="5"/>0.0</text:p>
      <text:p text:style-name="Standard"><text:s text:c="2"/>3 TESS Sector 40 2021 <text:s text:c="3"/>QLP <text:s text:c="4"/>600 <text:s text:c="2"/>158921487 <text:s text:c="5"/>0.0</text:p>
      <text:p text:style-name="Standard"><text:s text:c="2"/>4 TESS Sector 41 2021 <text:s text:c="3"/>QLP <text:s text:c="4"/>600 <text:s text:c="2"/>158921487 <text:s text:c="5"/>0.0</text:p>
      <text:p text:style-name="Standard"><text:soft-page-break/><text:s text:c="2"/>5 TESS Sector 54 2022 <text:s text:c="3"/>QLP <text:s text:c="4"/>600 <text:s text:c="2"/>158921487 <text:s text:c="5"/>0.0</text:p>
      <text:p text:style-name="Standard">########################################</text:p>
      <text:p text:style-name="Standard">KIC 7273033</text:p>
      <text:p text:style-name="Standard">SearchResult containing 0 data products.</text:p>
      <text:p text:style-name="Standard">########################################</text:p>
      <text:p text:style-name="Standard">KIC 7280704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717574 <text:s text:c="5"/>0.0</text:p>
      <text:p text:style-name="Standard"><text:s text:c="2"/>1 TESS Sector 14 2019 <text:s/>TASOC <text:s text:c="4"/>120 <text:s text:c="2"/>159717574 <text:s text:c="5"/>0.0</text:p>
      <text:p text:style-name="Standard"><text:s text:c="2"/>2 TESS Sector 14 2019 <text:s/>TASOC <text:s text:c="3"/>1800 <text:s text:c="2"/>159717574 <text:s text:c="5"/>0.0</text:p>
      <text:p text:style-name="Standard"><text:s text:c="2"/>3 TESS Sector 14 2019 <text:s/>TASOC <text:s text:c="3"/>1800 <text:s text:c="2"/>159717574 <text:s text:c="5"/>0.0</text:p>
      <text:p text:style-name="Standard"><text:s text:c="2"/>4 TESS Sector 40 2021 <text:s text:c="3"/>QLP <text:s text:c="4"/>600 <text:s text:c="2"/>159717574 <text:s text:c="5"/>0.0</text:p>
      <text:p text:style-name="Standard"><text:s text:c="2"/>5 TESS Sector 41 2021 <text:s text:c="3"/>QLP <text:s text:c="4"/>600 <text:s text:c="2"/>159717574 <text:s text:c="5"/>0.0</text:p>
      <text:p text:style-name="Standard"><text:s text:c="2"/>6 TESS Sector 54 2022 <text:s text:c="3"/>QLP <text:s text:c="4"/>600 <text:s text:c="2"/>159717574 <text:s text:c="5"/>0.0</text:p>
      <text:p text:style-name="Standard"><text:s text:c="2"/>7 TESS Sector 55 2022 <text:s text:c="3"/>QLP <text:s text:c="4"/>600 <text:s text:c="2"/>159717574 <text:s text:c="5"/>0.0</text:p>
      <text:p text:style-name="Standard">########################################</text:p>
      <text:p text:style-name="Standard">KIC 7282128</text:p>
      <text:p text:style-name="Standard">SearchResult containing 0 data products.</text:p>
      <text:p text:style-name="Standard">########################################</text:p>
      <text:p text:style-name="Standard">KIC 730491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509965 <text:s text:c="5"/>0.0</text:p>
      <text:p text:style-name="Standard"><text:s text:c="2"/>1 TESS Sector 14 2019 <text:s/>TASOC <text:s text:c="3"/>1800 <text:s text:c="2"/>273509965 <text:s text:c="5"/>0.0</text:p>
      <text:p text:style-name="Standard"><text:s text:c="2"/>2 TESS Sector 14 2019 <text:s/>TASOC <text:s text:c="3"/>1800 <text:s text:c="2"/>273509965 <text:s text:c="5"/>0.0</text:p>
      <text:p text:style-name="Standard"><text:s text:c="2"/>3 TESS Sector 15 2019 <text:s text:c="3"/>QLP <text:s text:c="3"/>1800 <text:s text:c="2"/>273509965 <text:s text:c="5"/>0.0</text:p>
      <text:p text:style-name="Standard"><text:s text:c="2"/>4 TESS Sector 15 2019 <text:s/>TASOC <text:s text:c="3"/>1800 <text:s text:c="2"/>273509965 <text:s text:c="5"/>0.0</text:p>
      <text:p text:style-name="Standard"><text:s text:c="2"/>5 TESS Sector 15 2019 <text:s/>TASOC <text:s text:c="3"/>1800 <text:s text:c="2"/>273509965 <text:s text:c="5"/>0.0</text:p>
      <text:p text:style-name="Standard"><text:s text:c="2"/>6 TESS Sector 41 2021 <text:s text:c="3"/>QLP <text:s text:c="4"/>600 <text:s text:c="2"/>273509965 <text:s text:c="5"/>0.0</text:p>
      <text:p text:style-name="Standard"><text:s text:c="2"/>7 TESS Sector 54 2022 <text:s text:c="3"/>QLP <text:s text:c="4"/>600 <text:s text:c="2"/>273509965 <text:s text:c="5"/>0.0</text:p>
      <text:p text:style-name="Standard"><text:s text:c="2"/>8 TESS Sector 55 2022 <text:s text:c="3"/>QLP <text:s text:c="4"/>600 <text:s text:c="2"/>273509965 <text:s text:c="5"/>0.0</text:p>
      <text:p text:style-name="Standard">########################################</text:p>
      <text:p text:style-name="P1">KIC 7339123</text:p>
      <text:p text:style-name="Standard">SearchResult containing 16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6"/>QLP <text:s text:c="3"/>1800 <text:s text:c="2"/>123499478 <text:s text:c="5"/>0.0</text:p>
      <text:p text:style-name="Standard"><text:s text:c="2"/>1 TESS Sector 14 2019 <text:s text:c="4"/>TASOC <text:s text:c="3"/>1800 <text:s text:c="2"/>123499478 <text:s text:c="5"/>0.0</text:p>
      <text:p text:style-name="Standard"><text:s text:c="2"/>2 TESS Sector 14 2019 <text:s text:c="4"/>TASOC <text:s text:c="3"/>1800 <text:s text:c="2"/>123499478 <text:s text:c="5"/>0.0</text:p>
      <text:p text:style-name="Standard"><text:s text:c="2"/>3 TESS Sector 26 2020 <text:s text:c="6"/>QLP <text:s text:c="3"/>1800 <text:s text:c="2"/>123499478 <text:s text:c="5"/>0.0</text:p>
      <text:p text:style-name="Standard"><text:soft-page-break/><text:s text:c="2"/>4 TESS Sector 26 2020 <text:s text:c="4"/>TASOC <text:s text:c="3"/>1800 <text:s text:c="2"/>123499478 <text:s text:c="5"/>0.0</text:p>
      <text:p text:style-name="Standard"><text:s text:c="2"/>5 TESS Sector 26 2020 <text:s text:c="4"/>TASOC <text:s text:c="3"/>1800 <text:s text:c="2"/>123499478 <text:s text:c="5"/>0.0</text:p>
      <text:p text:style-name="Standard"><text:s text:c="2"/>6 TESS Sector 40 2021 <text:s text:c="5"/>SPOC <text:s text:c="4"/>120 <text:s text:c="2"/>123499478 <text:s text:c="5"/>0.0</text:p>
      <text:p text:style-name="Standard"><text:s text:c="2"/>7 TESS Sector 40 2021 TESS-SPOC <text:s text:c="4"/>600 <text:s text:c="2"/>123499478 <text:s text:c="5"/>0.0</text:p>
      <text:p text:style-name="Standard"><text:s text:c="2"/>8 TESS Sector 40 2021 <text:s text:c="6"/>QLP <text:s text:c="4"/>600 <text:s text:c="2"/>123499478 <text:s text:c="5"/>0.0</text:p>
      <text:p text:style-name="Standard"><text:s text:c="2"/>9 TESS Sector 41 2021 <text:s text:c="5"/>SPOC <text:s text:c="4"/>120 <text:s text:c="2"/>123499478 <text:s text:c="5"/>0.0</text:p>
      <text:p text:style-name="Standard"><text:s/>10 TESS Sector 41 2021 TESS-SPOC <text:s text:c="4"/>600 <text:s text:c="2"/>123499478 <text:s text:c="5"/>0.0</text:p>
      <text:p text:style-name="Standard"><text:s/>11 TESS Sector 41 2021 <text:s text:c="6"/>QLP <text:s text:c="4"/>600 <text:s text:c="2"/>123499478 <text:s text:c="5"/>0.0</text:p>
      <text:p text:style-name="Standard"><text:s/>12 TESS Sector 53 2022 <text:s text:c="5"/>SPOC <text:s text:c="4"/>120 <text:s text:c="2"/>123499478 <text:s text:c="5"/>0.0</text:p>
      <text:p text:style-name="Standard"><text:s/>13 TESS Sector 53 2022 TESS-SPOC <text:s text:c="4"/>600 <text:s text:c="2"/>123499478 <text:s text:c="5"/>0.0</text:p>
      <text:p text:style-name="Standard"><text:s/>14 TESS Sector 53 2022 <text:s text:c="6"/>QLP <text:s text:c="4"/>600 <text:s text:c="2"/>123499478 <text:s text:c="5"/>0.0</text:p>
      <text:p text:style-name="Standard"><text:s/>15 TESS Sector 54 2022 <text:s text:c="6"/>QLP <text:s text:c="4"/>600 <text:s text:c="2"/>123499478 <text:s text:c="5"/>0.0</text:p>
      <text:p text:style-name="Standard">########################################</text:p>
      <text:p text:style-name="Standard">KIC 733934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3499477 <text:s text:c="5"/>0.0</text:p>
      <text:p text:style-name="Standard"><text:s text:c="2"/>1 TESS Sector 14 2019 <text:s/>TASOC <text:s text:c="3"/>1800 <text:s text:c="2"/>123499477 <text:s text:c="5"/>0.0</text:p>
      <text:p text:style-name="Standard"><text:s text:c="2"/>2 TESS Sector 26 2020 <text:s/>TASOC <text:s text:c="3"/>1800 <text:s text:c="2"/>123499477 <text:s text:c="5"/>0.0</text:p>
      <text:p text:style-name="Standard"><text:s text:c="2"/>3 TESS Sector 26 2020 <text:s/>TASOC <text:s text:c="3"/>1800 <text:s text:c="2"/>123499477 <text:s text:c="5"/>0.0</text:p>
      <text:p text:style-name="Standard">########################################</text:p>
      <text:p text:style-name="Standard">KIC 7348206</text:p>
      <text:p text:style-name="Standard">SearchResult containing 0 data products.</text:p>
      <text:p text:style-name="Standard">########################################</text:p>
      <text:p text:style-name="Standard">KIC 7362751</text:p>
      <text:p text:style-name="Standard">SearchResult containing 0 data products.</text:p>
      <text:p text:style-name="Standard">########################################</text:p>
      <text:p text:style-name="Standard">KIC 7366145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372836 <text:s text:c="5"/>0.0</text:p>
      <text:p text:style-name="Standard"><text:s text:c="2"/>1 TESS Sector 14 2019 <text:s/>TASOC <text:s text:c="3"/>1800 <text:s text:c="3"/>63372836 <text:s text:c="5"/>0.0</text:p>
      <text:p text:style-name="Standard"><text:s text:c="2"/>2 TESS Sector 14 2019 <text:s/>TASOC <text:s text:c="3"/>1800 <text:s text:c="3"/>63372836 <text:s text:c="5"/>0.0</text:p>
      <text:p text:style-name="Standard"><text:s text:c="2"/>3 TESS Sector 15 2019 <text:s text:c="3"/>QLP <text:s text:c="3"/>1800 <text:s text:c="3"/>63372836 <text:s text:c="5"/>0.0</text:p>
      <text:p text:style-name="Standard"><text:s text:c="2"/>4 TESS Sector 15 2019 <text:s/>TASOC <text:s text:c="3"/>1800 <text:s text:c="3"/>63372836 <text:s text:c="5"/>0.0</text:p>
      <text:p text:style-name="Standard"><text:s text:c="2"/>5 TESS Sector 15 2019 <text:s/>TASOC <text:s text:c="3"/>1800 <text:s text:c="3"/>63372836 <text:s text:c="5"/>0.0</text:p>
      <text:p text:style-name="Standard"><text:s text:c="2"/>6 TESS Sector 40 2021 <text:s text:c="3"/>QLP <text:s text:c="4"/>600 <text:s text:c="3"/>63372836 <text:s text:c="5"/>0.0</text:p>
      <text:p text:style-name="Standard"><text:s text:c="2"/>7 TESS Sector 41 2021 <text:s text:c="3"/>QLP <text:s text:c="4"/>600 <text:s text:c="3"/>63372836 <text:s text:c="5"/>0.0</text:p>
      <text:p text:style-name="Standard"><text:s text:c="2"/>8 TESS Sector 54 2022 <text:s text:c="3"/>QLP <text:s text:c="4"/>600 <text:s text:c="3"/>63372836 <text:s text:c="5"/>0.0</text:p>
      <text:p text:style-name="Standard"><text:s text:c="2"/>9 TESS Sector 55 2022 <text:s text:c="3"/>QLP <text:s text:c="4"/>600 <text:s text:c="3"/>63372836 <text:s text:c="5"/>0.0</text:p>
      <text:p text:style-name="Standard">########################################</text:p>
      <text:p text:style-name="Standard">KIC 7367833</text:p>
      <text:p text:style-name="Standard">SearchResult containing 2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5569889 <text:s text:c="5"/>0.0</text:p>
      <text:p text:style-name="Standard"><text:s text:c="2"/>1 TESS Sector 14 2019 <text:s/>TASOC <text:s text:c="3"/>1800 <text:s text:c="2"/>275569889 <text:s text:c="5"/>0.0</text:p>
      <text:p text:style-name="Standard">########################################</text:p>
      <text:p text:style-name="Standard">KIC 7368103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525372 <text:s text:c="5"/>0.0</text:p>
      <text:p text:style-name="Standard"><text:s text:c="2"/>1 TESS Sector 14 2019 <text:s/>TASOC <text:s text:c="3"/>1800 <text:s text:c="2"/>270525372 <text:s text:c="5"/>0.0</text:p>
      <text:p text:style-name="Standard"><text:s text:c="2"/>2 TESS Sector 14 2019 <text:s/>TASOC <text:s text:c="3"/>1800 <text:s text:c="2"/>270525372 <text:s text:c="5"/>0.0</text:p>
      <text:p text:style-name="Standard"><text:s text:c="2"/>3 TESS Sector 15 2019 <text:s text:c="3"/>QLP <text:s text:c="3"/>1800 <text:s text:c="2"/>270525372 <text:s text:c="5"/>0.0</text:p>
      <text:p text:style-name="Standard"><text:s text:c="2"/>4 TESS Sector 15 2019 <text:s/>TASOC <text:s text:c="3"/>1800 <text:s text:c="2"/>270525372 <text:s text:c="5"/>0.0</text:p>
      <text:p text:style-name="Standard"><text:s text:c="2"/>5 TESS Sector 15 2019 <text:s/>TASOC <text:s text:c="3"/>1800 <text:s text:c="2"/>270525372 <text:s text:c="5"/>0.0</text:p>
      <text:p text:style-name="Standard"><text:s text:c="2"/>6 TESS Sector 40 2021 <text:s text:c="3"/>QLP <text:s text:c="4"/>600 <text:s text:c="2"/>270525372 <text:s text:c="5"/>0.0</text:p>
      <text:p text:style-name="Standard"><text:s text:c="2"/>7 TESS Sector 41 2021 <text:s text:c="3"/>QLP <text:s text:c="4"/>600 <text:s text:c="2"/>270525372 <text:s text:c="5"/>0.0</text:p>
      <text:p text:style-name="Standard"><text:s text:c="2"/>8 TESS Sector 54 2022 <text:s text:c="3"/>QLP <text:s text:c="4"/>600 <text:s text:c="2"/>270525372 <text:s text:c="5"/>0.0</text:p>
      <text:p text:style-name="Standard"><text:s text:c="2"/>9 TESS Sector 55 2022 <text:s text:c="3"/>QLP <text:s text:c="4"/>600 <text:s text:c="2"/>270525372 <text:s text:c="5"/>0.0</text:p>
      <text:p text:style-name="Standard">########################################</text:p>
      <text:p text:style-name="Standard">KIC 7368451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525282 <text:s text:c="5"/>0.0</text:p>
      <text:p text:style-name="Standard"><text:s text:c="2"/>1 TESS Sector 15 2019 <text:s text:c="3"/>QLP <text:s text:c="3"/>1800 <text:s text:c="2"/>270525282 <text:s text:c="5"/>0.0</text:p>
      <text:p text:style-name="Standard"><text:s text:c="2"/>2 TESS Sector 40 2021 <text:s text:c="3"/>QLP <text:s text:c="4"/>600 <text:s text:c="2"/>270525282 <text:s text:c="5"/>0.0</text:p>
      <text:p text:style-name="Standard"><text:s text:c="2"/>3 TESS Sector 41 2021 <text:s text:c="3"/>QLP <text:s text:c="4"/>600 <text:s text:c="2"/>270525282 <text:s text:c="5"/>0.0</text:p>
      <text:p text:style-name="Standard"><text:s text:c="2"/>4 TESS Sector 54 2022 <text:s text:c="3"/>QLP <text:s text:c="4"/>600 <text:s text:c="2"/>270525282 <text:s text:c="5"/>0.0</text:p>
      <text:p text:style-name="Standard"><text:s text:c="2"/>5 TESS Sector 55 2022 <text:s text:c="3"/>QLP <text:s text:c="4"/>600 <text:s text:c="2"/>270525282 <text:s text:c="5"/>0.0</text:p>
      <text:p text:style-name="Standard">########################################</text:p>
      <text:p text:style-name="Standard">KIC 7373555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347051 <text:s text:c="5"/>0.0</text:p>
      <text:p text:style-name="Standard"><text:s text:c="2"/>1 TESS Sector 14 2019 <text:s/>TASOC <text:s text:c="3"/>1800 <text:s text:c="2"/>271347051 <text:s text:c="5"/>0.0</text:p>
      <text:p text:style-name="Standard"><text:s text:c="2"/>2 TESS Sector 14 2019 <text:s/>TASOC <text:s text:c="3"/>1800 <text:s text:c="2"/>271347051 <text:s text:c="5"/>0.0</text:p>
      <text:p text:style-name="Standard"><text:s text:c="2"/>3 TESS Sector 15 2019 <text:s text:c="3"/>QLP <text:s text:c="3"/>1800 <text:s text:c="2"/>271347051 <text:s text:c="5"/>0.0</text:p>
      <text:p text:style-name="Standard"><text:s text:c="2"/>4 TESS Sector 15 2019 <text:s/>TASOC <text:s text:c="3"/>1800 <text:s text:c="2"/>271347051 <text:s text:c="5"/>0.0</text:p>
      <text:p text:style-name="Standard"><text:s text:c="2"/>5 TESS Sector 15 2019 <text:s/>TASOC <text:s text:c="3"/>1800 <text:s text:c="2"/>271347051 <text:s text:c="5"/>0.0</text:p>
      <text:p text:style-name="Standard"><text:soft-page-break/><text:s text:c="2"/>6 TESS Sector 40 2021 <text:s text:c="3"/>QLP <text:s text:c="4"/>600 <text:s text:c="2"/>271347051 <text:s text:c="5"/>0.0</text:p>
      <text:p text:style-name="Standard"><text:s text:c="2"/>7 TESS Sector 41 2021 <text:s text:c="3"/>QLP <text:s text:c="4"/>600 <text:s text:c="2"/>271347051 <text:s text:c="5"/>0.0</text:p>
      <text:p text:style-name="Standard"><text:s text:c="2"/>8 TESS Sector 54 2022 <text:s text:c="3"/>QLP <text:s text:c="4"/>600 <text:s text:c="2"/>271347051 <text:s text:c="5"/>0.0</text:p>
      <text:p text:style-name="Standard"><text:s text:c="2"/>9 TESS Sector 55 2022 <text:s text:c="3"/>QLP <text:s text:c="4"/>600 <text:s text:c="2"/>271347051 <text:s text:c="5"/>0.0</text:p>
      <text:p text:style-name="Standard">########################################</text:p>
      <text:p text:style-name="Standard">KIC 7378178</text:p>
      <text:p text:style-name="Standard">SearchResult containing 0 data products.</text:p>
      <text:p text:style-name="Standard">########################################</text:p>
      <text:p text:style-name="Standard">KIC 7383021</text:p>
      <text:p text:style-name="Standard">SearchResult containing 0 data products.</text:p>
      <text:p text:style-name="Standard">########################################</text:p>
      <text:p text:style-name="Standard">KIC 7432479</text:p>
      <text:p text:style-name="Standard">SearchResult containing 0 data products.</text:p>
      <text:p text:style-name="Standard">########################################</text:p>
      <text:p text:style-name="Standard">KIC 7433513</text:p>
      <text:p text:style-name="Standard">SearchResult containing 0 data products.</text:p>
      <text:p text:style-name="Standard">########################################</text:p>
      <text:p text:style-name="Standard">KIC 7457278</text:p>
      <text:p text:style-name="Standard">SearchResult containing 16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271539284 <text:s text:c="5"/>0.0</text:p>
      <text:p text:style-name="Standard"><text:s text:c="2"/>1 TESS Sector 14 2019 <text:s text:c="6"/>QLP <text:s text:c="3"/>1800 <text:s text:c="2"/>271539284 <text:s text:c="5"/>0.0</text:p>
      <text:p text:style-name="Standard"><text:s text:c="2"/>2 TESS Sector 14 2019 <text:s text:c="4"/>TASOC <text:s text:c="4"/>120 <text:s text:c="2"/>271539284 <text:s text:c="5"/>0.0</text:p>
      <text:p text:style-name="Standard"><text:s text:c="2"/>3 TESS Sector 14 2019 <text:s text:c="4"/>TASOC <text:s text:c="3"/>1800 <text:s text:c="2"/>271539284 <text:s text:c="5"/>0.0</text:p>
      <text:p text:style-name="Standard"><text:s text:c="2"/>4 TESS Sector 14 2019 <text:s text:c="4"/>TASOC <text:s text:c="3"/>1800 <text:s text:c="2"/>271539284 <text:s text:c="5"/>0.0</text:p>
      <text:p text:style-name="Standard"><text:s text:c="2"/>5 TESS Sector 15 2019 <text:s text:c="6"/>QLP <text:s text:c="3"/>1800 <text:s text:c="2"/>271539284 <text:s text:c="5"/>0.0</text:p>
      <text:p text:style-name="Standard"><text:s text:c="2"/>6 TESS Sector 15 2019 <text:s text:c="4"/>TASOC <text:s text:c="3"/>1800 <text:s text:c="2"/>271539284 <text:s text:c="5"/>0.0</text:p>
      <text:p text:style-name="Standard"><text:s text:c="2"/>7 TESS Sector 15 2019 <text:s text:c="4"/>TASOC <text:s text:c="3"/>1800 <text:s text:c="2"/>271539284 <text:s text:c="5"/>0.0</text:p>
      <text:p text:style-name="Standard"><text:s text:c="2"/>8 TESS Sector 40 2021 TESS-SPOC <text:s text:c="4"/>600 <text:s text:c="2"/>271539284 <text:s text:c="5"/>0.0</text:p>
      <text:p text:style-name="Standard"><text:s text:c="2"/>9 TESS Sector 40 2021 <text:s text:c="6"/>QLP <text:s text:c="4"/>600 <text:s text:c="2"/>271539284 <text:s text:c="5"/>0.0</text:p>
      <text:p text:style-name="Standard"><text:s/>10 TESS Sector 41 2021 TESS-SPOC <text:s text:c="4"/>600 <text:s text:c="2"/>271539284 <text:s text:c="5"/>0.0</text:p>
      <text:p text:style-name="Standard"><text:s/>11 TESS Sector 41 2021 <text:s text:c="6"/>QLP <text:s text:c="4"/>600 <text:s text:c="2"/>271539284 <text:s text:c="5"/>0.0</text:p>
      <text:p text:style-name="Standard"><text:s/>12 TESS Sector 54 2022 TESS-SPOC <text:s text:c="4"/>600 <text:s text:c="2"/>271539284 <text:s text:c="5"/>0.0</text:p>
      <text:p text:style-name="Standard"><text:s/>13 TESS Sector 54 2022 <text:s text:c="6"/>QLP <text:s text:c="4"/>600 <text:s text:c="2"/>271539284 <text:s text:c="5"/>0.0</text:p>
      <text:p text:style-name="Standard"><text:s/>14 TESS Sector 55 2022 TESS-SPOC <text:s text:c="4"/>600 <text:s text:c="2"/>271539284 <text:s text:c="5"/>0.0</text:p>
      <text:p text:style-name="Standard"><text:s/>15 TESS Sector 55 2022 <text:s text:c="6"/>QLP <text:s text:c="4"/>600 <text:s text:c="2"/>271539284 <text:s text:c="5"/>0.0</text:p>
      <text:p text:style-name="Standard">########################################</text:p>
      <text:p text:style-name="Standard">KIC 7458285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762237 <text:s text:c="5"/>0.0</text:p>
      <text:p text:style-name="Standard"><text:s text:c="2"/>1 TESS Sector 15 2019 <text:s text:c="3"/>QLP <text:s text:c="3"/>1800 <text:s text:c="2"/>271762237 <text:s text:c="5"/>0.0</text:p>
      <text:p text:style-name="Standard"><text:s text:c="2"/>2 TESS Sector 40 2021 <text:s text:c="3"/>QLP <text:s text:c="4"/>600 <text:s text:c="2"/>271762237 <text:s text:c="5"/>0.0</text:p>
      <text:p text:style-name="Standard"><text:soft-page-break/><text:s text:c="2"/>3 TESS Sector 54 2022 <text:s text:c="3"/>QLP <text:s text:c="4"/>600 <text:s text:c="2"/>271762237 <text:s text:c="5"/>0.0</text:p>
      <text:p text:style-name="Standard"><text:s text:c="2"/>4 TESS Sector 55 2022 <text:s text:c="3"/>QLP <text:s text:c="4"/>600 <text:s text:c="2"/>271762237 <text:s text:c="5"/>0.0</text:p>
      <text:p text:style-name="Standard">########################################</text:p>
      <text:p text:style-name="Standard">KIC 7501230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3314298 <text:s text:c="5"/>0.0</text:p>
      <text:p text:style-name="Standard"><text:s text:c="2"/>1 TESS Sector 26 2020 <text:s text:c="3"/>QLP <text:s text:c="3"/>1800 <text:s text:c="2"/>123314298 <text:s text:c="5"/>0.0</text:p>
      <text:p text:style-name="Standard"><text:s text:c="2"/>2 TESS Sector 40 2021 <text:s text:c="3"/>QLP <text:s text:c="4"/>600 <text:s text:c="2"/>123314298 <text:s text:c="5"/>0.0</text:p>
      <text:p text:style-name="Standard"><text:s text:c="2"/>3 TESS Sector 41 2021 <text:s text:c="3"/>QLP <text:s text:c="4"/>600 <text:s text:c="2"/>123314298 <text:s text:c="5"/>0.0</text:p>
      <text:p text:style-name="Standard"><text:s text:c="2"/>4 TESS Sector 53 2022 <text:s text:c="3"/>QLP <text:s text:c="4"/>600 <text:s text:c="2"/>123314298 <text:s text:c="5"/>0.0</text:p>
      <text:p text:style-name="Standard">########################################</text:p>
      <text:p text:style-name="Standard">KIC 7506164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552688 <text:s text:c="5"/>0.0</text:p>
      <text:p text:style-name="Standard"><text:s text:c="2"/>1 TESS Sector 14 2019 <text:s/>TASOC <text:s text:c="3"/>1800 <text:s text:c="2"/>164552688 <text:s text:c="5"/>0.0</text:p>
      <text:p text:style-name="Standard"><text:s text:c="2"/>2 TESS Sector 14 2019 <text:s/>TASOC <text:s text:c="3"/>1800 <text:s text:c="2"/>164552688 <text:s text:c="5"/>0.0</text:p>
      <text:p text:style-name="Standard"><text:s text:c="2"/>3 TESS Sector 26 2020 <text:s/>TASOC <text:s text:c="3"/>1800 <text:s text:c="2"/>164552688 <text:s text:c="5"/>0.0</text:p>
      <text:p text:style-name="Standard"><text:s text:c="2"/>4 TESS Sector 26 2020 <text:s/>TASOC <text:s text:c="3"/>1800 <text:s text:c="2"/>164552688 <text:s text:c="5"/>0.0</text:p>
      <text:p text:style-name="Standard"><text:s text:c="2"/>5 TESS Sector 40 2021 <text:s text:c="3"/>QLP <text:s text:c="4"/>600 <text:s text:c="2"/>164552688 <text:s text:c="5"/>0.0</text:p>
      <text:p text:style-name="Standard"><text:s text:c="2"/>6 TESS Sector 41 2021 <text:s text:c="3"/>QLP <text:s text:c="4"/>600 <text:s text:c="2"/>164552688 <text:s text:c="5"/>0.0</text:p>
      <text:p text:style-name="Standard"><text:s text:c="2"/>7 TESS Sector 53 2022 <text:s text:c="3"/>QLP <text:s text:c="4"/>600 <text:s text:c="2"/>164552688 <text:s text:c="5"/>0.0</text:p>
      <text:p text:style-name="Standard"><text:s text:c="2"/>8 TESS Sector 54 2022 <text:s text:c="3"/>QLP <text:s text:c="4"/>600 <text:s text:c="2"/>164552688 <text:s text:c="5"/>0.0</text:p>
      <text:p text:style-name="Standard">########################################</text:p>
      <text:p text:style-name="Standard">KIC 7506446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644088 <text:s text:c="5"/>0.0</text:p>
      <text:p text:style-name="Standard"><text:s text:c="2"/>1 TESS Sector 14 2019 <text:s/>TASOC <text:s text:c="3"/>1800 <text:s text:c="2"/>164644088 <text:s text:c="5"/>0.0</text:p>
      <text:p text:style-name="Standard"><text:s text:c="2"/>2 TESS Sector 14 2019 <text:s/>TASOC <text:s text:c="3"/>1800 <text:s text:c="2"/>164644088 <text:s text:c="5"/>0.0</text:p>
      <text:p text:style-name="Standard"><text:s text:c="2"/>3 TESS Sector 26 2020 <text:s/>TASOC <text:s text:c="3"/>1800 <text:s text:c="2"/>164644088 <text:s text:c="5"/>0.0</text:p>
      <text:p text:style-name="Standard"><text:s text:c="2"/>4 TESS Sector 26 2020 <text:s/>TASOC <text:s text:c="3"/>1800 <text:s text:c="2"/>164644088 <text:s text:c="5"/>0.0</text:p>
      <text:p text:style-name="Standard"><text:s text:c="2"/>5 TESS Sector 40 2021 <text:s text:c="3"/>QLP <text:s text:c="4"/>600 <text:s text:c="2"/>164644088 <text:s text:c="5"/>0.0</text:p>
      <text:p text:style-name="Standard"><text:s text:c="2"/>6 TESS Sector 41 2021 <text:s text:c="3"/>QLP <text:s text:c="4"/>600 <text:s text:c="2"/>164644088 <text:s text:c="5"/>0.0</text:p>
      <text:p text:style-name="Standard"><text:s text:c="2"/>7 TESS Sector 53 2022 <text:s text:c="3"/>QLP <text:s text:c="4"/>600 <text:s text:c="2"/>164644088 <text:s text:c="5"/>0.0</text:p>
      <text:p text:style-name="Standard"><text:s text:c="2"/>8 TESS Sector 54 2022 <text:s text:c="3"/>QLP <text:s text:c="4"/>600 <text:s text:c="2"/>164644088 <text:s text:c="5"/>0.0</text:p>
      <text:p text:style-name="Standard">########################################</text:p>
      <text:p text:style-name="Standard">KIC 7511416</text:p>
      <text:p text:style-name="Standard">SearchResult containing 11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169905 <text:s text:c="5"/>0.0</text:p>
      <text:p text:style-name="Standard"><text:s text:c="2"/>1 TESS Sector 14 2019 <text:s/>TASOC <text:s text:c="3"/>1800 <text:s text:c="2"/>158169905 <text:s text:c="5"/>0.0</text:p>
      <text:p text:style-name="Standard"><text:s text:c="2"/>2 TESS Sector 14 2019 <text:s/>TASOC <text:s text:c="3"/>1800 <text:s text:c="2"/>158169905 <text:s text:c="5"/>0.0</text:p>
      <text:p text:style-name="Standard"><text:s text:c="2"/>3 TESS Sector 26 2020 <text:s text:c="3"/>QLP <text:s text:c="3"/>1800 <text:s text:c="2"/>158169905 <text:s text:c="5"/>0.0</text:p>
      <text:p text:style-name="Standard"><text:s text:c="2"/>4 TESS Sector 26 2020 <text:s/>TASOC <text:s text:c="3"/>1800 <text:s text:c="2"/>158169905 <text:s text:c="5"/>0.0</text:p>
      <text:p text:style-name="Standard"><text:s text:c="2"/>5 TESS Sector 26 2020 <text:s/>TASOC <text:s text:c="3"/>1800 <text:s text:c="2"/>158169905 <text:s text:c="5"/>0.0</text:p>
      <text:p text:style-name="Standard"><text:s text:c="2"/>6 TESS Sector 40 2021 <text:s text:c="3"/>QLP <text:s text:c="4"/>600 <text:s text:c="2"/>158169905 <text:s text:c="5"/>0.0</text:p>
      <text:p text:style-name="Standard"><text:s text:c="2"/>7 TESS Sector 41 2021 <text:s text:c="3"/>QLP <text:s text:c="4"/>600 <text:s text:c="2"/>158169905 <text:s text:c="5"/>0.0</text:p>
      <text:p text:style-name="Standard"><text:s text:c="2"/>8 TESS Sector 53 2022 <text:s text:c="3"/>QLP <text:s text:c="4"/>600 <text:s text:c="2"/>158169905 <text:s text:c="5"/>0.0</text:p>
      <text:p text:style-name="Standard"><text:s text:c="2"/>9 TESS Sector 54 2022 <text:s text:c="3"/>QLP <text:s text:c="4"/>600 <text:s text:c="2"/>158169905 <text:s text:c="5"/>0.0</text:p>
      <text:p text:style-name="Standard"><text:s/>10 TESS Sector 55 2022 <text:s text:c="3"/>QLP <text:s text:c="4"/>600 <text:s text:c="2"/>158169905 <text:s text:c="5"/>0.0</text:p>
      <text:p text:style-name="Standard">########################################</text:p>
      <text:p text:style-name="Standard">KIC 7516345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634609 <text:s text:c="5"/>0.0</text:p>
      <text:p text:style-name="Standard"><text:s text:c="2"/>1 TESS Sector 40 2021 <text:s text:c="3"/>QLP <text:s text:c="4"/>600 <text:s text:c="2"/>158634609 <text:s text:c="5"/>0.0</text:p>
      <text:p text:style-name="Standard"><text:s text:c="2"/>2 TESS Sector 41 2021 <text:s text:c="3"/>QLP <text:s text:c="4"/>600 <text:s text:c="2"/>158634609 <text:s text:c="5"/>0.0</text:p>
      <text:p text:style-name="Standard"><text:s text:c="2"/>3 TESS Sector 53 2022 <text:s text:c="3"/>QLP <text:s text:c="4"/>600 <text:s text:c="2"/>158634609 <text:s text:c="5"/>0.0</text:p>
      <text:p text:style-name="Standard"><text:s text:c="2"/>4 TESS Sector 54 2022 <text:s text:c="3"/>QLP <text:s text:c="4"/>600 <text:s text:c="2"/>158634609 <text:s text:c="5"/>0.0</text:p>
      <text:p text:style-name="Standard"><text:s text:c="2"/>5 TESS Sector 55 2022 <text:s text:c="3"/>QLP <text:s text:c="4"/>600 <text:s text:c="2"/>158634609 <text:s text:c="5"/>0.0</text:p>
      <text:p text:style-name="Standard">########################################</text:p>
      <text:p text:style-name="Standard">KIC 751881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920521 <text:s text:c="5"/>0.0</text:p>
      <text:p text:style-name="Standard"><text:s text:c="2"/>1 TESS Sector 40 2021 <text:s text:c="3"/>QLP <text:s text:c="4"/>600 <text:s text:c="2"/>158920521 <text:s text:c="5"/>0.0</text:p>
      <text:p text:style-name="Standard"><text:s text:c="2"/>2 TESS Sector 41 2021 <text:s text:c="3"/>QLP <text:s text:c="4"/>600 <text:s text:c="2"/>158920521 <text:s text:c="5"/>0.0</text:p>
      <text:p text:style-name="Standard"><text:s text:c="2"/>3 TESS Sector 54 2022 <text:s text:c="3"/>QLP <text:s text:c="4"/>600 <text:s text:c="2"/>158920521 <text:s text:c="5"/>0.0</text:p>
      <text:p text:style-name="Standard">########################################</text:p>
      <text:p text:style-name="Standard">KIC 7529123</text:p>
      <text:p text:style-name="Standard">SearchResult containing 3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4"/>120 <text:s text:c="3"/>63211851 <text:s text:c="5"/>0.0</text:p>
      <text:p text:style-name="Standard"><text:s text:c="2"/>1 TESS Sector 15 2019 <text:s/>TASOC <text:s text:c="3"/>1800 <text:s text:c="3"/>63211851 <text:s text:c="5"/>0.0</text:p>
      <text:p text:style-name="Standard"><text:s text:c="2"/>2 TESS Sector 15 2019 <text:s/>TASOC <text:s text:c="3"/>1800 <text:s text:c="3"/>63211851 <text:s text:c="5"/>0.0</text:p>
      <text:p text:style-name="Standard"><text:soft-page-break/>########################################</text:p>
      <text:p text:style-name="P1">KIC 7532973</text:p>
      <text:p text:style-name="Standard">SearchResult containing 22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6"/>QLP <text:s text:c="3"/>1800 <text:s text:c="2"/>275570329 <text:s text:c="5"/>0.0</text:p>
      <text:p text:style-name="Standard"><text:s text:c="2"/>1 TESS Sector 14 2019 <text:s text:c="4"/>CDIPS <text:s text:c="3"/>1800 <text:s text:c="2"/>275570329 <text:s text:c="5"/>0.0</text:p>
      <text:p text:style-name="Standard"><text:s text:c="2"/>2 TESS Sector 14 2019 <text:s text:c="4"/>TASOC <text:s text:c="3"/>1800 <text:s text:c="2"/>275570329 <text:s text:c="5"/>0.0</text:p>
      <text:p text:style-name="Standard"><text:s text:c="2"/>3 TESS Sector 14 2019 <text:s text:c="4"/>TASOC <text:s text:c="3"/>1800 <text:s text:c="2"/>275570329 <text:s text:c="5"/>0.0</text:p>
      <text:p text:style-name="Standard"><text:s text:c="2"/>4 TESS Sector 15 2019 <text:s text:c="6"/>QLP <text:s text:c="3"/>1800 <text:s text:c="2"/>275570329 <text:s text:c="5"/>0.0</text:p>
      <text:p text:style-name="Standard"><text:s text:c="2"/>5 TESS Sector 15 2019 <text:s text:c="4"/>CDIPS <text:s text:c="3"/>1800 <text:s text:c="2"/>275570329 <text:s text:c="5"/>0.0</text:p>
      <text:p text:style-name="Standard"><text:s text:c="2"/>6 TESS Sector 40 2021 <text:s text:c="5"/>SPOC <text:s text:c="4"/>120 <text:s text:c="2"/>275570329 <text:s text:c="5"/>0.0</text:p>
      <text:p text:style-name="Standard"><text:s text:c="2"/>7 TESS Sector 40 2021 TESS-SPOC <text:s text:c="4"/>600 <text:s text:c="2"/>275570329 <text:s text:c="5"/>0.0</text:p>
      <text:p text:style-name="Standard"><text:s text:c="2"/>8 TESS Sector 40 2021 <text:s text:c="6"/>QLP <text:s text:c="4"/>600 <text:s text:c="2"/>275570329 <text:s text:c="5"/>0.0</text:p>
      <text:p text:style-name="Standard"><text:s text:c="2"/>9 TESS Sector 40 2021 <text:s text:c="4"/>CDIPS <text:s text:c="3"/>1800 <text:s text:c="2"/>275570329 <text:s text:c="5"/>0.0</text:p>
      <text:p text:style-name="Standard"><text:s/>10 TESS Sector 41 2021 <text:s text:c="5"/>SPOC <text:s text:c="4"/>120 <text:s text:c="2"/>275570329 <text:s text:c="5"/>0.0</text:p>
      <text:p text:style-name="Standard"><text:s/>11 TESS Sector 41 2021 TESS-SPOC <text:s text:c="4"/>600 <text:s text:c="2"/>275570329 <text:s text:c="5"/>0.0</text:p>
      <text:p text:style-name="Standard"><text:s/>12 TESS Sector 41 2021 <text:s text:c="6"/>QLP <text:s text:c="4"/>600 <text:s text:c="2"/>275570329 <text:s text:c="5"/>0.0</text:p>
      <text:p text:style-name="Standard"><text:s/>13 TESS Sector 41 2021 <text:s text:c="4"/>CDIPS <text:s text:c="3"/>1800 <text:s text:c="2"/>275570329 <text:s text:c="5"/>0.0</text:p>
      <text:p text:style-name="Standard"><text:s/>14 TESS Sector 54 2022 <text:s text:c="5"/>SPOC <text:s text:c="4"/>120 <text:s text:c="2"/>275570329 <text:s text:c="5"/>0.0</text:p>
      <text:p text:style-name="Standard"><text:s/>15 TESS Sector 54 2022 TESS-SPOC <text:s text:c="4"/>600 <text:s text:c="2"/>275570329 <text:s text:c="5"/>0.0</text:p>
      <text:p text:style-name="Standard"><text:s/>16 TESS Sector 54 2022 <text:s text:c="6"/>QLP <text:s text:c="4"/>600 <text:s text:c="2"/>275570329 <text:s text:c="5"/>0.0</text:p>
      <text:p text:style-name="Standard"><text:s/>17 TESS Sector 54 2022 <text:s text:c="4"/>CDIPS <text:s text:c="3"/>1800 <text:s text:c="2"/>275570329 <text:s text:c="5"/>0.0</text:p>
      <text:p text:style-name="Standard"><text:s/>18 TESS Sector 55 2022 <text:s text:c="5"/>SPOC <text:s text:c="4"/>120 <text:s text:c="2"/>275570329 <text:s text:c="5"/>0.0</text:p>
      <text:p text:style-name="Standard"><text:s/>19 TESS Sector 55 2022 TESS-SPOC <text:s text:c="4"/>600 <text:s text:c="2"/>275570329 <text:s text:c="5"/>0.0</text:p>
      <text:p text:style-name="Standard"><text:s/>20 TESS Sector 55 2022 <text:s text:c="6"/>QLP <text:s text:c="4"/>600 <text:s text:c="2"/>275570329 <text:s text:c="5"/>0.0</text:p>
      <text:p text:style-name="Standard"><text:s/>21 TESS Sector 55 2022 <text:s text:c="4"/>CDIPS <text:s text:c="3"/>1800 <text:s text:c="2"/>275570329 <text:s text:c="5"/>0.0</text:p>
      <text:p text:style-name="Standard">########################################</text:p>
      <text:p text:style-name="Standard">KIC 7533807</text:p>
      <text:p text:style-name="Standard">SearchResult containing 0 data products.</text:p>
      <text:p text:style-name="Standard">########################################</text:p>
      <text:p text:style-name="Standard">KIC 7546429</text:p>
      <text:p text:style-name="Standard">SearchResult containing 0 data products.</text:p>
      <text:p text:style-name="Standard">########################################</text:p>
      <text:p text:style-name="Standard">KIC 754679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707302 <text:s text:c="5"/>0.0</text:p>
      <text:p text:style-name="Standard"><text:s text:c="2"/>1 TESS Sector 14 2019 <text:s/>TASOC <text:s text:c="3"/>1800 <text:s text:c="2"/>272707302 <text:s text:c="5"/>0.0</text:p>
      <text:p text:style-name="Standard"><text:s text:c="2"/>2 TESS Sector 14 2019 <text:s/>TASOC <text:s text:c="3"/>1800 <text:s text:c="2"/>272707302 <text:s text:c="5"/>0.0</text:p>
      <text:p text:style-name="Standard"><text:s text:c="2"/>3 TESS Sector 15 2019 <text:s text:c="3"/>QLP <text:s text:c="3"/>1800 <text:s text:c="2"/>272707302 <text:s text:c="5"/>0.0</text:p>
      <text:p text:style-name="Standard"><text:s text:c="2"/>4 TESS Sector 15 2019 <text:s/>TASOC <text:s text:c="3"/>1800 <text:s text:c="2"/>272707302 <text:s text:c="5"/>0.0</text:p>
      <text:p text:style-name="Standard"><text:s text:c="2"/>5 TESS Sector 15 2019 <text:s/>TASOC <text:s text:c="3"/>1800 <text:s text:c="2"/>272707302 <text:s text:c="5"/>0.0</text:p>
      <text:p text:style-name="Standard"><text:s text:c="2"/>6 TESS Sector 41 2021 <text:s text:c="3"/>QLP <text:s text:c="4"/>600 <text:s text:c="2"/>272707302 <text:s text:c="5"/>0.0</text:p>
      <text:p text:style-name="Standard"><text:soft-page-break/><text:s text:c="2"/>7 TESS Sector 54 2022 <text:s text:c="3"/>QLP <text:s text:c="4"/>600 <text:s text:c="2"/>272707302 <text:s text:c="5"/>0.0</text:p>
      <text:p text:style-name="Standard"><text:s text:c="2"/>8 TESS Sector 55 2022 <text:s text:c="3"/>QLP <text:s text:c="4"/>600 <text:s text:c="2"/>272707302 <text:s text:c="5"/>0.0</text:p>
      <text:p text:style-name="Standard">########################################</text:p>
      <text:p text:style-name="Standard">KIC 7584739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3450851 <text:s text:c="5"/>0.0</text:p>
      <text:p text:style-name="Standard"><text:s text:c="2"/>1 TESS Sector 14 2019 <text:s/>TASOC <text:s text:c="3"/>1800 <text:s text:c="2"/>123450851 <text:s text:c="5"/>0.0</text:p>
      <text:p text:style-name="Standard"><text:s text:c="2"/>2 TESS Sector 14 2019 <text:s/>TASOC <text:s text:c="3"/>1800 <text:s text:c="2"/>123450851 <text:s text:c="5"/>0.0</text:p>
      <text:p text:style-name="Standard"><text:s text:c="2"/>3 TESS Sector 26 2020 <text:s/>TASOC <text:s text:c="3"/>1800 <text:s text:c="2"/>123450851 <text:s text:c="5"/>0.0</text:p>
      <text:p text:style-name="Standard"><text:s text:c="2"/>4 TESS Sector 26 2020 <text:s/>TASOC <text:s text:c="3"/>1800 <text:s text:c="2"/>123450851 <text:s text:c="5"/>0.0</text:p>
      <text:p text:style-name="Standard"><text:s text:c="2"/>5 TESS Sector 40 2021 <text:s text:c="3"/>QLP <text:s text:c="4"/>600 <text:s text:c="2"/>123450851 <text:s text:c="5"/>0.0</text:p>
      <text:p text:style-name="Standard"><text:s text:c="2"/>6 TESS Sector 41 2021 <text:s text:c="3"/>QLP <text:s text:c="4"/>600 <text:s text:c="2"/>123450851 <text:s text:c="5"/>0.0</text:p>
      <text:p text:style-name="Standard"><text:s text:c="2"/>7 TESS Sector 53 2022 <text:s text:c="3"/>QLP <text:s text:c="4"/>600 <text:s text:c="2"/>123450851 <text:s text:c="5"/>0.0</text:p>
      <text:p text:style-name="Standard">########################################</text:p>
      <text:p text:style-name="Standard">KIC 758482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3450849 <text:s text:c="5"/>0.0</text:p>
      <text:p text:style-name="Standard"><text:s text:c="2"/>1 TESS Sector 14 2019 <text:s/>TASOC <text:s text:c="3"/>1800 <text:s text:c="2"/>123450849 <text:s text:c="5"/>0.0</text:p>
      <text:p text:style-name="Standard"><text:s text:c="2"/>2 TESS Sector 26 2020 <text:s/>TASOC <text:s text:c="3"/>1800 <text:s text:c="2"/>123450849 <text:s text:c="5"/>0.0</text:p>
      <text:p text:style-name="Standard"><text:s text:c="2"/>3 TESS Sector 26 2020 <text:s/>TASOC <text:s text:c="3"/>1800 <text:s text:c="2"/>123450849 <text:s text:c="5"/>0.0</text:p>
      <text:p text:style-name="Standard">########################################</text:p>
      <text:p text:style-name="Standard">KIC 7590728</text:p>
      <text:p text:style-name="Standard">SearchResult containing 0 data products.</text:p>
      <text:p text:style-name="Standard">########################################</text:p>
      <text:p text:style-name="Standard">KIC 7597095</text:p>
      <text:p text:style-name="Standard">SearchResult containing 0 data products.</text:p>
      <text:p text:style-name="Standard">########################################</text:p>
      <text:p text:style-name="Standard">KIC 7610486</text:p>
      <text:p text:style-name="Standard">SearchResult containing 0 data products.</text:p>
      <text:p text:style-name="Standard">########################################</text:p>
      <text:p text:style-name="Standard">KIC 7620664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763236 <text:s text:c="5"/>0.0</text:p>
      <text:p text:style-name="Standard"><text:s text:c="2"/>1 TESS Sector 15 2019 <text:s text:c="3"/>QLP <text:s text:c="3"/>1800 <text:s text:c="2"/>271763236 <text:s text:c="5"/>0.0</text:p>
      <text:p text:style-name="Standard"><text:s text:c="2"/>2 TESS Sector 40 2021 <text:s text:c="3"/>QLP <text:s text:c="4"/>600 <text:s text:c="2"/>271763236 <text:s text:c="5"/>0.0</text:p>
      <text:p text:style-name="Standard"><text:s text:c="2"/>3 TESS Sector 54 2022 <text:s text:c="3"/>QLP <text:s text:c="4"/>600 <text:s text:c="2"/>271763236 <text:s text:c="5"/>0.0</text:p>
      <text:p text:style-name="Standard"><text:s text:c="2"/>4 TESS Sector 55 2022 <text:s text:c="3"/>QLP <text:s text:c="4"/>600 <text:s text:c="2"/>271763236 <text:s text:c="5"/>0.0</text:p>
      <text:p text:style-name="Standard"><text:soft-page-break/>########################################</text:p>
      <text:p text:style-name="Standard">KIC 762205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966602 <text:s text:c="5"/>0.0</text:p>
      <text:p text:style-name="Standard"><text:s text:c="2"/>1 TESS Sector 15 2019 <text:s text:c="3"/>QLP <text:s text:c="3"/>1800 <text:s text:c="2"/>271966602 <text:s text:c="5"/>0.0</text:p>
      <text:p text:style-name="Standard"><text:s text:c="2"/>2 TESS Sector 54 2022 <text:s text:c="3"/>QLP <text:s text:c="4"/>600 <text:s text:c="2"/>271966602 <text:s text:c="5"/>0.0</text:p>
      <text:p text:style-name="Standard"><text:s text:c="2"/>3 TESS Sector 55 2022 <text:s text:c="3"/>QLP <text:s text:c="4"/>600 <text:s text:c="2"/>271966602 <text:s text:c="5"/>0.0</text:p>
      <text:p text:style-name="Standard">########################################</text:p>
      <text:p text:style-name="Standard">KIC 762248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177504 <text:s text:c="5"/>0.0</text:p>
      <text:p text:style-name="Standard"><text:s text:c="2"/>1 TESS Sector 15 2019 <text:s text:c="3"/>QLP <text:s text:c="3"/>1800 <text:s text:c="2"/>272177504 <text:s text:c="5"/>0.0</text:p>
      <text:p text:style-name="Standard"><text:s text:c="2"/>2 TESS Sector 54 2022 <text:s text:c="3"/>QLP <text:s text:c="4"/>600 <text:s text:c="2"/>272177504 <text:s text:c="5"/>0.0</text:p>
      <text:p text:style-name="Standard"><text:s text:c="2"/>3 TESS Sector 55 2022 <text:s text:c="3"/>QLP <text:s text:c="4"/>600 <text:s text:c="2"/>272177504 <text:s text:c="5"/>0.0</text:p>
      <text:p text:style-name="Standard">########################################</text:p>
      <text:p text:style-name="Standard">KIC 7627059</text:p>
      <text:p text:style-name="Standard">SearchResult containing 0 data products.</text:p>
      <text:p text:style-name="Standard">########################################</text:p>
      <text:p text:style-name="Standard">KIC 7657914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83752762 <text:s text:c="5"/>0.0</text:p>
      <text:p text:style-name="Standard"><text:s text:c="2"/>1 TESS Sector 14 2019 <text:s/>TASOC <text:s text:c="3"/>1800 <text:s text:c="2"/>383752762 <text:s text:c="5"/>0.0</text:p>
      <text:p text:style-name="Standard"><text:s text:c="2"/>2 TESS Sector 14 2019 <text:s/>TASOC <text:s text:c="3"/>1800 <text:s text:c="2"/>383752762 <text:s text:c="5"/>0.0</text:p>
      <text:p text:style-name="Standard"><text:s text:c="2"/>3 TESS Sector 26 2020 <text:s text:c="3"/>QLP <text:s text:c="3"/>1800 <text:s text:c="2"/>383752762 <text:s text:c="5"/>0.0</text:p>
      <text:p text:style-name="Standard"><text:s text:c="2"/>4 TESS Sector 26 2020 <text:s/>TASOC <text:s text:c="3"/>1800 <text:s text:c="2"/>383752762 <text:s text:c="5"/>0.0</text:p>
      <text:p text:style-name="Standard"><text:s text:c="2"/>5 TESS Sector 26 2020 <text:s/>TASOC <text:s text:c="3"/>1800 <text:s text:c="2"/>383752762 <text:s text:c="5"/>0.0</text:p>
      <text:p text:style-name="Standard"><text:s text:c="2"/>6 TESS Sector 40 2021 <text:s text:c="3"/>QLP <text:s text:c="4"/>600 <text:s text:c="2"/>383752762 <text:s text:c="5"/>0.0</text:p>
      <text:p text:style-name="Standard"><text:s text:c="2"/>7 TESS Sector 41 2021 <text:s text:c="3"/>QLP <text:s text:c="4"/>600 <text:s text:c="2"/>383752762 <text:s text:c="5"/>0.0</text:p>
      <text:p text:style-name="Standard"><text:s text:c="2"/>8 TESS Sector 53 2022 <text:s text:c="3"/>QLP <text:s text:c="4"/>600 <text:s text:c="2"/>383752762 <text:s text:c="5"/>0.0</text:p>
      <text:p text:style-name="Standard"><text:s text:c="2"/>9 TESS Sector 54 2022 <text:s text:c="3"/>QLP <text:s text:c="4"/>600 <text:s text:c="2"/>383752762 <text:s text:c="5"/>0.0</text:p>
      <text:p text:style-name="Standard">########################################</text:p>
      <text:p text:style-name="Standard">KIC 7676610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2"/>159105428 <text:s text:c="5"/>0.0</text:p>
      <text:p text:style-name="Standard"><text:s text:c="2"/>1 TESS Sector 14 2019 <text:s/>TASOC <text:s text:c="3"/>1800 <text:s text:c="2"/>159105428 <text:s text:c="5"/>0.0</text:p>
      <text:p text:style-name="Standard"><text:s text:c="2"/>2 TESS Sector 14 2019 <text:s/>TASOC <text:s text:c="3"/>1800 <text:s text:c="2"/>159105428 <text:s text:c="5"/>0.0</text:p>
      <text:p text:style-name="Standard"><text:s text:c="2"/>3 TESS Sector 40 2021 <text:s text:c="3"/>QLP <text:s text:c="4"/>600 <text:s text:c="2"/>159105428 <text:s text:c="5"/>0.0</text:p>
      <text:p text:style-name="Standard"><text:s text:c="2"/>4 TESS Sector 41 2021 <text:s text:c="3"/>QLP <text:s text:c="4"/>600 <text:s text:c="2"/>159105428 <text:s text:c="5"/>0.0</text:p>
      <text:p text:style-name="Standard"><text:s text:c="2"/>5 TESS Sector 54 2022 <text:s text:c="3"/>QLP <text:s text:c="4"/>600 <text:s text:c="2"/>159105428 <text:s text:c="5"/>0.0</text:p>
      <text:p text:style-name="Standard">########################################</text:p>
      <text:p text:style-name="Standard">KIC 7680593</text:p>
      <text:p text:style-name="Standard">SearchResult containing 0 data products.</text:p>
      <text:p text:style-name="Standard">########################################</text:p>
      <text:p text:style-name="Standard">KIC 7685689</text:p>
      <text:p text:style-name="Standard">SearchResult containing 0 data products.</text:p>
      <text:p text:style-name="Standard">########################################</text:p>
      <text:p text:style-name="Standard">KIC 7686918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5570703 <text:s text:c="5"/>0.0</text:p>
      <text:p text:style-name="Standard"><text:s text:c="2"/>1 TESS Sector 14 2019 <text:s/>TASOC <text:s text:c="3"/>1800 <text:s text:c="2"/>275570703 <text:s text:c="5"/>0.0</text:p>
      <text:p text:style-name="Standard"><text:s text:c="2"/>2 TESS Sector 14 2019 <text:s/>TASOC <text:s text:c="3"/>1800 <text:s text:c="2"/>275570703 <text:s text:c="5"/>0.0</text:p>
      <text:p text:style-name="Standard"><text:s text:c="2"/>3 TESS Sector 15 2019 <text:s text:c="3"/>QLP <text:s text:c="3"/>1800 <text:s text:c="2"/>275570703 <text:s text:c="5"/>0.0</text:p>
      <text:p text:style-name="Standard"><text:s text:c="2"/>4 TESS Sector 15 2019 <text:s/>TASOC <text:s text:c="3"/>1800 <text:s text:c="2"/>275570703 <text:s text:c="5"/>0.0</text:p>
      <text:p text:style-name="Standard"><text:s text:c="2"/>5 TESS Sector 15 2019 <text:s/>TASOC <text:s text:c="3"/>1800 <text:s text:c="2"/>275570703 <text:s text:c="5"/>0.0</text:p>
      <text:p text:style-name="Standard"><text:s text:c="2"/>6 TESS Sector 40 2021 <text:s text:c="3"/>QLP <text:s text:c="4"/>600 <text:s text:c="2"/>275570703 <text:s text:c="5"/>0.0</text:p>
      <text:p text:style-name="Standard"><text:s text:c="2"/>7 TESS Sector 41 2021 <text:s text:c="3"/>QLP <text:s text:c="4"/>600 <text:s text:c="2"/>275570703 <text:s text:c="5"/>0.0</text:p>
      <text:p text:style-name="Standard"><text:s text:c="2"/>8 TESS Sector 54 2022 <text:s text:c="3"/>QLP <text:s text:c="4"/>600 <text:s text:c="2"/>275570703 <text:s text:c="5"/>0.0</text:p>
      <text:p text:style-name="Standard"><text:s text:c="2"/>9 TESS Sector 55 2022 <text:s text:c="3"/>QLP <text:s text:c="4"/>600 <text:s text:c="2"/>275570703 <text:s text:c="5"/>0.0</text:p>
      <text:p text:style-name="Standard">########################################</text:p>
      <text:p text:style-name="Standard">KIC 769155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261348 <text:s text:c="5"/>0.0</text:p>
      <text:p text:style-name="Standard"><text:s text:c="2"/>1 TESS Sector 14 2019 <text:s/>TASOC <text:s text:c="3"/>1800 <text:s text:c="2"/>271261348 <text:s text:c="5"/>0.0</text:p>
      <text:p text:style-name="Standard">########################################</text:p>
      <text:p text:style-name="Standard">KIC 7696778</text:p>
      <text:p text:style-name="Standard">SearchResult containing 0 data products.</text:p>
      <text:p text:style-name="Standard">########################################</text:p>
      <text:p text:style-name="Standard">KIC 7697065</text:p>
      <text:p text:style-name="Standard">SearchResult containing 0 data products.</text:p>
      <text:p text:style-name="Standard">########################################</text:p>
      <text:p text:style-name="Standard">KIC 7698650</text:p>
      <text:p text:style-name="Standard">SearchResult containing 0 data products.</text:p>
      <text:p text:style-name="Standard">########################################</text:p>
      <text:p text:style-name="Standard">KIC 7700181</text:p>
      <text:p text:style-name="Standard"><text:soft-page-break/>SearchResult containing 0 data products.</text:p>
      <text:p text:style-name="Standard">########################################</text:p>
      <text:p text:style-name="Standard">KIC 7707742</text:p>
      <text:p text:style-name="Standard">SearchResult containing 0 data products.</text:p>
      <text:p text:style-name="Standard">########################################</text:p>
      <text:p text:style-name="Standard">KIC 7709086</text:p>
      <text:p text:style-name="Standard">SearchResult containing 0 data products.</text:p>
      <text:p text:style-name="Standard">########################################</text:p>
      <text:p text:style-name="Standard">KIC 7740566</text:p>
      <text:p text:style-name="Standard">SearchResult containing 0 data products.</text:p>
      <text:p text:style-name="Standard">########################################</text:p>
      <text:p text:style-name="Standard">KIC 7744173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791304 <text:s text:c="5"/>0.0</text:p>
      <text:p text:style-name="Standard"><text:s text:c="2"/>1 TESS Sector 40 2021 <text:s text:c="3"/>QLP <text:s text:c="4"/>600 <text:s text:c="2"/>158791304 <text:s text:c="5"/>0.0</text:p>
      <text:p text:style-name="Standard"><text:s text:c="2"/>2 TESS Sector 41 2021 <text:s text:c="3"/>QLP <text:s text:c="4"/>600 <text:s text:c="2"/>158791304 <text:s text:c="5"/>0.0</text:p>
      <text:p text:style-name="Standard"><text:s text:c="2"/>3 TESS Sector 53 2022 <text:s text:c="3"/>QLP <text:s text:c="4"/>600 <text:s text:c="2"/>158791304 <text:s text:c="5"/>0.0</text:p>
      <text:p text:style-name="Standard"><text:s text:c="2"/>4 TESS Sector 54 2022 <text:s text:c="3"/>QLP <text:s text:c="4"/>600 <text:s text:c="2"/>158791304 <text:s text:c="5"/>0.0</text:p>
      <text:p text:style-name="Standard"><text:s text:c="2"/>5 TESS Sector 55 2022 <text:s text:c="3"/>QLP <text:s text:c="4"/>600 <text:s text:c="2"/>158791304 <text:s text:c="5"/>0.0</text:p>
      <text:p text:style-name="Standard">########################################</text:p>
      <text:p text:style-name="Standard">KIC 7748113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306583 <text:s text:c="5"/>0.0</text:p>
      <text:p text:style-name="Standard"><text:s text:c="2"/>1 TESS Sector 14 2019 <text:s/>TASOC <text:s text:c="3"/>1800 <text:s text:c="2"/>159306583 <text:s text:c="5"/>0.0</text:p>
      <text:p text:style-name="Standard"><text:s text:c="2"/>2 TESS Sector 14 2019 <text:s/>TASOC <text:s text:c="3"/>1800 <text:s text:c="2"/>159306583 <text:s text:c="5"/>0.0</text:p>
      <text:p text:style-name="Standard"><text:s text:c="2"/>3 TESS Sector 40 2021 <text:s text:c="3"/>QLP <text:s text:c="4"/>600 <text:s text:c="2"/>159306583 <text:s text:c="5"/>0.0</text:p>
      <text:p text:style-name="Standard"><text:s text:c="2"/>4 TESS Sector 41 2021 <text:s text:c="3"/>QLP <text:s text:c="4"/>600 <text:s text:c="2"/>159306583 <text:s text:c="5"/>0.0</text:p>
      <text:p text:style-name="Standard"><text:s text:c="2"/>5 TESS Sector 54 2022 <text:s text:c="3"/>QLP <text:s text:c="4"/>600 <text:s text:c="2"/>159306583 <text:s text:c="5"/>0.0</text:p>
      <text:p text:style-name="Standard">########################################</text:p>
      <text:p text:style-name="Standard">KIC 7749504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443386 <text:s text:c="5"/>0.0</text:p>
      <text:p text:style-name="Standard"><text:s text:c="2"/>1 TESS Sector 40 2021 <text:s text:c="3"/>QLP <text:s text:c="4"/>600 <text:s text:c="2"/>159443386 <text:s text:c="5"/>0.0</text:p>
      <text:p text:style-name="Standard"><text:s text:c="2"/>2 TESS Sector 41 2021 <text:s text:c="3"/>QLP <text:s text:c="4"/>600 <text:s text:c="2"/>159443386 <text:s text:c="5"/>0.0</text:p>
      <text:p text:style-name="Standard"><text:s text:c="2"/>3 TESS Sector 54 2022 <text:s text:c="3"/>QLP <text:s text:c="4"/>600 <text:s text:c="2"/>159443386 <text:s text:c="5"/>0.0</text:p>
      <text:p text:style-name="Standard"><text:s text:c="2"/>4 TESS Sector 55 2022 <text:s text:c="3"/>QLP <text:s text:c="4"/>600 <text:s text:c="2"/>159443386 <text:s text:c="5"/>0.0</text:p>
      <text:p text:style-name="Standard">########################################</text:p>
      <text:p text:style-name="Standard"><text:soft-page-break/>KIC 7769072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716209 <text:s text:c="5"/>0.0</text:p>
      <text:p text:style-name="Standard"><text:s text:c="2"/>1 TESS Sector 15 2019 <text:s text:c="3"/>QLP <text:s text:c="3"/>1800 <text:s text:c="2"/>272716209 <text:s text:c="5"/>0.0</text:p>
      <text:p text:style-name="Standard"><text:s text:c="2"/>2 TESS Sector 41 2021 <text:s text:c="3"/>QLP <text:s text:c="4"/>600 <text:s text:c="2"/>272716209 <text:s text:c="5"/>0.0</text:p>
      <text:p text:style-name="Standard"><text:s text:c="2"/>3 TESS Sector 54 2022 <text:s text:c="3"/>QLP <text:s text:c="4"/>600 <text:s text:c="2"/>272716209 <text:s text:c="5"/>0.0</text:p>
      <text:p text:style-name="Standard"><text:s text:c="2"/>4 TESS Sector 55 2022 <text:s text:c="3"/>QLP <text:s text:c="4"/>600 <text:s text:c="2"/>272716209 <text:s text:c="5"/>0.0</text:p>
      <text:p text:style-name="Standard">########################################</text:p>
      <text:p text:style-name="Standard">KIC 7770471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3035649 <text:s text:c="5"/>0.0</text:p>
      <text:p text:style-name="Standard"><text:s text:c="2"/>1 TESS Sector 14 2019 <text:s/>TASOC <text:s text:c="3"/>1800 <text:s text:c="2"/>273035649 <text:s text:c="5"/>0.0</text:p>
      <text:p text:style-name="Standard">########################################</text:p>
      <text:p text:style-name="Standard">KIC 7773380</text:p>
      <text:p text:style-name="Standard">SearchResult containing 0 data products.</text:p>
      <text:p text:style-name="Standard">########################################</text:p>
      <text:p text:style-name="Standard">KIC 7818448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443322 <text:s text:c="5"/>0.0</text:p>
      <text:p text:style-name="Standard"><text:s text:c="2"/>1 TESS Sector 14 2019 <text:s/>TASOC <text:s text:c="3"/>1800 <text:s text:c="2"/>159443322 <text:s text:c="5"/>0.0</text:p>
      <text:p text:style-name="Standard"><text:s text:c="2"/>2 TESS Sector 14 2019 <text:s/>TASOC <text:s text:c="3"/>1800 <text:s text:c="2"/>159443322 <text:s text:c="5"/>0.0</text:p>
      <text:p text:style-name="Standard"><text:s text:c="2"/>3 TESS Sector 40 2021 <text:s text:c="3"/>QLP <text:s text:c="4"/>600 <text:s text:c="2"/>159443322 <text:s text:c="5"/>0.0</text:p>
      <text:p text:style-name="Standard"><text:s text:c="2"/>4 TESS Sector 41 2021 <text:s text:c="3"/>QLP <text:s text:c="4"/>600 <text:s text:c="2"/>159443322 <text:s text:c="5"/>0.0</text:p>
      <text:p text:style-name="Standard"><text:s text:c="2"/>5 TESS Sector 54 2022 <text:s text:c="3"/>QLP <text:s text:c="4"/>600 <text:s text:c="2"/>159443322 <text:s text:c="5"/>0.0</text:p>
      <text:p text:style-name="Standard">########################################</text:p>
      <text:p text:style-name="Standard">KIC 7821450</text:p>
      <text:p text:style-name="Standard">SearchResult containing 0 data products.</text:p>
      <text:p text:style-name="Standard">########################################</text:p>
      <text:p text:style-name="Standard">KIC 7835348</text:p>
      <text:p text:style-name="Standard">SearchResult containing 0 data products.</text:p>
      <text:p text:style-name="Standard">########################################</text:p>
      <text:p text:style-name="Standard">KIC 783633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/>TASOC <text:s text:c="3"/>1800 <text:s text:c="2"/>272269694 <text:s text:c="5"/>0.0</text:p>
      <text:p text:style-name="Standard"><text:s text:c="2"/>1 TESS Sector 14 2019 <text:s/>TASOC <text:s text:c="3"/>1800 <text:s text:c="2"/>272269694 <text:s text:c="5"/>0.0</text:p>
      <text:p text:style-name="Standard"><text:s text:c="2"/>2 TESS Sector 15 2019 <text:s/>TASOC <text:s text:c="3"/>1800 <text:s text:c="2"/>272269694 <text:s text:c="5"/>0.0</text:p>
      <text:p text:style-name="Standard"><text:s text:c="2"/>3 TESS Sector 15 2019 <text:s/>TASOC <text:s text:c="3"/>1800 <text:s text:c="2"/>272269694 <text:s text:c="5"/>0.0</text:p>
      <text:p text:style-name="Standard">########################################</text:p>
      <text:p text:style-name="Standard">KIC 783902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2942521 <text:s text:c="5"/>0.0</text:p>
      <text:p text:style-name="Standard"><text:s text:c="2"/>1 TESS Sector 14 2019 <text:s/>TASOC <text:s text:c="3"/>1800 <text:s text:c="2"/>272942521 <text:s text:c="5"/>0.0</text:p>
      <text:p text:style-name="Standard"><text:s text:c="2"/>2 TESS Sector 15 2019 <text:s/>TASOC <text:s text:c="3"/>1800 <text:s text:c="2"/>272942521 <text:s text:c="5"/>0.0</text:p>
      <text:p text:style-name="Standard"><text:s text:c="2"/>3 TESS Sector 15 2019 <text:s/>TASOC <text:s text:c="3"/>1800 <text:s text:c="2"/>272942521 <text:s text:c="5"/>0.0</text:p>
      <text:p text:style-name="Standard">########################################</text:p>
      <text:p text:style-name="Standard">KIC 7871200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3498672 <text:s text:c="5"/>0.0</text:p>
      <text:p text:style-name="Standard"><text:s text:c="2"/>1 TESS Sector 14 2019 <text:s/>TASOC <text:s text:c="3"/>1800 <text:s text:c="2"/>123498672 <text:s text:c="5"/>0.0</text:p>
      <text:p text:style-name="Standard"><text:s text:c="2"/>2 TESS Sector 14 2019 <text:s/>TASOC <text:s text:c="3"/>1800 <text:s text:c="2"/>123498672 <text:s text:c="5"/>0.0</text:p>
      <text:p text:style-name="Standard"><text:s text:c="2"/>3 TESS Sector 26 2020 <text:s text:c="3"/>QLP <text:s text:c="3"/>1800 <text:s text:c="2"/>123498672 <text:s text:c="5"/>0.0</text:p>
      <text:p text:style-name="Standard"><text:s text:c="2"/>4 TESS Sector 26 2020 <text:s/>TASOC <text:s text:c="3"/>1800 <text:s text:c="2"/>123498672 <text:s text:c="5"/>0.0</text:p>
      <text:p text:style-name="Standard"><text:s text:c="2"/>5 TESS Sector 26 2020 <text:s/>TASOC <text:s text:c="3"/>1800 <text:s text:c="2"/>123498672 <text:s text:c="5"/>0.0</text:p>
      <text:p text:style-name="Standard"><text:s text:c="2"/>6 TESS Sector 40 2021 <text:s text:c="3"/>QLP <text:s text:c="4"/>600 <text:s text:c="2"/>123498672 <text:s text:c="5"/>0.0</text:p>
      <text:p text:style-name="Standard"><text:s text:c="2"/>7 TESS Sector 41 2021 <text:s text:c="3"/>QLP <text:s text:c="4"/>600 <text:s text:c="2"/>123498672 <text:s text:c="5"/>0.0</text:p>
      <text:p text:style-name="Standard"><text:s text:c="2"/>8 TESS Sector 53 2022 <text:s text:c="3"/>QLP <text:s text:c="4"/>600 <text:s text:c="2"/>123498672 <text:s text:c="5"/>0.0</text:p>
      <text:p text:style-name="Standard">########################################</text:p>
      <text:p text:style-name="Standard">KIC 7877062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165935 <text:s text:c="5"/>0.0</text:p>
      <text:p text:style-name="Standard"><text:s text:c="2"/>1 TESS Sector 14 2019 <text:s/>TASOC <text:s text:c="3"/>1800 <text:s text:c="2"/>158165935 <text:s text:c="5"/>0.0</text:p>
      <text:p text:style-name="Standard"><text:s text:c="2"/>2 TESS Sector 14 2019 <text:s/>TASOC <text:s text:c="3"/>1800 <text:s text:c="2"/>158165935 <text:s text:c="5"/>0.0</text:p>
      <text:p text:style-name="Standard"><text:s text:c="2"/>3 TESS Sector 26 2020 <text:s/>TASOC <text:s text:c="3"/>1800 <text:s text:c="2"/>158165935 <text:s text:c="5"/>0.0</text:p>
      <text:p text:style-name="Standard"><text:s text:c="2"/>4 TESS Sector 26 2020 <text:s/>TASOC <text:s text:c="3"/>1800 <text:s text:c="2"/>158165935 <text:s text:c="5"/>0.0</text:p>
      <text:p text:style-name="Standard"><text:s text:c="2"/>5 TESS Sector 40 2021 <text:s text:c="3"/>QLP <text:s text:c="4"/>600 <text:s text:c="2"/>158165935 <text:s text:c="5"/>0.0</text:p>
      <text:p text:style-name="Standard"><text:s text:c="2"/>6 TESS Sector 41 2021 <text:s text:c="3"/>QLP <text:s text:c="4"/>600 <text:s text:c="2"/>158165935 <text:s text:c="5"/>0.0</text:p>
      <text:p text:style-name="Standard"><text:s text:c="2"/>7 TESS Sector 53 2022 <text:s text:c="3"/>QLP <text:s text:c="4"/>600 <text:s text:c="2"/>158165935 <text:s text:c="5"/>0.0</text:p>
      <text:p text:style-name="Standard"><text:s text:c="2"/>8 TESS Sector 54 2022 <text:s text:c="3"/>QLP <text:s text:c="4"/>600 <text:s text:c="2"/>158165935 <text:s text:c="5"/>0.0</text:p>
      <text:p text:style-name="Standard"><text:s text:c="2"/>9 TESS Sector 55 2022 <text:s text:c="3"/>QLP <text:s text:c="4"/>600 <text:s text:c="2"/>158165935 <text:s text:c="5"/>0.0</text:p>
      <text:p text:style-name="Standard">########################################</text:p>
      <text:p text:style-name="Standard"><text:soft-page-break/>KIC 7878402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276557 <text:s text:c="5"/>0.0</text:p>
      <text:p text:style-name="Standard"><text:s text:c="2"/>1 TESS Sector 26 2020 <text:s text:c="3"/>QLP <text:s text:c="3"/>1800 <text:s text:c="2"/>158276557 <text:s text:c="5"/>0.0</text:p>
      <text:p text:style-name="Standard"><text:s text:c="2"/>2 TESS Sector 40 2021 <text:s text:c="3"/>QLP <text:s text:c="4"/>600 <text:s text:c="2"/>158276557 <text:s text:c="5"/>0.0</text:p>
      <text:p text:style-name="Standard"><text:s text:c="2"/>3 TESS Sector 41 2021 <text:s text:c="3"/>QLP <text:s text:c="4"/>600 <text:s text:c="2"/>158276557 <text:s text:c="5"/>0.0</text:p>
      <text:p text:style-name="Standard"><text:s text:c="2"/>4 TESS Sector 53 2022 <text:s text:c="3"/>QLP <text:s text:c="4"/>600 <text:s text:c="2"/>158276557 <text:s text:c="5"/>0.0</text:p>
      <text:p text:style-name="Standard"><text:s text:c="2"/>5 TESS Sector 55 2022 <text:s text:c="3"/>QLP <text:s text:c="4"/>600 <text:s text:c="2"/>158276557 <text:s text:c="5"/>0.0</text:p>
      <text:p text:style-name="Standard">########################################</text:p>
      <text:p text:style-name="Standard">KIC 7884426</text:p>
      <text:p text:style-name="Standard">SearchResult containing 0 data products.</text:p>
      <text:p text:style-name="Standard">########################################</text:p>
      <text:p text:style-name="Standard">KIC 788632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306154 <text:s text:c="5"/>0.0</text:p>
      <text:p text:style-name="Standard"><text:s text:c="2"/>1 TESS Sector 14 2019 <text:s/>TASOC <text:s text:c="3"/>1800 <text:s text:c="2"/>159306154 <text:s text:c="5"/>0.0</text:p>
      <text:p text:style-name="Standard"><text:s text:c="2"/>2 TESS Sector 14 2019 <text:s/>TASOC <text:s text:c="3"/>1800 <text:s text:c="2"/>159306154 <text:s text:c="5"/>0.0</text:p>
      <text:p text:style-name="Standard"><text:s text:c="2"/>3 TESS Sector 40 2021 <text:s text:c="3"/>QLP <text:s text:c="4"/>600 <text:s text:c="2"/>159306154 <text:s text:c="5"/>0.0</text:p>
      <text:p text:style-name="Standard"><text:s text:c="2"/>4 TESS Sector 41 2021 <text:s text:c="3"/>QLP <text:s text:c="4"/>600 <text:s text:c="2"/>159306154 <text:s text:c="5"/>0.0</text:p>
      <text:p text:style-name="Standard"><text:s text:c="2"/>5 TESS Sector 54 2022 <text:s text:c="3"/>QLP <text:s text:c="4"/>600 <text:s text:c="2"/>159306154 <text:s text:c="5"/>0.0</text:p>
      <text:p text:style-name="Standard">########################################</text:p>
      <text:p text:style-name="Standard">KIC 7889628</text:p>
      <text:p text:style-name="Standard">SearchResult containing 0 data products.</text:p>
      <text:p text:style-name="Standard">########################################</text:p>
      <text:p text:style-name="Standard">KIC 7890379</text:p>
      <text:p text:style-name="Standard">SearchResult containing 0 data products.</text:p>
      <text:p text:style-name="Standard">########################################</text:p>
      <text:p text:style-name="Standard">KIC 7936219</text:p>
      <text:p text:style-name="Standard">SearchResult containing 0 data products.</text:p>
      <text:p text:style-name="Standard">########################################</text:p>
      <text:p text:style-name="Standard">KIC 7938468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1803550 <text:s text:c="5"/>0.0</text:p>
      <text:p text:style-name="Standard"><text:s text:c="2"/>1 TESS Sector 14 2019 <text:s/>TASOC <text:s text:c="3"/>1800 <text:s text:c="2"/>351803550 <text:s text:c="5"/>0.0</text:p>
      <text:p text:style-name="Standard"><text:s text:c="2"/>2 TESS Sector 14 2019 <text:s/>TASOC <text:s text:c="3"/>1800 <text:s text:c="2"/>351803550 <text:s text:c="5"/>0.0</text:p>
      <text:p text:style-name="Standard"><text:s text:c="2"/>3 TESS Sector 26 2020 <text:s text:c="3"/>QLP <text:s text:c="3"/>1800 <text:s text:c="2"/>351803550 <text:s text:c="5"/>0.0</text:p>
      <text:p text:style-name="Standard"><text:s text:c="2"/>4 TESS Sector 26 2020 <text:s/>TASOC <text:s text:c="3"/>1800 <text:s text:c="2"/>351803550 <text:s text:c="5"/>0.0</text:p>
      <text:p text:style-name="Standard"><text:soft-page-break/><text:s text:c="2"/>5 TESS Sector 26 2020 <text:s/>TASOC <text:s text:c="3"/>1800 <text:s text:c="2"/>351803550 <text:s text:c="5"/>0.0</text:p>
      <text:p text:style-name="Standard"><text:s text:c="2"/>6 TESS Sector 40 2021 <text:s text:c="3"/>QLP <text:s text:c="4"/>600 <text:s text:c="2"/>351803550 <text:s text:c="5"/>0.0</text:p>
      <text:p text:style-name="Standard"><text:s text:c="2"/>7 TESS Sector 41 2021 <text:s text:c="3"/>QLP <text:s text:c="4"/>600 <text:s text:c="2"/>351803550 <text:s text:c="5"/>0.0</text:p>
      <text:p text:style-name="Standard"><text:s text:c="2"/>8 TESS Sector 53 2022 <text:s text:c="3"/>QLP <text:s text:c="4"/>600 <text:s text:c="2"/>351803550 <text:s text:c="5"/>0.0</text:p>
      <text:p text:style-name="Standard"><text:s text:c="2"/>9 TESS Sector 54 2022 <text:s text:c="3"/>QLP <text:s text:c="4"/>600 <text:s text:c="2"/>351803550 <text:s text:c="5"/>0.0</text:p>
      <text:p text:style-name="Standard">########################################</text:p>
      <text:p text:style-name="Standard">KIC 7941050</text:p>
      <text:p text:style-name="Standard">SearchResult containing 0 data products.</text:p>
      <text:p text:style-name="Standard">########################################</text:p>
      <text:p text:style-name="Standard">KIC 794163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529024 <text:s text:c="5"/>0.0</text:p>
      <text:p text:style-name="Standard"><text:s text:c="2"/>1 TESS Sector 14 2019 <text:s/>TASOC <text:s text:c="3"/>1800 <text:s text:c="2"/>164529024 <text:s text:c="5"/>0.0</text:p>
      <text:p text:style-name="Standard"><text:s text:c="2"/>2 TESS Sector 26 2020 <text:s/>TASOC <text:s text:c="3"/>1800 <text:s text:c="2"/>164529024 <text:s text:c="5"/>0.0</text:p>
      <text:p text:style-name="Standard"><text:s text:c="2"/>3 TESS Sector 26 2020 <text:s/>TASOC <text:s text:c="3"/>1800 <text:s text:c="2"/>164529024 <text:s text:c="5"/>0.0</text:p>
      <text:p text:style-name="Standard">########################################</text:p>
      <text:p text:style-name="Standard">KIC 7953796</text:p>
      <text:p text:style-name="Standard">SearchResult containing 0 data products.</text:p>
      <text:p text:style-name="Standard">########################################</text:p>
      <text:p text:style-name="Standard">KIC 7959612</text:p>
      <text:p text:style-name="Standard">SearchResult containing 0 data products.</text:p>
      <text:p text:style-name="Standard">########################################</text:p>
      <text:p text:style-name="Standard">KIC 7968880</text:p>
      <text:p text:style-name="Standard">SearchResult containing 0 data products.</text:p>
      <text:p text:style-name="Standard">########################################</text:p>
      <text:p text:style-name="Standard">KIC 797726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139514 <text:s text:c="5"/>0.0</text:p>
      <text:p text:style-name="Standard"><text:s text:c="2"/>1 TESS Sector 14 2019 <text:s/>TASOC <text:s text:c="3"/>1800 <text:s text:c="2"/>273139514 <text:s text:c="5"/>0.0</text:p>
      <text:p text:style-name="Standard"><text:s text:c="2"/>2 TESS Sector 14 2019 <text:s/>TASOC <text:s text:c="3"/>1800 <text:s text:c="2"/>273139514 <text:s text:c="5"/>0.0</text:p>
      <text:p text:style-name="Standard"><text:s text:c="2"/>3 TESS Sector 15 2019 <text:s text:c="3"/>QLP <text:s text:c="3"/>1800 <text:s text:c="2"/>273139514 <text:s text:c="5"/>0.0</text:p>
      <text:p text:style-name="Standard"><text:s text:c="2"/>4 TESS Sector 15 2019 <text:s/>TASOC <text:s text:c="3"/>1800 <text:s text:c="2"/>273139514 <text:s text:c="5"/>0.0</text:p>
      <text:p text:style-name="Standard"><text:s text:c="2"/>5 TESS Sector 15 2019 <text:s/>TASOC <text:s text:c="3"/>1800 <text:s text:c="2"/>273139514 <text:s text:c="5"/>0.0</text:p>
      <text:p text:style-name="Standard"><text:s text:c="2"/>6 TESS Sector 41 2021 <text:s text:c="3"/>QLP <text:s text:c="4"/>600 <text:s text:c="2"/>273139514 <text:s text:c="5"/>0.0</text:p>
      <text:p text:style-name="Standard"><text:s text:c="2"/>7 TESS Sector 54 2022 <text:s text:c="3"/>QLP <text:s text:c="4"/>600 <text:s text:c="2"/>273139514 <text:s text:c="5"/>0.0</text:p>
      <text:p text:style-name="Standard"><text:s text:c="2"/>8 TESS Sector 55 2022 <text:s text:c="3"/>QLP <text:s text:c="4"/>600 <text:s text:c="2"/>273139514 <text:s text:c="5"/>0.0</text:p>
      <text:p text:style-name="Standard">########################################</text:p>
      <text:p text:style-name="Standard">KIC 7985733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oft-page-break/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825846 <text:s text:c="5"/>0.0</text:p>
      <text:p text:style-name="Standard"><text:s text:c="2"/>1 TESS Sector 14 2019 <text:s/>TASOC <text:s text:c="3"/>1800 <text:s text:c="2"/>268825846 <text:s text:c="5"/>0.0</text:p>
      <text:p text:style-name="Standard"><text:s text:c="2"/>2 TESS Sector 14 2019 <text:s/>TASOC <text:s text:c="3"/>1800 <text:s text:c="2"/>268825846 <text:s text:c="5"/>0.0</text:p>
      <text:p text:style-name="Standard"><text:s text:c="2"/>3 TESS Sector 15 2019 <text:s text:c="3"/>QLP <text:s text:c="3"/>1800 <text:s text:c="2"/>268825846 <text:s text:c="5"/>0.0</text:p>
      <text:p text:style-name="Standard"><text:s text:c="2"/>4 TESS Sector 15 2019 <text:s/>TASOC <text:s text:c="3"/>1800 <text:s text:c="2"/>268825846 <text:s text:c="5"/>0.0</text:p>
      <text:p text:style-name="Standard"><text:s text:c="2"/>5 TESS Sector 15 2019 <text:s/>TASOC <text:s text:c="3"/>1800 <text:s text:c="2"/>268825846 <text:s text:c="5"/>0.0</text:p>
      <text:p text:style-name="Standard"><text:s text:c="2"/>6 TESS Sector 41 2021 <text:s text:c="3"/>QLP <text:s text:c="4"/>600 <text:s text:c="2"/>268825846 <text:s text:c="5"/>0.0</text:p>
      <text:p text:style-name="Standard"><text:s text:c="2"/>7 TESS Sector 54 2022 <text:s text:c="3"/>QLP <text:s text:c="4"/>600 <text:s text:c="2"/>268825846 <text:s text:c="5"/>0.0</text:p>
      <text:p text:style-name="Standard"><text:s text:c="2"/>8 TESS Sector 55 2022 <text:s text:c="3"/>QLP <text:s text:c="4"/>600 <text:s text:c="2"/>268825846 <text:s text:c="5"/>0.0</text:p>
      <text:p text:style-name="Standard">########################################</text:p>
      <text:p text:style-name="Standard">KIC 8004839</text:p>
      <text:p text:style-name="Standard">SearchResult containing 0 data products.</text:p>
      <text:p text:style-name="Standard">########################################</text:p>
      <text:p text:style-name="Standard">KIC 8016214</text:p>
      <text:p text:style-name="Standard">SearchResult containing 0 data products.</text:p>
      <text:p text:style-name="Standard">########################################</text:p>
      <text:p text:style-name="Standard">KIC 8029708</text:p>
      <text:p text:style-name="Standard">SearchResult containing 0 data products.</text:p>
      <text:p text:style-name="Standard">########################################</text:p>
      <text:p text:style-name="Standard">KIC 8039225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541351 <text:s text:c="5"/>0.0</text:p>
      <text:p text:style-name="Standard"><text:s text:c="2"/>1 TESS Sector 15 2019 <text:s text:c="3"/>QLP <text:s text:c="3"/>1800 <text:s text:c="2"/>271541351 <text:s text:c="5"/>0.0</text:p>
      <text:p text:style-name="Standard"><text:s text:c="2"/>2 TESS Sector 40 2021 <text:s text:c="3"/>QLP <text:s text:c="4"/>600 <text:s text:c="2"/>271541351 <text:s text:c="5"/>0.0</text:p>
      <text:p text:style-name="Standard"><text:s text:c="2"/>3 TESS Sector 54 2022 <text:s text:c="3"/>QLP <text:s text:c="4"/>600 <text:s text:c="2"/>271541351 <text:s text:c="5"/>0.0</text:p>
      <text:p text:style-name="Standard"><text:s text:c="2"/>4 TESS Sector 55 2022 <text:s text:c="3"/>QLP <text:s text:c="4"/>600 <text:s text:c="2"/>271541351 <text:s text:c="5"/>0.0</text:p>
      <text:p text:style-name="Standard">########################################</text:p>
      <text:p text:style-name="Standard">KIC 8053107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484749 <text:s text:c="5"/>0.0</text:p>
      <text:p text:style-name="Standard"><text:s text:c="2"/>1 TESS Sector 14 2019 <text:s/>TASOC <text:s text:c="3"/>1800 <text:s text:c="2"/>268484749 <text:s text:c="5"/>0.0</text:p>
      <text:p text:style-name="Standard"><text:s text:c="2"/>2 TESS Sector 14 2019 <text:s/>TASOC <text:s text:c="3"/>1800 <text:s text:c="2"/>268484749 <text:s text:c="5"/>0.0</text:p>
      <text:p text:style-name="Standard"><text:s text:c="2"/>3 TESS Sector 15 2019 <text:s text:c="3"/>QLP <text:s text:c="3"/>1800 <text:s text:c="2"/>268484749 <text:s text:c="5"/>0.0</text:p>
      <text:p text:style-name="Standard"><text:s text:c="2"/>4 TESS Sector 15 2019 <text:s/>TASOC <text:s text:c="3"/>1800 <text:s text:c="2"/>268484749 <text:s text:c="5"/>0.0</text:p>
      <text:p text:style-name="Standard"><text:s text:c="2"/>5 TESS Sector 15 2019 <text:s/>TASOC <text:s text:c="3"/>1800 <text:s text:c="2"/>268484749 <text:s text:c="5"/>0.0</text:p>
      <text:p text:style-name="Standard"><text:s text:c="2"/>6 TESS Sector 41 2021 <text:s text:c="3"/>QLP <text:s text:c="4"/>600 <text:s text:c="2"/>268484749 <text:s text:c="5"/>0.0</text:p>
      <text:p text:style-name="Standard"><text:s text:c="2"/>7 TESS Sector 54 2022 <text:s text:c="3"/>QLP <text:s text:c="4"/>600 <text:s text:c="2"/>268484749 <text:s text:c="5"/>0.0</text:p>
      <text:p text:style-name="Standard"><text:s text:c="2"/>8 TESS Sector 55 2022 <text:s text:c="3"/>QLP <text:s text:c="4"/>600 <text:s text:c="2"/>268484749 <text:s text:c="5"/>0.0</text:p>
      <text:p text:style-name="Standard">########################################</text:p>
      <text:p text:style-name="Standard"><text:soft-page-break/>KIC 807404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3126295 <text:s text:c="5"/>0.0</text:p>
      <text:p text:style-name="Standard"><text:s text:c="2"/>1 TESS Sector 14 2019 <text:s/>TASOC <text:s text:c="3"/>1800 <text:s text:c="2"/>123126295 <text:s text:c="5"/>0.0</text:p>
      <text:p text:style-name="Standard"><text:s text:c="2"/>2 TESS Sector 14 2019 <text:s/>TASOC <text:s text:c="3"/>1800 <text:s text:c="2"/>123126295 <text:s text:c="5"/>0.0</text:p>
      <text:p text:style-name="Standard"><text:s text:c="2"/>3 TESS Sector 26 2020 <text:s/>TASOC <text:s text:c="3"/>1800 <text:s text:c="2"/>123126295 <text:s text:c="5"/>0.0</text:p>
      <text:p text:style-name="Standard"><text:s text:c="2"/>4 TESS Sector 26 2020 <text:s/>TASOC <text:s text:c="3"/>1800 <text:s text:c="2"/>123126295 <text:s text:c="5"/>0.0</text:p>
      <text:p text:style-name="Standard"><text:s text:c="2"/>5 TESS Sector 40 2021 <text:s text:c="3"/>QLP <text:s text:c="4"/>600 <text:s text:c="2"/>123126295 <text:s text:c="5"/>0.0</text:p>
      <text:p text:style-name="Standard"><text:s text:c="2"/>6 TESS Sector 41 2021 <text:s text:c="3"/>QLP <text:s text:c="4"/>600 <text:s text:c="2"/>123126295 <text:s text:c="5"/>0.0</text:p>
      <text:p text:style-name="Standard"><text:s text:c="2"/>7 TESS Sector 53 2022 <text:s text:c="3"/>QLP <text:s text:c="4"/>600 <text:s text:c="2"/>123126295 <text:s text:c="5"/>0.0</text:p>
      <text:p text:style-name="Standard"><text:s text:c="2"/>8 TESS Sector 54 2022 <text:s text:c="3"/>QLP <text:s text:c="4"/>600 <text:s text:c="2"/>123126295 <text:s text:c="5"/>0.0</text:p>
      <text:p text:style-name="Standard">########################################</text:p>
      <text:p text:style-name="Standard">KIC 808138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778372 <text:s text:c="5"/>0.0</text:p>
      <text:p text:style-name="Standard"><text:s text:c="2"/>1 TESS Sector 14 2019 <text:s/>TASOC <text:s text:c="3"/>1800 <text:s text:c="2"/>164778372 <text:s text:c="5"/>0.0</text:p>
      <text:p text:style-name="Standard"><text:s text:c="2"/>2 TESS Sector 26 2020 <text:s/>TASOC <text:s text:c="3"/>1800 <text:s text:c="2"/>164778372 <text:s text:c="5"/>0.0</text:p>
      <text:p text:style-name="Standard"><text:s text:c="2"/>3 TESS Sector 26 2020 <text:s/>TASOC <text:s text:c="3"/>1800 <text:s text:c="2"/>164778372 <text:s text:c="5"/>0.0</text:p>
      <text:p text:style-name="Standard">########################################</text:p>
      <text:p text:style-name="Standard">KIC 809527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578372 <text:s text:c="5"/>0.0</text:p>
      <text:p text:style-name="Standard"><text:s text:c="2"/>1 TESS Sector 14 2019 <text:s/>TASOC <text:s text:c="3"/>1800 <text:s text:c="2"/>159578372 <text:s text:c="5"/>0.0</text:p>
      <text:p text:style-name="Standard"><text:s text:c="2"/>2 TESS Sector 14 2019 <text:s/>TASOC <text:s text:c="3"/>1800 <text:s text:c="2"/>159578372 <text:s text:c="5"/>0.0</text:p>
      <text:p text:style-name="Standard"><text:s text:c="2"/>3 TESS Sector 15 2019 <text:s text:c="3"/>QLP <text:s text:c="3"/>1800 <text:s text:c="2"/>159578372 <text:s text:c="5"/>0.0</text:p>
      <text:p text:style-name="Standard"><text:s text:c="2"/>4 TESS Sector 15 2019 <text:s/>TASOC <text:s text:c="3"/>1800 <text:s text:c="2"/>159578372 <text:s text:c="5"/>0.0</text:p>
      <text:p text:style-name="Standard"><text:s text:c="2"/>5 TESS Sector 15 2019 <text:s/>TASOC <text:s text:c="3"/>1800 <text:s text:c="2"/>159578372 <text:s text:c="5"/>0.0</text:p>
      <text:p text:style-name="Standard"><text:s text:c="2"/>6 TESS Sector 40 2021 <text:s text:c="3"/>QLP <text:s text:c="4"/>600 <text:s text:c="2"/>159578372 <text:s text:c="5"/>0.0</text:p>
      <text:p text:style-name="Standard"><text:s text:c="2"/>7 TESS Sector 41 2021 <text:s text:c="3"/>QLP <text:s text:c="4"/>600 <text:s text:c="2"/>159578372 <text:s text:c="5"/>0.0</text:p>
      <text:p text:style-name="Standard"><text:s text:c="2"/>8 TESS Sector 54 2022 <text:s text:c="3"/>QLP <text:s text:c="4"/>600 <text:s text:c="2"/>159578372 <text:s text:c="5"/>0.0</text:p>
      <text:p text:style-name="Standard">########################################</text:p>
      <text:p text:style-name="Standard">KIC 8097539</text:p>
      <text:p text:style-name="Standard">SearchResult containing 0 data products.</text:p>
      <text:p text:style-name="Standard">########################################</text:p>
      <text:p text:style-name="Standard">KIC 8097553</text:p>
      <text:p text:style-name="Standard">SearchResult containing 0 data products.</text:p>
      <text:p text:style-name="Standard">########################################</text:p>
      <text:p text:style-name="Standard"><text:soft-page-break/>KIC 8097825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3"/>63009597 <text:s text:c="5"/>0.0</text:p>
      <text:p text:style-name="Standard"><text:s text:c="2"/>1 TESS Sector 15 2019 <text:s/>TASOC <text:s text:c="3"/>1800 <text:s text:c="3"/>63009597 <text:s text:c="5"/>0.0</text:p>
      <text:p text:style-name="Standard"><text:s text:c="2"/>2 TESS Sector 15 2019 <text:s/>TASOC <text:s text:c="3"/>1800 <text:s text:c="3"/>63009597 <text:s text:c="5"/>0.0</text:p>
      <text:p text:style-name="Standard"><text:s text:c="2"/>3 TESS Sector 40 2021 <text:s text:c="3"/>QLP <text:s text:c="4"/>600 <text:s text:c="3"/>63009597 <text:s text:c="5"/>0.0</text:p>
      <text:p text:style-name="Standard"><text:s text:c="2"/>4 TESS Sector 41 2021 <text:s text:c="3"/>QLP <text:s text:c="4"/>600 <text:s text:c="3"/>63009597 <text:s text:c="5"/>0.0</text:p>
      <text:p text:style-name="Standard"><text:s text:c="2"/>5 TESS Sector 54 2022 <text:s text:c="3"/>QLP <text:s text:c="4"/>600 <text:s text:c="3"/>63009597 <text:s text:c="5"/>0.0</text:p>
      <text:p text:style-name="Standard"><text:s text:c="2"/>6 TESS Sector 55 2022 <text:s text:c="3"/>QLP <text:s text:c="4"/>600 <text:s text:c="3"/>63009597 <text:s text:c="5"/>0.0</text:p>
      <text:p text:style-name="Standard">########################################</text:p>
      <text:p text:style-name="Standard">KIC 8097902</text:p>
      <text:p text:style-name="Standard">SearchResult containing 0 data products.</text:p>
      <text:p text:style-name="Standard">########################################</text:p>
      <text:p text:style-name="Standard">KIC 809961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63285376 <text:s text:c="5"/>0.0</text:p>
      <text:p text:style-name="Standard"><text:s text:c="2"/>1 TESS Sector 14 2019 <text:s/>TASOC <text:s text:c="3"/>1800 <text:s text:c="3"/>63285376 <text:s text:c="5"/>0.0</text:p>
      <text:p text:style-name="Standard"><text:s text:c="2"/>2 TESS Sector 15 2019 <text:s/>TASOC <text:s text:c="3"/>1800 <text:s text:c="3"/>63285376 <text:s text:c="5"/>0.0</text:p>
      <text:p text:style-name="Standard"><text:s text:c="2"/>3 TESS Sector 15 2019 <text:s/>TASOC <text:s text:c="3"/>1800 <text:s text:c="3"/>63285376 <text:s text:c="5"/>0.0</text:p>
      <text:p text:style-name="Standard">########################################</text:p>
      <text:p text:style-name="Standard">KIC 8108785</text:p>
      <text:p text:style-name="Standard">SearchResult containing 0 data products.</text:p>
      <text:p text:style-name="Standard">########################################</text:p>
      <text:p text:style-name="Standard">KIC 811138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371106 <text:s text:c="5"/>0.0</text:p>
      <text:p text:style-name="Standard"><text:s text:c="2"/>1 TESS Sector 15 2019 <text:s text:c="3"/>QLP <text:s text:c="3"/>1800 <text:s text:c="2"/>272371106 <text:s text:c="5"/>0.0</text:p>
      <text:p text:style-name="Standard"><text:s text:c="2"/>2 TESS Sector 41 2021 <text:s text:c="3"/>QLP <text:s text:c="4"/>600 <text:s text:c="2"/>272371106 <text:s text:c="5"/>0.0</text:p>
      <text:p text:style-name="Standard"><text:s text:c="2"/>3 TESS Sector 54 2022 <text:s text:c="3"/>QLP <text:s text:c="4"/>600 <text:s text:c="2"/>272371106 <text:s text:c="5"/>0.0</text:p>
      <text:p text:style-name="Standard"><text:s text:c="2"/>4 TESS Sector 55 2022 <text:s text:c="3"/>QLP <text:s text:c="4"/>600 <text:s text:c="2"/>272371106 <text:s text:c="5"/>0.0</text:p>
      <text:p text:style-name="Standard">########################################</text:p>
      <text:p text:style-name="Standard">KIC 8112324</text:p>
      <text:p text:style-name="Standard">SearchResult containing 0 data products.</text:p>
      <text:p text:style-name="Standard">########################################</text:p>
      <text:p text:style-name="Standard">KIC 8113154</text:p>
      <text:p text:style-name="Standard">SearchResult containing 5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717834 <text:s text:c="5"/>0.0</text:p>
      <text:p text:style-name="Standard"><text:s text:c="2"/>1 TESS Sector 15 2019 <text:s text:c="3"/>QLP <text:s text:c="3"/>1800 <text:s text:c="2"/>272717834 <text:s text:c="5"/>0.0</text:p>
      <text:p text:style-name="Standard"><text:s text:c="2"/>2 TESS Sector 41 2021 <text:s text:c="3"/>QLP <text:s text:c="4"/>600 <text:s text:c="2"/>272717834 <text:s text:c="5"/>0.0</text:p>
      <text:p text:style-name="Standard"><text:s text:c="2"/>3 TESS Sector 54 2022 <text:s text:c="3"/>QLP <text:s text:c="4"/>600 <text:s text:c="2"/>272717834 <text:s text:c="5"/>0.0</text:p>
      <text:p text:style-name="Standard"><text:s text:c="2"/>4 TESS Sector 55 2022 <text:s text:c="3"/>QLP <text:s text:c="4"/>600 <text:s text:c="2"/>272717834 <text:s text:c="5"/>0.0</text:p>
      <text:p text:style-name="Standard">########################################</text:p>
      <text:p text:style-name="Standard">KIC 8122124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484469 <text:s text:c="5"/>0.0</text:p>
      <text:p text:style-name="Standard"><text:s text:c="2"/>1 TESS Sector 15 2019 <text:s text:c="3"/>QLP <text:s text:c="3"/>1800 <text:s text:c="2"/>268484469 <text:s text:c="5"/>0.0</text:p>
      <text:p text:style-name="Standard"><text:s text:c="2"/>2 TESS Sector 41 2021 <text:s text:c="3"/>QLP <text:s text:c="4"/>600 <text:s text:c="2"/>268484469 <text:s text:c="5"/>0.0</text:p>
      <text:p text:style-name="Standard"><text:s text:c="2"/>3 TESS Sector 54 2022 <text:s text:c="3"/>QLP <text:s text:c="4"/>600 <text:s text:c="2"/>268484469 <text:s text:c="5"/>0.0</text:p>
      <text:p text:style-name="Standard"><text:s text:c="2"/>4 TESS Sector 55 2022 <text:s text:c="3"/>QLP <text:s text:c="4"/>600 <text:s text:c="2"/>268484469 <text:s text:c="5"/>0.0</text:p>
      <text:p text:style-name="Standard">########################################</text:p>
      <text:p text:style-name="Standard">KIC 8123430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823549 <text:s text:c="5"/>0.0</text:p>
      <text:p text:style-name="Standard"><text:s text:c="2"/>1 TESS Sector 14 2019 <text:s/>TASOC <text:s text:c="3"/>1800 <text:s text:c="2"/>268823549 <text:s text:c="5"/>0.0</text:p>
      <text:p text:style-name="Standard"><text:s text:c="2"/>2 TESS Sector 14 2019 <text:s/>TASOC <text:s text:c="3"/>1800 <text:s text:c="2"/>268823549 <text:s text:c="5"/>0.0</text:p>
      <text:p text:style-name="Standard"><text:s text:c="2"/>3 TESS Sector 15 2019 <text:s text:c="3"/>QLP <text:s text:c="3"/>1800 <text:s text:c="2"/>268823549 <text:s text:c="5"/>0.0</text:p>
      <text:p text:style-name="Standard"><text:s text:c="2"/>4 TESS Sector 15 2019 <text:s/>TASOC <text:s text:c="3"/>1800 <text:s text:c="2"/>268823549 <text:s text:c="5"/>0.0</text:p>
      <text:p text:style-name="Standard"><text:s text:c="2"/>5 TESS Sector 15 2019 <text:s/>TASOC <text:s text:c="3"/>1800 <text:s text:c="2"/>268823549 <text:s text:c="5"/>0.0</text:p>
      <text:p text:style-name="Standard"><text:s text:c="2"/>6 TESS Sector 41 2021 <text:s text:c="3"/>QLP <text:s text:c="4"/>600 <text:s text:c="2"/>268823549 <text:s text:c="5"/>0.0</text:p>
      <text:p text:style-name="Standard"><text:s text:c="2"/>7 TESS Sector 54 2022 <text:s text:c="3"/>QLP <text:s text:c="4"/>600 <text:s text:c="2"/>268823549 <text:s text:c="5"/>0.0</text:p>
      <text:p text:style-name="Standard"><text:s text:c="2"/>8 TESS Sector 55 2022 <text:s text:c="3"/>QLP <text:s text:c="4"/>600 <text:s text:c="2"/>268823549 <text:s text:c="5"/>0.0</text:p>
      <text:p text:style-name="Standard">########################################</text:p>
      <text:p text:style-name="Standard">KIC 8143757</text:p>
      <text:p text:style-name="Standard">SearchResult containing 0 data products.</text:p>
      <text:p text:style-name="Standard">########################################</text:p>
      <text:p text:style-name="Standard">KIC 814435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3410791 <text:s text:c="5"/>0.0</text:p>
      <text:p text:style-name="Standard"><text:s text:c="2"/>1 TESS Sector 14 2019 <text:s/>TASOC <text:s text:c="3"/>1800 <text:s text:c="2"/>123410791 <text:s text:c="5"/>0.0</text:p>
      <text:p text:style-name="Standard"><text:s text:c="2"/>2 TESS Sector 14 2019 <text:s/>TASOC <text:s text:c="3"/>1800 <text:s text:c="2"/>123410791 <text:s text:c="5"/>0.0</text:p>
      <text:p text:style-name="Standard"><text:soft-page-break/><text:s text:c="2"/>3 TESS Sector 26 2020 <text:s/>TASOC <text:s text:c="3"/>1800 <text:s text:c="2"/>123410791 <text:s text:c="5"/>0.0</text:p>
      <text:p text:style-name="Standard"><text:s text:c="2"/>4 TESS Sector 26 2020 <text:s/>TASOC <text:s text:c="3"/>1800 <text:s text:c="2"/>123410791 <text:s text:c="5"/>0.0</text:p>
      <text:p text:style-name="Standard"><text:s text:c="2"/>5 TESS Sector 40 2021 <text:s text:c="3"/>QLP <text:s text:c="4"/>600 <text:s text:c="2"/>123410791 <text:s text:c="5"/>0.0</text:p>
      <text:p text:style-name="Standard"><text:s text:c="2"/>6 TESS Sector 41 2021 <text:s text:c="3"/>QLP <text:s text:c="4"/>600 <text:s text:c="2"/>123410791 <text:s text:c="5"/>0.0</text:p>
      <text:p text:style-name="Standard"><text:s text:c="2"/>7 TESS Sector 53 2022 <text:s text:c="3"/>QLP <text:s text:c="4"/>600 <text:s text:c="2"/>123410791 <text:s text:c="5"/>0.0</text:p>
      <text:p text:style-name="Standard"><text:s text:c="2"/>8 TESS Sector 54 2022 <text:s text:c="3"/>QLP <text:s text:c="4"/>600 <text:s text:c="2"/>123410791 <text:s text:c="5"/>0.0</text:p>
      <text:p text:style-name="Standard">########################################</text:p>
      <text:p text:style-name="Standard">KIC 814547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3490639 <text:s text:c="5"/>0.0</text:p>
      <text:p text:style-name="Standard"><text:s text:c="2"/>1 TESS Sector 14 2019 <text:s/>TASOC <text:s text:c="3"/>1800 <text:s text:c="2"/>123490639 <text:s text:c="5"/>0.0</text:p>
      <text:p text:style-name="Standard"><text:s text:c="2"/>2 TESS Sector 26 2020 <text:s/>TASOC <text:s text:c="3"/>1800 <text:s text:c="2"/>123490639 <text:s text:c="5"/>0.0</text:p>
      <text:p text:style-name="Standard"><text:s text:c="2"/>3 TESS Sector 26 2020 <text:s/>TASOC <text:s text:c="3"/>1800 <text:s text:c="2"/>123490639 <text:s text:c="5"/>0.0</text:p>
      <text:p text:style-name="Standard">########################################</text:p>
      <text:p text:style-name="Standard">KIC 8151107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2011802 <text:s text:c="5"/>0.0</text:p>
      <text:p text:style-name="Standard"><text:s text:c="2"/>1 TESS Sector 14 2019 <text:s/>TASOC <text:s text:c="3"/>1800 <text:s text:c="2"/>352011802 <text:s text:c="5"/>0.0</text:p>
      <text:p text:style-name="Standard"><text:s text:c="2"/>2 TESS Sector 14 2019 <text:s/>TASOC <text:s text:c="3"/>1800 <text:s text:c="2"/>352011802 <text:s text:c="5"/>0.0</text:p>
      <text:p text:style-name="Standard"><text:s text:c="2"/>3 TESS Sector 26 2020 <text:s text:c="3"/>QLP <text:s text:c="3"/>1800 <text:s text:c="2"/>352011802 <text:s text:c="5"/>0.0</text:p>
      <text:p text:style-name="Standard"><text:s text:c="2"/>4 TESS Sector 26 2020 <text:s/>TASOC <text:s text:c="3"/>1800 <text:s text:c="2"/>352011802 <text:s text:c="5"/>0.0</text:p>
      <text:p text:style-name="Standard"><text:s text:c="2"/>5 TESS Sector 26 2020 <text:s/>TASOC <text:s text:c="3"/>1800 <text:s text:c="2"/>352011802 <text:s text:c="5"/>0.0</text:p>
      <text:p text:style-name="Standard"><text:s text:c="2"/>6 TESS Sector 40 2021 <text:s text:c="3"/>QLP <text:s text:c="4"/>600 <text:s text:c="2"/>352011802 <text:s text:c="5"/>0.0</text:p>
      <text:p text:style-name="Standard"><text:s text:c="2"/>7 TESS Sector 41 2021 <text:s text:c="3"/>QLP <text:s text:c="4"/>600 <text:s text:c="2"/>352011802 <text:s text:c="5"/>0.0</text:p>
      <text:p text:style-name="Standard"><text:s text:c="2"/>8 TESS Sector 53 2022 <text:s text:c="3"/>QLP <text:s text:c="4"/>600 <text:s text:c="2"/>352011802 <text:s text:c="5"/>0.0</text:p>
      <text:p text:style-name="Standard"><text:s text:c="2"/>9 TESS Sector 55 2022 <text:s text:c="3"/>QLP <text:s text:c="4"/>600 <text:s text:c="2"/>352011802 <text:s text:c="5"/>0.0</text:p>
      <text:p text:style-name="Standard">########################################</text:p>
      <text:p text:style-name="Standard">KIC 8166095</text:p>
      <text:p text:style-name="Standard">SearchResult containing 0 data products.</text:p>
      <text:p text:style-name="Standard">########################################</text:p>
      <text:p text:style-name="Standard">KIC 8177958</text:p>
      <text:p text:style-name="Standard">SearchResult containing 1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968896 <text:s text:c="5"/>0.0</text:p>
      <text:p text:style-name="Standard"><text:s text:c="2"/>1 TESS Sector 14 2019 <text:s text:c="3"/>QLP <text:s text:c="3"/>1800 <text:s/>1881454338 <text:s text:c="5"/>0.0</text:p>
      <text:p text:style-name="Standard"><text:s text:c="2"/>2 TESS Sector 14 2019 <text:s/>TASOC <text:s text:c="3"/>1800 <text:s text:c="2"/>271968896 <text:s text:c="5"/>0.0</text:p>
      <text:p text:style-name="Standard"><text:s text:c="2"/>3 TESS Sector 14 2019 <text:s/>TASOC <text:s text:c="3"/>1800 <text:s text:c="2"/>271968896 <text:s text:c="5"/>0.0</text:p>
      <text:p text:style-name="Standard"><text:s text:c="2"/>4 TESS Sector 15 2019 <text:s text:c="3"/>QLP <text:s text:c="3"/>1800 <text:s text:c="2"/>271968896 <text:s text:c="5"/>0.0</text:p>
      <text:p text:style-name="Standard"><text:soft-page-break/><text:s text:c="2"/>5 TESS Sector 15 2019 <text:s text:c="3"/>QLP <text:s text:c="3"/>1800 <text:s/>1881454338 <text:s text:c="5"/>0.0</text:p>
      <text:p text:style-name="Standard"><text:s text:c="2"/>6 TESS Sector 15 2019 <text:s/>TASOC <text:s text:c="3"/>1800 <text:s text:c="2"/>271968896 <text:s text:c="5"/>0.0</text:p>
      <text:p text:style-name="Standard"><text:s text:c="2"/>7 TESS Sector 15 2019 <text:s/>TASOC <text:s text:c="3"/>1800 <text:s text:c="2"/>271968896 <text:s text:c="5"/>0.0</text:p>
      <text:p text:style-name="Standard"><text:s text:c="2"/>8 TESS Sector 54 2022 <text:s text:c="3"/>QLP <text:s text:c="4"/>600 <text:s text:c="2"/>271968896 <text:s text:c="5"/>0.0</text:p>
      <text:p text:style-name="Standard"><text:s text:c="2"/>9 TESS Sector 54 2022 <text:s text:c="3"/>QLP <text:s text:c="4"/>600 <text:s/>1881454338 <text:s text:c="5"/>0.0</text:p>
      <text:p text:style-name="Standard"><text:s/>10 TESS Sector 55 2022 <text:s text:c="3"/>QLP <text:s text:c="4"/>600 <text:s text:c="2"/>271968896 <text:s text:c="5"/>0.0</text:p>
      <text:p text:style-name="Standard"><text:s/>11 TESS Sector 55 2022 <text:s text:c="3"/>QLP <text:s text:c="4"/>600 <text:s/>1881454338 <text:s text:c="5"/>0.0</text:p>
      <text:p text:style-name="Standard">########################################</text:p>
      <text:p text:style-name="Standard">KIC 8183850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238798 <text:s text:c="5"/>0.0</text:p>
      <text:p text:style-name="Standard"><text:s text:c="2"/>1 TESS Sector 14 2019 <text:s/>TASOC <text:s text:c="3"/>1800 <text:s text:c="2"/>273238798 <text:s text:c="5"/>0.0</text:p>
      <text:p text:style-name="Standard"><text:s text:c="2"/>2 TESS Sector 14 2019 <text:s/>TASOC <text:s text:c="3"/>1800 <text:s text:c="2"/>273238798 <text:s text:c="5"/>0.0</text:p>
      <text:p text:style-name="Standard"><text:s text:c="2"/>3 TESS Sector 15 2019 <text:s text:c="3"/>QLP <text:s text:c="3"/>1800 <text:s text:c="2"/>273238798 <text:s text:c="5"/>0.0</text:p>
      <text:p text:style-name="Standard"><text:s text:c="2"/>4 TESS Sector 15 2019 <text:s/>TASOC <text:s text:c="3"/>1800 <text:s text:c="2"/>273238798 <text:s text:c="5"/>0.0</text:p>
      <text:p text:style-name="Standard"><text:s text:c="2"/>5 TESS Sector 15 2019 <text:s/>TASOC <text:s text:c="3"/>1800 <text:s text:c="2"/>273238798 <text:s text:c="5"/>0.0</text:p>
      <text:p text:style-name="Standard"><text:s text:c="2"/>6 TESS Sector 41 2021 <text:s text:c="3"/>QLP <text:s text:c="4"/>600 <text:s text:c="2"/>273238798 <text:s text:c="5"/>0.0</text:p>
      <text:p text:style-name="Standard"><text:s text:c="2"/>7 TESS Sector 54 2022 <text:s text:c="3"/>QLP <text:s text:c="4"/>600 <text:s text:c="2"/>273238798 <text:s text:c="5"/>0.0</text:p>
      <text:p text:style-name="Standard"><text:s text:c="2"/>8 TESS Sector 55 2022 <text:s text:c="3"/>QLP <text:s text:c="4"/>600 <text:s text:c="2"/>273238798 <text:s text:c="5"/>0.0</text:p>
      <text:p text:style-name="Standard">########################################</text:p>
      <text:p text:style-name="Standard">KIC 8190491</text:p>
      <text:p text:style-name="Standard">SearchResult containing 0 data products.</text:p>
      <text:p text:style-name="Standard">########################################</text:p>
      <text:p text:style-name="Standard">KIC 8190613</text:p>
      <text:p text:style-name="Standard">SearchResult containing 0 data products.</text:p>
      <text:p text:style-name="Standard">########################################</text:p>
      <text:p text:style-name="Standard">KIC 8192840</text:p>
      <text:p text:style-name="Standard">SearchResult containing 1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9120974 <text:s text:c="5"/>0.0</text:p>
      <text:p text:style-name="Standard"><text:s text:c="2"/>1 TESS Sector 14 2019 <text:s/>CDIPS <text:s text:c="3"/>1800 <text:s text:c="2"/>269120974 <text:s text:c="5"/>0.0</text:p>
      <text:p text:style-name="Standard"><text:s text:c="2"/>2 TESS Sector 14 2019 <text:s/>TASOC <text:s text:c="3"/>1800 <text:s text:c="2"/>269120974 <text:s text:c="5"/>0.0</text:p>
      <text:p text:style-name="Standard"><text:s text:c="2"/>3 TESS Sector 14 2019 <text:s/>TASOC <text:s text:c="3"/>1800 <text:s text:c="2"/>269120974 <text:s text:c="5"/>0.0</text:p>
      <text:p text:style-name="Standard"><text:s text:c="2"/>4 TESS Sector 15 2019 <text:s text:c="3"/>QLP <text:s text:c="3"/>1800 <text:s text:c="2"/>269120974 <text:s text:c="5"/>0.0</text:p>
      <text:p text:style-name="Standard"><text:s text:c="2"/>5 TESS Sector 15 2019 <text:s/>CDIPS <text:s text:c="3"/>1800 <text:s text:c="2"/>269120974 <text:s text:c="5"/>0.0</text:p>
      <text:p text:style-name="Standard"><text:s text:c="2"/>6 TESS Sector 15 2019 <text:s/>TASOC <text:s text:c="3"/>1800 <text:s text:c="2"/>269120974 <text:s text:c="5"/>0.0</text:p>
      <text:p text:style-name="Standard"><text:s text:c="2"/>7 TESS Sector 15 2019 <text:s/>TASOC <text:s text:c="3"/>1800 <text:s text:c="2"/>269120974 <text:s text:c="5"/>0.0</text:p>
      <text:p text:style-name="Standard"><text:s text:c="2"/>8 TESS Sector 41 2021 <text:s text:c="3"/>QLP <text:s text:c="4"/>600 <text:s text:c="2"/>269120974 <text:s text:c="5"/>0.0</text:p>
      <text:p text:style-name="Standard"><text:s text:c="2"/>9 TESS Sector 41 2021 <text:s/>CDIPS <text:s text:c="3"/>1800 <text:s text:c="2"/>269120974 <text:s text:c="5"/>0.0</text:p>
      <text:p text:style-name="Standard"><text:s/>10 TESS Sector 54 2022 <text:s text:c="3"/>QLP <text:s text:c="4"/>600 <text:s text:c="2"/>269120974 <text:s text:c="5"/>0.0</text:p>
      <text:p text:style-name="Standard"><text:s/>11 TESS Sector 54 2022 <text:s/>CDIPS <text:s text:c="3"/>1800 <text:s text:c="2"/>269120974 <text:s text:c="5"/>0.0</text:p>
      <text:p text:style-name="Standard"><text:s/>12 TESS Sector 55 2022 <text:s text:c="3"/>QLP <text:s text:c="4"/>600 <text:s text:c="2"/>269120974 <text:s text:c="5"/>0.0</text:p>
      <text:p text:style-name="Standard"><text:soft-page-break/><text:s/>13 TESS Sector 55 2022 <text:s/>CDIPS <text:s text:c="3"/>1800 <text:s text:c="2"/>269120974 <text:s text:c="5"/>0.0</text:p>
      <text:p text:style-name="Standard">########################################</text:p>
      <text:p text:style-name="Standard">KIC 8211618</text:p>
      <text:p text:style-name="Standard">SearchResult containing 0 data products.</text:p>
      <text:p text:style-name="Standard">########################################</text:p>
      <text:p text:style-name="Standard">KIC 8211824</text:p>
      <text:p text:style-name="Standard">SearchResult containing 0 data products.</text:p>
      <text:p text:style-name="Standard">########################################</text:p>
      <text:p text:style-name="Standard">KIC 8218274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883843 <text:s text:c="5"/>0.0</text:p>
      <text:p text:style-name="Standard"><text:s text:c="2"/>1 TESS Sector 14 2019 <text:s/>TASOC <text:s text:c="3"/>1800 <text:s text:c="2"/>164883843 <text:s text:c="5"/>0.0</text:p>
      <text:p text:style-name="Standard"><text:s text:c="2"/>2 TESS Sector 14 2019 <text:s/>TASOC <text:s text:c="3"/>1800 <text:s text:c="2"/>164883843 <text:s text:c="5"/>0.0</text:p>
      <text:p text:style-name="Standard"><text:s text:c="2"/>3 TESS Sector 26 2020 <text:s text:c="3"/>QLP <text:s text:c="3"/>1800 <text:s text:c="2"/>164883843 <text:s text:c="5"/>0.0</text:p>
      <text:p text:style-name="Standard"><text:s text:c="2"/>4 TESS Sector 26 2020 <text:s/>TASOC <text:s text:c="3"/>1800 <text:s text:c="2"/>164883843 <text:s text:c="5"/>0.0</text:p>
      <text:p text:style-name="Standard"><text:s text:c="2"/>5 TESS Sector 26 2020 <text:s/>TASOC <text:s text:c="3"/>1800 <text:s text:c="2"/>164883843 <text:s text:c="5"/>0.0</text:p>
      <text:p text:style-name="Standard"><text:s text:c="2"/>6 TESS Sector 40 2021 <text:s text:c="3"/>QLP <text:s text:c="4"/>600 <text:s text:c="2"/>164883843 <text:s text:c="5"/>0.0</text:p>
      <text:p text:style-name="Standard"><text:s text:c="2"/>7 TESS Sector 41 2021 <text:s text:c="3"/>QLP <text:s text:c="4"/>600 <text:s text:c="2"/>164883843 <text:s text:c="5"/>0.0</text:p>
      <text:p text:style-name="Standard"><text:s text:c="2"/>8 TESS Sector 53 2022 <text:s text:c="3"/>QLP <text:s text:c="4"/>600 <text:s text:c="2"/>164883843 <text:s text:c="5"/>0.0</text:p>
      <text:p text:style-name="Standard"><text:s text:c="2"/>9 TESS Sector 55 2022 <text:s text:c="3"/>QLP <text:s text:c="4"/>600 <text:s text:c="2"/>164883843 <text:s text:c="5"/>0.0</text:p>
      <text:p text:style-name="Standard">########################################</text:p>
      <text:p text:style-name="Standard">KIC 8222945</text:p>
      <text:p text:style-name="Standard">SearchResult containing 0 data products.</text:p>
      <text:p text:style-name="Standard">########################################</text:p>
      <text:p text:style-name="Standard">KIC 823081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522276 <text:s text:c="5"/>0.0</text:p>
      <text:p text:style-name="Standard"><text:s text:c="2"/>1 TESS Sector 14 2019 <text:s/>TASOC <text:s text:c="3"/>1800 <text:s text:c="2"/>159522276 <text:s text:c="5"/>0.0</text:p>
      <text:p text:style-name="Standard"><text:s text:c="2"/>2 TESS Sector 14 2019 <text:s/>TASOC <text:s text:c="3"/>1800 <text:s text:c="2"/>159522276 <text:s text:c="5"/>0.0</text:p>
      <text:p text:style-name="Standard"><text:s text:c="2"/>3 TESS Sector 15 2019 <text:s text:c="3"/>QLP <text:s text:c="3"/>1800 <text:s text:c="2"/>159522276 <text:s text:c="5"/>0.0</text:p>
      <text:p text:style-name="Standard"><text:s text:c="2"/>4 TESS Sector 15 2019 <text:s/>TASOC <text:s text:c="3"/>1800 <text:s text:c="2"/>159522276 <text:s text:c="5"/>0.0</text:p>
      <text:p text:style-name="Standard"><text:s text:c="2"/>5 TESS Sector 15 2019 <text:s/>TASOC <text:s text:c="3"/>1800 <text:s text:c="2"/>159522276 <text:s text:c="5"/>0.0</text:p>
      <text:p text:style-name="Standard"><text:s text:c="2"/>6 TESS Sector 40 2021 <text:s text:c="3"/>QLP <text:s text:c="4"/>600 <text:s text:c="2"/>159522276 <text:s text:c="5"/>0.0</text:p>
      <text:p text:style-name="Standard"><text:s text:c="2"/>7 TESS Sector 41 2021 <text:s text:c="3"/>QLP <text:s text:c="4"/>600 <text:s text:c="2"/>159522276 <text:s text:c="5"/>0.0</text:p>
      <text:p text:style-name="Standard"><text:s text:c="2"/>8 TESS Sector 54 2022 <text:s text:c="3"/>QLP <text:s text:c="4"/>600 <text:s text:c="2"/>159522276 <text:s text:c="5"/>0.0</text:p>
      <text:p text:style-name="Standard">########################################</text:p>
      <text:p text:style-name="Standard">KIC 8234477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<text:soft-page-break/>--- -------------- ---- ------ ------- ----------- --------</text:p>
      <text:p text:style-name="Standard"><text:s text:c="2"/>0 TESS Sector 14 2019 <text:s text:c="3"/>QLP <text:s text:c="3"/>1800 <text:s text:c="3"/>63126102 <text:s text:c="5"/>0.0</text:p>
      <text:p text:style-name="Standard"><text:s text:c="2"/>1 TESS Sector 15 2019 <text:s text:c="3"/>QLP <text:s text:c="3"/>1800 <text:s text:c="3"/>63126102 <text:s text:c="5"/>0.0</text:p>
      <text:p text:style-name="Standard"><text:s text:c="2"/>2 TESS Sector 40 2021 <text:s text:c="3"/>QLP <text:s text:c="4"/>600 <text:s text:c="3"/>63126102 <text:s text:c="5"/>0.0</text:p>
      <text:p text:style-name="Standard"><text:s text:c="2"/>3 TESS Sector 41 2021 <text:s text:c="3"/>QLP <text:s text:c="4"/>600 <text:s text:c="3"/>63126102 <text:s text:c="5"/>0.0</text:p>
      <text:p text:style-name="Standard"><text:s text:c="2"/>4 TESS Sector 54 2022 <text:s text:c="3"/>QLP <text:s text:c="4"/>600 <text:s text:c="3"/>63126102 <text:s text:c="5"/>0.0</text:p>
      <text:p text:style-name="Standard"><text:s text:c="2"/>5 TESS Sector 55 2022 <text:s text:c="3"/>QLP <text:s text:c="4"/>600 <text:s text:c="3"/>63126102 <text:s text:c="5"/>0.0</text:p>
      <text:p text:style-name="Standard">########################################</text:p>
      <text:p text:style-name="Standard">KIC 824010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953037 <text:s text:c="5"/>0.0</text:p>
      <text:p text:style-name="Standard"><text:s text:c="2"/>1 TESS Sector 15 2019 <text:s text:c="3"/>QLP <text:s text:c="3"/>1800 <text:s text:c="2"/>270953037 <text:s text:c="5"/>0.0</text:p>
      <text:p text:style-name="Standard"><text:s text:c="2"/>2 TESS Sector 40 2021 <text:s text:c="3"/>QLP <text:s text:c="4"/>600 <text:s text:c="2"/>270953037 <text:s text:c="5"/>0.0</text:p>
      <text:p text:style-name="Standard"><text:s text:c="2"/>3 TESS Sector 41 2021 <text:s text:c="3"/>QLP <text:s text:c="4"/>600 <text:s text:c="2"/>270953037 <text:s text:c="5"/>0.0</text:p>
      <text:p text:style-name="Standard"><text:s text:c="2"/>4 TESS Sector 54 2022 <text:s text:c="3"/>QLP <text:s text:c="4"/>600 <text:s text:c="2"/>270953037 <text:s text:c="5"/>0.0</text:p>
      <text:p text:style-name="Standard"><text:s text:c="2"/>5 TESS Sector 55 2022 <text:s text:c="3"/>QLP <text:s text:c="4"/>600 <text:s text:c="2"/>270953037 <text:s text:c="5"/>0.0</text:p>
      <text:p text:style-name="Standard">########################################</text:p>
      <text:p text:style-name="Standard">KIC 8241252</text:p>
      <text:p text:style-name="Standard">SearchResult containing 0 data products.</text:p>
      <text:p text:style-name="Standard">########################################</text:p>
      <text:p text:style-name="Standard">KIC 8242350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349889 <text:s text:c="5"/>0.0</text:p>
      <text:p text:style-name="Standard"><text:s text:c="2"/>1 TESS Sector 14 2019 <text:s/>TASOC <text:s text:c="3"/>1800 <text:s text:c="2"/>271349889 <text:s text:c="5"/>0.0</text:p>
      <text:p text:style-name="Standard"><text:s text:c="2"/>2 TESS Sector 14 2019 <text:s/>TASOC <text:s text:c="3"/>1800 <text:s text:c="2"/>271349889 <text:s text:c="5"/>0.0</text:p>
      <text:p text:style-name="Standard"><text:s text:c="2"/>3 TESS Sector 15 2019 <text:s text:c="3"/>QLP <text:s text:c="3"/>1800 <text:s text:c="2"/>271349889 <text:s text:c="5"/>0.0</text:p>
      <text:p text:style-name="Standard"><text:s text:c="2"/>4 TESS Sector 15 2019 <text:s/>TASOC <text:s text:c="3"/>1800 <text:s text:c="2"/>271349889 <text:s text:c="5"/>0.0</text:p>
      <text:p text:style-name="Standard"><text:s text:c="2"/>5 TESS Sector 15 2019 <text:s/>TASOC <text:s text:c="3"/>1800 <text:s text:c="2"/>271349889 <text:s text:c="5"/>0.0</text:p>
      <text:p text:style-name="Standard"><text:s text:c="2"/>6 TESS Sector 40 2021 <text:s text:c="3"/>QLP <text:s text:c="4"/>600 <text:s text:c="2"/>271349889 <text:s text:c="5"/>0.0</text:p>
      <text:p text:style-name="Standard"><text:s text:c="2"/>7 TESS Sector 54 2022 <text:s text:c="3"/>QLP <text:s text:c="4"/>600 <text:s text:c="2"/>271349889 <text:s text:c="5"/>0.0</text:p>
      <text:p text:style-name="Standard"><text:s text:c="2"/>8 TESS Sector 55 2022 <text:s text:c="3"/>QLP <text:s text:c="4"/>600 <text:s text:c="2"/>271349889 <text:s text:c="5"/>0.0</text:p>
      <text:p text:style-name="Standard">########################################</text:p>
      <text:p text:style-name="Standard">KIC 824249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350009 <text:s text:c="5"/>0.0</text:p>
      <text:p text:style-name="Standard"><text:s text:c="2"/>1 TESS Sector 14 2019 <text:s/>TASOC <text:s text:c="3"/>1800 <text:s text:c="2"/>271350009 <text:s text:c="5"/>0.0</text:p>
      <text:p text:style-name="Standard"><text:s text:c="2"/>2 TESS Sector 15 2019 <text:s/>TASOC <text:s text:c="3"/>1800 <text:s text:c="2"/>271350009 <text:s text:c="5"/>0.0</text:p>
      <text:p text:style-name="Standard"><text:soft-page-break/><text:s text:c="2"/>3 TESS Sector 15 2019 <text:s/>TASOC <text:s text:c="3"/>1800 <text:s text:c="2"/>271350009 <text:s text:c="5"/>0.0</text:p>
      <text:p text:style-name="Standard">########################################</text:p>
      <text:p text:style-name="Standard">KIC 8245326</text:p>
      <text:p text:style-name="Standard">SearchResult containing 0 data products.</text:p>
      <text:p text:style-name="Standard">########################################</text:p>
      <text:p text:style-name="Standard">KIC 8248812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718556 <text:s text:c="5"/>0.0</text:p>
      <text:p text:style-name="Standard"><text:s text:c="2"/>1 TESS Sector 14 2019 <text:s/>TASOC <text:s text:c="3"/>1800 <text:s text:c="2"/>272718556 <text:s text:c="5"/>0.0</text:p>
      <text:p text:style-name="Standard"><text:s text:c="2"/>2 TESS Sector 14 2019 <text:s/>TASOC <text:s text:c="3"/>1800 <text:s text:c="2"/>272718556 <text:s text:c="5"/>0.0</text:p>
      <text:p text:style-name="Standard"><text:s text:c="2"/>3 TESS Sector 15 2019 <text:s text:c="3"/>QLP <text:s text:c="3"/>1800 <text:s text:c="2"/>272718556 <text:s text:c="5"/>0.0</text:p>
      <text:p text:style-name="Standard"><text:s text:c="2"/>4 TESS Sector 15 2019 <text:s/>TASOC <text:s text:c="4"/>120 <text:s text:c="2"/>272718556 <text:s text:c="5"/>0.0</text:p>
      <text:p text:style-name="Standard"><text:s text:c="2"/>5 TESS Sector 15 2019 <text:s/>TASOC <text:s text:c="3"/>1800 <text:s text:c="2"/>272718556 <text:s text:c="5"/>0.0</text:p>
      <text:p text:style-name="Standard"><text:s text:c="2"/>6 TESS Sector 15 2019 <text:s/>TASOC <text:s text:c="3"/>1800 <text:s text:c="2"/>272718556 <text:s text:c="5"/>0.0</text:p>
      <text:p text:style-name="Standard"><text:s text:c="2"/>7 TESS Sector 41 2021 <text:s text:c="3"/>QLP <text:s text:c="4"/>600 <text:s text:c="2"/>272718556 <text:s text:c="5"/>0.0</text:p>
      <text:p text:style-name="Standard"><text:s text:c="2"/>8 TESS Sector 54 2022 <text:s text:c="3"/>QLP <text:s text:c="4"/>600 <text:s text:c="2"/>272718556 <text:s text:c="5"/>0.0</text:p>
      <text:p text:style-name="Standard"><text:s text:c="2"/>9 TESS Sector 55 2022 <text:s text:c="3"/>QLP <text:s text:c="4"/>600 <text:s text:c="2"/>272718556 <text:s text:c="5"/>0.0</text:p>
      <text:p text:style-name="Standard">########################################</text:p>
      <text:p text:style-name="Standard">KIC 8257903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606707 <text:s text:c="5"/>0.0</text:p>
      <text:p text:style-name="Standard"><text:s text:c="2"/>1 TESS Sector 14 2019 <text:s/>TASOC <text:s text:c="3"/>1800 <text:s text:c="2"/>268606707 <text:s text:c="5"/>0.0</text:p>
      <text:p text:style-name="Standard"><text:s text:c="2"/>2 TESS Sector 14 2019 <text:s/>TASOC <text:s text:c="3"/>1800 <text:s text:c="2"/>268606707 <text:s text:c="5"/>0.0</text:p>
      <text:p text:style-name="Standard"><text:s text:c="2"/>3 TESS Sector 15 2019 <text:s text:c="3"/>QLP <text:s text:c="3"/>1800 <text:s text:c="2"/>268606707 <text:s text:c="5"/>0.0</text:p>
      <text:p text:style-name="Standard"><text:s text:c="2"/>4 TESS Sector 15 2019 <text:s/>TASOC <text:s text:c="3"/>1800 <text:s text:c="2"/>268606707 <text:s text:c="5"/>0.0</text:p>
      <text:p text:style-name="Standard"><text:s text:c="2"/>5 TESS Sector 15 2019 <text:s/>TASOC <text:s text:c="3"/>1800 <text:s text:c="2"/>268606707 <text:s text:c="5"/>0.0</text:p>
      <text:p text:style-name="Standard"><text:s text:c="2"/>6 TESS Sector 41 2021 <text:s text:c="3"/>QLP <text:s text:c="4"/>600 <text:s text:c="2"/>268606707 <text:s text:c="5"/>0.0</text:p>
      <text:p text:style-name="Standard"><text:s text:c="2"/>7 TESS Sector 54 2022 <text:s text:c="3"/>QLP <text:s text:c="4"/>600 <text:s text:c="2"/>268606707 <text:s text:c="5"/>0.0</text:p>
      <text:p text:style-name="Standard"><text:s text:c="2"/>8 TESS Sector 55 2022 <text:s text:c="3"/>QLP <text:s text:c="4"/>600 <text:s text:c="2"/>268606707 <text:s text:c="5"/>0.0</text:p>
      <text:p text:style-name="Standard">########################################</text:p>
      <text:p text:style-name="Standard">KIC 8263940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4997977 <text:s text:c="5"/>0.0</text:p>
      <text:p text:style-name="Standard"><text:s text:c="2"/>1 TESS Sector 15 2019 <text:s text:c="3"/>QLP <text:s text:c="3"/>1800 <text:s text:c="2"/>184997977 <text:s text:c="5"/>0.0</text:p>
      <text:p text:style-name="Standard"><text:s text:c="2"/>2 TESS Sector 41 2021 <text:s text:c="3"/>QLP <text:s text:c="4"/>600 <text:s text:c="2"/>184997977 <text:s text:c="5"/>0.0</text:p>
      <text:p text:style-name="Standard"><text:s text:c="2"/>3 TESS Sector 54 2022 <text:s text:c="3"/>QLP <text:s text:c="4"/>600 <text:s text:c="2"/>184997977 <text:s text:c="5"/>0.0</text:p>
      <text:p text:style-name="Standard"><text:s text:c="2"/>4 TESS Sector 55 2022 <text:s text:c="3"/>QLP <text:s text:c="4"/>600 <text:s text:c="2"/>184997977 <text:s text:c="5"/>0.0</text:p>
      <text:p text:style-name="Standard"><text:soft-page-break/>########################################</text:p>
      <text:p text:style-name="P1">KIC 8264510</text:p>
      <text:p text:style-name="Standard">SearchResult containing 39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5"/>SPOC <text:s text:c="4"/>120 <text:s text:c="2"/>185058177 <text:s text:c="5"/>0.0</text:p>
      <text:p text:style-name="Standard"><text:s text:c="2"/>1 TESS Sector 14 2019 TESS-SPOC <text:s text:c="3"/>1800 <text:s text:c="2"/>185058177 <text:s text:c="5"/>0.0</text:p>
      <text:p text:style-name="Standard"><text:s text:c="2"/>2 TESS Sector 14 2019 <text:s text:c="6"/>QLP <text:s text:c="3"/>1800 <text:s/>1971119911 <text:s text:c="5"/>0.0</text:p>
      <text:p text:style-name="Standard"><text:s text:c="2"/>3 TESS Sector 14 2019 <text:s text:c="6"/>QLP <text:s text:c="3"/>1800 <text:s/>1971119894 <text:s text:c="5"/>0.0</text:p>
      <text:p text:style-name="Standard"><text:s text:c="2"/>4 TESS Sector 14 2019 <text:s text:c="6"/>QLP <text:s text:c="3"/>1800 <text:s text:c="2"/>185058177 <text:s text:c="5"/>0.0</text:p>
      <text:p text:style-name="Standard"><text:s text:c="2"/>5 TESS Sector 14 2019 <text:s text:c="4"/>TASOC <text:s text:c="4"/>120 <text:s text:c="2"/>185058177 <text:s text:c="5"/>0.0</text:p>
      <text:p text:style-name="Standard"><text:s text:c="2"/>6 TESS Sector 14 2019 <text:s text:c="4"/>CDIPS <text:s text:c="3"/>1800 <text:s text:c="2"/>185058179 <text:s text:c="5"/>0.0</text:p>
      <text:p text:style-name="Standard"><text:s text:c="2"/>7 TESS Sector 14 2019 <text:s text:c="4"/>TASOC <text:s text:c="3"/>1800 <text:s text:c="2"/>185058177 <text:s text:c="5"/>0.0</text:p>
      <text:p text:style-name="Standard"><text:s text:c="2"/>8 TESS Sector 14 2019 <text:s text:c="4"/>TASOC <text:s text:c="3"/>1800 <text:s text:c="2"/>185058177 <text:s text:c="5"/>0.0</text:p>
      <text:p text:style-name="Standard"><text:s text:c="2"/>9 TESS Sector 14 2019 <text:s text:c="4"/>CDIPS <text:s text:c="3"/>1800 <text:s/>1971119894 <text:s text:c="5"/>0.0</text:p>
      <text:p text:style-name="Standard">... <text:s text:c="11"/>... <text:s/>... <text:s text:c="6"/>... <text:s text:c="4"/>... <text:s text:c="8"/>... <text:s text:c="5"/>...</text:p>
      <text:p text:style-name="Standard"><text:s/>29 TESS Sector 54 2022 <text:s text:c="6"/>QLP <text:s text:c="4"/>600 <text:s text:c="2"/>185058177 <text:s text:c="5"/>0.0</text:p>
      <text:p text:style-name="Standard"><text:s/>30 TESS Sector 54 2022 <text:s text:c="6"/>QLP <text:s text:c="4"/>600 <text:s/>1971119894 <text:s text:c="5"/>0.0</text:p>
      <text:p text:style-name="Standard"><text:s/>31 TESS Sector 54 2022 <text:s text:c="6"/>QLP <text:s text:c="4"/>600 <text:s/>1971119911 <text:s text:c="5"/>0.0</text:p>
      <text:p text:style-name="Standard"><text:s/>32 TESS Sector 54 2022 <text:s text:c="4"/>CDIPS <text:s text:c="3"/>1800 <text:s text:c="2"/>185058179 <text:s text:c="5"/>0.0</text:p>
      <text:p text:style-name="Standard"><text:s/>33 TESS Sector 54 2022 <text:s text:c="4"/>CDIPS <text:s text:c="3"/>1800 <text:s/>1971119894 <text:s text:c="5"/>0.0</text:p>
      <text:p text:style-name="Standard"><text:s/>34 TESS Sector 55 2022 <text:s text:c="6"/>QLP <text:s text:c="4"/>600 <text:s text:c="2"/>185058177 <text:s text:c="5"/>0.0</text:p>
      <text:p text:style-name="Standard"><text:s/>35 TESS Sector 55 2022 <text:s text:c="6"/>QLP <text:s text:c="4"/>600 <text:s/>1971119894 <text:s text:c="5"/>0.0</text:p>
      <text:p text:style-name="Standard"><text:s/>36 TESS Sector 55 2022 <text:s text:c="6"/>QLP <text:s text:c="4"/>600 <text:s/>1971119911 <text:s text:c="5"/>0.0</text:p>
      <text:p text:style-name="Standard"><text:s/>37 TESS Sector 55 2022 <text:s text:c="4"/>CDIPS <text:s text:c="3"/>1800 <text:s text:c="2"/>185058179 <text:s text:c="5"/>0.0</text:p>
      <text:p text:style-name="Standard"><text:s/>38 TESS Sector 55 2022 <text:s text:c="4"/>CDIPS <text:s text:c="3"/>1800 <text:s/>1971119894 <text:s text:c="5"/>0.0</text:p>
      <text:p text:style-name="Standard">Length = 39 rows</text:p>
      <text:p text:style-name="Standard">########################################</text:p>
      <text:p text:style-name="Standard">KIC 8264534</text:p>
      <text:p text:style-name="Standard">SearchResult containing 1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5057845 <text:s text:c="5"/>0.0</text:p>
      <text:p text:style-name="Standard"><text:s text:c="2"/>1 TESS Sector 14 2019 <text:s/>CDIPS <text:s text:c="3"/>1800 <text:s text:c="2"/>185057845 <text:s text:c="5"/>0.0</text:p>
      <text:p text:style-name="Standard"><text:s text:c="2"/>2 TESS Sector 14 2019 PATHOS <text:s text:c="3"/>1800 <text:s text:c="2"/>185057845 <text:s text:c="5"/>0.0</text:p>
      <text:p text:style-name="Standard"><text:s text:c="2"/>3 TESS Sector 15 2019 <text:s text:c="3"/>QLP <text:s text:c="3"/>1800 <text:s text:c="2"/>185057845 <text:s text:c="5"/>0.0</text:p>
      <text:p text:style-name="Standard"><text:s text:c="2"/>4 TESS Sector 15 2019 <text:s/>CDIPS <text:s text:c="3"/>1800 <text:s text:c="2"/>185057845 <text:s text:c="5"/>0.0</text:p>
      <text:p text:style-name="Standard"><text:s text:c="2"/>5 TESS Sector 15 2019 PATHOS <text:s text:c="3"/>1800 <text:s text:c="2"/>185057845 <text:s text:c="5"/>0.0</text:p>
      <text:p text:style-name="Standard"><text:s text:c="2"/>6 TESS Sector 41 2021 <text:s text:c="3"/>QLP <text:s text:c="4"/>600 <text:s text:c="2"/>185057845 <text:s text:c="5"/>0.0</text:p>
      <text:p text:style-name="Standard"><text:s text:c="2"/>7 TESS Sector 41 2021 <text:s/>CDIPS <text:s text:c="3"/>1800 <text:s text:c="2"/>185057845 <text:s text:c="5"/>0.0</text:p>
      <text:p text:style-name="Standard"><text:s text:c="2"/>8 TESS Sector 54 2022 <text:s text:c="3"/>QLP <text:s text:c="4"/>600 <text:s text:c="2"/>185057845 <text:s text:c="5"/>0.0</text:p>
      <text:p text:style-name="Standard"><text:s text:c="2"/>9 TESS Sector 54 2022 <text:s/>CDIPS <text:s text:c="3"/>1800 <text:s text:c="2"/>185057845 <text:s text:c="5"/>0.0</text:p>
      <text:p text:style-name="Standard"><text:s/>10 TESS Sector 55 2022 <text:s text:c="3"/>QLP <text:s text:c="4"/>600 <text:s text:c="2"/>185057845 <text:s text:c="5"/>0.0</text:p>
      <text:p text:style-name="Standard"><text:s/>11 TESS Sector 55 2022 <text:s/>CDIPS <text:s text:c="3"/>1800 <text:s text:c="2"/>185057845 <text:s text:c="5"/>0.0</text:p>
      <text:p text:style-name="Standard">########################################</text:p>
      <text:p text:style-name="Standard"><text:soft-page-break/>KIC 826595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5184344 <text:s text:c="5"/>0.0</text:p>
      <text:p text:style-name="Standard"><text:s text:c="2"/>1 TESS Sector 14 2019 <text:s/>TASOC <text:s text:c="3"/>1800 <text:s text:c="2"/>185184344 <text:s text:c="5"/>0.0</text:p>
      <text:p text:style-name="Standard"><text:s text:c="2"/>2 TESS Sector 14 2019 <text:s/>TASOC <text:s text:c="3"/>1800 <text:s text:c="2"/>185184344 <text:s text:c="5"/>0.0</text:p>
      <text:p text:style-name="Standard"><text:s text:c="2"/>3 TESS Sector 15 2019 <text:s text:c="3"/>QLP <text:s text:c="3"/>1800 <text:s text:c="2"/>185184344 <text:s text:c="5"/>0.0</text:p>
      <text:p text:style-name="Standard"><text:s text:c="2"/>4 TESS Sector 15 2019 <text:s/>TASOC <text:s text:c="3"/>1800 <text:s text:c="2"/>185184344 <text:s text:c="5"/>0.0</text:p>
      <text:p text:style-name="Standard"><text:s text:c="2"/>5 TESS Sector 15 2019 <text:s/>TASOC <text:s text:c="3"/>1800 <text:s text:c="2"/>185184344 <text:s text:c="5"/>0.0</text:p>
      <text:p text:style-name="Standard"><text:s text:c="2"/>6 TESS Sector 41 2021 <text:s text:c="3"/>QLP <text:s text:c="4"/>600 <text:s text:c="2"/>185184344 <text:s text:c="5"/>0.0</text:p>
      <text:p text:style-name="Standard"><text:s text:c="2"/>7 TESS Sector 54 2022 <text:s text:c="3"/>QLP <text:s text:c="4"/>600 <text:s text:c="2"/>185184344 <text:s text:c="5"/>0.0</text:p>
      <text:p text:style-name="Standard"><text:s text:c="2"/>8 TESS Sector 55 2022 <text:s text:c="3"/>QLP <text:s text:c="4"/>600 <text:s text:c="2"/>185184344 <text:s text:c="5"/>0.0</text:p>
      <text:p text:style-name="Standard">########################################</text:p>
      <text:p text:style-name="Standard">KIC 8280135</text:p>
      <text:p text:style-name="Standard">SearchResult containing 0 data products.</text:p>
      <text:p text:style-name="Standard">########################################</text:p>
      <text:p text:style-name="Standard">KIC 8288741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484583 <text:s text:c="5"/>0.0</text:p>
      <text:p text:style-name="Standard"><text:s text:c="2"/>1 TESS Sector 14 2019 <text:s/>TASOC <text:s text:c="3"/>1800 <text:s text:c="2"/>158484583 <text:s text:c="5"/>0.0</text:p>
      <text:p text:style-name="Standard">########################################</text:p>
      <text:p text:style-name="Standard">KIC 8294484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9178664 <text:s text:c="5"/>0.0</text:p>
      <text:p text:style-name="Standard"><text:s text:c="2"/>1 TESS Sector 14 2019 <text:s/>TASOC <text:s text:c="3"/>1800 <text:s text:c="2"/>159178664 <text:s text:c="5"/>0.0</text:p>
      <text:p text:style-name="Standard"><text:s text:c="2"/>2 TESS Sector 15 2019 <text:s/>TASOC <text:s text:c="3"/>1800 <text:s text:c="2"/>159178664 <text:s text:c="5"/>0.0</text:p>
      <text:p text:style-name="Standard"><text:s text:c="2"/>3 TESS Sector 15 2019 <text:s/>TASOC <text:s text:c="3"/>1800 <text:s text:c="2"/>159178664 <text:s text:c="5"/>0.0</text:p>
      <text:p text:style-name="Standard">########################################</text:p>
      <text:p text:style-name="Standard">KIC 8298344</text:p>
      <text:p text:style-name="Standard">SearchResult containing 0 data products.</text:p>
      <text:p text:style-name="Standard">########################################</text:p>
      <text:p text:style-name="Standard">KIC 8309175</text:p>
      <text:p text:style-name="Standard">SearchResult containing 0 data products.</text:p>
      <text:p text:style-name="Standard">########################################</text:p>
      <text:p text:style-name="Standard">KIC 831125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oft-page-break/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885964 <text:s text:c="5"/>0.0</text:p>
      <text:p text:style-name="Standard"><text:s text:c="2"/>1 TESS Sector 15 2019 <text:s text:c="3"/>QLP <text:s text:c="3"/>1800 <text:s text:c="2"/>271885964 <text:s text:c="5"/>0.0</text:p>
      <text:p text:style-name="Standard"><text:s text:c="2"/>2 TESS Sector 54 2022 <text:s text:c="3"/>QLP <text:s text:c="4"/>600 <text:s text:c="2"/>271885964 <text:s text:c="5"/>0.0</text:p>
      <text:p text:style-name="Standard"><text:s text:c="2"/>3 TESS Sector 55 2022 <text:s text:c="3"/>QLP <text:s text:c="4"/>600 <text:s text:c="2"/>271885964 <text:s text:c="5"/>0.0</text:p>
      <text:p text:style-name="Standard">########################################</text:p>
      <text:p text:style-name="Standard">KIC 8314879</text:p>
      <text:p text:style-name="Standard">SearchResult containing 0 data products.</text:p>
      <text:p text:style-name="Standard">########################################</text:p>
      <text:p text:style-name="Standard">KIC 8330092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5058375 <text:s text:c="5"/>0.0</text:p>
      <text:p text:style-name="Standard"><text:s text:c="2"/>1 TESS Sector 15 2019 <text:s text:c="3"/>QLP <text:s text:c="3"/>1800 <text:s text:c="2"/>185058375 <text:s text:c="5"/>0.0</text:p>
      <text:p text:style-name="Standard"><text:s text:c="2"/>2 TESS Sector 41 2021 <text:s text:c="3"/>QLP <text:s text:c="4"/>600 <text:s text:c="2"/>185058375 <text:s text:c="5"/>0.0</text:p>
      <text:p text:style-name="Standard"><text:s text:c="2"/>3 TESS Sector 54 2022 <text:s text:c="3"/>QLP <text:s text:c="4"/>600 <text:s text:c="2"/>185058375 <text:s text:c="5"/>0.0</text:p>
      <text:p text:style-name="Standard"><text:s text:c="2"/>4 TESS Sector 55 2022 <text:s text:c="3"/>QLP <text:s text:c="4"/>600 <text:s text:c="2"/>185058375 <text:s text:c="5"/>0.0</text:p>
      <text:p text:style-name="Standard">########################################</text:p>
      <text:p text:style-name="Standard">KIC 8330575</text:p>
      <text:p text:style-name="Standard">SearchResult containing 1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5058326 <text:s text:c="5"/>0.0</text:p>
      <text:p text:style-name="Standard"><text:s text:c="2"/>1 TESS Sector 14 2019 <text:s/>CDIPS <text:s text:c="3"/>1800 <text:s text:c="2"/>185058332 <text:s text:c="5"/>0.0</text:p>
      <text:p text:style-name="Standard"><text:s text:c="2"/>2 TESS Sector 14 2019 PATHOS <text:s text:c="3"/>1800 <text:s text:c="2"/>185058332 <text:s text:c="5"/>0.0</text:p>
      <text:p text:style-name="Standard"><text:s text:c="2"/>3 TESS Sector 15 2019 <text:s text:c="3"/>QLP <text:s text:c="3"/>1800 <text:s text:c="2"/>185058326 <text:s text:c="5"/>0.0</text:p>
      <text:p text:style-name="Standard"><text:s text:c="2"/>4 TESS Sector 15 2019 <text:s/>CDIPS <text:s text:c="3"/>1800 <text:s text:c="2"/>185058332 <text:s text:c="5"/>0.0</text:p>
      <text:p text:style-name="Standard"><text:s text:c="2"/>5 TESS Sector 15 2019 PATHOS <text:s text:c="3"/>1800 <text:s text:c="2"/>185058332 <text:s text:c="5"/>0.0</text:p>
      <text:p text:style-name="Standard"><text:s text:c="2"/>6 TESS Sector 41 2021 <text:s text:c="3"/>QLP <text:s text:c="4"/>600 <text:s text:c="2"/>185058326 <text:s text:c="5"/>0.0</text:p>
      <text:p text:style-name="Standard"><text:s text:c="2"/>7 TESS Sector 41 2021 <text:s/>CDIPS <text:s text:c="3"/>1800 <text:s text:c="2"/>185058332 <text:s text:c="5"/>0.0</text:p>
      <text:p text:style-name="Standard"><text:s text:c="2"/>8 TESS Sector 54 2022 <text:s text:c="3"/>QLP <text:s text:c="4"/>600 <text:s text:c="2"/>185058326 <text:s text:c="5"/>0.0</text:p>
      <text:p text:style-name="Standard"><text:s text:c="2"/>9 TESS Sector 54 2022 <text:s/>CDIPS <text:s text:c="3"/>1800 <text:s text:c="2"/>185058332 <text:s text:c="5"/>0.0</text:p>
      <text:p text:style-name="Standard"><text:s/>10 TESS Sector 55 2022 <text:s text:c="3"/>QLP <text:s text:c="4"/>600 <text:s text:c="2"/>185058326 <text:s text:c="5"/>0.0</text:p>
      <text:p text:style-name="Standard"><text:s/>11 TESS Sector 55 2022 <text:s/>CDIPS <text:s text:c="3"/>1800 <text:s text:c="2"/>185058332 <text:s text:c="5"/>0.0</text:p>
      <text:p text:style-name="Standard">########################################</text:p>
      <text:p text:style-name="Standard">KIC 8360184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9178374 <text:s text:c="5"/>0.0</text:p>
      <text:p text:style-name="Standard"><text:s text:c="2"/>1 TESS Sector 14 2019 <text:s/>TASOC <text:s text:c="3"/>1800 <text:s text:c="2"/>159178374 <text:s text:c="5"/>0.0</text:p>
      <text:p text:style-name="Standard"><text:soft-page-break/><text:s text:c="2"/>2 TESS Sector 15 2019 <text:s/>TASOC <text:s text:c="3"/>1800 <text:s text:c="2"/>159178374 <text:s text:c="5"/>0.0</text:p>
      <text:p text:style-name="Standard"><text:s text:c="2"/>3 TESS Sector 15 2019 <text:s/>TASOC <text:s text:c="3"/>1800 <text:s text:c="2"/>159178374 <text:s text:c="5"/>0.0</text:p>
      <text:p text:style-name="Standard">########################################</text:p>
      <text:p text:style-name="Standard">KIC 8386048</text:p>
      <text:p text:style-name="Standard">SearchResult containing 0 data products.</text:p>
      <text:p text:style-name="Standard">########################################</text:p>
      <text:p text:style-name="Standard">KIC 8386198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786640 <text:s text:c="5"/>0.0</text:p>
      <text:p text:style-name="Standard"><text:s text:c="2"/>1 TESS Sector 14 2019 <text:s/>TASOC <text:s text:c="3"/>1800 <text:s text:c="2"/>273786640 <text:s text:c="5"/>0.0</text:p>
      <text:p text:style-name="Standard"><text:s text:c="2"/>2 TESS Sector 14 2019 <text:s/>TASOC <text:s text:c="3"/>1800 <text:s text:c="2"/>273786640 <text:s text:c="5"/>0.0</text:p>
      <text:p text:style-name="Standard"><text:s text:c="2"/>3 TESS Sector 15 2019 <text:s text:c="3"/>QLP <text:s text:c="3"/>1800 <text:s text:c="2"/>273786640 <text:s text:c="5"/>0.0</text:p>
      <text:p text:style-name="Standard"><text:s text:c="2"/>4 TESS Sector 15 2019 <text:s/>TASOC <text:s text:c="3"/>1800 <text:s text:c="2"/>273786640 <text:s text:c="5"/>0.0</text:p>
      <text:p text:style-name="Standard"><text:s text:c="2"/>5 TESS Sector 15 2019 <text:s/>TASOC <text:s text:c="3"/>1800 <text:s text:c="2"/>273786640 <text:s text:c="5"/>0.0</text:p>
      <text:p text:style-name="Standard"><text:s text:c="2"/>6 TESS Sector 41 2021 <text:s text:c="3"/>QLP <text:s text:c="4"/>600 <text:s text:c="2"/>273786640 <text:s text:c="5"/>0.0</text:p>
      <text:p text:style-name="Standard"><text:s text:c="2"/>7 TESS Sector 54 2022 <text:s text:c="3"/>QLP <text:s text:c="4"/>600 <text:s text:c="2"/>273786640 <text:s text:c="5"/>0.0</text:p>
      <text:p text:style-name="Standard"><text:s text:c="2"/>8 TESS Sector 55 2022 <text:s text:c="3"/>QLP <text:s text:c="4"/>600 <text:s text:c="2"/>273786640 <text:s text:c="5"/>0.0</text:p>
      <text:p text:style-name="Standard">########################################</text:p>
      <text:p text:style-name="Standard">KIC 8394040</text:p>
      <text:p text:style-name="Standard">SearchResult containing 0 data products.</text:p>
      <text:p text:style-name="Standard">########################################</text:p>
      <text:p text:style-name="Standard">KIC 8428136</text:p>
      <text:p text:style-name="Standard">SearchResult containing 0 data products.</text:p>
      <text:p text:style-name="Standard">########################################</text:p>
      <text:p text:style-name="Standard">KIC 8430210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3"/>63001484 <text:s text:c="5"/>0.0</text:p>
      <text:p text:style-name="Standard"><text:s text:c="2"/>1 TESS Sector 15 2019 <text:s/>TASOC <text:s text:c="4"/>120 <text:s text:c="3"/>63001484 <text:s text:c="5"/>0.0</text:p>
      <text:p text:style-name="Standard"><text:s text:c="2"/>2 TESS Sector 15 2019 <text:s/>TASOC <text:s text:c="3"/>1800 <text:s text:c="3"/>63001484 <text:s text:c="5"/>0.0</text:p>
      <text:p text:style-name="Standard"><text:s text:c="2"/>3 TESS Sector 15 2019 <text:s/>TASOC <text:s text:c="3"/>1800 <text:s text:c="3"/>63001484 <text:s text:c="5"/>0.0</text:p>
      <text:p text:style-name="Standard"><text:s text:c="2"/>4 TESS Sector 40 2021 <text:s text:c="3"/>QLP <text:s text:c="4"/>600 <text:s text:c="3"/>63001484 <text:s text:c="5"/>0.0</text:p>
      <text:p text:style-name="Standard"><text:s text:c="2"/>5 TESS Sector 41 2021 <text:s text:c="3"/>QLP <text:s text:c="4"/>600 <text:s text:c="3"/>63001484 <text:s text:c="5"/>0.0</text:p>
      <text:p text:style-name="Standard"><text:s text:c="2"/>6 TESS Sector 54 2022 <text:s text:c="3"/>QLP <text:s text:c="4"/>600 <text:s text:c="3"/>63001484 <text:s text:c="5"/>0.0</text:p>
      <text:p text:style-name="Standard">########################################</text:p>
      <text:p text:style-name="Standard">KIC 843138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63075474 <text:s text:c="5"/>0.0</text:p>
      <text:p text:style-name="Standard"><text:soft-page-break/><text:s text:c="2"/>1 TESS Sector 14 2019 <text:s/>TASOC <text:s text:c="3"/>1800 <text:s text:c="3"/>63075474 <text:s text:c="5"/>0.0</text:p>
      <text:p text:style-name="Standard"><text:s text:c="2"/>2 TESS Sector 15 2019 <text:s/>TASOC <text:s text:c="3"/>1800 <text:s text:c="3"/>63075474 <text:s text:c="5"/>0.0</text:p>
      <text:p text:style-name="Standard"><text:s text:c="2"/>3 TESS Sector 15 2019 <text:s/>TASOC <text:s text:c="3"/>1800 <text:s text:c="3"/>63075474 <text:s text:c="5"/>0.0</text:p>
      <text:p text:style-name="Standard">########################################</text:p>
      <text:p text:style-name="Standard">KIC 8431390</text:p>
      <text:p text:style-name="Standard">SearchResult containing 0 data products.</text:p>
      <text:p text:style-name="Standard">########################################</text:p>
      <text:p text:style-name="Standard">KIC 8431611</text:p>
      <text:p text:style-name="Standard">SearchResult containing 0 data products.</text:p>
      <text:p text:style-name="Standard">########################################</text:p>
      <text:p text:style-name="Standard">KIC 8432034</text:p>
      <text:p text:style-name="Standard">SearchResult containing 0 data products.</text:p>
      <text:p text:style-name="Standard">########################################</text:p>
      <text:p text:style-name="Standard">KIC 8432859</text:p>
      <text:p text:style-name="Standard">SearchResult containing 0 data products.</text:p>
      <text:p text:style-name="Standard">########################################</text:p>
      <text:p text:style-name="Standard">KIC 8435247</text:p>
      <text:p text:style-name="Standard">SearchResult containing 0 data products.</text:p>
      <text:p text:style-name="Standard">########################################</text:p>
      <text:p text:style-name="Standard">KIC 8452840</text:p>
      <text:p text:style-name="Standard">SearchResult containing 12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6"/>QLP <text:s text:c="3"/>1800 <text:s text:c="2"/>268158152 <text:s text:c="5"/>0.0</text:p>
      <text:p text:style-name="Standard"><text:s text:c="2"/>1 TESS Sector 14 2019 <text:s text:c="4"/>TASOC <text:s text:c="3"/>1800 <text:s text:c="2"/>268158152 <text:s text:c="5"/>0.0</text:p>
      <text:p text:style-name="Standard"><text:s text:c="2"/>2 TESS Sector 14 2019 <text:s text:c="4"/>TASOC <text:s text:c="3"/>1800 <text:s text:c="2"/>268158152 <text:s text:c="5"/>0.0</text:p>
      <text:p text:style-name="Standard"><text:s text:c="2"/>3 TESS Sector 15 2019 TESS-SPOC <text:s text:c="3"/>1800 <text:s text:c="2"/>268158152 <text:s text:c="5"/>0.0</text:p>
      <text:p text:style-name="Standard"><text:s text:c="2"/>4 TESS Sector 15 2019 <text:s text:c="6"/>QLP <text:s text:c="3"/>1800 <text:s text:c="2"/>268158152 <text:s text:c="5"/>0.0</text:p>
      <text:p text:style-name="Standard"><text:s text:c="2"/>5 TESS Sector 15 2019 <text:s text:c="4"/>TASOC <text:s text:c="3"/>1800 <text:s text:c="2"/>268158152 <text:s text:c="5"/>0.0</text:p>
      <text:p text:style-name="Standard"><text:s text:c="2"/>6 TESS Sector 15 2019 <text:s text:c="4"/>TASOC <text:s text:c="3"/>1800 <text:s text:c="2"/>268158152 <text:s text:c="5"/>0.0</text:p>
      <text:p text:style-name="Standard"><text:s text:c="2"/>7 TESS Sector 41 2021 <text:s text:c="6"/>QLP <text:s text:c="4"/>600 <text:s text:c="2"/>268158152 <text:s text:c="5"/>0.0</text:p>
      <text:p text:style-name="Standard"><text:s text:c="2"/>8 TESS Sector 54 2022 TESS-SPOC <text:s text:c="4"/>600 <text:s text:c="2"/>268158152 <text:s text:c="5"/>0.0</text:p>
      <text:p text:style-name="Standard"><text:s text:c="2"/>9 TESS Sector 54 2022 <text:s text:c="6"/>QLP <text:s text:c="4"/>600 <text:s text:c="2"/>268158152 <text:s text:c="5"/>0.0</text:p>
      <text:p text:style-name="Standard"><text:s/>10 TESS Sector 55 2022 TESS-SPOC <text:s text:c="4"/>600 <text:s text:c="2"/>268158152 <text:s text:c="5"/>0.0</text:p>
      <text:p text:style-name="Standard"><text:s/>11 TESS Sector 55 2022 <text:s text:c="6"/>QLP <text:s text:c="4"/>600 <text:s text:c="2"/>268158152 <text:s text:c="5"/>0.0</text:p>
      <text:p text:style-name="Standard">########################################</text:p>
      <text:p text:style-name="Standard">KIC 8456774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9119615 <text:s text:c="5"/>0.0</text:p>
      <text:p text:style-name="Standard"><text:s text:c="2"/>1 TESS Sector 14 2019 <text:s/>TASOC <text:s text:c="3"/>1800 <text:s text:c="2"/>269119615 <text:s text:c="5"/>0.0</text:p>
      <text:p text:style-name="Standard"><text:s text:c="2"/>2 TESS Sector 14 2019 <text:s/>TASOC <text:s text:c="3"/>1800 <text:s text:c="2"/>269119615 <text:s text:c="5"/>0.0</text:p>
      <text:p text:style-name="Standard"><text:s text:c="2"/>3 TESS Sector 15 2019 <text:s text:c="3"/>QLP <text:s text:c="3"/>1800 <text:s text:c="2"/>269119615 <text:s text:c="5"/>0.0</text:p>
      <text:p text:style-name="Standard"><text:s text:c="2"/>4 TESS Sector 15 2019 <text:s/>TASOC <text:s text:c="4"/>120 <text:s text:c="2"/>269119615 <text:s text:c="5"/>0.0</text:p>
      <text:p text:style-name="Standard"><text:soft-page-break/><text:s text:c="2"/>5 TESS Sector 15 2019 <text:s/>TASOC <text:s text:c="3"/>1800 <text:s text:c="2"/>269119615 <text:s text:c="5"/>0.0</text:p>
      <text:p text:style-name="Standard"><text:s text:c="2"/>6 TESS Sector 15 2019 <text:s/>TASOC <text:s text:c="3"/>1800 <text:s text:c="2"/>269119615 <text:s text:c="5"/>0.0</text:p>
      <text:p text:style-name="Standard"><text:s text:c="2"/>7 TESS Sector 41 2021 <text:s text:c="3"/>QLP <text:s text:c="4"/>600 <text:s text:c="2"/>269119615 <text:s text:c="5"/>0.0</text:p>
      <text:p text:style-name="Standard"><text:s text:c="2"/>8 TESS Sector 54 2022 <text:s text:c="3"/>QLP <text:s text:c="4"/>600 <text:s text:c="2"/>269119615 <text:s text:c="5"/>0.0</text:p>
      <text:p text:style-name="Standard"><text:s text:c="2"/>9 TESS Sector 55 2022 <text:s text:c="3"/>QLP <text:s text:c="4"/>600 <text:s text:c="2"/>269119615 <text:s text:c="5"/>0.0</text:p>
      <text:p text:style-name="Standard">########################################</text:p>
      <text:p text:style-name="Standard">KIC 8456998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9266155 <text:s text:c="5"/>0.0</text:p>
      <text:p text:style-name="Standard"><text:s text:c="2"/>1 TESS Sector 14 2019 <text:s/>TASOC <text:s text:c="3"/>1800 <text:s text:c="2"/>269266155 <text:s text:c="5"/>0.0</text:p>
      <text:p text:style-name="Standard"><text:s text:c="2"/>2 TESS Sector 14 2019 <text:s/>TASOC <text:s text:c="3"/>1800 <text:s text:c="2"/>269266155 <text:s text:c="5"/>0.0</text:p>
      <text:p text:style-name="Standard"><text:s text:c="2"/>3 TESS Sector 15 2019 <text:s text:c="3"/>QLP <text:s text:c="3"/>1800 <text:s text:c="2"/>269266155 <text:s text:c="5"/>0.0</text:p>
      <text:p text:style-name="Standard"><text:s text:c="2"/>4 TESS Sector 15 2019 <text:s/>TASOC <text:s text:c="3"/>1800 <text:s text:c="2"/>269266155 <text:s text:c="5"/>0.0</text:p>
      <text:p text:style-name="Standard"><text:s text:c="2"/>5 TESS Sector 15 2019 <text:s/>TASOC <text:s text:c="3"/>1800 <text:s text:c="2"/>269266155 <text:s text:c="5"/>0.0</text:p>
      <text:p text:style-name="Standard"><text:s text:c="2"/>6 TESS Sector 41 2021 <text:s text:c="3"/>QLP <text:s text:c="4"/>600 <text:s text:c="2"/>269266155 <text:s text:c="5"/>0.0</text:p>
      <text:p text:style-name="Standard"><text:s text:c="2"/>7 TESS Sector 54 2022 <text:s text:c="3"/>QLP <text:s text:c="4"/>600 <text:s text:c="2"/>269266155 <text:s text:c="5"/>0.0</text:p>
      <text:p text:style-name="Standard"><text:s text:c="2"/>8 TESS Sector 55 2022 <text:s text:c="3"/>QLP <text:s text:c="4"/>600 <text:s text:c="2"/>269266155 <text:s text:c="5"/>0.0</text:p>
      <text:p text:style-name="Standard">########################################</text:p>
      <text:p text:style-name="Standard">KIC 847910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671318 <text:s text:c="5"/>0.0</text:p>
      <text:p text:style-name="Standard"><text:s text:c="2"/>1 TESS Sector 14 2019 <text:s/>TASOC <text:s text:c="3"/>1800 <text:s text:c="2"/>164671318 <text:s text:c="5"/>0.0</text:p>
      <text:p text:style-name="Standard"><text:s text:c="2"/>2 TESS Sector 26 2020 <text:s/>TASOC <text:s text:c="3"/>1800 <text:s text:c="2"/>164671318 <text:s text:c="5"/>0.0</text:p>
      <text:p text:style-name="Standard"><text:s text:c="2"/>3 TESS Sector 26 2020 <text:s/>TASOC <text:s text:c="3"/>1800 <text:s text:c="2"/>164671318 <text:s text:c="5"/>0.0</text:p>
      <text:p text:style-name="Standard">########################################</text:p>
      <text:p text:style-name="Standard">KIC 8481574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352012409 <text:s text:c="5"/>0.0</text:p>
      <text:p text:style-name="Standard"><text:s text:c="2"/>1 TESS Sector 14 2019 <text:s/>TASOC <text:s text:c="3"/>1800 <text:s text:c="2"/>352012409 <text:s text:c="5"/>0.0</text:p>
      <text:p text:style-name="Standard"><text:s text:c="2"/>2 TESS Sector 26 2020 <text:s/>TASOC <text:s text:c="3"/>1800 <text:s text:c="2"/>352012409 <text:s text:c="5"/>0.0</text:p>
      <text:p text:style-name="Standard"><text:s text:c="2"/>3 TESS Sector 26 2020 <text:s/>TASOC <text:s text:c="3"/>1800 <text:s text:c="2"/>352012409 <text:s text:c="5"/>0.0</text:p>
      <text:p text:style-name="Standard">########################################</text:p>
      <text:p text:style-name="Standard">KIC 8496820</text:p>
      <text:p text:style-name="Standard">SearchResult containing 10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<text:soft-page-break/>--- -------------- ---- --------- ------- ----------- --------</text:p>
      <text:p text:style-name="Standard"><text:s text:c="2"/>0 TESS Sector 14 2019 <text:s text:c="6"/>QLP <text:s text:c="3"/>1800 <text:s text:c="3"/>63286594 <text:s text:c="5"/>0.0</text:p>
      <text:p text:style-name="Standard"><text:s text:c="2"/>1 TESS Sector 14 2019 <text:s text:c="4"/>TASOC <text:s text:c="3"/>1800 <text:s text:c="3"/>63286594 <text:s text:c="5"/>0.0</text:p>
      <text:p text:style-name="Standard"><text:s text:c="2"/>2 TESS Sector 14 2019 <text:s text:c="4"/>TASOC <text:s text:c="3"/>1800 <text:s text:c="3"/>63286594 <text:s text:c="5"/>0.0</text:p>
      <text:p text:style-name="Standard"><text:s text:c="2"/>3 TESS Sector 15 2019 <text:s text:c="6"/>QLP <text:s text:c="3"/>1800 <text:s text:c="3"/>63286594 <text:s text:c="5"/>0.0</text:p>
      <text:p text:style-name="Standard"><text:s text:c="2"/>4 TESS Sector 15 2019 <text:s text:c="4"/>TASOC <text:s text:c="3"/>1800 <text:s text:c="3"/>63286594 <text:s text:c="5"/>0.0</text:p>
      <text:p text:style-name="Standard"><text:s text:c="2"/>5 TESS Sector 15 2019 <text:s text:c="4"/>TASOC <text:s text:c="3"/>1800 <text:s text:c="3"/>63286594 <text:s text:c="5"/>0.0</text:p>
      <text:p text:style-name="Standard"><text:s text:c="2"/>6 TESS Sector 40 2021 <text:s text:c="6"/>QLP <text:s text:c="4"/>600 <text:s text:c="3"/>63286594 <text:s text:c="5"/>0.0</text:p>
      <text:p text:style-name="Standard"><text:s text:c="2"/>7 TESS Sector 41 2021 <text:s text:c="6"/>QLP <text:s text:c="4"/>600 <text:s text:c="3"/>63286594 <text:s text:c="5"/>0.0</text:p>
      <text:p text:style-name="Standard"><text:s text:c="2"/>8 TESS Sector 54 2022 TESS-SPOC <text:s text:c="4"/>600 <text:s text:c="3"/>63286594 <text:s text:c="5"/>0.0</text:p>
      <text:p text:style-name="Standard"><text:s text:c="2"/>9 TESS Sector 54 2022 <text:s text:c="6"/>QLP <text:s text:c="4"/>600 <text:s text:c="3"/>63286594 <text:s text:c="5"/>0.0</text:p>
      <text:p text:style-name="Standard">########################################</text:p>
      <text:p text:style-name="Standard">KIC 850848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369360 <text:s text:c="5"/>0.0</text:p>
      <text:p text:style-name="Standard"><text:s text:c="2"/>1 TESS Sector 14 2019 <text:s/>TASOC <text:s text:c="3"/>1800 <text:s text:c="2"/>272369360 <text:s text:c="5"/>0.0</text:p>
      <text:p text:style-name="Standard"><text:s text:c="2"/>2 TESS Sector 14 2019 <text:s/>TASOC <text:s text:c="3"/>1800 <text:s text:c="2"/>272369360 <text:s text:c="5"/>0.0</text:p>
      <text:p text:style-name="Standard"><text:s text:c="2"/>3 TESS Sector 15 2019 <text:s text:c="3"/>QLP <text:s text:c="3"/>1800 <text:s text:c="2"/>272369360 <text:s text:c="5"/>0.0</text:p>
      <text:p text:style-name="Standard"><text:s text:c="2"/>4 TESS Sector 15 2019 <text:s/>TASOC <text:s text:c="3"/>1800 <text:s text:c="2"/>272369360 <text:s text:c="5"/>0.0</text:p>
      <text:p text:style-name="Standard"><text:s text:c="2"/>5 TESS Sector 15 2019 <text:s/>TASOC <text:s text:c="3"/>1800 <text:s text:c="2"/>272369360 <text:s text:c="5"/>0.0</text:p>
      <text:p text:style-name="Standard"><text:s text:c="2"/>6 TESS Sector 41 2021 <text:s text:c="3"/>QLP <text:s text:c="4"/>600 <text:s text:c="2"/>272369360 <text:s text:c="5"/>0.0</text:p>
      <text:p text:style-name="Standard"><text:s text:c="2"/>7 TESS Sector 54 2022 <text:s text:c="3"/>QLP <text:s text:c="4"/>600 <text:s text:c="2"/>272369360 <text:s text:c="5"/>0.0</text:p>
      <text:p text:style-name="Standard"><text:s text:c="2"/>8 TESS Sector 55 2022 <text:s text:c="3"/>QLP <text:s text:c="4"/>600 <text:s text:c="2"/>272369360 <text:s text:c="5"/>0.0</text:p>
      <text:p text:style-name="Standard">########################################</text:p>
      <text:p text:style-name="Standard">KIC 8539720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1804416 <text:s text:c="5"/>0.0</text:p>
      <text:p text:style-name="Standard"><text:s text:c="2"/>1 TESS Sector 14 2019 <text:s/>TASOC <text:s text:c="3"/>1800 <text:s text:c="2"/>351804416 <text:s text:c="5"/>0.0</text:p>
      <text:p text:style-name="Standard"><text:s text:c="2"/>2 TESS Sector 14 2019 <text:s/>TASOC <text:s text:c="3"/>1800 <text:s text:c="2"/>351804416 <text:s text:c="5"/>0.0</text:p>
      <text:p text:style-name="Standard"><text:s text:c="2"/>3 TESS Sector 26 2020 <text:s text:c="3"/>QLP <text:s text:c="3"/>1800 <text:s text:c="2"/>351804416 <text:s text:c="5"/>0.0</text:p>
      <text:p text:style-name="Standard"><text:s text:c="2"/>4 TESS Sector 26 2020 <text:s/>TASOC <text:s text:c="3"/>1800 <text:s text:c="2"/>351804416 <text:s text:c="5"/>0.0</text:p>
      <text:p text:style-name="Standard"><text:s text:c="2"/>5 TESS Sector 26 2020 <text:s/>TASOC <text:s text:c="3"/>1800 <text:s text:c="2"/>351804416 <text:s text:c="5"/>0.0</text:p>
      <text:p text:style-name="Standard"><text:s text:c="2"/>6 TESS Sector 40 2021 <text:s text:c="3"/>QLP <text:s text:c="4"/>600 <text:s text:c="2"/>351804416 <text:s text:c="5"/>0.0</text:p>
      <text:p text:style-name="Standard"><text:s text:c="2"/>7 TESS Sector 41 2021 <text:s text:c="3"/>QLP <text:s text:c="4"/>600 <text:s text:c="2"/>351804416 <text:s text:c="5"/>0.0</text:p>
      <text:p text:style-name="Standard"><text:s text:c="2"/>8 TESS Sector 53 2022 <text:s text:c="3"/>QLP <text:s text:c="4"/>600 <text:s text:c="2"/>351804416 <text:s text:c="5"/>0.0</text:p>
      <text:p text:style-name="Standard"><text:s text:c="2"/>9 TESS Sector 54 2022 <text:s text:c="3"/>QLP <text:s text:c="4"/>600 <text:s text:c="2"/>351804416 <text:s text:c="5"/>0.0</text:p>
      <text:p text:style-name="Standard">########################################</text:p>
      <text:p text:style-name="Standard">KIC 8539850</text:p>
      <text:p text:style-name="Standard">SearchResult containing 0 data products.</text:p>
      <text:p text:style-name="Standard">########################################</text:p>
      <text:p text:style-name="Standard">KIC 8548416</text:p>
      <text:p text:style-name="Standard"><text:soft-page-break/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319533 <text:s text:c="5"/>0.0</text:p>
      <text:p text:style-name="Standard"><text:s text:c="2"/>1 TESS Sector 14 2019 <text:s/>TASOC <text:s text:c="3"/>1800 <text:s text:c="2"/>158319533 <text:s text:c="5"/>0.0</text:p>
      <text:p text:style-name="Standard"><text:s text:c="2"/>2 TESS Sector 14 2019 <text:s/>TASOC <text:s text:c="3"/>1800 <text:s text:c="2"/>158319533 <text:s text:c="5"/>0.0</text:p>
      <text:p text:style-name="Standard"><text:s text:c="2"/>3 TESS Sector 26 2020 <text:s/>TASOC <text:s text:c="3"/>1800 <text:s text:c="2"/>158319533 <text:s text:c="5"/>0.0</text:p>
      <text:p text:style-name="Standard"><text:s text:c="2"/>4 TESS Sector 26 2020 <text:s/>TASOC <text:s text:c="3"/>1800 <text:s text:c="2"/>158319533 <text:s text:c="5"/>0.0</text:p>
      <text:p text:style-name="Standard"><text:s text:c="2"/>5 TESS Sector 40 2021 <text:s text:c="3"/>QLP <text:s text:c="4"/>600 <text:s text:c="2"/>158319533 <text:s text:c="5"/>0.0</text:p>
      <text:p text:style-name="Standard"><text:s text:c="2"/>6 TESS Sector 41 2021 <text:s text:c="3"/>QLP <text:s text:c="4"/>600 <text:s text:c="2"/>158319533 <text:s text:c="5"/>0.0</text:p>
      <text:p text:style-name="Standard"><text:s text:c="2"/>7 TESS Sector 53 2022 <text:s text:c="3"/>QLP <text:s text:c="4"/>600 <text:s text:c="2"/>158319533 <text:s text:c="5"/>0.0</text:p>
      <text:p text:style-name="Standard"><text:s text:c="2"/>8 TESS Sector 55 2022 <text:s text:c="3"/>QLP <text:s text:c="4"/>600 <text:s text:c="2"/>158319533 <text:s text:c="5"/>0.0</text:p>
      <text:p text:style-name="Standard">########################################</text:p>
      <text:p text:style-name="Standard">KIC 8552540</text:p>
      <text:p text:style-name="Standard">SearchResult containing 15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158844163 <text:s text:c="5"/>0.0</text:p>
      <text:p text:style-name="Standard"><text:s text:c="2"/>1 TESS Sector 14 2019 <text:s text:c="6"/>QLP <text:s text:c="3"/>1800 <text:s text:c="2"/>158844163 <text:s text:c="5"/>0.0</text:p>
      <text:p text:style-name="Standard"><text:s text:c="2"/>2 TESS Sector 14 2019 <text:s text:c="4"/>TASOC <text:s text:c="3"/>1800 <text:s text:c="2"/>158844163 <text:s text:c="5"/>0.0</text:p>
      <text:p text:style-name="Standard"><text:s text:c="2"/>3 TESS Sector 14 2019 <text:s text:c="4"/>TASOC <text:s text:c="3"/>1800 <text:s text:c="2"/>158844163 <text:s text:c="5"/>0.0</text:p>
      <text:p text:style-name="Standard"><text:s text:c="2"/>4 TESS Sector 15 2019 <text:s text:c="6"/>QLP <text:s text:c="3"/>1800 <text:s text:c="2"/>158844163 <text:s text:c="5"/>0.0</text:p>
      <text:p text:style-name="Standard"><text:s text:c="2"/>5 TESS Sector 15 2019 <text:s text:c="4"/>TASOC <text:s text:c="3"/>1800 <text:s text:c="2"/>158844163 <text:s text:c="5"/>0.0</text:p>
      <text:p text:style-name="Standard"><text:s text:c="2"/>6 TESS Sector 15 2019 <text:s text:c="4"/>TASOC <text:s text:c="3"/>1800 <text:s text:c="2"/>158844163 <text:s text:c="5"/>0.0</text:p>
      <text:p text:style-name="Standard"><text:s text:c="2"/>7 TESS Sector 40 2021 TESS-SPOC <text:s text:c="4"/>600 <text:s text:c="2"/>158844163 <text:s text:c="5"/>0.0</text:p>
      <text:p text:style-name="Standard"><text:s text:c="2"/>8 TESS Sector 40 2021 <text:s text:c="6"/>QLP <text:s text:c="4"/>600 <text:s text:c="2"/>158844163 <text:s text:c="5"/>0.0</text:p>
      <text:p text:style-name="Standard"><text:s text:c="2"/>9 TESS Sector 41 2021 TESS-SPOC <text:s text:c="4"/>600 <text:s text:c="2"/>158844163 <text:s text:c="5"/>0.0</text:p>
      <text:p text:style-name="Standard"><text:s/>10 TESS Sector 41 2021 <text:s text:c="6"/>QLP <text:s text:c="4"/>600 <text:s text:c="2"/>158844163 <text:s text:c="5"/>0.0</text:p>
      <text:p text:style-name="Standard"><text:s/>11 TESS Sector 53 2022 TESS-SPOC <text:s text:c="4"/>600 <text:s text:c="2"/>158844163 <text:s text:c="5"/>0.0</text:p>
      <text:p text:style-name="Standard"><text:s/>12 TESS Sector 53 2022 <text:s text:c="6"/>QLP <text:s text:c="4"/>600 <text:s text:c="2"/>158844163 <text:s text:c="5"/>0.0</text:p>
      <text:p text:style-name="Standard"><text:s/>13 TESS Sector 55 2022 TESS-SPOC <text:s text:c="4"/>600 <text:s text:c="2"/>158844163 <text:s text:c="5"/>0.0</text:p>
      <text:p text:style-name="Standard"><text:s/>14 TESS Sector 55 2022 <text:s text:c="6"/>QLP <text:s text:c="4"/>600 <text:s text:c="2"/>158844163 <text:s text:c="5"/>0.0</text:p>
      <text:p text:style-name="Standard">########################################</text:p>
      <text:p text:style-name="Standard">KIC 8553788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047672 <text:s text:c="5"/>0.0</text:p>
      <text:p text:style-name="Standard"><text:s text:c="2"/>1 TESS Sector 14 2019 <text:s/>TASOC <text:s text:c="3"/>1800 <text:s text:c="2"/>159047672 <text:s text:c="5"/>0.0</text:p>
      <text:p text:style-name="Standard"><text:s text:c="2"/>2 TESS Sector 14 2019 <text:s/>TASOC <text:s text:c="3"/>1800 <text:s text:c="2"/>159047672 <text:s text:c="5"/>0.0</text:p>
      <text:p text:style-name="Standard"><text:s text:c="2"/>3 TESS Sector 15 2019 <text:s text:c="3"/>QLP <text:s text:c="3"/>1800 <text:s text:c="2"/>159047672 <text:s text:c="5"/>0.0</text:p>
      <text:p text:style-name="Standard"><text:s text:c="2"/>4 TESS Sector 15 2019 <text:s/>TASOC <text:s text:c="3"/>1800 <text:s text:c="2"/>159047672 <text:s text:c="5"/>0.0</text:p>
      <text:p text:style-name="Standard"><text:s text:c="2"/>5 TESS Sector 15 2019 <text:s/>TASOC <text:s text:c="3"/>1800 <text:s text:c="2"/>159047672 <text:s text:c="5"/>0.0</text:p>
      <text:p text:style-name="Standard"><text:soft-page-break/><text:s text:c="2"/>6 TESS Sector 40 2021 <text:s text:c="3"/>QLP <text:s text:c="4"/>600 <text:s text:c="2"/>159047672 <text:s text:c="5"/>0.0</text:p>
      <text:p text:style-name="Standard"><text:s text:c="2"/>7 TESS Sector 41 2021 <text:s text:c="3"/>QLP <text:s text:c="4"/>600 <text:s text:c="2"/>159047672 <text:s text:c="5"/>0.0</text:p>
      <text:p text:style-name="Standard"><text:s text:c="2"/>8 TESS Sector 55 2022 <text:s text:c="3"/>QLP <text:s text:c="4"/>600 <text:s text:c="2"/>159047672 <text:s text:c="5"/>0.0</text:p>
      <text:p text:style-name="Standard">########################################</text:p>
      <text:p text:style-name="Standard">KIC 855400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9097761 <text:s text:c="5"/>0.0</text:p>
      <text:p text:style-name="Standard"><text:s text:c="2"/>1 TESS Sector 14 2019 <text:s/>TASOC <text:s text:c="3"/>1800 <text:s text:c="2"/>159097761 <text:s text:c="5"/>0.0</text:p>
      <text:p text:style-name="Standard"><text:s text:c="2"/>2 TESS Sector 14 2019 <text:s/>TASOC <text:s text:c="3"/>1800 <text:s text:c="2"/>159097761 <text:s text:c="5"/>0.0</text:p>
      <text:p text:style-name="Standard"><text:s text:c="2"/>3 TESS Sector 15 2019 <text:s text:c="3"/>QLP <text:s text:c="3"/>1800 <text:s text:c="2"/>159097761 <text:s text:c="5"/>0.0</text:p>
      <text:p text:style-name="Standard"><text:s text:c="2"/>4 TESS Sector 15 2019 <text:s/>TASOC <text:s text:c="3"/>1800 <text:s text:c="2"/>159097761 <text:s text:c="5"/>0.0</text:p>
      <text:p text:style-name="Standard"><text:s text:c="2"/>5 TESS Sector 15 2019 <text:s/>TASOC <text:s text:c="3"/>1800 <text:s text:c="2"/>159097761 <text:s text:c="5"/>0.0</text:p>
      <text:p text:style-name="Standard"><text:s text:c="2"/>6 TESS Sector 40 2021 <text:s text:c="3"/>QLP <text:s text:c="4"/>600 <text:s text:c="2"/>159097761 <text:s text:c="5"/>0.0</text:p>
      <text:p text:style-name="Standard"><text:s text:c="2"/>7 TESS Sector 41 2021 <text:s text:c="3"/>QLP <text:s text:c="4"/>600 <text:s text:c="2"/>159097761 <text:s text:c="5"/>0.0</text:p>
      <text:p text:style-name="Standard"><text:s text:c="2"/>8 TESS Sector 55 2022 <text:s text:c="3"/>QLP <text:s text:c="4"/>600 <text:s text:c="2"/>159097761 <text:s text:c="5"/>0.0</text:p>
      <text:p text:style-name="Standard">########################################</text:p>
      <text:p text:style-name="Standard">KIC 8555573</text:p>
      <text:p text:style-name="Standard">SearchResult containing 0 data products.</text:p>
      <text:p text:style-name="Standard">########################################</text:p>
      <text:p text:style-name="Standard">KIC 8555795</text:p>
      <text:p text:style-name="Standard">SearchResult containing 0 data products.</text:p>
      <text:p text:style-name="Standard">########################################</text:p>
      <text:p text:style-name="Standard">KIC 8559716</text:p>
      <text:p text:style-name="Standard">SearchResult containing 0 data products.</text:p>
      <text:p text:style-name="Standard">########################################</text:p>
      <text:p text:style-name="Standard">KIC 8561192</text:p>
      <text:p text:style-name="Standard">SearchResult containing 0 data products.</text:p>
      <text:p text:style-name="Standard">########################################</text:p>
      <text:p text:style-name="Standard">KIC 8563964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521793 <text:s text:c="5"/>0.0</text:p>
      <text:p text:style-name="Standard"><text:s text:c="2"/>1 TESS Sector 14 2019 <text:s/>TASOC <text:s text:c="3"/>1800 <text:s text:c="2"/>270521793 <text:s text:c="5"/>0.0</text:p>
      <text:p text:style-name="Standard"><text:s text:c="2"/>2 TESS Sector 14 2019 <text:s/>TASOC <text:s text:c="3"/>1800 <text:s text:c="2"/>270521793 <text:s text:c="5"/>0.0</text:p>
      <text:p text:style-name="Standard"><text:s text:c="2"/>3 TESS Sector 15 2019 <text:s text:c="3"/>QLP <text:s text:c="3"/>1800 <text:s text:c="2"/>270521793 <text:s text:c="5"/>0.0</text:p>
      <text:p text:style-name="Standard"><text:s text:c="2"/>4 TESS Sector 15 2019 <text:s/>TASOC <text:s text:c="3"/>1800 <text:s text:c="2"/>270521793 <text:s text:c="5"/>0.0</text:p>
      <text:p text:style-name="Standard"><text:s text:c="2"/>5 TESS Sector 15 2019 <text:s/>TASOC <text:s text:c="3"/>1800 <text:s text:c="2"/>270521793 <text:s text:c="5"/>0.0</text:p>
      <text:p text:style-name="Standard"><text:s text:c="2"/>6 TESS Sector 40 2021 <text:s text:c="3"/>QLP <text:s text:c="4"/>600 <text:s text:c="2"/>270521793 <text:s text:c="5"/>0.0</text:p>
      <text:p text:style-name="Standard"><text:s text:c="2"/>7 TESS Sector 41 2021 <text:s text:c="3"/>QLP <text:s text:c="4"/>600 <text:s text:c="2"/>270521793 <text:s text:c="5"/>0.0</text:p>
      <text:p text:style-name="Standard"><text:s text:c="2"/>8 TESS Sector 54 2022 <text:s text:c="3"/>QLP <text:s text:c="4"/>600 <text:s text:c="2"/>270521793 <text:s text:c="5"/>0.0</text:p>
      <text:p text:style-name="Standard"><text:s text:c="2"/>9 TESS Sector 55 2022 <text:s text:c="3"/>QLP <text:s text:c="4"/>600 <text:s text:c="2"/>270521793 <text:s text:c="5"/>0.0</text:p>
      <text:p text:style-name="Standard">########################################</text:p>
      <text:p text:style-name="Standard"><text:soft-page-break/>KIC 8608310</text:p>
      <text:p text:style-name="Standard">SearchResult containing 0 data products.</text:p>
      <text:p text:style-name="Standard">########################################</text:p>
      <text:p text:style-name="Standard">KIC 8608490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671082 <text:s text:c="5"/>0.0</text:p>
      <text:p text:style-name="Standard"><text:s text:c="2"/>1 TESS Sector 14 2019 <text:s/>TASOC <text:s text:c="3"/>1800 <text:s text:c="2"/>164671082 <text:s text:c="5"/>0.0</text:p>
      <text:p text:style-name="Standard">########################################</text:p>
      <text:p text:style-name="P1">KIC 8616873</text:p>
      <text:p text:style-name="Standard">SearchResult containing 8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40 2021 <text:s text:c="5"/>SPOC <text:s text:c="4"/>120 <text:s text:c="2"/>158835095 <text:s text:c="5"/>0.0</text:p>
      <text:p text:style-name="Standard"><text:s text:c="2"/>1 TESS Sector 40 2021 TESS-SPOC <text:s text:c="4"/>600 <text:s text:c="2"/>158835095 <text:s text:c="5"/>0.0</text:p>
      <text:p text:style-name="Standard"><text:s text:c="2"/>2 TESS Sector 41 2021 <text:s text:c="5"/>SPOC <text:s text:c="4"/>120 <text:s text:c="2"/>158835095 <text:s text:c="5"/>0.0</text:p>
      <text:p text:style-name="Standard"><text:s text:c="2"/>3 TESS Sector 41 2021 TESS-SPOC <text:s text:c="4"/>600 <text:s text:c="2"/>158835095 <text:s text:c="5"/>0.0</text:p>
      <text:p text:style-name="Standard"><text:s text:c="2"/>4 TESS Sector 53 2022 <text:s text:c="5"/>SPOC <text:s text:c="4"/>120 <text:s text:c="2"/>158835095 <text:s text:c="5"/>0.0</text:p>
      <text:p text:style-name="Standard"><text:s text:c="2"/>5 TESS Sector 53 2022 TESS-SPOC <text:s text:c="4"/>600 <text:s text:c="2"/>158835095 <text:s text:c="5"/>0.0</text:p>
      <text:p text:style-name="Standard"><text:s text:c="2"/>6 TESS Sector 55 2022 <text:s text:c="5"/>SPOC <text:s text:c="4"/>120 <text:s text:c="2"/>158835095 <text:s text:c="5"/>0.0</text:p>
      <text:p text:style-name="Standard"><text:s text:c="2"/>7 TESS Sector 55 2022 TESS-SPOC <text:s text:c="4"/>600 <text:s text:c="2"/>158835095 <text:s text:c="5"/>0.0</text:p>
      <text:p text:style-name="Standard">########################################</text:p>
      <text:p text:style-name="Standard">KIC 862056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CDIPS <text:s text:c="3"/>1800 <text:s text:c="2"/>159304255 <text:s text:c="5"/>0.0</text:p>
      <text:p text:style-name="Standard"><text:s text:c="2"/>1 TESS Sector 40 2021 <text:s/>CDIPS <text:s text:c="3"/>1800 <text:s text:c="2"/>159304255 <text:s text:c="5"/>0.0</text:p>
      <text:p text:style-name="Standard"><text:s text:c="2"/>2 TESS Sector 41 2021 <text:s/>CDIPS <text:s text:c="3"/>1800 <text:s text:c="2"/>159304255 <text:s text:c="5"/>0.0</text:p>
      <text:p text:style-name="Standard"><text:s text:c="2"/>3 TESS Sector 55 2022 <text:s/>CDIPS <text:s text:c="3"/>1800 <text:s text:c="2"/>159304255 <text:s text:c="5"/>0.0</text:p>
      <text:p text:style-name="Standard">########################################</text:p>
      <text:p text:style-name="Standard">KIC 8624778</text:p>
      <text:p text:style-name="Standard">SearchResult containing 0 data products.</text:p>
      <text:p text:style-name="Standard">########################################</text:p>
      <text:p text:style-name="Standard">KIC 8625469</text:p>
      <text:p text:style-name="Standard">SearchResult containing 0 data products.</text:p>
      <text:p text:style-name="Standard">########################################</text:p>
      <text:p text:style-name="Standard">KIC 8626039</text:p>
      <text:p text:style-name="Standard">SearchResult containing 0 data products.</text:p>
      <text:p text:style-name="Standard">########################################</text:p>
      <text:p text:style-name="Standard">KIC 8638530</text:p>
      <text:p text:style-name="Standard">SearchResult containing 5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491340 <text:s text:c="5"/>0.0</text:p>
      <text:p text:style-name="Standard"><text:s text:c="2"/>1 TESS Sector 15 2019 <text:s text:c="3"/>QLP <text:s text:c="3"/>1800 <text:s text:c="2"/>272491340 <text:s text:c="5"/>0.0</text:p>
      <text:p text:style-name="Standard"><text:s text:c="2"/>2 TESS Sector 41 2021 <text:s text:c="3"/>QLP <text:s text:c="4"/>600 <text:s text:c="2"/>272491340 <text:s text:c="5"/>0.0</text:p>
      <text:p text:style-name="Standard"><text:s text:c="2"/>3 TESS Sector 54 2022 <text:s text:c="3"/>QLP <text:s text:c="4"/>600 <text:s text:c="2"/>272491340 <text:s text:c="5"/>0.0</text:p>
      <text:p text:style-name="Standard"><text:s text:c="2"/>4 TESS Sector 55 2022 <text:s text:c="3"/>QLP <text:s text:c="4"/>600 <text:s text:c="2"/>272491340 <text:s text:c="5"/>0.0</text:p>
      <text:p text:style-name="Standard">########################################</text:p>
      <text:p text:style-name="Standard">KIC 8647309</text:p>
      <text:p text:style-name="Standard">SearchResult containing 0 data products.</text:p>
      <text:p text:style-name="Standard">########################################</text:p>
      <text:p text:style-name="Standard">KIC 8652599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89816 <text:s text:c="5"/>0.0</text:p>
      <text:p text:style-name="Standard"><text:s text:c="2"/>1 TESS Sector 15 2019 <text:s text:c="3"/>QLP <text:s text:c="3"/>1800 <text:s text:c="2"/>239289816 <text:s text:c="5"/>0.0</text:p>
      <text:p text:style-name="Standard"><text:s text:c="2"/>2 TESS Sector 15 2019 <text:s/>TASOC <text:s text:c="3"/>1800 <text:s text:c="2"/>239289816 <text:s text:c="5"/>0.0</text:p>
      <text:p text:style-name="Standard"><text:s text:c="2"/>3 TESS Sector 15 2019 <text:s/>TASOC <text:s text:c="3"/>1800 <text:s text:c="2"/>239289816 <text:s text:c="5"/>0.0</text:p>
      <text:p text:style-name="Standard"><text:s text:c="2"/>4 TESS Sector 41 2021 <text:s text:c="3"/>QLP <text:s text:c="4"/>600 <text:s text:c="2"/>239289816 <text:s text:c="5"/>0.0</text:p>
      <text:p text:style-name="Standard"><text:s text:c="2"/>5 TESS Sector 54 2022 <text:s text:c="3"/>QLP <text:s text:c="4"/>600 <text:s text:c="2"/>239289816 <text:s text:c="5"/>0.0</text:p>
      <text:p text:style-name="Standard"><text:s text:c="2"/>6 TESS Sector 55 2022 <text:s text:c="3"/>QLP <text:s text:c="4"/>600 <text:s text:c="2"/>239289816 <text:s text:c="5"/>0.0</text:p>
      <text:p text:style-name="Standard">########################################</text:p>
      <text:p text:style-name="Standard">KIC 8677949</text:p>
      <text:p text:style-name="Standard">SearchResult containing 0 data products.</text:p>
      <text:p text:style-name="Standard">########################################</text:p>
      <text:p text:style-name="Standard">KIC 8682849</text:p>
      <text:p text:style-name="Standard">SearchResult containing 0 data products.</text:p>
      <text:p text:style-name="Standard">########################################</text:p>
      <text:p text:style-name="Standard">KIC 8690104</text:p>
      <text:p text:style-name="Standard">SearchResult containing 0 data products.</text:p>
      <text:p text:style-name="Standard">########################################</text:p>
      <text:p text:style-name="Standard">KIC 8694926</text:p>
      <text:p text:style-name="Standard">SearchResult containing 0 data products.</text:p>
      <text:p text:style-name="Standard">########################################</text:p>
      <text:p text:style-name="Standard">KIC 8695376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954585 <text:s text:c="5"/>0.0</text:p>
      <text:p text:style-name="Standard"><text:s text:c="2"/>1 TESS Sector 14 2019 <text:s/>TASOC <text:s text:c="3"/>1800 <text:s text:c="2"/>270954585 <text:s text:c="5"/>0.0</text:p>
      <text:p text:style-name="Standard"><text:s text:c="2"/>2 TESS Sector 14 2019 <text:s/>TASOC <text:s text:c="3"/>1800 <text:s text:c="2"/>270954585 <text:s text:c="5"/>0.0</text:p>
      <text:p text:style-name="Standard"><text:s text:c="2"/>3 TESS Sector 15 2019 <text:s text:c="3"/>QLP <text:s text:c="3"/>1800 <text:s text:c="2"/>270954585 <text:s text:c="5"/>0.0</text:p>
      <text:p text:style-name="Standard"><text:soft-page-break/><text:s text:c="2"/>4 TESS Sector 15 2019 <text:s/>TASOC <text:s text:c="3"/>1800 <text:s text:c="2"/>270954585 <text:s text:c="5"/>0.0</text:p>
      <text:p text:style-name="Standard"><text:s text:c="2"/>5 TESS Sector 15 2019 <text:s/>TASOC <text:s text:c="3"/>1800 <text:s text:c="2"/>270954585 <text:s text:c="5"/>0.0</text:p>
      <text:p text:style-name="Standard"><text:s text:c="2"/>6 TESS Sector 40 2021 <text:s text:c="3"/>QLP <text:s text:c="4"/>600 <text:s text:c="2"/>270954585 <text:s text:c="5"/>0.0</text:p>
      <text:p text:style-name="Standard"><text:s text:c="2"/>7 TESS Sector 41 2021 <text:s text:c="3"/>QLP <text:s text:c="4"/>600 <text:s text:c="2"/>270954585 <text:s text:c="5"/>0.0</text:p>
      <text:p text:style-name="Standard"><text:s text:c="2"/>8 TESS Sector 54 2022 <text:s text:c="3"/>QLP <text:s text:c="4"/>600 <text:s text:c="2"/>270954585 <text:s text:c="5"/>0.0</text:p>
      <text:p text:style-name="Standard"><text:s text:c="2"/>9 TESS Sector 55 2022 <text:s text:c="3"/>QLP <text:s text:c="4"/>600 <text:s text:c="2"/>270954585 <text:s text:c="5"/>0.0</text:p>
      <text:p text:style-name="Standard">########################################</text:p>
      <text:p text:style-name="Standard">KIC 8696274</text:p>
      <text:p text:style-name="Standard">SearchResult containing 0 data products.</text:p>
      <text:p text:style-name="Standard">########################################</text:p>
      <text:p text:style-name="Standard">KIC 8703528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720333 <text:s text:c="5"/>0.0</text:p>
      <text:p text:style-name="Standard"><text:s text:c="2"/>1 TESS Sector 14 2019 <text:s/>TASOC <text:s text:c="3"/>1800 <text:s text:c="2"/>272720333 <text:s text:c="5"/>0.0</text:p>
      <text:p text:style-name="Standard"><text:s text:c="2"/>2 TESS Sector 14 2019 <text:s/>TASOC <text:s text:c="3"/>1800 <text:s text:c="2"/>272720333 <text:s text:c="5"/>0.0</text:p>
      <text:p text:style-name="Standard"><text:s text:c="2"/>3 TESS Sector 15 2019 <text:s text:c="3"/>QLP <text:s text:c="3"/>1800 <text:s text:c="2"/>272720333 <text:s text:c="5"/>0.0</text:p>
      <text:p text:style-name="Standard"><text:s text:c="2"/>4 TESS Sector 15 2019 <text:s/>TASOC <text:s text:c="3"/>1800 <text:s text:c="2"/>272720333 <text:s text:c="5"/>0.0</text:p>
      <text:p text:style-name="Standard"><text:s text:c="2"/>5 TESS Sector 15 2019 <text:s/>TASOC <text:s text:c="3"/>1800 <text:s text:c="2"/>272720333 <text:s text:c="5"/>0.0</text:p>
      <text:p text:style-name="Standard"><text:s text:c="2"/>6 TESS Sector 41 2021 <text:s text:c="3"/>QLP <text:s text:c="4"/>600 <text:s text:c="2"/>272720333 <text:s text:c="5"/>0.0</text:p>
      <text:p text:style-name="Standard"><text:s text:c="2"/>7 TESS Sector 54 2022 <text:s text:c="3"/>QLP <text:s text:c="4"/>600 <text:s text:c="2"/>272720333 <text:s text:c="5"/>0.0</text:p>
      <text:p text:style-name="Standard"><text:s text:c="2"/>8 TESS Sector 55 2022 <text:s text:c="3"/>QLP <text:s text:c="4"/>600 <text:s text:c="2"/>272720333 <text:s text:c="5"/>0.0</text:p>
      <text:p text:style-name="Standard">########################################</text:p>
      <text:p text:style-name="Standard">KIC 871566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36626 <text:s text:c="5"/>0.0</text:p>
      <text:p text:style-name="Standard"><text:s text:c="2"/>1 TESS Sector 15 2019 <text:s text:c="3"/>QLP <text:s text:c="3"/>1800 <text:s text:c="2"/>239236626 <text:s text:c="5"/>0.0</text:p>
      <text:p text:style-name="Standard"><text:s text:c="2"/>2 TESS Sector 41 2021 <text:s text:c="3"/>QLP <text:s text:c="4"/>600 <text:s text:c="2"/>239236626 <text:s text:c="5"/>0.0</text:p>
      <text:p text:style-name="Standard"><text:s text:c="2"/>3 TESS Sector 54 2022 <text:s text:c="3"/>QLP <text:s text:c="4"/>600 <text:s text:c="2"/>239236626 <text:s text:c="5"/>0.0</text:p>
      <text:p text:style-name="Standard"><text:s text:c="2"/>4 TESS Sector 55 2022 <text:s text:c="3"/>QLP <text:s text:c="4"/>600 <text:s text:c="2"/>239236626 <text:s text:c="5"/>0.0</text:p>
      <text:p text:style-name="Standard">########################################</text:p>
      <text:p text:style-name="Standard">KIC 8739802</text:p>
      <text:p text:style-name="Standard">SearchResult containing 0 data products.</text:p>
      <text:p text:style-name="Standard">########################################</text:p>
      <text:p text:style-name="Standard">KIC 8758716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700726 <text:s text:c="5"/>0.0</text:p>
      <text:p text:style-name="Standard"><text:s text:c="2"/>1 TESS Sector 15 2019 <text:s text:c="3"/>QLP <text:s text:c="3"/>1800 <text:s text:c="2"/>270700726 <text:s text:c="5"/>0.0</text:p>
      <text:p text:style-name="Standard"><text:soft-page-break/><text:s text:c="2"/>2 TESS Sector 40 2021 <text:s text:c="3"/>QLP <text:s text:c="4"/>600 <text:s text:c="2"/>270700726 <text:s text:c="5"/>0.0</text:p>
      <text:p text:style-name="Standard"><text:s text:c="2"/>3 TESS Sector 41 2021 <text:s text:c="3"/>QLP <text:s text:c="4"/>600 <text:s text:c="2"/>270700726 <text:s text:c="5"/>0.0</text:p>
      <text:p text:style-name="Standard"><text:s text:c="2"/>4 TESS Sector 54 2022 <text:s text:c="3"/>QLP <text:s text:c="4"/>600 <text:s text:c="2"/>270700726 <text:s text:c="5"/>0.0</text:p>
      <text:p text:style-name="Standard"><text:s text:c="2"/>5 TESS Sector 55 2022 <text:s text:c="3"/>QLP <text:s text:c="4"/>600 <text:s text:c="2"/>270700726 <text:s text:c="5"/>0.0</text:p>
      <text:p text:style-name="Standard">########################################</text:p>
      <text:p text:style-name="Standard">KIC 8800998</text:p>
      <text:p text:style-name="Standard">SearchResult containing 0 data products.</text:p>
      <text:p text:style-name="Standard">########################################</text:p>
      <text:p text:style-name="Standard">KIC 8803882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785576 <text:s text:c="5"/>0.0</text:p>
      <text:p text:style-name="Standard"><text:s text:c="2"/>1 TESS Sector 14 2019 <text:s/>TASOC <text:s text:c="3"/>1800 <text:s text:c="2"/>164785576 <text:s text:c="5"/>0.0</text:p>
      <text:p text:style-name="Standard"><text:s text:c="2"/>2 TESS Sector 14 2019 <text:s/>TASOC <text:s text:c="3"/>1800 <text:s text:c="2"/>164785576 <text:s text:c="5"/>0.0</text:p>
      <text:p text:style-name="Standard"><text:s text:c="2"/>3 TESS Sector 26 2020 <text:s text:c="3"/>QLP <text:s text:c="3"/>1800 <text:s text:c="2"/>164785576 <text:s text:c="5"/>0.0</text:p>
      <text:p text:style-name="Standard"><text:s text:c="2"/>4 TESS Sector 40 2021 <text:s text:c="3"/>QLP <text:s text:c="4"/>600 <text:s text:c="2"/>164785576 <text:s text:c="5"/>0.0</text:p>
      <text:p text:style-name="Standard"><text:s text:c="2"/>5 TESS Sector 41 2021 <text:s text:c="3"/>QLP <text:s text:c="4"/>600 <text:s text:c="2"/>164785576 <text:s text:c="5"/>0.0</text:p>
      <text:p text:style-name="Standard"><text:s text:c="2"/>6 TESS Sector 53 2022 <text:s text:c="3"/>QLP <text:s text:c="4"/>600 <text:s text:c="2"/>164785576 <text:s text:c="5"/>0.0</text:p>
      <text:p text:style-name="Standard"><text:s text:c="2"/>7 TESS Sector 54 2022 <text:s text:c="3"/>QLP <text:s text:c="4"/>600 <text:s text:c="2"/>164785576 <text:s text:c="5"/>0.0</text:p>
      <text:p text:style-name="Standard"><text:s text:c="2"/>8 TESS Sector 55 2022 <text:s text:c="3"/>QLP <text:s text:c="4"/>600 <text:s text:c="2"/>164785576 <text:s text:c="5"/>0.0</text:p>
      <text:p text:style-name="Standard">########################################</text:p>
      <text:p text:style-name="Standard">KIC 8804824</text:p>
      <text:p text:style-name="Standard">SearchResult containing 0 data products.</text:p>
      <text:p text:style-name="Standard">########################################</text:p>
      <text:p text:style-name="Standard">KIC 8816790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2"/>159580268 <text:s text:c="5"/>0.0</text:p>
      <text:p text:style-name="Standard"><text:s text:c="2"/>1 TESS Sector 15 2019 <text:s/>TASOC <text:s text:c="3"/>1800 <text:s text:c="2"/>159580268 <text:s text:c="5"/>0.0</text:p>
      <text:p text:style-name="Standard"><text:s text:c="2"/>2 TESS Sector 15 2019 <text:s/>TASOC <text:s text:c="3"/>1800 <text:s text:c="2"/>159580268 <text:s text:c="5"/>0.0</text:p>
      <text:p text:style-name="Standard"><text:s text:c="2"/>3 TESS Sector 40 2021 <text:s text:c="3"/>QLP <text:s text:c="4"/>600 <text:s text:c="2"/>159580268 <text:s text:c="5"/>0.0</text:p>
      <text:p text:style-name="Standard"><text:s text:c="2"/>4 TESS Sector 41 2021 <text:s text:c="3"/>QLP <text:s text:c="4"/>600 <text:s text:c="2"/>159580268 <text:s text:c="5"/>0.0</text:p>
      <text:p text:style-name="Standard"><text:s text:c="2"/>5 TESS Sector 55 2022 <text:s text:c="3"/>QLP <text:s text:c="4"/>600 <text:s text:c="2"/>159580268 <text:s text:c="5"/>0.0</text:p>
      <text:p text:style-name="Standard">########################################</text:p>
      <text:p text:style-name="Standard">KIC 8823397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615849 <text:s text:c="5"/>0.0</text:p>
      <text:p text:style-name="Standard"><text:s text:c="2"/>1 TESS Sector 14 2019 <text:s/>TASOC <text:s text:c="3"/>1800 <text:s text:c="2"/>270615849 <text:s text:c="5"/>0.0</text:p>
      <text:p text:style-name="Standard"><text:s text:c="2"/>2 TESS Sector 14 2019 <text:s/>TASOC <text:s text:c="3"/>1800 <text:s text:c="2"/>270615849 <text:s text:c="5"/>0.0</text:p>
      <text:p text:style-name="Standard"><text:soft-page-break/><text:s text:c="2"/>3 TESS Sector 15 2019 <text:s text:c="3"/>QLP <text:s text:c="3"/>1800 <text:s text:c="2"/>270615849 <text:s text:c="5"/>0.0</text:p>
      <text:p text:style-name="Standard"><text:s text:c="2"/>4 TESS Sector 15 2019 <text:s/>TASOC <text:s text:c="3"/>1800 <text:s text:c="2"/>270615849 <text:s text:c="5"/>0.0</text:p>
      <text:p text:style-name="Standard"><text:s text:c="2"/>5 TESS Sector 15 2019 <text:s/>TASOC <text:s text:c="3"/>1800 <text:s text:c="2"/>270615849 <text:s text:c="5"/>0.0</text:p>
      <text:p text:style-name="Standard"><text:s text:c="2"/>6 TESS Sector 40 2021 <text:s text:c="3"/>QLP <text:s text:c="4"/>600 <text:s text:c="2"/>270615849 <text:s text:c="5"/>0.0</text:p>
      <text:p text:style-name="Standard"><text:s text:c="2"/>7 TESS Sector 41 2021 <text:s text:c="3"/>QLP <text:s text:c="4"/>600 <text:s text:c="2"/>270615849 <text:s text:c="5"/>0.0</text:p>
      <text:p text:style-name="Standard"><text:s text:c="2"/>8 TESS Sector 54 2022 <text:s text:c="3"/>QLP <text:s text:c="4"/>600 <text:s text:c="2"/>270615849 <text:s text:c="5"/>0.0</text:p>
      <text:p text:style-name="Standard"><text:s text:c="2"/>9 TESS Sector 55 2022 <text:s text:c="3"/>QLP <text:s text:c="4"/>600 <text:s text:c="2"/>270615849 <text:s text:c="5"/>0.0</text:p>
      <text:p text:style-name="Standard">########################################</text:p>
      <text:p text:style-name="Standard">KIC 8823666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700622 <text:s text:c="5"/>0.0</text:p>
      <text:p text:style-name="Standard"><text:s text:c="2"/>1 TESS Sector 14 2019 <text:s/>TASOC <text:s text:c="3"/>1800 <text:s text:c="2"/>270700622 <text:s text:c="5"/>0.0</text:p>
      <text:p text:style-name="Standard"><text:s text:c="2"/>2 TESS Sector 14 2019 <text:s/>TASOC <text:s text:c="3"/>1800 <text:s text:c="2"/>270700622 <text:s text:c="5"/>0.0</text:p>
      <text:p text:style-name="Standard"><text:s text:c="2"/>3 TESS Sector 15 2019 <text:s text:c="3"/>QLP <text:s text:c="3"/>1800 <text:s text:c="2"/>270700622 <text:s text:c="5"/>0.0</text:p>
      <text:p text:style-name="Standard"><text:s text:c="2"/>4 TESS Sector 15 2019 <text:s/>TASOC <text:s text:c="3"/>1800 <text:s text:c="2"/>270700622 <text:s text:c="5"/>0.0</text:p>
      <text:p text:style-name="Standard"><text:s text:c="2"/>5 TESS Sector 15 2019 <text:s/>TASOC <text:s text:c="3"/>1800 <text:s text:c="2"/>270700622 <text:s text:c="5"/>0.0</text:p>
      <text:p text:style-name="Standard"><text:s text:c="2"/>6 TESS Sector 40 2021 <text:s text:c="3"/>QLP <text:s text:c="4"/>600 <text:s text:c="2"/>270700622 <text:s text:c="5"/>0.0</text:p>
      <text:p text:style-name="Standard"><text:s text:c="2"/>7 TESS Sector 41 2021 <text:s text:c="3"/>QLP <text:s text:c="4"/>600 <text:s text:c="2"/>270700622 <text:s text:c="5"/>0.0</text:p>
      <text:p text:style-name="Standard"><text:s text:c="2"/>8 TESS Sector 54 2022 <text:s text:c="3"/>QLP <text:s text:c="4"/>600 <text:s text:c="2"/>270700622 <text:s text:c="5"/>0.0</text:p>
      <text:p text:style-name="Standard"><text:s text:c="2"/>9 TESS Sector 55 2022 <text:s text:c="3"/>QLP <text:s text:c="4"/>600 <text:s text:c="2"/>270700622 <text:s text:c="5"/>0.0</text:p>
      <text:p text:style-name="Standard">########################################</text:p>
      <text:p text:style-name="Standard">KIC 8838070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866837 <text:s text:c="5"/>0.0</text:p>
      <text:p text:style-name="Standard"><text:s text:c="2"/>1 TESS Sector 14 2019 <text:s/>TASOC <text:s text:c="3"/>1800 <text:s text:c="2"/>273866837 <text:s text:c="5"/>0.0</text:p>
      <text:p text:style-name="Standard"><text:s text:c="2"/>2 TESS Sector 14 2019 <text:s/>TASOC <text:s text:c="3"/>1800 <text:s text:c="2"/>273866837 <text:s text:c="5"/>0.0</text:p>
      <text:p text:style-name="Standard"><text:s text:c="2"/>3 TESS Sector 15 2019 <text:s text:c="3"/>QLP <text:s text:c="3"/>1800 <text:s text:c="2"/>273866837 <text:s text:c="5"/>0.0</text:p>
      <text:p text:style-name="Standard"><text:s text:c="2"/>4 TESS Sector 15 2019 <text:s/>TASOC <text:s text:c="3"/>1800 <text:s text:c="2"/>273866837 <text:s text:c="5"/>0.0</text:p>
      <text:p text:style-name="Standard"><text:s text:c="2"/>5 TESS Sector 15 2019 <text:s/>TASOC <text:s text:c="3"/>1800 <text:s text:c="2"/>273866837 <text:s text:c="5"/>0.0</text:p>
      <text:p text:style-name="Standard"><text:s text:c="2"/>6 TESS Sector 41 2021 <text:s text:c="3"/>QLP <text:s text:c="4"/>600 <text:s text:c="2"/>273866837 <text:s text:c="5"/>0.0</text:p>
      <text:p text:style-name="Standard"><text:s text:c="2"/>7 TESS Sector 54 2022 <text:s text:c="3"/>QLP <text:s text:c="4"/>600 <text:s text:c="2"/>273866837 <text:s text:c="5"/>0.0</text:p>
      <text:p text:style-name="Standard"><text:s text:c="2"/>8 TESS Sector 55 2022 <text:s text:c="3"/>QLP <text:s text:c="4"/>600 <text:s text:c="2"/>273866837 <text:s text:c="5"/>0.0</text:p>
      <text:p text:style-name="Standard">########################################</text:p>
      <text:p text:style-name="Standard">KIC 8842170</text:p>
      <text:p text:style-name="Standard">SearchResult containing 0 data products.</text:p>
      <text:p text:style-name="Standard">########################################</text:p>
      <text:p text:style-name="Standard">KIC 8846978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<text:soft-page-break/>--- -------------- ---- ------ ------- ----------- --------</text:p>
      <text:p text:style-name="Standard"><text:s text:c="2"/>0 TESS Sector 14 2019 <text:s text:c="3"/>QLP <text:s text:c="3"/>1800 <text:s text:c="2"/>240196019 <text:s text:c="5"/>0.0</text:p>
      <text:p text:style-name="Standard"><text:s text:c="2"/>1 TESS Sector 14 2019 <text:s/>TASOC <text:s text:c="3"/>1800 <text:s text:c="2"/>240196019 <text:s text:c="5"/>0.0</text:p>
      <text:p text:style-name="Standard"><text:s text:c="2"/>2 TESS Sector 14 2019 <text:s/>TASOC <text:s text:c="3"/>1800 <text:s text:c="2"/>240196019 <text:s text:c="5"/>0.0</text:p>
      <text:p text:style-name="Standard"><text:s text:c="2"/>3 TESS Sector 15 2019 <text:s text:c="3"/>QLP <text:s text:c="3"/>1800 <text:s text:c="2"/>240196019 <text:s text:c="5"/>0.0</text:p>
      <text:p text:style-name="Standard"><text:s text:c="2"/>4 TESS Sector 15 2019 <text:s/>TASOC <text:s text:c="3"/>1800 <text:s text:c="2"/>240196019 <text:s text:c="5"/>0.0</text:p>
      <text:p text:style-name="Standard"><text:s text:c="2"/>5 TESS Sector 15 2019 <text:s/>TASOC <text:s text:c="3"/>1800 <text:s text:c="2"/>240196019 <text:s text:c="5"/>0.0</text:p>
      <text:p text:style-name="Standard"><text:s text:c="2"/>6 TESS Sector 41 2021 <text:s text:c="3"/>QLP <text:s text:c="4"/>600 <text:s text:c="2"/>240196019 <text:s text:c="5"/>0.0</text:p>
      <text:p text:style-name="Standard"><text:s text:c="2"/>7 TESS Sector 54 2022 <text:s text:c="3"/>QLP <text:s text:c="4"/>600 <text:s text:c="2"/>240196019 <text:s text:c="5"/>0.0</text:p>
      <text:p text:style-name="Standard"><text:s text:c="2"/>8 TESS Sector 55 2022 <text:s text:c="3"/>QLP <text:s text:c="4"/>600 <text:s text:c="2"/>240196019 <text:s text:c="5"/>0.0</text:p>
      <text:p text:style-name="Standard">########################################</text:p>
      <text:p text:style-name="Standard">KIC 8872737</text:p>
      <text:p text:style-name="Standard">SearchResult containing 0 data products.</text:p>
      <text:p text:style-name="Standard">########################################</text:p>
      <text:p text:style-name="Standard">KIC 8878719</text:p>
      <text:p text:style-name="Standard">SearchResult containing 1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988299 <text:s text:c="5"/>0.0</text:p>
      <text:p text:style-name="Standard"><text:s text:c="2"/>1 TESS Sector 14 2019 <text:s/>TASOC <text:s text:c="4"/>120 <text:s text:c="2"/>158988299 <text:s text:c="5"/>0.0</text:p>
      <text:p text:style-name="Standard"><text:s text:c="2"/>2 TESS Sector 14 2019 <text:s/>TASOC <text:s text:c="3"/>1800 <text:s text:c="2"/>158988299 <text:s text:c="5"/>0.0</text:p>
      <text:p text:style-name="Standard"><text:s text:c="2"/>3 TESS Sector 14 2019 <text:s/>TASOC <text:s text:c="3"/>1800 <text:s text:c="2"/>158988299 <text:s text:c="5"/>0.0</text:p>
      <text:p text:style-name="Standard"><text:s text:c="2"/>4 TESS Sector 15 2019 <text:s text:c="3"/>QLP <text:s text:c="3"/>1800 <text:s text:c="2"/>158988299 <text:s text:c="5"/>0.0</text:p>
      <text:p text:style-name="Standard"><text:s text:c="2"/>5 TESS Sector 15 2019 <text:s/>TASOC <text:s text:c="3"/>1800 <text:s text:c="2"/>158988299 <text:s text:c="5"/>0.0</text:p>
      <text:p text:style-name="Standard"><text:s text:c="2"/>6 TESS Sector 15 2019 <text:s/>TASOC <text:s text:c="3"/>1800 <text:s text:c="2"/>158988299 <text:s text:c="5"/>0.0</text:p>
      <text:p text:style-name="Standard"><text:s text:c="2"/>7 TESS Sector 40 2021 <text:s text:c="3"/>QLP <text:s text:c="4"/>600 <text:s text:c="2"/>158988299 <text:s text:c="5"/>0.0</text:p>
      <text:p text:style-name="Standard"><text:s text:c="2"/>8 TESS Sector 41 2021 <text:s text:c="3"/>QLP <text:s text:c="4"/>600 <text:s text:c="2"/>158988299 <text:s text:c="5"/>0.0</text:p>
      <text:p text:style-name="Standard"><text:s text:c="2"/>9 TESS Sector 53 2022 <text:s text:c="3"/>QLP <text:s text:c="4"/>600 <text:s text:c="2"/>158988299 <text:s text:c="5"/>0.0</text:p>
      <text:p text:style-name="Standard"><text:s/>10 TESS Sector 54 2022 <text:s text:c="3"/>QLP <text:s text:c="4"/>600 <text:s text:c="2"/>158988299 <text:s text:c="5"/>0.0</text:p>
      <text:p text:style-name="Standard"><text:s/>11 TESS Sector 55 2022 <text:s text:c="3"/>QLP <text:s text:c="4"/>600 <text:s text:c="2"/>158988299 <text:s text:c="5"/>0.0</text:p>
      <text:p text:style-name="Standard">########################################</text:p>
      <text:p text:style-name="Standard">KIC 8893936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257186 <text:s text:c="5"/>0.0</text:p>
      <text:p text:style-name="Standard"><text:s text:c="2"/>1 TESS Sector 14 2019 <text:s/>TASOC <text:s text:c="3"/>1800 <text:s text:c="2"/>271257186 <text:s text:c="5"/>0.0</text:p>
      <text:p text:style-name="Standard"><text:s text:c="2"/>2 TESS Sector 14 2019 <text:s/>TASOC <text:s text:c="3"/>1800 <text:s text:c="2"/>271257186 <text:s text:c="5"/>0.0</text:p>
      <text:p text:style-name="Standard"><text:s text:c="2"/>3 TESS Sector 15 2019 <text:s text:c="3"/>QLP <text:s text:c="3"/>1800 <text:s text:c="2"/>271257186 <text:s text:c="5"/>0.0</text:p>
      <text:p text:style-name="Standard"><text:s text:c="2"/>4 TESS Sector 15 2019 <text:s/>TASOC <text:s text:c="3"/>1800 <text:s text:c="2"/>271257186 <text:s text:c="5"/>0.0</text:p>
      <text:p text:style-name="Standard"><text:s text:c="2"/>5 TESS Sector 15 2019 <text:s/>TASOC <text:s text:c="3"/>1800 <text:s text:c="2"/>271257186 <text:s text:c="5"/>0.0</text:p>
      <text:p text:style-name="Standard"><text:s text:c="2"/>6 TESS Sector 40 2021 <text:s text:c="3"/>QLP <text:s text:c="4"/>600 <text:s text:c="2"/>271257186 <text:s text:c="5"/>0.0</text:p>
      <text:p text:style-name="Standard"><text:s text:c="2"/>7 TESS Sector 54 2022 <text:s text:c="3"/>QLP <text:s text:c="4"/>600 <text:s text:c="2"/>271257186 <text:s text:c="5"/>0.0</text:p>
      <text:p text:style-name="Standard"><text:s text:c="2"/>8 TESS Sector 55 2022 <text:s text:c="3"/>QLP <text:s text:c="4"/>600 <text:s text:c="2"/>271257186 <text:s text:c="5"/>0.0</text:p>
      <text:p text:style-name="Standard">########################################</text:p>
      <text:p text:style-name="Standard"><text:soft-page-break/>KIC 8904448</text:p>
      <text:p text:style-name="Standard">SearchResult containing 0 data products.</text:p>
      <text:p text:style-name="Standard">########################################</text:p>
      <text:p text:style-name="Standard">KIC 8906039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4021417 <text:s text:c="5"/>0.0</text:p>
      <text:p text:style-name="Standard"><text:s text:c="2"/>1 TESS Sector 14 2019 <text:s/>TASOC <text:s text:c="3"/>1800 <text:s text:c="2"/>274021417 <text:s text:c="5"/>0.0</text:p>
      <text:p text:style-name="Standard"><text:s text:c="2"/>2 TESS Sector 14 2019 <text:s/>TASOC <text:s text:c="3"/>1800 <text:s text:c="2"/>274021417 <text:s text:c="5"/>0.0</text:p>
      <text:p text:style-name="Standard"><text:s text:c="2"/>3 TESS Sector 15 2019 <text:s text:c="3"/>QLP <text:s text:c="3"/>1800 <text:s text:c="2"/>274021417 <text:s text:c="5"/>0.0</text:p>
      <text:p text:style-name="Standard"><text:s text:c="2"/>4 TESS Sector 15 2019 <text:s/>TASOC <text:s text:c="3"/>1800 <text:s text:c="2"/>274021417 <text:s text:c="5"/>0.0</text:p>
      <text:p text:style-name="Standard"><text:s text:c="2"/>5 TESS Sector 15 2019 <text:s/>TASOC <text:s text:c="3"/>1800 <text:s text:c="2"/>274021417 <text:s text:c="5"/>0.0</text:p>
      <text:p text:style-name="Standard"><text:s text:c="2"/>6 TESS Sector 41 2021 <text:s text:c="3"/>QLP <text:s text:c="4"/>600 <text:s text:c="2"/>274021417 <text:s text:c="5"/>0.0</text:p>
      <text:p text:style-name="Standard"><text:s text:c="2"/>7 TESS Sector 54 2022 <text:s text:c="3"/>QLP <text:s text:c="4"/>600 <text:s text:c="2"/>274021417 <text:s text:c="5"/>0.0</text:p>
      <text:p text:style-name="Standard"><text:s text:c="2"/>8 TESS Sector 55 2022 <text:s text:c="3"/>QLP <text:s text:c="4"/>600 <text:s text:c="2"/>274021417 <text:s text:c="5"/>0.0</text:p>
      <text:p text:style-name="Standard">########################################</text:p>
      <text:p text:style-name="Standard">KIC 8912911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88876 <text:s text:c="5"/>0.0</text:p>
      <text:p text:style-name="Standard"><text:s text:c="2"/>1 TESS Sector 14 2019 <text:s/>CDIPS <text:s text:c="3"/>1800 <text:s text:c="2"/>239288878 <text:s text:c="5"/>0.0</text:p>
      <text:p text:style-name="Standard"><text:s text:c="2"/>2 TESS Sector 15 2019 <text:s text:c="3"/>QLP <text:s text:c="3"/>1800 <text:s text:c="2"/>239288876 <text:s text:c="5"/>0.0</text:p>
      <text:p text:style-name="Standard"><text:s text:c="2"/>3 TESS Sector 15 2019 <text:s/>CDIPS <text:s text:c="3"/>1800 <text:s text:c="2"/>239288878 <text:s text:c="5"/>0.0</text:p>
      <text:p text:style-name="Standard"><text:s text:c="2"/>4 TESS Sector 41 2021 <text:s text:c="3"/>QLP <text:s text:c="4"/>600 <text:s text:c="2"/>239288876 <text:s text:c="5"/>0.0</text:p>
      <text:p text:style-name="Standard"><text:s text:c="2"/>5 TESS Sector 41 2021 <text:s/>CDIPS <text:s text:c="3"/>1800 <text:s text:c="2"/>239288878 <text:s text:c="5"/>0.0</text:p>
      <text:p text:style-name="Standard"><text:s text:c="2"/>6 TESS Sector 54 2022 <text:s text:c="3"/>QLP <text:s text:c="4"/>600 <text:s text:c="2"/>239288876 <text:s text:c="5"/>0.0</text:p>
      <text:p text:style-name="Standard"><text:s text:c="2"/>7 TESS Sector 54 2022 <text:s/>CDIPS <text:s text:c="3"/>1800 <text:s text:c="2"/>239288878 <text:s text:c="5"/>0.0</text:p>
      <text:p text:style-name="Standard"><text:s text:c="2"/>8 TESS Sector 55 2022 <text:s text:c="3"/>QLP <text:s text:c="4"/>600 <text:s text:c="2"/>239288876 <text:s text:c="5"/>0.0</text:p>
      <text:p text:style-name="Standard"><text:s text:c="2"/>9 TESS Sector 55 2022 <text:s/>CDIPS <text:s text:c="3"/>1800 <text:s text:c="2"/>239288878 <text:s text:c="5"/>0.0</text:p>
      <text:p text:style-name="Standard">########################################</text:p>
      <text:p text:style-name="Standard">KIC 891306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88756 <text:s text:c="5"/>0.0</text:p>
      <text:p text:style-name="Standard"><text:s text:c="2"/>1 TESS Sector 14 2019 <text:s/>TASOC <text:s text:c="3"/>1800 <text:s text:c="2"/>239288756 <text:s text:c="5"/>0.0</text:p>
      <text:p text:style-name="Standard"><text:s text:c="2"/>2 TESS Sector 14 2019 <text:s/>TASOC <text:s text:c="3"/>1800 <text:s text:c="2"/>239288756 <text:s text:c="5"/>0.0</text:p>
      <text:p text:style-name="Standard"><text:s text:c="2"/>3 TESS Sector 15 2019 <text:s text:c="3"/>QLP <text:s text:c="3"/>1800 <text:s text:c="2"/>239288756 <text:s text:c="5"/>0.0</text:p>
      <text:p text:style-name="Standard"><text:s text:c="2"/>4 TESS Sector 15 2019 <text:s/>TASOC <text:s text:c="3"/>1800 <text:s text:c="2"/>239288756 <text:s text:c="5"/>0.0</text:p>
      <text:p text:style-name="Standard"><text:s text:c="2"/>5 TESS Sector 15 2019 <text:s/>TASOC <text:s text:c="3"/>1800 <text:s text:c="2"/>239288756 <text:s text:c="5"/>0.0</text:p>
      <text:p text:style-name="Standard"><text:s text:c="2"/>6 TESS Sector 41 2021 <text:s text:c="3"/>QLP <text:s text:c="4"/>600 <text:s text:c="2"/>239288756 <text:s text:c="5"/>0.0</text:p>
      <text:p text:style-name="Standard"><text:soft-page-break/><text:s text:c="2"/>7 TESS Sector 54 2022 <text:s text:c="3"/>QLP <text:s text:c="4"/>600 <text:s text:c="2"/>239288756 <text:s text:c="5"/>0.0</text:p>
      <text:p text:style-name="Standard"><text:s text:c="2"/>8 TESS Sector 55 2022 <text:s text:c="3"/>QLP <text:s text:c="4"/>600 <text:s text:c="2"/>239288756 <text:s text:c="5"/>0.0</text:p>
      <text:p text:style-name="Standard">########################################</text:p>
      <text:p text:style-name="Standard">KIC 8915238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85061134 <text:s text:c="5"/>0.0</text:p>
      <text:p text:style-name="Standard"><text:s text:c="2"/>1 TESS Sector 14 2019 <text:s/>CDIPS <text:s text:c="3"/>1800 <text:s text:c="2"/>185061144 <text:s text:c="5"/>0.0</text:p>
      <text:p text:style-name="Standard"><text:s text:c="2"/>2 TESS Sector 15 2019 <text:s text:c="3"/>QLP <text:s text:c="3"/>1800 <text:s text:c="2"/>185061134 <text:s text:c="5"/>0.0</text:p>
      <text:p text:style-name="Standard"><text:s text:c="2"/>3 TESS Sector 15 2019 <text:s/>CDIPS <text:s text:c="3"/>1800 <text:s text:c="2"/>185061144 <text:s text:c="5"/>0.0</text:p>
      <text:p text:style-name="Standard"><text:s text:c="2"/>4 TESS Sector 41 2021 <text:s text:c="3"/>QLP <text:s text:c="4"/>600 <text:s text:c="2"/>185061134 <text:s text:c="5"/>0.0</text:p>
      <text:p text:style-name="Standard"><text:s text:c="2"/>5 TESS Sector 41 2021 <text:s/>CDIPS <text:s text:c="3"/>1800 <text:s text:c="2"/>185061144 <text:s text:c="5"/>0.0</text:p>
      <text:p text:style-name="Standard"><text:s text:c="2"/>6 TESS Sector 54 2022 <text:s text:c="3"/>QLP <text:s text:c="4"/>600 <text:s text:c="2"/>185061134 <text:s text:c="5"/>0.0</text:p>
      <text:p text:style-name="Standard"><text:s text:c="2"/>7 TESS Sector 54 2022 <text:s/>CDIPS <text:s text:c="3"/>1800 <text:s text:c="2"/>185061144 <text:s text:c="5"/>0.0</text:p>
      <text:p text:style-name="Standard"><text:s text:c="2"/>8 TESS Sector 55 2022 <text:s text:c="3"/>QLP <text:s text:c="4"/>600 <text:s text:c="2"/>185061134 <text:s text:c="5"/>0.0</text:p>
      <text:p text:style-name="Standard"><text:s text:c="2"/>9 TESS Sector 55 2022 <text:s/>CDIPS <text:s text:c="3"/>1800 <text:s text:c="2"/>185061144 <text:s text:c="5"/>0.0</text:p>
      <text:p text:style-name="Standard">########################################</text:p>
      <text:p text:style-name="Standard">KIC 8934111</text:p>
      <text:p text:style-name="Standard">SearchResult containing 0 data products.</text:p>
      <text:p text:style-name="Standard">########################################</text:p>
      <text:p text:style-name="Standard">KIC 8953296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074304 <text:s text:c="5"/>0.0</text:p>
      <text:p text:style-name="Standard"><text:s text:c="2"/>1 TESS Sector 15 2019 <text:s text:c="3"/>QLP <text:s text:c="3"/>1800 <text:s text:c="3"/>63074304 <text:s text:c="5"/>0.0</text:p>
      <text:p text:style-name="Standard"><text:s text:c="2"/>2 TESS Sector 40 2021 <text:s text:c="3"/>QLP <text:s text:c="4"/>600 <text:s text:c="3"/>63074304 <text:s text:c="5"/>0.0</text:p>
      <text:p text:style-name="Standard"><text:s text:c="2"/>3 TESS Sector 41 2021 <text:s text:c="3"/>QLP <text:s text:c="4"/>600 <text:s text:c="3"/>63074304 <text:s text:c="5"/>0.0</text:p>
      <text:p text:style-name="Standard"><text:s text:c="2"/>4 TESS Sector 55 2022 <text:s text:c="3"/>QLP <text:s text:c="4"/>600 <text:s text:c="3"/>63074304 <text:s text:c="5"/>0.0</text:p>
      <text:p text:style-name="Standard">########################################</text:p>
      <text:p text:style-name="Standard">KIC 895695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5574140 <text:s text:c="5"/>0.0</text:p>
      <text:p text:style-name="Standard"><text:s text:c="2"/>1 TESS Sector 14 2019 <text:s/>TASOC <text:s text:c="3"/>1800 <text:s text:c="2"/>275574140 <text:s text:c="5"/>0.0</text:p>
      <text:p text:style-name="Standard"><text:s text:c="2"/>2 TESS Sector 15 2019 <text:s/>TASOC <text:s text:c="3"/>1800 <text:s text:c="2"/>275574140 <text:s text:c="5"/>0.0</text:p>
      <text:p text:style-name="Standard"><text:s text:c="2"/>3 TESS Sector 15 2019 <text:s/>TASOC <text:s text:c="3"/>1800 <text:s text:c="2"/>275574140 <text:s text:c="5"/>0.0</text:p>
      <text:p text:style-name="Standard">########################################</text:p>
      <text:p text:style-name="Standard">KIC 8957887</text:p>
      <text:p text:style-name="Standard">SearchResult containing 0 data products.</text:p>
      <text:p text:style-name="Standard">########################################</text:p>
      <text:p text:style-name="Standard"><text:soft-page-break/>KIC 8958670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787391 <text:s text:c="5"/>0.0</text:p>
      <text:p text:style-name="Standard"><text:s text:c="2"/>1 TESS Sector 14 2019 <text:s/>TASOC <text:s text:c="3"/>1800 <text:s text:c="2"/>270787391 <text:s text:c="5"/>0.0</text:p>
      <text:p text:style-name="Standard"><text:s text:c="2"/>2 TESS Sector 14 2019 <text:s/>TASOC <text:s text:c="3"/>1800 <text:s text:c="2"/>270787391 <text:s text:c="5"/>0.0</text:p>
      <text:p text:style-name="Standard"><text:s text:c="2"/>3 TESS Sector 15 2019 <text:s text:c="3"/>QLP <text:s text:c="3"/>1800 <text:s text:c="2"/>270787391 <text:s text:c="5"/>0.0</text:p>
      <text:p text:style-name="Standard"><text:s text:c="2"/>4 TESS Sector 15 2019 <text:s/>TASOC <text:s text:c="3"/>1800 <text:s text:c="2"/>270787391 <text:s text:c="5"/>0.0</text:p>
      <text:p text:style-name="Standard"><text:s text:c="2"/>5 TESS Sector 15 2019 <text:s/>TASOC <text:s text:c="3"/>1800 <text:s text:c="2"/>270787391 <text:s text:c="5"/>0.0</text:p>
      <text:p text:style-name="Standard"><text:s text:c="2"/>6 TESS Sector 40 2021 <text:s text:c="3"/>QLP <text:s text:c="4"/>600 <text:s text:c="2"/>270787391 <text:s text:c="5"/>0.0</text:p>
      <text:p text:style-name="Standard"><text:s text:c="2"/>7 TESS Sector 41 2021 <text:s text:c="3"/>QLP <text:s text:c="4"/>600 <text:s text:c="2"/>270787391 <text:s text:c="5"/>0.0</text:p>
      <text:p text:style-name="Standard">########################################</text:p>
      <text:p text:style-name="Standard">KIC 8971432</text:p>
      <text:p text:style-name="Standard">SearchResult containing 0 data products.</text:p>
      <text:p text:style-name="Standard">########################################</text:p>
      <text:p text:style-name="Standard">KIC 8977390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391214 <text:s text:c="5"/>0.0</text:p>
      <text:p text:style-name="Standard"><text:s text:c="2"/>1 TESS Sector 14 2019 <text:s/>TASOC <text:s text:c="3"/>1800 <text:s text:c="2"/>268391214 <text:s text:c="5"/>0.0</text:p>
      <text:p text:style-name="Standard"><text:s text:c="2"/>2 TESS Sector 14 2019 <text:s/>TASOC <text:s text:c="3"/>1800 <text:s text:c="2"/>268391214 <text:s text:c="5"/>0.0</text:p>
      <text:p text:style-name="Standard"><text:s text:c="2"/>3 TESS Sector 15 2019 <text:s text:c="3"/>QLP <text:s text:c="3"/>1800 <text:s text:c="2"/>268391214 <text:s text:c="5"/>0.0</text:p>
      <text:p text:style-name="Standard"><text:s text:c="2"/>4 TESS Sector 15 2019 <text:s/>TASOC <text:s text:c="3"/>1800 <text:s text:c="2"/>268391214 <text:s text:c="5"/>0.0</text:p>
      <text:p text:style-name="Standard"><text:s text:c="2"/>5 TESS Sector 15 2019 <text:s/>TASOC <text:s text:c="3"/>1800 <text:s text:c="2"/>268391214 <text:s text:c="5"/>0.0</text:p>
      <text:p text:style-name="Standard"><text:s text:c="2"/>6 TESS Sector 41 2021 <text:s text:c="3"/>QLP <text:s text:c="4"/>600 <text:s text:c="2"/>268391214 <text:s text:c="5"/>0.0</text:p>
      <text:p text:style-name="Standard"><text:s text:c="2"/>7 TESS Sector 54 2022 <text:s text:c="3"/>QLP <text:s text:c="4"/>600 <text:s text:c="2"/>268391214 <text:s text:c="5"/>0.0</text:p>
      <text:p text:style-name="Standard"><text:s text:c="2"/>8 TESS Sector 55 2022 <text:s text:c="3"/>QLP <text:s text:c="4"/>600 <text:s text:c="2"/>268391214 <text:s text:c="5"/>0.0</text:p>
      <text:p text:style-name="Standard">########################################</text:p>
      <text:p text:style-name="Standard">KIC 8982501</text:p>
      <text:p text:style-name="Standard">SearchResult containing 0 data products.</text:p>
      <text:p text:style-name="Standard">########################################</text:p>
      <text:p text:style-name="Standard">KIC 8982514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88474 <text:s text:c="5"/>0.0</text:p>
      <text:p text:style-name="Standard"><text:s text:c="2"/>1 TESS Sector 15 2019 <text:s text:c="3"/>QLP <text:s text:c="3"/>1800 <text:s text:c="2"/>239288474 <text:s text:c="5"/>0.0</text:p>
      <text:p text:style-name="Standard"><text:s text:c="2"/>2 TESS Sector 41 2021 <text:s text:c="3"/>QLP <text:s text:c="4"/>600 <text:s text:c="2"/>239288474 <text:s text:c="5"/>0.0</text:p>
      <text:p text:style-name="Standard"><text:s text:c="2"/>3 TESS Sector 54 2022 <text:s text:c="3"/>QLP <text:s text:c="4"/>600 <text:s text:c="2"/>239288474 <text:s text:c="5"/>0.0</text:p>
      <text:p text:style-name="Standard"><text:s text:c="2"/>4 TESS Sector 55 2022 <text:s text:c="3"/>QLP <text:s text:c="4"/>600 <text:s text:c="2"/>239288474 <text:s text:c="5"/>0.0</text:p>
      <text:p text:style-name="Standard">########################################</text:p>
      <text:p text:style-name="Standard"><text:soft-page-break/>KIC 900438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678016 <text:s text:c="5"/>0.0</text:p>
      <text:p text:style-name="Standard"><text:s text:c="2"/>1 TESS Sector 14 2019 <text:s/>TASOC <text:s text:c="3"/>1800 <text:s text:c="2"/>164678016 <text:s text:c="5"/>0.0</text:p>
      <text:p text:style-name="Standard"><text:s text:c="2"/>2 TESS Sector 26 2020 <text:s/>TASOC <text:s text:c="3"/>1800 <text:s text:c="2"/>164678016 <text:s text:c="5"/>0.0</text:p>
      <text:p text:style-name="Standard"><text:s text:c="2"/>3 TESS Sector 26 2020 <text:s/>TASOC <text:s text:c="3"/>1800 <text:s text:c="2"/>164678016 <text:s text:c="5"/>0.0</text:p>
      <text:p text:style-name="Standard">########################################</text:p>
      <text:p text:style-name="Standard">KIC 9005043</text:p>
      <text:p text:style-name="Standard">SearchResult containing 0 data products.</text:p>
      <text:p text:style-name="Standard">########################################</text:p>
      <text:p text:style-name="Standard">KIC 9020289</text:p>
      <text:p text:style-name="Standard">SearchResult containing 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4"/>120 <text:s text:c="2"/>159647211 <text:s text:c="5"/>0.0</text:p>
      <text:p text:style-name="Standard">########################################</text:p>
      <text:p text:style-name="Standard">KIC 902042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59722556 <text:s text:c="5"/>0.0</text:p>
      <text:p text:style-name="Standard"><text:s text:c="2"/>1 TESS Sector 15 2019 <text:s/>TASOC <text:s text:c="3"/>1800 <text:s text:c="2"/>159722556 <text:s text:c="5"/>0.0</text:p>
      <text:p text:style-name="Standard">########################################</text:p>
      <text:p text:style-name="Standard">KIC 9021397</text:p>
      <text:p text:style-name="Standard">SearchResult containing 0 data products.</text:p>
      <text:p text:style-name="Standard">########################################</text:p>
      <text:p text:style-name="Standard">KIC 9026766</text:p>
      <text:p text:style-name="Standard">SearchResult containing 0 data products.</text:p>
      <text:p text:style-name="Standard">########################################</text:p>
      <text:p text:style-name="Standard">KIC 9028024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CDIPS <text:s text:c="3"/>1800 <text:s text:c="2"/>270787632 <text:s text:c="5"/>0.0</text:p>
      <text:p text:style-name="Standard"><text:s text:c="2"/>1 TESS Sector 15 2019 <text:s/>CDIPS <text:s text:c="3"/>1800 <text:s text:c="2"/>270787632 <text:s text:c="5"/>0.0</text:p>
      <text:p text:style-name="Standard"><text:s text:c="2"/>2 TESS Sector 40 2021 <text:s/>CDIPS <text:s text:c="3"/>1800 <text:s text:c="2"/>270787632 <text:s text:c="5"/>0.0</text:p>
      <text:p text:style-name="Standard"><text:s text:c="2"/>3 TESS Sector 41 2021 <text:s/>CDIPS <text:s text:c="3"/>1800 <text:s text:c="2"/>270787632 <text:s text:c="5"/>0.0</text:p>
      <text:p text:style-name="Standard">########################################</text:p>
      <text:p text:style-name="Standard">KIC 9030447</text:p>
      <text:p text:style-name="Standard"><text:soft-page-break/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256631 <text:s text:c="5"/>0.0</text:p>
      <text:p text:style-name="Standard"><text:s text:c="2"/>1 TESS Sector 14 2019 <text:s/>TASOC <text:s text:c="3"/>1800 <text:s text:c="2"/>271256631 <text:s text:c="5"/>0.0</text:p>
      <text:p text:style-name="Standard"><text:s text:c="2"/>2 TESS Sector 14 2019 <text:s/>TASOC <text:s text:c="3"/>1800 <text:s text:c="2"/>271256631 <text:s text:c="5"/>0.0</text:p>
      <text:p text:style-name="Standard"><text:s text:c="2"/>3 TESS Sector 15 2019 <text:s text:c="3"/>QLP <text:s text:c="3"/>1800 <text:s text:c="2"/>271256631 <text:s text:c="5"/>0.0</text:p>
      <text:p text:style-name="Standard"><text:s text:c="2"/>4 TESS Sector 15 2019 <text:s/>TASOC <text:s text:c="3"/>1800 <text:s text:c="2"/>271256631 <text:s text:c="5"/>0.0</text:p>
      <text:p text:style-name="Standard"><text:s text:c="2"/>5 TESS Sector 15 2019 <text:s/>TASOC <text:s text:c="3"/>1800 <text:s text:c="2"/>271256631 <text:s text:c="5"/>0.0</text:p>
      <text:p text:style-name="Standard"><text:s text:c="2"/>6 TESS Sector 40 2021 <text:s text:c="3"/>QLP <text:s text:c="4"/>600 <text:s text:c="2"/>271256631 <text:s text:c="5"/>0.0</text:p>
      <text:p text:style-name="Standard"><text:s text:c="2"/>7 TESS Sector 55 2022 <text:s text:c="3"/>QLP <text:s text:c="4"/>600 <text:s text:c="2"/>271256631 <text:s text:c="5"/>0.0</text:p>
      <text:p text:style-name="Standard">########################################</text:p>
      <text:p text:style-name="Standard">KIC 9030509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271256625 <text:s text:c="5"/>0.0</text:p>
      <text:p text:style-name="Standard"><text:s text:c="2"/>1 TESS Sector 15 2019 <text:s/>TASOC <text:s text:c="3"/>1800 <text:s text:c="2"/>271256625 <text:s text:c="5"/>0.0</text:p>
      <text:p text:style-name="Standard">########################################</text:p>
      <text:p text:style-name="Standard">KIC 903081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352434 <text:s text:c="5"/>0.0</text:p>
      <text:p text:style-name="Standard"><text:s text:c="2"/>1 TESS Sector 15 2019 <text:s text:c="3"/>QLP <text:s text:c="3"/>1800 <text:s text:c="2"/>271352434 <text:s text:c="5"/>0.0</text:p>
      <text:p text:style-name="Standard"><text:s text:c="2"/>2 TESS Sector 40 2021 <text:s text:c="3"/>QLP <text:s text:c="4"/>600 <text:s text:c="2"/>271352434 <text:s text:c="5"/>0.0</text:p>
      <text:p text:style-name="Standard"><text:s text:c="2"/>3 TESS Sector 54 2022 <text:s text:c="3"/>QLP <text:s text:c="4"/>600 <text:s text:c="2"/>271352434 <text:s text:c="5"/>0.0</text:p>
      <text:p text:style-name="Standard"><text:s text:c="2"/>4 TESS Sector 55 2022 <text:s text:c="3"/>QLP <text:s text:c="4"/>600 <text:s text:c="2"/>271352434 <text:s text:c="5"/>0.0</text:p>
      <text:p text:style-name="Standard">########################################</text:p>
      <text:p text:style-name="Standard">KIC 9032671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771935 <text:s text:c="5"/>0.0</text:p>
      <text:p text:style-name="Standard"><text:s text:c="2"/>1 TESS Sector 14 2019 <text:s/>TASOC <text:s text:c="3"/>1800 <text:s text:c="2"/>271771935 <text:s text:c="5"/>0.0</text:p>
      <text:p text:style-name="Standard"><text:s text:c="2"/>2 TESS Sector 14 2019 <text:s/>TASOC <text:s text:c="3"/>1800 <text:s text:c="2"/>271771935 <text:s text:c="5"/>0.0</text:p>
      <text:p text:style-name="Standard"><text:s text:c="2"/>3 TESS Sector 15 2019 <text:s text:c="3"/>QLP <text:s text:c="3"/>1800 <text:s text:c="2"/>271771935 <text:s text:c="5"/>0.0</text:p>
      <text:p text:style-name="Standard"><text:s text:c="2"/>4 TESS Sector 15 2019 <text:s/>TASOC <text:s text:c="3"/>1800 <text:s text:c="2"/>271771935 <text:s text:c="5"/>0.0</text:p>
      <text:p text:style-name="Standard"><text:s text:c="2"/>5 TESS Sector 15 2019 <text:s/>TASOC <text:s text:c="3"/>1800 <text:s text:c="2"/>271771935 <text:s text:c="5"/>0.0</text:p>
      <text:p text:style-name="Standard"><text:s text:c="2"/>6 TESS Sector 40 2021 <text:s text:c="3"/>QLP <text:s text:c="4"/>600 <text:s text:c="2"/>271771935 <text:s text:c="5"/>0.0</text:p>
      <text:p text:style-name="Standard"><text:s text:c="2"/>7 TESS Sector 41 2021 <text:s text:c="3"/>QLP <text:s text:c="4"/>600 <text:s text:c="2"/>271771935 <text:s text:c="5"/>0.0</text:p>
      <text:p text:style-name="Standard"><text:soft-page-break/><text:s text:c="2"/>8 TESS Sector 54 2022 <text:s text:c="3"/>QLP <text:s text:c="4"/>600 <text:s text:c="2"/>271771935 <text:s text:c="5"/>0.0</text:p>
      <text:p text:style-name="Standard"><text:s text:c="2"/>9 TESS Sector 55 2022 <text:s text:c="3"/>QLP <text:s text:c="4"/>600 <text:s text:c="2"/>271771935 <text:s text:c="5"/>0.0</text:p>
      <text:p text:style-name="Standard">########################################</text:p>
      <text:p text:style-name="Standard">KIC 9051716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288328 <text:s text:c="5"/>0.0</text:p>
      <text:p text:style-name="Standard"><text:s text:c="2"/>1 TESS Sector 15 2019 <text:s text:c="3"/>QLP <text:s text:c="3"/>1800 <text:s text:c="2"/>239288328 <text:s text:c="5"/>0.0</text:p>
      <text:p text:style-name="Standard"><text:s text:c="2"/>2 TESS Sector 41 2021 <text:s text:c="3"/>QLP <text:s text:c="4"/>600 <text:s text:c="2"/>239288328 <text:s text:c="5"/>0.0</text:p>
      <text:p text:style-name="Standard"><text:s text:c="2"/>3 TESS Sector 54 2022 <text:s text:c="3"/>QLP <text:s text:c="4"/>600 <text:s text:c="2"/>239288328 <text:s text:c="5"/>0.0</text:p>
      <text:p text:style-name="Standard"><text:s text:c="2"/>4 TESS Sector 55 2022 <text:s text:c="3"/>QLP <text:s text:c="4"/>600 <text:s text:c="2"/>239288328 <text:s text:c="5"/>0.0</text:p>
      <text:p text:style-name="Standard">########################################</text:p>
      <text:p text:style-name="Standard">KIC 9071104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415717 <text:s text:c="5"/>0.0</text:p>
      <text:p text:style-name="Standard"><text:s text:c="2"/>1 TESS Sector 14 2019 <text:s/>TASOC <text:s text:c="3"/>1800 <text:s text:c="2"/>164415717 <text:s text:c="5"/>0.0</text:p>
      <text:p text:style-name="Standard"><text:s text:c="2"/>2 TESS Sector 14 2019 <text:s/>TASOC <text:s text:c="3"/>1800 <text:s text:c="2"/>164415717 <text:s text:c="5"/>0.0</text:p>
      <text:p text:style-name="Standard"><text:s text:c="2"/>3 TESS Sector 26 2020 <text:s/>TASOC <text:s text:c="3"/>1800 <text:s text:c="2"/>164415717 <text:s text:c="5"/>0.0</text:p>
      <text:p text:style-name="Standard"><text:s text:c="2"/>4 TESS Sector 26 2020 <text:s/>TASOC <text:s text:c="3"/>1800 <text:s text:c="2"/>164415717 <text:s text:c="5"/>0.0</text:p>
      <text:p text:style-name="Standard"><text:s text:c="2"/>5 TESS Sector 40 2021 <text:s text:c="3"/>QLP <text:s text:c="4"/>600 <text:s text:c="2"/>164415717 <text:s text:c="5"/>0.0</text:p>
      <text:p text:style-name="Standard"><text:s text:c="2"/>6 TESS Sector 41 2021 <text:s text:c="3"/>QLP <text:s text:c="4"/>600 <text:s text:c="2"/>164415717 <text:s text:c="5"/>0.0</text:p>
      <text:p text:style-name="Standard"><text:s text:c="2"/>7 TESS Sector 53 2022 <text:s text:c="3"/>QLP <text:s text:c="4"/>600 <text:s text:c="2"/>164415717 <text:s text:c="5"/>0.0</text:p>
      <text:p text:style-name="Standard"><text:s text:c="2"/>8 TESS Sector 54 2022 <text:s text:c="3"/>QLP <text:s text:c="4"/>600 <text:s text:c="2"/>164415717 <text:s text:c="5"/>0.0</text:p>
      <text:p text:style-name="Standard"><text:s text:c="2"/>9 TESS Sector 55 2022 <text:s text:c="3"/>QLP <text:s text:c="4"/>600 <text:s text:c="2"/>164415717 <text:s text:c="5"/>0.0</text:p>
      <text:p text:style-name="Standard">########################################</text:p>
      <text:p text:style-name="Standard">KIC 9071373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458418 <text:s text:c="5"/>0.0</text:p>
      <text:p text:style-name="Standard"><text:s text:c="2"/>1 TESS Sector 14 2019 <text:s/>TASOC <text:s text:c="4"/>120 <text:s text:c="2"/>164458418 <text:s text:c="5"/>0.0</text:p>
      <text:p text:style-name="Standard"><text:s text:c="2"/>2 TESS Sector 14 2019 <text:s/>TASOC <text:s text:c="3"/>1800 <text:s text:c="2"/>164458418 <text:s text:c="5"/>0.0</text:p>
      <text:p text:style-name="Standard"><text:s text:c="2"/>3 TESS Sector 14 2019 <text:s/>TASOC <text:s text:c="3"/>1800 <text:s text:c="2"/>164458418 <text:s text:c="5"/>0.0</text:p>
      <text:p text:style-name="Standard"><text:s text:c="2"/>4 TESS Sector 26 2020 <text:s text:c="3"/>QLP <text:s text:c="3"/>1800 <text:s text:c="2"/>164458418 <text:s text:c="5"/>0.0</text:p>
      <text:p text:style-name="Standard"><text:s text:c="2"/>5 TESS Sector 40 2021 <text:s text:c="3"/>QLP <text:s text:c="4"/>600 <text:s text:c="2"/>164458418 <text:s text:c="5"/>0.0</text:p>
      <text:p text:style-name="Standard"><text:s text:c="2"/>6 TESS Sector 41 2021 <text:s text:c="3"/>QLP <text:s text:c="4"/>600 <text:s text:c="2"/>164458418 <text:s text:c="5"/>0.0</text:p>
      <text:p text:style-name="Standard"><text:s text:c="2"/>7 TESS Sector 53 2022 <text:s text:c="3"/>QLP <text:s text:c="4"/>600 <text:s text:c="2"/>164458418 <text:s text:c="5"/>0.0</text:p>
      <text:p text:style-name="Standard"><text:s text:c="2"/>8 TESS Sector 54 2022 <text:s text:c="3"/>QLP <text:s text:c="4"/>600 <text:s text:c="2"/>164458418 <text:s text:c="5"/>0.0</text:p>
      <text:p text:style-name="Standard"><text:s text:c="2"/>9 TESS Sector 55 2022 <text:s text:c="3"/>QLP <text:s text:c="4"/>600 <text:s text:c="2"/>164458418 <text:s text:c="5"/>0.0</text:p>
      <text:p text:style-name="Standard">########################################</text:p>
      <text:p text:style-name="Standard"><text:soft-page-break/>KIC 9075704</text:p>
      <text:p text:style-name="Standard">SearchResult containing 0 data products.</text:p>
      <text:p text:style-name="Standard">########################################</text:p>
      <text:p text:style-name="P1">KIC 9077796</text:p>
      <text:p text:style-name="Standard">SearchResult containing 13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4"/>TASOC <text:s text:c="3"/>1800 <text:s text:c="2"/>158320547 <text:s text:c="5"/>0.0</text:p>
      <text:p text:style-name="Standard"><text:s text:c="2"/>1 TESS Sector 14 2019 <text:s text:c="4"/>TASOC <text:s text:c="3"/>1800 <text:s text:c="2"/>158320547 <text:s text:c="5"/>0.0</text:p>
      <text:p text:style-name="Standard"><text:s text:c="2"/>2 TESS Sector 40 2021 <text:s text:c="6"/>QLP <text:s text:c="4"/>600 <text:s text:c="2"/>158320547 <text:s text:c="5"/>0.0</text:p>
      <text:p text:style-name="Standard"><text:s text:c="2"/>3 TESS Sector 41 2021 <text:s text:c="6"/>QLP <text:s text:c="4"/>600 <text:s text:c="2"/>158320547 <text:s text:c="5"/>0.0</text:p>
      <text:p text:style-name="Standard"><text:s text:c="2"/>4 TESS Sector 53 2022 <text:s text:c="5"/>SPOC <text:s text:c="4"/>120 <text:s text:c="2"/>158320547 <text:s text:c="5"/>0.0</text:p>
      <text:p text:style-name="Standard"><text:s text:c="2"/>5 TESS Sector 53 2022 TESS-SPOC <text:s text:c="4"/>600 <text:s text:c="2"/>158320547 <text:s text:c="5"/>0.0</text:p>
      <text:p text:style-name="Standard"><text:s text:c="2"/>6 TESS Sector 53 2022 <text:s text:c="6"/>QLP <text:s text:c="4"/>600 <text:s text:c="2"/>158320547 <text:s text:c="5"/>0.0</text:p>
      <text:p text:style-name="Standard"><text:s text:c="2"/>7 TESS Sector 54 2022 <text:s text:c="5"/>SPOC <text:s text:c="4"/>120 <text:s text:c="2"/>158320547 <text:s text:c="5"/>0.0</text:p>
      <text:p text:style-name="Standard"><text:s text:c="2"/>8 TESS Sector 54 2022 TESS-SPOC <text:s text:c="4"/>600 <text:s text:c="2"/>158320547 <text:s text:c="5"/>0.0</text:p>
      <text:p text:style-name="Standard"><text:s text:c="2"/>9 TESS Sector 54 2022 <text:s text:c="6"/>QLP <text:s text:c="4"/>600 <text:s text:c="2"/>158320547 <text:s text:c="5"/>0.0</text:p>
      <text:p text:style-name="Standard"><text:s/>10 TESS Sector 55 2022 <text:s text:c="5"/>SPOC <text:s text:c="4"/>120 <text:s text:c="2"/>158320547 <text:s text:c="5"/>0.0</text:p>
      <text:p text:style-name="Standard"><text:s/>11 TESS Sector 55 2022 TESS-SPOC <text:s text:c="4"/>600 <text:s text:c="2"/>158320547 <text:s text:c="5"/>0.0</text:p>
      <text:p text:style-name="Standard"><text:s/>12 TESS Sector 55 2022 <text:s text:c="6"/>QLP <text:s text:c="4"/>600 <text:s text:c="2"/>158320547 <text:s text:c="5"/>0.0</text:p>
      <text:p text:style-name="Standard">########################################</text:p>
      <text:p text:style-name="Standard">KIC 9085955</text:p>
      <text:p text:style-name="Standard">SearchResult containing 0 data products.</text:p>
      <text:p text:style-name="Standard">########################################</text:p>
      <text:p text:style-name="Standard">KIC 908791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9761924 <text:s text:c="5"/>0.0</text:p>
      <text:p text:style-name="Standard"><text:s text:c="2"/>1 TESS Sector 14 2019 <text:s/>TASOC <text:s text:c="3"/>1800 <text:s text:c="2"/>159761924 <text:s text:c="5"/>0.0</text:p>
      <text:p text:style-name="Standard"><text:s text:c="2"/>2 TESS Sector 15 2019 <text:s/>TASOC <text:s text:c="3"/>1800 <text:s text:c="2"/>159761924 <text:s text:c="5"/>0.0</text:p>
      <text:p text:style-name="Standard"><text:s text:c="2"/>3 TESS Sector 15 2019 <text:s/>TASOC <text:s text:c="3"/>1800 <text:s text:c="2"/>159761924 <text:s text:c="5"/>0.0</text:p>
      <text:p text:style-name="Standard">########################################</text:p>
      <text:p text:style-name="Standard">KIC 909181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40180171 <text:s text:c="5"/>0.0</text:p>
      <text:p text:style-name="Standard"><text:s text:c="2"/>1 TESS Sector 15 2019 <text:s text:c="3"/>QLP <text:s text:c="3"/>1800 <text:s text:c="2"/>240180171 <text:s text:c="5"/>0.0</text:p>
      <text:p text:style-name="Standard"><text:s text:c="2"/>2 TESS Sector 40 2021 <text:s text:c="3"/>QLP <text:s text:c="4"/>600 <text:s text:c="2"/>240180171 <text:s text:c="5"/>0.0</text:p>
      <text:p text:style-name="Standard"><text:s text:c="2"/>3 TESS Sector 41 2021 <text:s text:c="3"/>QLP <text:s text:c="4"/>600 <text:s text:c="2"/>240180171 <text:s text:c="5"/>0.0</text:p>
      <text:p text:style-name="Standard">########################################</text:p>
      <text:p text:style-name="Standard">KIC 9092303</text:p>
      <text:p text:style-name="Standard"><text:soft-page-break/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5490402 <text:s text:c="5"/>0.0</text:p>
      <text:p text:style-name="Standard"><text:s text:c="2"/>1 TESS Sector 15 2019 <text:s text:c="3"/>QLP <text:s text:c="3"/>1800 <text:s text:c="2"/>275490402 <text:s text:c="5"/>0.0</text:p>
      <text:p text:style-name="Standard"><text:s text:c="2"/>2 TESS Sector 40 2021 <text:s text:c="3"/>QLP <text:s text:c="4"/>600 <text:s text:c="2"/>275490402 <text:s text:c="5"/>0.0</text:p>
      <text:p text:style-name="Standard"><text:s text:c="2"/>3 TESS Sector 41 2021 <text:s text:c="3"/>QLP <text:s text:c="4"/>600 <text:s text:c="2"/>275490402 <text:s text:c="5"/>0.0</text:p>
      <text:p text:style-name="Standard">########################################</text:p>
      <text:p text:style-name="Standard">KIC 9094335</text:p>
      <text:p text:style-name="Standard">SearchResult containing 0 data products.</text:p>
      <text:p text:style-name="Standard">########################################</text:p>
      <text:p text:style-name="Standard">KIC 9097798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352737 <text:s text:c="5"/>0.0</text:p>
      <text:p text:style-name="Standard"><text:s text:c="2"/>1 TESS Sector 14 2019 <text:s/>TASOC <text:s text:c="3"/>1800 <text:s text:c="2"/>271352737 <text:s text:c="5"/>0.0</text:p>
      <text:p text:style-name="Standard">########################################</text:p>
      <text:p text:style-name="Standard">KIC 9101279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084985 <text:s text:c="5"/>0.0</text:p>
      <text:p text:style-name="Standard"><text:s text:c="2"/>1 TESS Sector 14 2019 <text:s/>TASOC <text:s text:c="3"/>1800 <text:s text:c="2"/>272084985 <text:s text:c="5"/>0.0</text:p>
      <text:p text:style-name="Standard"><text:s text:c="2"/>2 TESS Sector 14 2019 <text:s/>TASOC <text:s text:c="3"/>1800 <text:s text:c="2"/>272084985 <text:s text:c="5"/>0.0</text:p>
      <text:p text:style-name="Standard"><text:s text:c="2"/>3 TESS Sector 15 2019 <text:s text:c="3"/>QLP <text:s text:c="3"/>1800 <text:s text:c="2"/>272084985 <text:s text:c="5"/>0.0</text:p>
      <text:p text:style-name="Standard"><text:s text:c="2"/>4 TESS Sector 15 2019 <text:s/>TASOC <text:s text:c="3"/>1800 <text:s text:c="2"/>272084985 <text:s text:c="5"/>0.0</text:p>
      <text:p text:style-name="Standard"><text:s text:c="2"/>5 TESS Sector 15 2019 <text:s/>TASOC <text:s text:c="3"/>1800 <text:s text:c="2"/>272084985 <text:s text:c="5"/>0.0</text:p>
      <text:p text:style-name="Standard"><text:s text:c="2"/>6 TESS Sector 41 2021 <text:s text:c="3"/>QLP <text:s text:c="4"/>600 <text:s text:c="2"/>272084985 <text:s text:c="5"/>0.0</text:p>
      <text:p text:style-name="Standard"><text:s text:c="2"/>7 TESS Sector 54 2022 <text:s text:c="3"/>QLP <text:s text:c="4"/>600 <text:s text:c="2"/>272084985 <text:s text:c="5"/>0.0</text:p>
      <text:p text:style-name="Standard"><text:s text:c="2"/>8 TESS Sector 55 2022 <text:s text:c="3"/>QLP <text:s text:c="4"/>600 <text:s text:c="2"/>272084985 <text:s text:c="5"/>0.0</text:p>
      <text:p text:style-name="Standard">########################################</text:p>
      <text:p text:style-name="Standard">KIC 9110213</text:p>
      <text:p text:style-name="Standard">SearchResult containing 0 data products.</text:p>
      <text:p text:style-name="Standard">########################################</text:p>
      <text:p text:style-name="Standard">KIC 9137992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527205 <text:s text:c="5"/>0.0</text:p>
      <text:p text:style-name="Standard"><text:s text:c="2"/>1 TESS Sector 14 2019 <text:s/>TASOC <text:s text:c="3"/>1800 <text:s text:c="2"/>164527205 <text:s text:c="5"/>0.0</text:p>
      <text:p text:style-name="Standard"><text:soft-page-break/><text:s text:c="2"/>2 TESS Sector 14 2019 <text:s/>TASOC <text:s text:c="3"/>1800 <text:s text:c="2"/>164527205 <text:s text:c="5"/>0.0</text:p>
      <text:p text:style-name="Standard"><text:s text:c="2"/>3 TESS Sector 26 2020 <text:s text:c="3"/>QLP <text:s text:c="3"/>1800 <text:s text:c="2"/>164527205 <text:s text:c="5"/>0.0</text:p>
      <text:p text:style-name="Standard"><text:s text:c="2"/>4 TESS Sector 26 2020 <text:s/>TASOC <text:s text:c="3"/>1800 <text:s text:c="2"/>164527205 <text:s text:c="5"/>0.0</text:p>
      <text:p text:style-name="Standard"><text:s text:c="2"/>5 TESS Sector 26 2020 <text:s/>TASOC <text:s text:c="3"/>1800 <text:s text:c="2"/>164527205 <text:s text:c="5"/>0.0</text:p>
      <text:p text:style-name="Standard"><text:s text:c="2"/>6 TESS Sector 40 2021 <text:s text:c="3"/>QLP <text:s text:c="4"/>600 <text:s text:c="2"/>164527205 <text:s text:c="5"/>0.0</text:p>
      <text:p text:style-name="Standard"><text:s text:c="2"/>7 TESS Sector 41 2021 <text:s text:c="3"/>QLP <text:s text:c="4"/>600 <text:s text:c="2"/>164527205 <text:s text:c="5"/>0.0</text:p>
      <text:p text:style-name="Standard"><text:s text:c="2"/>8 TESS Sector 53 2022 <text:s text:c="3"/>QLP <text:s text:c="4"/>600 <text:s text:c="2"/>164527205 <text:s text:c="5"/>0.0</text:p>
      <text:p text:style-name="Standard"><text:s text:c="2"/>9 TESS Sector 54 2022 <text:s text:c="3"/>QLP <text:s text:c="4"/>600 <text:s text:c="2"/>164527205 <text:s text:c="5"/>0.0</text:p>
      <text:p text:style-name="Standard"><text:s/>10 TESS Sector 55 2022 <text:s text:c="3"/>QLP <text:s text:c="4"/>600 <text:s text:c="2"/>164527205 <text:s text:c="5"/>0.0</text:p>
      <text:p text:style-name="Standard">########################################</text:p>
      <text:p text:style-name="Standard">KIC 9142964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212615 <text:s text:c="5"/>0.0</text:p>
      <text:p text:style-name="Standard"><text:s text:c="2"/>1 TESS Sector 14 2019 <text:s/>TASOC <text:s text:c="3"/>1800 <text:s text:c="2"/>158212615 <text:s text:c="5"/>0.0</text:p>
      <text:p text:style-name="Standard"><text:s text:c="2"/>2 TESS Sector 14 2019 <text:s/>TASOC <text:s text:c="3"/>1800 <text:s text:c="2"/>158212615 <text:s text:c="5"/>0.0</text:p>
      <text:p text:style-name="Standard"><text:s text:c="2"/>3 TESS Sector 26 2020 <text:s text:c="3"/>QLP <text:s text:c="3"/>1800 <text:s text:c="2"/>158212615 <text:s text:c="5"/>0.0</text:p>
      <text:p text:style-name="Standard"><text:s text:c="2"/>4 TESS Sector 26 2020 <text:s/>TASOC <text:s text:c="3"/>1800 <text:s text:c="2"/>158212615 <text:s text:c="5"/>0.0</text:p>
      <text:p text:style-name="Standard"><text:s text:c="2"/>5 TESS Sector 26 2020 <text:s/>TASOC <text:s text:c="3"/>1800 <text:s text:c="2"/>158212615 <text:s text:c="5"/>0.0</text:p>
      <text:p text:style-name="Standard"><text:s text:c="2"/>6 TESS Sector 40 2021 <text:s text:c="3"/>QLP <text:s text:c="4"/>600 <text:s text:c="2"/>158212615 <text:s text:c="5"/>0.0</text:p>
      <text:p text:style-name="Standard"><text:s text:c="2"/>7 TESS Sector 41 2021 <text:s text:c="3"/>QLP <text:s text:c="4"/>600 <text:s text:c="2"/>158212615 <text:s text:c="5"/>0.0</text:p>
      <text:p text:style-name="Standard"><text:s text:c="2"/>8 TESS Sector 53 2022 <text:s text:c="3"/>QLP <text:s text:c="4"/>600 <text:s text:c="2"/>158212615 <text:s text:c="5"/>0.0</text:p>
      <text:p text:style-name="Standard"><text:s text:c="2"/>9 TESS Sector 54 2022 <text:s text:c="3"/>QLP <text:s text:c="4"/>600 <text:s text:c="2"/>158212615 <text:s text:c="5"/>0.0</text:p>
      <text:p text:style-name="Standard"><text:s/>10 TESS Sector 55 2022 <text:s text:c="3"/>QLP <text:s text:c="4"/>600 <text:s text:c="2"/>158212615 <text:s text:c="5"/>0.0</text:p>
      <text:p text:style-name="Standard">########################################</text:p>
      <text:p text:style-name="Standard">KIC 914570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559240 <text:s text:c="5"/>0.0</text:p>
      <text:p text:style-name="Standard"><text:s text:c="2"/>1 TESS Sector 14 2019 <text:s/>TASOC <text:s text:c="3"/>1800 <text:s text:c="2"/>158559240 <text:s text:c="5"/>0.0</text:p>
      <text:p text:style-name="Standard"><text:s text:c="2"/>2 TESS Sector 15 2019 <text:s/>TASOC <text:s text:c="3"/>1800 <text:s text:c="2"/>158559240 <text:s text:c="5"/>0.0</text:p>
      <text:p text:style-name="Standard"><text:s text:c="2"/>3 TESS Sector 15 2019 <text:s/>TASOC <text:s text:c="3"/>1800 <text:s text:c="2"/>158559240 <text:s text:c="5"/>0.0</text:p>
      <text:p text:style-name="Standard">########################################</text:p>
      <text:p text:style-name="Standard">KIC 9145846</text:p>
      <text:p text:style-name="Standard">SearchResult containing 0 data products.</text:p>
      <text:p text:style-name="Standard">########################################</text:p>
      <text:p text:style-name="Standard">KIC 9151972</text:p>
      <text:p text:style-name="Standard">SearchResult containing 0 data products.</text:p>
      <text:p text:style-name="Standard">########################################</text:p>
      <text:p text:style-name="Standard">KIC 9161428</text:p>
      <text:p text:style-name="Standard">SearchResult containing 0 data products.</text:p>
      <text:p text:style-name="Standard">########################################</text:p>
      <text:p text:style-name="Standard">KIC 9163674</text:p>
      <text:p text:style-name="Standard"><text:soft-page-break/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4"/>120 <text:s text:c="2"/>271545274 <text:s text:c="5"/>0.0</text:p>
      <text:p text:style-name="Standard"><text:s text:c="2"/>1 TESS Sector 14 2019 <text:s/>TASOC <text:s text:c="3"/>1800 <text:s text:c="2"/>271545274 <text:s text:c="5"/>0.0</text:p>
      <text:p text:style-name="Standard"><text:s text:c="2"/>2 TESS Sector 14 2019 <text:s/>TASOC <text:s text:c="3"/>1800 <text:s text:c="2"/>271545274 <text:s text:c="5"/>0.0</text:p>
      <text:p text:style-name="Standard"><text:s text:c="2"/>3 TESS Sector 15 2019 <text:s/>TASOC <text:s text:c="4"/>120 <text:s text:c="2"/>271545274 <text:s text:c="5"/>0.0</text:p>
      <text:p text:style-name="Standard"><text:s text:c="2"/>4 TESS Sector 15 2019 <text:s/>TASOC <text:s text:c="3"/>1800 <text:s text:c="2"/>271545274 <text:s text:c="5"/>0.0</text:p>
      <text:p text:style-name="Standard"><text:s text:c="2"/>5 TESS Sector 15 2019 <text:s/>TASOC <text:s text:c="3"/>1800 <text:s text:c="2"/>271545274 <text:s text:c="5"/>0.0</text:p>
      <text:p text:style-name="Standard">########################################</text:p>
      <text:p text:style-name="Standard">KIC 916456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772393 <text:s text:c="5"/>0.0</text:p>
      <text:p text:style-name="Standard"><text:s text:c="2"/>1 TESS Sector 14 2019 <text:s/>TASOC <text:s text:c="3"/>1800 <text:s text:c="2"/>271772393 <text:s text:c="5"/>0.0</text:p>
      <text:p text:style-name="Standard"><text:s text:c="2"/>2 TESS Sector 14 2019 <text:s/>TASOC <text:s text:c="3"/>1800 <text:s text:c="2"/>271772393 <text:s text:c="5"/>0.0</text:p>
      <text:p text:style-name="Standard"><text:s text:c="2"/>3 TESS Sector 15 2019 <text:s text:c="3"/>QLP <text:s text:c="3"/>1800 <text:s text:c="2"/>271772393 <text:s text:c="5"/>0.0</text:p>
      <text:p text:style-name="Standard"><text:s text:c="2"/>4 TESS Sector 15 2019 <text:s/>TASOC <text:s text:c="3"/>1800 <text:s text:c="2"/>271772393 <text:s text:c="5"/>0.0</text:p>
      <text:p text:style-name="Standard"><text:s text:c="2"/>5 TESS Sector 15 2019 <text:s/>TASOC <text:s text:c="3"/>1800 <text:s text:c="2"/>271772393 <text:s text:c="5"/>0.0</text:p>
      <text:p text:style-name="Standard"><text:s text:c="2"/>6 TESS Sector 40 2021 <text:s text:c="3"/>QLP <text:s text:c="4"/>600 <text:s text:c="2"/>271772393 <text:s text:c="5"/>0.0</text:p>
      <text:p text:style-name="Standard"><text:s text:c="2"/>7 TESS Sector 41 2021 <text:s text:c="3"/>QLP <text:s text:c="4"/>600 <text:s text:c="2"/>271772393 <text:s text:c="5"/>0.0</text:p>
      <text:p text:style-name="Standard"><text:s text:c="2"/>8 TESS Sector 55 2022 <text:s text:c="3"/>QLP <text:s text:c="4"/>600 <text:s text:c="2"/>271772393 <text:s text:c="5"/>0.0</text:p>
      <text:p text:style-name="Standard">########################################</text:p>
      <text:p text:style-name="Standard">KIC 9164694</text:p>
      <text:p text:style-name="Standard">SearchResult containing 0 data products.</text:p>
      <text:p text:style-name="Standard">########################################</text:p>
      <text:p text:style-name="Standard">KIC 9179806</text:p>
      <text:p text:style-name="Standard">SearchResult containing 0 data products.</text:p>
      <text:p text:style-name="Standard">########################################</text:p>
      <text:p text:style-name="Standard">KIC 9207508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274148 <text:s text:c="5"/>0.0</text:p>
      <text:p text:style-name="Standard"><text:s text:c="2"/>1 TESS Sector 14 2019 <text:s/>TASOC <text:s text:c="3"/>1800 <text:s text:c="2"/>158274148 <text:s text:c="5"/>0.0</text:p>
      <text:p text:style-name="Standard"><text:s text:c="2"/>2 TESS Sector 14 2019 <text:s/>TASOC <text:s text:c="3"/>1800 <text:s text:c="2"/>158274148 <text:s text:c="5"/>0.0</text:p>
      <text:p text:style-name="Standard"><text:s text:c="2"/>3 TESS Sector 26 2020 <text:s/>TASOC <text:s text:c="3"/>1800 <text:s text:c="2"/>158274148 <text:s text:c="5"/>0.0</text:p>
      <text:p text:style-name="Standard"><text:s text:c="2"/>4 TESS Sector 26 2020 <text:s/>TASOC <text:s text:c="3"/>1800 <text:s text:c="2"/>158274148 <text:s text:c="5"/>0.0</text:p>
      <text:p text:style-name="Standard"><text:s text:c="2"/>5 TESS Sector 40 2021 <text:s text:c="3"/>QLP <text:s text:c="4"/>600 <text:s text:c="2"/>158274148 <text:s text:c="5"/>0.0</text:p>
      <text:p text:style-name="Standard"><text:s text:c="2"/>6 TESS Sector 41 2021 <text:s text:c="3"/>QLP <text:s text:c="4"/>600 <text:s text:c="2"/>158274148 <text:s text:c="5"/>0.0</text:p>
      <text:p text:style-name="Standard"><text:s text:c="2"/>7 TESS Sector 53 2022 <text:s text:c="3"/>QLP <text:s text:c="4"/>600 <text:s text:c="2"/>158274148 <text:s text:c="5"/>0.0</text:p>
      <text:p text:style-name="Standard"><text:s text:c="2"/>8 TESS Sector 54 2022 <text:s text:c="3"/>QLP <text:s text:c="4"/>600 <text:s text:c="2"/>158274148 <text:s text:c="5"/>0.0</text:p>
      <text:p text:style-name="Standard"><text:soft-page-break/><text:s text:c="2"/>9 TESS Sector 55 2022 <text:s text:c="3"/>QLP <text:s text:c="4"/>600 <text:s text:c="2"/>158274148 <text:s text:c="5"/>0.0</text:p>
      <text:p text:style-name="Standard">########################################</text:p>
      <text:p text:style-name="Standard">KIC 9237533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4019840 <text:s text:c="5"/>0.0</text:p>
      <text:p text:style-name="Standard"><text:s text:c="2"/>1 TESS Sector 14 2019 <text:s/>TASOC <text:s text:c="3"/>1800 <text:s text:c="2"/>274019840 <text:s text:c="5"/>0.0</text:p>
      <text:p text:style-name="Standard"><text:s text:c="2"/>2 TESS Sector 14 2019 <text:s/>TASOC <text:s text:c="3"/>1800 <text:s text:c="2"/>274019840 <text:s text:c="5"/>0.0</text:p>
      <text:p text:style-name="Standard"><text:s text:c="2"/>3 TESS Sector 15 2019 <text:s text:c="3"/>QLP <text:s text:c="3"/>1800 <text:s text:c="2"/>274019840 <text:s text:c="5"/>0.0</text:p>
      <text:p text:style-name="Standard"><text:s text:c="2"/>4 TESS Sector 41 2021 <text:s text:c="3"/>QLP <text:s text:c="4"/>600 <text:s text:c="2"/>274019840 <text:s text:c="5"/>0.0</text:p>
      <text:p text:style-name="Standard"><text:s text:c="2"/>5 TESS Sector 54 2022 <text:s text:c="3"/>QLP <text:s text:c="4"/>600 <text:s text:c="2"/>274019840 <text:s text:c="5"/>0.0</text:p>
      <text:p text:style-name="Standard"><text:s text:c="2"/>6 TESS Sector 55 2022 <text:s text:c="3"/>QLP <text:s text:c="4"/>600 <text:s text:c="2"/>274019840 <text:s text:c="5"/>0.0</text:p>
      <text:p text:style-name="Standard">########################################</text:p>
      <text:p text:style-name="Standard">KIC 9237755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CDIPS <text:s text:c="3"/>1800 <text:s text:c="2"/>274019925 <text:s text:c="5"/>0.0</text:p>
      <text:p text:style-name="Standard"><text:s text:c="2"/>1 TESS Sector 15 2019 <text:s/>CDIPS <text:s text:c="3"/>1800 <text:s text:c="2"/>274019925 <text:s text:c="5"/>0.0</text:p>
      <text:p text:style-name="Standard"><text:s text:c="2"/>2 TESS Sector 41 2021 <text:s/>CDIPS <text:s text:c="3"/>1800 <text:s text:c="2"/>274019925 <text:s text:c="5"/>0.0</text:p>
      <text:p text:style-name="Standard"><text:s text:c="2"/>3 TESS Sector 54 2022 <text:s/>CDIPS <text:s text:c="3"/>1800 <text:s text:c="2"/>274019925 <text:s text:c="5"/>0.0</text:p>
      <text:p text:style-name="Standard"><text:s text:c="2"/>4 TESS Sector 55 2022 <text:s/>CDIPS <text:s text:c="3"/>1800 <text:s text:c="2"/>274019925 <text:s text:c="5"/>0.0</text:p>
      <text:p text:style-name="Standard">########################################</text:p>
      <text:p text:style-name="Standard">KIC 9238207</text:p>
      <text:p text:style-name="Standard">SearchResult containing 0 data products.</text:p>
      <text:p text:style-name="Standard">########################################</text:p>
      <text:p text:style-name="Standard">KIC 9239684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311222 <text:s text:c="5"/>0.0</text:p>
      <text:p text:style-name="Standard"><text:s text:c="2"/>1 TESS Sector 15 2019 <text:s text:c="3"/>QLP <text:s text:c="3"/>1800 <text:s text:c="2"/>268311222 <text:s text:c="5"/>0.0</text:p>
      <text:p text:style-name="Standard"><text:s text:c="2"/>2 TESS Sector 41 2021 <text:s text:c="3"/>QLP <text:s text:c="4"/>600 <text:s text:c="2"/>268311222 <text:s text:c="5"/>0.0</text:p>
      <text:p text:style-name="Standard"><text:s text:c="2"/>3 TESS Sector 54 2022 <text:s text:c="3"/>QLP <text:s text:c="4"/>600 <text:s text:c="2"/>268311222 <text:s text:c="5"/>0.0</text:p>
      <text:p text:style-name="Standard"><text:s text:c="2"/>4 TESS Sector 55 2022 <text:s text:c="3"/>QLP <text:s text:c="4"/>600 <text:s text:c="2"/>268311222 <text:s text:c="5"/>0.0</text:p>
      <text:p text:style-name="Standard">########################################</text:p>
      <text:p text:style-name="Standard">KIC 9245929</text:p>
      <text:p text:style-name="Standard">SearchResult containing 0 data products.</text:p>
      <text:p text:style-name="Standard">########################################</text:p>
      <text:p text:style-name="Standard">KIC 9268105</text:p>
      <text:p text:style-name="Standard">SearchResult containing 5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891316 <text:s text:c="5"/>0.0</text:p>
      <text:p text:style-name="Standard"><text:s text:c="2"/>1 TESS Sector 40 2021 <text:s text:c="3"/>QLP <text:s text:c="4"/>600 <text:s text:c="2"/>164891316 <text:s text:c="5"/>0.0</text:p>
      <text:p text:style-name="Standard"><text:s text:c="2"/>2 TESS Sector 41 2021 <text:s text:c="3"/>QLP <text:s text:c="4"/>600 <text:s text:c="2"/>164891316 <text:s text:c="5"/>0.0</text:p>
      <text:p text:style-name="Standard"><text:s text:c="2"/>3 TESS Sector 53 2022 <text:s text:c="3"/>QLP <text:s text:c="4"/>600 <text:s text:c="2"/>164891316 <text:s text:c="5"/>0.0</text:p>
      <text:p text:style-name="Standard"><text:s text:c="2"/>4 TESS Sector 55 2022 <text:s text:c="3"/>QLP <text:s text:c="4"/>600 <text:s text:c="2"/>164891316 <text:s text:c="5"/>0.0</text:p>
      <text:p text:style-name="Standard">########################################</text:p>
      <text:p text:style-name="Standard">KIC 9272276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559512 <text:s text:c="5"/>0.0</text:p>
      <text:p text:style-name="Standard"><text:s text:c="2"/>1 TESS Sector 14 2019 <text:s/>TASOC <text:s text:c="3"/>1800 <text:s text:c="2"/>158559512 <text:s text:c="5"/>0.0</text:p>
      <text:p text:style-name="Standard"><text:s text:c="2"/>2 TESS Sector 14 2019 <text:s/>TASOC <text:s text:c="3"/>1800 <text:s text:c="2"/>158559512 <text:s text:c="5"/>0.0</text:p>
      <text:p text:style-name="Standard"><text:s text:c="2"/>3 TESS Sector 15 2019 <text:s text:c="3"/>QLP <text:s text:c="3"/>1800 <text:s text:c="2"/>158559512 <text:s text:c="5"/>0.0</text:p>
      <text:p text:style-name="Standard"><text:s text:c="2"/>4 TESS Sector 15 2019 <text:s/>TASOC <text:s text:c="3"/>1800 <text:s text:c="2"/>158559512 <text:s text:c="5"/>0.0</text:p>
      <text:p text:style-name="Standard"><text:s text:c="2"/>5 TESS Sector 15 2019 <text:s/>TASOC <text:s text:c="3"/>1800 <text:s text:c="2"/>158559512 <text:s text:c="5"/>0.0</text:p>
      <text:p text:style-name="Standard"><text:s text:c="2"/>6 TESS Sector 40 2021 <text:s text:c="3"/>QLP <text:s text:c="4"/>600 <text:s text:c="2"/>158559512 <text:s text:c="5"/>0.0</text:p>
      <text:p text:style-name="Standard"><text:s text:c="2"/>7 TESS Sector 41 2021 <text:s text:c="3"/>QLP <text:s text:c="4"/>600 <text:s text:c="2"/>158559512 <text:s text:c="5"/>0.0</text:p>
      <text:p text:style-name="Standard"><text:s text:c="2"/>8 TESS Sector 53 2022 <text:s text:c="3"/>QLP <text:s text:c="4"/>600 <text:s text:c="2"/>158559512 <text:s text:c="5"/>0.0</text:p>
      <text:p text:style-name="Standard"><text:s text:c="2"/>9 TESS Sector 54 2022 <text:s text:c="3"/>QLP <text:s text:c="4"/>600 <text:s text:c="2"/>158559512 <text:s text:c="5"/>0.0</text:p>
      <text:p text:style-name="Standard"><text:s/>10 TESS Sector 55 2022 <text:s text:c="3"/>QLP <text:s text:c="4"/>600 <text:s text:c="2"/>158559512 <text:s text:c="5"/>0.0</text:p>
      <text:p text:style-name="Standard">########################################</text:p>
      <text:p text:style-name="Standard">KIC 9274472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934973 <text:s text:c="5"/>0.0</text:p>
      <text:p text:style-name="Standard"><text:s text:c="2"/>1 TESS Sector 15 2019 <text:s text:c="3"/>QLP <text:s text:c="3"/>1800 <text:s text:c="2"/>158934973 <text:s text:c="5"/>0.0</text:p>
      <text:p text:style-name="Standard"><text:s text:c="2"/>2 TESS Sector 40 2021 <text:s text:c="3"/>QLP <text:s text:c="4"/>600 <text:s text:c="2"/>158934973 <text:s text:c="5"/>0.0</text:p>
      <text:p text:style-name="Standard"><text:s text:c="2"/>3 TESS Sector 41 2021 <text:s text:c="3"/>QLP <text:s text:c="4"/>600 <text:s text:c="2"/>158934973 <text:s text:c="5"/>0.0</text:p>
      <text:p text:style-name="Standard"><text:s text:c="2"/>4 TESS Sector 53 2022 <text:s text:c="3"/>QLP <text:s text:c="4"/>600 <text:s text:c="2"/>158934973 <text:s text:c="5"/>0.0</text:p>
      <text:p text:style-name="Standard"><text:s text:c="2"/>5 TESS Sector 54 2022 <text:s text:c="3"/>QLP <text:s text:c="4"/>600 <text:s text:c="2"/>158934973 <text:s text:c="5"/>0.0</text:p>
      <text:p text:style-name="Standard"><text:s text:c="2"/>6 TESS Sector 55 2022 <text:s text:c="3"/>QLP <text:s text:c="4"/>600 <text:s text:c="2"/>158934973 <text:s text:c="5"/>0.0</text:p>
      <text:p text:style-name="Standard">########################################</text:p>
      <text:p text:style-name="Standard">KIC 9283826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40179691 <text:s text:c="5"/>0.0</text:p>
      <text:p text:style-name="Standard"><text:s text:c="2"/>1 TESS Sector 14 2019 <text:s/>TASOC <text:s text:c="3"/>1800 <text:s text:c="2"/>240179691 <text:s text:c="5"/>0.0</text:p>
      <text:p text:style-name="Standard"><text:soft-page-break/><text:s text:c="2"/>2 TESS Sector 14 2019 <text:s/>TASOC <text:s text:c="3"/>1800 <text:s text:c="2"/>240179691 <text:s text:c="5"/>0.0</text:p>
      <text:p text:style-name="Standard"><text:s text:c="2"/>3 TESS Sector 15 2019 <text:s text:c="3"/>QLP <text:s text:c="3"/>1800 <text:s text:c="2"/>240179691 <text:s text:c="5"/>0.0</text:p>
      <text:p text:style-name="Standard"><text:s text:c="2"/>4 TESS Sector 15 2019 <text:s/>TASOC <text:s text:c="3"/>1800 <text:s text:c="2"/>240179691 <text:s text:c="5"/>0.0</text:p>
      <text:p text:style-name="Standard"><text:s text:c="2"/>5 TESS Sector 15 2019 <text:s/>TASOC <text:s text:c="3"/>1800 <text:s text:c="2"/>240179691 <text:s text:c="5"/>0.0</text:p>
      <text:p text:style-name="Standard"><text:s text:c="2"/>6 TESS Sector 40 2021 <text:s text:c="3"/>QLP <text:s text:c="4"/>600 <text:s text:c="2"/>240179691 <text:s text:c="5"/>0.0</text:p>
      <text:p text:style-name="Standard"><text:s text:c="2"/>7 TESS Sector 41 2021 <text:s text:c="3"/>QLP <text:s text:c="4"/>600 <text:s text:c="2"/>240179691 <text:s text:c="5"/>0.0</text:p>
      <text:p text:style-name="Standard"><text:s text:c="2"/>8 TESS Sector 55 2022 <text:s text:c="3"/>QLP <text:s text:c="4"/>600 <text:s text:c="2"/>240179691 <text:s text:c="5"/>0.0</text:p>
      <text:p text:style-name="Standard">########################################</text:p>
      <text:p text:style-name="Standard">KIC 9288175</text:p>
      <text:p text:style-name="Standard">SearchResult containing 3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255844 <text:s text:c="5"/>0.0</text:p>
      <text:p text:style-name="Standard"><text:s text:c="2"/>1 TESS Sector 15 2019 <text:s text:c="3"/>QLP <text:s text:c="3"/>1800 <text:s text:c="2"/>271255844 <text:s text:c="5"/>0.0</text:p>
      <text:p text:style-name="Standard"><text:s text:c="2"/>2 TESS Sector 40 2021 <text:s text:c="3"/>QLP <text:s text:c="4"/>600 <text:s text:c="2"/>271255844 <text:s text:c="5"/>0.0</text:p>
      <text:p text:style-name="Standard">########################################</text:p>
      <text:p text:style-name="Standard">KIC 9290838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773068 <text:s text:c="5"/>0.0</text:p>
      <text:p text:style-name="Standard"><text:s text:c="2"/>1 TESS Sector 14 2019 <text:s/>TASOC <text:s text:c="3"/>1800 <text:s text:c="2"/>271773068 <text:s text:c="5"/>0.0</text:p>
      <text:p text:style-name="Standard">########################################</text:p>
      <text:p text:style-name="Standard">KIC 9291039</text:p>
      <text:p text:style-name="Standard">SearchResult containing 14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271882061 <text:s text:c="5"/>0.0</text:p>
      <text:p text:style-name="Standard"><text:s text:c="2"/>1 TESS Sector 14 2019 <text:s text:c="6"/>QLP <text:s text:c="3"/>1800 <text:s text:c="2"/>271882061 <text:s text:c="5"/>0.0</text:p>
      <text:p text:style-name="Standard"><text:s text:c="2"/>2 TESS Sector 14 2019 <text:s text:c="4"/>TASOC <text:s text:c="3"/>1800 <text:s text:c="2"/>271882061 <text:s text:c="5"/>0.0</text:p>
      <text:p text:style-name="Standard"><text:s text:c="2"/>3 TESS Sector 14 2019 <text:s text:c="4"/>TASOC <text:s text:c="3"/>1800 <text:s text:c="2"/>271882061 <text:s text:c="5"/>0.0</text:p>
      <text:p text:style-name="Standard"><text:s text:c="2"/>4 TESS Sector 15 2019 TESS-SPOC <text:s text:c="3"/>1800 <text:s text:c="2"/>271882061 <text:s text:c="5"/>0.0</text:p>
      <text:p text:style-name="Standard"><text:s text:c="2"/>5 TESS Sector 15 2019 <text:s text:c="6"/>QLP <text:s text:c="3"/>1800 <text:s text:c="2"/>271882061 <text:s text:c="5"/>0.0</text:p>
      <text:p text:style-name="Standard"><text:s text:c="2"/>6 TESS Sector 15 2019 <text:s text:c="4"/>TASOC <text:s text:c="3"/>1800 <text:s text:c="2"/>271882061 <text:s text:c="5"/>0.0</text:p>
      <text:p text:style-name="Standard"><text:s text:c="2"/>7 TESS Sector 15 2019 <text:s text:c="4"/>TASOC <text:s text:c="3"/>1800 <text:s text:c="2"/>271882061 <text:s text:c="5"/>0.0</text:p>
      <text:p text:style-name="Standard"><text:s text:c="2"/>8 TESS Sector 40 2021 TESS-SPOC <text:s text:c="4"/>600 <text:s text:c="2"/>271882061 <text:s text:c="5"/>0.0</text:p>
      <text:p text:style-name="Standard"><text:s text:c="2"/>9 TESS Sector 40 2021 <text:s text:c="6"/>QLP <text:s text:c="4"/>600 <text:s text:c="2"/>271882061 <text:s text:c="5"/>0.0</text:p>
      <text:p text:style-name="Standard"><text:s/>10 TESS Sector 41 2021 TESS-SPOC <text:s text:c="4"/>600 <text:s text:c="2"/>271882061 <text:s text:c="5"/>0.0</text:p>
      <text:p text:style-name="Standard"><text:s/>11 TESS Sector 41 2021 <text:s text:c="6"/>QLP <text:s text:c="4"/>600 <text:s text:c="2"/>271882061 <text:s text:c="5"/>0.0</text:p>
      <text:p text:style-name="Standard"><text:s/>12 TESS Sector 55 2022 TESS-SPOC <text:s text:c="4"/>600 <text:s text:c="2"/>271882061 <text:s text:c="5"/>0.0</text:p>
      <text:p text:style-name="Standard"><text:s/>13 TESS Sector 55 2022 <text:s text:c="6"/>QLP <text:s text:c="4"/>600 <text:s text:c="2"/>271882061 <text:s text:c="5"/>0.0</text:p>
      <text:p text:style-name="Standard">########################################</text:p>
      <text:p text:style-name="Standard">KIC 9291629</text:p>
      <text:p text:style-name="Standard"><text:soft-page-break/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074234 <text:s text:c="5"/>0.0</text:p>
      <text:p text:style-name="Standard"><text:s text:c="2"/>1 TESS Sector 15 2019 <text:s text:c="3"/>QLP <text:s text:c="3"/>1800 <text:s text:c="2"/>272074234 <text:s text:c="5"/>0.0</text:p>
      <text:p text:style-name="Standard"><text:s text:c="2"/>2 TESS Sector 40 2021 <text:s text:c="3"/>QLP <text:s text:c="4"/>600 <text:s text:c="2"/>272074234 <text:s text:c="5"/>0.0</text:p>
      <text:p text:style-name="Standard"><text:s text:c="2"/>3 TESS Sector 41 2021 <text:s text:c="3"/>QLP <text:s text:c="4"/>600 <text:s text:c="2"/>272074234 <text:s text:c="5"/>0.0</text:p>
      <text:p text:style-name="Standard"><text:s text:c="2"/>4 TESS Sector 55 2022 <text:s text:c="3"/>QLP <text:s text:c="4"/>600 <text:s text:c="2"/>272074234 <text:s text:c="5"/>0.0</text:p>
      <text:p text:style-name="Standard">########################################</text:p>
      <text:p text:style-name="Standard">KIC 9307423</text:p>
      <text:p text:style-name="Standard">SearchResult containing 0 data products.</text:p>
      <text:p text:style-name="Standard">########################################</text:p>
      <text:p text:style-name="Standard">KIC 9328852</text:p>
      <text:p text:style-name="Standard">SearchResult containing 0 data products.</text:p>
      <text:p text:style-name="Standard">########################################</text:p>
      <text:p text:style-name="Standard">KIC 934516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40179566 <text:s text:c="5"/>0.0</text:p>
      <text:p text:style-name="Standard"><text:s text:c="2"/>1 TESS Sector 14 2019 <text:s/>TASOC <text:s text:c="3"/>1800 <text:s text:c="2"/>240179566 <text:s text:c="5"/>0.0</text:p>
      <text:p text:style-name="Standard"><text:s text:c="2"/>2 TESS Sector 15 2019 <text:s/>TASOC <text:s text:c="3"/>1800 <text:s text:c="2"/>240179566 <text:s text:c="5"/>0.0</text:p>
      <text:p text:style-name="Standard"><text:s text:c="2"/>3 TESS Sector 15 2019 <text:s/>TASOC <text:s text:c="3"/>1800 <text:s text:c="2"/>240179566 <text:s text:c="5"/>0.0</text:p>
      <text:p text:style-name="Standard">########################################</text:p>
      <text:p text:style-name="Standard">KIC 934786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0788461 <text:s text:c="5"/>0.0</text:p>
      <text:p text:style-name="Standard"><text:s text:c="2"/>1 TESS Sector 14 2019 <text:s/>TASOC <text:s text:c="3"/>1800 <text:s text:c="2"/>270788461 <text:s text:c="5"/>0.0</text:p>
      <text:p text:style-name="Standard"><text:s text:c="2"/>2 TESS Sector 15 2019 <text:s/>TASOC <text:s text:c="3"/>1800 <text:s text:c="2"/>270788461 <text:s text:c="5"/>0.0</text:p>
      <text:p text:style-name="Standard"><text:s text:c="2"/>3 TESS Sector 15 2019 <text:s/>TASOC <text:s text:c="3"/>1800 <text:s text:c="2"/>270788461 <text:s text:c="5"/>0.0</text:p>
      <text:p text:style-name="Standard">########################################</text:p>
      <text:p text:style-name="Standard">KIC 935088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426421 <text:s text:c="5"/>0.0</text:p>
      <text:p text:style-name="Standard"><text:s text:c="2"/>1 TESS Sector 15 2019 <text:s text:c="3"/>QLP <text:s text:c="3"/>1800 <text:s text:c="2"/>271426421 <text:s text:c="5"/>0.0</text:p>
      <text:p text:style-name="Standard"><text:s text:c="2"/>2 TESS Sector 40 2021 <text:s text:c="3"/>QLP <text:s text:c="4"/>600 <text:s text:c="2"/>271426421 <text:s text:c="5"/>0.0</text:p>
      <text:p text:style-name="Standard"><text:s text:c="2"/>3 TESS Sector 41 2021 <text:s text:c="3"/>QLP <text:s text:c="4"/>600 <text:s text:c="2"/>271426421 <text:s text:c="5"/>0.0</text:p>
      <text:p text:style-name="Standard"><text:soft-page-break/>########################################</text:p>
      <text:p text:style-name="Standard">KIC 9353234</text:p>
      <text:p text:style-name="Standard">SearchResult containing 0 data products.</text:p>
      <text:p text:style-name="Standard">########################################</text:p>
      <text:p text:style-name="Standard">KIC 935675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846137 <text:s text:c="5"/>0.0</text:p>
      <text:p text:style-name="Standard"><text:s text:c="2"/>1 TESS Sector 15 2019 <text:s text:c="3"/>QLP <text:s text:c="3"/>1800 <text:s text:c="2"/>272846137 <text:s text:c="5"/>0.0</text:p>
      <text:p text:style-name="Standard"><text:s text:c="2"/>2 TESS Sector 41 2021 <text:s text:c="3"/>QLP <text:s text:c="4"/>600 <text:s text:c="2"/>272846137 <text:s text:c="5"/>0.0</text:p>
      <text:p text:style-name="Standard"><text:s text:c="2"/>3 TESS Sector 55 2022 <text:s text:c="3"/>QLP <text:s text:c="4"/>600 <text:s text:c="2"/>272846137 <text:s text:c="5"/>0.0</text:p>
      <text:p text:style-name="Standard">########################################</text:p>
      <text:p text:style-name="Standard">KIC 9357030</text:p>
      <text:p text:style-name="Standard">SearchResult containing 0 data products.</text:p>
      <text:p text:style-name="Standard">########################################</text:p>
      <text:p text:style-name="Standard">KIC 9388303</text:p>
      <text:p text:style-name="Standard">SearchResult containing 0 data products.</text:p>
      <text:p text:style-name="Standard">########################################</text:p>
      <text:p text:style-name="Standard">KIC 9389122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669850 <text:s text:c="5"/>0.0</text:p>
      <text:p text:style-name="Standard"><text:s text:c="2"/>1 TESS Sector 14 2019 <text:s/>TASOC <text:s text:c="3"/>1800 <text:s text:c="2"/>164669850 <text:s text:c="5"/>0.0</text:p>
      <text:p text:style-name="Standard"><text:s text:c="2"/>2 TESS Sector 26 2020 <text:s/>TASOC <text:s text:c="3"/>1800 <text:s text:c="2"/>164669850 <text:s text:c="5"/>0.0</text:p>
      <text:p text:style-name="Standard"><text:s text:c="2"/>3 TESS Sector 26 2020 <text:s/>TASOC <text:s text:c="3"/>1800 <text:s text:c="2"/>164669850 <text:s text:c="5"/>0.0</text:p>
      <text:p text:style-name="Standard">########################################</text:p>
      <text:p text:style-name="Standard">KIC 9392331</text:p>
      <text:p text:style-name="Standard">SearchResult containing 0 data products.</text:p>
      <text:p text:style-name="Standard">########################################</text:p>
      <text:p text:style-name="Standard">KIC 9408183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519167 <text:s text:c="5"/>0.0</text:p>
      <text:p text:style-name="Standard"><text:s text:c="2"/>1 TESS Sector 14 2019 <text:s/>TASOC <text:s text:c="3"/>1800 <text:s text:c="2"/>270519167 <text:s text:c="5"/>0.0</text:p>
      <text:p text:style-name="Standard"><text:s text:c="2"/>2 TESS Sector 14 2019 <text:s/>TASOC <text:s text:c="3"/>1800 <text:s text:c="2"/>270519167 <text:s text:c="5"/>0.0</text:p>
      <text:p text:style-name="Standard"><text:s text:c="2"/>3 TESS Sector 15 2019 <text:s text:c="3"/>QLP <text:s text:c="3"/>1800 <text:s text:c="2"/>270519167 <text:s text:c="5"/>0.0</text:p>
      <text:p text:style-name="Standard"><text:s text:c="2"/>4 TESS Sector 15 2019 <text:s/>TASOC <text:s text:c="3"/>1800 <text:s text:c="2"/>270519167 <text:s text:c="5"/>0.0</text:p>
      <text:p text:style-name="Standard"><text:s text:c="2"/>5 TESS Sector 15 2019 <text:s/>TASOC <text:s text:c="3"/>1800 <text:s text:c="2"/>270519167 <text:s text:c="5"/>0.0</text:p>
      <text:p text:style-name="Standard"><text:s text:c="2"/>6 TESS Sector 40 2021 <text:s text:c="3"/>QLP <text:s text:c="4"/>600 <text:s text:c="2"/>270519167 <text:s text:c="5"/>0.0</text:p>
      <text:p text:style-name="Standard"><text:s text:c="2"/>7 TESS Sector 41 2021 <text:s text:c="3"/>QLP <text:s text:c="4"/>600 <text:s text:c="2"/>270519167 <text:s text:c="5"/>0.0</text:p>
      <text:p text:style-name="Standard"><text:soft-page-break/><text:s text:c="2"/>8 TESS Sector 54 2022 <text:s text:c="3"/>QLP <text:s text:c="4"/>600 <text:s text:c="2"/>270519167 <text:s text:c="5"/>0.0</text:p>
      <text:p text:style-name="Standard"><text:s text:c="2"/>9 TESS Sector 55 2022 <text:s text:c="3"/>QLP <text:s text:c="4"/>600 <text:s text:c="2"/>270519167 <text:s text:c="5"/>0.0</text:p>
      <text:p text:style-name="Standard">########################################</text:p>
      <text:p text:style-name="Standard">KIC 9412114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353763 <text:s text:c="5"/>0.0</text:p>
      <text:p text:style-name="Standard"><text:s text:c="2"/>1 TESS Sector 14 2019 <text:s/>TASOC <text:s text:c="3"/>1800 <text:s text:c="2"/>271353763 <text:s text:c="5"/>0.0</text:p>
      <text:p text:style-name="Standard"><text:s text:c="2"/>2 TESS Sector 15 2019 <text:s/>TASOC <text:s text:c="3"/>1800 <text:s text:c="2"/>271353763 <text:s text:c="5"/>0.0</text:p>
      <text:p text:style-name="Standard"><text:s text:c="2"/>3 TESS Sector 15 2019 <text:s/>TASOC <text:s text:c="3"/>1800 <text:s text:c="2"/>271353763 <text:s text:c="5"/>0.0</text:p>
      <text:p text:style-name="Standard">########################################</text:p>
      <text:p text:style-name="Standard">KIC 9414905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074861 <text:s text:c="5"/>0.0</text:p>
      <text:p text:style-name="Standard"><text:s text:c="2"/>1 TESS Sector 15 2019 <text:s text:c="3"/>QLP <text:s text:c="3"/>1800 <text:s text:c="2"/>272074861 <text:s text:c="5"/>0.0</text:p>
      <text:p text:style-name="Standard"><text:s text:c="2"/>2 TESS Sector 40 2021 <text:s text:c="3"/>QLP <text:s text:c="4"/>600 <text:s text:c="2"/>272074861 <text:s text:c="5"/>0.0</text:p>
      <text:p text:style-name="Standard"><text:s text:c="2"/>3 TESS Sector 41 2021 <text:s text:c="3"/>QLP <text:s text:c="4"/>600 <text:s text:c="2"/>272074861 <text:s text:c="5"/>0.0</text:p>
      <text:p text:style-name="Standard"><text:s text:c="2"/>4 TESS Sector 55 2022 <text:s text:c="3"/>QLP <text:s text:c="4"/>600 <text:s text:c="2"/>272074861 <text:s text:c="5"/>0.0</text:p>
      <text:p text:style-name="Standard">########################################</text:p>
      <text:p text:style-name="Standard">KIC 9419603</text:p>
      <text:p text:style-name="Standard">SearchResult containing 0 data products.</text:p>
      <text:p text:style-name="Standard">########################################</text:p>
      <text:p text:style-name="Standard">KIC 945088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780723 <text:s text:c="5"/>0.0</text:p>
      <text:p text:style-name="Standard"><text:s text:c="2"/>1 TESS Sector 14 2019 <text:s/>TASOC <text:s text:c="3"/>1800 <text:s text:c="2"/>164780723 <text:s text:c="5"/>0.0</text:p>
      <text:p text:style-name="Standard"><text:s text:c="2"/>2 TESS Sector 26 2020 <text:s/>TASOC <text:s text:c="3"/>1800 <text:s text:c="2"/>164780723 <text:s text:c="5"/>0.0</text:p>
      <text:p text:style-name="Standard"><text:s text:c="2"/>3 TESS Sector 26 2020 <text:s/>TASOC <text:s text:c="3"/>1800 <text:s text:c="2"/>164780723 <text:s text:c="5"/>0.0</text:p>
      <text:p text:style-name="Standard">########################################</text:p>
      <text:p text:style-name="Standard">KIC 9451598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881765 <text:s text:c="5"/>0.0</text:p>
      <text:p text:style-name="Standard"><text:s text:c="2"/>1 TESS Sector 40 2021 <text:s text:c="3"/>QLP <text:s text:c="4"/>600 <text:s text:c="2"/>164881765 <text:s text:c="5"/>0.0</text:p>
      <text:p text:style-name="Standard"><text:s text:c="2"/>2 TESS Sector 41 2021 <text:s text:c="3"/>QLP <text:s text:c="4"/>600 <text:s text:c="2"/>164881765 <text:s text:c="5"/>0.0</text:p>
      <text:p text:style-name="Standard"><text:soft-page-break/><text:s text:c="2"/>3 TESS Sector 53 2022 <text:s text:c="3"/>QLP <text:s text:c="4"/>600 <text:s text:c="2"/>164881765 <text:s text:c="5"/>0.0</text:p>
      <text:p text:style-name="Standard"><text:s text:c="2"/>4 TESS Sector 55 2022 <text:s text:c="3"/>QLP <text:s text:c="4"/>600 <text:s text:c="2"/>164881765 <text:s text:c="5"/>0.0</text:p>
      <text:p text:style-name="Standard">########################################</text:p>
      <text:p text:style-name="Standard">KIC 9453192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112185 <text:s text:c="5"/>0.0</text:p>
      <text:p text:style-name="Standard"><text:s text:c="2"/>1 TESS Sector 14 2019 <text:s/>TASOC <text:s text:c="3"/>1800 <text:s text:c="2"/>158112185 <text:s text:c="5"/>0.0</text:p>
      <text:p text:style-name="Standard"><text:s text:c="2"/>2 TESS Sector 26 2020 <text:s/>TASOC <text:s text:c="3"/>1800 <text:s text:c="2"/>158112185 <text:s text:c="5"/>0.0</text:p>
      <text:p text:style-name="Standard"><text:s text:c="2"/>3 TESS Sector 26 2020 <text:s/>TASOC <text:s text:c="3"/>1800 <text:s text:c="2"/>158112185 <text:s text:c="5"/>0.0</text:p>
      <text:p text:style-name="Standard">########################################</text:p>
      <text:p text:style-name="Standard">KIC 9466316</text:p>
      <text:p text:style-name="Standard">SearchResult containing 0 data products.</text:p>
      <text:p text:style-name="Standard">########################################</text:p>
      <text:p text:style-name="Standard">KIC 9470175</text:p>
      <text:p text:style-name="Standard">SearchResult containing 0 data products.</text:p>
      <text:p text:style-name="Standard">########################################</text:p>
      <text:p text:style-name="Standard">KIC 9474485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663183 <text:s text:c="5"/>0.0</text:p>
      <text:p text:style-name="Standard"><text:s text:c="2"/>1 TESS Sector 14 2019 <text:s/>TASOC <text:s text:c="3"/>1800 <text:s text:c="2"/>271663183 <text:s text:c="5"/>0.0</text:p>
      <text:p text:style-name="Standard">########################################</text:p>
      <text:p text:style-name="Standard">KIC 9475663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075120 <text:s text:c="5"/>0.0</text:p>
      <text:p text:style-name="Standard"><text:s text:c="2"/>1 TESS Sector 14 2019 <text:s/>TASOC <text:s text:c="3"/>1800 <text:s text:c="2"/>272075120 <text:s text:c="5"/>0.0</text:p>
      <text:p text:style-name="Standard"><text:s text:c="2"/>2 TESS Sector 14 2019 <text:s/>TASOC <text:s text:c="3"/>1800 <text:s text:c="2"/>272075120 <text:s text:c="5"/>0.0</text:p>
      <text:p text:style-name="Standard"><text:s text:c="2"/>3 TESS Sector 15 2019 <text:s text:c="3"/>QLP <text:s text:c="3"/>1800 <text:s text:c="2"/>272075120 <text:s text:c="5"/>0.0</text:p>
      <text:p text:style-name="Standard"><text:s text:c="2"/>4 TESS Sector 15 2019 <text:s/>TASOC <text:s text:c="3"/>1800 <text:s text:c="2"/>272075120 <text:s text:c="5"/>0.0</text:p>
      <text:p text:style-name="Standard"><text:s text:c="2"/>5 TESS Sector 15 2019 <text:s/>TASOC <text:s text:c="3"/>1800 <text:s text:c="2"/>272075120 <text:s text:c="5"/>0.0</text:p>
      <text:p text:style-name="Standard"><text:s text:c="2"/>6 TESS Sector 40 2021 <text:s text:c="3"/>QLP <text:s text:c="4"/>600 <text:s text:c="2"/>272075120 <text:s text:c="5"/>0.0</text:p>
      <text:p text:style-name="Standard"><text:s text:c="2"/>7 TESS Sector 41 2021 <text:s text:c="3"/>QLP <text:s text:c="4"/>600 <text:s text:c="2"/>272075120 <text:s text:c="5"/>0.0</text:p>
      <text:p text:style-name="Standard"><text:s text:c="2"/>8 TESS Sector 55 2022 <text:s text:c="3"/>QLP <text:s text:c="4"/>600 <text:s text:c="2"/>272075120 <text:s text:c="5"/>0.0</text:p>
      <text:p text:style-name="Standard">########################################</text:p>
      <text:p text:style-name="Standard">KIC 9478836</text:p>
      <text:p text:style-name="Standard">SearchResult containing 0 data products.</text:p>
      <text:p text:style-name="Standard">########################################</text:p>
      <text:p text:style-name="Standard">KIC 9480516</text:p>
      <text:p text:style-name="Standard"><text:soft-page-break/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132702 <text:s text:c="5"/>0.0</text:p>
      <text:p text:style-name="Standard"><text:s text:c="2"/>1 TESS Sector 14 2019 <text:s text:c="3"/>QLP <text:s text:c="3"/>1800 <text:s/>1881615314 <text:s text:c="5"/>0.0</text:p>
      <text:p text:style-name="Standard"><text:s text:c="2"/>2 TESS Sector 14 2019 <text:s/>TASOC <text:s text:c="3"/>1800 <text:s text:c="2"/>273132702 <text:s text:c="5"/>0.0</text:p>
      <text:p text:style-name="Standard"><text:s text:c="2"/>3 TESS Sector 14 2019 <text:s/>TASOC <text:s text:c="3"/>1800 <text:s text:c="2"/>273132702 <text:s text:c="5"/>0.0</text:p>
      <text:p text:style-name="Standard"><text:s text:c="2"/>4 TESS Sector 15 2019 <text:s text:c="3"/>QLP <text:s text:c="3"/>1800 <text:s text:c="2"/>273132702 <text:s text:c="5"/>0.0</text:p>
      <text:p text:style-name="Standard"><text:s text:c="2"/>5 TESS Sector 15 2019 <text:s text:c="3"/>QLP <text:s text:c="3"/>1800 <text:s/>1881615314 <text:s text:c="5"/>0.0</text:p>
      <text:p text:style-name="Standard"><text:s text:c="2"/>6 TESS Sector 41 2021 <text:s text:c="3"/>QLP <text:s text:c="4"/>600 <text:s text:c="2"/>273132702 <text:s text:c="5"/>0.0</text:p>
      <text:p text:style-name="Standard"><text:s text:c="2"/>7 TESS Sector 41 2021 <text:s text:c="3"/>QLP <text:s text:c="4"/>600 <text:s/>1881615314 <text:s text:c="5"/>0.0</text:p>
      <text:p text:style-name="Standard"><text:s text:c="2"/>8 TESS Sector 55 2022 <text:s text:c="3"/>QLP <text:s text:c="4"/>600 <text:s text:c="2"/>273132702 <text:s text:c="5"/>0.0</text:p>
      <text:p text:style-name="Standard"><text:s text:c="2"/>9 TESS Sector 55 2022 <text:s text:c="3"/>QLP <text:s text:c="4"/>600 <text:s/>1881615314 <text:s text:c="5"/>0.0</text:p>
      <text:p text:style-name="Standard">########################################</text:p>
      <text:p text:style-name="Standard">KIC 9481674</text:p>
      <text:p text:style-name="Standard">SearchResult containing 0 data products.</text:p>
      <text:p text:style-name="Standard">########################################</text:p>
      <text:p text:style-name="Standard">KIC 9481948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380785 <text:s text:c="5"/>0.0</text:p>
      <text:p text:style-name="Standard"><text:s text:c="2"/>1 TESS Sector 14 2019 <text:s/>TASOC <text:s text:c="3"/>1800 <text:s text:c="2"/>273380785 <text:s text:c="5"/>0.0</text:p>
      <text:p text:style-name="Standard"><text:s text:c="2"/>2 TESS Sector 14 2019 <text:s/>TASOC <text:s text:c="3"/>1800 <text:s text:c="2"/>273380785 <text:s text:c="5"/>0.0</text:p>
      <text:p text:style-name="Standard"><text:s text:c="2"/>3 TESS Sector 15 2019 <text:s text:c="3"/>QLP <text:s text:c="3"/>1800 <text:s text:c="2"/>273380785 <text:s text:c="5"/>0.0</text:p>
      <text:p text:style-name="Standard"><text:s text:c="2"/>4 TESS Sector 15 2019 <text:s/>TASOC <text:s text:c="3"/>1800 <text:s text:c="2"/>273380785 <text:s text:c="5"/>0.0</text:p>
      <text:p text:style-name="Standard"><text:s text:c="2"/>5 TESS Sector 15 2019 <text:s/>TASOC <text:s text:c="3"/>1800 <text:s text:c="2"/>273380785 <text:s text:c="5"/>0.0</text:p>
      <text:p text:style-name="Standard"><text:s text:c="2"/>6 TESS Sector 41 2021 <text:s text:c="3"/>QLP <text:s text:c="4"/>600 <text:s text:c="2"/>273380785 <text:s text:c="5"/>0.0</text:p>
      <text:p text:style-name="Standard"><text:s text:c="2"/>7 TESS Sector 55 2022 <text:s text:c="3"/>QLP <text:s text:c="4"/>600 <text:s text:c="2"/>273380785 <text:s text:c="5"/>0.0</text:p>
      <text:p text:style-name="Standard">########################################</text:p>
      <text:p text:style-name="Standard">KIC 9489411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9271612 <text:s text:c="5"/>0.0</text:p>
      <text:p text:style-name="Standard"><text:s text:c="2"/>1 TESS Sector 14 2019 <text:s/>TASOC <text:s text:c="3"/>1800 <text:s text:c="2"/>269271612 <text:s text:c="5"/>0.0</text:p>
      <text:p text:style-name="Standard"><text:s text:c="2"/>2 TESS Sector 14 2019 <text:s/>TASOC <text:s text:c="3"/>1800 <text:s text:c="2"/>269271612 <text:s text:c="5"/>0.0</text:p>
      <text:p text:style-name="Standard"><text:s text:c="2"/>3 TESS Sector 15 2019 <text:s text:c="3"/>QLP <text:s text:c="3"/>1800 <text:s text:c="2"/>269271612 <text:s text:c="5"/>0.0</text:p>
      <text:p text:style-name="Standard"><text:s text:c="2"/>4 TESS Sector 15 2019 <text:s/>TASOC <text:s text:c="3"/>1800 <text:s text:c="2"/>269271612 <text:s text:c="5"/>0.0</text:p>
      <text:p text:style-name="Standard"><text:s text:c="2"/>5 TESS Sector 15 2019 <text:s/>TASOC <text:s text:c="3"/>1800 <text:s text:c="2"/>269271612 <text:s text:c="5"/>0.0</text:p>
      <text:p text:style-name="Standard"><text:s text:c="2"/>6 TESS Sector 41 2021 <text:s text:c="3"/>QLP <text:s text:c="4"/>600 <text:s text:c="2"/>269271612 <text:s text:c="5"/>0.0</text:p>
      <text:p text:style-name="Standard"><text:s text:c="2"/>7 TESS Sector 55 2022 <text:s text:c="3"/>QLP <text:s text:c="4"/>600 <text:s text:c="2"/>269271612 <text:s text:c="5"/>0.0</text:p>
      <text:p text:style-name="Standard">########################################</text:p>
      <text:p text:style-name="Standard"><text:soft-page-break/>KIC 9508052</text:p>
      <text:p text:style-name="Standard">SearchResult containing 0 data products.</text:p>
      <text:p text:style-name="Standard">########################################</text:p>
      <text:p text:style-name="Standard">KIC 9508954</text:p>
      <text:p text:style-name="Standard">SearchResult containing 0 data products.</text:p>
      <text:p text:style-name="Standard">########################################</text:p>
      <text:p text:style-name="Standard">KIC 951407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351909682 <text:s text:c="5"/>0.0</text:p>
      <text:p text:style-name="Standard"><text:s text:c="2"/>1 TESS Sector 14 2019 <text:s/>TASOC <text:s text:c="3"/>1800 <text:s text:c="2"/>351909682 <text:s text:c="5"/>0.0</text:p>
      <text:p text:style-name="Standard"><text:s text:c="2"/>2 TESS Sector 26 2020 <text:s/>TASOC <text:s text:c="3"/>1800 <text:s text:c="2"/>351909682 <text:s text:c="5"/>0.0</text:p>
      <text:p text:style-name="Standard"><text:s text:c="2"/>3 TESS Sector 26 2020 <text:s/>TASOC <text:s text:c="3"/>1800 <text:s text:c="2"/>351909682 <text:s text:c="5"/>0.0</text:p>
      <text:p text:style-name="Standard">########################################</text:p>
      <text:p text:style-name="Standard">KIC 9519590</text:p>
      <text:p text:style-name="Standard">SearchResult containing 0 data products.</text:p>
      <text:p text:style-name="Standard">########################################</text:p>
      <text:p text:style-name="Standard">KIC 9527167</text:p>
      <text:p text:style-name="Standard">SearchResult containing 0 data products.</text:p>
      <text:p text:style-name="Standard">########################################</text:p>
      <text:p text:style-name="Standard">KIC 9532219</text:p>
      <text:p text:style-name="Standard">SearchResult containing 0 data products.</text:p>
      <text:p text:style-name="Standard">########################################</text:p>
      <text:p text:style-name="Standard">KIC 9532591</text:p>
      <text:p text:style-name="Standard">SearchResult containing 0 data products.</text:p>
      <text:p text:style-name="Standard">########################################</text:p>
      <text:p text:style-name="Standard">KIC 9533508</text:p>
      <text:p text:style-name="Standard">SearchResult containing 0 data products.</text:p>
      <text:p text:style-name="Standard">########################################</text:p>
      <text:p text:style-name="Standard">KIC 953370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271254961 <text:s text:c="5"/>0.0</text:p>
      <text:p text:style-name="Standard"><text:s text:c="2"/>1 TESS Sector 15 2019 <text:s/>TASOC <text:s text:c="3"/>1800 <text:s text:c="2"/>271254961 <text:s text:c="5"/>0.0</text:p>
      <text:p text:style-name="Standard">########################################</text:p>
      <text:p text:style-name="Standard">KIC 9536053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773922 <text:s text:c="5"/>0.0</text:p>
      <text:p text:style-name="Standard"><text:s text:c="2"/>1 TESS Sector 14 2019 <text:s/>TASOC <text:s text:c="3"/>1800 <text:s text:c="2"/>271773922 <text:s text:c="5"/>0.0</text:p>
      <text:p text:style-name="Standard"><text:soft-page-break/><text:s text:c="2"/>2 TESS Sector 14 2019 <text:s/>TASOC <text:s text:c="3"/>1800 <text:s text:c="2"/>271773922 <text:s text:c="5"/>0.0</text:p>
      <text:p text:style-name="Standard"><text:s text:c="2"/>3 TESS Sector 15 2019 <text:s text:c="3"/>QLP <text:s text:c="3"/>1800 <text:s text:c="2"/>271773922 <text:s text:c="5"/>0.0</text:p>
      <text:p text:style-name="Standard"><text:s text:c="2"/>4 TESS Sector 15 2019 <text:s/>TASOC <text:s text:c="3"/>1800 <text:s text:c="2"/>271773922 <text:s text:c="5"/>0.0</text:p>
      <text:p text:style-name="Standard"><text:s text:c="2"/>5 TESS Sector 15 2019 <text:s/>TASOC <text:s text:c="3"/>1800 <text:s text:c="2"/>271773922 <text:s text:c="5"/>0.0</text:p>
      <text:p text:style-name="Standard"><text:s text:c="2"/>6 TESS Sector 40 2021 <text:s text:c="3"/>QLP <text:s text:c="4"/>600 <text:s text:c="2"/>271773922 <text:s text:c="5"/>0.0</text:p>
      <text:p text:style-name="Standard"><text:s text:c="2"/>7 TESS Sector 41 2021 <text:s text:c="3"/>QLP <text:s text:c="4"/>600 <text:s text:c="2"/>271773922 <text:s text:c="5"/>0.0</text:p>
      <text:p text:style-name="Standard"><text:s text:c="2"/>8 TESS Sector 54 2022 <text:s text:c="3"/>QLP <text:s text:c="4"/>600 <text:s text:c="2"/>271773922 <text:s text:c="5"/>0.0</text:p>
      <text:p text:style-name="Standard">########################################</text:p>
      <text:p text:style-name="Standard">KIC 9541127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042994 <text:s text:c="5"/>0.0</text:p>
      <text:p text:style-name="Standard"><text:s text:c="2"/>1 TESS Sector 14 2019 <text:s/>TASOC <text:s text:c="3"/>1800 <text:s text:c="2"/>273042994 <text:s text:c="5"/>0.0</text:p>
      <text:p text:style-name="Standard"><text:s text:c="2"/>2 TESS Sector 14 2019 <text:s/>TASOC <text:s text:c="3"/>1800 <text:s text:c="2"/>273042994 <text:s text:c="5"/>0.0</text:p>
      <text:p text:style-name="Standard"><text:s text:c="2"/>3 TESS Sector 15 2019 <text:s text:c="3"/>QLP <text:s text:c="3"/>1800 <text:s text:c="2"/>273042994 <text:s text:c="5"/>0.0</text:p>
      <text:p text:style-name="Standard"><text:s text:c="2"/>4 TESS Sector 15 2019 <text:s/>TASOC <text:s text:c="3"/>1800 <text:s text:c="2"/>273042994 <text:s text:c="5"/>0.0</text:p>
      <text:p text:style-name="Standard"><text:s text:c="2"/>5 TESS Sector 15 2019 <text:s/>TASOC <text:s text:c="3"/>1800 <text:s text:c="2"/>273042994 <text:s text:c="5"/>0.0</text:p>
      <text:p text:style-name="Standard"><text:s text:c="2"/>6 TESS Sector 41 2021 <text:s text:c="3"/>QLP <text:s text:c="4"/>600 <text:s text:c="2"/>273042994 <text:s text:c="5"/>0.0</text:p>
      <text:p text:style-name="Standard"><text:s text:c="2"/>7 TESS Sector 55 2022 <text:s text:c="3"/>QLP <text:s text:c="4"/>600 <text:s text:c="2"/>273042994 <text:s text:c="5"/>0.0</text:p>
      <text:p text:style-name="Standard">########################################</text:p>
      <text:p text:style-name="Standard">KIC 9544350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869969 <text:s text:c="5"/>0.0</text:p>
      <text:p text:style-name="Standard"><text:s text:c="2"/>1 TESS Sector 14 2019 <text:s/>TASOC <text:s text:c="3"/>1800 <text:s text:c="2"/>273869969 <text:s text:c="5"/>0.0</text:p>
      <text:p text:style-name="Standard"><text:s text:c="2"/>2 TESS Sector 14 2019 <text:s/>TASOC <text:s text:c="3"/>1800 <text:s text:c="2"/>273869969 <text:s text:c="5"/>0.0</text:p>
      <text:p text:style-name="Standard"><text:s text:c="2"/>3 TESS Sector 15 2019 <text:s text:c="3"/>QLP <text:s text:c="3"/>1800 <text:s text:c="2"/>273869969 <text:s text:c="5"/>0.0</text:p>
      <text:p text:style-name="Standard"><text:s text:c="2"/>4 TESS Sector 15 2019 <text:s/>TASOC <text:s text:c="3"/>1800 <text:s text:c="2"/>273869969 <text:s text:c="5"/>0.0</text:p>
      <text:p text:style-name="Standard"><text:s text:c="2"/>5 TESS Sector 15 2019 <text:s/>TASOC <text:s text:c="3"/>1800 <text:s text:c="2"/>273869969 <text:s text:c="5"/>0.0</text:p>
      <text:p text:style-name="Standard"><text:s text:c="2"/>6 TESS Sector 41 2021 <text:s text:c="3"/>QLP <text:s text:c="4"/>600 <text:s text:c="2"/>273869969 <text:s text:c="5"/>0.0</text:p>
      <text:p text:style-name="Standard"><text:s text:c="2"/>7 TESS Sector 55 2022 <text:s text:c="3"/>QLP <text:s text:c="4"/>600 <text:s text:c="2"/>273869969 <text:s text:c="5"/>0.0</text:p>
      <text:p text:style-name="Standard">########################################</text:p>
      <text:p text:style-name="Standard">KIC 9551200</text:p>
      <text:p text:style-name="Standard">SearchResult containing 0 data products.</text:p>
      <text:p text:style-name="Standard">########################################</text:p>
      <text:p text:style-name="Standard">KIC 9552668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39311183 <text:s text:c="5"/>0.0</text:p>
      <text:p text:style-name="Standard"><text:s text:c="2"/>1 TESS Sector 15 2019 <text:s text:c="3"/>QLP <text:s text:c="3"/>1800 <text:s text:c="2"/>239311183 <text:s text:c="5"/>0.0</text:p>
      <text:p text:style-name="Standard"><text:soft-page-break/><text:s text:c="2"/>2 TESS Sector 41 2021 <text:s text:c="3"/>QLP <text:s text:c="4"/>600 <text:s text:c="2"/>239311183 <text:s text:c="5"/>0.0</text:p>
      <text:p text:style-name="Standard"><text:s text:c="2"/>3 TESS Sector 55 2022 <text:s text:c="3"/>QLP <text:s text:c="4"/>600 <text:s text:c="2"/>239311183 <text:s text:c="5"/>0.0</text:p>
      <text:p text:style-name="Standard"><text:s text:c="2"/>4 TESS Sector 56 2022 <text:s text:c="3"/>QLP <text:s text:c="4"/>200 <text:s text:c="2"/>239311183 <text:s text:c="5"/>0.0</text:p>
      <text:p text:style-name="Standard">########################################</text:p>
      <text:p text:style-name="Standard">KIC 9592145</text:p>
      <text:p text:style-name="Standard">SearchResult containing 0 data products.</text:p>
      <text:p text:style-name="Standard">########################################</text:p>
      <text:p text:style-name="Standard">KIC 9592850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CDIPS <text:s text:c="3"/>1800 <text:s text:c="2"/>270698296 <text:s text:c="5"/>0.0</text:p>
      <text:p text:style-name="Standard"><text:s text:c="2"/>1 TESS Sector 14 2019 PATHOS <text:s text:c="3"/>1800 <text:s text:c="2"/>270698296 <text:s text:c="5"/>0.0</text:p>
      <text:p text:style-name="Standard"><text:s text:c="2"/>2 TESS Sector 15 2019 <text:s/>CDIPS <text:s text:c="3"/>1800 <text:s text:c="2"/>270698296 <text:s text:c="5"/>0.0</text:p>
      <text:p text:style-name="Standard"><text:s text:c="2"/>3 TESS Sector 15 2019 PATHOS <text:s text:c="3"/>1800 <text:s text:c="2"/>270698296 <text:s text:c="5"/>0.0</text:p>
      <text:p text:style-name="Standard"><text:s text:c="2"/>4 TESS Sector 40 2021 <text:s/>CDIPS <text:s text:c="3"/>1800 <text:s text:c="2"/>270698296 <text:s text:c="5"/>0.0</text:p>
      <text:p text:style-name="Standard"><text:s text:c="2"/>5 TESS Sector 54 2022 <text:s/>CDIPS <text:s text:c="3"/>1800 <text:s text:c="2"/>270698296 <text:s text:c="5"/>0.0</text:p>
      <text:p text:style-name="Standard"><text:s text:c="2"/>6 TESS Sector 55 2022 <text:s/>CDIPS <text:s text:c="3"/>1800 <text:s text:c="2"/>270698296 <text:s text:c="5"/>0.0</text:p>
      <text:p text:style-name="Standard">########################################</text:p>
      <text:p text:style-name="Standard">KIC 959603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354288 <text:s text:c="5"/>0.0</text:p>
      <text:p text:style-name="Standard"><text:s text:c="2"/>1 TESS Sector 15 2019 <text:s text:c="3"/>QLP <text:s text:c="3"/>1800 <text:s text:c="2"/>271354288 <text:s text:c="5"/>0.0</text:p>
      <text:p text:style-name="Standard"><text:s text:c="2"/>2 TESS Sector 40 2021 <text:s text:c="3"/>QLP <text:s text:c="4"/>600 <text:s text:c="2"/>271354288 <text:s text:c="5"/>0.0</text:p>
      <text:p text:style-name="Standard"><text:s text:c="2"/>3 TESS Sector 41 2021 <text:s text:c="3"/>QLP <text:s text:c="4"/>600 <text:s text:c="2"/>271354288 <text:s text:c="5"/>0.0</text:p>
      <text:p text:style-name="Standard"><text:s text:c="2"/>4 TESS Sector 54 2022 <text:s text:c="3"/>QLP <text:s text:c="4"/>600 <text:s text:c="2"/>271354288 <text:s text:c="5"/>0.0</text:p>
      <text:p text:style-name="Standard">########################################</text:p>
      <text:p text:style-name="Standard">KIC 9602542</text:p>
      <text:p text:style-name="Standard">SearchResult containing 3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4"/>120 <text:s text:c="2"/>272845319 <text:s text:c="5"/>0.0</text:p>
      <text:p text:style-name="Standard"><text:s text:c="2"/>1 TESS Sector 15 2019 <text:s/>TASOC <text:s text:c="3"/>1800 <text:s text:c="2"/>272845319 <text:s text:c="5"/>0.0</text:p>
      <text:p text:style-name="Standard"><text:s text:c="2"/>2 TESS Sector 15 2019 <text:s/>TASOC <text:s text:c="3"/>1800 <text:s text:c="2"/>272845319 <text:s text:c="5"/>0.0</text:p>
      <text:p text:style-name="Standard">########################################</text:p>
      <text:p text:style-name="Standard">KIC 9637239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2"/>279911552 <text:s text:c="5"/>0.0</text:p>
      <text:p text:style-name="Standard"><text:s text:c="2"/>1 TESS Sector 14 2019 <text:s/>TASOC <text:s text:c="3"/>1800 <text:s text:c="2"/>279911552 <text:s text:c="5"/>0.0</text:p>
      <text:p text:style-name="Standard"><text:s text:c="2"/>2 TESS Sector 14 2019 <text:s/>TASOC <text:s text:c="3"/>1800 <text:s text:c="2"/>279911552 <text:s text:c="5"/>0.0</text:p>
      <text:p text:style-name="Standard"><text:s text:c="2"/>3 TESS Sector 26 2020 <text:s text:c="3"/>QLP <text:s text:c="3"/>1800 <text:s text:c="2"/>279911552 <text:s text:c="5"/>0.0</text:p>
      <text:p text:style-name="Standard"><text:s text:c="2"/>4 TESS Sector 26 2020 <text:s/>TASOC <text:s text:c="3"/>1800 <text:s text:c="2"/>279911552 <text:s text:c="5"/>0.0</text:p>
      <text:p text:style-name="Standard"><text:s text:c="2"/>5 TESS Sector 26 2020 <text:s/>TASOC <text:s text:c="3"/>1800 <text:s text:c="2"/>279911552 <text:s text:c="5"/>0.0</text:p>
      <text:p text:style-name="Standard"><text:s text:c="2"/>6 TESS Sector 40 2021 <text:s text:c="3"/>QLP <text:s text:c="4"/>600 <text:s text:c="2"/>279911552 <text:s text:c="5"/>0.0</text:p>
      <text:p text:style-name="Standard"><text:s text:c="2"/>7 TESS Sector 41 2021 <text:s text:c="3"/>QLP <text:s text:c="4"/>600 <text:s text:c="2"/>279911552 <text:s text:c="5"/>0.0</text:p>
      <text:p text:style-name="Standard"><text:s text:c="2"/>8 TESS Sector 53 2022 <text:s text:c="3"/>QLP <text:s text:c="4"/>600 <text:s text:c="2"/>279911552 <text:s text:c="5"/>0.0</text:p>
      <text:p text:style-name="Standard"><text:s text:c="2"/>9 TESS Sector 55 2022 <text:s text:c="3"/>QLP <text:s text:c="4"/>600 <text:s text:c="2"/>279911552 <text:s text:c="5"/>0.0</text:p>
      <text:p text:style-name="Standard">########################################</text:p>
      <text:p text:style-name="Standard">KIC 9637265</text:p>
      <text:p text:style-name="Standard">SearchResult containing 0 data products.</text:p>
      <text:p text:style-name="Standard">########################################</text:p>
      <text:p text:style-name="Standard">KIC 9639265</text:p>
      <text:p text:style-name="Standard">SearchResult containing 0 data products.</text:p>
      <text:p text:style-name="Standard">########################################</text:p>
      <text:p text:style-name="Standard">KIC 9639491</text:p>
      <text:p text:style-name="Standard">SearchResult containing 13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393612 <text:s text:c="5"/>0.0</text:p>
      <text:p text:style-name="Standard"><text:s text:c="2"/>1 TESS Sector 14 2019 <text:s/>TASOC <text:s text:c="3"/>1800 <text:s text:c="2"/>158393612 <text:s text:c="5"/>0.0</text:p>
      <text:p text:style-name="Standard"><text:s text:c="2"/>2 TESS Sector 14 2019 <text:s/>TASOC <text:s text:c="3"/>1800 <text:s text:c="2"/>158393612 <text:s text:c="5"/>0.0</text:p>
      <text:p text:style-name="Standard"><text:s text:c="2"/>3 TESS Sector 15 2019 <text:s text:c="3"/>QLP <text:s text:c="3"/>1800 <text:s text:c="2"/>158393612 <text:s text:c="5"/>0.0</text:p>
      <text:p text:style-name="Standard"><text:s text:c="2"/>4 TESS Sector 15 2019 <text:s/>TASOC <text:s text:c="3"/>1800 <text:s text:c="2"/>158393612 <text:s text:c="5"/>0.0</text:p>
      <text:p text:style-name="Standard"><text:s text:c="2"/>5 TESS Sector 15 2019 <text:s/>TASOC <text:s text:c="3"/>1800 <text:s text:c="2"/>158393612 <text:s text:c="5"/>0.0</text:p>
      <text:p text:style-name="Standard"><text:s text:c="2"/>6 TESS Sector 26 2020 <text:s/>TASOC <text:s text:c="3"/>1800 <text:s text:c="2"/>158393612 <text:s text:c="5"/>0.0</text:p>
      <text:p text:style-name="Standard"><text:s text:c="2"/>7 TESS Sector 26 2020 <text:s/>TASOC <text:s text:c="3"/>1800 <text:s text:c="2"/>158393612 <text:s text:c="5"/>0.0</text:p>
      <text:p text:style-name="Standard"><text:s text:c="2"/>8 TESS Sector 40 2021 <text:s text:c="3"/>QLP <text:s text:c="4"/>600 <text:s text:c="2"/>158393612 <text:s text:c="5"/>0.0</text:p>
      <text:p text:style-name="Standard"><text:s text:c="2"/>9 TESS Sector 41 2021 <text:s text:c="3"/>QLP <text:s text:c="4"/>600 <text:s text:c="2"/>158393612 <text:s text:c="5"/>0.0</text:p>
      <text:p text:style-name="Standard"><text:s/>10 TESS Sector 53 2022 <text:s text:c="3"/>QLP <text:s text:c="4"/>600 <text:s text:c="2"/>158393612 <text:s text:c="5"/>0.0</text:p>
      <text:p text:style-name="Standard"><text:s/>11 TESS Sector 54 2022 <text:s text:c="3"/>QLP <text:s text:c="4"/>600 <text:s text:c="2"/>158393612 <text:s text:c="5"/>0.0</text:p>
      <text:p text:style-name="Standard"><text:s/>12 TESS Sector 55 2022 <text:s text:c="3"/>QLP <text:s text:c="4"/>600 <text:s text:c="2"/>158393612 <text:s text:c="5"/>0.0</text:p>
      <text:p text:style-name="Standard">########################################</text:p>
      <text:p text:style-name="Standard">KIC 9644680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2"/>159224771 <text:s text:c="5"/>0.0</text:p>
      <text:p text:style-name="Standard"><text:s text:c="2"/>1 TESS Sector 40 2021 <text:s text:c="3"/>QLP <text:s text:c="4"/>600 <text:s text:c="2"/>159224771 <text:s text:c="5"/>0.0</text:p>
      <text:p text:style-name="Standard"><text:s text:c="2"/>2 TESS Sector 41 2021 <text:s text:c="3"/>QLP <text:s text:c="4"/>600 <text:s text:c="2"/>159224771 <text:s text:c="5"/>0.0</text:p>
      <text:p text:style-name="Standard"><text:s text:c="2"/>3 TESS Sector 54 2022 <text:s text:c="3"/>QLP <text:s text:c="4"/>600 <text:s text:c="2"/>159224771 <text:s text:c="5"/>0.0</text:p>
      <text:p text:style-name="Standard"><text:s text:c="2"/>4 TESS Sector 55 2022 <text:s text:c="3"/>QLP <text:s text:c="4"/>600 <text:s text:c="2"/>159224771 <text:s text:c="5"/>0.0</text:p>
      <text:p text:style-name="Standard">########################################</text:p>
      <text:p text:style-name="Standard"><text:soft-page-break/>KIC 9649493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072602 <text:s text:c="5"/>0.0</text:p>
      <text:p text:style-name="Standard"><text:s text:c="2"/>1 TESS Sector 14 2019 <text:s/>TASOC <text:s text:c="3"/>1800 <text:s text:c="3"/>63072602 <text:s text:c="5"/>0.0</text:p>
      <text:p text:style-name="Standard"><text:s text:c="2"/>2 TESS Sector 14 2019 <text:s/>TASOC <text:s text:c="3"/>1800 <text:s text:c="3"/>63072602 <text:s text:c="5"/>0.0</text:p>
      <text:p text:style-name="Standard"><text:s text:c="2"/>3 TESS Sector 15 2019 <text:s text:c="3"/>QLP <text:s text:c="3"/>1800 <text:s text:c="3"/>63072602 <text:s text:c="5"/>0.0</text:p>
      <text:p text:style-name="Standard"><text:s text:c="2"/>4 TESS Sector 15 2019 <text:s/>TASOC <text:s text:c="3"/>1800 <text:s text:c="3"/>63072602 <text:s text:c="5"/>0.0</text:p>
      <text:p text:style-name="Standard"><text:s text:c="2"/>5 TESS Sector 15 2019 <text:s/>TASOC <text:s text:c="3"/>1800 <text:s text:c="3"/>63072602 <text:s text:c="5"/>0.0</text:p>
      <text:p text:style-name="Standard"><text:s text:c="2"/>6 TESS Sector 40 2021 <text:s text:c="3"/>QLP <text:s text:c="4"/>600 <text:s text:c="3"/>63072602 <text:s text:c="5"/>0.0</text:p>
      <text:p text:style-name="Standard"><text:s text:c="2"/>7 TESS Sector 41 2021 <text:s text:c="3"/>QLP <text:s text:c="4"/>600 <text:s text:c="3"/>63072602 <text:s text:c="5"/>0.0</text:p>
      <text:p text:style-name="Standard"><text:s text:c="2"/>8 TESS Sector 54 2022 <text:s text:c="3"/>QLP <text:s text:c="4"/>600 <text:s text:c="3"/>63072602 <text:s text:c="5"/>0.0</text:p>
      <text:p text:style-name="Standard"><text:s text:c="2"/>9 TESS Sector 55 2022 <text:s text:c="3"/>QLP <text:s text:c="4"/>600 <text:s text:c="3"/>63072602 <text:s text:c="5"/>0.0</text:p>
      <text:p text:style-name="Standard">########################################</text:p>
      <text:p text:style-name="Standard">KIC 9651298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294082 <text:s text:c="5"/>0.0</text:p>
      <text:p text:style-name="Standard"><text:s text:c="2"/>1 TESS Sector 14 2019 <text:s/>TASOC <text:s text:c="3"/>1800 <text:s text:c="3"/>63294082 <text:s text:c="5"/>0.0</text:p>
      <text:p text:style-name="Standard"><text:s text:c="2"/>2 TESS Sector 14 2019 <text:s/>TASOC <text:s text:c="3"/>1800 <text:s text:c="3"/>63294082 <text:s text:c="5"/>0.0</text:p>
      <text:p text:style-name="Standard"><text:s text:c="2"/>3 TESS Sector 15 2019 <text:s text:c="3"/>QLP <text:s text:c="3"/>1800 <text:s text:c="3"/>63294082 <text:s text:c="5"/>0.0</text:p>
      <text:p text:style-name="Standard"><text:s text:c="2"/>4 TESS Sector 15 2019 <text:s/>TASOC <text:s text:c="3"/>1800 <text:s text:c="3"/>63294082 <text:s text:c="5"/>0.0</text:p>
      <text:p text:style-name="Standard"><text:s text:c="2"/>5 TESS Sector 15 2019 <text:s/>TASOC <text:s text:c="3"/>1800 <text:s text:c="3"/>63294082 <text:s text:c="5"/>0.0</text:p>
      <text:p text:style-name="Standard"><text:s text:c="2"/>6 TESS Sector 40 2021 <text:s text:c="3"/>QLP <text:s text:c="4"/>600 <text:s text:c="3"/>63294082 <text:s text:c="5"/>0.0</text:p>
      <text:p text:style-name="Standard"><text:s text:c="2"/>7 TESS Sector 41 2021 <text:s text:c="3"/>QLP <text:s text:c="4"/>600 <text:s text:c="3"/>63294082 <text:s text:c="5"/>0.0</text:p>
      <text:p text:style-name="Standard"><text:s text:c="2"/>8 TESS Sector 54 2022 <text:s text:c="3"/>QLP <text:s text:c="4"/>600 <text:s text:c="3"/>63294082 <text:s text:c="5"/>0.0</text:p>
      <text:p text:style-name="Standard"><text:s text:c="2"/>9 TESS Sector 55 2022 <text:s text:c="3"/>QLP <text:s text:c="4"/>600 <text:s text:c="3"/>63294082 <text:s text:c="5"/>0.0</text:p>
      <text:p text:style-name="Standard">########################################</text:p>
      <text:p text:style-name="Standard">KIC 9654476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CDIPS <text:s text:c="3"/>1800 <text:s text:c="2"/>270789500 <text:s text:c="5"/>0.0</text:p>
      <text:p text:style-name="Standard"><text:s text:c="2"/>1 TESS Sector 14 2019 PATHOS <text:s text:c="3"/>1800 <text:s text:c="2"/>270789500 <text:s text:c="5"/>0.0</text:p>
      <text:p text:style-name="Standard"><text:s text:c="2"/>2 TESS Sector 15 2019 <text:s/>CDIPS <text:s text:c="3"/>1800 <text:s text:c="2"/>270789500 <text:s text:c="5"/>0.0</text:p>
      <text:p text:style-name="Standard"><text:s text:c="2"/>3 TESS Sector 15 2019 PATHOS <text:s text:c="3"/>1800 <text:s text:c="2"/>270789500 <text:s text:c="5"/>0.0</text:p>
      <text:p text:style-name="Standard"><text:s text:c="2"/>4 TESS Sector 40 2021 <text:s/>CDIPS <text:s text:c="3"/>1800 <text:s text:c="2"/>270789500 <text:s text:c="5"/>0.0</text:p>
      <text:p text:style-name="Standard"><text:s text:c="2"/>5 TESS Sector 54 2022 <text:s/>CDIPS <text:s text:c="3"/>1800 <text:s text:c="2"/>270789500 <text:s text:c="5"/>0.0</text:p>
      <text:p text:style-name="Standard"><text:s text:c="2"/>6 TESS Sector 55 2022 <text:s/>CDIPS <text:s text:c="3"/>1800 <text:s text:c="2"/>270789500 <text:s text:c="5"/>0.0</text:p>
      <text:p text:style-name="Standard">########################################</text:p>
      <text:p text:style-name="Standard">KIC 9662581</text:p>
      <text:p text:style-name="Standard"><text:soft-page-break/>SearchResult containing 0 data products.</text:p>
      <text:p text:style-name="Standard">########################################</text:p>
      <text:p text:style-name="Standard">KIC 9664382</text:p>
      <text:p text:style-name="Standard">SearchResult containing 0 data products.</text:p>
      <text:p text:style-name="Standard">########################################</text:p>
      <text:p text:style-name="Standard">KIC 9665086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372082 <text:s text:c="5"/>0.0</text:p>
      <text:p text:style-name="Standard"><text:s text:c="2"/>1 TESS Sector 15 2019 <text:s text:c="3"/>QLP <text:s text:c="3"/>1800 <text:s text:c="2"/>273372082 <text:s text:c="5"/>0.0</text:p>
      <text:p text:style-name="Standard"><text:s text:c="2"/>2 TESS Sector 41 2021 <text:s text:c="3"/>QLP <text:s text:c="4"/>600 <text:s text:c="2"/>273372082 <text:s text:c="5"/>0.0</text:p>
      <text:p text:style-name="Standard"><text:s text:c="2"/>3 TESS Sector 54 2022 <text:s text:c="3"/>QLP <text:s text:c="4"/>600 <text:s text:c="2"/>273372082 <text:s text:c="5"/>0.0</text:p>
      <text:p text:style-name="Standard"><text:s text:c="2"/>4 TESS Sector 55 2022 <text:s text:c="3"/>QLP <text:s text:c="4"/>600 <text:s text:c="2"/>273372082 <text:s text:c="5"/>0.0</text:p>
      <text:p text:style-name="Standard">########################################</text:p>
      <text:p text:style-name="Standard">KIC 9692336</text:p>
      <text:p text:style-name="Standard">SearchResult containing 0 data products.</text:p>
      <text:p text:style-name="Standard">########################################</text:p>
      <text:p text:style-name="Standard">KIC 970015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58324789 <text:s text:c="5"/>0.0</text:p>
      <text:p text:style-name="Standard"><text:s text:c="2"/>1 TESS Sector 15 2019 <text:s/>TASOC <text:s text:c="3"/>1800 <text:s text:c="2"/>158324789 <text:s text:c="5"/>0.0</text:p>
      <text:p text:style-name="Standard">########################################</text:p>
      <text:p text:style-name="Standard">KIC 9702641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730053 <text:s text:c="5"/>0.0</text:p>
      <text:p text:style-name="Standard"><text:s text:c="2"/>1 TESS Sector 15 2019 <text:s text:c="3"/>QLP <text:s text:c="3"/>1800 <text:s text:c="2"/>158730053 <text:s text:c="5"/>0.0</text:p>
      <text:p text:style-name="Standard"><text:s text:c="2"/>2 TESS Sector 40 2021 <text:s text:c="3"/>QLP <text:s text:c="4"/>600 <text:s text:c="2"/>158730053 <text:s text:c="5"/>0.0</text:p>
      <text:p text:style-name="Standard"><text:s text:c="2"/>3 TESS Sector 41 2021 <text:s text:c="3"/>QLP <text:s text:c="4"/>600 <text:s text:c="2"/>158730053 <text:s text:c="5"/>0.0</text:p>
      <text:p text:style-name="Standard"><text:s text:c="2"/>4 TESS Sector 53 2022 <text:s text:c="3"/>QLP <text:s text:c="4"/>600 <text:s text:c="2"/>158730053 <text:s text:c="5"/>0.0</text:p>
      <text:p text:style-name="Standard"><text:s text:c="2"/>5 TESS Sector 54 2022 <text:s text:c="3"/>QLP <text:s text:c="4"/>600 <text:s text:c="2"/>158730053 <text:s text:c="5"/>0.0</text:p>
      <text:p text:style-name="Standard"><text:s text:c="2"/>6 TESS Sector 55 2022 <text:s text:c="3"/>QLP <text:s text:c="4"/>600 <text:s text:c="2"/>158730053 <text:s text:c="5"/>0.0</text:p>
      <text:p text:style-name="Standard">########################################</text:p>
      <text:p text:style-name="Standard">KIC 9703626</text:p>
      <text:p text:style-name="Standard">SearchResult containing 0 data products.</text:p>
      <text:p text:style-name="Standard">########################################</text:p>
      <text:p text:style-name="Standard">KIC 9706078</text:p>
      <text:p text:style-name="Standard">SearchResult containing 7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2"/>159225030 <text:s text:c="5"/>0.0</text:p>
      <text:p text:style-name="Standard"><text:s text:c="2"/>1 TESS Sector 15 2019 <text:s/>TASOC <text:s text:c="3"/>1800 <text:s text:c="2"/>159225030 <text:s text:c="5"/>0.0</text:p>
      <text:p text:style-name="Standard"><text:s text:c="2"/>2 TESS Sector 15 2019 <text:s/>TASOC <text:s text:c="3"/>1800 <text:s text:c="2"/>159225030 <text:s text:c="5"/>0.0</text:p>
      <text:p text:style-name="Standard"><text:s text:c="2"/>3 TESS Sector 40 2021 <text:s text:c="3"/>QLP <text:s text:c="4"/>600 <text:s text:c="2"/>159225030 <text:s text:c="5"/>0.0</text:p>
      <text:p text:style-name="Standard"><text:s text:c="2"/>4 TESS Sector 41 2021 <text:s text:c="3"/>QLP <text:s text:c="4"/>600 <text:s text:c="2"/>159225030 <text:s text:c="5"/>0.0</text:p>
      <text:p text:style-name="Standard"><text:s text:c="2"/>5 TESS Sector 54 2022 <text:s text:c="3"/>QLP <text:s text:c="4"/>600 <text:s text:c="2"/>159225030 <text:s text:c="5"/>0.0</text:p>
      <text:p text:style-name="Standard"><text:s text:c="2"/>6 TESS Sector 55 2022 <text:s text:c="3"/>QLP <text:s text:c="4"/>600 <text:s text:c="2"/>159225030 <text:s text:c="5"/>0.0</text:p>
      <text:p text:style-name="Standard">########################################</text:p>
      <text:p text:style-name="Standard">KIC 9711769</text:p>
      <text:p text:style-name="Standard">SearchResult containing 1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289720 <text:s text:c="5"/>0.0</text:p>
      <text:p text:style-name="Standard"><text:s text:c="2"/>1 TESS Sector 14 2019 <text:s/>CDIPS <text:s text:c="3"/>1800 <text:s text:c="3"/>63289727 <text:s text:c="5"/>0.0</text:p>
      <text:p text:style-name="Standard"><text:s text:c="2"/>2 TESS Sector 14 2019 <text:s/>TASOC <text:s text:c="3"/>1800 <text:s text:c="3"/>63289720 <text:s text:c="5"/>0.0</text:p>
      <text:p text:style-name="Standard"><text:s text:c="2"/>3 TESS Sector 14 2019 <text:s/>TASOC <text:s text:c="3"/>1800 <text:s text:c="3"/>63289720 <text:s text:c="5"/>0.0</text:p>
      <text:p text:style-name="Standard"><text:s text:c="2"/>4 TESS Sector 15 2019 <text:s text:c="3"/>QLP <text:s text:c="3"/>1800 <text:s text:c="3"/>63289720 <text:s text:c="5"/>0.0</text:p>
      <text:p text:style-name="Standard"><text:s text:c="2"/>5 TESS Sector 15 2019 <text:s/>CDIPS <text:s text:c="3"/>1800 <text:s text:c="3"/>63289727 <text:s text:c="5"/>0.0</text:p>
      <text:p text:style-name="Standard"><text:s text:c="2"/>6 TESS Sector 15 2019 <text:s/>TASOC <text:s text:c="3"/>1800 <text:s text:c="3"/>63289720 <text:s text:c="5"/>0.0</text:p>
      <text:p text:style-name="Standard"><text:s text:c="2"/>7 TESS Sector 15 2019 <text:s/>TASOC <text:s text:c="3"/>1800 <text:s text:c="3"/>63289720 <text:s text:c="5"/>0.0</text:p>
      <text:p text:style-name="Standard"><text:s text:c="2"/>8 TESS Sector 40 2021 <text:s text:c="3"/>QLP <text:s text:c="4"/>600 <text:s text:c="3"/>63289720 <text:s text:c="5"/>0.0</text:p>
      <text:p text:style-name="Standard"><text:s text:c="2"/>9 TESS Sector 40 2021 <text:s/>CDIPS <text:s text:c="3"/>1800 <text:s text:c="3"/>63289727 <text:s text:c="5"/>0.0</text:p>
      <text:p text:style-name="Standard"><text:s/>10 TESS Sector 41 2021 <text:s text:c="3"/>QLP <text:s text:c="4"/>600 <text:s text:c="3"/>63289720 <text:s text:c="5"/>0.0</text:p>
      <text:p text:style-name="Standard"><text:s/>11 TESS Sector 41 2021 <text:s/>CDIPS <text:s text:c="3"/>1800 <text:s text:c="3"/>63289727 <text:s text:c="5"/>0.0</text:p>
      <text:p text:style-name="Standard"><text:s/>12 TESS Sector 54 2022 <text:s text:c="3"/>QLP <text:s text:c="4"/>600 <text:s text:c="3"/>63289720 <text:s text:c="5"/>0.0</text:p>
      <text:p text:style-name="Standard"><text:s/>13 TESS Sector 54 2022 <text:s/>CDIPS <text:s text:c="3"/>1800 <text:s text:c="3"/>63289727 <text:s text:c="5"/>0.0</text:p>
      <text:p text:style-name="Standard"><text:s/>14 TESS Sector 55 2022 <text:s text:c="3"/>QLP <text:s text:c="4"/>600 <text:s text:c="3"/>63289720 <text:s text:c="5"/>0.0</text:p>
      <text:p text:style-name="Standard"><text:s/>15 TESS Sector 55 2022 <text:s/>CDIPS <text:s text:c="3"/>1800 <text:s text:c="3"/>63289727 <text:s text:c="5"/>0.0</text:p>
      <text:p text:style-name="Standard">########################################</text:p>
      <text:p text:style-name="Standard">KIC 9713664</text:p>
      <text:p text:style-name="Standard">SearchResult containing 0 data products.</text:p>
      <text:p text:style-name="Standard">########################################</text:p>
      <text:p text:style-name="Standard">KIC 9717924</text:p>
      <text:p text:style-name="Standard">SearchResult containing 0 data products.</text:p>
      <text:p text:style-name="Standard">########################################</text:p>
      <text:p text:style-name="Standard">KIC 972273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2495744 <text:s text:c="5"/>0.0</text:p>
      <text:p text:style-name="Standard"><text:s text:c="2"/>1 TESS Sector 14 2019 <text:s/>TASOC <text:s text:c="3"/>1800 <text:s text:c="2"/>272495744 <text:s text:c="5"/>0.0</text:p>
      <text:p text:style-name="Standard"><text:s text:c="2"/>2 TESS Sector 15 2019 <text:s/>TASOC <text:s text:c="3"/>1800 <text:s text:c="2"/>272495744 <text:s text:c="5"/>0.0</text:p>
      <text:p text:style-name="Standard"><text:soft-page-break/><text:s text:c="2"/>3 TESS Sector 15 2019 <text:s/>TASOC <text:s text:c="3"/>1800 <text:s text:c="2"/>272495744 <text:s text:c="5"/>0.0</text:p>
      <text:p text:style-name="Standard">########################################</text:p>
      <text:p text:style-name="Standard">KIC 972408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2844687 <text:s text:c="5"/>0.0</text:p>
      <text:p text:style-name="Standard"><text:s text:c="2"/>1 TESS Sector 14 2019 <text:s/>TASOC <text:s text:c="3"/>1800 <text:s text:c="2"/>272844687 <text:s text:c="5"/>0.0</text:p>
      <text:p text:style-name="Standard"><text:s text:c="2"/>2 TESS Sector 15 2019 <text:s/>TASOC <text:s text:c="3"/>1800 <text:s text:c="2"/>272844687 <text:s text:c="5"/>0.0</text:p>
      <text:p text:style-name="Standard"><text:s text:c="2"/>3 TESS Sector 15 2019 <text:s/>TASOC <text:s text:c="3"/>1800 <text:s text:c="2"/>272844687 <text:s text:c="5"/>0.0</text:p>
      <text:p text:style-name="Standard">########################################</text:p>
      <text:p text:style-name="Standard">KIC 972515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131690 <text:s text:c="5"/>0.0</text:p>
      <text:p text:style-name="Standard"><text:s text:c="2"/>1 TESS Sector 14 2019 <text:s/>TASOC <text:s text:c="3"/>1800 <text:s text:c="2"/>273131690 <text:s text:c="5"/>0.0</text:p>
      <text:p text:style-name="Standard"><text:s text:c="2"/>2 TESS Sector 14 2019 <text:s/>TASOC <text:s text:c="3"/>1800 <text:s text:c="2"/>273131690 <text:s text:c="5"/>0.0</text:p>
      <text:p text:style-name="Standard"><text:s text:c="2"/>3 TESS Sector 15 2019 <text:s text:c="3"/>QLP <text:s text:c="3"/>1800 <text:s text:c="2"/>273131690 <text:s text:c="5"/>0.0</text:p>
      <text:p text:style-name="Standard"><text:s text:c="2"/>4 TESS Sector 15 2019 <text:s/>TASOC <text:s text:c="3"/>1800 <text:s text:c="2"/>273131690 <text:s text:c="5"/>0.0</text:p>
      <text:p text:style-name="Standard"><text:s text:c="2"/>5 TESS Sector 15 2019 <text:s/>TASOC <text:s text:c="3"/>1800 <text:s text:c="2"/>273131690 <text:s text:c="5"/>0.0</text:p>
      <text:p text:style-name="Standard"><text:s text:c="2"/>6 TESS Sector 41 2021 <text:s text:c="3"/>QLP <text:s text:c="4"/>600 <text:s text:c="2"/>273131690 <text:s text:c="5"/>0.0</text:p>
      <text:p text:style-name="Standard"><text:s text:c="2"/>7 TESS Sector 54 2022 <text:s text:c="3"/>QLP <text:s text:c="4"/>600 <text:s text:c="2"/>273131690 <text:s text:c="5"/>0.0</text:p>
      <text:p text:style-name="Standard"><text:s text:c="2"/>8 TESS Sector 55 2022 <text:s text:c="3"/>QLP <text:s text:c="4"/>600 <text:s text:c="2"/>273131690 <text:s text:c="5"/>0.0</text:p>
      <text:p text:style-name="Standard">########################################</text:p>
      <text:p text:style-name="Standard">KIC 9767437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2"/>159395535 <text:s text:c="5"/>0.0</text:p>
      <text:p text:style-name="Standard"><text:s text:c="2"/>1 TESS Sector 15 2019 <text:s/>TASOC <text:s text:c="3"/>1800 <text:s text:c="2"/>159395535 <text:s text:c="5"/>0.0</text:p>
      <text:p text:style-name="Standard"><text:s text:c="2"/>2 TESS Sector 15 2019 <text:s/>TASOC <text:s text:c="3"/>1800 <text:s text:c="2"/>159395535 <text:s text:c="5"/>0.0</text:p>
      <text:p text:style-name="Standard"><text:s text:c="2"/>3 TESS Sector 40 2021 <text:s text:c="3"/>QLP <text:s text:c="4"/>600 <text:s text:c="2"/>159395535 <text:s text:c="5"/>0.0</text:p>
      <text:p text:style-name="Standard"><text:s text:c="2"/>4 TESS Sector 41 2021 <text:s text:c="3"/>QLP <text:s text:c="4"/>600 <text:s text:c="2"/>159395535 <text:s text:c="5"/>0.0</text:p>
      <text:p text:style-name="Standard"><text:s text:c="2"/>5 TESS Sector 54 2022 <text:s text:c="3"/>QLP <text:s text:c="4"/>600 <text:s text:c="2"/>159395535 <text:s text:c="5"/>0.0</text:p>
      <text:p text:style-name="Standard"><text:s text:c="2"/>6 TESS Sector 55 2022 <text:s text:c="3"/>QLP <text:s text:c="4"/>600 <text:s text:c="2"/>159395535 <text:s text:c="5"/>0.0</text:p>
      <text:p text:style-name="Standard">########################################</text:p>
      <text:p text:style-name="Standard">KIC 9772642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3"/>63293754 <text:s text:c="5"/>0.0</text:p>
      <text:p text:style-name="Standard"><text:s text:c="2"/>1 TESS Sector 14 2019 <text:s/>TASOC <text:s text:c="3"/>1800 <text:s text:c="3"/>63293754 <text:s text:c="5"/>0.0</text:p>
      <text:p text:style-name="Standard"><text:s text:c="2"/>2 TESS Sector 14 2019 <text:s/>TASOC <text:s text:c="3"/>1800 <text:s text:c="3"/>63293754 <text:s text:c="5"/>0.0</text:p>
      <text:p text:style-name="Standard"><text:s text:c="2"/>3 TESS Sector 15 2019 <text:s text:c="3"/>QLP <text:s text:c="3"/>1800 <text:s text:c="3"/>63293754 <text:s text:c="5"/>0.0</text:p>
      <text:p text:style-name="Standard"><text:s text:c="2"/>4 TESS Sector 15 2019 <text:s/>TASOC <text:s text:c="3"/>1800 <text:s text:c="3"/>63293754 <text:s text:c="5"/>0.0</text:p>
      <text:p text:style-name="Standard"><text:s text:c="2"/>5 TESS Sector 15 2019 <text:s/>TASOC <text:s text:c="3"/>1800 <text:s text:c="3"/>63293754 <text:s text:c="5"/>0.0</text:p>
      <text:p text:style-name="Standard"><text:s text:c="2"/>6 TESS Sector 40 2021 <text:s text:c="3"/>QLP <text:s text:c="4"/>600 <text:s text:c="3"/>63293754 <text:s text:c="5"/>0.0</text:p>
      <text:p text:style-name="Standard"><text:s text:c="2"/>7 TESS Sector 41 2021 <text:s text:c="3"/>QLP <text:s text:c="4"/>600 <text:s text:c="3"/>63293754 <text:s text:c="5"/>0.0</text:p>
      <text:p text:style-name="Standard"><text:s text:c="2"/>8 TESS Sector 54 2022 <text:s text:c="3"/>QLP <text:s text:c="4"/>600 <text:s text:c="3"/>63293754 <text:s text:c="5"/>0.0</text:p>
      <text:p text:style-name="Standard"><text:s text:c="2"/>9 TESS Sector 55 2022 <text:s text:c="3"/>QLP <text:s text:c="4"/>600 <text:s text:c="3"/>63293754 <text:s text:c="5"/>0.0</text:p>
      <text:p text:style-name="Standard">########################################</text:p>
      <text:p text:style-name="Standard">KIC 977671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0958071 <text:s text:c="5"/>0.0</text:p>
      <text:p text:style-name="Standard"><text:s text:c="2"/>1 TESS Sector 14 2019 <text:s/>TASOC <text:s text:c="3"/>1800 <text:s text:c="2"/>270958071 <text:s text:c="5"/>0.0</text:p>
      <text:p text:style-name="Standard"><text:s text:c="2"/>2 TESS Sector 15 2019 <text:s/>TASOC <text:s text:c="3"/>1800 <text:s text:c="2"/>270958071 <text:s text:c="5"/>0.0</text:p>
      <text:p text:style-name="Standard"><text:s text:c="2"/>3 TESS Sector 15 2019 <text:s/>TASOC <text:s text:c="3"/>1800 <text:s text:c="2"/>270958071 <text:s text:c="5"/>0.0</text:p>
      <text:p text:style-name="Standard">########################################</text:p>
      <text:p text:style-name="Standard">KIC 9777987</text:p>
      <text:p text:style-name="Standard">SearchResult containing 0 data products.</text:p>
      <text:p text:style-name="Standard">########################################</text:p>
      <text:p text:style-name="Standard">KIC 9784230</text:p>
      <text:p text:style-name="Standard">SearchResult containing 0 data products.</text:p>
      <text:p text:style-name="Standard">########################################</text:p>
      <text:p text:style-name="Standard">KIC 9786798</text:p>
      <text:p text:style-name="Standard">SearchResult containing 0 data products.</text:p>
      <text:p text:style-name="Standard">########################################</text:p>
      <text:p text:style-name="Standard">KIC 9788457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870931 <text:s text:c="5"/>0.0</text:p>
      <text:p text:style-name="Standard"><text:s text:c="2"/>1 TESS Sector 15 2019 <text:s text:c="3"/>QLP <text:s text:c="3"/>1800 <text:s text:c="2"/>273870931 <text:s text:c="5"/>0.0</text:p>
      <text:p text:style-name="Standard"><text:s text:c="2"/>2 TESS Sector 41 2021 <text:s text:c="3"/>QLP <text:s text:c="4"/>600 <text:s text:c="2"/>273870931 <text:s text:c="5"/>0.0</text:p>
      <text:p text:style-name="Standard"><text:s text:c="2"/>3 TESS Sector 54 2022 <text:s text:c="3"/>QLP <text:s text:c="4"/>600 <text:s text:c="2"/>273870931 <text:s text:c="5"/>0.0</text:p>
      <text:p text:style-name="Standard"><text:s text:c="2"/>4 TESS Sector 55 2022 <text:s text:c="3"/>QLP <text:s text:c="4"/>600 <text:s text:c="2"/>273870931 <text:s text:c="5"/>0.0</text:p>
      <text:p text:style-name="Standard">########################################</text:p>
      <text:p text:style-name="Standard">KIC 9790355</text:p>
      <text:p text:style-name="Standard">SearchResult containing 0 data products.</text:p>
      <text:p text:style-name="Standard">########################################</text:p>
      <text:p text:style-name="Standard">KIC 9790965</text:p>
      <text:p text:style-name="Standard">SearchResult containing 10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380075 <text:s text:c="5"/>0.0</text:p>
      <text:p text:style-name="Standard"><text:s text:c="2"/>1 TESS Sector 14 2019 <text:s/>TASOC <text:s text:c="3"/>1800 <text:s text:c="2"/>268380075 <text:s text:c="5"/>0.0</text:p>
      <text:p text:style-name="Standard"><text:s text:c="2"/>2 TESS Sector 14 2019 <text:s/>TASOC <text:s text:c="3"/>1800 <text:s text:c="2"/>268380075 <text:s text:c="5"/>0.0</text:p>
      <text:p text:style-name="Standard"><text:s text:c="2"/>3 TESS Sector 15 2019 <text:s text:c="3"/>QLP <text:s text:c="3"/>1800 <text:s text:c="2"/>268380075 <text:s text:c="5"/>0.0</text:p>
      <text:p text:style-name="Standard"><text:s text:c="2"/>4 TESS Sector 15 2019 <text:s/>TASOC <text:s text:c="3"/>1800 <text:s text:c="2"/>268380075 <text:s text:c="5"/>0.0</text:p>
      <text:p text:style-name="Standard"><text:s text:c="2"/>5 TESS Sector 15 2019 <text:s/>TASOC <text:s text:c="3"/>1800 <text:s text:c="2"/>268380075 <text:s text:c="5"/>0.0</text:p>
      <text:p text:style-name="Standard"><text:s text:c="2"/>6 TESS Sector 41 2021 <text:s text:c="3"/>QLP <text:s text:c="4"/>600 <text:s text:c="2"/>268380075 <text:s text:c="5"/>0.0</text:p>
      <text:p text:style-name="Standard"><text:s text:c="2"/>7 TESS Sector 54 2022 <text:s text:c="3"/>QLP <text:s text:c="4"/>600 <text:s text:c="2"/>268380075 <text:s text:c="5"/>0.0</text:p>
      <text:p text:style-name="Standard"><text:s text:c="2"/>8 TESS Sector 55 2022 <text:s text:c="3"/>QLP <text:s text:c="4"/>600 <text:s text:c="2"/>268380075 <text:s text:c="5"/>0.0</text:p>
      <text:p text:style-name="Standard"><text:s text:c="2"/>9 TESS Sector 56 2022 <text:s text:c="3"/>QLP <text:s text:c="4"/>200 <text:s text:c="2"/>268380075 <text:s text:c="5"/>0.0</text:p>
      <text:p text:style-name="Standard">########################################</text:p>
      <text:p text:style-name="Standard">KIC 9813678</text:p>
      <text:p text:style-name="Standard">SearchResult containing 0 data products.</text:p>
      <text:p text:style-name="Standard">########################################</text:p>
      <text:p text:style-name="Standard">KIC 9821923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487722 <text:s text:c="5"/>0.0</text:p>
      <text:p text:style-name="Standard"><text:s text:c="2"/>1 TESS Sector 14 2019 <text:s/>TASOC <text:s text:c="3"/>1800 <text:s text:c="2"/>158487722 <text:s text:c="5"/>0.0</text:p>
      <text:p text:style-name="Standard"><text:s text:c="2"/>2 TESS Sector 15 2019 <text:s/>TASOC <text:s text:c="3"/>1800 <text:s text:c="2"/>158487722 <text:s text:c="5"/>0.0</text:p>
      <text:p text:style-name="Standard"><text:s text:c="2"/>3 TESS Sector 15 2019 <text:s/>TASOC <text:s text:c="3"/>1800 <text:s text:c="2"/>158487722 <text:s text:c="5"/>0.0</text:p>
      <text:p text:style-name="Standard"><text:s text:c="2"/>4 TESS Sector 26 2020 <text:s/>TASOC <text:s text:c="3"/>1800 <text:s text:c="2"/>158487722 <text:s text:c="5"/>0.0</text:p>
      <text:p text:style-name="Standard"><text:s text:c="2"/>5 TESS Sector 26 2020 <text:s/>TASOC <text:s text:c="3"/>1800 <text:s text:c="2"/>158487722 <text:s text:c="5"/>0.0</text:p>
      <text:p text:style-name="Standard">########################################</text:p>
      <text:p text:style-name="Standard">KIC 9833618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40178404 <text:s text:c="5"/>0.0</text:p>
      <text:p text:style-name="Standard"><text:s text:c="2"/>1 TESS Sector 15 2019 <text:s text:c="3"/>QLP <text:s text:c="3"/>1800 <text:s text:c="2"/>240178404 <text:s text:c="5"/>0.0</text:p>
      <text:p text:style-name="Standard"><text:s text:c="2"/>2 TESS Sector 40 2021 <text:s text:c="3"/>QLP <text:s text:c="4"/>600 <text:s text:c="2"/>240178404 <text:s text:c="5"/>0.0</text:p>
      <text:p text:style-name="Standard"><text:s text:c="2"/>3 TESS Sector 41 2021 <text:s text:c="3"/>QLP <text:s text:c="4"/>600 <text:s text:c="2"/>240178404 <text:s text:c="5"/>0.0</text:p>
      <text:p text:style-name="Standard"><text:s text:c="2"/>4 TESS Sector 54 2022 <text:s text:c="3"/>QLP <text:s text:c="4"/>600 <text:s text:c="2"/>240178404 <text:s text:c="5"/>0.0</text:p>
      <text:p text:style-name="Standard"><text:s text:c="2"/>5 TESS Sector 55 2022 <text:s text:c="3"/>QLP <text:s text:c="4"/>600 <text:s text:c="2"/>240178404 <text:s text:c="5"/>0.0</text:p>
      <text:p text:style-name="Standard">########################################</text:p>
      <text:p text:style-name="Standard">KIC 9833806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2"/>275488563 <text:s text:c="5"/>0.0</text:p>
      <text:p text:style-name="Standard"><text:s text:c="2"/>1 TESS Sector 15 2019 <text:s text:c="3"/>QLP <text:s text:c="3"/>1800 <text:s text:c="2"/>275488563 <text:s text:c="5"/>0.0</text:p>
      <text:p text:style-name="Standard"><text:s text:c="2"/>2 TESS Sector 40 2021 <text:s text:c="3"/>QLP <text:s text:c="4"/>600 <text:s text:c="2"/>275488563 <text:s text:c="5"/>0.0</text:p>
      <text:p text:style-name="Standard"><text:s text:c="2"/>3 TESS Sector 41 2021 <text:s text:c="3"/>QLP <text:s text:c="4"/>600 <text:s text:c="2"/>275488563 <text:s text:c="5"/>0.0</text:p>
      <text:p text:style-name="Standard"><text:s text:c="2"/>4 TESS Sector 54 2022 <text:s text:c="3"/>QLP <text:s text:c="4"/>600 <text:s text:c="2"/>275488563 <text:s text:c="5"/>0.0</text:p>
      <text:p text:style-name="Standard"><text:s text:c="2"/>5 TESS Sector 55 2022 <text:s text:c="3"/>QLP <text:s text:c="4"/>600 <text:s text:c="2"/>275488563 <text:s text:c="5"/>0.0</text:p>
      <text:p text:style-name="Standard">########################################</text:p>
      <text:p text:style-name="Standard">KIC 9835416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618842 <text:s text:c="5"/>0.0</text:p>
      <text:p text:style-name="Standard"><text:s text:c="2"/>1 TESS Sector 15 2019 <text:s text:c="3"/>QLP <text:s text:c="3"/>1800 <text:s text:c="2"/>270618842 <text:s text:c="5"/>0.0</text:p>
      <text:p text:style-name="Standard"><text:s text:c="2"/>2 TESS Sector 40 2021 <text:s text:c="3"/>QLP <text:s text:c="4"/>600 <text:s text:c="2"/>270618842 <text:s text:c="5"/>0.0</text:p>
      <text:p text:style-name="Standard"><text:s text:c="2"/>3 TESS Sector 54 2022 <text:s text:c="3"/>QLP <text:s text:c="4"/>600 <text:s text:c="2"/>270618842 <text:s text:c="5"/>0.0</text:p>
      <text:p text:style-name="Standard"><text:s text:c="2"/>4 TESS Sector 55 2022 <text:s text:c="3"/>QLP <text:s text:c="4"/>600 <text:s text:c="2"/>270618842 <text:s text:c="5"/>0.0</text:p>
      <text:p text:style-name="Standard">########################################</text:p>
      <text:p text:style-name="Standard">KIC 9837083</text:p>
      <text:p text:style-name="Standard">SearchResult containing 0 data products.</text:p>
      <text:p text:style-name="Standard">########################################</text:p>
      <text:p text:style-name="Standard">KIC 9838047</text:p>
      <text:p text:style-name="Standard">SearchResult containing 1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165993 <text:s text:c="5"/>0.0</text:p>
      <text:p text:style-name="Standard"><text:s text:c="2"/>1 TESS Sector 14 2019 <text:s/>TASOC <text:s text:c="3"/>1800 <text:s text:c="2"/>271165993 <text:s text:c="5"/>0.0</text:p>
      <text:p text:style-name="Standard"><text:s text:c="2"/>2 TESS Sector 14 2019 <text:s/>TASOC <text:s text:c="3"/>1800 <text:s text:c="2"/>271165993 <text:s text:c="5"/>0.0</text:p>
      <text:p text:style-name="Standard"><text:s text:c="2"/>3 TESS Sector 14 2019 PATHOS <text:s text:c="3"/>1800 <text:s/>1882705346 <text:s text:c="5"/>0.0</text:p>
      <text:p text:style-name="Standard"><text:s text:c="2"/>4 TESS Sector 14 2019 <text:s/>CDIPS <text:s text:c="3"/>1800 <text:s/>1882705346 <text:s text:c="5"/>0.0</text:p>
      <text:p text:style-name="Standard"><text:s text:c="2"/>5 TESS Sector 15 2019 <text:s text:c="3"/>QLP <text:s text:c="3"/>1800 <text:s text:c="2"/>271165993 <text:s text:c="5"/>0.0</text:p>
      <text:p text:style-name="Standard"><text:s text:c="2"/>6 TESS Sector 15 2019 PATHOS <text:s text:c="3"/>1800 <text:s/>1882705346 <text:s text:c="5"/>0.0</text:p>
      <text:p text:style-name="Standard"><text:s text:c="2"/>7 TESS Sector 15 2019 <text:s/>TASOC <text:s text:c="3"/>1800 <text:s text:c="2"/>271165993 <text:s text:c="5"/>0.0</text:p>
      <text:p text:style-name="Standard"><text:s text:c="2"/>8 TESS Sector 15 2019 <text:s/>CDIPS <text:s text:c="3"/>1800 <text:s/>1882705346 <text:s text:c="5"/>0.0</text:p>
      <text:p text:style-name="Standard"><text:s text:c="2"/>9 TESS Sector 15 2019 <text:s/>TASOC <text:s text:c="3"/>1800 <text:s text:c="2"/>271165993 <text:s text:c="5"/>0.0</text:p>
      <text:p text:style-name="Standard"><text:s/>10 TESS Sector 40 2021 <text:s text:c="3"/>QLP <text:s text:c="4"/>600 <text:s text:c="2"/>271165993 <text:s text:c="5"/>0.0</text:p>
      <text:p text:style-name="Standard"><text:s/>11 TESS Sector 40 2021 <text:s/>CDIPS <text:s text:c="3"/>1800 <text:s/>1882705346 <text:s text:c="5"/>0.0</text:p>
      <text:p text:style-name="Standard"><text:s/>12 TESS Sector 41 2021 <text:s text:c="3"/>QLP <text:s text:c="4"/>600 <text:s text:c="2"/>271165993 <text:s text:c="5"/>0.0</text:p>
      <text:p text:style-name="Standard"><text:s/>13 TESS Sector 41 2021 <text:s/>CDIPS <text:s text:c="3"/>1800 <text:s/>1882705346 <text:s text:c="5"/>0.0</text:p>
      <text:p text:style-name="Standard"><text:s/>14 TESS Sector 54 2022 <text:s text:c="3"/>QLP <text:s text:c="4"/>600 <text:s text:c="2"/>271165993 <text:s text:c="5"/>0.0</text:p>
      <text:p text:style-name="Standard"><text:s/>15 TESS Sector 54 2022 <text:s/>CDIPS <text:s text:c="3"/>1800 <text:s/>1882705346 <text:s text:c="5"/>0.0</text:p>
      <text:p text:style-name="Standard"><text:s/>16 TESS Sector 55 2022 <text:s text:c="3"/>QLP <text:s text:c="4"/>600 <text:s text:c="2"/>271165993 <text:s text:c="5"/>0.0</text:p>
      <text:p text:style-name="Standard"><text:s/>17 TESS Sector 55 2022 <text:s/>CDIPS <text:s text:c="3"/>1800 <text:s/>1882705346 <text:s text:c="5"/>0.0</text:p>
      <text:p text:style-name="Standard">########################################</text:p>
      <text:p text:style-name="Standard">KIC 9840412</text:p>
      <text:p text:style-name="Standard">SearchResult containing 9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874538 <text:s text:c="5"/>0.0</text:p>
      <text:p text:style-name="Standard"><text:s text:c="2"/>1 TESS Sector 14 2019 <text:s/>TASOC <text:s text:c="3"/>1800 <text:s text:c="2"/>271874538 <text:s text:c="5"/>0.0</text:p>
      <text:p text:style-name="Standard"><text:s text:c="2"/>2 TESS Sector 14 2019 <text:s/>TASOC <text:s text:c="3"/>1800 <text:s text:c="2"/>271874538 <text:s text:c="5"/>0.0</text:p>
      <text:p text:style-name="Standard"><text:s text:c="2"/>3 TESS Sector 15 2019 <text:s text:c="3"/>QLP <text:s text:c="3"/>1800 <text:s text:c="2"/>271874538 <text:s text:c="5"/>0.0</text:p>
      <text:p text:style-name="Standard"><text:s text:c="2"/>4 TESS Sector 15 2019 <text:s/>TASOC <text:s text:c="3"/>1800 <text:s text:c="2"/>271874538 <text:s text:c="5"/>0.0</text:p>
      <text:p text:style-name="Standard"><text:s text:c="2"/>5 TESS Sector 15 2019 <text:s/>TASOC <text:s text:c="3"/>1800 <text:s text:c="2"/>271874538 <text:s text:c="5"/>0.0</text:p>
      <text:p text:style-name="Standard"><text:s text:c="2"/>6 TESS Sector 40 2021 <text:s text:c="3"/>QLP <text:s text:c="4"/>600 <text:s text:c="2"/>271874538 <text:s text:c="5"/>0.0</text:p>
      <text:p text:style-name="Standard"><text:s text:c="2"/>7 TESS Sector 41 2021 <text:s text:c="3"/>QLP <text:s text:c="4"/>600 <text:s text:c="2"/>271874538 <text:s text:c="5"/>0.0</text:p>
      <text:p text:style-name="Standard"><text:s text:c="2"/>8 TESS Sector 54 2022 <text:s text:c="3"/>QLP <text:s text:c="4"/>600 <text:s text:c="2"/>271874538 <text:s text:c="5"/>0.0</text:p>
      <text:p text:style-name="Standard">########################################</text:p>
      <text:p text:style-name="Standard">KIC 9842890</text:p>
      <text:p text:style-name="Standard">SearchResult containing 0 data products.</text:p>
      <text:p text:style-name="Standard">########################################</text:p>
      <text:p text:style-name="Standard">KIC 9843451</text:p>
      <text:p text:style-name="Standard">SearchResult containing 0 data products.</text:p>
      <text:p text:style-name="Standard">########################################</text:p>
      <text:p text:style-name="Standard">KIC 9851943</text:p>
      <text:p text:style-name="Standard">SearchResult containing 0 data products.</text:p>
      <text:p text:style-name="Standard">########################################</text:p>
      <text:p text:style-name="Standard">KIC 988228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560902 <text:s text:c="5"/>0.0</text:p>
      <text:p text:style-name="Standard"><text:s text:c="2"/>1 TESS Sector 14 2019 <text:s/>TASOC <text:s text:c="3"/>1800 <text:s text:c="2"/>158560902 <text:s text:c="5"/>0.0</text:p>
      <text:p text:style-name="Standard"><text:s text:c="2"/>2 TESS Sector 26 2020 <text:s/>TASOC <text:s text:c="3"/>1800 <text:s text:c="2"/>158560902 <text:s text:c="5"/>0.0</text:p>
      <text:p text:style-name="Standard"><text:s text:c="2"/>3 TESS Sector 26 2020 <text:s/>TASOC <text:s text:c="3"/>1800 <text:s text:c="2"/>158560902 <text:s text:c="5"/>0.0</text:p>
      <text:p text:style-name="Standard">########################################</text:p>
      <text:p text:style-name="P1">KIC 9892651</text:p>
      <text:p text:style-name="Standard">SearchResult containing 10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4"/>TASOC <text:s text:c="3"/>1800 <text:s text:c="3"/>63293484 <text:s text:c="5"/>0.0</text:p>
      <text:p text:style-name="Standard"><text:s text:c="2"/>1 TESS Sector 14 2019 <text:s text:c="4"/>TASOC <text:s text:c="3"/>1800 <text:s text:c="3"/>63293484 <text:s text:c="5"/>0.0</text:p>
      <text:p text:style-name="Standard"><text:s text:c="2"/>2 TESS Sector 15 2019 <text:s text:c="4"/>TASOC <text:s text:c="3"/>1800 <text:s text:c="3"/>63293484 <text:s text:c="5"/>0.0</text:p>
      <text:p text:style-name="Standard"><text:s text:c="2"/>3 TESS Sector 15 2019 <text:s text:c="4"/>TASOC <text:s text:c="3"/>1800 <text:s text:c="3"/>63293484 <text:s text:c="5"/>0.0</text:p>
      <text:p text:style-name="Standard"><text:s text:c="2"/>4 TESS Sector 40 2021 <text:s text:c="6"/>QLP <text:s text:c="4"/>600 <text:s text:c="3"/>63293484 <text:s text:c="5"/>0.0</text:p>
      <text:p text:style-name="Standard"><text:s text:c="2"/>5 TESS Sector 41 2021 <text:s text:c="6"/>QLP <text:s text:c="4"/>600 <text:s text:c="3"/>63293484 <text:s text:c="5"/>0.0</text:p>
      <text:p text:style-name="Standard"><text:s text:c="2"/>6 TESS Sector 54 2022 <text:s text:c="5"/>SPOC <text:s text:c="4"/>120 <text:s text:c="3"/>63293484 <text:s text:c="5"/>0.0</text:p>
      <text:p text:style-name="Standard"><text:s text:c="2"/>7 TESS Sector 54 2022 TESS-SPOC <text:s text:c="4"/>600 <text:s text:c="3"/>63293484 <text:s text:c="5"/>0.0</text:p>
      <text:p text:style-name="Standard"><text:s text:c="2"/>8 TESS Sector 54 2022 <text:s text:c="6"/>QLP <text:s text:c="4"/>600 <text:s text:c="3"/>63293484 <text:s text:c="5"/>0.0</text:p>
      <text:p text:style-name="Standard"><text:soft-page-break/><text:s text:c="2"/>9 TESS Sector 55 2022 <text:s text:c="6"/>QLP <text:s text:c="4"/>600 <text:s text:c="3"/>63293484 <text:s text:c="5"/>0.0</text:p>
      <text:p text:style-name="Standard">########################################</text:p>
      <text:p text:style-name="Standard">KIC 9909497</text:p>
      <text:p text:style-name="Standard">SearchResult containing 0 data products.</text:p>
      <text:p text:style-name="Standard">########################################</text:p>
      <text:p text:style-name="Standard">KIC 9912977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934915 <text:s text:c="5"/>0.0</text:p>
      <text:p text:style-name="Standard"><text:s text:c="2"/>1 TESS Sector 14 2019 <text:s/>TASOC <text:s text:c="3"/>1800 <text:s text:c="2"/>268934915 <text:s text:c="5"/>0.0</text:p>
      <text:p text:style-name="Standard"><text:s text:c="2"/>2 TESS Sector 14 2019 <text:s/>TASOC <text:s text:c="3"/>1800 <text:s text:c="2"/>268934915 <text:s text:c="5"/>0.0</text:p>
      <text:p text:style-name="Standard"><text:s text:c="2"/>3 TESS Sector 15 2019 <text:s text:c="3"/>QLP <text:s text:c="3"/>1800 <text:s text:c="2"/>268934915 <text:s text:c="5"/>0.0</text:p>
      <text:p text:style-name="Standard"><text:s text:c="2"/>4 TESS Sector 41 2021 <text:s text:c="3"/>QLP <text:s text:c="4"/>600 <text:s text:c="2"/>268934915 <text:s text:c="5"/>0.0</text:p>
      <text:p text:style-name="Standard"><text:s text:c="2"/>5 TESS Sector 54 2022 <text:s text:c="3"/>QLP <text:s text:c="4"/>600 <text:s text:c="2"/>268934915 <text:s text:c="5"/>0.0</text:p>
      <text:p text:style-name="Standard"><text:s text:c="2"/>6 TESS Sector 55 2022 <text:s text:c="3"/>QLP <text:s text:c="4"/>600 <text:s text:c="2"/>268934915 <text:s text:c="5"/>0.0</text:p>
      <text:p text:style-name="Standard"><text:s text:c="2"/>7 TESS Sector 56 2022 <text:s text:c="3"/>QLP <text:s text:c="4"/>200 <text:s text:c="2"/>268934915 <text:s text:c="5"/>0.0</text:p>
      <text:p text:style-name="Standard">########################################</text:p>
      <text:p text:style-name="Standard">KIC 9934052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3493374 <text:s text:c="5"/>0.0</text:p>
      <text:p text:style-name="Standard"><text:s text:c="2"/>1 TESS Sector 14 2019 <text:s/>TASOC <text:s text:c="3"/>1800 <text:s text:c="2"/>123493374 <text:s text:c="5"/>0.0</text:p>
      <text:p text:style-name="Standard"><text:s text:c="2"/>2 TESS Sector 14 2019 <text:s/>TASOC <text:s text:c="3"/>1800 <text:s text:c="2"/>123493374 <text:s text:c="5"/>0.0</text:p>
      <text:p text:style-name="Standard"><text:s text:c="2"/>3 TESS Sector 26 2020 <text:s/>TASOC <text:s text:c="3"/>1800 <text:s text:c="2"/>123493374 <text:s text:c="5"/>0.0</text:p>
      <text:p text:style-name="Standard"><text:s text:c="2"/>4 TESS Sector 26 2020 <text:s/>TASOC <text:s text:c="3"/>1800 <text:s text:c="2"/>123493374 <text:s text:c="5"/>0.0</text:p>
      <text:p text:style-name="Standard"><text:s text:c="2"/>5 TESS Sector 40 2021 <text:s text:c="3"/>QLP <text:s text:c="4"/>600 <text:s text:c="2"/>123493374 <text:s text:c="5"/>0.0</text:p>
      <text:p text:style-name="Standard"><text:s text:c="2"/>6 TESS Sector 41 2021 <text:s text:c="3"/>QLP <text:s text:c="4"/>600 <text:s text:c="2"/>123493374 <text:s text:c="5"/>0.0</text:p>
      <text:p text:style-name="Standard"><text:s text:c="2"/>7 TESS Sector 53 2022 <text:s text:c="3"/>QLP <text:s text:c="4"/>600 <text:s text:c="2"/>123493374 <text:s text:c="5"/>0.0</text:p>
      <text:p text:style-name="Standard"><text:s text:c="2"/>8 TESS Sector 54 2022 <text:s text:c="3"/>QLP <text:s text:c="4"/>600 <text:s text:c="2"/>123493374 <text:s text:c="5"/>0.0</text:p>
      <text:p text:style-name="Standard"><text:s text:c="2"/>9 TESS Sector 55 2022 <text:s text:c="3"/>QLP <text:s text:c="4"/>600 <text:s text:c="2"/>123493374 <text:s text:c="5"/>0.0</text:p>
      <text:p text:style-name="Standard">########################################</text:p>
      <text:p text:style-name="Standard">KIC 9935245</text:p>
      <text:p text:style-name="Standard">SearchResult containing 0 data products.</text:p>
      <text:p text:style-name="Standard">########################################</text:p>
      <text:p text:style-name="Standard">KIC 993531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457173 <text:s text:c="5"/>0.0</text:p>
      <text:p text:style-name="Standard"><text:s text:c="2"/>1 TESS Sector 14 2019 <text:s/>TASOC <text:s text:c="3"/>1800 <text:s text:c="2"/>164457173 <text:s text:c="5"/>0.0</text:p>
      <text:p text:style-name="Standard"><text:s text:c="2"/>2 TESS Sector 26 2020 <text:s/>TASOC <text:s text:c="3"/>1800 <text:s text:c="2"/>164457173 <text:s text:c="5"/>0.0</text:p>
      <text:p text:style-name="Standard"><text:soft-page-break/><text:s text:c="2"/>3 TESS Sector 26 2020 <text:s/>TASOC <text:s text:c="3"/>1800 <text:s text:c="2"/>164457173 <text:s text:c="5"/>0.0</text:p>
      <text:p text:style-name="Standard">########################################</text:p>
      <text:p text:style-name="Standard">KIC 9944907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840964 <text:s text:c="5"/>0.0</text:p>
      <text:p text:style-name="Standard"><text:s text:c="2"/>1 TESS Sector 14 2019 <text:s/>TASOC <text:s text:c="3"/>1800 <text:s text:c="2"/>158840964 <text:s text:c="5"/>0.0</text:p>
      <text:p text:style-name="Standard"><text:s text:c="2"/>2 TESS Sector 14 2019 <text:s/>TASOC <text:s text:c="3"/>1800 <text:s text:c="2"/>158840964 <text:s text:c="5"/>0.0</text:p>
      <text:p text:style-name="Standard"><text:s text:c="2"/>3 TESS Sector 15 2019 <text:s text:c="3"/>QLP <text:s text:c="3"/>1800 <text:s text:c="2"/>158840964 <text:s text:c="5"/>0.0</text:p>
      <text:p text:style-name="Standard"><text:s text:c="2"/>4 TESS Sector 15 2019 <text:s/>TASOC <text:s text:c="3"/>1800 <text:s text:c="2"/>158840964 <text:s text:c="5"/>0.0</text:p>
      <text:p text:style-name="Standard"><text:s text:c="2"/>5 TESS Sector 15 2019 <text:s/>TASOC <text:s text:c="3"/>1800 <text:s text:c="2"/>158840964 <text:s text:c="5"/>0.0</text:p>
      <text:p text:style-name="Standard"><text:s text:c="2"/>6 TESS Sector 40 2021 <text:s text:c="3"/>QLP <text:s text:c="4"/>600 <text:s text:c="2"/>158840964 <text:s text:c="5"/>0.0</text:p>
      <text:p text:style-name="Standard"><text:s text:c="2"/>7 TESS Sector 41 2021 <text:s text:c="3"/>QLP <text:s text:c="4"/>600 <text:s text:c="2"/>158840964 <text:s text:c="5"/>0.0</text:p>
      <text:p text:style-name="Standard"><text:s text:c="2"/>8 TESS Sector 53 2022 <text:s text:c="3"/>QLP <text:s text:c="4"/>600 <text:s text:c="2"/>158840964 <text:s text:c="5"/>0.0</text:p>
      <text:p text:style-name="Standard"><text:s text:c="2"/>9 TESS Sector 54 2022 <text:s text:c="3"/>QLP <text:s text:c="4"/>600 <text:s text:c="2"/>158840964 <text:s text:c="5"/>0.0</text:p>
      <text:p text:style-name="Standard"><text:s/>10 TESS Sector 55 2022 <text:s text:c="3"/>QLP <text:s text:c="4"/>600 <text:s text:c="2"/>158840964 <text:s text:c="5"/>0.0</text:p>
      <text:p text:style-name="Standard">########################################</text:p>
      <text:p text:style-name="Standard">KIC 9947924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2"/>159391762 <text:s text:c="5"/>0.0</text:p>
      <text:p text:style-name="Standard"><text:s text:c="2"/>1 TESS Sector 15 2019 <text:s/>TASOC <text:s text:c="3"/>1800 <text:s text:c="2"/>159391762 <text:s text:c="5"/>0.0</text:p>
      <text:p text:style-name="Standard"><text:s text:c="2"/>2 TESS Sector 15 2019 <text:s/>TASOC <text:s text:c="3"/>1800 <text:s text:c="2"/>159391762 <text:s text:c="5"/>0.0</text:p>
      <text:p text:style-name="Standard"><text:s text:c="2"/>3 TESS Sector 40 2021 <text:s text:c="3"/>QLP <text:s text:c="4"/>600 <text:s text:c="2"/>159391762 <text:s text:c="5"/>0.0</text:p>
      <text:p text:style-name="Standard"><text:s text:c="2"/>4 TESS Sector 41 2021 <text:s text:c="3"/>QLP <text:s text:c="4"/>600 <text:s text:c="2"/>159391762 <text:s text:c="5"/>0.0</text:p>
      <text:p text:style-name="Standard"><text:s text:c="2"/>5 TESS Sector 54 2022 <text:s text:c="3"/>QLP <text:s text:c="4"/>600 <text:s text:c="2"/>159391762 <text:s text:c="5"/>0.0</text:p>
      <text:p text:style-name="Standard"><text:s text:c="2"/>6 TESS Sector 55 2022 <text:s text:c="3"/>QLP <text:s text:c="4"/>600 <text:s text:c="2"/>159391762 <text:s text:c="5"/>0.0</text:p>
      <text:p text:style-name="Standard">########################################</text:p>
      <text:p text:style-name="Standard">KIC 9948201</text:p>
      <text:p text:style-name="Standard">SearchResult containing 0 data products.</text:p>
      <text:p text:style-name="Standard">########################################</text:p>
      <text:p text:style-name="Standard">KIC 9956124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0790319 <text:s text:c="5"/>0.0</text:p>
      <text:p text:style-name="Standard"><text:s text:c="2"/>1 TESS Sector 14 2019 <text:s/>TASOC <text:s text:c="3"/>1800 <text:s text:c="2"/>270790319 <text:s text:c="5"/>0.0</text:p>
      <text:p text:style-name="Standard"><text:s text:c="2"/>2 TESS Sector 14 2019 <text:s/>TASOC <text:s text:c="3"/>1800 <text:s text:c="2"/>270790319 <text:s text:c="5"/>0.0</text:p>
      <text:p text:style-name="Standard"><text:s text:c="2"/>3 TESS Sector 15 2019 <text:s text:c="3"/>QLP <text:s text:c="3"/>1800 <text:s text:c="2"/>270790319 <text:s text:c="5"/>0.0</text:p>
      <text:p text:style-name="Standard"><text:s text:c="2"/>4 TESS Sector 15 2019 <text:s/>TASOC <text:s text:c="3"/>1800 <text:s text:c="2"/>270790319 <text:s text:c="5"/>0.0</text:p>
      <text:p text:style-name="Standard"><text:s text:c="2"/>5 TESS Sector 15 2019 <text:s/>TASOC <text:s text:c="3"/>1800 <text:s text:c="2"/>270790319 <text:s text:c="5"/>0.0</text:p>
      <text:p text:style-name="Standard"><text:soft-page-break/><text:s text:c="2"/>6 TESS Sector 40 2021 <text:s text:c="3"/>QLP <text:s text:c="4"/>600 <text:s text:c="2"/>270790319 <text:s text:c="5"/>0.0</text:p>
      <text:p text:style-name="Standard"><text:s text:c="2"/>7 TESS Sector 54 2022 <text:s text:c="3"/>QLP <text:s text:c="4"/>600 <text:s text:c="2"/>270790319 <text:s text:c="5"/>0.0</text:p>
      <text:p text:style-name="Standard"><text:s text:c="2"/>8 TESS Sector 55 2022 <text:s text:c="3"/>QLP <text:s text:c="4"/>600 <text:s text:c="2"/>270790319 <text:s text:c="5"/>0.0</text:p>
      <text:p text:style-name="Standard">########################################</text:p>
      <text:p text:style-name="Standard">KIC 9957351</text:p>
      <text:p text:style-name="Standard">SearchResult containing 0 data products.</text:p>
      <text:p text:style-name="Standard">########################################</text:p>
      <text:p text:style-name="Standard">KIC 995741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040561 <text:s text:c="5"/>0.0</text:p>
      <text:p text:style-name="Standard"><text:s text:c="2"/>1 TESS Sector 14 2019 <text:s/>TASOC <text:s text:c="3"/>1800 <text:s text:c="2"/>271040561 <text:s text:c="5"/>0.0</text:p>
      <text:p text:style-name="Standard"><text:s text:c="2"/>2 TESS Sector 15 2019 <text:s/>TASOC <text:s text:c="3"/>1800 <text:s text:c="2"/>271040561 <text:s text:c="5"/>0.0</text:p>
      <text:p text:style-name="Standard"><text:s text:c="2"/>3 TESS Sector 15 2019 <text:s/>TASOC <text:s text:c="3"/>1800 <text:s text:c="2"/>271040561 <text:s text:c="5"/>0.0</text:p>
      <text:p text:style-name="Standard">########################################</text:p>
      <text:p text:style-name="Standard">KIC 996569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130507 <text:s text:c="5"/>0.0</text:p>
      <text:p text:style-name="Standard"><text:s text:c="2"/>1 TESS Sector 15 2019 <text:s text:c="3"/>QLP <text:s text:c="3"/>1800 <text:s text:c="2"/>273130507 <text:s text:c="5"/>0.0</text:p>
      <text:p text:style-name="Standard"><text:s text:c="2"/>2 TESS Sector 41 2021 <text:s text:c="3"/>QLP <text:s text:c="4"/>600 <text:s text:c="2"/>273130507 <text:s text:c="5"/>0.0</text:p>
      <text:p text:style-name="Standard"><text:s text:c="2"/>3 TESS Sector 54 2022 <text:s text:c="3"/>QLP <text:s text:c="4"/>600 <text:s text:c="2"/>273130507 <text:s text:c="5"/>0.0</text:p>
      <text:p text:style-name="Standard">########################################</text:p>
      <text:p text:style-name="Standard">KIC 9972385</text:p>
      <text:p text:style-name="Standard">SearchResult containing 1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708469 <text:s text:c="5"/>0.0</text:p>
      <text:p text:style-name="Standard"><text:s text:c="2"/>1 TESS Sector 14 2019 <text:s text:c="3"/>QLP <text:s text:c="3"/>1800 <text:s/>1881794967 <text:s text:c="5"/>0.0</text:p>
      <text:p text:style-name="Standard"><text:s text:c="2"/>2 TESS Sector 14 2019 <text:s/>TASOC <text:s text:c="3"/>1800 <text:s text:c="2"/>268708469 <text:s text:c="5"/>0.0</text:p>
      <text:p text:style-name="Standard"><text:s text:c="2"/>3 TESS Sector 14 2019 <text:s/>TASOC <text:s text:c="3"/>1800 <text:s text:c="2"/>268708469 <text:s text:c="5"/>0.0</text:p>
      <text:p text:style-name="Standard"><text:s text:c="2"/>4 TESS Sector 15 2019 <text:s text:c="3"/>QLP <text:s text:c="3"/>1800 <text:s text:c="2"/>268708469 <text:s text:c="5"/>0.0</text:p>
      <text:p text:style-name="Standard"><text:s text:c="2"/>5 TESS Sector 15 2019 <text:s text:c="3"/>QLP <text:s text:c="3"/>1800 <text:s/>1881794967 <text:s text:c="5"/>0.0</text:p>
      <text:p text:style-name="Standard"><text:s text:c="2"/>6 TESS Sector 15 2019 <text:s/>TASOC <text:s text:c="3"/>1800 <text:s text:c="2"/>268708469 <text:s text:c="5"/>0.0</text:p>
      <text:p text:style-name="Standard"><text:s text:c="2"/>7 TESS Sector 15 2019 <text:s/>TASOC <text:s text:c="3"/>1800 <text:s text:c="2"/>268708469 <text:s text:c="5"/>0.0</text:p>
      <text:p text:style-name="Standard"><text:s text:c="2"/>8 TESS Sector 41 2021 <text:s text:c="3"/>QLP <text:s text:c="4"/>600 <text:s text:c="2"/>268708469 <text:s text:c="5"/>0.0</text:p>
      <text:p text:style-name="Standard"><text:s text:c="2"/>9 TESS Sector 41 2021 <text:s text:c="3"/>QLP <text:s text:c="4"/>600 <text:s/>1881794967 <text:s text:c="5"/>0.0</text:p>
      <text:p text:style-name="Standard"><text:s/>10 TESS Sector 54 2022 <text:s text:c="3"/>QLP <text:s text:c="4"/>600 <text:s text:c="2"/>268708469 <text:s text:c="5"/>0.0</text:p>
      <text:p text:style-name="Standard"><text:s/>11 TESS Sector 54 2022 <text:s text:c="3"/>QLP <text:s text:c="4"/>600 <text:s/>1881794967 <text:s text:c="5"/>0.0</text:p>
      <text:p text:style-name="Standard"><text:s/>12 TESS Sector 55 2022 <text:s text:c="3"/>QLP <text:s text:c="4"/>600 <text:s text:c="2"/>268708469 <text:s text:c="5"/>0.0</text:p>
      <text:p text:style-name="Standard"><text:s/>13 TESS Sector 55 2022 <text:s text:c="3"/>QLP <text:s text:c="4"/>600 <text:s/>1881794967 <text:s text:c="5"/>0.0</text:p>
      <text:p text:style-name="Standard"><text:soft-page-break/><text:s/>14 TESS Sector 56 2022 <text:s text:c="3"/>QLP <text:s text:c="4"/>200 <text:s text:c="2"/>268708469 <text:s text:c="5"/>0.0</text:p>
      <text:p text:style-name="Standard"><text:s/>15 TESS Sector 56 2022 <text:s text:c="3"/>QLP <text:s text:c="4"/>200 <text:s/>1881794967 <text:s text:c="5"/>0.0</text:p>
      <text:p text:style-name="Standard">########################################</text:p>
      <text:p text:style-name="Standard">KIC 9991887</text:p>
      <text:p text:style-name="Standard">SearchResult containing 0 data products.</text:p>
      <text:p text:style-name="Standard">########################################</text:p>
      <text:p text:style-name="Standard">KIC 999447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455531 <text:s text:c="5"/>0.0</text:p>
      <text:p text:style-name="Standard"><text:s text:c="2"/>1 TESS Sector 14 2019 <text:s/>TASOC <text:s text:c="3"/>1800 <text:s text:c="2"/>164455531 <text:s text:c="5"/>0.0</text:p>
      <text:p text:style-name="Standard"><text:s text:c="2"/>2 TESS Sector 26 2020 <text:s/>TASOC <text:s text:c="3"/>1800 <text:s text:c="2"/>164455531 <text:s text:c="5"/>0.0</text:p>
      <text:p text:style-name="Standard"><text:s text:c="2"/>3 TESS Sector 26 2020 <text:s/>TASOC <text:s text:c="3"/>1800 <text:s text:c="2"/>164455531 <text:s text:c="5"/>0.0</text:p>
      <text:p text:style-name="Standard">########################################</text:p>
      <text:p text:style-name="Standard">KIC 9995660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26 2020 <text:s/>TASOC <text:s text:c="3"/>1800 <text:s text:c="2"/>164556488 <text:s text:c="5"/>0.0</text:p>
      <text:p text:style-name="Standard"><text:s text:c="2"/>1 TESS Sector 26 2020 <text:s/>TASOC <text:s text:c="3"/>1800 <text:s text:c="2"/>164556488 <text:s text:c="5"/>0.0</text:p>
      <text:p text:style-name="Standard">########################################</text:p>
      <text:p text:style-name="Standard">KIC 9995981</text:p>
      <text:p text:style-name="Standard">SearchResult containing 0 data products.</text:p>
      <text:p text:style-name="Standard">########################################</text:p>
      <text:p text:style-name="Standard">KIC 10004546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838271 <text:s text:c="5"/>0.0</text:p>
      <text:p text:style-name="Standard"><text:s text:c="2"/>1 TESS Sector 14 2019 <text:s/>TASOC <text:s text:c="3"/>1800 <text:s text:c="2"/>158838271 <text:s text:c="5"/>0.0</text:p>
      <text:p text:style-name="Standard"><text:s text:c="2"/>2 TESS Sector 14 2019 <text:s/>TASOC <text:s text:c="3"/>1800 <text:s text:c="2"/>158838271 <text:s text:c="5"/>0.0</text:p>
      <text:p text:style-name="Standard"><text:s text:c="2"/>3 TESS Sector 15 2019 <text:s text:c="3"/>QLP <text:s text:c="3"/>1800 <text:s text:c="2"/>158838271 <text:s text:c="5"/>0.0</text:p>
      <text:p text:style-name="Standard"><text:s text:c="2"/>4 TESS Sector 15 2019 <text:s/>TASOC <text:s text:c="3"/>1800 <text:s text:c="2"/>158838271 <text:s text:c="5"/>0.0</text:p>
      <text:p text:style-name="Standard"><text:s text:c="2"/>5 TESS Sector 15 2019 <text:s/>TASOC <text:s text:c="3"/>1800 <text:s text:c="2"/>158838271 <text:s text:c="5"/>0.0</text:p>
      <text:p text:style-name="Standard"><text:s text:c="2"/>6 TESS Sector 40 2021 <text:s text:c="3"/>QLP <text:s text:c="4"/>600 <text:s text:c="2"/>158838271 <text:s text:c="5"/>0.0</text:p>
      <text:p text:style-name="Standard"><text:s text:c="2"/>7 TESS Sector 41 2021 <text:s text:c="3"/>QLP <text:s text:c="4"/>600 <text:s text:c="2"/>158838271 <text:s text:c="5"/>0.0</text:p>
      <text:p text:style-name="Standard"><text:s text:c="2"/>8 TESS Sector 53 2022 <text:s text:c="3"/>QLP <text:s text:c="4"/>600 <text:s text:c="2"/>158838271 <text:s text:c="5"/>0.0</text:p>
      <text:p text:style-name="Standard"><text:s text:c="2"/>9 TESS Sector 54 2022 <text:s text:c="3"/>QLP <text:s text:c="4"/>600 <text:s text:c="2"/>158838271 <text:s text:c="5"/>0.0</text:p>
      <text:p text:style-name="Standard"><text:s/>10 TESS Sector 55 2022 <text:s text:c="3"/>QLP <text:s text:c="4"/>600 <text:s text:c="2"/>158838271 <text:s text:c="5"/>0.0</text:p>
      <text:p text:style-name="Standard">########################################</text:p>
      <text:p text:style-name="Standard">KIC 10007533</text:p>
      <text:p text:style-name="Standard">SearchResult containing 2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159225783 <text:s text:c="5"/>0.0</text:p>
      <text:p text:style-name="Standard"><text:s text:c="2"/>1 TESS Sector 15 2019 <text:s/>TASOC <text:s text:c="3"/>1800 <text:s text:c="2"/>159225783 <text:s text:c="5"/>0.0</text:p>
      <text:p text:style-name="Standard">########################################</text:p>
      <text:p text:style-name="Standard">KIC 1001483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5488133 <text:s text:c="5"/>0.0</text:p>
      <text:p text:style-name="Standard"><text:s text:c="2"/>1 TESS Sector 14 2019 <text:s/>TASOC <text:s text:c="3"/>1800 <text:s text:c="2"/>275488133 <text:s text:c="5"/>0.0</text:p>
      <text:p text:style-name="Standard"><text:s text:c="2"/>2 TESS Sector 15 2019 <text:s/>TASOC <text:s text:c="3"/>1800 <text:s text:c="2"/>275488133 <text:s text:c="5"/>0.0</text:p>
      <text:p text:style-name="Standard"><text:s text:c="2"/>3 TESS Sector 15 2019 <text:s/>TASOC <text:s text:c="3"/>1800 <text:s text:c="2"/>275488133 <text:s text:c="5"/>0.0</text:p>
      <text:p text:style-name="Standard">########################################</text:p>
      <text:p text:style-name="Standard">KIC 10020247</text:p>
      <text:p text:style-name="Standard">SearchResult containing 0 data products.</text:p>
      <text:p text:style-name="Standard">########################################</text:p>
      <text:p text:style-name="Standard">KIC 10024144</text:p>
      <text:p text:style-name="Standard">SearchResult containing 0 data products.</text:p>
      <text:p text:style-name="Standard">########################################</text:p>
      <text:p text:style-name="Standard">KIC 10030943</text:p>
      <text:p text:style-name="Standard">SearchResult containing 15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274198768 <text:s text:c="5"/>0.0</text:p>
      <text:p text:style-name="Standard"><text:s text:c="2"/>1 TESS Sector 14 2019 <text:s text:c="6"/>QLP <text:s text:c="3"/>1800 <text:s text:c="2"/>274198768 <text:s text:c="5"/>0.0</text:p>
      <text:p text:style-name="Standard"><text:s text:c="2"/>2 TESS Sector 14 2019 <text:s text:c="4"/>TASOC <text:s text:c="3"/>1800 <text:s text:c="2"/>274198768 <text:s text:c="5"/>0.0</text:p>
      <text:p text:style-name="Standard"><text:s text:c="2"/>3 TESS Sector 14 2019 <text:s text:c="4"/>TASOC <text:s text:c="3"/>1800 <text:s text:c="2"/>274198768 <text:s text:c="5"/>0.0</text:p>
      <text:p text:style-name="Standard"><text:s text:c="2"/>4 TESS Sector 15 2019 TESS-SPOC <text:s text:c="3"/>1800 <text:s text:c="2"/>274198768 <text:s text:c="5"/>0.0</text:p>
      <text:p text:style-name="Standard"><text:s text:c="2"/>5 TESS Sector 15 2019 <text:s text:c="6"/>QLP <text:s text:c="3"/>1800 <text:s text:c="2"/>274198768 <text:s text:c="5"/>0.0</text:p>
      <text:p text:style-name="Standard"><text:s text:c="2"/>6 TESS Sector 15 2019 <text:s text:c="4"/>TASOC <text:s text:c="3"/>1800 <text:s text:c="2"/>274198768 <text:s text:c="5"/>0.0</text:p>
      <text:p text:style-name="Standard"><text:s text:c="2"/>7 TESS Sector 15 2019 <text:s text:c="4"/>TASOC <text:s text:c="3"/>1800 <text:s text:c="2"/>274198768 <text:s text:c="5"/>0.0</text:p>
      <text:p text:style-name="Standard"><text:s text:c="2"/>8 TESS Sector 41 2021 TESS-SPOC <text:s text:c="4"/>600 <text:s text:c="2"/>274198768 <text:s text:c="5"/>0.0</text:p>
      <text:p text:style-name="Standard"><text:s text:c="2"/>9 TESS Sector 41 2021 <text:s text:c="6"/>QLP <text:s text:c="4"/>600 <text:s text:c="2"/>274198768 <text:s text:c="5"/>0.0</text:p>
      <text:p text:style-name="Standard"><text:s/>10 TESS Sector 54 2022 TESS-SPOC <text:s text:c="4"/>600 <text:s text:c="2"/>274198768 <text:s text:c="5"/>0.0</text:p>
      <text:p text:style-name="Standard"><text:s/>11 TESS Sector 54 2022 <text:s text:c="6"/>QLP <text:s text:c="4"/>600 <text:s text:c="2"/>274198768 <text:s text:c="5"/>0.0</text:p>
      <text:p text:style-name="Standard"><text:s/>12 TESS Sector 55 2022 TESS-SPOC <text:s text:c="4"/>600 <text:s text:c="2"/>274198768 <text:s text:c="5"/>0.0</text:p>
      <text:p text:style-name="Standard"><text:s/>13 TESS Sector 55 2022 <text:s text:c="6"/>QLP <text:s text:c="4"/>600 <text:s text:c="2"/>274198768 <text:s text:c="5"/>0.0</text:p>
      <text:p text:style-name="Standard"><text:s/>14 TESS Sector 56 2022 <text:s text:c="6"/>QLP <text:s text:c="4"/>200 <text:s text:c="2"/>274198768 <text:s text:c="5"/>0.0</text:p>
      <text:p text:style-name="Standard">########################################</text:p>
      <text:p text:style-name="Standard">KIC 10032392</text:p>
      <text:p text:style-name="Standard">SearchResult containing 0 data products.</text:p>
      <text:p text:style-name="Standard">########################################</text:p>
      <text:p text:style-name="Standard"><text:soft-page-break/>KIC 1003293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68703194 <text:s text:c="5"/>0.0</text:p>
      <text:p text:style-name="Standard"><text:s text:c="2"/>1 TESS Sector 14 2019 <text:s/>TASOC <text:s text:c="3"/>1800 <text:s text:c="2"/>268703194 <text:s text:c="5"/>0.0</text:p>
      <text:p text:style-name="Standard"><text:s text:c="2"/>2 TESS Sector 15 2019 <text:s/>TASOC <text:s text:c="3"/>1800 <text:s text:c="2"/>268703194 <text:s text:c="5"/>0.0</text:p>
      <text:p text:style-name="Standard"><text:s text:c="2"/>3 TESS Sector 15 2019 <text:s/>TASOC <text:s text:c="3"/>1800 <text:s text:c="2"/>268703194 <text:s text:c="5"/>0.0</text:p>
      <text:p text:style-name="Standard">########################################</text:p>
      <text:p text:style-name="Standard">KIC 1006304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210931 <text:s text:c="5"/>0.0</text:p>
      <text:p text:style-name="Standard"><text:s text:c="2"/>1 TESS Sector 14 2019 <text:s/>TASOC <text:s text:c="3"/>1800 <text:s text:c="2"/>158210931 <text:s text:c="5"/>0.0</text:p>
      <text:p text:style-name="Standard">########################################</text:p>
      <text:p text:style-name="Standard">KIC 10074939</text:p>
      <text:p text:style-name="Standard">SearchResult containing 0 data products.</text:p>
      <text:p text:style-name="Standard">########################################</text:p>
      <text:p text:style-name="Standard">KIC 1008411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548371 <text:s text:c="5"/>0.0</text:p>
      <text:p text:style-name="Standard"><text:s text:c="2"/>1 TESS Sector 14 2019 <text:s/>TASOC <text:s text:c="3"/>1800 <text:s text:c="2"/>271548371 <text:s text:c="5"/>0.0</text:p>
      <text:p text:style-name="Standard"><text:s text:c="2"/>2 TESS Sector 15 2019 <text:s/>TASOC <text:s text:c="3"/>1800 <text:s text:c="2"/>271548371 <text:s text:c="5"/>0.0</text:p>
      <text:p text:style-name="Standard"><text:s text:c="2"/>3 TESS Sector 15 2019 <text:s/>TASOC <text:s text:c="3"/>1800 <text:s text:c="2"/>271548371 <text:s text:c="5"/>0.0</text:p>
      <text:p text:style-name="Standard">########################################</text:p>
      <text:p text:style-name="Standard">KIC 1009024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045319 <text:s text:c="5"/>0.0</text:p>
      <text:p text:style-name="Standard"><text:s text:c="2"/>1 TESS Sector 15 2019 <text:s text:c="3"/>QLP <text:s text:c="3"/>1800 <text:s text:c="2"/>273045319 <text:s text:c="5"/>0.0</text:p>
      <text:p text:style-name="Standard"><text:s text:c="2"/>2 TESS Sector 41 2021 <text:s text:c="3"/>QLP <text:s text:c="4"/>600 <text:s text:c="2"/>273045319 <text:s text:c="5"/>0.0</text:p>
      <text:p text:style-name="Standard"><text:s text:c="2"/>3 TESS Sector 54 2022 <text:s text:c="3"/>QLP <text:s text:c="4"/>600 <text:s text:c="2"/>273045319 <text:s text:c="5"/>0.0</text:p>
      <text:p text:style-name="Standard">########################################</text:p>
      <text:p text:style-name="Standard">KIC 10090722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oft-page-break/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130000 <text:s text:c="5"/>0.0</text:p>
      <text:p text:style-name="Standard"><text:s text:c="2"/>1 TESS Sector 14 2019 <text:s/>TASOC <text:s text:c="3"/>1800 <text:s text:c="2"/>273130000 <text:s text:c="5"/>0.0</text:p>
      <text:p text:style-name="Standard"><text:s text:c="2"/>2 TESS Sector 14 2019 <text:s/>TASOC <text:s text:c="3"/>1800 <text:s text:c="2"/>273130000 <text:s text:c="5"/>0.0</text:p>
      <text:p text:style-name="Standard"><text:s text:c="2"/>3 TESS Sector 15 2019 <text:s text:c="3"/>QLP <text:s text:c="3"/>1800 <text:s text:c="2"/>273130000 <text:s text:c="5"/>0.0</text:p>
      <text:p text:style-name="Standard"><text:s text:c="2"/>4 TESS Sector 15 2019 <text:s/>TASOC <text:s text:c="3"/>1800 <text:s text:c="2"/>273130000 <text:s text:c="5"/>0.0</text:p>
      <text:p text:style-name="Standard"><text:s text:c="2"/>5 TESS Sector 15 2019 <text:s/>TASOC <text:s text:c="3"/>1800 <text:s text:c="2"/>273130000 <text:s text:c="5"/>0.0</text:p>
      <text:p text:style-name="Standard"><text:s text:c="2"/>6 TESS Sector 41 2021 <text:s text:c="3"/>QLP <text:s text:c="4"/>600 <text:s text:c="2"/>273130000 <text:s text:c="5"/>0.0</text:p>
      <text:p text:style-name="Standard"><text:s text:c="2"/>7 TESS Sector 54 2022 <text:s text:c="3"/>QLP <text:s text:c="4"/>600 <text:s text:c="2"/>273130000 <text:s text:c="5"/>0.0</text:p>
      <text:p text:style-name="Standard">########################################</text:p>
      <text:p text:style-name="Standard">KIC 10092506</text:p>
      <text:p text:style-name="Standard">SearchResult containing 13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273592862 <text:s text:c="5"/>0.0</text:p>
      <text:p text:style-name="Standard"><text:s text:c="2"/>1 TESS Sector 14 2019 <text:s text:c="6"/>QLP <text:s text:c="3"/>1800 <text:s text:c="2"/>273592862 <text:s text:c="5"/>0.0</text:p>
      <text:p text:style-name="Standard"><text:s text:c="2"/>2 TESS Sector 14 2019 <text:s text:c="4"/>TASOC <text:s text:c="3"/>1800 <text:s text:c="2"/>273592862 <text:s text:c="5"/>0.0</text:p>
      <text:p text:style-name="Standard"><text:s text:c="2"/>3 TESS Sector 14 2019 <text:s text:c="4"/>TASOC <text:s text:c="3"/>1800 <text:s text:c="2"/>273592862 <text:s text:c="5"/>0.0</text:p>
      <text:p text:style-name="Standard"><text:s text:c="2"/>4 TESS Sector 15 2019 TESS-SPOC <text:s text:c="3"/>1800 <text:s text:c="2"/>273592862 <text:s text:c="5"/>0.0</text:p>
      <text:p text:style-name="Standard"><text:s text:c="2"/>5 TESS Sector 15 2019 <text:s text:c="6"/>QLP <text:s text:c="3"/>1800 <text:s text:c="2"/>273592862 <text:s text:c="5"/>0.0</text:p>
      <text:p text:style-name="Standard"><text:s text:c="2"/>6 TESS Sector 15 2019 <text:s text:c="4"/>TASOC <text:s text:c="3"/>1800 <text:s text:c="2"/>273592862 <text:s text:c="5"/>0.0</text:p>
      <text:p text:style-name="Standard"><text:s text:c="2"/>7 TESS Sector 15 2019 <text:s text:c="4"/>TASOC <text:s text:c="3"/>1800 <text:s text:c="2"/>273592862 <text:s text:c="5"/>0.0</text:p>
      <text:p text:style-name="Standard"><text:s text:c="2"/>8 TESS Sector 41 2021 TESS-SPOC <text:s text:c="4"/>600 <text:s text:c="2"/>273592862 <text:s text:c="5"/>0.0</text:p>
      <text:p text:style-name="Standard"><text:s text:c="2"/>9 TESS Sector 41 2021 <text:s text:c="6"/>QLP <text:s text:c="4"/>600 <text:s text:c="2"/>273592862 <text:s text:c="5"/>0.0</text:p>
      <text:p text:style-name="Standard"><text:s/>10 TESS Sector 54 2022 TESS-SPOC <text:s text:c="4"/>600 <text:s text:c="2"/>273592862 <text:s text:c="5"/>0.0</text:p>
      <text:p text:style-name="Standard"><text:s/>11 TESS Sector 54 2022 <text:s text:c="6"/>QLP <text:s text:c="4"/>600 <text:s text:c="2"/>273592862 <text:s text:c="5"/>0.0</text:p>
      <text:p text:style-name="Standard"><text:s/>12 TESS Sector 56 2022 <text:s text:c="6"/>QLP <text:s text:c="4"/>200 <text:s text:c="2"/>273592862 <text:s text:c="5"/>0.0</text:p>
      <text:p text:style-name="Standard">########################################</text:p>
      <text:p text:style-name="Standard">KIC 10095469</text:p>
      <text:p text:style-name="Standard">SearchResult containing 0 data products.</text:p>
      <text:p text:style-name="Standard">########################################</text:p>
      <text:p text:style-name="Standard">KIC 10096864</text:p>
      <text:p text:style-name="Standard">SearchResult containing 0 data products.</text:p>
      <text:p text:style-name="Standard">########################################</text:p>
      <text:p text:style-name="Standard">KIC 10123627</text:p>
      <text:p text:style-name="Standard">SearchResult containing 0 data products.</text:p>
      <text:p text:style-name="Standard">########################################</text:p>
      <text:p text:style-name="Standard">KIC 10128961</text:p>
      <text:p text:style-name="Standard">SearchResult containing 0 data products.</text:p>
      <text:p text:style-name="Standard">########################################</text:p>
      <text:p text:style-name="Standard">KIC 10135584</text:p>
      <text:p text:style-name="Standard">SearchResult containing 0 data products.</text:p>
      <text:p text:style-name="Standard">########################################</text:p>
      <text:p text:style-name="Standard">KIC 10148799</text:p>
      <text:p text:style-name="Standard">SearchResult containing 4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1252935 <text:s text:c="5"/>0.0</text:p>
      <text:p text:style-name="Standard"><text:s text:c="2"/>1 TESS Sector 14 2019 <text:s/>TASOC <text:s text:c="3"/>1800 <text:s text:c="2"/>271252935 <text:s text:c="5"/>0.0</text:p>
      <text:p text:style-name="Standard"><text:s text:c="2"/>2 TESS Sector 15 2019 <text:s/>TASOC <text:s text:c="3"/>1800 <text:s text:c="2"/>271252935 <text:s text:c="5"/>0.0</text:p>
      <text:p text:style-name="Standard"><text:s text:c="2"/>3 TESS Sector 15 2019 <text:s/>TASOC <text:s text:c="3"/>1800 <text:s text:c="2"/>271252935 <text:s text:c="5"/>0.0</text:p>
      <text:p text:style-name="Standard">########################################</text:p>
      <text:p text:style-name="Standard">KIC 10149237</text:p>
      <text:p text:style-name="Standard">SearchResult containing 0 data products.</text:p>
      <text:p text:style-name="Standard">########################################</text:p>
      <text:p text:style-name="Standard">KIC 10154189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282390 <text:s text:c="5"/>0.0</text:p>
      <text:p text:style-name="Standard"><text:s text:c="2"/>1 TESS Sector 14 2019 <text:s/>TASOC <text:s text:c="3"/>1800 <text:s text:c="2"/>272282390 <text:s text:c="5"/>0.0</text:p>
      <text:p text:style-name="Standard"><text:s text:c="2"/>2 TESS Sector 14 2019 <text:s/>TASOC <text:s text:c="3"/>1800 <text:s text:c="2"/>272282390 <text:s text:c="5"/>0.0</text:p>
      <text:p text:style-name="Standard"><text:s text:c="2"/>3 TESS Sector 15 2019 <text:s text:c="3"/>QLP <text:s text:c="3"/>1800 <text:s text:c="2"/>272282390 <text:s text:c="5"/>0.0</text:p>
      <text:p text:style-name="Standard"><text:s text:c="2"/>4 TESS Sector 15 2019 <text:s/>TASOC <text:s text:c="3"/>1800 <text:s text:c="2"/>272282390 <text:s text:c="5"/>0.0</text:p>
      <text:p text:style-name="Standard"><text:s text:c="2"/>5 TESS Sector 15 2019 <text:s/>TASOC <text:s text:c="3"/>1800 <text:s text:c="2"/>272282390 <text:s text:c="5"/>0.0</text:p>
      <text:p text:style-name="Standard"><text:s text:c="2"/>6 TESS Sector 41 2021 <text:s text:c="3"/>QLP <text:s text:c="4"/>600 <text:s text:c="2"/>272282390 <text:s text:c="5"/>0.0</text:p>
      <text:p text:style-name="Standard"><text:s text:c="2"/>7 TESS Sector 54 2022 <text:s text:c="3"/>QLP <text:s text:c="4"/>600 <text:s text:c="2"/>272282390 <text:s text:c="5"/>0.0</text:p>
      <text:p text:style-name="Standard">########################################</text:p>
      <text:p text:style-name="Standard">KIC 10159014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593308 <text:s text:c="5"/>0.0</text:p>
      <text:p text:style-name="Standard"><text:s text:c="2"/>1 TESS Sector 14 2019 <text:s/>TASOC <text:s text:c="3"/>1800 <text:s text:c="2"/>273593308 <text:s text:c="5"/>0.0</text:p>
      <text:p text:style-name="Standard"><text:s text:c="2"/>2 TESS Sector 14 2019 <text:s/>TASOC <text:s text:c="3"/>1800 <text:s text:c="2"/>273593308 <text:s text:c="5"/>0.0</text:p>
      <text:p text:style-name="Standard"><text:s text:c="2"/>3 TESS Sector 15 2019 <text:s text:c="3"/>QLP <text:s text:c="3"/>1800 <text:s text:c="2"/>273593308 <text:s text:c="5"/>0.0</text:p>
      <text:p text:style-name="Standard"><text:s text:c="2"/>4 TESS Sector 15 2019 <text:s/>TASOC <text:s text:c="3"/>1800 <text:s text:c="2"/>273593308 <text:s text:c="5"/>0.0</text:p>
      <text:p text:style-name="Standard"><text:s text:c="2"/>5 TESS Sector 15 2019 <text:s/>TASOC <text:s text:c="3"/>1800 <text:s text:c="2"/>273593308 <text:s text:c="5"/>0.0</text:p>
      <text:p text:style-name="Standard"><text:s text:c="2"/>6 TESS Sector 41 2021 <text:s text:c="3"/>QLP <text:s text:c="4"/>600 <text:s text:c="2"/>273593308 <text:s text:c="5"/>0.0</text:p>
      <text:p text:style-name="Standard"><text:s text:c="2"/>7 TESS Sector 54 2022 <text:s text:c="3"/>QLP <text:s text:c="4"/>600 <text:s text:c="2"/>273593308 <text:s text:c="5"/>0.0</text:p>
      <text:p text:style-name="Standard"><text:s text:c="2"/>8 TESS Sector 56 2022 <text:s text:c="3"/>QLP <text:s text:c="4"/>200 <text:s text:c="2"/>273593308 <text:s text:c="5"/>0.0</text:p>
      <text:p text:style-name="Standard">########################################</text:p>
      <text:p text:style-name="Standard">KIC 10162999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381624 <text:s text:c="5"/>0.0</text:p>
      <text:p text:style-name="Standard"><text:soft-page-break/><text:s text:c="2"/>1 TESS Sector 14 2019 <text:s/>TASOC <text:s text:c="3"/>1800 <text:s text:c="2"/>268381624 <text:s text:c="5"/>0.0</text:p>
      <text:p text:style-name="Standard"><text:s text:c="2"/>2 TESS Sector 14 2019 <text:s/>TASOC <text:s text:c="3"/>1800 <text:s text:c="2"/>268381624 <text:s text:c="5"/>0.0</text:p>
      <text:p text:style-name="Standard"><text:s text:c="2"/>3 TESS Sector 15 2019 <text:s text:c="3"/>QLP <text:s text:c="3"/>1800 <text:s text:c="2"/>268381624 <text:s text:c="5"/>0.0</text:p>
      <text:p text:style-name="Standard"><text:s text:c="2"/>4 TESS Sector 15 2019 <text:s/>TASOC <text:s text:c="3"/>1800 <text:s text:c="2"/>268381624 <text:s text:c="5"/>0.0</text:p>
      <text:p text:style-name="Standard"><text:s text:c="2"/>5 TESS Sector 15 2019 <text:s/>TASOC <text:s text:c="3"/>1800 <text:s text:c="2"/>268381624 <text:s text:c="5"/>0.0</text:p>
      <text:p text:style-name="Standard"><text:s text:c="2"/>6 TESS Sector 41 2021 <text:s text:c="3"/>QLP <text:s text:c="4"/>600 <text:s text:c="2"/>268381624 <text:s text:c="5"/>0.0</text:p>
      <text:p text:style-name="Standard"><text:s text:c="2"/>7 TESS Sector 54 2022 <text:s text:c="3"/>QLP <text:s text:c="4"/>600 <text:s text:c="2"/>268381624 <text:s text:c="5"/>0.0</text:p>
      <text:p text:style-name="Standard"><text:s text:c="2"/>8 TESS Sector 55 2022 <text:s text:c="3"/>QLP <text:s text:c="4"/>600 <text:s text:c="2"/>268381624 <text:s text:c="5"/>0.0</text:p>
      <text:p text:style-name="Standard"><text:s text:c="2"/>9 TESS Sector 56 2022 <text:s text:c="3"/>QLP <text:s text:c="4"/>200 <text:s text:c="2"/>268381624 <text:s text:c="5"/>0.0</text:p>
      <text:p text:style-name="Standard">########################################</text:p>
      <text:p text:style-name="Standard">KIC 10198097</text:p>
      <text:p text:style-name="Standard">SearchResult containing 1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488475 <text:s text:c="5"/>0.0</text:p>
      <text:p text:style-name="Standard"><text:s text:c="2"/>1 TESS Sector 14 2019 <text:s/>TASOC <text:s text:c="3"/>1800 <text:s text:c="2"/>158488475 <text:s text:c="5"/>0.0</text:p>
      <text:p text:style-name="Standard"><text:s text:c="2"/>2 TESS Sector 14 2019 <text:s/>TASOC <text:s text:c="3"/>1800 <text:s text:c="2"/>158488475 <text:s text:c="5"/>0.0</text:p>
      <text:p text:style-name="Standard"><text:s text:c="2"/>3 TESS Sector 15 2019 <text:s text:c="3"/>QLP <text:s text:c="3"/>1800 <text:s text:c="2"/>158488475 <text:s text:c="5"/>0.0</text:p>
      <text:p text:style-name="Standard"><text:s text:c="2"/>4 TESS Sector 15 2019 <text:s/>TASOC <text:s text:c="3"/>1800 <text:s text:c="2"/>158488475 <text:s text:c="5"/>0.0</text:p>
      <text:p text:style-name="Standard"><text:s text:c="2"/>5 TESS Sector 15 2019 <text:s/>TASOC <text:s text:c="3"/>1800 <text:s text:c="2"/>158488475 <text:s text:c="5"/>0.0</text:p>
      <text:p text:style-name="Standard"><text:s text:c="2"/>6 TESS Sector 26 2020 <text:s text:c="3"/>QLP <text:s text:c="3"/>1800 <text:s text:c="2"/>158488475 <text:s text:c="5"/>0.0</text:p>
      <text:p text:style-name="Standard"><text:s text:c="2"/>7 TESS Sector 26 2020 <text:s/>TASOC <text:s text:c="3"/>1800 <text:s text:c="2"/>158488475 <text:s text:c="5"/>0.0</text:p>
      <text:p text:style-name="Standard"><text:s text:c="2"/>8 TESS Sector 26 2020 <text:s/>TASOC <text:s text:c="3"/>1800 <text:s text:c="2"/>158488475 <text:s text:c="5"/>0.0</text:p>
      <text:p text:style-name="Standard"><text:s text:c="2"/>9 TESS Sector 40 2021 <text:s text:c="3"/>QLP <text:s text:c="4"/>600 <text:s text:c="2"/>158488475 <text:s text:c="5"/>0.0</text:p>
      <text:p text:style-name="Standard"><text:s/>10 TESS Sector 41 2021 <text:s text:c="3"/>QLP <text:s text:c="4"/>600 <text:s text:c="2"/>158488475 <text:s text:c="5"/>0.0</text:p>
      <text:p text:style-name="Standard"><text:s/>11 TESS Sector 53 2022 <text:s text:c="3"/>QLP <text:s text:c="4"/>600 <text:s text:c="2"/>158488475 <text:s text:c="5"/>0.0</text:p>
      <text:p text:style-name="Standard"><text:s/>12 TESS Sector 54 2022 <text:s text:c="3"/>QLP <text:s text:c="4"/>600 <text:s text:c="2"/>158488475 <text:s text:c="5"/>0.0</text:p>
      <text:p text:style-name="Standard"><text:s/>13 TESS Sector 55 2022 <text:s text:c="3"/>QLP <text:s text:c="4"/>600 <text:s text:c="2"/>158488475 <text:s text:c="5"/>0.0</text:p>
      <text:p text:style-name="Standard">########################################</text:p>
      <text:p text:style-name="Standard">KIC 10208759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204858 <text:s text:c="5"/>0.0</text:p>
      <text:p text:style-name="Standard"><text:s text:c="2"/>1 TESS Sector 14 2019 <text:s/>TASOC <text:s text:c="3"/>1800 <text:s text:c="3"/>63204858 <text:s text:c="5"/>0.0</text:p>
      <text:p text:style-name="Standard"><text:s text:c="2"/>2 TESS Sector 14 2019 <text:s/>TASOC <text:s text:c="3"/>1800 <text:s text:c="3"/>63204858 <text:s text:c="5"/>0.0</text:p>
      <text:p text:style-name="Standard"><text:s text:c="2"/>3 TESS Sector 15 2019 <text:s text:c="3"/>QLP <text:s text:c="3"/>1800 <text:s text:c="3"/>63204858 <text:s text:c="5"/>0.0</text:p>
      <text:p text:style-name="Standard"><text:s text:c="2"/>4 TESS Sector 40 2021 <text:s text:c="3"/>QLP <text:s text:c="4"/>600 <text:s text:c="3"/>63204858 <text:s text:c="5"/>0.0</text:p>
      <text:p text:style-name="Standard"><text:s text:c="2"/>5 TESS Sector 41 2021 <text:s text:c="3"/>QLP <text:s text:c="4"/>600 <text:s text:c="3"/>63204858 <text:s text:c="5"/>0.0</text:p>
      <text:p text:style-name="Standard"><text:s text:c="2"/>6 TESS Sector 54 2022 <text:s text:c="3"/>QLP <text:s text:c="4"/>600 <text:s text:c="3"/>63204858 <text:s text:c="5"/>0.0</text:p>
      <text:p text:style-name="Standard"><text:s text:c="2"/>7 TESS Sector 55 2022 <text:s text:c="3"/>QLP <text:s text:c="4"/>600 <text:s text:c="3"/>63204858 <text:s text:c="5"/>0.0</text:p>
      <text:p text:style-name="Standard">########################################</text:p>
      <text:p text:style-name="Standard">KIC 10216186</text:p>
      <text:p text:style-name="Standard">SearchResult containing 11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1423572 <text:s text:c="5"/>0.0</text:p>
      <text:p text:style-name="Standard"><text:s text:c="2"/>1 TESS Sector 14 2019 <text:s/>TASOC <text:s text:c="3"/>1800 <text:s text:c="2"/>271423572 <text:s text:c="5"/>0.0</text:p>
      <text:p text:style-name="Standard"><text:s text:c="2"/>2 TESS Sector 14 2019 <text:s/>TASOC <text:s text:c="3"/>1800 <text:s text:c="2"/>271423572 <text:s text:c="5"/>0.0</text:p>
      <text:p text:style-name="Standard"><text:s text:c="2"/>3 TESS Sector 15 2019 <text:s text:c="3"/>QLP <text:s text:c="3"/>1800 <text:s text:c="2"/>271423572 <text:s text:c="5"/>0.0</text:p>
      <text:p text:style-name="Standard"><text:s text:c="2"/>4 TESS Sector 15 2019 <text:s/>TASOC <text:s text:c="4"/>120 <text:s text:c="2"/>271423572 <text:s text:c="5"/>0.0</text:p>
      <text:p text:style-name="Standard"><text:s text:c="2"/>5 TESS Sector 15 2019 <text:s/>TASOC <text:s text:c="3"/>1800 <text:s text:c="2"/>271423572 <text:s text:c="5"/>0.0</text:p>
      <text:p text:style-name="Standard"><text:s text:c="2"/>6 TESS Sector 15 2019 <text:s/>TASOC <text:s text:c="3"/>1800 <text:s text:c="2"/>271423572 <text:s text:c="5"/>0.0</text:p>
      <text:p text:style-name="Standard"><text:s text:c="2"/>7 TESS Sector 40 2021 <text:s text:c="3"/>QLP <text:s text:c="4"/>600 <text:s text:c="2"/>271423572 <text:s text:c="5"/>0.0</text:p>
      <text:p text:style-name="Standard"><text:s text:c="2"/>8 TESS Sector 41 2021 <text:s text:c="3"/>QLP <text:s text:c="4"/>600 <text:s text:c="2"/>271423572 <text:s text:c="5"/>0.0</text:p>
      <text:p text:style-name="Standard"><text:s text:c="2"/>9 TESS Sector 54 2022 <text:s text:c="3"/>QLP <text:s text:c="4"/>600 <text:s text:c="2"/>271423572 <text:s text:c="5"/>0.0</text:p>
      <text:p text:style-name="Standard"><text:s/>10 TESS Sector 55 2022 <text:s text:c="3"/>QLP <text:s text:c="4"/>600 <text:s text:c="2"/>271423572 <text:s text:c="5"/>0.0</text:p>
      <text:p text:style-name="Standard">########################################</text:p>
      <text:p text:style-name="Standard">KIC 10227863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4199583 <text:s text:c="5"/>0.0</text:p>
      <text:p text:style-name="Standard"><text:s text:c="2"/>1 TESS Sector 15 2019 <text:s text:c="3"/>QLP <text:s text:c="3"/>1800 <text:s text:c="2"/>274199583 <text:s text:c="5"/>0.0</text:p>
      <text:p text:style-name="Standard"><text:s text:c="2"/>2 TESS Sector 41 2021 <text:s text:c="3"/>QLP <text:s text:c="4"/>600 <text:s text:c="2"/>274199583 <text:s text:c="5"/>0.0</text:p>
      <text:p text:style-name="Standard"><text:s text:c="2"/>3 TESS Sector 54 2022 <text:s text:c="3"/>QLP <text:s text:c="4"/>600 <text:s text:c="2"/>274199583 <text:s text:c="5"/>0.0</text:p>
      <text:p text:style-name="Standard"><text:s text:c="2"/>4 TESS Sector 55 2022 <text:s text:c="3"/>QLP <text:s text:c="4"/>600 <text:s text:c="2"/>274199583 <text:s text:c="5"/>0.0</text:p>
      <text:p text:style-name="Standard"><text:s text:c="2"/>5 TESS Sector 56 2022 <text:s text:c="3"/>QLP <text:s text:c="4"/>200 <text:s text:c="2"/>274199583 <text:s text:c="5"/>0.0</text:p>
      <text:p text:style-name="Standard">########################################</text:p>
      <text:p text:style-name="Standard">KIC 1022824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68058408 <text:s text:c="5"/>0.0</text:p>
      <text:p text:style-name="Standard"><text:s text:c="2"/>1 TESS Sector 14 2019 <text:s/>TASOC <text:s text:c="3"/>1800 <text:s text:c="2"/>268058408 <text:s text:c="5"/>0.0</text:p>
      <text:p text:style-name="Standard"><text:s text:c="2"/>2 TESS Sector 15 2019 <text:s/>TASOC <text:s text:c="3"/>1800 <text:s text:c="2"/>268058408 <text:s text:c="5"/>0.0</text:p>
      <text:p text:style-name="Standard"><text:s text:c="2"/>3 TESS Sector 15 2019 <text:s/>TASOC <text:s text:c="3"/>1800 <text:s text:c="2"/>268058408 <text:s text:c="5"/>0.0</text:p>
      <text:p text:style-name="Standard">########################################</text:p>
      <text:p text:style-name="Standard">KIC 10228991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8381871 <text:s text:c="5"/>0.0</text:p>
      <text:p text:style-name="Standard"><text:s text:c="2"/>1 TESS Sector 15 2019 <text:s text:c="3"/>QLP <text:s text:c="3"/>1800 <text:s text:c="2"/>268381871 <text:s text:c="5"/>0.0</text:p>
      <text:p text:style-name="Standard"><text:s text:c="2"/>2 TESS Sector 41 2021 <text:s text:c="3"/>QLP <text:s text:c="4"/>600 <text:s text:c="2"/>268381871 <text:s text:c="5"/>0.0</text:p>
      <text:p text:style-name="Standard"><text:s text:c="2"/>3 TESS Sector 54 2022 <text:s text:c="3"/>QLP <text:s text:c="4"/>600 <text:s text:c="2"/>268381871 <text:s text:c="5"/>0.0</text:p>
      <text:p text:style-name="Standard"><text:soft-page-break/><text:s text:c="2"/>4 TESS Sector 55 2022 <text:s text:c="3"/>QLP <text:s text:c="4"/>600 <text:s text:c="2"/>268381871 <text:s text:c="5"/>0.0</text:p>
      <text:p text:style-name="Standard"><text:s text:c="2"/>5 TESS Sector 56 2022 <text:s text:c="3"/>QLP <text:s text:c="4"/>200 <text:s text:c="2"/>268381871 <text:s text:c="5"/>0.0</text:p>
      <text:p text:style-name="Standard">########################################</text:p>
      <text:p text:style-name="Standard">KIC 10229723</text:p>
      <text:p text:style-name="Standard">SearchResult containing 15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268385567 <text:s text:c="5"/>0.0</text:p>
      <text:p text:style-name="Standard"><text:s text:c="2"/>1 TESS Sector 14 2019 <text:s text:c="6"/>QLP <text:s text:c="3"/>1800 <text:s text:c="2"/>268385567 <text:s text:c="5"/>0.0</text:p>
      <text:p text:style-name="Standard"><text:s text:c="2"/>2 TESS Sector 14 2019 <text:s text:c="4"/>TASOC <text:s text:c="3"/>1800 <text:s text:c="2"/>268385567 <text:s text:c="5"/>0.0</text:p>
      <text:p text:style-name="Standard"><text:s text:c="2"/>3 TESS Sector 14 2019 <text:s text:c="4"/>TASOC <text:s text:c="3"/>1800 <text:s text:c="2"/>268385567 <text:s text:c="5"/>0.0</text:p>
      <text:p text:style-name="Standard"><text:s text:c="2"/>4 TESS Sector 15 2019 TESS-SPOC <text:s text:c="3"/>1800 <text:s text:c="2"/>268385567 <text:s text:c="5"/>0.0</text:p>
      <text:p text:style-name="Standard"><text:s text:c="2"/>5 TESS Sector 15 2019 <text:s text:c="6"/>QLP <text:s text:c="3"/>1800 <text:s text:c="2"/>268385567 <text:s text:c="5"/>0.0</text:p>
      <text:p text:style-name="Standard"><text:s text:c="2"/>6 TESS Sector 15 2019 <text:s text:c="4"/>TASOC <text:s text:c="3"/>1800 <text:s text:c="2"/>268385567 <text:s text:c="5"/>0.0</text:p>
      <text:p text:style-name="Standard"><text:s text:c="2"/>7 TESS Sector 15 2019 <text:s text:c="4"/>TASOC <text:s text:c="3"/>1800 <text:s text:c="2"/>268385567 <text:s text:c="5"/>0.0</text:p>
      <text:p text:style-name="Standard"><text:s text:c="2"/>8 TESS Sector 41 2021 TESS-SPOC <text:s text:c="4"/>600 <text:s text:c="2"/>268385567 <text:s text:c="5"/>0.0</text:p>
      <text:p text:style-name="Standard"><text:s text:c="2"/>9 TESS Sector 41 2021 <text:s text:c="6"/>QLP <text:s text:c="4"/>600 <text:s text:c="2"/>268385567 <text:s text:c="5"/>0.0</text:p>
      <text:p text:style-name="Standard"><text:s/>10 TESS Sector 54 2022 TESS-SPOC <text:s text:c="4"/>600 <text:s text:c="2"/>268385567 <text:s text:c="5"/>0.0</text:p>
      <text:p text:style-name="Standard"><text:s/>11 TESS Sector 54 2022 <text:s text:c="6"/>QLP <text:s text:c="4"/>600 <text:s text:c="2"/>268385567 <text:s text:c="5"/>0.0</text:p>
      <text:p text:style-name="Standard"><text:s/>12 TESS Sector 55 2022 TESS-SPOC <text:s text:c="4"/>600 <text:s text:c="2"/>268385567 <text:s text:c="5"/>0.0</text:p>
      <text:p text:style-name="Standard"><text:s/>13 TESS Sector 55 2022 <text:s text:c="6"/>QLP <text:s text:c="4"/>600 <text:s text:c="2"/>268385567 <text:s text:c="5"/>0.0</text:p>
      <text:p text:style-name="Standard"><text:s/>14 TESS Sector 56 2022 <text:s text:c="6"/>QLP <text:s text:c="4"/>200 <text:s text:c="2"/>268385567 <text:s text:c="5"/>0.0</text:p>
      <text:p text:style-name="Standard">########################################</text:p>
      <text:p text:style-name="Standard">KIC 10253375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4"/>120 <text:s text:c="2"/>123310402 <text:s text:c="5"/>0.0</text:p>
      <text:p text:style-name="Standard"><text:s text:c="2"/>1 TESS Sector 14 2019 <text:s/>TASOC <text:s text:c="3"/>1800 <text:s text:c="2"/>123310402 <text:s text:c="5"/>0.0</text:p>
      <text:p text:style-name="Standard"><text:s text:c="2"/>2 TESS Sector 14 2019 <text:s/>TASOC <text:s text:c="3"/>1800 <text:s text:c="2"/>123310402 <text:s text:c="5"/>0.0</text:p>
      <text:p text:style-name="Standard"><text:s text:c="2"/>3 TESS Sector 26 2020 <text:s/>TASOC <text:s text:c="4"/>120 <text:s text:c="2"/>123310402 <text:s text:c="5"/>0.0</text:p>
      <text:p text:style-name="Standard"><text:s text:c="2"/>4 TESS Sector 26 2020 <text:s/>TASOC <text:s text:c="3"/>1800 <text:s text:c="2"/>123310402 <text:s text:c="5"/>0.0</text:p>
      <text:p text:style-name="Standard"><text:s text:c="2"/>5 TESS Sector 26 2020 <text:s/>TASOC <text:s text:c="3"/>1800 <text:s text:c="2"/>123310402 <text:s text:c="5"/>0.0</text:p>
      <text:p text:style-name="Standard">########################################</text:p>
      <text:p text:style-name="Standard">KIC 10255110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3493830 <text:s text:c="5"/>0.0</text:p>
      <text:p text:style-name="Standard"><text:s text:c="2"/>1 TESS Sector 14 2019 <text:s/>TASOC <text:s text:c="3"/>1800 <text:s text:c="2"/>123493830 <text:s text:c="5"/>0.0</text:p>
      <text:p text:style-name="Standard"><text:s text:c="2"/>2 TESS Sector 14 2019 <text:s/>TASOC <text:s text:c="3"/>1800 <text:s text:c="2"/>123493830 <text:s text:c="5"/>0.0</text:p>
      <text:p text:style-name="Standard"><text:s text:c="2"/>3 TESS Sector 26 2020 <text:s/>TASOC <text:s text:c="3"/>1800 <text:s text:c="2"/>123493830 <text:s text:c="5"/>0.0</text:p>
      <text:p text:style-name="Standard"><text:s text:c="2"/>4 TESS Sector 26 2020 <text:s/>TASOC <text:s text:c="3"/>1800 <text:s text:c="2"/>123493830 <text:s text:c="5"/>0.0</text:p>
      <text:p text:style-name="Standard"><text:soft-page-break/><text:s text:c="2"/>5 TESS Sector 40 2021 <text:s text:c="3"/>QLP <text:s text:c="4"/>600 <text:s text:c="2"/>123493830 <text:s text:c="5"/>0.0</text:p>
      <text:p text:style-name="Standard"><text:s text:c="2"/>6 TESS Sector 41 2021 <text:s text:c="3"/>QLP <text:s text:c="4"/>600 <text:s text:c="2"/>123493830 <text:s text:c="5"/>0.0</text:p>
      <text:p text:style-name="Standard"><text:s text:c="2"/>7 TESS Sector 53 2022 <text:s text:c="3"/>QLP <text:s text:c="4"/>600 <text:s text:c="2"/>123493830 <text:s text:c="5"/>0.0</text:p>
      <text:p text:style-name="Standard"><text:s text:c="2"/>8 TESS Sector 54 2022 <text:s text:c="3"/>QLP <text:s text:c="4"/>600 <text:s text:c="2"/>123493830 <text:s text:c="5"/>0.0</text:p>
      <text:p text:style-name="Standard"><text:s text:c="2"/>9 TESS Sector 55 2022 <text:s text:c="3"/>QLP <text:s text:c="4"/>600 <text:s text:c="2"/>123493830 <text:s text:c="5"/>0.0</text:p>
      <text:p text:style-name="Standard">########################################</text:p>
      <text:p text:style-name="Standard">KIC 1025790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668422 <text:s text:c="5"/>0.0</text:p>
      <text:p text:style-name="Standard"><text:s text:c="2"/>1 TESS Sector 14 2019 <text:s/>TASOC <text:s text:c="3"/>1800 <text:s text:c="2"/>164668422 <text:s text:c="5"/>0.0</text:p>
      <text:p text:style-name="Standard"><text:s text:c="2"/>2 TESS Sector 26 2020 <text:s/>TASOC <text:s text:c="3"/>1800 <text:s text:c="2"/>164668422 <text:s text:c="5"/>0.0</text:p>
      <text:p text:style-name="Standard"><text:s text:c="2"/>3 TESS Sector 26 2020 <text:s/>TASOC <text:s text:c="3"/>1800 <text:s text:c="2"/>164668422 <text:s text:c="5"/>0.0</text:p>
      <text:p text:style-name="Standard">########################################</text:p>
      <text:p text:style-name="Standard">KIC 10267044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840322 <text:s text:c="5"/>0.0</text:p>
      <text:p text:style-name="Standard"><text:s text:c="2"/>1 TESS Sector 14 2019 <text:s/>TASOC <text:s text:c="3"/>1800 <text:s text:c="2"/>158840322 <text:s text:c="5"/>0.0</text:p>
      <text:p text:style-name="Standard"><text:s text:c="2"/>2 TESS Sector 15 2019 <text:s/>TASOC <text:s text:c="3"/>1800 <text:s text:c="2"/>158840322 <text:s text:c="5"/>0.0</text:p>
      <text:p text:style-name="Standard"><text:s text:c="2"/>3 TESS Sector 15 2019 <text:s/>TASOC <text:s text:c="3"/>1800 <text:s text:c="2"/>158840322 <text:s text:c="5"/>0.0</text:p>
      <text:p text:style-name="Standard">########################################</text:p>
      <text:p text:style-name="Standard">KIC 10275197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204706 <text:s text:c="5"/>0.0</text:p>
      <text:p text:style-name="Standard"><text:s text:c="2"/>1 TESS Sector 15 2019 <text:s text:c="3"/>QLP <text:s text:c="3"/>1800 <text:s text:c="3"/>63204706 <text:s text:c="5"/>0.0</text:p>
      <text:p text:style-name="Standard"><text:s text:c="2"/>2 TESS Sector 40 2021 <text:s text:c="3"/>QLP <text:s text:c="4"/>600 <text:s text:c="3"/>63204706 <text:s text:c="5"/>0.0</text:p>
      <text:p text:style-name="Standard"><text:s text:c="2"/>3 TESS Sector 41 2021 <text:s text:c="3"/>QLP <text:s text:c="4"/>600 <text:s text:c="3"/>63204706 <text:s text:c="5"/>0.0</text:p>
      <text:p text:style-name="Standard"><text:s text:c="2"/>4 TESS Sector 54 2022 <text:s text:c="3"/>QLP <text:s text:c="4"/>600 <text:s text:c="3"/>63204706 <text:s text:c="5"/>0.0</text:p>
      <text:p text:style-name="Standard"><text:s text:c="2"/>5 TESS Sector 55 2022 <text:s text:c="3"/>QLP <text:s text:c="4"/>600 <text:s text:c="3"/>63204706 <text:s text:c="5"/>0.0</text:p>
      <text:p text:style-name="Standard">########################################</text:p>
      <text:p text:style-name="Standard">KIC 10275747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291047 <text:s text:c="5"/>0.0</text:p>
      <text:p text:style-name="Standard"><text:s text:c="2"/>1 TESS Sector 14 2019 <text:s/>TASOC <text:s text:c="3"/>1800 <text:s text:c="3"/>63291047 <text:s text:c="5"/>0.0</text:p>
      <text:p text:style-name="Standard"><text:soft-page-break/><text:s text:c="2"/>2 TESS Sector 14 2019 <text:s/>TASOC <text:s text:c="3"/>1800 <text:s text:c="3"/>63291047 <text:s text:c="5"/>0.0</text:p>
      <text:p text:style-name="Standard"><text:s text:c="2"/>3 TESS Sector 15 2019 <text:s text:c="3"/>QLP <text:s text:c="3"/>1800 <text:s text:c="3"/>63291047 <text:s text:c="5"/>0.0</text:p>
      <text:p text:style-name="Standard"><text:s text:c="2"/>4 TESS Sector 15 2019 <text:s/>TASOC <text:s text:c="3"/>1800 <text:s text:c="3"/>63291047 <text:s text:c="5"/>0.0</text:p>
      <text:p text:style-name="Standard"><text:s text:c="2"/>5 TESS Sector 15 2019 <text:s/>TASOC <text:s text:c="3"/>1800 <text:s text:c="3"/>63291047 <text:s text:c="5"/>0.0</text:p>
      <text:p text:style-name="Standard"><text:s text:c="2"/>6 TESS Sector 40 2021 <text:s text:c="3"/>QLP <text:s text:c="4"/>600 <text:s text:c="3"/>63291047 <text:s text:c="5"/>0.0</text:p>
      <text:p text:style-name="Standard"><text:s text:c="2"/>7 TESS Sector 41 2021 <text:s text:c="3"/>QLP <text:s text:c="4"/>600 <text:s text:c="3"/>63291047 <text:s text:c="5"/>0.0</text:p>
      <text:p text:style-name="Standard"><text:s text:c="2"/>8 TESS Sector 54 2022 <text:s text:c="3"/>QLP <text:s text:c="4"/>600 <text:s text:c="3"/>63291047 <text:s text:c="5"/>0.0</text:p>
      <text:p text:style-name="Standard"><text:s text:c="2"/>9 TESS Sector 55 2022 <text:s text:c="3"/>QLP <text:s text:c="4"/>600 <text:s text:c="3"/>63291047 <text:s text:c="5"/>0.0</text:p>
      <text:p text:style-name="Standard">########################################</text:p>
      <text:p text:style-name="Standard">KIC 10280990</text:p>
      <text:p text:style-name="Standard">SearchResult containing 0 data products.</text:p>
      <text:p text:style-name="Standard">########################################</text:p>
      <text:p text:style-name="Standard">KIC 10285661</text:p>
      <text:p text:style-name="Standard">SearchResult containing 0 data products.</text:p>
      <text:p text:style-name="Standard">########################################</text:p>
      <text:p text:style-name="Standard">KIC 10288502</text:p>
      <text:p text:style-name="Standard">SearchResult containing 0 data products.</text:p>
      <text:p text:style-name="Standard">########################################</text:p>
      <text:p text:style-name="Standard">KIC 10292413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873017 <text:s text:c="5"/>0.0</text:p>
      <text:p text:style-name="Standard"><text:s text:c="2"/>1 TESS Sector 14 2019 <text:s/>TASOC <text:s text:c="3"/>1800 <text:s text:c="2"/>273873017 <text:s text:c="5"/>0.0</text:p>
      <text:p text:style-name="Standard"><text:s text:c="2"/>2 TESS Sector 14 2019 <text:s/>TASOC <text:s text:c="3"/>1800 <text:s text:c="2"/>273873017 <text:s text:c="5"/>0.0</text:p>
      <text:p text:style-name="Standard"><text:s text:c="2"/>3 TESS Sector 15 2019 <text:s text:c="3"/>QLP <text:s text:c="3"/>1800 <text:s text:c="2"/>273873017 <text:s text:c="5"/>0.0</text:p>
      <text:p text:style-name="Standard"><text:s text:c="2"/>4 TESS Sector 15 2019 <text:s/>TASOC <text:s text:c="3"/>1800 <text:s text:c="2"/>273873017 <text:s text:c="5"/>0.0</text:p>
      <text:p text:style-name="Standard"><text:s text:c="2"/>5 TESS Sector 15 2019 <text:s/>TASOC <text:s text:c="3"/>1800 <text:s text:c="2"/>273873017 <text:s text:c="5"/>0.0</text:p>
      <text:p text:style-name="Standard">########################################</text:p>
      <text:p text:style-name="Standard">KIC 10322296</text:p>
      <text:p text:style-name="Standard">SearchResult containing 13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524544 <text:s text:c="5"/>0.0</text:p>
      <text:p text:style-name="Standard"><text:s text:c="2"/>1 TESS Sector 14 2019 <text:s text:c="3"/>QLP <text:s text:c="3"/>1800 <text:s/>1716807541 <text:s text:c="5"/>0.0</text:p>
      <text:p text:style-name="Standard"><text:s text:c="2"/>2 TESS Sector 26 2020 <text:s text:c="3"/>QLP <text:s text:c="3"/>1800 <text:s text:c="2"/>164524544 <text:s text:c="5"/>0.0</text:p>
      <text:p text:style-name="Standard"><text:s text:c="2"/>3 TESS Sector 40 2021 <text:s text:c="3"/>QLP <text:s text:c="4"/>600 <text:s text:c="2"/>164524544 <text:s text:c="5"/>0.0</text:p>
      <text:p text:style-name="Standard"><text:s text:c="2"/>4 TESS Sector 40 2021 <text:s text:c="3"/>QLP <text:s text:c="4"/>600 <text:s/>1716807541 <text:s text:c="5"/>0.0</text:p>
      <text:p text:style-name="Standard"><text:s text:c="2"/>5 TESS Sector 41 2021 <text:s text:c="3"/>QLP <text:s text:c="4"/>600 <text:s text:c="2"/>164524544 <text:s text:c="5"/>0.0</text:p>
      <text:p text:style-name="Standard"><text:s text:c="2"/>6 TESS Sector 41 2021 <text:s text:c="3"/>QLP <text:s text:c="4"/>600 <text:s/>1716807541 <text:s text:c="5"/>0.0</text:p>
      <text:p text:style-name="Standard"><text:s text:c="2"/>7 TESS Sector 53 2022 <text:s text:c="3"/>QLP <text:s text:c="4"/>600 <text:s text:c="2"/>164524544 <text:s text:c="5"/>0.0</text:p>
      <text:p text:style-name="Standard"><text:s text:c="2"/>8 TESS Sector 53 2022 <text:s text:c="3"/>QLP <text:s text:c="4"/>600 <text:s/>1716807541 <text:s text:c="5"/>0.0</text:p>
      <text:p text:style-name="Standard"><text:s text:c="2"/>9 TESS Sector 54 2022 <text:s text:c="3"/>QLP <text:s text:c="4"/>600 <text:s text:c="2"/>164524544 <text:s text:c="5"/>0.0</text:p>
      <text:p text:style-name="Standard"><text:s/>10 TESS Sector 54 2022 <text:s text:c="3"/>QLP <text:s text:c="4"/>600 <text:s/>1716807541 <text:s text:c="5"/>0.0</text:p>
      <text:p text:style-name="Standard"><text:s/>11 TESS Sector 55 2022 <text:s text:c="3"/>QLP <text:s text:c="4"/>600 <text:s text:c="2"/>164524544 <text:s text:c="5"/>0.0</text:p>
      <text:p text:style-name="Standard"><text:soft-page-break/><text:s/>12 TESS Sector 55 2022 <text:s text:c="3"/>QLP <text:s text:c="4"/>600 <text:s/>1716807541 <text:s text:c="5"/>0.0</text:p>
      <text:p text:style-name="Standard">########################################</text:p>
      <text:p text:style-name="Standard">KIC 10322582</text:p>
      <text:p text:style-name="Standard">SearchResult containing 0 data products.</text:p>
      <text:p text:style-name="Standard">########################################</text:p>
      <text:p text:style-name="Standard">KIC 10346522</text:p>
      <text:p text:style-name="Standard">SearchResult containing 0 data products.</text:p>
      <text:p text:style-name="Standard">########################################</text:p>
      <text:p text:style-name="Standard">KIC 10350225</text:p>
      <text:p text:style-name="Standard">SearchResult containing 0 data products.</text:p>
      <text:p text:style-name="Standard">########################################</text:p>
      <text:p text:style-name="Standard">KIC 10351767</text:p>
      <text:p text:style-name="Standard">SearchResult containing 0 data products.</text:p>
      <text:p text:style-name="Standard">########################################</text:p>
      <text:p text:style-name="Standard">KIC 10355671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374777 <text:s text:c="5"/>0.0</text:p>
      <text:p text:style-name="Standard"><text:s text:c="2"/>1 TESS Sector 15 2019 <text:s text:c="3"/>QLP <text:s text:c="3"/>1800 <text:s text:c="2"/>273374777 <text:s text:c="5"/>0.0</text:p>
      <text:p text:style-name="Standard"><text:s text:c="2"/>2 TESS Sector 15 2019 <text:s/>TASOC <text:s text:c="4"/>120 <text:s text:c="2"/>273374777 <text:s text:c="5"/>0.0</text:p>
      <text:p text:style-name="Standard"><text:s text:c="2"/>3 TESS Sector 41 2021 <text:s text:c="3"/>QLP <text:s text:c="4"/>600 <text:s text:c="2"/>273374777 <text:s text:c="5"/>0.0</text:p>
      <text:p text:style-name="Standard"><text:s text:c="2"/>4 TESS Sector 54 2022 <text:s text:c="3"/>QLP <text:s text:c="4"/>600 <text:s text:c="2"/>273374777 <text:s text:c="5"/>0.0</text:p>
      <text:p text:style-name="Standard"><text:s text:c="2"/>5 TESS Sector 56 2022 <text:s text:c="3"/>QLP <text:s text:c="4"/>200 <text:s text:c="2"/>273374777 <text:s text:c="5"/>0.0</text:p>
      <text:p text:style-name="Standard">########################################</text:p>
      <text:p text:style-name="Standard">KIC 10357852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873444 <text:s text:c="5"/>0.0</text:p>
      <text:p text:style-name="Standard"><text:s text:c="2"/>1 TESS Sector 14 2019 <text:s/>TASOC <text:s text:c="3"/>1800 <text:s text:c="2"/>273873444 <text:s text:c="5"/>0.0</text:p>
      <text:p text:style-name="Standard"><text:s text:c="2"/>2 TESS Sector 14 2019 <text:s/>TASOC <text:s text:c="3"/>1800 <text:s text:c="2"/>273873444 <text:s text:c="5"/>0.0</text:p>
      <text:p text:style-name="Standard"><text:s text:c="2"/>3 TESS Sector 15 2019 <text:s text:c="3"/>QLP <text:s text:c="3"/>1800 <text:s text:c="2"/>273873444 <text:s text:c="5"/>0.0</text:p>
      <text:p text:style-name="Standard"><text:s text:c="2"/>4 TESS Sector 15 2019 <text:s/>TASOC <text:s text:c="3"/>1800 <text:s text:c="2"/>273873444 <text:s text:c="5"/>0.0</text:p>
      <text:p text:style-name="Standard"><text:s text:c="2"/>5 TESS Sector 15 2019 <text:s/>TASOC <text:s text:c="3"/>1800 <text:s text:c="2"/>273873444 <text:s text:c="5"/>0.0</text:p>
      <text:p text:style-name="Standard"><text:s text:c="2"/>6 TESS Sector 41 2021 <text:s text:c="3"/>QLP <text:s text:c="4"/>600 <text:s text:c="2"/>273873444 <text:s text:c="5"/>0.0</text:p>
      <text:p text:style-name="Standard"><text:s text:c="2"/>7 TESS Sector 54 2022 <text:s text:c="3"/>QLP <text:s text:c="4"/>600 <text:s text:c="2"/>273873444 <text:s text:c="5"/>0.0</text:p>
      <text:p text:style-name="Standard"><text:s text:c="2"/>8 TESS Sector 56 2022 <text:s text:c="3"/>QLP <text:s text:c="4"/>200 <text:s text:c="2"/>273873444 <text:s text:c="5"/>0.0</text:p>
      <text:p text:style-name="Standard">########################################</text:p>
      <text:p text:style-name="Standard">KIC 10363300</text:p>
      <text:p text:style-name="Standard">SearchResult containing 0 data products.</text:p>
      <text:p text:style-name="Standard">########################################</text:p>
      <text:p text:style-name="Standard">KIC 10383620</text:p>
      <text:p text:style-name="Standard">SearchResult containing 11 data products.</text:p>
      <text:p text:style-name="Standard"/>
      <text:p text:style-name="Standard"><text:soft-page-break/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23205899 <text:s text:c="5"/>0.0</text:p>
      <text:p text:style-name="Standard"><text:s text:c="2"/>1 TESS Sector 14 2019 <text:s/>TASOC <text:s text:c="3"/>1800 <text:s text:c="2"/>123205899 <text:s text:c="5"/>0.0</text:p>
      <text:p text:style-name="Standard"><text:s text:c="2"/>2 TESS Sector 14 2019 <text:s/>TASOC <text:s text:c="3"/>1800 <text:s text:c="2"/>123205899 <text:s text:c="5"/>0.0</text:p>
      <text:p text:style-name="Standard"><text:s text:c="2"/>3 TESS Sector 26 2020 <text:s text:c="3"/>QLP <text:s text:c="3"/>1800 <text:s text:c="2"/>123205899 <text:s text:c="5"/>0.0</text:p>
      <text:p text:style-name="Standard"><text:s text:c="2"/>4 TESS Sector 26 2020 <text:s/>TASOC <text:s text:c="3"/>1800 <text:s text:c="2"/>123205899 <text:s text:c="5"/>0.0</text:p>
      <text:p text:style-name="Standard"><text:s text:c="2"/>5 TESS Sector 26 2020 <text:s/>TASOC <text:s text:c="3"/>1800 <text:s text:c="2"/>123205899 <text:s text:c="5"/>0.0</text:p>
      <text:p text:style-name="Standard"><text:s text:c="2"/>6 TESS Sector 40 2021 <text:s text:c="3"/>QLP <text:s text:c="4"/>600 <text:s text:c="2"/>123205899 <text:s text:c="5"/>0.0</text:p>
      <text:p text:style-name="Standard"><text:s text:c="2"/>7 TESS Sector 41 2021 <text:s text:c="3"/>QLP <text:s text:c="4"/>600 <text:s text:c="2"/>123205899 <text:s text:c="5"/>0.0</text:p>
      <text:p text:style-name="Standard"><text:s text:c="2"/>8 TESS Sector 53 2022 <text:s text:c="3"/>QLP <text:s text:c="4"/>600 <text:s text:c="2"/>123205899 <text:s text:c="5"/>0.0</text:p>
      <text:p text:style-name="Standard"><text:s text:c="2"/>9 TESS Sector 54 2022 <text:s text:c="3"/>QLP <text:s text:c="4"/>600 <text:s text:c="2"/>123205899 <text:s text:c="5"/>0.0</text:p>
      <text:p text:style-name="Standard"><text:s/>10 TESS Sector 55 2022 <text:s text:c="3"/>QLP <text:s text:c="4"/>600 <text:s text:c="2"/>123205899 <text:s text:c="5"/>0.0</text:p>
      <text:p text:style-name="Standard">########################################</text:p>
      <text:p text:style-name="Standard">KIC 10388897</text:p>
      <text:p text:style-name="Standard">SearchResult containing 0 data products.</text:p>
      <text:p text:style-name="Standard">########################################</text:p>
      <text:p text:style-name="Standard">KIC 10389809</text:p>
      <text:p text:style-name="Standard">SearchResult containing 0 data products.</text:p>
      <text:p text:style-name="Standard">########################################</text:p>
      <text:p text:style-name="Standard">KIC 10395202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489733 <text:s text:c="5"/>0.0</text:p>
      <text:p text:style-name="Standard"><text:s text:c="2"/>1 TESS Sector 14 2019 <text:s/>TASOC <text:s text:c="3"/>1800 <text:s text:c="2"/>158489733 <text:s text:c="5"/>0.0</text:p>
      <text:p text:style-name="Standard"><text:s text:c="2"/>2 TESS Sector 15 2019 <text:s/>TASOC <text:s text:c="3"/>1800 <text:s text:c="2"/>158489733 <text:s text:c="5"/>0.0</text:p>
      <text:p text:style-name="Standard"><text:s text:c="2"/>3 TESS Sector 15 2019 <text:s/>TASOC <text:s text:c="3"/>1800 <text:s text:c="2"/>158489733 <text:s text:c="5"/>0.0</text:p>
      <text:p text:style-name="Standard"><text:s text:c="2"/>4 TESS Sector 26 2020 <text:s/>TASOC <text:s text:c="3"/>1800 <text:s text:c="2"/>158489733 <text:s text:c="5"/>0.0</text:p>
      <text:p text:style-name="Standard"><text:s text:c="2"/>5 TESS Sector 26 2020 <text:s/>TASOC <text:s text:c="3"/>1800 <text:s text:c="2"/>158489733 <text:s text:c="5"/>0.0</text:p>
      <text:p text:style-name="Standard">########################################</text:p>
      <text:p text:style-name="Standard">KIC 1039560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58561860 <text:s text:c="5"/>0.0</text:p>
      <text:p text:style-name="Standard"><text:s text:c="2"/>1 TESS Sector 14 2019 <text:s/>TASOC <text:s text:c="3"/>1800 <text:s text:c="2"/>158561860 <text:s text:c="5"/>0.0</text:p>
      <text:p text:style-name="Standard"><text:s text:c="2"/>2 TESS Sector 15 2019 <text:s/>TASOC <text:s text:c="3"/>1800 <text:s text:c="2"/>158561860 <text:s text:c="5"/>0.0</text:p>
      <text:p text:style-name="Standard"><text:s text:c="2"/>3 TESS Sector 15 2019 <text:s/>TASOC <text:s text:c="3"/>1800 <text:s text:c="2"/>158561860 <text:s text:c="5"/>0.0</text:p>
      <text:p text:style-name="Standard"><text:s text:c="2"/>4 TESS Sector 26 2020 <text:s/>TASOC <text:s text:c="3"/>1800 <text:s text:c="2"/>158561860 <text:s text:c="5"/>0.0</text:p>
      <text:p text:style-name="Standard"><text:s text:c="2"/>5 TESS Sector 26 2020 <text:s/>TASOC <text:s text:c="3"/>1800 <text:s text:c="2"/>158561860 <text:s text:c="5"/>0.0</text:p>
      <text:p text:style-name="Standard">########################################</text:p>
      <text:p text:style-name="Standard">KIC 10407221</text:p>
      <text:p text:style-name="Standard">SearchResult containing 0 data products.</text:p>
      <text:p text:style-name="Standard"><text:soft-page-break/>########################################</text:p>
      <text:p text:style-name="Standard">KIC 10417135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598011 <text:s text:c="5"/>0.0</text:p>
      <text:p text:style-name="Standard"><text:s text:c="2"/>1 TESS Sector 15 2019 <text:s text:c="3"/>QLP <text:s text:c="3"/>1800 <text:s text:c="2"/>272598011 <text:s text:c="5"/>0.0</text:p>
      <text:p text:style-name="Standard"><text:s text:c="2"/>2 TESS Sector 41 2021 <text:s text:c="3"/>QLP <text:s text:c="4"/>600 <text:s text:c="2"/>272598011 <text:s text:c="5"/>0.0</text:p>
      <text:p text:style-name="Standard"><text:s text:c="2"/>3 TESS Sector 54 2022 <text:s text:c="3"/>QLP <text:s text:c="4"/>600 <text:s text:c="2"/>272598011 <text:s text:c="5"/>0.0</text:p>
      <text:p text:style-name="Standard"><text:s text:c="2"/>4 TESS Sector 55 2022 <text:s text:c="3"/>QLP <text:s text:c="4"/>600 <text:s text:c="2"/>272598011 <text:s text:c="5"/>0.0</text:p>
      <text:p text:style-name="Standard"><text:s text:c="2"/>5 TESS Sector 56 2022 <text:s text:c="3"/>QLP <text:s text:c="4"/>200 <text:s text:c="2"/>272598011 <text:s text:c="5"/>0.0</text:p>
      <text:p text:style-name="Standard">########################################</text:p>
      <text:p text:style-name="Standard">KIC 10422852</text:p>
      <text:p text:style-name="Standard">SearchResult containing 0 data products.</text:p>
      <text:p text:style-name="Standard">########################################</text:p>
      <text:p text:style-name="Standard">KIC 10447902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23129547 <text:s text:c="5"/>0.0</text:p>
      <text:p text:style-name="Standard"><text:s text:c="2"/>1 TESS Sector 14 2019 <text:s/>TASOC <text:s text:c="3"/>1800 <text:s text:c="2"/>123129547 <text:s text:c="5"/>0.0</text:p>
      <text:p text:style-name="Standard"><text:s text:c="2"/>2 TESS Sector 26 2020 <text:s/>TASOC <text:s text:c="3"/>1800 <text:s text:c="2"/>123129547 <text:s text:c="5"/>0.0</text:p>
      <text:p text:style-name="Standard"><text:s text:c="2"/>3 TESS Sector 26 2020 <text:s/>TASOC <text:s text:c="3"/>1800 <text:s text:c="2"/>123129547 <text:s text:c="5"/>0.0</text:p>
      <text:p text:style-name="Standard">########################################</text:p>
      <text:p text:style-name="Standard">KIC 1045472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164723667 <text:s text:c="5"/>0.0</text:p>
      <text:p text:style-name="Standard"><text:s text:c="2"/>1 TESS Sector 14 2019 <text:s/>TASOC <text:s text:c="3"/>1800 <text:s text:c="2"/>164723667 <text:s text:c="5"/>0.0</text:p>
      <text:p text:style-name="Standard"><text:s text:c="2"/>2 TESS Sector 26 2020 <text:s/>TASOC <text:s text:c="3"/>1800 <text:s text:c="2"/>164723667 <text:s text:c="5"/>0.0</text:p>
      <text:p text:style-name="Standard"><text:s text:c="2"/>3 TESS Sector 26 2020 <text:s/>TASOC <text:s text:c="3"/>1800 <text:s text:c="2"/>164723667 <text:s text:c="5"/>0.0</text:p>
      <text:p text:style-name="Standard">########################################</text:p>
      <text:p text:style-name="Standard">KIC 1048506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4"/>120 <text:s text:c="2"/>272841956 <text:s text:c="5"/>0.0</text:p>
      <text:p text:style-name="Standard"><text:s text:c="2"/>1 TESS Sector 14 2019 <text:s/>TASOC <text:s text:c="3"/>1800 <text:s text:c="2"/>272841956 <text:s text:c="5"/>0.0</text:p>
      <text:p text:style-name="Standard"><text:s text:c="2"/>2 TESS Sector 14 2019 <text:s/>TASOC <text:s text:c="3"/>1800 <text:s text:c="2"/>272841956 <text:s text:c="5"/>0.0</text:p>
      <text:p text:style-name="Standard"><text:s text:c="2"/>3 TESS Sector 15 2019 <text:s/>TASOC <text:s text:c="4"/>120 <text:s text:c="2"/>272841956 <text:s text:c="5"/>0.0</text:p>
      <text:p text:style-name="Standard"><text:soft-page-break/><text:s text:c="2"/>4 TESS Sector 15 2019 <text:s/>TASOC <text:s text:c="3"/>1800 <text:s text:c="2"/>272841956 <text:s text:c="5"/>0.0</text:p>
      <text:p text:style-name="Standard"><text:s text:c="2"/>5 TESS Sector 15 2019 <text:s/>TASOC <text:s text:c="3"/>1800 <text:s text:c="2"/>272841956 <text:s text:c="5"/>0.0</text:p>
      <text:p text:style-name="Standard">########################################</text:p>
      <text:p text:style-name="Standard">KIC 10528299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58984226 <text:s text:c="5"/>0.0</text:p>
      <text:p text:style-name="Standard"><text:s text:c="2"/>1 TESS Sector 15 2019 <text:s text:c="3"/>QLP <text:s text:c="3"/>1800 <text:s text:c="2"/>158984226 <text:s text:c="5"/>0.0</text:p>
      <text:p text:style-name="Standard"><text:s text:c="2"/>2 TESS Sector 40 2021 <text:s text:c="3"/>QLP <text:s text:c="4"/>600 <text:s text:c="2"/>158984226 <text:s text:c="5"/>0.0</text:p>
      <text:p text:style-name="Standard"><text:s text:c="2"/>3 TESS Sector 41 2021 <text:s text:c="3"/>QLP <text:s text:c="4"/>600 <text:s text:c="2"/>158984226 <text:s text:c="5"/>0.0</text:p>
      <text:p text:style-name="Standard"><text:s text:c="2"/>4 TESS Sector 53 2022 <text:s text:c="3"/>QLP <text:s text:c="4"/>600 <text:s text:c="2"/>158984226 <text:s text:c="5"/>0.0</text:p>
      <text:p text:style-name="Standard"><text:s text:c="2"/>5 TESS Sector 54 2022 <text:s text:c="3"/>QLP <text:s text:c="4"/>600 <text:s text:c="2"/>158984226 <text:s text:c="5"/>0.0</text:p>
      <text:p text:style-name="Standard"><text:s text:c="2"/>6 TESS Sector 55 2022 <text:s text:c="3"/>QLP <text:s text:c="4"/>600 <text:s text:c="2"/>158984226 <text:s text:c="5"/>0.0</text:p>
      <text:p text:style-name="Standard">########################################</text:p>
      <text:p text:style-name="Standard">KIC 10535807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3203619 <text:s text:c="5"/>0.0</text:p>
      <text:p text:style-name="Standard"><text:s text:c="2"/>1 TESS Sector 14 2019 <text:s/>TASOC <text:s text:c="3"/>1800 <text:s text:c="3"/>63203619 <text:s text:c="5"/>0.0</text:p>
      <text:p text:style-name="Standard"><text:s text:c="2"/>2 TESS Sector 14 2019 <text:s/>TASOC <text:s text:c="3"/>1800 <text:s text:c="3"/>63203619 <text:s text:c="5"/>0.0</text:p>
      <text:p text:style-name="Standard"><text:s text:c="2"/>3 TESS Sector 15 2019 <text:s text:c="3"/>QLP <text:s text:c="3"/>1800 <text:s text:c="3"/>63203619 <text:s text:c="5"/>0.0</text:p>
      <text:p text:style-name="Standard"><text:s text:c="2"/>4 TESS Sector 40 2021 <text:s text:c="3"/>QLP <text:s text:c="4"/>600 <text:s text:c="3"/>63203619 <text:s text:c="5"/>0.0</text:p>
      <text:p text:style-name="Standard"><text:s text:c="2"/>5 TESS Sector 41 2021 <text:s text:c="3"/>QLP <text:s text:c="4"/>600 <text:s text:c="3"/>63203619 <text:s text:c="5"/>0.0</text:p>
      <text:p text:style-name="Standard"><text:s text:c="2"/>6 TESS Sector 54 2022 <text:s text:c="3"/>QLP <text:s text:c="4"/>600 <text:s text:c="3"/>63203619 <text:s text:c="5"/>0.0</text:p>
      <text:p text:style-name="Standard"><text:s text:c="2"/>7 TESS Sector 55 2022 <text:s text:c="3"/>QLP <text:s text:c="4"/>600 <text:s text:c="3"/>63203619 <text:s text:c="5"/>0.0</text:p>
      <text:p text:style-name="Standard">########################################</text:p>
      <text:p text:style-name="P1">KIC 10544976</text:p>
      <text:p text:style-name="Standard">SearchResult containing 8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40 2021 <text:s text:c="5"/>SPOC <text:s text:c="4"/>120 <text:s text:c="2"/>271876934 <text:s text:c="5"/>0.0</text:p>
      <text:p text:style-name="Standard"><text:s text:c="2"/>1 TESS Sector 40 2021 TESS-SPOC <text:s text:c="4"/>600 <text:s text:c="2"/>271876934 <text:s text:c="5"/>0.0</text:p>
      <text:p text:style-name="Standard"><text:s text:c="2"/>2 TESS Sector 41 2021 <text:s text:c="5"/>SPOC <text:s text:c="4"/>120 <text:s text:c="2"/>271876934 <text:s text:c="5"/>0.0</text:p>
      <text:p text:style-name="Standard"><text:s text:c="2"/>3 TESS Sector 41 2021 TESS-SPOC <text:s text:c="4"/>600 <text:s text:c="2"/>271876934 <text:s text:c="5"/>0.0</text:p>
      <text:p text:style-name="Standard"><text:s text:c="2"/>4 TESS Sector 54 2022 <text:s text:c="5"/>SPOC <text:s text:c="4"/>120 <text:s text:c="2"/>271876934 <text:s text:c="5"/>0.0</text:p>
      <text:p text:style-name="Standard"><text:s text:c="2"/>5 TESS Sector 54 2022 TESS-SPOC <text:s text:c="4"/>600 <text:s text:c="2"/>271876934 <text:s text:c="5"/>0.0</text:p>
      <text:p text:style-name="Standard"><text:s text:c="2"/>6 TESS Sector 55 2022 <text:s text:c="5"/>SPOC <text:s text:c="4"/>120 <text:s text:c="2"/>271876934 <text:s text:c="5"/>0.0</text:p>
      <text:p text:style-name="Standard"><text:s text:c="2"/>7 TESS Sector 55 2022 TESS-SPOC <text:s text:c="4"/>600 <text:s text:c="2"/>271876934 <text:s text:c="5"/>0.0</text:p>
      <text:p text:style-name="Standard">########################################</text:p>
      <text:p text:style-name="Standard">KIC 10547209</text:p>
      <text:p text:style-name="Standard">SearchResult containing 10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2280918 <text:s text:c="5"/>0.0</text:p>
      <text:p text:style-name="Standard"><text:s text:c="2"/>1 TESS Sector 14 2019 <text:s/>TASOC <text:s text:c="3"/>1800 <text:s text:c="2"/>272280918 <text:s text:c="5"/>0.0</text:p>
      <text:p text:style-name="Standard"><text:s text:c="2"/>2 TESS Sector 14 2019 <text:s/>TASOC <text:s text:c="3"/>1800 <text:s text:c="2"/>272280918 <text:s text:c="5"/>0.0</text:p>
      <text:p text:style-name="Standard"><text:s text:c="2"/>3 TESS Sector 15 2019 <text:s text:c="3"/>QLP <text:s text:c="3"/>1800 <text:s text:c="2"/>272280918 <text:s text:c="5"/>0.0</text:p>
      <text:p text:style-name="Standard"><text:s text:c="2"/>4 TESS Sector 15 2019 <text:s/>TASOC <text:s text:c="3"/>1800 <text:s text:c="2"/>272280918 <text:s text:c="5"/>0.0</text:p>
      <text:p text:style-name="Standard"><text:s text:c="2"/>5 TESS Sector 15 2019 <text:s/>TASOC <text:s text:c="3"/>1800 <text:s text:c="2"/>272280918 <text:s text:c="5"/>0.0</text:p>
      <text:p text:style-name="Standard"><text:s text:c="2"/>6 TESS Sector 41 2021 <text:s text:c="3"/>QLP <text:s text:c="4"/>600 <text:s text:c="2"/>272280918 <text:s text:c="5"/>0.0</text:p>
      <text:p text:style-name="Standard"><text:s text:c="2"/>7 TESS Sector 54 2022 <text:s text:c="3"/>QLP <text:s text:c="4"/>600 <text:s text:c="2"/>272280918 <text:s text:c="5"/>0.0</text:p>
      <text:p text:style-name="Standard"><text:s text:c="2"/>8 TESS Sector 55 2022 <text:s text:c="3"/>QLP <text:s text:c="4"/>600 <text:s text:c="2"/>272280918 <text:s text:c="5"/>0.0</text:p>
      <text:p text:style-name="Standard"><text:s text:c="2"/>9 TESS Sector 56 2022 <text:s text:c="3"/>QLP <text:s text:c="4"/>200 <text:s text:c="2"/>272280918 <text:s text:c="5"/>0.0</text:p>
      <text:p text:style-name="Standard">########################################</text:p>
      <text:p text:style-name="Standard">KIC 10551346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375517 <text:s text:c="5"/>0.0</text:p>
      <text:p text:style-name="Standard"><text:s text:c="2"/>1 TESS Sector 15 2019 <text:s text:c="3"/>QLP <text:s text:c="3"/>1800 <text:s text:c="2"/>273375517 <text:s text:c="5"/>0.0</text:p>
      <text:p text:style-name="Standard"><text:s text:c="2"/>2 TESS Sector 41 2021 <text:s text:c="3"/>QLP <text:s text:c="4"/>600 <text:s text:c="2"/>273375517 <text:s text:c="5"/>0.0</text:p>
      <text:p text:style-name="Standard"><text:s text:c="2"/>3 TESS Sector 54 2022 <text:s text:c="3"/>QLP <text:s text:c="4"/>600 <text:s text:c="2"/>273375517 <text:s text:c="5"/>0.0</text:p>
      <text:p text:style-name="Standard"><text:s text:c="2"/>4 TESS Sector 55 2022 <text:s text:c="3"/>QLP <text:s text:c="4"/>600 <text:s text:c="2"/>273375517 <text:s text:c="5"/>0.0</text:p>
      <text:p text:style-name="Standard"><text:s text:c="2"/>5 TESS Sector 56 2022 <text:s text:c="3"/>QLP <text:s text:c="4"/>200 <text:s text:c="2"/>273375517 <text:s text:c="5"/>0.0</text:p>
      <text:p text:style-name="Standard">########################################</text:p>
      <text:p text:style-name="Standard">KIC 10557008</text:p>
      <text:p text:style-name="Standard">SearchResult containing 0 data products.</text:p>
      <text:p text:style-name="Standard">########################################</text:p>
      <text:p text:style-name="Standard">KIC 10581918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164456217 <text:s text:c="5"/>0.0</text:p>
      <text:p text:style-name="Standard"><text:s text:c="2"/>1 TESS Sector 14 2019 <text:s/>TASOC <text:s text:c="3"/>1800 <text:s text:c="2"/>164456217 <text:s text:c="5"/>0.0</text:p>
      <text:p text:style-name="Standard"><text:s text:c="2"/>2 TESS Sector 14 2019 <text:s/>TASOC <text:s text:c="3"/>1800 <text:s text:c="2"/>164456217 <text:s text:c="5"/>0.0</text:p>
      <text:p text:style-name="Standard"><text:s text:c="2"/>3 TESS Sector 26 2020 <text:s text:c="3"/>QLP <text:s text:c="3"/>1800 <text:s text:c="2"/>164456217 <text:s text:c="5"/>0.0</text:p>
      <text:p text:style-name="Standard"><text:s text:c="2"/>4 TESS Sector 26 2020 <text:s/>TASOC <text:s text:c="3"/>1800 <text:s text:c="2"/>164456217 <text:s text:c="5"/>0.0</text:p>
      <text:p text:style-name="Standard"><text:s text:c="2"/>5 TESS Sector 26 2020 <text:s/>TASOC <text:s text:c="3"/>1800 <text:s text:c="2"/>164456217 <text:s text:c="5"/>0.0</text:p>
      <text:p text:style-name="Standard"><text:s text:c="2"/>6 TESS Sector 40 2021 <text:s text:c="3"/>QLP <text:s text:c="4"/>600 <text:s text:c="2"/>164456217 <text:s text:c="5"/>0.0</text:p>
      <text:p text:style-name="Standard"><text:s text:c="2"/>7 TESS Sector 41 2021 <text:s text:c="3"/>QLP <text:s text:c="4"/>600 <text:s text:c="2"/>164456217 <text:s text:c="5"/>0.0</text:p>
      <text:p text:style-name="Standard"><text:s text:c="2"/>8 TESS Sector 53 2022 <text:s text:c="3"/>QLP <text:s text:c="4"/>600 <text:s text:c="2"/>164456217 <text:s text:c="5"/>0.0</text:p>
      <text:p text:style-name="Standard"><text:s text:c="2"/>9 TESS Sector 54 2022 <text:s text:c="3"/>QLP <text:s text:c="4"/>600 <text:s text:c="2"/>164456217 <text:s text:c="5"/>0.0</text:p>
      <text:p text:style-name="Standard"><text:s/>10 TESS Sector 55 2022 <text:s text:c="3"/>QLP <text:s text:c="4"/>600 <text:s text:c="2"/>164456217 <text:s text:c="5"/>0.0</text:p>
      <text:p text:style-name="Standard">########################################</text:p>
      <text:p text:style-name="Standard"><text:soft-page-break/>KIC 10586874</text:p>
      <text:p text:style-name="Standard">SearchResult containing 0 data products.</text:p>
      <text:p text:style-name="Standard">########################################</text:p>
      <text:p text:style-name="Standard">KIC 10596883</text:p>
      <text:p text:style-name="Standard">SearchResult containing 0 data products.</text:p>
      <text:p text:style-name="Standard">########################################</text:p>
      <text:p text:style-name="Standard">KIC 10599397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62916259 <text:s text:c="5"/>0.0</text:p>
      <text:p text:style-name="Standard"><text:s text:c="2"/>1 TESS Sector 14 2019 <text:s/>TASOC <text:s text:c="3"/>1800 <text:s text:c="3"/>62916259 <text:s text:c="5"/>0.0</text:p>
      <text:p text:style-name="Standard"><text:s text:c="2"/>2 TESS Sector 14 2019 <text:s/>TASOC <text:s text:c="3"/>1800 <text:s text:c="3"/>62916259 <text:s text:c="5"/>0.0</text:p>
      <text:p text:style-name="Standard"><text:s text:c="2"/>3 TESS Sector 15 2019 <text:s text:c="3"/>QLP <text:s text:c="3"/>1800 <text:s text:c="3"/>62916259 <text:s text:c="5"/>0.0</text:p>
      <text:p text:style-name="Standard"><text:s text:c="2"/>4 TESS Sector 15 2019 <text:s/>TASOC <text:s text:c="3"/>1800 <text:s text:c="3"/>62916259 <text:s text:c="5"/>0.0</text:p>
      <text:p text:style-name="Standard"><text:s text:c="2"/>5 TESS Sector 15 2019 <text:s/>TASOC <text:s text:c="3"/>1800 <text:s text:c="3"/>62916259 <text:s text:c="5"/>0.0</text:p>
      <text:p text:style-name="Standard">########################################</text:p>
      <text:p text:style-name="Standard">KIC 1060031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63070388 <text:s text:c="5"/>0.0</text:p>
      <text:p text:style-name="Standard"><text:s text:c="2"/>1 TESS Sector 14 2019 <text:s/>TASOC <text:s text:c="3"/>1800 <text:s text:c="3"/>63070388 <text:s text:c="5"/>0.0</text:p>
      <text:p text:style-name="Standard"><text:s text:c="2"/>2 TESS Sector 15 2019 <text:s/>TASOC <text:s text:c="3"/>1800 <text:s text:c="3"/>63070388 <text:s text:c="5"/>0.0</text:p>
      <text:p text:style-name="Standard"><text:s text:c="2"/>3 TESS Sector 15 2019 <text:s/>TASOC <text:s text:c="3"/>1800 <text:s text:c="3"/>63070388 <text:s text:c="5"/>0.0</text:p>
      <text:p text:style-name="Standard">########################################</text:p>
      <text:p text:style-name="Standard">KIC 10611450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2079452 <text:s text:c="5"/>0.0</text:p>
      <text:p text:style-name="Standard"><text:s text:c="2"/>1 TESS Sector 14 2019 <text:s/>TASOC <text:s text:c="3"/>1800 <text:s text:c="2"/>272079452 <text:s text:c="5"/>0.0</text:p>
      <text:p text:style-name="Standard"><text:s text:c="2"/>2 TESS Sector 15 2019 <text:s/>TASOC <text:s text:c="3"/>1800 <text:s text:c="2"/>272079452 <text:s text:c="5"/>0.0</text:p>
      <text:p text:style-name="Standard"><text:s text:c="2"/>3 TESS Sector 15 2019 <text:s/>TASOC <text:s text:c="3"/>1800 <text:s text:c="2"/>272079452 <text:s text:c="5"/>0.0</text:p>
      <text:p text:style-name="Standard">########################################</text:p>
      <text:p text:style-name="Standard">KIC 1061682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73376026 <text:s text:c="5"/>0.0</text:p>
      <text:p text:style-name="Standard"><text:s text:c="2"/>1 TESS Sector 14 2019 <text:s/>TASOC <text:s text:c="3"/>1800 <text:s text:c="2"/>273376026 <text:s text:c="5"/>0.0</text:p>
      <text:p text:style-name="Standard"><text:soft-page-break/><text:s text:c="2"/>2 TESS Sector 15 2019 <text:s/>TASOC <text:s text:c="3"/>1800 <text:s text:c="2"/>273376026 <text:s text:c="5"/>0.0</text:p>
      <text:p text:style-name="Standard"><text:s text:c="2"/>3 TESS Sector 15 2019 <text:s/>TASOC <text:s text:c="3"/>1800 <text:s text:c="2"/>273376026 <text:s text:c="5"/>0.0</text:p>
      <text:p text:style-name="Standard">########################################</text:p>
      <text:p text:style-name="Standard">KIC 10618253</text:p>
      <text:p text:style-name="Standard">SearchResult containing 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3874245 <text:s text:c="5"/>0.0</text:p>
      <text:p text:style-name="Standard"><text:s text:c="2"/>1 TESS Sector 15 2019 <text:s text:c="3"/>QLP <text:s text:c="3"/>1800 <text:s text:c="2"/>273874245 <text:s text:c="5"/>0.0</text:p>
      <text:p text:style-name="Standard"><text:s text:c="2"/>2 TESS Sector 41 2021 <text:s text:c="3"/>QLP <text:s text:c="4"/>600 <text:s text:c="2"/>273874245 <text:s text:c="5"/>0.0</text:p>
      <text:p text:style-name="Standard"><text:s text:c="2"/>3 TESS Sector 54 2022 <text:s text:c="3"/>QLP <text:s text:c="4"/>600 <text:s text:c="2"/>273874245 <text:s text:c="5"/>0.0</text:p>
      <text:p text:style-name="Standard"><text:s text:c="2"/>4 TESS Sector 56 2022 <text:s text:c="3"/>QLP <text:s text:c="4"/>200 <text:s text:c="2"/>273874245 <text:s text:c="5"/>0.0</text:p>
      <text:p text:style-name="Standard">########################################</text:p>
      <text:p text:style-name="Standard">KIC 10619506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4201104 <text:s text:c="5"/>0.0</text:p>
      <text:p text:style-name="Standard"><text:s text:c="2"/>1 TESS Sector 14 2019 <text:s/>TASOC <text:s text:c="3"/>1800 <text:s text:c="2"/>274201104 <text:s text:c="5"/>0.0</text:p>
      <text:p text:style-name="Standard"><text:s text:c="2"/>2 TESS Sector 14 2019 <text:s/>TASOC <text:s text:c="3"/>1800 <text:s text:c="2"/>274201104 <text:s text:c="5"/>0.0</text:p>
      <text:p text:style-name="Standard"><text:s text:c="2"/>3 TESS Sector 15 2019 <text:s text:c="3"/>QLP <text:s text:c="3"/>1800 <text:s text:c="2"/>274201104 <text:s text:c="5"/>0.0</text:p>
      <text:p text:style-name="Standard"><text:s text:c="2"/>4 TESS Sector 41 2021 <text:s text:c="3"/>QLP <text:s text:c="4"/>600 <text:s text:c="2"/>274201104 <text:s text:c="5"/>0.0</text:p>
      <text:p text:style-name="Standard"><text:s text:c="2"/>5 TESS Sector 54 2022 <text:s text:c="3"/>QLP <text:s text:c="4"/>600 <text:s text:c="2"/>274201104 <text:s text:c="5"/>0.0</text:p>
      <text:p text:style-name="Standard"><text:s text:c="2"/>6 TESS Sector 56 2022 <text:s text:c="3"/>QLP <text:s text:c="4"/>200 <text:s text:c="2"/>274201104 <text:s text:c="5"/>0.0</text:p>
      <text:p text:style-name="Standard">########################################</text:p>
      <text:p text:style-name="Standard">KIC 1066441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6416896 <text:s text:c="5"/>0.0</text:p>
      <text:p text:style-name="Standard"><text:s text:c="2"/>1 TESS Sector 14 2019 <text:s/>TASOC <text:s text:c="3"/>1800 <text:s text:c="3"/>26416896 <text:s text:c="5"/>0.0</text:p>
      <text:p text:style-name="Standard"><text:s text:c="2"/>2 TESS Sector 15 2019 <text:s/>TASOC <text:s text:c="3"/>1800 <text:s text:c="3"/>26416896 <text:s text:c="5"/>0.0</text:p>
      <text:p text:style-name="Standard"><text:s text:c="2"/>3 TESS Sector 15 2019 <text:s/>TASOC <text:s text:c="3"/>1800 <text:s text:c="3"/>26416896 <text:s text:c="5"/>0.0</text:p>
      <text:p text:style-name="Standard">########################################</text:p>
      <text:p text:style-name="Standard">KIC 10676927</text:p>
      <text:p text:style-name="Standard">SearchResult containing 0 data products.</text:p>
      <text:p text:style-name="Standard">########################################</text:p>
      <text:p text:style-name="Standard">KIC 1068047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/>TASOC <text:s text:c="3"/>1800 <text:s text:c="2"/>273047423 <text:s text:c="5"/>0.0</text:p>
      <text:p text:style-name="Standard"><text:s text:c="2"/>1 TESS Sector 14 2019 <text:s/>TASOC <text:s text:c="3"/>1800 <text:s text:c="2"/>273047423 <text:s text:c="5"/>0.0</text:p>
      <text:p text:style-name="Standard"><text:s text:c="2"/>2 TESS Sector 15 2019 <text:s/>TASOC <text:s text:c="3"/>1800 <text:s text:c="2"/>273047423 <text:s text:c="5"/>0.0</text:p>
      <text:p text:style-name="Standard"><text:s text:c="2"/>3 TESS Sector 15 2019 <text:s/>TASOC <text:s text:c="3"/>1800 <text:s text:c="2"/>273047423 <text:s text:c="5"/>0.0</text:p>
      <text:p text:style-name="Standard">########################################</text:p>
      <text:p text:style-name="Standard">KIC 10711646</text:p>
      <text:p text:style-name="Standard">SearchResult containing 0 data products.</text:p>
      <text:p text:style-name="Standard">########################################</text:p>
      <text:p text:style-name="Standard">KIC 1072314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98966146 <text:s text:c="5"/>0.0</text:p>
      <text:p text:style-name="Standard"><text:s text:c="2"/>1 TESS Sector 14 2019 <text:s/>TASOC <text:s text:c="3"/>1800 <text:s text:c="2"/>298966146 <text:s text:c="5"/>0.0</text:p>
      <text:p text:style-name="Standard">########################################</text:p>
      <text:p text:style-name="Standard">KIC 10727655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407002553 <text:s text:c="5"/>0.0</text:p>
      <text:p text:style-name="Standard"><text:s text:c="2"/>1 TESS Sector 14 2019 <text:s/>TASOC <text:s text:c="3"/>1800 <text:s text:c="2"/>407002553 <text:s text:c="5"/>0.0</text:p>
      <text:p text:style-name="Standard"><text:s text:c="2"/>2 TESS Sector 14 2019 <text:s/>TASOC <text:s text:c="3"/>1800 <text:s text:c="2"/>407002553 <text:s text:c="5"/>0.0</text:p>
      <text:p text:style-name="Standard"><text:s text:c="2"/>3 TESS Sector 15 2019 <text:s text:c="3"/>QLP <text:s text:c="3"/>1800 <text:s text:c="2"/>407002553 <text:s text:c="5"/>0.0</text:p>
      <text:p text:style-name="Standard"><text:s text:c="2"/>4 TESS Sector 15 2019 <text:s/>TASOC <text:s text:c="3"/>1800 <text:s text:c="2"/>407002553 <text:s text:c="5"/>0.0</text:p>
      <text:p text:style-name="Standard"><text:s text:c="2"/>5 TESS Sector 15 2019 <text:s/>TASOC <text:s text:c="3"/>1800 <text:s text:c="2"/>407002553 <text:s text:c="5"/>0.0</text:p>
      <text:p text:style-name="Standard"><text:s text:c="2"/>6 TESS Sector 40 2021 <text:s text:c="3"/>QLP <text:s text:c="4"/>600 <text:s text:c="2"/>407002553 <text:s text:c="5"/>0.0</text:p>
      <text:p text:style-name="Standard"><text:s text:c="2"/>7 TESS Sector 41 2021 <text:s text:c="3"/>QLP <text:s text:c="4"/>600 <text:s text:c="2"/>407002553 <text:s text:c="5"/>0.0</text:p>
      <text:p text:style-name="Standard"><text:s text:c="2"/>8 TESS Sector 54 2022 <text:s text:c="3"/>QLP <text:s text:c="4"/>600 <text:s text:c="2"/>407002553 <text:s text:c="5"/>0.0</text:p>
      <text:p text:style-name="Standard"><text:s text:c="2"/>9 TESS Sector 55 2022 <text:s text:c="3"/>QLP <text:s text:c="4"/>600 <text:s text:c="2"/>407002553 <text:s text:c="5"/>0.0</text:p>
      <text:p text:style-name="Standard">########################################</text:p>
      <text:p text:style-name="Standard">KIC 10735564</text:p>
      <text:p text:style-name="Standard">SearchResult containing 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4"/>120 <text:s text:c="3"/>26961075 <text:s text:c="5"/>0.0</text:p>
      <text:p text:style-name="Standard">########################################</text:p>
      <text:p text:style-name="Standard">KIC 10736223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010220 <text:s text:c="5"/>0.0</text:p>
      <text:p text:style-name="Standard"><text:soft-page-break/><text:s text:c="2"/>1 TESS Sector 14 2019 <text:s/>TASOC <text:s text:c="3"/>1800 <text:s text:c="3"/>27010220 <text:s text:c="5"/>0.0</text:p>
      <text:p text:style-name="Standard"><text:s text:c="2"/>2 TESS Sector 14 2019 <text:s/>TASOC <text:s text:c="3"/>1800 <text:s text:c="3"/>27010220 <text:s text:c="5"/>0.0</text:p>
      <text:p text:style-name="Standard"><text:s text:c="2"/>3 TESS Sector 15 2019 <text:s text:c="3"/>QLP <text:s text:c="3"/>1800 <text:s text:c="3"/>27010220 <text:s text:c="5"/>0.0</text:p>
      <text:p text:style-name="Standard"><text:s text:c="2"/>4 TESS Sector 15 2019 <text:s/>TASOC <text:s text:c="3"/>1800 <text:s text:c="3"/>27010220 <text:s text:c="5"/>0.0</text:p>
      <text:p text:style-name="Standard"><text:s text:c="2"/>5 TESS Sector 15 2019 <text:s/>TASOC <text:s text:c="3"/>1800 <text:s text:c="3"/>27010220 <text:s text:c="5"/>0.0</text:p>
      <text:p text:style-name="Standard"><text:s text:c="2"/>6 TESS Sector 40 2021 <text:s text:c="3"/>QLP <text:s text:c="4"/>600 <text:s text:c="3"/>27010220 <text:s text:c="5"/>0.0</text:p>
      <text:p text:style-name="Standard"><text:s text:c="2"/>7 TESS Sector 41 2021 <text:s text:c="3"/>QLP <text:s text:c="4"/>600 <text:s text:c="3"/>27010220 <text:s text:c="5"/>0.0</text:p>
      <text:p text:style-name="Standard"><text:s text:c="2"/>8 TESS Sector 54 2022 <text:s text:c="3"/>QLP <text:s text:c="4"/>600 <text:s text:c="3"/>27010220 <text:s text:c="5"/>0.0</text:p>
      <text:p text:style-name="Standard"><text:s text:c="2"/>9 TESS Sector 55 2022 <text:s text:c="3"/>QLP <text:s text:c="4"/>600 <text:s text:c="3"/>27010220 <text:s text:c="5"/>0.0</text:p>
      <text:p text:style-name="Standard">########################################</text:p>
      <text:p text:style-name="Standard">KIC 10737574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183754 <text:s text:c="5"/>0.0</text:p>
      <text:p text:style-name="Standard"><text:s text:c="2"/>1 TESS Sector 15 2019 <text:s text:c="3"/>QLP <text:s text:c="3"/>1800 <text:s text:c="3"/>27183754 <text:s text:c="5"/>0.0</text:p>
      <text:p text:style-name="Standard"><text:s text:c="2"/>2 TESS Sector 40 2021 <text:s text:c="3"/>QLP <text:s text:c="4"/>600 <text:s text:c="3"/>27183754 <text:s text:c="5"/>0.0</text:p>
      <text:p text:style-name="Standard"><text:s text:c="2"/>3 TESS Sector 41 2021 <text:s text:c="3"/>QLP <text:s text:c="4"/>600 <text:s text:c="3"/>27183754 <text:s text:c="5"/>0.0</text:p>
      <text:p text:style-name="Standard"><text:s text:c="2"/>4 TESS Sector 54 2022 <text:s text:c="3"/>QLP <text:s text:c="4"/>600 <text:s text:c="3"/>27183754 <text:s text:c="5"/>0.0</text:p>
      <text:p text:style-name="Standard"><text:s text:c="2"/>5 TESS Sector 55 2022 <text:s text:c="3"/>QLP <text:s text:c="4"/>600 <text:s text:c="3"/>27183754 <text:s text:c="5"/>0.0</text:p>
      <text:p text:style-name="Standard">########################################</text:p>
      <text:p text:style-name="Standard">KIC 10743600</text:p>
      <text:p text:style-name="Standard">SearchResult containing 0 data products.</text:p>
      <text:p text:style-name="Standard">########################################</text:p>
      <text:p text:style-name="Standard">KIC 1075375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416634927 <text:s text:c="5"/>0.0</text:p>
      <text:p text:style-name="Standard"><text:s text:c="2"/>1 TESS Sector 14 2019 <text:s/>TASOC <text:s text:c="3"/>1800 <text:s text:c="2"/>416634927 <text:s text:c="5"/>0.0</text:p>
      <text:p text:style-name="Standard"><text:s text:c="2"/>2 TESS Sector 15 2019 <text:s/>TASOC <text:s text:c="3"/>1800 <text:s text:c="2"/>416634927 <text:s text:c="5"/>0.0</text:p>
      <text:p text:style-name="Standard"><text:s text:c="2"/>3 TESS Sector 15 2019 <text:s/>TASOC <text:s text:c="3"/>1800 <text:s text:c="2"/>416634927 <text:s text:c="5"/>0.0</text:p>
      <text:p text:style-name="Standard">########################################</text:p>
      <text:p text:style-name="Standard">KIC 10794878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417659628 <text:s text:c="5"/>0.0</text:p>
      <text:p text:style-name="Standard"><text:s text:c="2"/>1 TESS Sector 15 2019 <text:s text:c="3"/>QLP <text:s text:c="3"/>1800 <text:s text:c="2"/>417659628 <text:s text:c="5"/>0.0</text:p>
      <text:p text:style-name="Standard"><text:s text:c="2"/>2 TESS Sector 40 2021 <text:s text:c="3"/>QLP <text:s text:c="4"/>600 <text:s text:c="2"/>417659628 <text:s text:c="5"/>0.0</text:p>
      <text:p text:style-name="Standard"><text:s text:c="2"/>3 TESS Sector 41 2021 <text:s text:c="3"/>QLP <text:s text:c="4"/>600 <text:s text:c="2"/>417659628 <text:s text:c="5"/>0.0</text:p>
      <text:p text:style-name="Standard"><text:s text:c="2"/>4 TESS Sector 54 2022 <text:s text:c="3"/>QLP <text:s text:c="4"/>600 <text:s text:c="2"/>417659628 <text:s text:c="5"/>0.0</text:p>
      <text:p text:style-name="Standard"><text:s text:c="2"/>5 TESS Sector 55 2022 <text:s text:c="3"/>QLP <text:s text:c="4"/>600 <text:s text:c="2"/>417659628 <text:s text:c="5"/>0.0</text:p>
      <text:p text:style-name="Standard"><text:soft-page-break/>########################################</text:p>
      <text:p text:style-name="Standard">KIC 10796477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417202 <text:s text:c="5"/>0.0</text:p>
      <text:p text:style-name="Standard"><text:s text:c="2"/>1 TESS Sector 14 2019 <text:s/>TASOC <text:s text:c="3"/>1800 <text:s text:c="3"/>26417202 <text:s text:c="5"/>0.0</text:p>
      <text:p text:style-name="Standard"><text:s text:c="2"/>2 TESS Sector 14 2019 <text:s/>TASOC <text:s text:c="3"/>1800 <text:s text:c="3"/>26417202 <text:s text:c="5"/>0.0</text:p>
      <text:p text:style-name="Standard"><text:s text:c="2"/>3 TESS Sector 15 2019 <text:s text:c="3"/>QLP <text:s text:c="3"/>1800 <text:s text:c="3"/>26417202 <text:s text:c="5"/>0.0</text:p>
      <text:p text:style-name="Standard"><text:s text:c="2"/>4 TESS Sector 15 2019 <text:s/>TASOC <text:s text:c="3"/>1800 <text:s text:c="3"/>26417202 <text:s text:c="5"/>0.0</text:p>
      <text:p text:style-name="Standard"><text:s text:c="2"/>5 TESS Sector 15 2019 <text:s/>TASOC <text:s text:c="3"/>1800 <text:s text:c="3"/>26417202 <text:s text:c="5"/>0.0</text:p>
      <text:p text:style-name="Standard"><text:s text:c="2"/>6 TESS Sector 40 2021 <text:s text:c="3"/>QLP <text:s text:c="4"/>600 <text:s text:c="3"/>26417202 <text:s text:c="5"/>0.0</text:p>
      <text:p text:style-name="Standard"><text:s text:c="2"/>7 TESS Sector 41 2021 <text:s text:c="3"/>QLP <text:s text:c="4"/>600 <text:s text:c="3"/>26417202 <text:s text:c="5"/>0.0</text:p>
      <text:p text:style-name="Standard"><text:s text:c="2"/>8 TESS Sector 54 2022 <text:s text:c="3"/>QLP <text:s text:c="4"/>600 <text:s text:c="3"/>26417202 <text:s text:c="5"/>0.0</text:p>
      <text:p text:style-name="Standard"><text:s text:c="2"/>9 TESS Sector 55 2022 <text:s text:c="3"/>QLP <text:s text:c="4"/>600 <text:s text:c="3"/>26417202 <text:s text:c="5"/>0.0</text:p>
      <text:p text:style-name="Standard">########################################</text:p>
      <text:p text:style-name="Standard">KIC 1079712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6538822 <text:s text:c="5"/>0.0</text:p>
      <text:p text:style-name="Standard"><text:s text:c="2"/>1 TESS Sector 14 2019 <text:s/>TASOC <text:s text:c="3"/>1800 <text:s text:c="3"/>26538822 <text:s text:c="5"/>0.0</text:p>
      <text:p text:style-name="Standard"><text:s text:c="2"/>2 TESS Sector 15 2019 <text:s/>TASOC <text:s text:c="3"/>1800 <text:s text:c="3"/>26538822 <text:s text:c="5"/>0.0</text:p>
      <text:p text:style-name="Standard"><text:s text:c="2"/>3 TESS Sector 15 2019 <text:s/>TASOC <text:s text:c="3"/>1800 <text:s text:c="3"/>26538822 <text:s text:c="5"/>0.0</text:p>
      <text:p text:style-name="Standard">########################################</text:p>
      <text:p text:style-name="Standard">KIC 10799558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750156 <text:s text:c="5"/>0.0</text:p>
      <text:p text:style-name="Standard"><text:s text:c="2"/>1 TESS Sector 14 2019 <text:s/>TASOC <text:s text:c="3"/>1800 <text:s text:c="3"/>26750156 <text:s text:c="5"/>0.0</text:p>
      <text:p text:style-name="Standard"><text:s text:c="2"/>2 TESS Sector 14 2019 <text:s/>TASOC <text:s text:c="3"/>1800 <text:s text:c="3"/>26750156 <text:s text:c="5"/>0.0</text:p>
      <text:p text:style-name="Standard"><text:s text:c="2"/>3 TESS Sector 15 2019 <text:s text:c="3"/>QLP <text:s text:c="3"/>1800 <text:s text:c="3"/>26750156 <text:s text:c="5"/>0.0</text:p>
      <text:p text:style-name="Standard"><text:s text:c="2"/>4 TESS Sector 15 2019 <text:s/>TASOC <text:s text:c="3"/>1800 <text:s text:c="3"/>26750156 <text:s text:c="5"/>0.0</text:p>
      <text:p text:style-name="Standard"><text:s text:c="2"/>5 TESS Sector 15 2019 <text:s/>TASOC <text:s text:c="3"/>1800 <text:s text:c="3"/>26750156 <text:s text:c="5"/>0.0</text:p>
      <text:p text:style-name="Standard"><text:s text:c="2"/>6 TESS Sector 40 2021 <text:s text:c="3"/>QLP <text:s text:c="4"/>600 <text:s text:c="3"/>26750156 <text:s text:c="5"/>0.0</text:p>
      <text:p text:style-name="Standard"><text:s text:c="2"/>7 TESS Sector 54 2022 <text:s text:c="3"/>QLP <text:s text:c="4"/>600 <text:s text:c="3"/>26750156 <text:s text:c="5"/>0.0</text:p>
      <text:p text:style-name="Standard"><text:s text:c="2"/>8 TESS Sector 55 2022 <text:s text:c="3"/>QLP <text:s text:c="4"/>600 <text:s text:c="3"/>26750156 <text:s text:c="5"/>0.0</text:p>
      <text:p text:style-name="Standard">########################################</text:p>
      <text:p text:style-name="Standard">KIC 10801703</text:p>
      <text:p text:style-name="Standard">SearchResult containing 0 data products.</text:p>
      <text:p text:style-name="Standard">########################################</text:p>
      <text:p text:style-name="Standard">KIC 10802917</text:p>
      <text:p text:style-name="Standard"><text:soft-page-break/>SearchResult containing 0 data products.</text:p>
      <text:p text:style-name="Standard">########################################</text:p>
      <text:p text:style-name="Standard">KIC 10809970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1188906 <text:s text:c="5"/>0.0</text:p>
      <text:p text:style-name="Standard"><text:s text:c="2"/>1 TESS Sector 14 2019 <text:s/>TASOC <text:s text:c="3"/>1800 <text:s text:c="2"/>351188906 <text:s text:c="5"/>0.0</text:p>
      <text:p text:style-name="Standard"><text:s text:c="2"/>2 TESS Sector 14 2019 <text:s/>TASOC <text:s text:c="3"/>1800 <text:s text:c="2"/>351188906 <text:s text:c="5"/>0.0</text:p>
      <text:p text:style-name="Standard"><text:s text:c="2"/>3 TESS Sector 15 2019 <text:s text:c="3"/>QLP <text:s text:c="3"/>1800 <text:s text:c="2"/>351188906 <text:s text:c="5"/>0.0</text:p>
      <text:p text:style-name="Standard"><text:s text:c="2"/>4 TESS Sector 15 2019 <text:s/>TASOC <text:s text:c="3"/>1800 <text:s text:c="2"/>351188906 <text:s text:c="5"/>0.0</text:p>
      <text:p text:style-name="Standard"><text:s text:c="2"/>5 TESS Sector 15 2019 <text:s/>TASOC <text:s text:c="3"/>1800 <text:s text:c="2"/>351188906 <text:s text:c="5"/>0.0</text:p>
      <text:p text:style-name="Standard"><text:s text:c="2"/>6 TESS Sector 41 2021 <text:s text:c="3"/>QLP <text:s text:c="4"/>600 <text:s text:c="2"/>351188906 <text:s text:c="5"/>0.0</text:p>
      <text:p text:style-name="Standard"><text:s text:c="2"/>7 TESS Sector 54 2022 <text:s text:c="3"/>QLP <text:s text:c="4"/>600 <text:s text:c="2"/>351188906 <text:s text:c="5"/>0.0</text:p>
      <text:p text:style-name="Standard"><text:s text:c="2"/>8 TESS Sector 55 2022 <text:s text:c="3"/>QLP <text:s text:c="4"/>600 <text:s text:c="2"/>351188906 <text:s text:c="5"/>0.0</text:p>
      <text:p text:style-name="Standard"><text:s text:c="2"/>9 TESS Sector 56 2022 <text:s text:c="3"/>QLP <text:s text:c="4"/>200 <text:s text:c="2"/>351188906 <text:s text:c="5"/>0.0</text:p>
      <text:p text:style-name="Standard">########################################</text:p>
      <text:p text:style-name="Standard">KIC 10844279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48216762 <text:s text:c="5"/>0.0</text:p>
      <text:p text:style-name="Standard"><text:s text:c="2"/>1 TESS Sector 14 2019 <text:s/>TASOC <text:s text:c="3"/>1800 <text:s text:c="3"/>48216762 <text:s text:c="5"/>0.0</text:p>
      <text:p text:style-name="Standard"><text:s text:c="2"/>2 TESS Sector 15 2019 <text:s/>TASOC <text:s text:c="3"/>1800 <text:s text:c="3"/>48216762 <text:s text:c="5"/>0.0</text:p>
      <text:p text:style-name="Standard"><text:s text:c="2"/>3 TESS Sector 15 2019 <text:s/>TASOC <text:s text:c="3"/>1800 <text:s text:c="3"/>48216762 <text:s text:c="5"/>0.0</text:p>
      <text:p text:style-name="Standard"><text:s text:c="2"/>4 TESS Sector 26 2020 <text:s/>TASOC <text:s text:c="3"/>1800 <text:s text:c="3"/>48216762 <text:s text:c="5"/>0.0</text:p>
      <text:p text:style-name="Standard"><text:s text:c="2"/>5 TESS Sector 26 2020 <text:s/>TASOC <text:s text:c="3"/>1800 <text:s text:c="3"/>48216762 <text:s text:c="5"/>0.0</text:p>
      <text:p text:style-name="Standard">########################################</text:p>
      <text:p text:style-name="Standard">KIC 10848807</text:p>
      <text:p text:style-name="Standard">SearchResult containing 0 data products.</text:p>
      <text:p text:style-name="Standard">########################################</text:p>
      <text:p text:style-name="Standard">KIC 10854621</text:p>
      <text:p text:style-name="Standard">SearchResult containing 0 data products.</text:p>
      <text:p text:style-name="Standard">########################################</text:p>
      <text:p text:style-name="Standard">KIC 10855535</text:p>
      <text:p text:style-name="Standard">SearchResult containing 0 data products.</text:p>
      <text:p text:style-name="Standard">########################################</text:p>
      <text:p text:style-name="Standard">KIC 10857342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67749745 <text:s text:c="5"/>0.0</text:p>
      <text:p text:style-name="Standard"><text:s text:c="2"/>1 TESS Sector 14 2019 <text:s/>TASOC <text:s text:c="3"/>1800 <text:s text:c="2"/>267749745 <text:s text:c="5"/>0.0</text:p>
      <text:p text:style-name="Standard"><text:soft-page-break/><text:s text:c="2"/>2 TESS Sector 15 2019 <text:s/>TASOC <text:s text:c="3"/>1800 <text:s text:c="2"/>267749745 <text:s text:c="5"/>0.0</text:p>
      <text:p text:style-name="Standard"><text:s text:c="2"/>3 TESS Sector 15 2019 <text:s/>TASOC <text:s text:c="3"/>1800 <text:s text:c="2"/>267749745 <text:s text:c="5"/>0.0</text:p>
      <text:p text:style-name="Standard">########################################</text:p>
      <text:p text:style-name="Standard">KIC 10861842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6584957 <text:s text:c="5"/>0.0</text:p>
      <text:p text:style-name="Standard"><text:s text:c="2"/>1 TESS Sector 14 2019 <text:s/>TASOC <text:s text:c="3"/>1800 <text:s text:c="3"/>26584957 <text:s text:c="5"/>0.0</text:p>
      <text:p text:style-name="Standard"><text:s text:c="2"/>2 TESS Sector 15 2019 <text:s/>TASOC <text:s text:c="3"/>1800 <text:s text:c="3"/>26584957 <text:s text:c="5"/>0.0</text:p>
      <text:p text:style-name="Standard"><text:s text:c="2"/>3 TESS Sector 15 2019 <text:s/>TASOC <text:s text:c="3"/>1800 <text:s text:c="3"/>26584957 <text:s text:c="5"/>0.0</text:p>
      <text:p text:style-name="Standard">########################################</text:p>
      <text:p text:style-name="Standard">KIC 10863286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596613 <text:s text:c="5"/>0.0</text:p>
      <text:p text:style-name="Standard"><text:s text:c="2"/>1 TESS Sector 14 2019 <text:s/>TASOC <text:s text:c="3"/>1800 <text:s text:c="3"/>26596613 <text:s text:c="5"/>0.0</text:p>
      <text:p text:style-name="Standard"><text:s text:c="2"/>2 TESS Sector 14 2019 <text:s/>TASOC <text:s text:c="3"/>1800 <text:s text:c="3"/>26596613 <text:s text:c="5"/>0.0</text:p>
      <text:p text:style-name="Standard"><text:s text:c="2"/>3 TESS Sector 15 2019 <text:s text:c="3"/>QLP <text:s text:c="3"/>1800 <text:s text:c="3"/>26596613 <text:s text:c="5"/>0.0</text:p>
      <text:p text:style-name="Standard"><text:s text:c="2"/>4 TESS Sector 15 2019 <text:s/>TASOC <text:s text:c="3"/>1800 <text:s text:c="3"/>26596613 <text:s text:c="5"/>0.0</text:p>
      <text:p text:style-name="Standard"><text:s text:c="2"/>5 TESS Sector 15 2019 <text:s/>TASOC <text:s text:c="3"/>1800 <text:s text:c="3"/>26596613 <text:s text:c="5"/>0.0</text:p>
      <text:p text:style-name="Standard"><text:s text:c="2"/>6 TESS Sector 40 2021 <text:s text:c="3"/>QLP <text:s text:c="4"/>600 <text:s text:c="3"/>26596613 <text:s text:c="5"/>0.0</text:p>
      <text:p text:style-name="Standard"><text:s text:c="2"/>7 TESS Sector 54 2022 <text:s text:c="3"/>QLP <text:s text:c="4"/>600 <text:s text:c="3"/>26596613 <text:s text:c="5"/>0.0</text:p>
      <text:p text:style-name="Standard"><text:s text:c="2"/>8 TESS Sector 55 2022 <text:s text:c="3"/>QLP <text:s text:c="4"/>600 <text:s text:c="3"/>26596613 <text:s text:c="5"/>0.0</text:p>
      <text:p text:style-name="Standard">########################################</text:p>
      <text:p text:style-name="Standard">KIC 10873904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1189259 <text:s text:c="5"/>0.0</text:p>
      <text:p text:style-name="Standard"><text:s text:c="2"/>1 TESS Sector 14 2019 <text:s/>TASOC <text:s text:c="3"/>1800 <text:s text:c="2"/>351189259 <text:s text:c="5"/>0.0</text:p>
      <text:p text:style-name="Standard"><text:s text:c="2"/>2 TESS Sector 14 2019 <text:s/>TASOC <text:s text:c="3"/>1800 <text:s text:c="2"/>351189259 <text:s text:c="5"/>0.0</text:p>
      <text:p text:style-name="Standard"><text:s text:c="2"/>3 TESS Sector 15 2019 <text:s text:c="3"/>QLP <text:s text:c="3"/>1800 <text:s text:c="2"/>351189259 <text:s text:c="5"/>0.0</text:p>
      <text:p text:style-name="Standard"><text:s text:c="2"/>4 TESS Sector 15 2019 <text:s/>TASOC <text:s text:c="3"/>1800 <text:s text:c="2"/>351189259 <text:s text:c="5"/>0.0</text:p>
      <text:p text:style-name="Standard"><text:s text:c="2"/>5 TESS Sector 15 2019 <text:s/>TASOC <text:s text:c="3"/>1800 <text:s text:c="2"/>351189259 <text:s text:c="5"/>0.0</text:p>
      <text:p text:style-name="Standard"><text:s text:c="2"/>6 TESS Sector 41 2021 <text:s text:c="3"/>QLP <text:s text:c="4"/>600 <text:s text:c="2"/>351189259 <text:s text:c="5"/>0.0</text:p>
      <text:p text:style-name="Standard"><text:s text:c="2"/>7 TESS Sector 54 2022 <text:s text:c="3"/>QLP <text:s text:c="4"/>600 <text:s text:c="2"/>351189259 <text:s text:c="5"/>0.0</text:p>
      <text:p text:style-name="Standard"><text:s text:c="2"/>8 TESS Sector 55 2022 <text:s text:c="3"/>QLP <text:s text:c="4"/>600 <text:s text:c="2"/>351189259 <text:s text:c="5"/>0.0</text:p>
      <text:p text:style-name="Standard"><text:s text:c="2"/>9 TESS Sector 56 2022 <text:s text:c="3"/>QLP <text:s text:c="4"/>200 <text:s text:c="2"/>351189259 <text:s text:c="5"/>0.0</text:p>
      <text:p text:style-name="Standard">########################################</text:p>
      <text:p text:style-name="Standard">KIC 10877703</text:p>
      <text:p text:style-name="Standard">SearchResult containing 4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8231317 <text:s text:c="5"/>0.0</text:p>
      <text:p text:style-name="Standard"><text:s text:c="2"/>1 TESS Sector 14 2019 <text:s/>TASOC <text:s text:c="3"/>1800 <text:s text:c="3"/>28231317 <text:s text:c="5"/>0.0</text:p>
      <text:p text:style-name="Standard"><text:s text:c="2"/>2 TESS Sector 15 2019 <text:s/>TASOC <text:s text:c="3"/>1800 <text:s text:c="3"/>28231317 <text:s text:c="5"/>0.0</text:p>
      <text:p text:style-name="Standard"><text:s text:c="2"/>3 TESS Sector 15 2019 <text:s/>TASOC <text:s text:c="3"/>1800 <text:s text:c="3"/>28231317 <text:s text:c="5"/>0.0</text:p>
      <text:p text:style-name="Standard">########################################</text:p>
      <text:p text:style-name="Standard">KIC 10880490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64508876 <text:s text:c="5"/>0.0</text:p>
      <text:p text:style-name="Standard"><text:s text:c="2"/>1 TESS Sector 14 2019 <text:s/>TASOC <text:s text:c="3"/>1800 <text:s text:c="2"/>264508876 <text:s text:c="5"/>0.0</text:p>
      <text:p text:style-name="Standard">########################################</text:p>
      <text:p text:style-name="Standard">KIC 10905804</text:p>
      <text:p text:style-name="Standard">SearchResult containing 0 data products.</text:p>
      <text:p text:style-name="Standard">########################################</text:p>
      <text:p text:style-name="Standard">KIC 10905824</text:p>
      <text:p text:style-name="Standard">SearchResult containing 1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48354181 <text:s text:c="5"/>0.0</text:p>
      <text:p text:style-name="Standard"><text:s text:c="2"/>1 TESS Sector 14 2019 <text:s/>TASOC <text:s text:c="3"/>1800 <text:s text:c="3"/>48354181 <text:s text:c="5"/>0.0</text:p>
      <text:p text:style-name="Standard"><text:s text:c="2"/>2 TESS Sector 14 2019 <text:s/>TASOC <text:s text:c="3"/>1800 <text:s text:c="3"/>48354181 <text:s text:c="5"/>0.0</text:p>
      <text:p text:style-name="Standard"><text:s text:c="2"/>3 TESS Sector 15 2019 <text:s text:c="3"/>QLP <text:s text:c="3"/>1800 <text:s text:c="3"/>48354181 <text:s text:c="5"/>0.0</text:p>
      <text:p text:style-name="Standard"><text:s text:c="2"/>4 TESS Sector 15 2019 <text:s/>TASOC <text:s text:c="3"/>1800 <text:s text:c="3"/>48354181 <text:s text:c="5"/>0.0</text:p>
      <text:p text:style-name="Standard"><text:s text:c="2"/>5 TESS Sector 15 2019 <text:s/>TASOC <text:s text:c="3"/>1800 <text:s text:c="3"/>48354181 <text:s text:c="5"/>0.0</text:p>
      <text:p text:style-name="Standard"><text:s text:c="2"/>6 TESS Sector 26 2020 <text:s text:c="3"/>QLP <text:s text:c="3"/>1800 <text:s text:c="3"/>48354181 <text:s text:c="5"/>0.0</text:p>
      <text:p text:style-name="Standard"><text:s text:c="2"/>7 TESS Sector 26 2020 <text:s/>TASOC <text:s text:c="3"/>1800 <text:s text:c="3"/>48354181 <text:s text:c="5"/>0.0</text:p>
      <text:p text:style-name="Standard"><text:s text:c="2"/>8 TESS Sector 26 2020 <text:s/>TASOC <text:s text:c="3"/>1800 <text:s text:c="3"/>48354181 <text:s text:c="5"/>0.0</text:p>
      <text:p text:style-name="Standard"><text:s text:c="2"/>9 TESS Sector 40 2021 <text:s text:c="3"/>QLP <text:s text:c="4"/>600 <text:s text:c="3"/>48354181 <text:s text:c="5"/>0.0</text:p>
      <text:p text:style-name="Standard"><text:s/>10 TESS Sector 41 2021 <text:s text:c="3"/>QLP <text:s text:c="4"/>600 <text:s text:c="3"/>48354181 <text:s text:c="5"/>0.0</text:p>
      <text:p text:style-name="Standard"><text:s/>11 TESS Sector 53 2022 <text:s text:c="3"/>QLP <text:s text:c="4"/>600 <text:s text:c="3"/>48354181 <text:s text:c="5"/>0.0</text:p>
      <text:p text:style-name="Standard"><text:s/>12 TESS Sector 54 2022 <text:s text:c="3"/>QLP <text:s text:c="4"/>600 <text:s text:c="3"/>48354181 <text:s text:c="5"/>0.0</text:p>
      <text:p text:style-name="Standard"><text:s/>13 TESS Sector 55 2022 <text:s text:c="3"/>QLP <text:s text:c="4"/>600 <text:s text:c="3"/>48354181 <text:s text:c="5"/>0.0</text:p>
      <text:p text:style-name="Standard">########################################</text:p>
      <text:p text:style-name="Standard">KIC 10916675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7749616 <text:s text:c="5"/>0.0</text:p>
      <text:p text:style-name="Standard"><text:soft-page-break/><text:s text:c="2"/>1 TESS Sector 14 2019 <text:s/>TASOC <text:s text:c="3"/>1800 <text:s text:c="2"/>267749616 <text:s text:c="5"/>0.0</text:p>
      <text:p text:style-name="Standard"><text:s text:c="2"/>2 TESS Sector 14 2019 <text:s/>TASOC <text:s text:c="3"/>1800 <text:s text:c="2"/>267749616 <text:s text:c="5"/>0.0</text:p>
      <text:p text:style-name="Standard"><text:s text:c="2"/>3 TESS Sector 15 2019 <text:s text:c="3"/>QLP <text:s text:c="3"/>1800 <text:s text:c="2"/>267749616 <text:s text:c="5"/>0.0</text:p>
      <text:p text:style-name="Standard"><text:s text:c="2"/>4 TESS Sector 15 2019 <text:s/>TASOC <text:s text:c="3"/>1800 <text:s text:c="2"/>267749616 <text:s text:c="5"/>0.0</text:p>
      <text:p text:style-name="Standard"><text:s text:c="2"/>5 TESS Sector 15 2019 <text:s/>TASOC <text:s text:c="3"/>1800 <text:s text:c="2"/>267749616 <text:s text:c="5"/>0.0</text:p>
      <text:p text:style-name="Standard"><text:s text:c="2"/>6 TESS Sector 40 2021 <text:s text:c="3"/>QLP <text:s text:c="4"/>600 <text:s text:c="2"/>267749616 <text:s text:c="5"/>0.0</text:p>
      <text:p text:style-name="Standard"><text:s text:c="2"/>7 TESS Sector 41 2021 <text:s text:c="3"/>QLP <text:s text:c="4"/>600 <text:s text:c="2"/>267749616 <text:s text:c="5"/>0.0</text:p>
      <text:p text:style-name="Standard"><text:s text:c="2"/>8 TESS Sector 53 2022 <text:s text:c="3"/>QLP <text:s text:c="4"/>600 <text:s text:c="2"/>267749616 <text:s text:c="5"/>0.0</text:p>
      <text:p text:style-name="Standard"><text:s text:c="2"/>9 TESS Sector 54 2022 <text:s text:c="3"/>QLP <text:s text:c="4"/>600 <text:s text:c="2"/>267749616 <text:s text:c="5"/>0.0</text:p>
      <text:p text:style-name="Standard"><text:s/>10 TESS Sector 55 2022 <text:s text:c="3"/>QLP <text:s text:c="4"/>600 <text:s text:c="2"/>267749616 <text:s text:c="5"/>0.0</text:p>
      <text:p text:style-name="Standard">########################################</text:p>
      <text:p text:style-name="Standard">KIC 10919564</text:p>
      <text:p text:style-name="Standard">SearchResult containing 0 data products.</text:p>
      <text:p text:style-name="Standard">########################################</text:p>
      <text:p text:style-name="Standard">KIC 10920314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539743 <text:s text:c="5"/>0.0</text:p>
      <text:p text:style-name="Standard"><text:s text:c="2"/>1 TESS Sector 15 2019 <text:s text:c="3"/>QLP <text:s text:c="3"/>1800 <text:s text:c="3"/>26539743 <text:s text:c="5"/>0.0</text:p>
      <text:p text:style-name="Standard"><text:s text:c="2"/>2 TESS Sector 15 2019 <text:s/>TASOC <text:s text:c="3"/>1800 <text:s text:c="3"/>26539743 <text:s text:c="5"/>0.0</text:p>
      <text:p text:style-name="Standard"><text:s text:c="2"/>3 TESS Sector 15 2019 <text:s/>TASOC <text:s text:c="3"/>1800 <text:s text:c="3"/>26539743 <text:s text:c="5"/>0.0</text:p>
      <text:p text:style-name="Standard"><text:s text:c="2"/>4 TESS Sector 40 2021 <text:s text:c="3"/>QLP <text:s text:c="4"/>600 <text:s text:c="3"/>26539743 <text:s text:c="5"/>0.0</text:p>
      <text:p text:style-name="Standard"><text:s text:c="2"/>5 TESS Sector 41 2021 <text:s text:c="3"/>QLP <text:s text:c="4"/>600 <text:s text:c="3"/>26539743 <text:s text:c="5"/>0.0</text:p>
      <text:p text:style-name="Standard"><text:s text:c="2"/>6 TESS Sector 54 2022 <text:s text:c="3"/>QLP <text:s text:c="4"/>600 <text:s text:c="3"/>26539743 <text:s text:c="5"/>0.0</text:p>
      <text:p text:style-name="Standard"><text:s text:c="2"/>7 TESS Sector 55 2022 <text:s text:c="3"/>QLP <text:s text:c="4"/>600 <text:s text:c="3"/>26539743 <text:s text:c="5"/>0.0</text:p>
      <text:p text:style-name="Standard">########################################</text:p>
      <text:p text:style-name="Standard">KIC 10934755</text:p>
      <text:p text:style-name="Standard">SearchResult containing 0 data products.</text:p>
      <text:p text:style-name="Standard">########################################</text:p>
      <text:p text:style-name="Standard">KIC 10965091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405686839 <text:s text:c="5"/>0.0</text:p>
      <text:p text:style-name="Standard"><text:s text:c="2"/>1 TESS Sector 14 2019 <text:s/>TASOC <text:s text:c="3"/>1800 <text:s text:c="2"/>405686839 <text:s text:c="5"/>0.0</text:p>
      <text:p text:style-name="Standard">########################################</text:p>
      <text:p text:style-name="Standard">KIC 10989032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8089315 <text:s text:c="5"/>0.0</text:p>
      <text:p text:style-name="Standard"><text:s text:c="2"/>1 TESS Sector 14 2019 <text:s/>TASOC <text:s text:c="3"/>1800 <text:s text:c="3"/>28089315 <text:s text:c="5"/>0.0</text:p>
      <text:p text:style-name="Standard"><text:soft-page-break/><text:s text:c="2"/>2 TESS Sector 15 2019 <text:s/>TASOC <text:s text:c="3"/>1800 <text:s text:c="3"/>28089315 <text:s text:c="5"/>0.0</text:p>
      <text:p text:style-name="Standard"><text:s text:c="2"/>3 TESS Sector 15 2019 <text:s/>TASOC <text:s text:c="3"/>1800 <text:s text:c="3"/>28089315 <text:s text:c="5"/>0.0</text:p>
      <text:p text:style-name="Standard">########################################</text:p>
      <text:p text:style-name="Standard">KIC 1101280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48029619 <text:s text:c="5"/>0.0</text:p>
      <text:p text:style-name="Standard"><text:s text:c="2"/>1 TESS Sector 14 2019 <text:s/>TASOC <text:s text:c="3"/>1800 <text:s text:c="3"/>48029619 <text:s text:c="5"/>0.0</text:p>
      <text:p text:style-name="Standard"><text:s text:c="2"/>2 TESS Sector 26 2020 <text:s/>TASOC <text:s text:c="3"/>1800 <text:s text:c="3"/>48029619 <text:s text:c="5"/>0.0</text:p>
      <text:p text:style-name="Standard"><text:s text:c="2"/>3 TESS Sector 26 2020 <text:s/>TASOC <text:s text:c="3"/>1800 <text:s text:c="3"/>48029619 <text:s text:c="5"/>0.0</text:p>
      <text:p text:style-name="Standard">########################################</text:p>
      <text:p text:style-name="Standard">KIC 11017077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48449309 <text:s text:c="5"/>0.0</text:p>
      <text:p text:style-name="Standard"><text:s text:c="2"/>1 TESS Sector 14 2019 <text:s/>TASOC <text:s text:c="3"/>1800 <text:s text:c="3"/>48449309 <text:s text:c="5"/>0.0</text:p>
      <text:p text:style-name="Standard"><text:s text:c="2"/>2 TESS Sector 14 2019 <text:s/>TASOC <text:s text:c="3"/>1800 <text:s text:c="3"/>48449309 <text:s text:c="5"/>0.0</text:p>
      <text:p text:style-name="Standard"><text:s text:c="2"/>3 TESS Sector 15 2019 <text:s text:c="3"/>QLP <text:s text:c="3"/>1800 <text:s text:c="3"/>48449309 <text:s text:c="5"/>0.0</text:p>
      <text:p text:style-name="Standard"><text:s text:c="2"/>4 TESS Sector 15 2019 <text:s/>TASOC <text:s text:c="3"/>1800 <text:s text:c="3"/>48449309 <text:s text:c="5"/>0.0</text:p>
      <text:p text:style-name="Standard"><text:s text:c="2"/>5 TESS Sector 15 2019 <text:s/>TASOC <text:s text:c="3"/>1800 <text:s text:c="3"/>48449309 <text:s text:c="5"/>0.0</text:p>
      <text:p text:style-name="Standard"><text:s text:c="2"/>6 TESS Sector 40 2021 <text:s text:c="3"/>QLP <text:s text:c="4"/>600 <text:s text:c="3"/>48449309 <text:s text:c="5"/>0.0</text:p>
      <text:p text:style-name="Standard"><text:s text:c="2"/>7 TESS Sector 41 2021 <text:s text:c="3"/>QLP <text:s text:c="4"/>600 <text:s text:c="3"/>48449309 <text:s text:c="5"/>0.0</text:p>
      <text:p text:style-name="Standard"><text:s text:c="2"/>8 TESS Sector 53 2022 <text:s text:c="3"/>QLP <text:s text:c="4"/>600 <text:s text:c="3"/>48449309 <text:s text:c="5"/>0.0</text:p>
      <text:p text:style-name="Standard"><text:s text:c="2"/>9 TESS Sector 55 2022 <text:s text:c="3"/>QLP <text:s text:c="4"/>600 <text:s text:c="3"/>48449309 <text:s text:c="5"/>0.0</text:p>
      <text:p text:style-name="Standard">########################################</text:p>
      <text:p text:style-name="Standard">KIC 1103630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238985 <text:s text:c="5"/>0.0</text:p>
      <text:p text:style-name="Standard"><text:s text:c="2"/>1 TESS Sector 14 2019 <text:s/>TASOC <text:s text:c="3"/>1800 <text:s text:c="3"/>27238985 <text:s text:c="5"/>0.0</text:p>
      <text:p text:style-name="Standard"><text:s text:c="2"/>2 TESS Sector 15 2019 <text:s/>TASOC <text:s text:c="3"/>1800 <text:s text:c="3"/>27238985 <text:s text:c="5"/>0.0</text:p>
      <text:p text:style-name="Standard"><text:s text:c="2"/>3 TESS Sector 15 2019 <text:s/>TASOC <text:s text:c="3"/>1800 <text:s text:c="3"/>27238985 <text:s text:c="5"/>0.0</text:p>
      <text:p text:style-name="Standard">########################################</text:p>
      <text:p text:style-name="Standard">KIC 11036692</text:p>
      <text:p text:style-name="Standard">SearchResult containing 0 data products.</text:p>
      <text:p text:style-name="Standard">########################################</text:p>
      <text:p text:style-name="Standard">KIC 11042923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oft-page-break/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8089520 <text:s text:c="5"/>0.0</text:p>
      <text:p text:style-name="Standard"><text:s text:c="2"/>1 TESS Sector 14 2019 <text:s/>TASOC <text:s text:c="3"/>1800 <text:s text:c="3"/>28089520 <text:s text:c="5"/>0.0</text:p>
      <text:p text:style-name="Standard">########################################</text:p>
      <text:p text:style-name="Standard">KIC 11046124</text:p>
      <text:p text:style-name="Standard">SearchResult containing 0 data products.</text:p>
      <text:p text:style-name="Standard">########################################</text:p>
      <text:p text:style-name="Standard">KIC 11076176</text:p>
      <text:p text:style-name="Standard">SearchResult containing 0 data products.</text:p>
      <text:p text:style-name="Standard">########################################</text:p>
      <text:p text:style-name="Standard">KIC 11076279</text:p>
      <text:p text:style-name="Standard">SearchResult containing 0 data products.</text:p>
      <text:p text:style-name="Standard">########################################</text:p>
      <text:p text:style-name="Standard">KIC 1108388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6493729 <text:s text:c="5"/>0.0</text:p>
      <text:p text:style-name="Standard"><text:s text:c="2"/>1 TESS Sector 14 2019 <text:s/>TASOC <text:s text:c="3"/>1800 <text:s text:c="3"/>26493729 <text:s text:c="5"/>0.0</text:p>
      <text:p text:style-name="Standard"><text:s text:c="2"/>2 TESS Sector 15 2019 <text:s/>TASOC <text:s text:c="3"/>1800 <text:s text:c="3"/>26493729 <text:s text:c="5"/>0.0</text:p>
      <text:p text:style-name="Standard"><text:s text:c="2"/>3 TESS Sector 15 2019 <text:s/>TASOC <text:s text:c="3"/>1800 <text:s text:c="3"/>26493729 <text:s text:c="5"/>0.0</text:p>
      <text:p text:style-name="Standard">########################################</text:p>
      <text:p text:style-name="Standard">KIC 11084647</text:p>
      <text:p text:style-name="Standard">SearchResult containing 0 data products.</text:p>
      <text:p text:style-name="Standard">########################################</text:p>
      <text:p text:style-name="Standard">KIC 11084782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424864132 <text:s text:c="5"/>0.0</text:p>
      <text:p text:style-name="Standard"><text:s text:c="2"/>1 TESS Sector 14 2019 <text:s/>TASOC <text:s text:c="3"/>1800 <text:s text:c="2"/>424864132 <text:s text:c="5"/>0.0</text:p>
      <text:p text:style-name="Standard"><text:s text:c="2"/>2 TESS Sector 14 2019 <text:s/>TASOC <text:s text:c="3"/>1800 <text:s text:c="2"/>424864132 <text:s text:c="5"/>0.0</text:p>
      <text:p text:style-name="Standard"><text:s text:c="2"/>3 TESS Sector 15 2019 <text:s text:c="3"/>QLP <text:s text:c="3"/>1800 <text:s text:c="2"/>424864132 <text:s text:c="5"/>0.0</text:p>
      <text:p text:style-name="Standard"><text:s text:c="2"/>4 TESS Sector 40 2021 <text:s text:c="3"/>QLP <text:s text:c="4"/>600 <text:s text:c="2"/>424864132 <text:s text:c="5"/>0.0</text:p>
      <text:p text:style-name="Standard"><text:s text:c="2"/>5 TESS Sector 54 2022 <text:s text:c="3"/>QLP <text:s text:c="4"/>600 <text:s text:c="2"/>424864132 <text:s text:c="5"/>0.0</text:p>
      <text:p text:style-name="Standard"><text:s text:c="2"/>6 TESS Sector 55 2022 <text:s text:c="3"/>QLP <text:s text:c="4"/>600 <text:s text:c="2"/>424864132 <text:s text:c="5"/>0.0</text:p>
      <text:p text:style-name="Standard">########################################</text:p>
      <text:p text:style-name="Standard">KIC 11091082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394587 <text:s text:c="5"/>0.0</text:p>
      <text:p text:style-name="Standard"><text:soft-page-break/><text:s text:c="2"/>1 TESS Sector 14 2019 <text:s/>TASOC <text:s text:c="3"/>1800 <text:s text:c="3"/>27394587 <text:s text:c="5"/>0.0</text:p>
      <text:p text:style-name="Standard"><text:s text:c="2"/>2 TESS Sector 15 2019 <text:s/>TASOC <text:s text:c="3"/>1800 <text:s text:c="3"/>27394587 <text:s text:c="5"/>0.0</text:p>
      <text:p text:style-name="Standard"><text:s text:c="2"/>3 TESS Sector 15 2019 <text:s/>TASOC <text:s text:c="3"/>1800 <text:s text:c="3"/>27394587 <text:s text:c="5"/>0.0</text:p>
      <text:p text:style-name="Standard">########################################</text:p>
      <text:p text:style-name="Standard">KIC 11097678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8228946 <text:s text:c="5"/>0.0</text:p>
      <text:p text:style-name="Standard"><text:s text:c="2"/>1 TESS Sector 14 2019 <text:s/>TASOC <text:s text:c="3"/>1800 <text:s text:c="3"/>28228946 <text:s text:c="5"/>0.0</text:p>
      <text:p text:style-name="Standard"><text:s text:c="2"/>2 TESS Sector 14 2019 <text:s/>TASOC <text:s text:c="3"/>1800 <text:s text:c="3"/>28228946 <text:s text:c="5"/>0.0</text:p>
      <text:p text:style-name="Standard"><text:s text:c="2"/>3 TESS Sector 15 2019 <text:s text:c="3"/>QLP <text:s text:c="3"/>1800 <text:s text:c="3"/>28228946 <text:s text:c="5"/>0.0</text:p>
      <text:p text:style-name="Standard"><text:s text:c="2"/>4 TESS Sector 15 2019 <text:s/>TASOC <text:s text:c="3"/>1800 <text:s text:c="3"/>28228946 <text:s text:c="5"/>0.0</text:p>
      <text:p text:style-name="Standard"><text:s text:c="2"/>5 TESS Sector 15 2019 <text:s/>TASOC <text:s text:c="3"/>1800 <text:s text:c="3"/>28228946 <text:s text:c="5"/>0.0</text:p>
      <text:p text:style-name="Standard"><text:s text:c="2"/>6 TESS Sector 41 2021 <text:s text:c="3"/>QLP <text:s text:c="4"/>600 <text:s text:c="3"/>28228946 <text:s text:c="5"/>0.0</text:p>
      <text:p text:style-name="Standard"><text:s text:c="2"/>7 TESS Sector 54 2022 <text:s text:c="3"/>QLP <text:s text:c="4"/>600 <text:s text:c="3"/>28228946 <text:s text:c="5"/>0.0</text:p>
      <text:p text:style-name="Standard"><text:s text:c="2"/>8 TESS Sector 55 2022 <text:s text:c="3"/>QLP <text:s text:c="4"/>600 <text:s text:c="3"/>28228946 <text:s text:c="5"/>0.0</text:p>
      <text:p text:style-name="Standard"><text:s text:c="2"/>9 TESS Sector 56 2022 <text:s text:c="3"/>QLP <text:s text:c="4"/>200 <text:s text:c="3"/>28228946 <text:s text:c="5"/>0.0</text:p>
      <text:p text:style-name="Standard">########################################</text:p>
      <text:p text:style-name="Standard">KIC 11127048</text:p>
      <text:p text:style-name="Standard">SearchResult containing 0 data products.</text:p>
      <text:p text:style-name="Standard">########################################</text:p>
      <text:p text:style-name="Standard">KIC 11137143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493653 <text:s text:c="5"/>0.0</text:p>
      <text:p text:style-name="Standard"><text:s text:c="2"/>1 TESS Sector 14 2019 <text:s/>TASOC <text:s text:c="3"/>1800 <text:s text:c="3"/>26493653 <text:s text:c="5"/>0.0</text:p>
      <text:p text:style-name="Standard"><text:s text:c="2"/>2 TESS Sector 14 2019 <text:s/>TASOC <text:s text:c="3"/>1800 <text:s text:c="3"/>26493653 <text:s text:c="5"/>0.0</text:p>
      <text:p text:style-name="Standard"><text:s text:c="2"/>3 TESS Sector 15 2019 <text:s text:c="3"/>QLP <text:s text:c="3"/>1800 <text:s text:c="3"/>26493653 <text:s text:c="5"/>0.0</text:p>
      <text:p text:style-name="Standard"><text:s text:c="2"/>4 TESS Sector 15 2019 <text:s/>TASOC <text:s text:c="3"/>1800 <text:s text:c="3"/>26493653 <text:s text:c="5"/>0.0</text:p>
      <text:p text:style-name="Standard"><text:s text:c="2"/>5 TESS Sector 15 2019 <text:s/>TASOC <text:s text:c="3"/>1800 <text:s text:c="3"/>26493653 <text:s text:c="5"/>0.0</text:p>
      <text:p text:style-name="Standard"><text:s text:c="2"/>6 TESS Sector 40 2021 <text:s text:c="3"/>QLP <text:s text:c="4"/>600 <text:s text:c="3"/>26493653 <text:s text:c="5"/>0.0</text:p>
      <text:p text:style-name="Standard"><text:s text:c="2"/>7 TESS Sector 41 2021 <text:s text:c="3"/>QLP <text:s text:c="4"/>600 <text:s text:c="3"/>26493653 <text:s text:c="5"/>0.0</text:p>
      <text:p text:style-name="Standard"><text:s text:c="2"/>8 TESS Sector 54 2022 <text:s text:c="3"/>QLP <text:s text:c="4"/>600 <text:s text:c="3"/>26493653 <text:s text:c="5"/>0.0</text:p>
      <text:p text:style-name="Standard"><text:s text:c="2"/>9 TESS Sector 55 2022 <text:s text:c="3"/>QLP <text:s text:c="4"/>600 <text:s text:c="3"/>26493653 <text:s text:c="5"/>0.0</text:p>
      <text:p text:style-name="Standard">########################################</text:p>
      <text:p text:style-name="Standard">KIC 11144556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394788 <text:s text:c="5"/>0.0</text:p>
      <text:p text:style-name="Standard"><text:s text:c="2"/>1 TESS Sector 15 2019 <text:s text:c="3"/>QLP <text:s text:c="3"/>1800 <text:s text:c="3"/>27394788 <text:s text:c="5"/>0.0</text:p>
      <text:p text:style-name="Standard"><text:soft-page-break/><text:s text:c="2"/>2 TESS Sector 40 2021 <text:s text:c="3"/>QLP <text:s text:c="4"/>600 <text:s text:c="3"/>27394788 <text:s text:c="5"/>0.0</text:p>
      <text:p text:style-name="Standard"><text:s text:c="2"/>3 TESS Sector 41 2021 <text:s text:c="3"/>QLP <text:s text:c="4"/>600 <text:s text:c="3"/>27394788 <text:s text:c="5"/>0.0</text:p>
      <text:p text:style-name="Standard"><text:s text:c="2"/>4 TESS Sector 54 2022 <text:s text:c="3"/>QLP <text:s text:c="4"/>600 <text:s text:c="3"/>27394788 <text:s text:c="5"/>0.0</text:p>
      <text:p text:style-name="Standard"><text:s text:c="2"/>5 TESS Sector 55 2022 <text:s text:c="3"/>QLP <text:s text:c="4"/>600 <text:s text:c="3"/>27394788 <text:s text:c="5"/>0.0</text:p>
      <text:p text:style-name="Standard"><text:s text:c="2"/>6 TESS Sector 56 2022 <text:s text:c="3"/>QLP <text:s text:c="4"/>200 <text:s text:c="3"/>27394788 <text:s text:c="5"/>0.0</text:p>
      <text:p text:style-name="Standard">########################################</text:p>
      <text:p text:style-name="Standard">KIC 11151970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8308507 <text:s text:c="5"/>0.0</text:p>
      <text:p text:style-name="Standard"><text:s text:c="2"/>1 TESS Sector 15 2019 <text:s text:c="3"/>QLP <text:s text:c="3"/>1800 <text:s text:c="3"/>28308507 <text:s text:c="5"/>0.0</text:p>
      <text:p text:style-name="Standard"><text:s text:c="2"/>2 TESS Sector 41 2021 <text:s text:c="3"/>QLP <text:s text:c="4"/>600 <text:s text:c="3"/>28308507 <text:s text:c="5"/>0.0</text:p>
      <text:p text:style-name="Standard"><text:s text:c="2"/>3 TESS Sector 54 2022 <text:s text:c="3"/>QLP <text:s text:c="4"/>600 <text:s text:c="3"/>28308507 <text:s text:c="5"/>0.0</text:p>
      <text:p text:style-name="Standard"><text:s text:c="2"/>4 TESS Sector 55 2022 <text:s text:c="3"/>QLP <text:s text:c="4"/>600 <text:s text:c="3"/>28308507 <text:s text:c="5"/>0.0</text:p>
      <text:p text:style-name="Standard"><text:s text:c="2"/>5 TESS Sector 56 2022 <text:s text:c="3"/>QLP <text:s text:c="4"/>200 <text:s text:c="3"/>28308507 <text:s text:c="5"/>0.0</text:p>
      <text:p text:style-name="Standard">########################################</text:p>
      <text:p text:style-name="Standard">KIC 11153627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7989356 <text:s text:c="5"/>0.0</text:p>
      <text:p text:style-name="Standard"><text:s text:c="2"/>1 TESS Sector 14 2019 <text:s/>TASOC <text:s text:c="3"/>1800 <text:s text:c="2"/>267989356 <text:s text:c="5"/>0.0</text:p>
      <text:p text:style-name="Standard"><text:s text:c="2"/>2 TESS Sector 14 2019 <text:s/>TASOC <text:s text:c="3"/>1800 <text:s text:c="2"/>267989356 <text:s text:c="5"/>0.0</text:p>
      <text:p text:style-name="Standard"><text:s text:c="2"/>3 TESS Sector 15 2019 <text:s text:c="3"/>QLP <text:s text:c="3"/>1800 <text:s text:c="2"/>267989356 <text:s text:c="5"/>0.0</text:p>
      <text:p text:style-name="Standard"><text:s text:c="2"/>4 TESS Sector 15 2019 <text:s/>TASOC <text:s text:c="3"/>1800 <text:s text:c="2"/>267989356 <text:s text:c="5"/>0.0</text:p>
      <text:p text:style-name="Standard"><text:s text:c="2"/>5 TESS Sector 15 2019 <text:s/>TASOC <text:s text:c="3"/>1800 <text:s text:c="2"/>267989356 <text:s text:c="5"/>0.0</text:p>
      <text:p text:style-name="Standard"><text:s text:c="2"/>6 TESS Sector 41 2021 <text:s text:c="3"/>QLP <text:s text:c="4"/>600 <text:s text:c="2"/>267989356 <text:s text:c="5"/>0.0</text:p>
      <text:p text:style-name="Standard"><text:s text:c="2"/>7 TESS Sector 54 2022 <text:s text:c="3"/>QLP <text:s text:c="4"/>600 <text:s text:c="2"/>267989356 <text:s text:c="5"/>0.0</text:p>
      <text:p text:style-name="Standard"><text:s text:c="2"/>8 TESS Sector 55 2022 <text:s text:c="3"/>QLP <text:s text:c="4"/>600 <text:s text:c="2"/>267989356 <text:s text:c="5"/>0.0</text:p>
      <text:p text:style-name="Standard"><text:s text:c="2"/>9 TESS Sector 56 2022 <text:s text:c="3"/>QLP <text:s text:c="4"/>200 <text:s text:c="2"/>267989356 <text:s text:c="5"/>0.0</text:p>
      <text:p text:style-name="Standard">########################################</text:p>
      <text:p text:style-name="Standard">KIC 11154110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4507612 <text:s text:c="5"/>0.0</text:p>
      <text:p text:style-name="Standard"><text:s text:c="2"/>1 TESS Sector 15 2019 <text:s text:c="3"/>QLP <text:s text:c="3"/>1800 <text:s text:c="2"/>264507612 <text:s text:c="5"/>0.0</text:p>
      <text:p text:style-name="Standard"><text:s text:c="2"/>2 TESS Sector 41 2021 <text:s text:c="3"/>QLP <text:s text:c="4"/>600 <text:s text:c="2"/>264507612 <text:s text:c="5"/>0.0</text:p>
      <text:p text:style-name="Standard"><text:s text:c="2"/>3 TESS Sector 54 2022 <text:s text:c="3"/>QLP <text:s text:c="4"/>600 <text:s text:c="2"/>264507612 <text:s text:c="5"/>0.0</text:p>
      <text:p text:style-name="Standard"><text:s text:c="2"/>4 TESS Sector 55 2022 <text:s text:c="3"/>QLP <text:s text:c="4"/>600 <text:s text:c="2"/>264507612 <text:s text:c="5"/>0.0</text:p>
      <text:p text:style-name="Standard"><text:s text:c="2"/>5 TESS Sector 56 2022 <text:s text:c="3"/>QLP <text:s text:c="4"/>200 <text:s text:c="2"/>264507612 <text:s text:c="5"/>0.0</text:p>
      <text:p text:style-name="Standard">########################################</text:p>
      <text:p text:style-name="P1"><text:soft-page-break/>KIC 11175495</text:p>
      <text:p text:style-name="Standard">SearchResult containing 21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6"/>QLP <text:s text:c="3"/>1800 <text:s text:c="3"/>48188257 <text:s text:c="5"/>0.0</text:p>
      <text:p text:style-name="Standard"><text:s text:c="2"/>1 TESS Sector 14 2019 <text:s text:c="4"/>TASOC <text:s text:c="3"/>1800 <text:s text:c="3"/>48188257 <text:s text:c="5"/>0.0</text:p>
      <text:p text:style-name="Standard"><text:s text:c="2"/>2 TESS Sector 14 2019 <text:s text:c="4"/>TASOC <text:s text:c="3"/>1800 <text:s text:c="3"/>48188257 <text:s text:c="5"/>0.0</text:p>
      <text:p text:style-name="Standard"><text:s text:c="2"/>3 TESS Sector 15 2019 <text:s text:c="6"/>QLP <text:s text:c="3"/>1800 <text:s text:c="3"/>48188257 <text:s text:c="5"/>0.0</text:p>
      <text:p text:style-name="Standard"><text:s text:c="2"/>4 TESS Sector 15 2019 <text:s text:c="4"/>TASOC <text:s text:c="3"/>1800 <text:s text:c="3"/>48188257 <text:s text:c="5"/>0.0</text:p>
      <text:p text:style-name="Standard"><text:s text:c="2"/>5 TESS Sector 15 2019 <text:s text:c="4"/>TASOC <text:s text:c="3"/>1800 <text:s text:c="3"/>48188257 <text:s text:c="5"/>0.0</text:p>
      <text:p text:style-name="Standard"><text:s text:c="2"/>6 TESS Sector 40 2021 <text:s text:c="5"/>SPOC <text:s text:c="4"/>120 <text:s text:c="3"/>48188257 <text:s text:c="5"/>0.0</text:p>
      <text:p text:style-name="Standard"><text:s text:c="2"/>7 TESS Sector 40 2021 TESS-SPOC <text:s text:c="4"/>600 <text:s text:c="3"/>48188257 <text:s text:c="5"/>0.0</text:p>
      <text:p text:style-name="Standard"><text:s text:c="2"/>8 TESS Sector 40 2021 <text:s text:c="6"/>QLP <text:s text:c="4"/>600 <text:s text:c="3"/>48188257 <text:s text:c="5"/>0.0</text:p>
      <text:p text:style-name="Standard"><text:s text:c="2"/>9 TESS Sector 41 2021 <text:s text:c="5"/>SPOC <text:s text:c="4"/>120 <text:s text:c="3"/>48188257 <text:s text:c="5"/>0.0</text:p>
      <text:p text:style-name="Standard"><text:s/>10 TESS Sector 41 2021 TESS-SPOC <text:s text:c="4"/>600 <text:s text:c="3"/>48188257 <text:s text:c="5"/>0.0</text:p>
      <text:p text:style-name="Standard"><text:s/>11 TESS Sector 41 2021 <text:s text:c="6"/>QLP <text:s text:c="4"/>600 <text:s text:c="3"/>48188257 <text:s text:c="5"/>0.0</text:p>
      <text:p text:style-name="Standard"><text:s/>12 TESS Sector 53 2022 <text:s text:c="5"/>SPOC <text:s text:c="4"/>120 <text:s text:c="3"/>48188257 <text:s text:c="5"/>0.0</text:p>
      <text:p text:style-name="Standard"><text:s/>13 TESS Sector 53 2022 TESS-SPOC <text:s text:c="4"/>600 <text:s text:c="3"/>48188257 <text:s text:c="5"/>0.0</text:p>
      <text:p text:style-name="Standard"><text:s/>14 TESS Sector 53 2022 <text:s text:c="6"/>QLP <text:s text:c="4"/>600 <text:s text:c="3"/>48188257 <text:s text:c="5"/>0.0</text:p>
      <text:p text:style-name="Standard"><text:s/>15 TESS Sector 54 2022 <text:s text:c="5"/>SPOC <text:s text:c="4"/>120 <text:s text:c="3"/>48188257 <text:s text:c="5"/>0.0</text:p>
      <text:p text:style-name="Standard"><text:s/>16 TESS Sector 54 2022 TESS-SPOC <text:s text:c="4"/>600 <text:s text:c="3"/>48188257 <text:s text:c="5"/>0.0</text:p>
      <text:p text:style-name="Standard"><text:s/>17 TESS Sector 54 2022 <text:s text:c="6"/>QLP <text:s text:c="4"/>600 <text:s text:c="3"/>48188257 <text:s text:c="5"/>0.0</text:p>
      <text:p text:style-name="Standard"><text:s/>18 TESS Sector 55 2022 <text:s text:c="5"/>SPOC <text:s text:c="4"/>120 <text:s text:c="3"/>48188257 <text:s text:c="5"/>0.0</text:p>
      <text:p text:style-name="Standard"><text:s/>19 TESS Sector 55 2022 TESS-SPOC <text:s text:c="4"/>600 <text:s text:c="3"/>48188257 <text:s text:c="5"/>0.0</text:p>
      <text:p text:style-name="Standard"><text:s/>20 TESS Sector 55 2022 <text:s text:c="6"/>QLP <text:s text:c="4"/>600 <text:s text:c="3"/>48188257 <text:s text:c="5"/>0.0</text:p>
      <text:p text:style-name="Standard">########################################</text:p>
      <text:p text:style-name="P1">KIC 11179657</text:p>
      <text:p text:style-name="Standard">SearchResult containing 12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40 2021 <text:s text:c="5"/>SPOC <text:s text:c="5"/>20 <text:s/>1717198631 <text:s text:c="5"/>0.0</text:p>
      <text:p text:style-name="Standard"><text:s text:c="2"/>1 TESS Sector 40 2021 <text:s text:c="5"/>SPOC <text:s text:c="4"/>120 <text:s/>1717198631 <text:s text:c="5"/>0.0</text:p>
      <text:p text:style-name="Standard"><text:s text:c="2"/>2 TESS Sector 40 2021 TESS-SPOC <text:s text:c="4"/>600 <text:s/>1717198631 <text:s text:c="5"/>0.0</text:p>
      <text:p text:style-name="Standard"><text:s text:c="2"/>3 TESS Sector 41 2021 <text:s text:c="5"/>SPOC <text:s text:c="5"/>20 <text:s/>1717198631 <text:s text:c="5"/>0.0</text:p>
      <text:p text:style-name="Standard"><text:s text:c="2"/>4 TESS Sector 41 2021 <text:s text:c="5"/>SPOC <text:s text:c="4"/>120 <text:s/>1717198631 <text:s text:c="5"/>0.0</text:p>
      <text:p text:style-name="Standard"><text:s text:c="2"/>5 TESS Sector 41 2021 TESS-SPOC <text:s text:c="4"/>600 <text:s/>1717198631 <text:s text:c="5"/>0.0</text:p>
      <text:p text:style-name="Standard"><text:s text:c="2"/>6 TESS Sector 54 2022 <text:s text:c="5"/>SPOC <text:s text:c="5"/>20 <text:s/>1717198631 <text:s text:c="5"/>0.0</text:p>
      <text:p text:style-name="Standard"><text:s text:c="2"/>7 TESS Sector 54 2022 <text:s text:c="5"/>SPOC <text:s text:c="4"/>120 <text:s/>1717198631 <text:s text:c="5"/>0.0</text:p>
      <text:p text:style-name="Standard"><text:s text:c="2"/>8 TESS Sector 54 2022 TESS-SPOC <text:s text:c="4"/>600 <text:s/>1717198631 <text:s text:c="5"/>0.0</text:p>
      <text:p text:style-name="Standard"><text:s text:c="2"/>9 TESS Sector 55 2022 <text:s text:c="5"/>SPOC <text:s text:c="5"/>20 <text:s/>1717198631 <text:s text:c="5"/>0.0</text:p>
      <text:p text:style-name="Standard"><text:s/>10 TESS Sector 55 2022 <text:s text:c="5"/>SPOC <text:s text:c="4"/>120 <text:s/>1717198631 <text:s text:c="5"/>0.0</text:p>
      <text:p text:style-name="Standard"><text:s/>11 TESS Sector 55 2022 TESS-SPOC <text:s text:c="4"/>600 <text:s/>1717198631 <text:s text:c="5"/>0.0</text:p>
      <text:p text:style-name="Standard">########################################</text:p>
      <text:p text:style-name="Standard">KIC 11190836</text:p>
      <text:p text:style-name="Standard">SearchResult containing 0 data products.</text:p>
      <text:p text:style-name="Standard"><text:soft-page-break/>########################################</text:p>
      <text:p text:style-name="Standard">KIC 11193447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817890 <text:s text:c="5"/>0.0</text:p>
      <text:p text:style-name="Standard"><text:s text:c="2"/>1 TESS Sector 14 2019 <text:s/>TASOC <text:s text:c="3"/>1800 <text:s text:c="3"/>26817890 <text:s text:c="5"/>0.0</text:p>
      <text:p text:style-name="Standard"><text:s text:c="2"/>2 TESS Sector 14 2019 <text:s/>TASOC <text:s text:c="3"/>1800 <text:s text:c="3"/>26817890 <text:s text:c="5"/>0.0</text:p>
      <text:p text:style-name="Standard"><text:s text:c="2"/>3 TESS Sector 15 2019 <text:s text:c="3"/>QLP <text:s text:c="3"/>1800 <text:s text:c="3"/>26817890 <text:s text:c="5"/>0.0</text:p>
      <text:p text:style-name="Standard"><text:s text:c="2"/>4 TESS Sector 15 2019 <text:s/>TASOC <text:s text:c="3"/>1800 <text:s text:c="3"/>26817890 <text:s text:c="5"/>0.0</text:p>
      <text:p text:style-name="Standard"><text:s text:c="2"/>5 TESS Sector 15 2019 <text:s/>TASOC <text:s text:c="3"/>1800 <text:s text:c="3"/>26817890 <text:s text:c="5"/>0.0</text:p>
      <text:p text:style-name="Standard"><text:s text:c="2"/>6 TESS Sector 40 2021 <text:s text:c="3"/>QLP <text:s text:c="4"/>600 <text:s text:c="3"/>26817890 <text:s text:c="5"/>0.0</text:p>
      <text:p text:style-name="Standard"><text:s text:c="2"/>7 TESS Sector 41 2021 <text:s text:c="3"/>QLP <text:s text:c="4"/>600 <text:s text:c="3"/>26817890 <text:s text:c="5"/>0.0</text:p>
      <text:p text:style-name="Standard"><text:s text:c="2"/>8 TESS Sector 54 2022 <text:s text:c="3"/>QLP <text:s text:c="4"/>600 <text:s text:c="3"/>26817890 <text:s text:c="5"/>0.0</text:p>
      <text:p text:style-name="Standard"><text:s text:c="2"/>9 TESS Sector 55 2022 <text:s text:c="3"/>QLP <text:s text:c="4"/>600 <text:s text:c="3"/>26817890 <text:s text:c="5"/>0.0</text:p>
      <text:p text:style-name="Standard"><text:s/>10 TESS Sector 56 2022 <text:s text:c="3"/>QLP <text:s text:c="4"/>200 <text:s text:c="3"/>26817890 <text:s text:c="5"/>0.0</text:p>
      <text:p text:style-name="Standard">########################################</text:p>
      <text:p text:style-name="Standard">KIC 11198068</text:p>
      <text:p text:style-name="Standard">SearchResult containing 0 data products.</text:p>
      <text:p text:style-name="Standard">########################################</text:p>
      <text:p text:style-name="Standard">KIC 11230837</text:p>
      <text:p text:style-name="Standard">SearchResult containing 0 data products.</text:p>
      <text:p text:style-name="Standard">########################################</text:p>
      <text:p text:style-name="Standard">KIC 1124538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424866830 <text:s text:c="5"/>0.0</text:p>
      <text:p text:style-name="Standard"><text:s text:c="2"/>1 TESS Sector 14 2019 <text:s/>TASOC <text:s text:c="3"/>1800 <text:s text:c="2"/>424866830 <text:s text:c="5"/>0.0</text:p>
      <text:p text:style-name="Standard"><text:s text:c="2"/>2 TESS Sector 14 2019 <text:s/>TASOC <text:s text:c="3"/>1800 <text:s text:c="2"/>424866830 <text:s text:c="5"/>0.0</text:p>
      <text:p text:style-name="Standard"><text:s text:c="2"/>3 TESS Sector 15 2019 <text:s text:c="3"/>QLP <text:s text:c="3"/>1800 <text:s text:c="2"/>424866830 <text:s text:c="5"/>0.0</text:p>
      <text:p text:style-name="Standard"><text:s text:c="2"/>4 TESS Sector 15 2019 <text:s/>TASOC <text:s text:c="3"/>1800 <text:s text:c="2"/>424866830 <text:s text:c="5"/>0.0</text:p>
      <text:p text:style-name="Standard"><text:s text:c="2"/>5 TESS Sector 15 2019 <text:s/>TASOC <text:s text:c="3"/>1800 <text:s text:c="2"/>424866830 <text:s text:c="5"/>0.0</text:p>
      <text:p text:style-name="Standard"><text:s text:c="2"/>6 TESS Sector 40 2021 <text:s text:c="3"/>QLP <text:s text:c="4"/>600 <text:s text:c="2"/>424866830 <text:s text:c="5"/>0.0</text:p>
      <text:p text:style-name="Standard"><text:s text:c="2"/>7 TESS Sector 54 2022 <text:s text:c="3"/>QLP <text:s text:c="4"/>600 <text:s text:c="2"/>424866830 <text:s text:c="5"/>0.0</text:p>
      <text:p text:style-name="Standard"><text:s text:c="2"/>8 TESS Sector 55 2022 <text:s text:c="3"/>QLP <text:s text:c="4"/>600 <text:s text:c="2"/>424866830 <text:s text:c="5"/>0.0</text:p>
      <text:p text:style-name="Standard">########################################</text:p>
      <text:p text:style-name="Standard">KIC 1124616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6748947 <text:s text:c="5"/>0.0</text:p>
      <text:p text:style-name="Standard"><text:s text:c="2"/>1 TESS Sector 14 2019 <text:s/>TASOC <text:s text:c="3"/>1800 <text:s text:c="3"/>26748947 <text:s text:c="5"/>0.0</text:p>
      <text:p text:style-name="Standard"><text:soft-page-break/><text:s text:c="2"/>2 TESS Sector 15 2019 <text:s/>TASOC <text:s text:c="3"/>1800 <text:s text:c="3"/>26748947 <text:s text:c="5"/>0.0</text:p>
      <text:p text:style-name="Standard"><text:s text:c="2"/>3 TESS Sector 15 2019 <text:s/>TASOC <text:s text:c="3"/>1800 <text:s text:c="3"/>26748947 <text:s text:c="5"/>0.0</text:p>
      <text:p text:style-name="Standard">########################################</text:p>
      <text:p text:style-name="Standard">KIC 1124738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6887773 <text:s text:c="5"/>0.0</text:p>
      <text:p text:style-name="Standard"><text:s text:c="2"/>1 TESS Sector 14 2019 <text:s/>TASOC <text:s text:c="3"/>1800 <text:s text:c="3"/>26887773 <text:s text:c="5"/>0.0</text:p>
      <text:p text:style-name="Standard">########################################</text:p>
      <text:p text:style-name="Standard">KIC 11284227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48421264 <text:s text:c="5"/>0.0</text:p>
      <text:p text:style-name="Standard"><text:s text:c="2"/>1 TESS Sector 14 2019 <text:s/>TASOC <text:s text:c="3"/>1800 <text:s text:c="3"/>48421264 <text:s text:c="5"/>0.0</text:p>
      <text:p text:style-name="Standard"><text:s text:c="2"/>2 TESS Sector 14 2019 <text:s/>TASOC <text:s text:c="3"/>1800 <text:s text:c="3"/>48421264 <text:s text:c="5"/>0.0</text:p>
      <text:p text:style-name="Standard"><text:s text:c="2"/>3 TESS Sector 15 2019 <text:s text:c="3"/>QLP <text:s text:c="3"/>1800 <text:s text:c="3"/>48421264 <text:s text:c="5"/>0.0</text:p>
      <text:p text:style-name="Standard"><text:s text:c="2"/>4 TESS Sector 15 2019 <text:s/>TASOC <text:s text:c="3"/>1800 <text:s text:c="3"/>48421264 <text:s text:c="5"/>0.0</text:p>
      <text:p text:style-name="Standard"><text:s text:c="2"/>5 TESS Sector 15 2019 <text:s/>TASOC <text:s text:c="3"/>1800 <text:s text:c="3"/>48421264 <text:s text:c="5"/>0.0</text:p>
      <text:p text:style-name="Standard"><text:s text:c="2"/>6 TESS Sector 26 2020 <text:s/>TASOC <text:s text:c="3"/>1800 <text:s text:c="3"/>48421264 <text:s text:c="5"/>0.0</text:p>
      <text:p text:style-name="Standard"><text:s text:c="2"/>7 TESS Sector 26 2020 <text:s/>TASOC <text:s text:c="3"/>1800 <text:s text:c="3"/>48421264 <text:s text:c="5"/>0.0</text:p>
      <text:p text:style-name="Standard"><text:s text:c="2"/>8 TESS Sector 40 2021 <text:s text:c="3"/>QLP <text:s text:c="4"/>600 <text:s text:c="3"/>48421264 <text:s text:c="5"/>0.0</text:p>
      <text:p text:style-name="Standard"><text:s text:c="2"/>9 TESS Sector 41 2021 <text:s text:c="3"/>QLP <text:s text:c="4"/>600 <text:s text:c="3"/>48421264 <text:s text:c="5"/>0.0</text:p>
      <text:p text:style-name="Standard"><text:s/>10 TESS Sector 55 2022 <text:s text:c="3"/>QLP <text:s text:c="4"/>600 <text:s text:c="3"/>48421264 <text:s text:c="5"/>0.0</text:p>
      <text:p text:style-name="Standard">########################################</text:p>
      <text:p text:style-name="Standard">KIC 11284547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67667553 <text:s text:c="5"/>0.0</text:p>
      <text:p text:style-name="Standard"><text:s text:c="2"/>1 TESS Sector 14 2019 <text:s/>TASOC <text:s text:c="3"/>1800 <text:s text:c="2"/>267667553 <text:s text:c="5"/>0.0</text:p>
      <text:p text:style-name="Standard"><text:s text:c="2"/>2 TESS Sector 15 2019 <text:s/>TASOC <text:s text:c="3"/>1800 <text:s text:c="2"/>267667553 <text:s text:c="5"/>0.0</text:p>
      <text:p text:style-name="Standard"><text:s text:c="2"/>3 TESS Sector 15 2019 <text:s/>TASOC <text:s text:c="3"/>1800 <text:s text:c="2"/>267667553 <text:s text:c="5"/>0.0</text:p>
      <text:p text:style-name="Standard"><text:s text:c="2"/>4 TESS Sector 26 2020 <text:s/>TASOC <text:s text:c="3"/>1800 <text:s text:c="2"/>267667553 <text:s text:c="5"/>0.0</text:p>
      <text:p text:style-name="Standard"><text:s text:c="2"/>5 TESS Sector 26 2020 <text:s/>TASOC <text:s text:c="3"/>1800 <text:s text:c="2"/>267667553 <text:s text:c="5"/>0.0</text:p>
      <text:p text:style-name="Standard">########################################</text:p>
      <text:p text:style-name="Standard">KIC 11288684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oft-page-break/><text:s text:c="2"/>0 TESS Sector 14 2019 <text:s text:c="3"/>QLP <text:s text:c="3"/>1800 <text:s text:c="2"/>399913775 <text:s text:c="5"/>0.0</text:p>
      <text:p text:style-name="Standard"><text:s text:c="2"/>1 TESS Sector 14 2019 <text:s/>TASOC <text:s text:c="3"/>1800 <text:s text:c="2"/>399913775 <text:s text:c="5"/>0.0</text:p>
      <text:p text:style-name="Standard"><text:s text:c="2"/>2 TESS Sector 14 2019 <text:s/>TASOC <text:s text:c="3"/>1800 <text:s text:c="2"/>399913775 <text:s text:c="5"/>0.0</text:p>
      <text:p text:style-name="Standard"><text:s text:c="2"/>3 TESS Sector 26 2020 <text:s/>TASOC <text:s text:c="3"/>1800 <text:s text:c="2"/>399913775 <text:s text:c="5"/>0.0</text:p>
      <text:p text:style-name="Standard"><text:s text:c="2"/>4 TESS Sector 26 2020 <text:s/>TASOC <text:s text:c="3"/>1800 <text:s text:c="2"/>399913775 <text:s text:c="5"/>0.0</text:p>
      <text:p text:style-name="Standard"><text:s text:c="2"/>5 TESS Sector 40 2021 <text:s text:c="3"/>QLP <text:s text:c="4"/>600 <text:s text:c="2"/>399913775 <text:s text:c="5"/>0.0</text:p>
      <text:p text:style-name="Standard"><text:s text:c="2"/>6 TESS Sector 41 2021 <text:s text:c="3"/>QLP <text:s text:c="4"/>600 <text:s text:c="2"/>399913775 <text:s text:c="5"/>0.0</text:p>
      <text:p text:style-name="Standard"><text:s text:c="2"/>7 TESS Sector 54 2022 <text:s text:c="3"/>QLP <text:s text:c="4"/>600 <text:s text:c="2"/>399913775 <text:s text:c="5"/>0.0</text:p>
      <text:p text:style-name="Standard"><text:s text:c="2"/>8 TESS Sector 55 2022 <text:s text:c="3"/>QLP <text:s text:c="4"/>600 <text:s text:c="2"/>399913775 <text:s text:c="5"/>0.0</text:p>
      <text:p text:style-name="Standard">########################################</text:p>
      <text:p text:style-name="Standard">KIC 11289003</text:p>
      <text:p text:style-name="Standard">SearchResult containing 0 data products.</text:p>
      <text:p text:style-name="Standard">########################################</text:p>
      <text:p text:style-name="Standard">KIC 11295026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417658388 <text:s text:c="5"/>0.0</text:p>
      <text:p text:style-name="Standard"><text:s text:c="2"/>1 TESS Sector 15 2019 <text:s text:c="3"/>QLP <text:s text:c="3"/>1800 <text:s text:c="2"/>417658388 <text:s text:c="5"/>0.0</text:p>
      <text:p text:style-name="Standard"><text:s text:c="2"/>2 TESS Sector 40 2021 <text:s text:c="3"/>QLP <text:s text:c="4"/>600 <text:s text:c="2"/>417658388 <text:s text:c="5"/>0.0</text:p>
      <text:p text:style-name="Standard"><text:s text:c="2"/>3 TESS Sector 41 2021 <text:s text:c="3"/>QLP <text:s text:c="4"/>600 <text:s text:c="2"/>417658388 <text:s text:c="5"/>0.0</text:p>
      <text:p text:style-name="Standard"><text:s text:c="2"/>4 TESS Sector 54 2022 <text:s text:c="3"/>QLP <text:s text:c="4"/>600 <text:s text:c="2"/>417658388 <text:s text:c="5"/>0.0</text:p>
      <text:p text:style-name="Standard"><text:s text:c="2"/>5 TESS Sector 55 2022 <text:s text:c="3"/>QLP <text:s text:c="4"/>600 <text:s text:c="2"/>417658388 <text:s text:c="5"/>0.0</text:p>
      <text:p text:style-name="Standard">########################################</text:p>
      <text:p text:style-name="Standard">KIC 11303416</text:p>
      <text:p text:style-name="Standard">SearchResult containing 0 data products.</text:p>
      <text:p text:style-name="Standard">########################################</text:p>
      <text:p text:style-name="Standard">KIC 11303526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391113 <text:s text:c="5"/>0.0</text:p>
      <text:p text:style-name="Standard"><text:s text:c="2"/>1 TESS Sector 14 2019 <text:s/>TASOC <text:s text:c="3"/>1800 <text:s text:c="3"/>27391113 <text:s text:c="5"/>0.0</text:p>
      <text:p text:style-name="Standard"><text:s text:c="2"/>2 TESS Sector 14 2019 <text:s/>TASOC <text:s text:c="3"/>1800 <text:s text:c="3"/>27391113 <text:s text:c="5"/>0.0</text:p>
      <text:p text:style-name="Standard"><text:s text:c="2"/>3 TESS Sector 15 2019 <text:s text:c="3"/>QLP <text:s text:c="3"/>1800 <text:s text:c="3"/>27391113 <text:s text:c="5"/>0.0</text:p>
      <text:p text:style-name="Standard"><text:s text:c="2"/>4 TESS Sector 15 2019 <text:s/>TASOC <text:s text:c="3"/>1800 <text:s text:c="3"/>27391113 <text:s text:c="5"/>0.0</text:p>
      <text:p text:style-name="Standard"><text:s text:c="2"/>5 TESS Sector 15 2019 <text:s/>TASOC <text:s text:c="3"/>1800 <text:s text:c="3"/>27391113 <text:s text:c="5"/>0.0</text:p>
      <text:p text:style-name="Standard"><text:s text:c="2"/>6 TESS Sector 40 2021 <text:s text:c="3"/>QLP <text:s text:c="4"/>600 <text:s text:c="3"/>27391113 <text:s text:c="5"/>0.0</text:p>
      <text:p text:style-name="Standard"><text:s text:c="2"/>7 TESS Sector 41 2021 <text:s text:c="3"/>QLP <text:s text:c="4"/>600 <text:s text:c="3"/>27391113 <text:s text:c="5"/>0.0</text:p>
      <text:p text:style-name="Standard"><text:s text:c="2"/>8 TESS Sector 54 2022 <text:s text:c="3"/>QLP <text:s text:c="4"/>600 <text:s text:c="3"/>27391113 <text:s text:c="5"/>0.0</text:p>
      <text:p text:style-name="Standard"><text:s text:c="2"/>9 TESS Sector 55 2022 <text:s text:c="3"/>QLP <text:s text:c="4"/>600 <text:s text:c="3"/>27391113 <text:s text:c="5"/>0.0</text:p>
      <text:p text:style-name="Standard"><text:s/>10 TESS Sector 56 2022 <text:s text:c="3"/>QLP <text:s text:c="4"/>200 <text:s text:c="3"/>27391113 <text:s text:c="5"/>0.0</text:p>
      <text:p text:style-name="Standard">########################################</text:p>
      <text:p text:style-name="Standard">KIC 11303811</text:p>
      <text:p text:style-name="Standard">SearchResult containing 0 data products.</text:p>
      <text:p text:style-name="Standard"><text:soft-page-break/>########################################</text:p>
      <text:p text:style-name="Standard">KIC 11305087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530635 <text:s text:c="5"/>0.0</text:p>
      <text:p text:style-name="Standard"><text:s text:c="2"/>1 TESS Sector 14 2019 <text:s/>TASOC <text:s text:c="3"/>1800 <text:s text:c="3"/>27530635 <text:s text:c="5"/>0.0</text:p>
      <text:p text:style-name="Standard"><text:s text:c="2"/>2 TESS Sector 15 2019 <text:s/>TASOC <text:s text:c="3"/>1800 <text:s text:c="3"/>27530635 <text:s text:c="5"/>0.0</text:p>
      <text:p text:style-name="Standard"><text:s text:c="2"/>3 TESS Sector 15 2019 <text:s/>TASOC <text:s text:c="3"/>1800 <text:s text:c="3"/>27530635 <text:s text:c="5"/>0.0</text:p>
      <text:p text:style-name="Standard">########################################</text:p>
      <text:p text:style-name="Standard">KIC 11336707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48354890 <text:s text:c="5"/>0.0</text:p>
      <text:p text:style-name="Standard"><text:s text:c="2"/>1 TESS Sector 14 2019 <text:s/>TASOC <text:s text:c="3"/>1800 <text:s text:c="3"/>48354890 <text:s text:c="5"/>0.0</text:p>
      <text:p text:style-name="Standard"><text:s text:c="2"/>2 TESS Sector 15 2019 <text:s/>TASOC <text:s text:c="3"/>1800 <text:s text:c="3"/>48354890 <text:s text:c="5"/>0.0</text:p>
      <text:p text:style-name="Standard"><text:s text:c="2"/>3 TESS Sector 15 2019 <text:s/>TASOC <text:s text:c="3"/>1800 <text:s text:c="3"/>48354890 <text:s text:c="5"/>0.0</text:p>
      <text:p text:style-name="Standard"><text:s text:c="2"/>4 TESS Sector 26 2020 <text:s/>TASOC <text:s text:c="3"/>1800 <text:s text:c="3"/>48354890 <text:s text:c="5"/>0.0</text:p>
      <text:p text:style-name="Standard"><text:s text:c="2"/>5 TESS Sector 26 2020 <text:s/>TASOC <text:s text:c="3"/>1800 <text:s text:c="3"/>48354890 <text:s text:c="5"/>0.0</text:p>
      <text:p text:style-name="Standard">########################################</text:p>
      <text:p text:style-name="Standard">KIC 11338865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9918064 <text:s text:c="5"/>0.0</text:p>
      <text:p text:style-name="Standard"><text:s text:c="2"/>1 TESS Sector 15 2019 <text:s text:c="3"/>QLP <text:s text:c="3"/>1800 <text:s text:c="2"/>279918064 <text:s text:c="5"/>0.0</text:p>
      <text:p text:style-name="Standard"><text:s text:c="2"/>2 TESS Sector 40 2021 <text:s text:c="3"/>QLP <text:s text:c="4"/>600 <text:s text:c="2"/>279918064 <text:s text:c="5"/>0.0</text:p>
      <text:p text:style-name="Standard"><text:s text:c="2"/>3 TESS Sector 41 2021 <text:s text:c="3"/>QLP <text:s text:c="4"/>600 <text:s text:c="2"/>279918064 <text:s text:c="5"/>0.0</text:p>
      <text:p text:style-name="Standard"><text:s text:c="2"/>4 TESS Sector 54 2022 <text:s text:c="3"/>QLP <text:s text:c="4"/>600 <text:s text:c="2"/>279918064 <text:s text:c="5"/>0.0</text:p>
      <text:p text:style-name="Standard"><text:s text:c="2"/>5 TESS Sector 55 2022 <text:s text:c="3"/>QLP <text:s text:c="4"/>600 <text:s text:c="2"/>279918064 <text:s text:c="5"/>0.0</text:p>
      <text:p text:style-name="Standard">########################################</text:p>
      <text:p text:style-name="Standard">KIC 11341950</text:p>
      <text:p text:style-name="Standard">SearchResult containing 0 data products.</text:p>
      <text:p text:style-name="Standard">########################################</text:p>
      <text:p text:style-name="Standard">KIC 11347875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407001106 <text:s text:c="5"/>0.0</text:p>
      <text:p text:style-name="Standard"><text:s text:c="2"/>1 TESS Sector 14 2019 <text:s/>TASOC <text:s text:c="3"/>1800 <text:s text:c="2"/>407001106 <text:s text:c="5"/>0.0</text:p>
      <text:p text:style-name="Standard"><text:soft-page-break/><text:s text:c="2"/>2 TESS Sector 14 2019 <text:s/>TASOC <text:s text:c="3"/>1800 <text:s text:c="2"/>407001106 <text:s text:c="5"/>0.0</text:p>
      <text:p text:style-name="Standard"><text:s text:c="2"/>3 TESS Sector 15 2019 <text:s text:c="3"/>QLP <text:s text:c="3"/>1800 <text:s text:c="2"/>407001106 <text:s text:c="5"/>0.0</text:p>
      <text:p text:style-name="Standard"><text:s text:c="2"/>4 TESS Sector 40 2021 <text:s text:c="3"/>QLP <text:s text:c="4"/>600 <text:s text:c="2"/>407001106 <text:s text:c="5"/>0.0</text:p>
      <text:p text:style-name="Standard"><text:s text:c="2"/>5 TESS Sector 41 2021 <text:s text:c="3"/>QLP <text:s text:c="4"/>600 <text:s text:c="2"/>407001106 <text:s text:c="5"/>0.0</text:p>
      <text:p text:style-name="Standard"><text:s text:c="2"/>6 TESS Sector 53 2022 <text:s text:c="3"/>QLP <text:s text:c="4"/>600 <text:s text:c="2"/>407001106 <text:s text:c="5"/>0.0</text:p>
      <text:p text:style-name="Standard"><text:s text:c="2"/>7 TESS Sector 54 2022 <text:s text:c="3"/>QLP <text:s text:c="4"/>600 <text:s text:c="2"/>407001106 <text:s text:c="5"/>0.0</text:p>
      <text:p text:style-name="Standard"><text:s text:c="2"/>8 TESS Sector 55 2022 <text:s text:c="3"/>QLP <text:s text:c="4"/>600 <text:s text:c="2"/>407001106 <text:s text:c="5"/>0.0</text:p>
      <text:p text:style-name="Standard">########################################</text:p>
      <text:p text:style-name="Standard">KIC 11352791</text:p>
      <text:p text:style-name="Standard">SearchResult containing 0 data products.</text:p>
      <text:p text:style-name="Standard">########################################</text:p>
      <text:p text:style-name="Standard">KIC 11395645</text:p>
      <text:p text:style-name="Standard">SearchResult containing 0 data products.</text:p>
      <text:p text:style-name="Standard">########################################</text:p>
      <text:p text:style-name="Standard">KIC 1140184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6415181 <text:s text:c="5"/>0.0</text:p>
      <text:p text:style-name="Standard"><text:s text:c="2"/>1 TESS Sector 14 2019 <text:s/>TASOC <text:s text:c="3"/>1800 <text:s text:c="3"/>26415181 <text:s text:c="5"/>0.0</text:p>
      <text:p text:style-name="Standard"><text:s text:c="2"/>2 TESS Sector 15 2019 <text:s/>TASOC <text:s text:c="3"/>1800 <text:s text:c="3"/>26415181 <text:s text:c="5"/>0.0</text:p>
      <text:p text:style-name="Standard"><text:s text:c="2"/>3 TESS Sector 15 2019 <text:s/>TASOC <text:s text:c="3"/>1800 <text:s text:c="3"/>26415181 <text:s text:c="5"/>0.0</text:p>
      <text:p text:style-name="Standard">########################################</text:p>
      <text:p text:style-name="Standard">KIC 11402381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418928 <text:s text:c="5"/>0.0</text:p>
      <text:p text:style-name="Standard"><text:s text:c="2"/>1 TESS Sector 14 2019 <text:s/>TASOC <text:s text:c="3"/>1800 <text:s text:c="3"/>26418928 <text:s text:c="5"/>0.0</text:p>
      <text:p text:style-name="Standard"><text:s text:c="2"/>2 TESS Sector 14 2019 <text:s/>TASOC <text:s text:c="3"/>1800 <text:s text:c="3"/>26418928 <text:s text:c="5"/>0.0</text:p>
      <text:p text:style-name="Standard"><text:s text:c="2"/>3 TESS Sector 15 2019 <text:s text:c="3"/>QLP <text:s text:c="3"/>1800 <text:s text:c="3"/>26418928 <text:s text:c="5"/>0.0</text:p>
      <text:p text:style-name="Standard"><text:s text:c="2"/>4 TESS Sector 15 2019 <text:s/>TASOC <text:s text:c="3"/>1800 <text:s text:c="3"/>26418928 <text:s text:c="5"/>0.0</text:p>
      <text:p text:style-name="Standard"><text:s text:c="2"/>5 TESS Sector 15 2019 <text:s/>TASOC <text:s text:c="3"/>1800 <text:s text:c="3"/>26418928 <text:s text:c="5"/>0.0</text:p>
      <text:p text:style-name="Standard"><text:s text:c="2"/>6 TESS Sector 40 2021 <text:s text:c="3"/>QLP <text:s text:c="4"/>600 <text:s text:c="3"/>26418928 <text:s text:c="5"/>0.0</text:p>
      <text:p text:style-name="Standard"><text:s text:c="2"/>7 TESS Sector 54 2022 <text:s text:c="3"/>QLP <text:s text:c="4"/>600 <text:s text:c="3"/>26418928 <text:s text:c="5"/>0.0</text:p>
      <text:p text:style-name="Standard"><text:s text:c="2"/>8 TESS Sector 55 2022 <text:s text:c="3"/>QLP <text:s text:c="4"/>600 <text:s text:c="3"/>26418928 <text:s text:c="5"/>0.0</text:p>
      <text:p text:style-name="Standard">########################################</text:p>
      <text:p text:style-name="Standard">KIC 11403776</text:p>
      <text:p text:style-name="Standard">SearchResult containing 0 data products.</text:p>
      <text:p text:style-name="Standard">########################################</text:p>
      <text:p text:style-name="Standard">KIC 1140469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<text:soft-page-break/>--- -------------- ---- ------ ------- ----------- --------</text:p>
      <text:p text:style-name="Standard"><text:s text:c="2"/>0 TESS Sector 14 2019 <text:s/>TASOC <text:s text:c="3"/>1800 <text:s text:c="3"/>26748589 <text:s text:c="5"/>0.0</text:p>
      <text:p text:style-name="Standard"><text:s text:c="2"/>1 TESS Sector 14 2019 <text:s/>TASOC <text:s text:c="3"/>1800 <text:s text:c="3"/>26748589 <text:s text:c="5"/>0.0</text:p>
      <text:p text:style-name="Standard"><text:s text:c="2"/>2 TESS Sector 15 2019 <text:s/>TASOC <text:s text:c="3"/>1800 <text:s text:c="3"/>26748589 <text:s text:c="5"/>0.0</text:p>
      <text:p text:style-name="Standard"><text:s text:c="2"/>3 TESS Sector 15 2019 <text:s/>TASOC <text:s text:c="3"/>1800 <text:s text:c="3"/>26748589 <text:s text:c="5"/>0.0</text:p>
      <text:p text:style-name="Standard">########################################</text:p>
      <text:p text:style-name="Standard">KIC 11404758</text:p>
      <text:p text:style-name="Standard">SearchResult containing 0 data products.</text:p>
      <text:p text:style-name="Standard">########################################</text:p>
      <text:p text:style-name="Standard">KIC 11405559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814392 <text:s text:c="5"/>0.0</text:p>
      <text:p text:style-name="Standard"><text:s text:c="2"/>1 TESS Sector 14 2019 <text:s/>TASOC <text:s text:c="3"/>1800 <text:s text:c="3"/>26814392 <text:s text:c="5"/>0.0</text:p>
      <text:p text:style-name="Standard"><text:s text:c="2"/>2 TESS Sector 14 2019 <text:s/>TASOC <text:s text:c="3"/>1800 <text:s text:c="3"/>26814392 <text:s text:c="5"/>0.0</text:p>
      <text:p text:style-name="Standard"><text:s text:c="2"/>3 TESS Sector 15 2019 <text:s text:c="3"/>QLP <text:s text:c="3"/>1800 <text:s text:c="3"/>26814392 <text:s text:c="5"/>0.0</text:p>
      <text:p text:style-name="Standard"><text:s text:c="2"/>4 TESS Sector 15 2019 <text:s/>TASOC <text:s text:c="3"/>1800 <text:s text:c="3"/>26814392 <text:s text:c="5"/>0.0</text:p>
      <text:p text:style-name="Standard"><text:s text:c="2"/>5 TESS Sector 15 2019 <text:s/>TASOC <text:s text:c="3"/>1800 <text:s text:c="3"/>26814392 <text:s text:c="5"/>0.0</text:p>
      <text:p text:style-name="Standard"><text:s text:c="2"/>6 TESS Sector 40 2021 <text:s text:c="3"/>QLP <text:s text:c="4"/>600 <text:s text:c="3"/>26814392 <text:s text:c="5"/>0.0</text:p>
      <text:p text:style-name="Standard"><text:s text:c="2"/>7 TESS Sector 41 2021 <text:s text:c="3"/>QLP <text:s text:c="4"/>600 <text:s text:c="3"/>26814392 <text:s text:c="5"/>0.0</text:p>
      <text:p text:style-name="Standard"><text:s text:c="2"/>8 TESS Sector 54 2022 <text:s text:c="3"/>QLP <text:s text:c="4"/>600 <text:s text:c="3"/>26814392 <text:s text:c="5"/>0.0</text:p>
      <text:p text:style-name="Standard"><text:s text:c="2"/>9 TESS Sector 55 2022 <text:s text:c="3"/>QLP <text:s text:c="4"/>600 <text:s text:c="3"/>26814392 <text:s text:c="5"/>0.0</text:p>
      <text:p text:style-name="Standard"><text:s/>10 TESS Sector 56 2022 <text:s text:c="3"/>QLP <text:s text:c="4"/>200 <text:s text:c="3"/>26814392 <text:s text:c="5"/>0.0</text:p>
      <text:p text:style-name="Standard">########################################</text:p>
      <text:p text:style-name="Standard">KIC 11408810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240242 <text:s text:c="5"/>0.0</text:p>
      <text:p text:style-name="Standard"><text:s text:c="2"/>1 TESS Sector 14 2019 <text:s/>TASOC <text:s text:c="3"/>1800 <text:s text:c="3"/>27240242 <text:s text:c="5"/>0.0</text:p>
      <text:p text:style-name="Standard"><text:s text:c="2"/>2 TESS Sector 14 2019 <text:s/>TASOC <text:s text:c="3"/>1800 <text:s text:c="3"/>27240242 <text:s text:c="5"/>0.0</text:p>
      <text:p text:style-name="Standard"><text:s text:c="2"/>3 TESS Sector 15 2019 <text:s text:c="3"/>QLP <text:s text:c="3"/>1800 <text:s text:c="3"/>27240242 <text:s text:c="5"/>0.0</text:p>
      <text:p text:style-name="Standard"><text:s text:c="2"/>4 TESS Sector 15 2019 <text:s/>TASOC <text:s text:c="3"/>1800 <text:s text:c="3"/>27240242 <text:s text:c="5"/>0.0</text:p>
      <text:p text:style-name="Standard"><text:s text:c="2"/>5 TESS Sector 15 2019 <text:s/>TASOC <text:s text:c="3"/>1800 <text:s text:c="3"/>27240242 <text:s text:c="5"/>0.0</text:p>
      <text:p text:style-name="Standard"><text:s text:c="2"/>6 TESS Sector 40 2021 <text:s text:c="3"/>QLP <text:s text:c="4"/>600 <text:s text:c="3"/>27240242 <text:s text:c="5"/>0.0</text:p>
      <text:p text:style-name="Standard"><text:s text:c="2"/>7 TESS Sector 41 2021 <text:s text:c="3"/>QLP <text:s text:c="4"/>600 <text:s text:c="3"/>27240242 <text:s text:c="5"/>0.0</text:p>
      <text:p text:style-name="Standard"><text:s text:c="2"/>8 TESS Sector 54 2022 <text:s text:c="3"/>QLP <text:s text:c="4"/>600 <text:s text:c="3"/>27240242 <text:s text:c="5"/>0.0</text:p>
      <text:p text:style-name="Standard"><text:s text:c="2"/>9 TESS Sector 55 2022 <text:s text:c="3"/>QLP <text:s text:c="4"/>600 <text:s text:c="3"/>27240242 <text:s text:c="5"/>0.0</text:p>
      <text:p text:style-name="Standard"><text:s/>10 TESS Sector 56 2022 <text:s text:c="3"/>QLP <text:s text:c="4"/>200 <text:s text:c="3"/>27240242 <text:s text:c="5"/>0.0</text:p>
      <text:p text:style-name="Standard">########################################</text:p>
      <text:p text:style-name="Standard">KIC 11410485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oft-page-break/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531177 <text:s text:c="5"/>0.0</text:p>
      <text:p text:style-name="Standard"><text:s text:c="2"/>1 TESS Sector 15 2019 <text:s text:c="3"/>QLP <text:s text:c="3"/>1800 <text:s text:c="3"/>27531177 <text:s text:c="5"/>0.0</text:p>
      <text:p text:style-name="Standard"><text:s text:c="2"/>2 TESS Sector 40 2021 <text:s text:c="3"/>QLP <text:s text:c="4"/>600 <text:s text:c="3"/>27531177 <text:s text:c="5"/>0.0</text:p>
      <text:p text:style-name="Standard"><text:s text:c="2"/>3 TESS Sector 41 2021 <text:s text:c="3"/>QLP <text:s text:c="4"/>600 <text:s text:c="3"/>27531177 <text:s text:c="5"/>0.0</text:p>
      <text:p text:style-name="Standard"><text:s text:c="2"/>4 TESS Sector 54 2022 <text:s text:c="3"/>QLP <text:s text:c="4"/>600 <text:s text:c="3"/>27531177 <text:s text:c="5"/>0.0</text:p>
      <text:p text:style-name="Standard"><text:s text:c="2"/>5 TESS Sector 55 2022 <text:s text:c="3"/>QLP <text:s text:c="4"/>600 <text:s text:c="3"/>27531177 <text:s text:c="5"/>0.0</text:p>
      <text:p text:style-name="Standard"><text:s text:c="2"/>6 TESS Sector 56 2022 <text:s text:c="3"/>QLP <text:s text:c="4"/>200 <text:s text:c="3"/>27531177 <text:s text:c="5"/>0.0</text:p>
      <text:p text:style-name="Standard">########################################</text:p>
      <text:p text:style-name="Standard">KIC 11413213</text:p>
      <text:p text:style-name="Standard">SearchResult containing 0 data products.</text:p>
      <text:p text:style-name="Standard">########################################</text:p>
      <text:p text:style-name="Standard">KIC 1144234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48421530 <text:s text:c="5"/>0.0</text:p>
      <text:p text:style-name="Standard"><text:s text:c="2"/>1 TESS Sector 14 2019 <text:s/>TASOC <text:s text:c="3"/>1800 <text:s text:c="3"/>48421530 <text:s text:c="5"/>0.0</text:p>
      <text:p text:style-name="Standard"><text:s text:c="2"/>2 TESS Sector 26 2020 <text:s/>TASOC <text:s text:c="3"/>1800 <text:s text:c="3"/>48421530 <text:s text:c="5"/>0.0</text:p>
      <text:p text:style-name="Standard"><text:s text:c="2"/>3 TESS Sector 26 2020 <text:s/>TASOC <text:s text:c="3"/>1800 <text:s text:c="3"/>48421530 <text:s text:c="5"/>0.0</text:p>
      <text:p text:style-name="Standard">########################################</text:p>
      <text:p text:style-name="Standard">KIC 11444780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377781557 <text:s text:c="5"/>0.0</text:p>
      <text:p text:style-name="Standard"><text:s text:c="2"/>1 TESS Sector 15 2019 <text:s/>TASOC <text:s text:c="3"/>1800 <text:s text:c="2"/>377781557 <text:s text:c="5"/>0.0</text:p>
      <text:p text:style-name="Standard">########################################</text:p>
      <text:p text:style-name="Standard">KIC 11457191</text:p>
      <text:p text:style-name="Standard">SearchResult containing 0 data products.</text:p>
      <text:p text:style-name="Standard">########################################</text:p>
      <text:p text:style-name="Standard">KIC 11460346</text:p>
      <text:p text:style-name="Standard">SearchResult containing 0 data products.</text:p>
      <text:p text:style-name="Standard">########################################</text:p>
      <text:p text:style-name="Standard">KIC 11494583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67570596 <text:s text:c="5"/>0.0</text:p>
      <text:p text:style-name="Standard"><text:s text:c="2"/>1 TESS Sector 14 2019 <text:s/>TASOC <text:s text:c="3"/>1800 <text:s text:c="2"/>267570596 <text:s text:c="5"/>0.0</text:p>
      <text:p text:style-name="Standard"><text:s text:c="2"/>2 TESS Sector 15 2019 <text:s/>TASOC <text:s text:c="3"/>1800 <text:s text:c="2"/>267570596 <text:s text:c="5"/>0.0</text:p>
      <text:p text:style-name="Standard"><text:s text:c="2"/>3 TESS Sector 15 2019 <text:s/>TASOC <text:s text:c="3"/>1800 <text:s text:c="2"/>267570596 <text:s text:c="5"/>0.0</text:p>
      <text:p text:style-name="Standard"><text:soft-page-break/><text:s text:c="2"/>4 TESS Sector 26 2020 <text:s/>TASOC <text:s text:c="3"/>1800 <text:s text:c="2"/>267570596 <text:s text:c="5"/>0.0</text:p>
      <text:p text:style-name="Standard"><text:s text:c="2"/>5 TESS Sector 26 2020 <text:s/>TASOC <text:s text:c="3"/>1800 <text:s text:c="2"/>267570596 <text:s text:c="5"/>0.0</text:p>
      <text:p text:style-name="Standard">########################################</text:p>
      <text:p text:style-name="Standard">KIC 11495781</text:p>
      <text:p text:style-name="Standard">SearchResult containing 1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48528176 <text:s text:c="5"/>0.0</text:p>
      <text:p text:style-name="Standard"><text:s text:c="2"/>1 TESS Sector 14 2019 <text:s/>TASOC <text:s text:c="3"/>1800 <text:s text:c="3"/>48528176 <text:s text:c="5"/>0.0</text:p>
      <text:p text:style-name="Standard"><text:s text:c="2"/>2 TESS Sector 14 2019 <text:s/>TASOC <text:s text:c="3"/>1800 <text:s text:c="3"/>48528176 <text:s text:c="5"/>0.0</text:p>
      <text:p text:style-name="Standard"><text:s text:c="2"/>3 TESS Sector 15 2019 <text:s text:c="3"/>QLP <text:s text:c="3"/>1800 <text:s text:c="3"/>48528176 <text:s text:c="5"/>0.0</text:p>
      <text:p text:style-name="Standard"><text:s text:c="2"/>4 TESS Sector 15 2019 <text:s/>TASOC <text:s text:c="3"/>1800 <text:s text:c="3"/>48528176 <text:s text:c="5"/>0.0</text:p>
      <text:p text:style-name="Standard"><text:s text:c="2"/>5 TESS Sector 15 2019 <text:s/>TASOC <text:s text:c="3"/>1800 <text:s text:c="3"/>48528176 <text:s text:c="5"/>0.0</text:p>
      <text:p text:style-name="Standard"><text:s text:c="2"/>6 TESS Sector 26 2020 <text:s/>TASOC <text:s text:c="3"/>1800 <text:s text:c="3"/>48528176 <text:s text:c="5"/>0.0</text:p>
      <text:p text:style-name="Standard"><text:s text:c="2"/>7 TESS Sector 26 2020 <text:s/>TASOC <text:s text:c="3"/>1800 <text:s text:c="3"/>48528176 <text:s text:c="5"/>0.0</text:p>
      <text:p text:style-name="Standard"><text:s text:c="2"/>8 TESS Sector 40 2021 <text:s text:c="3"/>QLP <text:s text:c="4"/>600 <text:s text:c="3"/>48528176 <text:s text:c="5"/>0.0</text:p>
      <text:p text:style-name="Standard"><text:s text:c="2"/>9 TESS Sector 41 2021 <text:s text:c="3"/>QLP <text:s text:c="4"/>600 <text:s text:c="3"/>48528176 <text:s text:c="5"/>0.0</text:p>
      <text:p text:style-name="Standard"><text:s/>10 TESS Sector 54 2022 <text:s text:c="3"/>QLP <text:s text:c="4"/>600 <text:s text:c="3"/>48528176 <text:s text:c="5"/>0.0</text:p>
      <text:p text:style-name="Standard"><text:s/>11 TESS Sector 55 2022 <text:s text:c="3"/>QLP <text:s text:c="4"/>600 <text:s text:c="3"/>48528176 <text:s text:c="5"/>0.0</text:p>
      <text:p text:style-name="Standard">########################################</text:p>
      <text:p text:style-name="Standard">KIC 11496078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79918372 <text:s text:c="5"/>0.0</text:p>
      <text:p text:style-name="Standard"><text:s text:c="2"/>1 TESS Sector 14 2019 <text:s/>TASOC <text:s text:c="3"/>1800 <text:s text:c="2"/>279918372 <text:s text:c="5"/>0.0</text:p>
      <text:p text:style-name="Standard"><text:s text:c="2"/>2 TESS Sector 14 2019 <text:s/>TASOC <text:s text:c="3"/>1800 <text:s text:c="2"/>279918372 <text:s text:c="5"/>0.0</text:p>
      <text:p text:style-name="Standard"><text:s text:c="2"/>3 TESS Sector 15 2019 <text:s text:c="3"/>QLP <text:s text:c="3"/>1800 <text:s text:c="2"/>279918372 <text:s text:c="5"/>0.0</text:p>
      <text:p text:style-name="Standard"><text:s text:c="2"/>4 TESS Sector 15 2019 <text:s/>TASOC <text:s text:c="3"/>1800 <text:s text:c="2"/>279918372 <text:s text:c="5"/>0.0</text:p>
      <text:p text:style-name="Standard"><text:s text:c="2"/>5 TESS Sector 15 2019 <text:s/>TASOC <text:s text:c="3"/>1800 <text:s text:c="2"/>279918372 <text:s text:c="5"/>0.0</text:p>
      <text:p text:style-name="Standard"><text:s text:c="2"/>6 TESS Sector 26 2020 <text:s/>TASOC <text:s text:c="3"/>1800 <text:s text:c="2"/>279918372 <text:s text:c="5"/>0.0</text:p>
      <text:p text:style-name="Standard"><text:s text:c="2"/>7 TESS Sector 26 2020 <text:s/>TASOC <text:s text:c="3"/>1800 <text:s text:c="2"/>279918372 <text:s text:c="5"/>0.0</text:p>
      <text:p text:style-name="Standard">########################################</text:p>
      <text:p text:style-name="Standard">KIC 1150258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99158792 <text:s text:c="5"/>0.0</text:p>
      <text:p text:style-name="Standard"><text:s text:c="2"/>1 TESS Sector 14 2019 <text:s/>TASOC <text:s text:c="3"/>1800 <text:s text:c="2"/>299158792 <text:s text:c="5"/>0.0</text:p>
      <text:p text:style-name="Standard"><text:s text:c="2"/>2 TESS Sector 15 2019 <text:s/>TASOC <text:s text:c="3"/>1800 <text:s text:c="2"/>299158792 <text:s text:c="5"/>0.0</text:p>
      <text:p text:style-name="Standard"><text:s text:c="2"/>3 TESS Sector 15 2019 <text:s/>TASOC <text:s text:c="3"/>1800 <text:s text:c="2"/>299158792 <text:s text:c="5"/>0.0</text:p>
      <text:p text:style-name="Standard">########################################</text:p>
      <text:p text:style-name="Standard">KIC 11509282</text:p>
      <text:p text:style-name="Standard"><text:soft-page-break/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748301 <text:s text:c="5"/>0.0</text:p>
      <text:p text:style-name="Standard"><text:s text:c="2"/>1 TESS Sector 14 2019 <text:s/>TASOC <text:s text:c="3"/>1800 <text:s text:c="3"/>26748301 <text:s text:c="5"/>0.0</text:p>
      <text:p text:style-name="Standard"><text:s text:c="2"/>2 TESS Sector 14 2019 <text:s/>TASOC <text:s text:c="3"/>1800 <text:s text:c="3"/>26748301 <text:s text:c="5"/>0.0</text:p>
      <text:p text:style-name="Standard"><text:s text:c="2"/>3 TESS Sector 15 2019 <text:s text:c="3"/>QLP <text:s text:c="3"/>1800 <text:s text:c="3"/>26748301 <text:s text:c="5"/>0.0</text:p>
      <text:p text:style-name="Standard"><text:s text:c="2"/>4 TESS Sector 40 2021 <text:s text:c="3"/>QLP <text:s text:c="4"/>600 <text:s text:c="3"/>26748301 <text:s text:c="5"/>0.0</text:p>
      <text:p text:style-name="Standard"><text:s text:c="2"/>5 TESS Sector 41 2021 <text:s text:c="3"/>QLP <text:s text:c="4"/>600 <text:s text:c="3"/>26748301 <text:s text:c="5"/>0.0</text:p>
      <text:p text:style-name="Standard"><text:s text:c="2"/>6 TESS Sector 54 2022 <text:s text:c="3"/>QLP <text:s text:c="4"/>600 <text:s text:c="3"/>26748301 <text:s text:c="5"/>0.0</text:p>
      <text:p text:style-name="Standard"><text:s text:c="2"/>7 TESS Sector 55 2022 <text:s text:c="3"/>QLP <text:s text:c="4"/>600 <text:s text:c="3"/>26748301 <text:s text:c="5"/>0.0</text:p>
      <text:p text:style-name="Standard"><text:s text:c="2"/>8 TESS Sector 56 2022 <text:s text:c="3"/>QLP <text:s text:c="4"/>200 <text:s text:c="3"/>26748301 <text:s text:c="5"/>0.0</text:p>
      <text:p text:style-name="Standard">########################################</text:p>
      <text:p text:style-name="Standard">KIC 1155986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424815376 <text:s text:c="5"/>0.0</text:p>
      <text:p text:style-name="Standard"><text:s text:c="2"/>1 TESS Sector 14 2019 <text:s/>TASOC <text:s text:c="3"/>1800 <text:s text:c="2"/>424815376 <text:s text:c="5"/>0.0</text:p>
      <text:p text:style-name="Standard">########################################</text:p>
      <text:p text:style-name="Standard">KIC 11566174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3"/>27396253 <text:s text:c="5"/>0.0</text:p>
      <text:p text:style-name="Standard"><text:s text:c="2"/>1 TESS Sector 15 2019 <text:s/>TASOC <text:s text:c="3"/>1800 <text:s text:c="3"/>27396253 <text:s text:c="5"/>0.0</text:p>
      <text:p text:style-name="Standard">########################################</text:p>
      <text:p text:style-name="Standard">KIC 11568428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775279 <text:s text:c="5"/>0.0</text:p>
      <text:p text:style-name="Standard"><text:s text:c="2"/>1 TESS Sector 14 2019 <text:s/>TASOC <text:s text:c="3"/>1800 <text:s text:c="3"/>27775279 <text:s text:c="5"/>0.0</text:p>
      <text:p text:style-name="Standard"><text:s text:c="2"/>2 TESS Sector 14 2019 <text:s/>TASOC <text:s text:c="3"/>1800 <text:s text:c="3"/>27775279 <text:s text:c="5"/>0.0</text:p>
      <text:p text:style-name="Standard"><text:s text:c="2"/>3 TESS Sector 15 2019 <text:s text:c="3"/>QLP <text:s text:c="3"/>1800 <text:s text:c="3"/>27775279 <text:s text:c="5"/>0.0</text:p>
      <text:p text:style-name="Standard"><text:s text:c="2"/>4 TESS Sector 15 2019 <text:s/>TASOC <text:s text:c="3"/>1800 <text:s text:c="3"/>27775279 <text:s text:c="5"/>0.0</text:p>
      <text:p text:style-name="Standard"><text:s text:c="2"/>5 TESS Sector 15 2019 <text:s/>TASOC <text:s text:c="3"/>1800 <text:s text:c="3"/>27775279 <text:s text:c="5"/>0.0</text:p>
      <text:p text:style-name="Standard"><text:s text:c="2"/>6 TESS Sector 40 2021 <text:s text:c="3"/>QLP <text:s text:c="4"/>600 <text:s text:c="3"/>27775279 <text:s text:c="5"/>0.0</text:p>
      <text:p text:style-name="Standard"><text:s text:c="2"/>7 TESS Sector 41 2021 <text:s text:c="3"/>QLP <text:s text:c="4"/>600 <text:s text:c="3"/>27775279 <text:s text:c="5"/>0.0</text:p>
      <text:p text:style-name="Standard"><text:s text:c="2"/>8 TESS Sector 54 2022 <text:s text:c="3"/>QLP <text:s text:c="4"/>600 <text:s text:c="3"/>27775279 <text:s text:c="5"/>0.0</text:p>
      <text:p text:style-name="Standard"><text:s text:c="2"/>9 TESS Sector 55 2022 <text:s text:c="3"/>QLP <text:s text:c="4"/>600 <text:s text:c="3"/>27775279 <text:s text:c="5"/>0.0</text:p>
      <text:p text:style-name="Standard"><text:soft-page-break/><text:s/>10 TESS Sector 56 2022 <text:s text:c="3"/>QLP <text:s text:c="4"/>200 <text:s text:c="3"/>27775279 <text:s text:c="5"/>0.0</text:p>
      <text:p text:style-name="Standard">########################################</text:p>
      <text:p text:style-name="Standard">KIC 11568657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775207 <text:s text:c="5"/>0.0</text:p>
      <text:p text:style-name="Standard"><text:s text:c="2"/>1 TESS Sector 15 2019 <text:s text:c="3"/>QLP <text:s text:c="3"/>1800 <text:s text:c="3"/>27775207 <text:s text:c="5"/>0.0</text:p>
      <text:p text:style-name="Standard"><text:s text:c="2"/>2 TESS Sector 15 2019 <text:s/>TASOC <text:s text:c="3"/>1800 <text:s text:c="3"/>27775207 <text:s text:c="5"/>0.0</text:p>
      <text:p text:style-name="Standard"><text:s text:c="2"/>3 TESS Sector 15 2019 <text:s/>TASOC <text:s text:c="3"/>1800 <text:s text:c="3"/>27775207 <text:s text:c="5"/>0.0</text:p>
      <text:p text:style-name="Standard"><text:s text:c="2"/>4 TESS Sector 40 2021 <text:s text:c="3"/>QLP <text:s text:c="4"/>600 <text:s text:c="3"/>27775207 <text:s text:c="5"/>0.0</text:p>
      <text:p text:style-name="Standard"><text:s text:c="2"/>5 TESS Sector 41 2021 <text:s text:c="3"/>QLP <text:s text:c="4"/>600 <text:s text:c="3"/>27775207 <text:s text:c="5"/>0.0</text:p>
      <text:p text:style-name="Standard"><text:s text:c="2"/>6 TESS Sector 54 2022 <text:s text:c="3"/>QLP <text:s text:c="4"/>600 <text:s text:c="3"/>27775207 <text:s text:c="5"/>0.0</text:p>
      <text:p text:style-name="Standard"><text:s text:c="2"/>7 TESS Sector 55 2022 <text:s text:c="3"/>QLP <text:s text:c="4"/>600 <text:s text:c="3"/>27775207 <text:s text:c="5"/>0.0</text:p>
      <text:p text:style-name="Standard"><text:s text:c="2"/>8 TESS Sector 56 2022 <text:s text:c="3"/>QLP <text:s text:c="4"/>200 <text:s text:c="3"/>27775207 <text:s text:c="5"/>0.0</text:p>
      <text:p text:style-name="Standard">########################################</text:p>
      <text:p text:style-name="P1">KIC 11572363</text:p>
      <text:p text:style-name="Standard">SearchResult containing 22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5"/>SPOC <text:s text:c="4"/>120 <text:s text:c="3"/>28233980 <text:s text:c="5"/>0.0</text:p>
      <text:p text:style-name="Standard"><text:s text:c="2"/>1 TESS Sector 14 2019 TESS-SPOC <text:s text:c="3"/>1800 <text:s text:c="3"/>28233980 <text:s text:c="5"/>0.0</text:p>
      <text:p text:style-name="Standard"><text:s text:c="2"/>2 TESS Sector 14 2019 <text:s text:c="6"/>QLP <text:s text:c="3"/>1800 <text:s text:c="3"/>28233980 <text:s text:c="5"/>0.0</text:p>
      <text:p text:style-name="Standard"><text:s text:c="2"/>3 TESS Sector 14 2019 <text:s text:c="6"/>QLP <text:s text:c="3"/>1800 <text:s text:c="2"/>500798485 <text:s text:c="5"/>0.0</text:p>
      <text:p text:style-name="Standard"><text:s text:c="2"/>4 TESS Sector 14 2019 <text:s text:c="4"/>TASOC <text:s text:c="4"/>120 <text:s text:c="3"/>28233980 <text:s text:c="5"/>0.0</text:p>
      <text:p text:style-name="Standard"><text:s text:c="2"/>5 TESS Sector 14 2019 <text:s text:c="4"/>TASOC <text:s text:c="3"/>1800 <text:s text:c="3"/>28233980 <text:s text:c="5"/>0.0</text:p>
      <text:p text:style-name="Standard"><text:s text:c="2"/>6 TESS Sector 14 2019 <text:s text:c="4"/>TASOC <text:s text:c="3"/>1800 <text:s text:c="3"/>28233980 <text:s text:c="5"/>0.0</text:p>
      <text:p text:style-name="Standard"><text:s text:c="2"/>7 TESS Sector 15 2019 <text:s text:c="5"/>SPOC <text:s text:c="4"/>120 <text:s text:c="3"/>28233980 <text:s text:c="5"/>0.0</text:p>
      <text:p text:style-name="Standard"><text:s text:c="2"/>8 TESS Sector 15 2019 TESS-SPOC <text:s text:c="3"/>1800 <text:s text:c="3"/>28233980 <text:s text:c="5"/>0.0</text:p>
      <text:p text:style-name="Standard"><text:s text:c="2"/>9 TESS Sector 15 2019 <text:s text:c="6"/>QLP <text:s text:c="3"/>1800 <text:s text:c="2"/>500798485 <text:s text:c="5"/>0.0</text:p>
      <text:p text:style-name="Standard"><text:s/>10 TESS Sector 15 2019 <text:s text:c="6"/>QLP <text:s text:c="3"/>1800 <text:s text:c="3"/>28233980 <text:s text:c="5"/>0.0</text:p>
      <text:p text:style-name="Standard"><text:s/>11 TESS Sector 15 2019 <text:s text:c="4"/>TASOC <text:s text:c="4"/>120 <text:s text:c="3"/>28233980 <text:s text:c="5"/>0.0</text:p>
      <text:p text:style-name="Standard"><text:s/>12 TESS Sector 15 2019 <text:s text:c="4"/>TASOC <text:s text:c="3"/>1800 <text:s text:c="3"/>28233980 <text:s text:c="5"/>0.0</text:p>
      <text:p text:style-name="Standard"><text:s/>13 TESS Sector 15 2019 <text:s text:c="4"/>TASOC <text:s text:c="3"/>1800 <text:s text:c="3"/>28233980 <text:s text:c="5"/>0.0</text:p>
      <text:p text:style-name="Standard"><text:s/>14 TESS Sector 41 2021 <text:s text:c="6"/>QLP <text:s text:c="4"/>600 <text:s text:c="2"/>500798485 <text:s text:c="5"/>0.0</text:p>
      <text:p text:style-name="Standard"><text:s/>15 TESS Sector 41 2021 <text:s text:c="6"/>QLP <text:s text:c="4"/>600 <text:s text:c="3"/>28233980 <text:s text:c="5"/>0.0</text:p>
      <text:p text:style-name="Standard"><text:s/>16 TESS Sector 54 2022 <text:s text:c="6"/>QLP <text:s text:c="4"/>600 <text:s text:c="3"/>28233980 <text:s text:c="5"/>0.0</text:p>
      <text:p text:style-name="Standard"><text:s/>17 TESS Sector 54 2022 <text:s text:c="6"/>QLP <text:s text:c="4"/>600 <text:s text:c="2"/>500798485 <text:s text:c="5"/>0.0</text:p>
      <text:p text:style-name="Standard"><text:s/>18 TESS Sector 55 2022 <text:s text:c="6"/>QLP <text:s text:c="4"/>600 <text:s text:c="3"/>28233980 <text:s text:c="5"/>0.0</text:p>
      <text:p text:style-name="Standard"><text:s/>19 TESS Sector 55 2022 <text:s text:c="6"/>QLP <text:s text:c="4"/>600 <text:s text:c="2"/>500798485 <text:s text:c="5"/>0.0</text:p>
      <text:p text:style-name="Standard"><text:s/>20 TESS Sector 56 2022 <text:s text:c="6"/>QLP <text:s text:c="4"/>200 <text:s text:c="2"/>500798485 <text:s text:c="5"/>0.0</text:p>
      <text:p text:style-name="Standard"><text:s/>21 TESS Sector 56 2022 <text:s text:c="6"/>QLP <text:s text:c="4"/>200 <text:s text:c="3"/>28233980 <text:s text:c="5"/>0.0</text:p>
      <text:p text:style-name="Standard">########################################</text:p>
      <text:p text:style-name="Standard">KIC 11604958</text:p>
      <text:p text:style-name="Standard">SearchResult containing 5 data products.</text:p>
      <text:p text:style-name="Standard"><text:soft-page-break/></text:p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2"/>299030661 <text:s text:c="5"/>0.0</text:p>
      <text:p text:style-name="Standard"><text:s text:c="2"/>1 TESS Sector 15 2019 <text:s/>TASOC <text:s text:c="3"/>1800 <text:s text:c="2"/>299030661 <text:s text:c="5"/>0.0</text:p>
      <text:p text:style-name="Standard"><text:s text:c="2"/>2 TESS Sector 15 2019 <text:s/>TASOC <text:s text:c="3"/>1800 <text:s text:c="2"/>299030661 <text:s text:c="5"/>0.0</text:p>
      <text:p text:style-name="Standard"><text:s text:c="2"/>3 TESS Sector 26 2020 <text:s/>TASOC <text:s text:c="3"/>1800 <text:s text:c="2"/>299030661 <text:s text:c="5"/>0.0</text:p>
      <text:p text:style-name="Standard"><text:s text:c="2"/>4 TESS Sector 26 2020 <text:s/>TASOC <text:s text:c="3"/>1800 <text:s text:c="2"/>299030661 <text:s text:c="5"/>0.0</text:p>
      <text:p text:style-name="Standard">########################################</text:p>
      <text:p text:style-name="Standard">KIC 11612091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656764 <text:s text:c="5"/>0.0</text:p>
      <text:p text:style-name="Standard"><text:s text:c="2"/>1 TESS Sector 14 2019 <text:s/>TASOC <text:s text:c="3"/>1800 <text:s text:c="3"/>26656764 <text:s text:c="5"/>0.0</text:p>
      <text:p text:style-name="Standard"><text:s text:c="2"/>2 TESS Sector 14 2019 <text:s/>TASOC <text:s text:c="3"/>1800 <text:s text:c="3"/>26656764 <text:s text:c="5"/>0.0</text:p>
      <text:p text:style-name="Standard"><text:s text:c="2"/>3 TESS Sector 15 2019 <text:s text:c="3"/>QLP <text:s text:c="3"/>1800 <text:s text:c="3"/>26656764 <text:s text:c="5"/>0.0</text:p>
      <text:p text:style-name="Standard"><text:s text:c="2"/>4 TESS Sector 15 2019 <text:s/>TASOC <text:s text:c="3"/>1800 <text:s text:c="3"/>26656764 <text:s text:c="5"/>0.0</text:p>
      <text:p text:style-name="Standard"><text:s text:c="2"/>5 TESS Sector 15 2019 <text:s/>TASOC <text:s text:c="3"/>1800 <text:s text:c="3"/>26656764 <text:s text:c="5"/>0.0</text:p>
      <text:p text:style-name="Standard"><text:s text:c="2"/>6 TESS Sector 40 2021 <text:s text:c="3"/>QLP <text:s text:c="4"/>600 <text:s text:c="3"/>26656764 <text:s text:c="5"/>0.0</text:p>
      <text:p text:style-name="Standard"><text:s text:c="2"/>7 TESS Sector 41 2021 <text:s text:c="3"/>QLP <text:s text:c="4"/>600 <text:s text:c="3"/>26656764 <text:s text:c="5"/>0.0</text:p>
      <text:p text:style-name="Standard"><text:s text:c="2"/>8 TESS Sector 54 2022 <text:s text:c="3"/>QLP <text:s text:c="4"/>600 <text:s text:c="3"/>26656764 <text:s text:c="5"/>0.0</text:p>
      <text:p text:style-name="Standard"><text:s text:c="2"/>9 TESS Sector 55 2022 <text:s text:c="3"/>QLP <text:s text:c="4"/>600 <text:s text:c="3"/>26656764 <text:s text:c="5"/>0.0</text:p>
      <text:p text:style-name="Standard"><text:s/>10 TESS Sector 56 2022 <text:s text:c="3"/>QLP <text:s text:c="4"/>200 <text:s text:c="3"/>26656764 <text:s text:c="5"/>0.0</text:p>
      <text:p text:style-name="Standard">########################################</text:p>
      <text:p text:style-name="Standard">KIC 11618883</text:p>
      <text:p text:style-name="Standard">SearchResult containing 1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641866 <text:s text:c="5"/>0.0</text:p>
      <text:p text:style-name="Standard"><text:s text:c="2"/>1 TESS Sector 14 2019 <text:s text:c="3"/>QLP <text:s text:c="3"/>1800 <text:s/>1883049899 <text:s text:c="5"/>0.0</text:p>
      <text:p text:style-name="Standard"><text:s text:c="2"/>2 TESS Sector 14 2019 <text:s/>TASOC <text:s text:c="3"/>1800 <text:s text:c="3"/>27641866 <text:s text:c="5"/>0.0</text:p>
      <text:p text:style-name="Standard"><text:s text:c="2"/>3 TESS Sector 14 2019 <text:s/>TASOC <text:s text:c="3"/>1800 <text:s text:c="3"/>27641866 <text:s text:c="5"/>0.0</text:p>
      <text:p text:style-name="Standard"><text:s text:c="2"/>4 TESS Sector 15 2019 <text:s text:c="3"/>QLP <text:s text:c="3"/>1800 <text:s text:c="3"/>27641866 <text:s text:c="5"/>0.0</text:p>
      <text:p text:style-name="Standard"><text:s text:c="2"/>5 TESS Sector 15 2019 <text:s text:c="3"/>QLP <text:s text:c="3"/>1800 <text:s/>1883049899 <text:s text:c="5"/>0.0</text:p>
      <text:p text:style-name="Standard"><text:s text:c="2"/>6 TESS Sector 15 2019 <text:s/>TASOC <text:s text:c="3"/>1800 <text:s text:c="3"/>27641866 <text:s text:c="5"/>0.0</text:p>
      <text:p text:style-name="Standard"><text:s text:c="2"/>7 TESS Sector 15 2019 <text:s/>TASOC <text:s text:c="3"/>1800 <text:s text:c="3"/>27641866 <text:s text:c="5"/>0.0</text:p>
      <text:p text:style-name="Standard"><text:s text:c="2"/>8 TESS Sector 40 2021 <text:s text:c="3"/>QLP <text:s text:c="4"/>600 <text:s/>1883049899 <text:s text:c="5"/>0.0</text:p>
      <text:p text:style-name="Standard"><text:s text:c="2"/>9 TESS Sector 40 2021 <text:s text:c="3"/>QLP <text:s text:c="4"/>600 <text:s text:c="3"/>27641866 <text:s text:c="5"/>0.0</text:p>
      <text:p text:style-name="Standard"><text:s/>10 TESS Sector 41 2021 <text:s text:c="3"/>QLP <text:s text:c="4"/>600 <text:s text:c="3"/>27641866 <text:s text:c="5"/>0.0</text:p>
      <text:p text:style-name="Standard"><text:s/>11 TESS Sector 41 2021 <text:s text:c="3"/>QLP <text:s text:c="4"/>600 <text:s/>1883049899 <text:s text:c="5"/>0.0</text:p>
      <text:p text:style-name="Standard"><text:s/>12 TESS Sector 54 2022 <text:s text:c="3"/>QLP <text:s text:c="4"/>600 <text:s/>1883049899 <text:s text:c="5"/>0.0</text:p>
      <text:p text:style-name="Standard"><text:s/>13 TESS Sector 54 2022 <text:s text:c="3"/>QLP <text:s text:c="4"/>600 <text:s text:c="3"/>27641866 <text:s text:c="5"/>0.0</text:p>
      <text:p text:style-name="Standard"><text:s/>14 TESS Sector 55 2022 <text:s text:c="3"/>QLP <text:s text:c="4"/>600 <text:s text:c="3"/>27641866 <text:s text:c="5"/>0.0</text:p>
      <text:p text:style-name="Standard"><text:soft-page-break/><text:s/>15 TESS Sector 55 2022 <text:s text:c="3"/>QLP <text:s text:c="4"/>600 <text:s/>1883049899 <text:s text:c="5"/>0.0</text:p>
      <text:p text:style-name="Standard"><text:s/>16 TESS Sector 56 2022 <text:s text:c="3"/>QLP <text:s text:c="4"/>200 <text:s text:c="3"/>27641866 <text:s text:c="5"/>0.0</text:p>
      <text:p text:style-name="Standard"><text:s/>17 TESS Sector 56 2022 <text:s text:c="3"/>QLP <text:s text:c="4"/>200 <text:s/>1883049899 <text:s text:c="5"/>0.0</text:p>
      <text:p text:style-name="Standard">########################################</text:p>
      <text:p text:style-name="Standard">KIC 11652545</text:p>
      <text:p text:style-name="Standard">SearchResult containing 13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/>1717213067 <text:s text:c="5"/>0.0</text:p>
      <text:p text:style-name="Standard"><text:s text:c="2"/>1 TESS Sector 14 2019 <text:s/>TASOC <text:s text:c="3"/>1800 <text:s/>1717213067 <text:s text:c="5"/>0.0</text:p>
      <text:p text:style-name="Standard"><text:s text:c="2"/>2 TESS Sector 14 2019 <text:s/>TASOC <text:s text:c="3"/>1800 <text:s/>1717213067 <text:s text:c="5"/>0.0</text:p>
      <text:p text:style-name="Standard"><text:s text:c="2"/>3 TESS Sector 15 2019 <text:s text:c="3"/>QLP <text:s text:c="3"/>1800 <text:s/>1717213067 <text:s text:c="5"/>0.0</text:p>
      <text:p text:style-name="Standard"><text:s text:c="2"/>4 TESS Sector 15 2019 <text:s/>TASOC <text:s text:c="3"/>1800 <text:s/>1717213067 <text:s text:c="5"/>0.0</text:p>
      <text:p text:style-name="Standard"><text:s text:c="2"/>5 TESS Sector 15 2019 <text:s/>TASOC <text:s text:c="3"/>1800 <text:s/>1717213067 <text:s text:c="5"/>0.0</text:p>
      <text:p text:style-name="Standard"><text:s text:c="2"/>6 TESS Sector 26 2020 <text:s/>TASOC <text:s text:c="3"/>1800 <text:s/>1717213067 <text:s text:c="5"/>0.0</text:p>
      <text:p text:style-name="Standard"><text:s text:c="2"/>7 TESS Sector 26 2020 <text:s/>TASOC <text:s text:c="3"/>1800 <text:s/>1717213067 <text:s text:c="5"/>0.0</text:p>
      <text:p text:style-name="Standard"><text:s text:c="2"/>8 TESS Sector 40 2021 <text:s text:c="3"/>QLP <text:s text:c="4"/>600 <text:s/>1717213067 <text:s text:c="5"/>0.0</text:p>
      <text:p text:style-name="Standard"><text:s text:c="2"/>9 TESS Sector 41 2021 <text:s text:c="3"/>QLP <text:s text:c="4"/>600 <text:s/>1717213067 <text:s text:c="5"/>0.0</text:p>
      <text:p text:style-name="Standard"><text:s/>10 TESS Sector 53 2022 <text:s text:c="3"/>QLP <text:s text:c="4"/>600 <text:s/>1717213067 <text:s text:c="5"/>0.0</text:p>
      <text:p text:style-name="Standard"><text:s/>11 TESS Sector 54 2022 <text:s text:c="3"/>QLP <text:s text:c="4"/>600 <text:s/>1717213067 <text:s text:c="5"/>0.0</text:p>
      <text:p text:style-name="Standard"><text:s/>12 TESS Sector 55 2022 <text:s text:c="3"/>QLP <text:s text:c="4"/>600 <text:s/>1717213067 <text:s text:c="5"/>0.0</text:p>
      <text:p text:style-name="Standard">########################################</text:p>
      <text:p text:style-name="Standard">KIC 11671660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1192151 <text:s text:c="5"/>0.0</text:p>
      <text:p text:style-name="Standard"><text:s text:c="2"/>1 TESS Sector 14 2019 <text:s/>TASOC <text:s text:c="3"/>1800 <text:s text:c="2"/>351192151 <text:s text:c="5"/>0.0</text:p>
      <text:p text:style-name="Standard"><text:s text:c="2"/>2 TESS Sector 14 2019 <text:s/>TASOC <text:s text:c="3"/>1800 <text:s text:c="2"/>351192151 <text:s text:c="5"/>0.0</text:p>
      <text:p text:style-name="Standard"><text:s text:c="2"/>3 TESS Sector 15 2019 <text:s text:c="3"/>QLP <text:s text:c="3"/>1800 <text:s text:c="2"/>351192151 <text:s text:c="5"/>0.0</text:p>
      <text:p text:style-name="Standard"><text:s text:c="2"/>4 TESS Sector 15 2019 <text:s/>TASOC <text:s text:c="3"/>1800 <text:s text:c="2"/>351192151 <text:s text:c="5"/>0.0</text:p>
      <text:p text:style-name="Standard"><text:s text:c="2"/>5 TESS Sector 15 2019 <text:s/>TASOC <text:s text:c="3"/>1800 <text:s text:c="2"/>351192151 <text:s text:c="5"/>0.0</text:p>
      <text:p text:style-name="Standard"><text:s text:c="2"/>6 TESS Sector 41 2021 <text:s text:c="3"/>QLP <text:s text:c="4"/>600 <text:s text:c="2"/>351192151 <text:s text:c="5"/>0.0</text:p>
      <text:p text:style-name="Standard"><text:s text:c="2"/>7 TESS Sector 54 2022 <text:s text:c="3"/>QLP <text:s text:c="4"/>600 <text:s text:c="2"/>351192151 <text:s text:c="5"/>0.0</text:p>
      <text:p text:style-name="Standard"><text:s text:c="2"/>8 TESS Sector 55 2022 <text:s text:c="3"/>QLP <text:s text:c="4"/>600 <text:s text:c="2"/>351192151 <text:s text:c="5"/>0.0</text:p>
      <text:p text:style-name="Standard"><text:s text:c="2"/>9 TESS Sector 56 2022 <text:s text:c="3"/>QLP <text:s text:c="4"/>200 <text:s text:c="2"/>351192151 <text:s text:c="5"/>0.0</text:p>
      <text:p text:style-name="Standard">########################################</text:p>
      <text:p text:style-name="Standard">KIC 1167231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913295 <text:s text:c="5"/>0.0</text:p>
      <text:p text:style-name="Standard"><text:s text:c="2"/>1 TESS Sector 14 2019 <text:s/>TASOC <text:s text:c="3"/>1800 <text:s text:c="3"/>27913295 <text:s text:c="5"/>0.0</text:p>
      <text:p text:style-name="Standard"><text:soft-page-break/><text:s text:c="2"/>2 TESS Sector 15 2019 <text:s/>TASOC <text:s text:c="3"/>1800 <text:s text:c="3"/>27913295 <text:s text:c="5"/>0.0</text:p>
      <text:p text:style-name="Standard"><text:s text:c="2"/>3 TESS Sector 15 2019 <text:s/>TASOC <text:s text:c="3"/>1800 <text:s text:c="3"/>27913295 <text:s text:c="5"/>0.0</text:p>
      <text:p text:style-name="Standard">########################################</text:p>
      <text:p text:style-name="Standard">KIC 11700133</text:p>
      <text:p text:style-name="Standard">SearchResult containing 1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7570979 <text:s text:c="5"/>0.0</text:p>
      <text:p text:style-name="Standard"><text:s text:c="2"/>1 TESS Sector 14 2019 <text:s/>TASOC <text:s text:c="3"/>1800 <text:s text:c="2"/>267570979 <text:s text:c="5"/>0.0</text:p>
      <text:p text:style-name="Standard"><text:s text:c="2"/>2 TESS Sector 14 2019 <text:s/>TASOC <text:s text:c="3"/>1800 <text:s text:c="2"/>267570979 <text:s text:c="5"/>0.0</text:p>
      <text:p text:style-name="Standard"><text:s text:c="2"/>3 TESS Sector 15 2019 <text:s text:c="3"/>QLP <text:s text:c="3"/>1800 <text:s text:c="2"/>267570979 <text:s text:c="5"/>0.0</text:p>
      <text:p text:style-name="Standard"><text:s text:c="2"/>4 TESS Sector 15 2019 <text:s/>TASOC <text:s text:c="3"/>1800 <text:s text:c="2"/>267570979 <text:s text:c="5"/>0.0</text:p>
      <text:p text:style-name="Standard"><text:s text:c="2"/>5 TESS Sector 15 2019 <text:s/>TASOC <text:s text:c="3"/>1800 <text:s text:c="2"/>267570979 <text:s text:c="5"/>0.0</text:p>
      <text:p text:style-name="Standard"><text:s text:c="2"/>6 TESS Sector 26 2020 <text:s text:c="3"/>QLP <text:s text:c="3"/>1800 <text:s text:c="2"/>267570979 <text:s text:c="5"/>0.0</text:p>
      <text:p text:style-name="Standard"><text:s text:c="2"/>7 TESS Sector 40 2021 <text:s text:c="3"/>QLP <text:s text:c="4"/>600 <text:s text:c="2"/>267570979 <text:s text:c="5"/>0.0</text:p>
      <text:p text:style-name="Standard"><text:s text:c="2"/>8 TESS Sector 41 2021 <text:s text:c="3"/>QLP <text:s text:c="4"/>600 <text:s text:c="2"/>267570979 <text:s text:c="5"/>0.0</text:p>
      <text:p text:style-name="Standard"><text:s text:c="2"/>9 TESS Sector 53 2022 <text:s text:c="3"/>QLP <text:s text:c="4"/>600 <text:s text:c="2"/>267570979 <text:s text:c="5"/>0.0</text:p>
      <text:p text:style-name="Standard"><text:s/>10 TESS Sector 54 2022 <text:s text:c="3"/>QLP <text:s text:c="4"/>600 <text:s text:c="2"/>267570979 <text:s text:c="5"/>0.0</text:p>
      <text:p text:style-name="Standard"><text:s/>11 TESS Sector 55 2022 <text:s text:c="3"/>QLP <text:s text:c="4"/>600 <text:s text:c="2"/>267570979 <text:s text:c="5"/>0.0</text:p>
      <text:p text:style-name="Standard">########################################</text:p>
      <text:p text:style-name="Standard">KIC 11703960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99860885 <text:s text:c="5"/>0.0</text:p>
      <text:p text:style-name="Standard"><text:s text:c="2"/>1 TESS Sector 15 2019 <text:s text:c="3"/>QLP <text:s text:c="3"/>1800 <text:s text:c="2"/>399860885 <text:s text:c="5"/>0.0</text:p>
      <text:p text:style-name="Standard"><text:s text:c="2"/>2 TESS Sector 40 2021 <text:s text:c="3"/>QLP <text:s text:c="4"/>600 <text:s text:c="2"/>399860885 <text:s text:c="5"/>0.0</text:p>
      <text:p text:style-name="Standard"><text:s text:c="2"/>3 TESS Sector 41 2021 <text:s text:c="3"/>QLP <text:s text:c="4"/>600 <text:s text:c="2"/>399860885 <text:s text:c="5"/>0.0</text:p>
      <text:p text:style-name="Standard"><text:s text:c="2"/>4 TESS Sector 53 2022 <text:s text:c="3"/>QLP <text:s text:c="4"/>600 <text:s text:c="2"/>399860885 <text:s text:c="5"/>0.0</text:p>
      <text:p text:style-name="Standard"><text:s text:c="2"/>5 TESS Sector 54 2022 <text:s text:c="3"/>QLP <text:s text:c="4"/>600 <text:s text:c="2"/>399860885 <text:s text:c="5"/>0.0</text:p>
      <text:p text:style-name="Standard"><text:s text:c="2"/>6 TESS Sector 55 2022 <text:s text:c="3"/>QLP <text:s text:c="4"/>600 <text:s text:c="2"/>399860885 <text:s text:c="5"/>0.0</text:p>
      <text:p text:style-name="Standard">########################################</text:p>
      <text:p text:style-name="Standard">KIC 11704155</text:p>
      <text:p text:style-name="Standard">SearchResult containing 18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TESS-SPOC <text:s text:c="3"/>1800 <text:s text:c="2"/>399867354 <text:s text:c="5"/>0.0</text:p>
      <text:p text:style-name="Standard"><text:s text:c="2"/>1 TESS Sector 14 2019 <text:s text:c="6"/>QLP <text:s text:c="3"/>1800 <text:s text:c="2"/>399867354 <text:s text:c="5"/>0.0</text:p>
      <text:p text:style-name="Standard"><text:s text:c="2"/>2 TESS Sector 14 2019 <text:s text:c="4"/>TASOC <text:s text:c="3"/>1800 <text:s text:c="2"/>399867354 <text:s text:c="5"/>0.0</text:p>
      <text:p text:style-name="Standard"><text:s text:c="2"/>3 TESS Sector 14 2019 <text:s text:c="4"/>TASOC <text:s text:c="3"/>1800 <text:s text:c="2"/>399867354 <text:s text:c="5"/>0.0</text:p>
      <text:p text:style-name="Standard"><text:s text:c="2"/>4 TESS Sector 15 2019 TESS-SPOC <text:s text:c="3"/>1800 <text:s text:c="2"/>399867354 <text:s text:c="5"/>0.0</text:p>
      <text:p text:style-name="Standard"><text:s text:c="2"/>5 TESS Sector 15 2019 <text:s text:c="6"/>QLP <text:s text:c="3"/>1800 <text:s text:c="2"/>399867354 <text:s text:c="5"/>0.0</text:p>
      <text:p text:style-name="Standard"><text:s text:c="2"/>6 TESS Sector 15 2019 <text:s text:c="4"/>TASOC <text:s text:c="3"/>1800 <text:s text:c="2"/>399867354 <text:s text:c="5"/>0.0</text:p>
      <text:p text:style-name="Standard"><text:soft-page-break/><text:s text:c="2"/>7 TESS Sector 15 2019 <text:s text:c="4"/>TASOC <text:s text:c="3"/>1800 <text:s text:c="2"/>399867354 <text:s text:c="5"/>0.0</text:p>
      <text:p text:style-name="Standard"><text:s text:c="2"/>8 TESS Sector 26 2020 TESS-SPOC <text:s text:c="3"/>1800 <text:s text:c="2"/>399867354 <text:s text:c="5"/>0.0</text:p>
      <text:p text:style-name="Standard"><text:s text:c="2"/>9 TESS Sector 26 2020 <text:s text:c="6"/>QLP <text:s text:c="3"/>1800 <text:s text:c="2"/>399867354 <text:s text:c="5"/>0.0</text:p>
      <text:p text:style-name="Standard"><text:s/>10 TESS Sector 26 2020 <text:s text:c="4"/>TASOC <text:s text:c="3"/>1800 <text:s text:c="2"/>399867354 <text:s text:c="5"/>0.0</text:p>
      <text:p text:style-name="Standard"><text:s/>11 TESS Sector 26 2020 <text:s text:c="4"/>TASOC <text:s text:c="3"/>1800 <text:s text:c="2"/>399867354 <text:s text:c="5"/>0.0</text:p>
      <text:p text:style-name="Standard"><text:s/>12 TESS Sector 40 2021 <text:s text:c="6"/>QLP <text:s text:c="4"/>600 <text:s text:c="2"/>399867354 <text:s text:c="5"/>0.0</text:p>
      <text:p text:style-name="Standard"><text:s/>13 TESS Sector 41 2021 <text:s text:c="6"/>QLP <text:s text:c="4"/>600 <text:s text:c="2"/>399867354 <text:s text:c="5"/>0.0</text:p>
      <text:p text:style-name="Standard"><text:s/>14 TESS Sector 53 2022 TESS-SPOC <text:s text:c="4"/>600 <text:s text:c="2"/>399867354 <text:s text:c="5"/>0.0</text:p>
      <text:p text:style-name="Standard"><text:s/>15 TESS Sector 53 2022 <text:s text:c="6"/>QLP <text:s text:c="4"/>600 <text:s text:c="2"/>399867354 <text:s text:c="5"/>0.0</text:p>
      <text:p text:style-name="Standard"><text:s/>16 TESS Sector 54 2022 <text:s text:c="6"/>QLP <text:s text:c="4"/>600 <text:s text:c="2"/>399867354 <text:s text:c="5"/>0.0</text:p>
      <text:p text:style-name="Standard"><text:s/>17 TESS Sector 55 2022 <text:s text:c="6"/>QLP <text:s text:c="4"/>600 <text:s text:c="2"/>399867354 <text:s text:c="5"/>0.0</text:p>
      <text:p text:style-name="Standard">########################################</text:p>
      <text:p text:style-name="Standard">KIC 11716688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007237 <text:s text:c="5"/>0.0</text:p>
      <text:p text:style-name="Standard"><text:s text:c="2"/>1 TESS Sector 14 2019 <text:s/>TASOC <text:s text:c="3"/>1800 <text:s text:c="3"/>27007237 <text:s text:c="5"/>0.0</text:p>
      <text:p text:style-name="Standard"><text:s text:c="2"/>2 TESS Sector 14 2019 <text:s/>TASOC <text:s text:c="3"/>1800 <text:s text:c="3"/>27007237 <text:s text:c="5"/>0.0</text:p>
      <text:p text:style-name="Standard"><text:s text:c="2"/>3 TESS Sector 15 2019 <text:s text:c="3"/>QLP <text:s text:c="3"/>1800 <text:s text:c="3"/>27007237 <text:s text:c="5"/>0.0</text:p>
      <text:p text:style-name="Standard"><text:s text:c="2"/>4 TESS Sector 15 2019 <text:s/>TASOC <text:s text:c="3"/>1800 <text:s text:c="3"/>27007237 <text:s text:c="5"/>0.0</text:p>
      <text:p text:style-name="Standard"><text:s text:c="2"/>5 TESS Sector 15 2019 <text:s/>TASOC <text:s text:c="3"/>1800 <text:s text:c="3"/>27007237 <text:s text:c="5"/>0.0</text:p>
      <text:p text:style-name="Standard"><text:s text:c="2"/>6 TESS Sector 40 2021 <text:s text:c="3"/>QLP <text:s text:c="4"/>600 <text:s text:c="3"/>27007237 <text:s text:c="5"/>0.0</text:p>
      <text:p text:style-name="Standard"><text:s text:c="2"/>7 TESS Sector 41 2021 <text:s text:c="3"/>QLP <text:s text:c="4"/>600 <text:s text:c="3"/>27007237 <text:s text:c="5"/>0.0</text:p>
      <text:p text:style-name="Standard"><text:s text:c="2"/>8 TESS Sector 54 2022 <text:s text:c="3"/>QLP <text:s text:c="4"/>600 <text:s text:c="3"/>27007237 <text:s text:c="5"/>0.0</text:p>
      <text:p text:style-name="Standard"><text:s text:c="2"/>9 TESS Sector 55 2022 <text:s text:c="3"/>QLP <text:s text:c="4"/>600 <text:s text:c="3"/>27007237 <text:s text:c="5"/>0.0</text:p>
      <text:p text:style-name="Standard"><text:s/>10 TESS Sector 56 2022 <text:s text:c="3"/>QLP <text:s text:c="4"/>200 <text:s text:c="3"/>27007237 <text:s text:c="5"/>0.0</text:p>
      <text:p text:style-name="Standard">########################################</text:p>
      <text:p text:style-name="Standard">KIC 11717798</text:p>
      <text:p text:style-name="Standard">SearchResult containing 0 data products.</text:p>
      <text:p text:style-name="Standard">########################################</text:p>
      <text:p text:style-name="Standard">KIC 1172281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846610 <text:s text:c="5"/>0.0</text:p>
      <text:p text:style-name="Standard"><text:s text:c="2"/>1 TESS Sector 14 2019 <text:s/>TASOC <text:s text:c="3"/>1800 <text:s text:c="3"/>27846610 <text:s text:c="5"/>0.0</text:p>
      <text:p text:style-name="Standard"><text:s text:c="2"/>2 TESS Sector 15 2019 <text:s/>TASOC <text:s text:c="3"/>1800 <text:s text:c="3"/>27846610 <text:s text:c="5"/>0.0</text:p>
      <text:p text:style-name="Standard"><text:s text:c="2"/>3 TESS Sector 15 2019 <text:s/>TASOC <text:s text:c="3"/>1800 <text:s text:c="3"/>27846610 <text:s text:c="5"/>0.0</text:p>
      <text:p text:style-name="Standard">########################################</text:p>
      <text:p text:style-name="Standard">KIC 11724091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<text:soft-page-break/>--- -------------- ---- ------ ------- ----------- --------</text:p>
      <text:p text:style-name="Standard"><text:s text:c="2"/>0 TESS Sector 14 2019 <text:s text:c="3"/>QLP <text:s text:c="3"/>1800 <text:s text:c="3"/>27991843 <text:s text:c="5"/>0.0</text:p>
      <text:p text:style-name="Standard"><text:s text:c="2"/>1 TESS Sector 15 2019 <text:s text:c="3"/>QLP <text:s text:c="3"/>1800 <text:s text:c="3"/>27991843 <text:s text:c="5"/>0.0</text:p>
      <text:p text:style-name="Standard"><text:s text:c="2"/>2 TESS Sector 41 2021 <text:s text:c="3"/>QLP <text:s text:c="4"/>600 <text:s text:c="3"/>27991843 <text:s text:c="5"/>0.0</text:p>
      <text:p text:style-name="Standard"><text:s text:c="2"/>3 TESS Sector 54 2022 <text:s text:c="3"/>QLP <text:s text:c="4"/>600 <text:s text:c="3"/>27991843 <text:s text:c="5"/>0.0</text:p>
      <text:p text:style-name="Standard"><text:s text:c="2"/>4 TESS Sector 55 2022 <text:s text:c="3"/>QLP <text:s text:c="4"/>600 <text:s text:c="3"/>27991843 <text:s text:c="5"/>0.0</text:p>
      <text:p text:style-name="Standard"><text:s text:c="2"/>5 TESS Sector 56 2022 <text:s text:c="3"/>QLP <text:s text:c="4"/>200 <text:s text:c="3"/>27991843 <text:s text:c="5"/>0.0</text:p>
      <text:p text:style-name="Standard">########################################</text:p>
      <text:p text:style-name="Standard">KIC 11751847</text:p>
      <text:p text:style-name="Standard">SearchResult containing 1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48451718 <text:s text:c="5"/>0.0</text:p>
      <text:p text:style-name="Standard"><text:s text:c="2"/>1 TESS Sector 14 2019 <text:s/>TASOC <text:s text:c="4"/>120 <text:s text:c="3"/>48451718 <text:s text:c="5"/>0.0</text:p>
      <text:p text:style-name="Standard"><text:s text:c="2"/>2 TESS Sector 14 2019 <text:s/>TASOC <text:s text:c="3"/>1800 <text:s text:c="3"/>48451718 <text:s text:c="5"/>0.0</text:p>
      <text:p text:style-name="Standard"><text:s text:c="2"/>3 TESS Sector 14 2019 <text:s/>TASOC <text:s text:c="3"/>1800 <text:s text:c="3"/>48451718 <text:s text:c="5"/>0.0</text:p>
      <text:p text:style-name="Standard"><text:s text:c="2"/>4 TESS Sector 15 2019 <text:s text:c="3"/>QLP <text:s text:c="3"/>1800 <text:s text:c="3"/>48451718 <text:s text:c="5"/>0.0</text:p>
      <text:p text:style-name="Standard"><text:s text:c="2"/>5 TESS Sector 15 2019 <text:s/>TASOC <text:s text:c="4"/>120 <text:s text:c="3"/>48451718 <text:s text:c="5"/>0.0</text:p>
      <text:p text:style-name="Standard"><text:s text:c="2"/>6 TESS Sector 15 2019 <text:s/>TASOC <text:s text:c="3"/>1800 <text:s text:c="3"/>48451718 <text:s text:c="5"/>0.0</text:p>
      <text:p text:style-name="Standard"><text:s text:c="2"/>7 TESS Sector 15 2019 <text:s/>TASOC <text:s text:c="3"/>1800 <text:s text:c="3"/>48451718 <text:s text:c="5"/>0.0</text:p>
      <text:p text:style-name="Standard"><text:s text:c="2"/>8 TESS Sector 26 2020 <text:s/>TASOC <text:s text:c="3"/>1800 <text:s text:c="3"/>48451718 <text:s text:c="5"/>0.0</text:p>
      <text:p text:style-name="Standard"><text:s text:c="2"/>9 TESS Sector 26 2020 <text:s/>TASOC <text:s text:c="3"/>1800 <text:s text:c="3"/>48451718 <text:s text:c="5"/>0.0</text:p>
      <text:p text:style-name="Standard"><text:s/>10 TESS Sector 40 2021 <text:s text:c="3"/>QLP <text:s text:c="4"/>600 <text:s text:c="3"/>48451718 <text:s text:c="5"/>0.0</text:p>
      <text:p text:style-name="Standard"><text:s/>11 TESS Sector 41 2021 <text:s text:c="3"/>QLP <text:s text:c="4"/>600 <text:s text:c="3"/>48451718 <text:s text:c="5"/>0.0</text:p>
      <text:p text:style-name="Standard"><text:s/>12 TESS Sector 53 2022 <text:s text:c="3"/>QLP <text:s text:c="4"/>600 <text:s text:c="3"/>48451718 <text:s text:c="5"/>0.0</text:p>
      <text:p text:style-name="Standard"><text:s/>13 TESS Sector 54 2022 <text:s text:c="3"/>QLP <text:s text:c="4"/>600 <text:s text:c="3"/>48451718 <text:s text:c="5"/>0.0</text:p>
      <text:p text:style-name="Standard"><text:s/>14 TESS Sector 55 2022 <text:s text:c="3"/>QLP <text:s text:c="4"/>600 <text:s text:c="3"/>48451718 <text:s text:c="5"/>0.0</text:p>
      <text:p text:style-name="Standard">########################################</text:p>
      <text:p text:style-name="Standard">KIC 1176973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396827 <text:s text:c="5"/>0.0</text:p>
      <text:p text:style-name="Standard"><text:s text:c="2"/>1 TESS Sector 14 2019 <text:s/>TASOC <text:s text:c="3"/>1800 <text:s text:c="3"/>27396827 <text:s text:c="5"/>0.0</text:p>
      <text:p text:style-name="Standard"><text:s text:c="2"/>2 TESS Sector 15 2019 <text:s/>TASOC <text:s text:c="3"/>1800 <text:s text:c="3"/>27396827 <text:s text:c="5"/>0.0</text:p>
      <text:p text:style-name="Standard"><text:s text:c="2"/>3 TESS Sector 15 2019 <text:s/>TASOC <text:s text:c="3"/>1800 <text:s text:c="3"/>27396827 <text:s text:c="5"/>0.0</text:p>
      <text:p text:style-name="Standard">########################################</text:p>
      <text:p text:style-name="Standard">KIC 11774013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912857 <text:s text:c="5"/>0.0</text:p>
      <text:p text:style-name="Standard"><text:s text:c="2"/>1 TESS Sector 14 2019 <text:s/>TASOC <text:s text:c="3"/>1800 <text:s text:c="3"/>27912857 <text:s text:c="5"/>0.0</text:p>
      <text:p text:style-name="Standard"><text:soft-page-break/><text:s text:c="2"/>2 TESS Sector 15 2019 <text:s/>TASOC <text:s text:c="3"/>1800 <text:s text:c="3"/>27912857 <text:s text:c="5"/>0.0</text:p>
      <text:p text:style-name="Standard"><text:s text:c="2"/>3 TESS Sector 15 2019 <text:s/>TASOC <text:s text:c="3"/>1800 <text:s text:c="3"/>27912857 <text:s text:c="5"/>0.0</text:p>
      <text:p text:style-name="Standard">########################################</text:p>
      <text:p text:style-name="Standard">KIC 11774383</text:p>
      <text:p text:style-name="Standard">SearchResult containing 0 data products.</text:p>
      <text:p text:style-name="Standard">########################################</text:p>
      <text:p text:style-name="Standard">KIC 11805235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399861099 <text:s text:c="5"/>0.0</text:p>
      <text:p text:style-name="Standard"><text:s text:c="2"/>1 TESS Sector 14 2019 <text:s/>TASOC <text:s text:c="3"/>1800 <text:s text:c="2"/>399861099 <text:s text:c="5"/>0.0</text:p>
      <text:p text:style-name="Standard"><text:s text:c="2"/>2 TESS Sector 26 2020 <text:s/>TASOC <text:s text:c="3"/>1800 <text:s text:c="2"/>399861099 <text:s text:c="5"/>0.0</text:p>
      <text:p text:style-name="Standard"><text:s text:c="2"/>3 TESS Sector 26 2020 <text:s/>TASOC <text:s text:c="3"/>1800 <text:s text:c="2"/>399861099 <text:s text:c="5"/>0.0</text:p>
      <text:p text:style-name="Standard">########################################</text:p>
      <text:p text:style-name="Standard">KIC 11819135</text:p>
      <text:p text:style-name="Standard">SearchResult containing 0 data products.</text:p>
      <text:p text:style-name="Standard">########################################</text:p>
      <text:p text:style-name="Standard">KIC 11825057</text:p>
      <text:p text:style-name="Standard">SearchResult containing 0 data products.</text:p>
      <text:p text:style-name="Standard">########################################</text:p>
      <text:p text:style-name="Standard">KIC 11825204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992293 <text:s text:c="5"/>0.0</text:p>
      <text:p text:style-name="Standard"><text:s text:c="2"/>1 TESS Sector 15 2019 <text:s text:c="3"/>QLP <text:s text:c="3"/>1800 <text:s text:c="3"/>27992293 <text:s text:c="5"/>0.0</text:p>
      <text:p text:style-name="Standard"><text:s text:c="2"/>2 TESS Sector 41 2021 <text:s text:c="3"/>QLP <text:s text:c="4"/>600 <text:s text:c="3"/>27992293 <text:s text:c="5"/>0.0</text:p>
      <text:p text:style-name="Standard"><text:s text:c="2"/>3 TESS Sector 54 2022 <text:s text:c="3"/>QLP <text:s text:c="4"/>600 <text:s text:c="3"/>27992293 <text:s text:c="5"/>0.0</text:p>
      <text:p text:style-name="Standard"><text:s text:c="2"/>4 TESS Sector 55 2022 <text:s text:c="3"/>QLP <text:s text:c="4"/>600 <text:s text:c="3"/>27992293 <text:s text:c="5"/>0.0</text:p>
      <text:p text:style-name="Standard"><text:s text:c="2"/>5 TESS Sector 56 2022 <text:s text:c="3"/>QLP <text:s text:c="4"/>200 <text:s text:c="3"/>27992293 <text:s text:c="5"/>0.0</text:p>
      <text:p text:style-name="Standard">########################################</text:p>
      <text:p text:style-name="Standard">KIC 11875706</text:p>
      <text:p text:style-name="Standard">SearchResult containing 0 data products.</text:p>
      <text:p text:style-name="Standard">########################################</text:p>
      <text:p text:style-name="Standard">KIC 11904038</text:p>
      <text:p text:style-name="Standard">SearchResult containing 1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0814782 <text:s text:c="5"/>0.0</text:p>
      <text:p text:style-name="Standard"><text:s text:c="2"/>1 TESS Sector 14 2019 <text:s/>TASOC <text:s text:c="3"/>1800 <text:s text:c="2"/>350814782 <text:s text:c="5"/>0.0</text:p>
      <text:p text:style-name="Standard"><text:s text:c="2"/>2 TESS Sector 14 2019 <text:s/>TASOC <text:s text:c="3"/>1800 <text:s text:c="2"/>350814782 <text:s text:c="5"/>0.0</text:p>
      <text:p text:style-name="Standard"><text:s text:c="2"/>3 TESS Sector 15 2019 <text:s text:c="3"/>QLP <text:s text:c="3"/>1800 <text:s text:c="2"/>350814782 <text:s text:c="5"/>0.0</text:p>
      <text:p text:style-name="Standard"><text:soft-page-break/><text:s text:c="2"/>4 TESS Sector 15 2019 <text:s/>TASOC <text:s text:c="3"/>1800 <text:s text:c="2"/>350814782 <text:s text:c="5"/>0.0</text:p>
      <text:p text:style-name="Standard"><text:s text:c="2"/>5 TESS Sector 15 2019 <text:s/>TASOC <text:s text:c="3"/>1800 <text:s text:c="2"/>350814782 <text:s text:c="5"/>0.0</text:p>
      <text:p text:style-name="Standard"><text:s text:c="2"/>6 TESS Sector 26 2020 <text:s text:c="3"/>QLP <text:s text:c="3"/>1800 <text:s text:c="2"/>350814782 <text:s text:c="5"/>0.0</text:p>
      <text:p text:style-name="Standard"><text:s text:c="2"/>7 TESS Sector 26 2020 <text:s/>TASOC <text:s text:c="3"/>1800 <text:s text:c="2"/>350814782 <text:s text:c="5"/>0.0</text:p>
      <text:p text:style-name="Standard"><text:s text:c="2"/>8 TESS Sector 26 2020 <text:s/>TASOC <text:s text:c="3"/>1800 <text:s text:c="2"/>350814782 <text:s text:c="5"/>0.0</text:p>
      <text:p text:style-name="Standard"><text:s text:c="2"/>9 TESS Sector 40 2021 <text:s text:c="3"/>QLP <text:s text:c="4"/>600 <text:s text:c="2"/>350814782 <text:s text:c="5"/>0.0</text:p>
      <text:p text:style-name="Standard"><text:s/>10 TESS Sector 41 2021 <text:s text:c="3"/>QLP <text:s text:c="4"/>600 <text:s text:c="2"/>350814782 <text:s text:c="5"/>0.0</text:p>
      <text:p text:style-name="Standard"><text:s/>11 TESS Sector 53 2022 <text:s text:c="3"/>QLP <text:s text:c="4"/>600 <text:s text:c="2"/>350814782 <text:s text:c="5"/>0.0</text:p>
      <text:p text:style-name="Standard"><text:s/>12 TESS Sector 54 2022 <text:s text:c="3"/>QLP <text:s text:c="4"/>600 <text:s text:c="2"/>350814782 <text:s text:c="5"/>0.0</text:p>
      <text:p text:style-name="Standard"><text:s/>13 TESS Sector 55 2022 <text:s text:c="3"/>QLP <text:s text:c="4"/>600 <text:s text:c="2"/>350814782 <text:s text:c="5"/>0.0</text:p>
      <text:p text:style-name="Standard">########################################</text:p>
      <text:p text:style-name="Standard">KIC 11910076</text:p>
      <text:p text:style-name="Standard"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26 2020 <text:s/>TASOC <text:s text:c="3"/>1800 <text:s text:c="2"/>299219132 <text:s text:c="5"/>0.0</text:p>
      <text:p text:style-name="Standard"><text:s text:c="2"/>1 TESS Sector 26 2020 <text:s/>TASOC <text:s text:c="3"/>1800 <text:s text:c="2"/>299219132 <text:s text:c="5"/>0.0</text:p>
      <text:p text:style-name="Standard">########################################</text:p>
      <text:p text:style-name="Standard">KIC 11924311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1193003 <text:s text:c="5"/>0.0</text:p>
      <text:p text:style-name="Standard"><text:s text:c="2"/>1 TESS Sector 15 2019 <text:s text:c="3"/>QLP <text:s text:c="3"/>1800 <text:s text:c="2"/>351193003 <text:s text:c="5"/>0.0</text:p>
      <text:p text:style-name="Standard"><text:s text:c="2"/>2 TESS Sector 41 2021 <text:s text:c="3"/>QLP <text:s text:c="4"/>600 <text:s text:c="2"/>351193003 <text:s text:c="5"/>0.0</text:p>
      <text:p text:style-name="Standard"><text:s text:c="2"/>3 TESS Sector 54 2022 <text:s text:c="3"/>QLP <text:s text:c="4"/>600 <text:s text:c="2"/>351193003 <text:s text:c="5"/>0.0</text:p>
      <text:p text:style-name="Standard"><text:s text:c="2"/>4 TESS Sector 55 2022 <text:s text:c="3"/>QLP <text:s text:c="4"/>600 <text:s text:c="2"/>351193003 <text:s text:c="5"/>0.0</text:p>
      <text:p text:style-name="Standard"><text:s text:c="2"/>5 TESS Sector 56 2022 <text:s text:c="3"/>QLP <text:s text:c="4"/>200 <text:s text:c="2"/>351193003 <text:s text:c="5"/>0.0</text:p>
      <text:p text:style-name="Standard">########################################</text:p>
      <text:p text:style-name="P1">KIC 12004834</text:p>
      <text:p text:style-name="Standard">SearchResult containing 8 data products.</text:p>
      <text:p text:style-name="Standard"/>
      <text:p text:style-name="Standard"><text:s/># <text:s text:c="4"/>mission <text:s text:c="4"/>year <text:s text:c="2"/>author <text:s/>exptime target_name distance</text:p>
      <text:p text:style-name="Standard"><text:s text:c="37"/>s <text:s text:c="16"/>arcsec </text:p>
      <text:p text:style-name="Standard">--- -------------- ---- --------- ------- ----------- --------</text:p>
      <text:p text:style-name="Standard"><text:s text:c="2"/>0 TESS Sector 14 2019 <text:s text:c="6"/>QLP <text:s text:c="3"/>1800 <text:s text:c="2"/>243270891 <text:s text:c="5"/>0.0</text:p>
      <text:p text:style-name="Standard"><text:s text:c="2"/>1 TESS Sector 15 2019 <text:s text:c="6"/>QLP <text:s text:c="3"/>1800 <text:s text:c="2"/>243270891 <text:s text:c="5"/>0.0</text:p>
      <text:p text:style-name="Standard"><text:s text:c="2"/>2 TESS Sector 41 2021 <text:s text:c="6"/>QLP <text:s text:c="4"/>600 <text:s text:c="2"/>243270891 <text:s text:c="5"/>0.0</text:p>
      <text:p text:style-name="Standard"><text:s text:c="2"/>3 TESS Sector 53 2022 <text:s text:c="5"/>SPOC <text:s text:c="4"/>120 <text:s text:c="2"/>243270891 <text:s text:c="5"/>0.0</text:p>
      <text:p text:style-name="Standard"><text:s text:c="2"/>4 TESS Sector 53 2022 TESS-SPOC <text:s text:c="4"/>600 <text:s text:c="2"/>243270891 <text:s text:c="5"/>0.0</text:p>
      <text:p text:style-name="Standard"><text:s text:c="2"/>5 TESS Sector 53 2022 <text:s text:c="6"/>QLP <text:s text:c="4"/>600 <text:s text:c="2"/>243270891 <text:s text:c="5"/>0.0</text:p>
      <text:p text:style-name="Standard"><text:s text:c="2"/>6 TESS Sector 54 2022 <text:s text:c="6"/>QLP <text:s text:c="4"/>600 <text:s text:c="2"/>243270891 <text:s text:c="5"/>0.0</text:p>
      <text:p text:style-name="Standard"><text:s text:c="2"/>7 TESS Sector 55 2022 <text:s text:c="6"/>QLP <text:s text:c="4"/>600 <text:s text:c="2"/>243270891 <text:s text:c="5"/>0.0</text:p>
      <text:p text:style-name="Standard">########################################</text:p>
      <text:p text:style-name="Standard">KIC 12016304</text:p>
      <text:p text:style-name="Standard"><text:soft-page-break/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885617 <text:s text:c="5"/>0.0</text:p>
      <text:p text:style-name="Standard"><text:s text:c="2"/>1 TESS Sector 14 2019 <text:s/>TASOC <text:s text:c="3"/>1800 <text:s text:c="3"/>26885617 <text:s text:c="5"/>0.0</text:p>
      <text:p text:style-name="Standard"><text:s text:c="2"/>2 TESS Sector 14 2019 <text:s/>TASOC <text:s text:c="3"/>1800 <text:s text:c="3"/>26885617 <text:s text:c="5"/>0.0</text:p>
      <text:p text:style-name="Standard"><text:s text:c="2"/>3 TESS Sector 15 2019 <text:s text:c="3"/>QLP <text:s text:c="3"/>1800 <text:s text:c="3"/>26885617 <text:s text:c="5"/>0.0</text:p>
      <text:p text:style-name="Standard"><text:s text:c="2"/>4 TESS Sector 15 2019 <text:s/>TASOC <text:s text:c="3"/>1800 <text:s text:c="3"/>26885617 <text:s text:c="5"/>0.0</text:p>
      <text:p text:style-name="Standard"><text:s text:c="2"/>5 TESS Sector 15 2019 <text:s/>TASOC <text:s text:c="3"/>1800 <text:s text:c="3"/>26885617 <text:s text:c="5"/>0.0</text:p>
      <text:p text:style-name="Standard"><text:s text:c="2"/>6 TESS Sector 41 2021 <text:s text:c="3"/>QLP <text:s text:c="4"/>600 <text:s text:c="3"/>26885617 <text:s text:c="5"/>0.0</text:p>
      <text:p text:style-name="Standard"><text:s text:c="2"/>7 TESS Sector 54 2022 <text:s text:c="3"/>QLP <text:s text:c="4"/>600 <text:s text:c="3"/>26885617 <text:s text:c="5"/>0.0</text:p>
      <text:p text:style-name="Standard"><text:s text:c="2"/>8 TESS Sector 55 2022 <text:s text:c="3"/>QLP <text:s text:c="4"/>600 <text:s text:c="3"/>26885617 <text:s text:c="5"/>0.0</text:p>
      <text:p text:style-name="Standard"><text:s text:c="2"/>9 TESS Sector 56 2022 <text:s text:c="3"/>QLP <text:s text:c="4"/>200 <text:s text:c="3"/>26885617 <text:s text:c="5"/>0.0</text:p>
      <text:p text:style-name="Standard">########################################</text:p>
      <text:p text:style-name="Standard">KIC 12019674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397641 <text:s text:c="5"/>0.0</text:p>
      <text:p text:style-name="Standard"><text:s text:c="2"/>1 TESS Sector 14 2019 <text:s/>TASOC <text:s text:c="3"/>1800 <text:s text:c="3"/>27397641 <text:s text:c="5"/>0.0</text:p>
      <text:p text:style-name="Standard"><text:s text:c="2"/>2 TESS Sector 14 2019 <text:s/>TASOC <text:s text:c="3"/>1800 <text:s text:c="3"/>27397641 <text:s text:c="5"/>0.0</text:p>
      <text:p text:style-name="Standard"><text:s text:c="2"/>3 TESS Sector 15 2019 <text:s text:c="3"/>QLP <text:s text:c="3"/>1800 <text:s text:c="3"/>27397641 <text:s text:c="5"/>0.0</text:p>
      <text:p text:style-name="Standard"><text:s text:c="2"/>4 TESS Sector 15 2019 <text:s/>TASOC <text:s text:c="3"/>1800 <text:s text:c="3"/>27397641 <text:s text:c="5"/>0.0</text:p>
      <text:p text:style-name="Standard"><text:s text:c="2"/>5 TESS Sector 15 2019 <text:s/>TASOC <text:s text:c="3"/>1800 <text:s text:c="3"/>27397641 <text:s text:c="5"/>0.0</text:p>
      <text:p text:style-name="Standard"><text:s text:c="2"/>6 TESS Sector 41 2021 <text:s text:c="3"/>QLP <text:s text:c="4"/>600 <text:s text:c="3"/>27397641 <text:s text:c="5"/>0.0</text:p>
      <text:p text:style-name="Standard"><text:s text:c="2"/>7 TESS Sector 54 2022 <text:s text:c="3"/>QLP <text:s text:c="4"/>600 <text:s text:c="3"/>27397641 <text:s text:c="5"/>0.0</text:p>
      <text:p text:style-name="Standard"><text:s text:c="2"/>8 TESS Sector 55 2022 <text:s text:c="3"/>QLP <text:s text:c="4"/>600 <text:s text:c="3"/>27397641 <text:s text:c="5"/>0.0</text:p>
      <text:p text:style-name="Standard"><text:s text:c="2"/>9 TESS Sector 56 2022 <text:s text:c="3"/>QLP <text:s text:c="4"/>200 <text:s text:c="3"/>27397641 <text:s text:c="5"/>0.0</text:p>
      <text:p text:style-name="Standard">########################################</text:p>
      <text:p text:style-name="Standard">KIC 12023089</text:p>
      <text:p text:style-name="Standard">SearchResult containing 0 data products.</text:p>
      <text:p text:style-name="Standard">########################################</text:p>
      <text:p text:style-name="Standard">KIC 12055014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2"/>399955376 <text:s text:c="5"/>0.0</text:p>
      <text:p text:style-name="Standard"><text:s text:c="2"/>1 TESS Sector 15 2019 <text:s/>TASOC <text:s text:c="3"/>1800 <text:s text:c="2"/>399955376 <text:s text:c="5"/>0.0</text:p>
      <text:p text:style-name="Standard"><text:s text:c="2"/>2 TESS Sector 15 2019 <text:s/>TASOC <text:s text:c="3"/>1800 <text:s text:c="2"/>399955376 <text:s text:c="5"/>0.0</text:p>
      <text:p text:style-name="Standard"><text:s text:c="2"/>3 TESS Sector 26 2020 <text:s/>TASOC <text:s text:c="3"/>1800 <text:s text:c="2"/>399955376 <text:s text:c="5"/>0.0</text:p>
      <text:p text:style-name="Standard"><text:s text:c="2"/>4 TESS Sector 26 2020 <text:s/>TASOC <text:s text:c="3"/>1800 <text:s text:c="2"/>399955376 <text:s text:c="5"/>0.0</text:p>
      <text:p text:style-name="Standard"><text:s text:c="2"/>5 TESS Sector 41 2021 <text:s text:c="3"/>QLP <text:s text:c="4"/>600 <text:s text:c="2"/>399955376 <text:s text:c="5"/>0.0</text:p>
      <text:p text:style-name="Standard"><text:s text:c="2"/>6 TESS Sector 53 2022 <text:s text:c="3"/>QLP <text:s text:c="4"/>600 <text:s text:c="2"/>399955376 <text:s text:c="5"/>0.0</text:p>
      <text:p text:style-name="Standard"><text:soft-page-break/><text:s text:c="2"/>7 TESS Sector 54 2022 <text:s text:c="3"/>QLP <text:s text:c="4"/>600 <text:s text:c="2"/>399955376 <text:s text:c="5"/>0.0</text:p>
      <text:p text:style-name="Standard"><text:s text:c="2"/>8 TESS Sector 55 2022 <text:s text:c="3"/>QLP <text:s text:c="4"/>600 <text:s text:c="2"/>399955376 <text:s text:c="5"/>0.0</text:p>
      <text:p text:style-name="Standard">########################################</text:p>
      <text:p text:style-name="Standard">KIC 12055255</text:p>
      <text:p text:style-name="Standard">SearchResult containing 0 data products.</text:p>
      <text:p text:style-name="Standard">########################################</text:p>
      <text:p text:style-name="Standard">KIC 12055421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2"/>298786653 <text:s text:c="5"/>0.0</text:p>
      <text:p text:style-name="Standard"><text:s text:c="2"/>1 TESS Sector 15 2019 <text:s/>TASOC <text:s text:c="3"/>1800 <text:s text:c="2"/>298786653 <text:s text:c="5"/>0.0</text:p>
      <text:p text:style-name="Standard"><text:s text:c="2"/>2 TESS Sector 15 2019 <text:s/>TASOC <text:s text:c="3"/>1800 <text:s text:c="2"/>298786653 <text:s text:c="5"/>0.0</text:p>
      <text:p text:style-name="Standard"><text:s text:c="2"/>3 TESS Sector 26 2020 <text:s text:c="3"/>QLP <text:s text:c="3"/>1800 <text:s text:c="2"/>298786653 <text:s text:c="5"/>0.0</text:p>
      <text:p text:style-name="Standard"><text:s text:c="2"/>4 TESS Sector 26 2020 <text:s/>TASOC <text:s text:c="3"/>1800 <text:s text:c="2"/>298786653 <text:s text:c="5"/>0.0</text:p>
      <text:p text:style-name="Standard"><text:s text:c="2"/>5 TESS Sector 26 2020 <text:s/>TASOC <text:s text:c="3"/>1800 <text:s text:c="2"/>298786653 <text:s text:c="5"/>0.0</text:p>
      <text:p text:style-name="Standard"><text:s text:c="2"/>6 TESS Sector 41 2021 <text:s text:c="3"/>QLP <text:s text:c="4"/>600 <text:s text:c="2"/>298786653 <text:s text:c="5"/>0.0</text:p>
      <text:p text:style-name="Standard"><text:s text:c="2"/>7 TESS Sector 53 2022 <text:s text:c="3"/>QLP <text:s text:c="4"/>600 <text:s text:c="2"/>298786653 <text:s text:c="5"/>0.0</text:p>
      <text:p text:style-name="Standard"><text:s text:c="2"/>8 TESS Sector 54 2022 <text:s text:c="3"/>QLP <text:s text:c="4"/>600 <text:s text:c="2"/>298786653 <text:s text:c="5"/>0.0</text:p>
      <text:p text:style-name="Standard"><text:s text:c="2"/>9 TESS Sector 55 2022 <text:s text:c="3"/>QLP <text:s text:c="4"/>600 <text:s text:c="2"/>298786653 <text:s text:c="5"/>0.0</text:p>
      <text:p text:style-name="Standard">########################################</text:p>
      <text:p text:style-name="Standard">KIC 12055517</text:p>
      <text:p text:style-name="Standard">SearchResult containing 0 data products.</text:p>
      <text:p text:style-name="Standard">########################################</text:p>
      <text:p text:style-name="Standard">KIC 12059158</text:p>
      <text:p text:style-name="Standard">SearchResult containing 9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7672180 <text:s text:c="5"/>0.0</text:p>
      <text:p text:style-name="Standard"><text:s text:c="2"/>1 TESS Sector 14 2019 <text:s/>TASOC <text:s text:c="3"/>1800 <text:s text:c="2"/>267672180 <text:s text:c="5"/>0.0</text:p>
      <text:p text:style-name="Standard"><text:s text:c="2"/>2 TESS Sector 14 2019 <text:s/>TASOC <text:s text:c="3"/>1800 <text:s text:c="2"/>267672180 <text:s text:c="5"/>0.0</text:p>
      <text:p text:style-name="Standard"><text:s text:c="2"/>3 TESS Sector 15 2019 <text:s text:c="3"/>QLP <text:s text:c="3"/>1800 <text:s text:c="2"/>267672180 <text:s text:c="5"/>0.0</text:p>
      <text:p text:style-name="Standard"><text:s text:c="2"/>4 TESS Sector 41 2021 <text:s text:c="3"/>QLP <text:s text:c="4"/>600 <text:s text:c="2"/>267672180 <text:s text:c="5"/>0.0</text:p>
      <text:p text:style-name="Standard"><text:s text:c="2"/>5 TESS Sector 53 2022 <text:s text:c="3"/>QLP <text:s text:c="4"/>600 <text:s text:c="2"/>267672180 <text:s text:c="5"/>0.0</text:p>
      <text:p text:style-name="Standard"><text:s text:c="2"/>6 TESS Sector 54 2022 <text:s text:c="3"/>QLP <text:s text:c="4"/>600 <text:s text:c="2"/>267672180 <text:s text:c="5"/>0.0</text:p>
      <text:p text:style-name="Standard"><text:s text:c="2"/>7 TESS Sector 55 2022 <text:s text:c="3"/>QLP <text:s text:c="4"/>600 <text:s text:c="2"/>267672180 <text:s text:c="5"/>0.0</text:p>
      <text:p text:style-name="Standard"><text:s text:c="2"/>8 TESS Sector 56 2022 <text:s text:c="3"/>QLP <text:s text:c="4"/>200 <text:s text:c="2"/>267672180 <text:s text:c="5"/>0.0</text:p>
      <text:p text:style-name="Standard">########################################</text:p>
      <text:p text:style-name="Standard">KIC 12071006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766676 <text:s text:c="5"/>0.0</text:p>
      <text:p text:style-name="Standard"><text:soft-page-break/><text:s text:c="2"/>1 TESS Sector 14 2019 <text:s/>TASOC <text:s text:c="3"/>1800 <text:s text:c="3"/>27766676 <text:s text:c="5"/>0.0</text:p>
      <text:p text:style-name="Standard"><text:s text:c="2"/>2 TESS Sector 14 2019 <text:s/>TASOC <text:s text:c="3"/>1800 <text:s text:c="3"/>27766676 <text:s text:c="5"/>0.0</text:p>
      <text:p text:style-name="Standard"><text:s text:c="2"/>3 TESS Sector 15 2019 <text:s text:c="3"/>QLP <text:s text:c="3"/>1800 <text:s text:c="3"/>27766676 <text:s text:c="5"/>0.0</text:p>
      <text:p text:style-name="Standard"><text:s text:c="2"/>4 TESS Sector 15 2019 <text:s/>TASOC <text:s text:c="3"/>1800 <text:s text:c="3"/>27766676 <text:s text:c="5"/>0.0</text:p>
      <text:p text:style-name="Standard"><text:s text:c="2"/>5 TESS Sector 15 2019 <text:s/>TASOC <text:s text:c="3"/>1800 <text:s text:c="3"/>27766676 <text:s text:c="5"/>0.0</text:p>
      <text:p text:style-name="Standard"><text:s text:c="2"/>6 TESS Sector 41 2021 <text:s text:c="3"/>QLP <text:s text:c="4"/>600 <text:s text:c="3"/>27766676 <text:s text:c="5"/>0.0</text:p>
      <text:p text:style-name="Standard"><text:s text:c="2"/>7 TESS Sector 54 2022 <text:s text:c="3"/>QLP <text:s text:c="4"/>600 <text:s text:c="3"/>27766676 <text:s text:c="5"/>0.0</text:p>
      <text:p text:style-name="Standard"><text:s text:c="2"/>8 TESS Sector 55 2022 <text:s text:c="3"/>QLP <text:s text:c="4"/>600 <text:s text:c="3"/>27766676 <text:s text:c="5"/>0.0</text:p>
      <text:p text:style-name="Standard"><text:s text:c="2"/>9 TESS Sector 56 2022 <text:s text:c="3"/>QLP <text:s text:c="4"/>200 <text:s text:c="3"/>27766676 <text:s text:c="5"/>0.0</text:p>
      <text:p text:style-name="Standard">########################################</text:p>
      <text:p text:style-name="Standard">KIC 1207174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845049 <text:s text:c="5"/>0.0</text:p>
      <text:p text:style-name="Standard"><text:s text:c="2"/>1 TESS Sector 14 2019 <text:s/>TASOC <text:s text:c="3"/>1800 <text:s text:c="3"/>27845049 <text:s text:c="5"/>0.0</text:p>
      <text:p text:style-name="Standard"><text:s text:c="2"/>2 TESS Sector 15 2019 <text:s/>TASOC <text:s text:c="3"/>1800 <text:s text:c="3"/>27845049 <text:s text:c="5"/>0.0</text:p>
      <text:p text:style-name="Standard"><text:s text:c="2"/>3 TESS Sector 15 2019 <text:s/>TASOC <text:s text:c="3"/>1800 <text:s text:c="3"/>27845049 <text:s text:c="5"/>0.0</text:p>
      <text:p text:style-name="Standard">########################################</text:p>
      <text:p text:style-name="Standard">KIC 12104285</text:p>
      <text:p text:style-name="Standard">SearchResult containing 0 data products.</text:p>
      <text:p text:style-name="Standard">########################################</text:p>
      <text:p text:style-name="Standard">KIC 12108333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7672284 <text:s text:c="5"/>0.0</text:p>
      <text:p text:style-name="Standard"><text:s text:c="2"/>1 TESS Sector 14 2019 <text:s/>TASOC <text:s text:c="3"/>1800 <text:s text:c="2"/>267672284 <text:s text:c="5"/>0.0</text:p>
      <text:p text:style-name="Standard"><text:s text:c="2"/>2 TESS Sector 14 2019 <text:s/>TASOC <text:s text:c="3"/>1800 <text:s text:c="2"/>267672284 <text:s text:c="5"/>0.0</text:p>
      <text:p text:style-name="Standard"><text:s text:c="2"/>3 TESS Sector 15 2019 <text:s text:c="3"/>QLP <text:s text:c="3"/>1800 <text:s text:c="2"/>267672284 <text:s text:c="5"/>0.0</text:p>
      <text:p text:style-name="Standard"><text:s text:c="2"/>4 TESS Sector 15 2019 <text:s/>TASOC <text:s text:c="3"/>1800 <text:s text:c="2"/>267672284 <text:s text:c="5"/>0.0</text:p>
      <text:p text:style-name="Standard"><text:s text:c="2"/>5 TESS Sector 15 2019 <text:s/>TASOC <text:s text:c="3"/>1800 <text:s text:c="2"/>267672284 <text:s text:c="5"/>0.0</text:p>
      <text:p text:style-name="Standard"><text:s text:c="2"/>6 TESS Sector 41 2021 <text:s text:c="3"/>QLP <text:s text:c="4"/>600 <text:s text:c="2"/>267672284 <text:s text:c="5"/>0.0</text:p>
      <text:p text:style-name="Standard"><text:s text:c="2"/>7 TESS Sector 53 2022 <text:s text:c="3"/>QLP <text:s text:c="4"/>600 <text:s text:c="2"/>267672284 <text:s text:c="5"/>0.0</text:p>
      <text:p text:style-name="Standard"><text:s text:c="2"/>8 TESS Sector 54 2022 <text:s text:c="3"/>QLP <text:s text:c="4"/>600 <text:s text:c="2"/>267672284 <text:s text:c="5"/>0.0</text:p>
      <text:p text:style-name="Standard"><text:s text:c="2"/>9 TESS Sector 55 2022 <text:s text:c="3"/>QLP <text:s text:c="4"/>600 <text:s text:c="2"/>267672284 <text:s text:c="5"/>0.0</text:p>
      <text:p text:style-name="Standard"><text:s/>10 TESS Sector 56 2022 <text:s text:c="3"/>QLP <text:s text:c="4"/>200 <text:s text:c="2"/>267672284 <text:s text:c="5"/>0.0</text:p>
      <text:p text:style-name="Standard">########################################</text:p>
      <text:p text:style-name="Standard">KIC 12109575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417656416 <text:s text:c="5"/>0.0</text:p>
      <text:p text:style-name="Standard"><text:soft-page-break/><text:s text:c="2"/>1 TESS Sector 14 2019 <text:s/>TASOC <text:s text:c="3"/>1800 <text:s text:c="2"/>417656416 <text:s text:c="5"/>0.0</text:p>
      <text:p text:style-name="Standard"><text:s text:c="2"/>2 TESS Sector 14 2019 <text:s/>TASOC <text:s text:c="3"/>1800 <text:s text:c="2"/>417656416 <text:s text:c="5"/>0.0</text:p>
      <text:p text:style-name="Standard"><text:s text:c="2"/>3 TESS Sector 15 2019 <text:s text:c="3"/>QLP <text:s text:c="3"/>1800 <text:s text:c="2"/>417656416 <text:s text:c="5"/>0.0</text:p>
      <text:p text:style-name="Standard"><text:s text:c="2"/>4 TESS Sector 15 2019 <text:s/>TASOC <text:s text:c="3"/>1800 <text:s text:c="2"/>417656416 <text:s text:c="5"/>0.0</text:p>
      <text:p text:style-name="Standard"><text:s text:c="2"/>5 TESS Sector 15 2019 <text:s/>TASOC <text:s text:c="3"/>1800 <text:s text:c="2"/>417656416 <text:s text:c="5"/>0.0</text:p>
      <text:p text:style-name="Standard"><text:s text:c="2"/>6 TESS Sector 53 2022 <text:s text:c="3"/>QLP <text:s text:c="4"/>600 <text:s text:c="2"/>417656416 <text:s text:c="5"/>0.0</text:p>
      <text:p text:style-name="Standard"><text:s text:c="2"/>7 TESS Sector 54 2022 <text:s text:c="3"/>QLP <text:s text:c="4"/>600 <text:s text:c="2"/>417656416 <text:s text:c="5"/>0.0</text:p>
      <text:p text:style-name="Standard"><text:s text:c="2"/>8 TESS Sector 55 2022 <text:s text:c="3"/>QLP <text:s text:c="4"/>600 <text:s text:c="2"/>417656416 <text:s text:c="5"/>0.0</text:p>
      <text:p text:style-name="Standard"><text:s text:c="2"/>9 TESS Sector 56 2022 <text:s text:c="3"/>QLP <text:s text:c="4"/>200 <text:s text:c="2"/>417656416 <text:s text:c="5"/>0.0</text:p>
      <text:p text:style-name="Standard">########################################</text:p>
      <text:p text:style-name="Standard">KIC 12109845</text:p>
      <text:p text:style-name="Standard">SearchResult containing 0 data products.</text:p>
      <text:p text:style-name="Standard">########################################</text:p>
      <text:p text:style-name="Standard">KIC 12153332</text:p>
      <text:p text:style-name="Standard">SearchResult containing 7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 text:c="3"/>QLP <text:s text:c="3"/>1800 <text:s text:c="2"/>298834215 <text:s text:c="5"/>0.0</text:p>
      <text:p text:style-name="Standard"><text:s text:c="2"/>1 TESS Sector 26 2020 <text:s text:c="3"/>QLP <text:s text:c="3"/>1800 <text:s text:c="2"/>298834215 <text:s text:c="5"/>0.0</text:p>
      <text:p text:style-name="Standard"><text:s text:c="2"/>2 TESS Sector 41 2021 <text:s text:c="3"/>QLP <text:s text:c="4"/>600 <text:s text:c="2"/>298834215 <text:s text:c="5"/>0.0</text:p>
      <text:p text:style-name="Standard"><text:s text:c="2"/>3 TESS Sector 53 2022 <text:s text:c="3"/>QLP <text:s text:c="4"/>600 <text:s text:c="2"/>298834215 <text:s text:c="5"/>0.0</text:p>
      <text:p text:style-name="Standard"><text:s text:c="2"/>4 TESS Sector 54 2022 <text:s text:c="3"/>QLP <text:s text:c="4"/>600 <text:s text:c="2"/>298834215 <text:s text:c="5"/>0.0</text:p>
      <text:p text:style-name="Standard"><text:s text:c="2"/>5 TESS Sector 55 2022 <text:s text:c="3"/>QLP <text:s text:c="4"/>600 <text:s text:c="2"/>298834215 <text:s text:c="5"/>0.0</text:p>
      <text:p text:style-name="Standard"><text:s text:c="2"/>6 TESS Sector 56 2022 <text:s text:c="3"/>QLP <text:s text:c="4"/>200 <text:s text:c="2"/>298834215 <text:s text:c="5"/>0.0</text:p>
      <text:p text:style-name="Standard">########################################</text:p>
      <text:p text:style-name="Standard">KIC 12164751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188686 <text:s text:c="5"/>0.0</text:p>
      <text:p text:style-name="Standard"><text:s text:c="2"/>1 TESS Sector 14 2019 <text:s/>TASOC <text:s text:c="3"/>1800 <text:s text:c="3"/>27188686 <text:s text:c="5"/>0.0</text:p>
      <text:p text:style-name="Standard"><text:s text:c="2"/>2 TESS Sector 15 2019 <text:s/>TASOC <text:s text:c="3"/>1800 <text:s text:c="3"/>27188686 <text:s text:c="5"/>0.0</text:p>
      <text:p text:style-name="Standard"><text:s text:c="2"/>3 TESS Sector 15 2019 <text:s/>TASOC <text:s text:c="3"/>1800 <text:s text:c="3"/>27188686 <text:s text:c="5"/>0.0</text:p>
      <text:p text:style-name="Standard">########################################</text:p>
      <text:p text:style-name="Standard">KIC 12216706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3"/>27639585 <text:s text:c="5"/>0.0</text:p>
      <text:p text:style-name="Standard"><text:s text:c="2"/>1 TESS Sector 14 2019 <text:s/>TASOC <text:s text:c="3"/>1800 <text:s text:c="3"/>27639585 <text:s text:c="5"/>0.0</text:p>
      <text:p text:style-name="Standard"><text:s text:c="2"/>2 TESS Sector 15 2019 <text:s/>TASOC <text:s text:c="3"/>1800 <text:s text:c="3"/>27639585 <text:s text:c="5"/>0.0</text:p>
      <text:p text:style-name="Standard"><text:s text:c="2"/>3 TESS Sector 15 2019 <text:s/>TASOC <text:s text:c="3"/>1800 <text:s text:c="3"/>27639585 <text:s text:c="5"/>0.0</text:p>
      <text:p text:style-name="Standard">########################################</text:p>
      <text:p text:style-name="Standard"><text:soft-page-break/>KIC 12218858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351194096 <text:s text:c="5"/>0.0</text:p>
      <text:p text:style-name="Standard"><text:s text:c="2"/>1 TESS Sector 14 2019 <text:s/>TASOC <text:s text:c="4"/>120 <text:s text:c="2"/>351194096 <text:s text:c="5"/>0.0</text:p>
      <text:p text:style-name="Standard"><text:s text:c="2"/>2 TESS Sector 14 2019 <text:s/>TASOC <text:s text:c="3"/>1800 <text:s text:c="2"/>351194096 <text:s text:c="5"/>0.0</text:p>
      <text:p text:style-name="Standard"><text:s text:c="2"/>3 TESS Sector 14 2019 <text:s/>TASOC <text:s text:c="3"/>1800 <text:s text:c="2"/>351194096 <text:s text:c="5"/>0.0</text:p>
      <text:p text:style-name="Standard"><text:s text:c="2"/>4 TESS Sector 15 2019 <text:s text:c="3"/>QLP <text:s text:c="3"/>1800 <text:s text:c="2"/>351194096 <text:s text:c="5"/>0.0</text:p>
      <text:p text:style-name="Standard"><text:s text:c="2"/>5 TESS Sector 15 2019 <text:s/>TASOC <text:s text:c="3"/>1800 <text:s text:c="2"/>351194096 <text:s text:c="5"/>0.0</text:p>
      <text:p text:style-name="Standard"><text:s text:c="2"/>6 TESS Sector 15 2019 <text:s/>TASOC <text:s text:c="3"/>1800 <text:s text:c="2"/>351194096 <text:s text:c="5"/>0.0</text:p>
      <text:p text:style-name="Standard"><text:s text:c="2"/>7 TESS Sector 41 2021 <text:s text:c="3"/>QLP <text:s text:c="4"/>600 <text:s text:c="2"/>351194096 <text:s text:c="5"/>0.0</text:p>
      <text:p text:style-name="Standard"><text:s text:c="2"/>8 TESS Sector 54 2022 <text:s text:c="3"/>QLP <text:s text:c="4"/>600 <text:s text:c="2"/>351194096 <text:s text:c="5"/>0.0</text:p>
      <text:p text:style-name="Standard"><text:s text:c="2"/>9 TESS Sector 55 2022 <text:s text:c="3"/>QLP <text:s text:c="4"/>600 <text:s text:c="2"/>351194096 <text:s text:c="5"/>0.0</text:p>
      <text:p text:style-name="Standard"><text:s/>10 TESS Sector 56 2022 <text:s text:c="3"/>QLP <text:s text:c="4"/>200 <text:s text:c="2"/>351194096 <text:s text:c="5"/>0.0</text:p>
      <text:p text:style-name="Standard">########################################</text:p>
      <text:p text:style-name="Standard">KIC 12267718</text:p>
      <text:p text:style-name="Standard">SearchResult containing 6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777860 <text:s text:c="5"/>0.0</text:p>
      <text:p text:style-name="Standard"><text:s text:c="2"/>1 TESS Sector 15 2019 <text:s text:c="3"/>QLP <text:s text:c="3"/>1800 <text:s text:c="3"/>27777860 <text:s text:c="5"/>0.0</text:p>
      <text:p text:style-name="Standard"><text:s text:c="2"/>2 TESS Sector 41 2021 <text:s text:c="3"/>QLP <text:s text:c="4"/>600 <text:s text:c="3"/>27777860 <text:s text:c="5"/>0.0</text:p>
      <text:p text:style-name="Standard"><text:s text:c="2"/>3 TESS Sector 54 2022 <text:s text:c="3"/>QLP <text:s text:c="4"/>600 <text:s text:c="3"/>27777860 <text:s text:c="5"/>0.0</text:p>
      <text:p text:style-name="Standard"><text:s text:c="2"/>4 TESS Sector 55 2022 <text:s text:c="3"/>QLP <text:s text:c="4"/>600 <text:s text:c="3"/>27777860 <text:s text:c="5"/>0.0</text:p>
      <text:p text:style-name="Standard"><text:s text:c="2"/>5 TESS Sector 56 2022 <text:s text:c="3"/>QLP <text:s text:c="4"/>200 <text:s text:c="3"/>27777860 <text:s text:c="5"/>0.0</text:p>
      <text:p text:style-name="Standard">########################################</text:p>
      <text:p text:style-name="Standard">KIC 12350008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399915574 <text:s text:c="5"/>0.0</text:p>
      <text:p text:style-name="Standard"><text:s text:c="2"/>1 TESS Sector 15 2019 <text:s/>TASOC <text:s text:c="3"/>1800 <text:s text:c="2"/>399915574 <text:s text:c="5"/>0.0</text:p>
      <text:p text:style-name="Standard"><text:s text:c="2"/>2 TESS Sector 26 2020 <text:s/>TASOC <text:s text:c="3"/>1800 <text:s text:c="2"/>399915574 <text:s text:c="5"/>0.0</text:p>
      <text:p text:style-name="Standard"><text:s text:c="2"/>3 TESS Sector 26 2020 <text:s/>TASOC <text:s text:c="3"/>1800 <text:s text:c="2"/>399915574 <text:s text:c="5"/>0.0</text:p>
      <text:p text:style-name="Standard">########################################</text:p>
      <text:p text:style-name="Standard">KIC 12352712</text:p>
      <text:p text:style-name="Standard">SearchResult containing 0 data products.</text:p>
      <text:p text:style-name="Standard">########################################</text:p>
      <text:p text:style-name="Standard">KIC 12356746</text:p>
      <text:p text:style-name="Standard">SearchResult containing 10 data products.</text:p>
      <text:p text:style-name="Standard"/>
      <text:p text:style-name="Standard"><text:s/># <text:s text:c="4"/>mission <text:s text:c="4"/>year author exptime target_name distance</text:p>
      <text:p text:style-name="Standard"><text:soft-page-break/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6412815 <text:s text:c="5"/>0.0</text:p>
      <text:p text:style-name="Standard"><text:s text:c="2"/>1 TESS Sector 14 2019 <text:s/>TASOC <text:s text:c="3"/>1800 <text:s text:c="3"/>26412815 <text:s text:c="5"/>0.0</text:p>
      <text:p text:style-name="Standard"><text:s text:c="2"/>2 TESS Sector 14 2019 <text:s/>TASOC <text:s text:c="3"/>1800 <text:s text:c="3"/>26412815 <text:s text:c="5"/>0.0</text:p>
      <text:p text:style-name="Standard"><text:s text:c="2"/>3 TESS Sector 15 2019 <text:s text:c="3"/>QLP <text:s text:c="3"/>1800 <text:s text:c="3"/>26412815 <text:s text:c="5"/>0.0</text:p>
      <text:p text:style-name="Standard"><text:s text:c="2"/>4 TESS Sector 15 2019 <text:s/>TASOC <text:s text:c="3"/>1800 <text:s text:c="3"/>26412815 <text:s text:c="5"/>0.0</text:p>
      <text:p text:style-name="Standard"><text:s text:c="2"/>5 TESS Sector 15 2019 <text:s/>TASOC <text:s text:c="3"/>1800 <text:s text:c="3"/>26412815 <text:s text:c="5"/>0.0</text:p>
      <text:p text:style-name="Standard"><text:s text:c="2"/>6 TESS Sector 40 2021 <text:s text:c="3"/>QLP <text:s text:c="4"/>600 <text:s text:c="3"/>26412815 <text:s text:c="5"/>0.0</text:p>
      <text:p text:style-name="Standard"><text:s text:c="2"/>7 TESS Sector 54 2022 <text:s text:c="3"/>QLP <text:s text:c="4"/>600 <text:s text:c="3"/>26412815 <text:s text:c="5"/>0.0</text:p>
      <text:p text:style-name="Standard"><text:s text:c="2"/>8 TESS Sector 55 2022 <text:s text:c="3"/>QLP <text:s text:c="4"/>600 <text:s text:c="3"/>26412815 <text:s text:c="5"/>0.0</text:p>
      <text:p text:style-name="Standard"><text:s text:c="2"/>9 TESS Sector 56 2022 <text:s text:c="3"/>QLP <text:s text:c="4"/>200 <text:s text:c="3"/>26412815 <text:s text:c="5"/>0.0</text:p>
      <text:p text:style-name="Standard">########################################</text:p>
      <text:p text:style-name="Standard">KIC 12365000</text:p>
      <text:p text:style-name="Standard">SearchResult containing 11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3"/>27454154 <text:s text:c="5"/>0.0</text:p>
      <text:p text:style-name="Standard"><text:s text:c="2"/>1 TESS Sector 14 2019 <text:s/>TASOC <text:s text:c="3"/>1800 <text:s text:c="3"/>27454154 <text:s text:c="5"/>0.0</text:p>
      <text:p text:style-name="Standard"><text:s text:c="2"/>2 TESS Sector 14 2019 <text:s/>TASOC <text:s text:c="3"/>1800 <text:s text:c="3"/>27454154 <text:s text:c="5"/>0.0</text:p>
      <text:p text:style-name="Standard"><text:s text:c="2"/>3 TESS Sector 15 2019 <text:s text:c="3"/>QLP <text:s text:c="3"/>1800 <text:s text:c="3"/>27454154 <text:s text:c="5"/>0.0</text:p>
      <text:p text:style-name="Standard"><text:s text:c="2"/>4 TESS Sector 15 2019 <text:s/>TASOC <text:s text:c="3"/>1800 <text:s text:c="3"/>27454154 <text:s text:c="5"/>0.0</text:p>
      <text:p text:style-name="Standard"><text:s text:c="2"/>5 TESS Sector 15 2019 <text:s/>TASOC <text:s text:c="3"/>1800 <text:s text:c="3"/>27454154 <text:s text:c="5"/>0.0</text:p>
      <text:p text:style-name="Standard"><text:s text:c="2"/>6 TESS Sector 40 2021 <text:s text:c="3"/>QLP <text:s text:c="4"/>600 <text:s text:c="3"/>27454154 <text:s text:c="5"/>0.0</text:p>
      <text:p text:style-name="Standard"><text:s text:c="2"/>7 TESS Sector 41 2021 <text:s text:c="3"/>QLP <text:s text:c="4"/>600 <text:s text:c="3"/>27454154 <text:s text:c="5"/>0.0</text:p>
      <text:p text:style-name="Standard"><text:s text:c="2"/>8 TESS Sector 54 2022 <text:s text:c="3"/>QLP <text:s text:c="4"/>600 <text:s text:c="3"/>27454154 <text:s text:c="5"/>0.0</text:p>
      <text:p text:style-name="Standard"><text:s text:c="2"/>9 TESS Sector 55 2022 <text:s text:c="3"/>QLP <text:s text:c="4"/>600 <text:s text:c="3"/>27454154 <text:s text:c="5"/>0.0</text:p>
      <text:p text:style-name="Standard"><text:s/>10 TESS Sector 56 2022 <text:s text:c="3"/>QLP <text:s text:c="4"/>200 <text:s text:c="3"/>27454154 <text:s text:c="5"/>0.0</text:p>
      <text:p text:style-name="Standard">########################################</text:p>
      <text:p text:style-name="Standard">KIC 12400729</text:p>
      <text:p text:style-name="Standard">SearchResult containing 4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5 2019 <text:s/>TASOC <text:s text:c="3"/>1800 <text:s text:c="2"/>399949578 <text:s text:c="5"/>0.0</text:p>
      <text:p text:style-name="Standard"><text:s text:c="2"/>1 TESS Sector 15 2019 <text:s/>TASOC <text:s text:c="3"/>1800 <text:s text:c="2"/>399949578 <text:s text:c="5"/>0.0</text:p>
      <text:p text:style-name="Standard"><text:s text:c="2"/>2 TESS Sector 26 2020 <text:s/>TASOC <text:s text:c="3"/>1800 <text:s text:c="2"/>399949578 <text:s text:c="5"/>0.0</text:p>
      <text:p text:style-name="Standard"><text:s text:c="2"/>3 TESS Sector 26 2020 <text:s/>TASOC <text:s text:c="3"/>1800 <text:s text:c="2"/>399949578 <text:s text:c="5"/>0.0</text:p>
      <text:p text:style-name="Standard">########################################</text:p>
      <text:p text:style-name="Standard">KIC 12418274</text:p>
      <text:p text:style-name="Standard">SearchResult containing 0 data products.</text:p>
      <text:p text:style-name="Standard">########################################</text:p>
      <text:p text:style-name="Standard">KIC 12418319</text:p>
      <text:p text:style-name="Standard">SearchResult containing 0 data products.</text:p>
      <text:p text:style-name="Standard">########################################</text:p>
      <text:p text:style-name="Standard">KIC 12458133</text:p>
      <text:p text:style-name="Standard"><text:soft-page-break/>SearchResult containing 2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/>TASOC <text:s text:c="3"/>1800 <text:s text:c="2"/>267745671 <text:s text:c="5"/>0.0</text:p>
      <text:p text:style-name="Standard"><text:s text:c="2"/>1 TESS Sector 14 2019 <text:s/>TASOC <text:s text:c="3"/>1800 <text:s text:c="2"/>267745671 <text:s text:c="5"/>0.0</text:p>
      <text:p text:style-name="Standard">########################################</text:p>
      <text:p text:style-name="Standard">KIC 12508348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67745627 <text:s text:c="5"/>0.0</text:p>
      <text:p text:style-name="Standard"><text:s text:c="2"/>1 TESS Sector 14 2019 <text:s/>TASOC <text:s text:c="3"/>1800 <text:s text:c="2"/>267745627 <text:s text:c="5"/>0.0</text:p>
      <text:p text:style-name="Standard"><text:s text:c="2"/>2 TESS Sector 14 2019 <text:s/>TASOC <text:s text:c="3"/>1800 <text:s text:c="2"/>267745627 <text:s text:c="5"/>0.0</text:p>
      <text:p text:style-name="Standard"><text:s text:c="2"/>3 TESS Sector 40 2021 <text:s text:c="3"/>QLP <text:s text:c="4"/>600 <text:s text:c="2"/>267745627 <text:s text:c="5"/>0.0</text:p>
      <text:p text:style-name="Standard"><text:s text:c="2"/>4 TESS Sector 53 2022 <text:s text:c="3"/>QLP <text:s text:c="4"/>600 <text:s text:c="2"/>267745627 <text:s text:c="5"/>0.0</text:p>
      <text:p text:style-name="Standard"><text:s text:c="2"/>5 TESS Sector 54 2022 <text:s text:c="3"/>QLP <text:s text:c="4"/>600 <text:s text:c="2"/>267745627 <text:s text:c="5"/>0.0</text:p>
      <text:p text:style-name="Standard"><text:s text:c="2"/>6 TESS Sector 55 2022 <text:s text:c="3"/>QLP <text:s text:c="4"/>600 <text:s text:c="2"/>267745627 <text:s text:c="5"/>0.0</text:p>
      <text:p text:style-name="Standard"><text:s text:c="2"/>7 TESS Sector 56 2022 <text:s text:c="3"/>QLP <text:s text:c="4"/>200 <text:s text:c="2"/>267745627 <text:s text:c="5"/>0.0</text:p>
      <text:p text:style-name="Standard">########################################</text:p>
      <text:p text:style-name="Standard">KIC 12554536</text:p>
      <text:p text:style-name="Standard">SearchResult containing 15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99161302 <text:s text:c="5"/>0.0</text:p>
      <text:p text:style-name="Standard"><text:s text:c="2"/>1 TESS Sector 14 2019 <text:s/>TASOC <text:s text:c="3"/>1800 <text:s text:c="2"/>299161302 <text:s text:c="5"/>0.0</text:p>
      <text:p text:style-name="Standard"><text:s text:c="2"/>2 TESS Sector 14 2019 <text:s/>TASOC <text:s text:c="3"/>1800 <text:s text:c="2"/>299161302 <text:s text:c="5"/>0.0</text:p>
      <text:p text:style-name="Standard"><text:s text:c="2"/>3 TESS Sector 15 2019 <text:s text:c="3"/>QLP <text:s text:c="3"/>1800 <text:s text:c="2"/>299161302 <text:s text:c="5"/>0.0</text:p>
      <text:p text:style-name="Standard"><text:s text:c="2"/>4 TESS Sector 15 2019 <text:s/>TASOC <text:s text:c="3"/>1800 <text:s text:c="2"/>299161302 <text:s text:c="5"/>0.0</text:p>
      <text:p text:style-name="Standard"><text:s text:c="2"/>5 TESS Sector 15 2019 <text:s/>TASOC <text:s text:c="3"/>1800 <text:s text:c="2"/>299161302 <text:s text:c="5"/>0.0</text:p>
      <text:p text:style-name="Standard"><text:s text:c="2"/>6 TESS Sector 26 2020 <text:s text:c="3"/>QLP <text:s text:c="3"/>1800 <text:s text:c="2"/>299161302 <text:s text:c="5"/>0.0</text:p>
      <text:p text:style-name="Standard"><text:s text:c="2"/>7 TESS Sector 26 2020 <text:s/>TASOC <text:s text:c="3"/>1800 <text:s text:c="2"/>299161302 <text:s text:c="5"/>0.0</text:p>
      <text:p text:style-name="Standard"><text:s text:c="2"/>8 TESS Sector 26 2020 <text:s/>TASOC <text:s text:c="3"/>1800 <text:s text:c="2"/>299161302 <text:s text:c="5"/>0.0</text:p>
      <text:p text:style-name="Standard"><text:s text:c="2"/>9 TESS Sector 40 2021 <text:s text:c="3"/>QLP <text:s text:c="4"/>600 <text:s text:c="2"/>299161302 <text:s text:c="5"/>0.0</text:p>
      <text:p text:style-name="Standard"><text:s/>10 TESS Sector 41 2021 <text:s text:c="3"/>QLP <text:s text:c="4"/>600 <text:s text:c="2"/>299161302 <text:s text:c="5"/>0.0</text:p>
      <text:p text:style-name="Standard"><text:s/>11 TESS Sector 53 2022 <text:s text:c="3"/>QLP <text:s text:c="4"/>600 <text:s text:c="2"/>299161302 <text:s text:c="5"/>0.0</text:p>
      <text:p text:style-name="Standard"><text:s/>12 TESS Sector 54 2022 <text:s text:c="3"/>QLP <text:s text:c="4"/>600 <text:s text:c="2"/>299161302 <text:s text:c="5"/>0.0</text:p>
      <text:p text:style-name="Standard"><text:s/>13 TESS Sector 55 2022 <text:s text:c="3"/>QLP <text:s text:c="4"/>600 <text:s text:c="2"/>299161302 <text:s text:c="5"/>0.0</text:p>
      <text:p text:style-name="Standard"><text:s/>14 TESS Sector 56 2022 <text:s text:c="3"/>QLP <text:s text:c="4"/>200 <text:s text:c="2"/>299161302 <text:s text:c="5"/>0.0</text:p>
      <text:p text:style-name="Standard">########################################</text:p>
      <text:p text:style-name="Standard">KIC 12598713</text:p>
      <text:p text:style-name="Standard">SearchResult containing 15 data products.</text:p>
      <text:p text:style-name="Standard"/>
      <text:p text:style-name="Standard"><text:s/># <text:s text:c="4"/>mission <text:s text:c="4"/>year author exptime target_name distance</text:p>
      <text:p text:style-name="Standard"><text:soft-page-break/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298902771 <text:s text:c="5"/>0.0</text:p>
      <text:p text:style-name="Standard"><text:s text:c="2"/>1 TESS Sector 14 2019 <text:s/>TASOC <text:s text:c="3"/>1800 <text:s text:c="2"/>298902771 <text:s text:c="5"/>0.0</text:p>
      <text:p text:style-name="Standard"><text:s text:c="2"/>2 TESS Sector 14 2019 <text:s/>TASOC <text:s text:c="3"/>1800 <text:s text:c="2"/>298902771 <text:s text:c="5"/>0.0</text:p>
      <text:p text:style-name="Standard"><text:s text:c="2"/>3 TESS Sector 15 2019 <text:s text:c="3"/>QLP <text:s text:c="3"/>1800 <text:s text:c="2"/>298902771 <text:s text:c="5"/>0.0</text:p>
      <text:p text:style-name="Standard"><text:s text:c="2"/>4 TESS Sector 15 2019 <text:s/>TASOC <text:s text:c="3"/>1800 <text:s text:c="2"/>298902771 <text:s text:c="5"/>0.0</text:p>
      <text:p text:style-name="Standard"><text:s text:c="2"/>5 TESS Sector 15 2019 <text:s/>TASOC <text:s text:c="3"/>1800 <text:s text:c="2"/>298902771 <text:s text:c="5"/>0.0</text:p>
      <text:p text:style-name="Standard"><text:s text:c="2"/>6 TESS Sector 26 2020 <text:s text:c="3"/>QLP <text:s text:c="3"/>1800 <text:s text:c="2"/>298902771 <text:s text:c="5"/>0.0</text:p>
      <text:p text:style-name="Standard"><text:s text:c="2"/>7 TESS Sector 26 2020 <text:s/>TASOC <text:s text:c="3"/>1800 <text:s text:c="2"/>298902771 <text:s text:c="5"/>0.0</text:p>
      <text:p text:style-name="Standard"><text:s text:c="2"/>8 TESS Sector 26 2020 <text:s/>TASOC <text:s text:c="3"/>1800 <text:s text:c="2"/>298902771 <text:s text:c="5"/>0.0</text:p>
      <text:p text:style-name="Standard"><text:s text:c="2"/>9 TESS Sector 40 2021 <text:s text:c="3"/>QLP <text:s text:c="4"/>600 <text:s text:c="2"/>298902771 <text:s text:c="5"/>0.0</text:p>
      <text:p text:style-name="Standard"><text:s/>10 TESS Sector 41 2021 <text:s text:c="3"/>QLP <text:s text:c="4"/>600 <text:s text:c="2"/>298902771 <text:s text:c="5"/>0.0</text:p>
      <text:p text:style-name="Standard"><text:s/>11 TESS Sector 53 2022 <text:s text:c="3"/>QLP <text:s text:c="4"/>600 <text:s text:c="2"/>298902771 <text:s text:c="5"/>0.0</text:p>
      <text:p text:style-name="Standard"><text:s/>12 TESS Sector 54 2022 <text:s text:c="3"/>QLP <text:s text:c="4"/>600 <text:s text:c="2"/>298902771 <text:s text:c="5"/>0.0</text:p>
      <text:p text:style-name="Standard"><text:s/>13 TESS Sector 55 2022 <text:s text:c="3"/>QLP <text:s text:c="4"/>600 <text:s text:c="2"/>298902771 <text:s text:c="5"/>0.0</text:p>
      <text:p text:style-name="Standard"><text:s/>14 TESS Sector 56 2022 <text:s text:c="3"/>QLP <text:s text:c="4"/>200 <text:s text:c="2"/>298902771 <text:s text:c="5"/>0.0</text:p>
      <text:p text:style-name="Standard">########################################</text:p>
      <text:p text:style-name="Standard">KIC 12602985</text:p>
      <text:p text:style-name="Standard">SearchResult containing 0 data products.</text:p>
      <text:p text:style-name="Standard">########################################</text:p>
      <text:p text:style-name="Standard">KIC 12785282</text:p>
      <text:p text:style-name="Standard">SearchResult containing 8 data products.</text:p>
      <text:p text:style-name="Standard"/>
      <text:p text:style-name="Standard"><text:s/># <text:s text:c="4"/>mission <text:s text:c="4"/>year author exptime target_name distance</text:p>
      <text:p text:style-name="Standard"><text:s text:c="34"/>s <text:s text:c="16"/>arcsec </text:p>
      <text:p text:style-name="Standard">--- -------------- ---- ------ ------- ----------- --------</text:p>
      <text:p text:style-name="Standard"><text:s text:c="2"/>0 TESS Sector 14 2019 <text:s text:c="3"/>QLP <text:s text:c="3"/>1800 <text:s text:c="2"/>406997952 <text:s text:c="5"/>0.0</text:p>
      <text:p text:style-name="Standard"><text:s text:c="2"/>1 TESS Sector 14 2019 <text:s/>TASOC <text:s text:c="3"/>1800 <text:s text:c="2"/>406997952 <text:s text:c="5"/>0.0</text:p>
      <text:p text:style-name="Standard"><text:s text:c="2"/>2 TESS Sector 14 2019 <text:s/>TASOC <text:s text:c="3"/>1800 <text:s text:c="2"/>406997952 <text:s text:c="5"/>0.0</text:p>
      <text:p text:style-name="Standard"><text:s text:c="2"/>3 TESS Sector 40 2021 <text:s text:c="3"/>QLP <text:s text:c="4"/>600 <text:s text:c="2"/>406997952 <text:s text:c="5"/>0.0</text:p>
      <text:p text:style-name="Standard"><text:s text:c="2"/>4 TESS Sector 53 2022 <text:s text:c="3"/>QLP <text:s text:c="4"/>600 <text:s text:c="2"/>406997952 <text:s text:c="5"/>0.0</text:p>
      <text:p text:style-name="Standard"><text:s text:c="2"/>5 TESS Sector 54 2022 <text:s text:c="3"/>QLP <text:s text:c="4"/>600 <text:s text:c="2"/>406997952 <text:s text:c="5"/>0.0</text:p>
      <text:p text:style-name="Standard"><text:s text:c="2"/>6 TESS Sector 55 2022 <text:s text:c="3"/>QLP <text:s text:c="4"/>600 <text:s text:c="2"/>406997952 <text:s text:c="5"/>0.0</text:p>
      <text:p text:style-name="Standard"><text:s text:c="2"/>7 TESS Sector 56 2022 <text:s text:c="3"/>QLP <text:s text:c="4"/>200 <text:s text:c="2"/>406997952 <text:s text:c="5"/>0.0</text:p>
      <text:p text:style-name="Standard">#######################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5T12:54:53.114021762</meta:creation-date>
    <dc:date>2024-01-05T13:01:35.134613455</dc:date>
    <meta:editing-duration>PT6M42S</meta:editing-duration>
    <meta:editing-cycles>1</meta:editing-cycles>
    <meta:document-statistic meta:table-count="0" meta:image-count="0" meta:object-count="0" meta:page-count="201" meta:paragraph-count="9201" meta:word-count="56171" meta:character-count="455773" meta:non-whitespace-character-count="308443"/>
    <meta:generator>LibreOffice/6.4.7.2$Linux_X86_64 LibreOffice_project/40$Build-2</meta:generator>
  </office:meta>
</office:document-meta>
</file>